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7"/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Projections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GP</text:p>
          </table:table-cell>
          <table:table-cell office:value-type="string">
            <text:p>MIN</text:p>
          </table:table-cell>
          <table:table-cell office:value-type="string">
            <text:p>FG%</text:p>
          </table:table-cell>
          <table:table-cell office:value-type="string">
            <text:p>FT%</text:p>
          </table:table-cell>
          <table:table-cell office:value-type="string">
            <text:p>3PT</text:p>
          </table:table-cell>
          <table:table-cell office:value-type="string">
            <text:p>REB</text:p>
          </table:table-cell>
          <table:table-cell office:value-type="string">
            <text:p>AST</text:p>
          </table:table-cell>
          <table:table-cell office:value-type="string">
            <text:p>A/TO</text:p>
          </table:table-cell>
          <table:table-cell office:value-type="string">
            <text:p>STL</text:p>
          </table:table-cell>
          <table:table-cell office:value-type="string">
            <text:p>BLK</text:p>
          </table:table-cell>
          <table:table-cell office:value-type="string">
            <text:p>TO</text:p>
          </table:table-cell>
          <table:table-cell office:value-type="string">
            <text:p>PTS</text:p>
          </table:table-cell>
          <table:table-cell office:value-type="string">
            <text:p>ESPN Value</text:p>
          </table:table-cell>
        </table:table-row>
        <table:table-row table:style-name="ro1">
          <table:table-cell office:value-type="string">
            <text:p>AVERAGE(1:80)</text:p>
          </table:table-cell>
          <table:table-cell table:formula="of:=AVERAGE([.B5:.B84])" office:value-type="float" office:value="60.775">
            <text:p>60.775</text:p>
          </table:table-cell>
          <table:table-cell table:formula="of:=AVERAGE([.C5:.C84])" office:value-type="float" office:value="34.8225">
            <text:p>34.8225</text:p>
          </table:table-cell>
          <table:table-cell table:formula="of:=AVERAGE([.D5:.D84])" office:value-type="float" office:value="0.482975">
            <text:p>0.482975</text:p>
          </table:table-cell>
          <table:table-cell table:formula="of:=AVERAGE([.E5:.E84])" office:value-type="float" office:value="0.7876">
            <text:p>0.7876</text:p>
          </table:table-cell>
          <table:table-cell table:formula="of:=AVERAGE([.F5:.F84])" office:value-type="float" office:value="0.82375">
            <text:p>0.82375</text:p>
          </table:table-cell>
          <table:table-cell table:formula="of:=AVERAGE([.G5:.G84])" office:value-type="float" office:value="6.6175">
            <text:p>6.6175</text:p>
          </table:table-cell>
          <table:table-cell table:formula="of:=AVERAGE([.H5:.H84])" office:value-type="float" office:value="3.97625">
            <text:p>3.97625</text:p>
          </table:table-cell>
          <table:table-cell table:formula="of:=AVERAGE([.I5:.I84])" office:value-type="float" office:value="1.658">
            <text:p>1.658</text:p>
          </table:table-cell>
          <table:table-cell table:formula="of:=AVERAGE([.J5:.J84])" office:value-type="float" office:value="1.145">
            <text:p>1.145</text:p>
          </table:table-cell>
          <table:table-cell table:formula="of:=AVERAGE([.K5:.K84])" office:value-type="float" office:value="0.80625">
            <text:p>0.80625</text:p>
          </table:table-cell>
          <table:table-cell table:formula="of:=AVERAGE([.L5:.L84])" office:value-type="float" office:value="2.305">
            <text:p>2.305</text:p>
          </table:table-cell>
          <table:table-cell table:formula="of:=AVERAGE([.M5:.M84])" office:value-type="float" office:value="17.6725">
            <text:p>17.6725</text:p>
          </table:table-cell>
          <table:table-cell/>
        </table:table-row>
        <table:table-row table:style-name="ro1">
          <table:table-cell office:value-type="string">
            <text:p>STDEV(1:80)</text:p>
          </table:table-cell>
          <table:table-cell table:formula="of:=STDEV([.B5:.B84])" office:value-type="float" office:value="4.05023831147586">
            <text:p>4.0502383115</text:p>
          </table:table-cell>
          <table:table-cell table:formula="of:=STDEV([.C5:.C84])" office:value-type="float" office:value="2.8565702636004">
            <text:p>2.8565702636</text:p>
          </table:table-cell>
          <table:table-cell table:formula="of:=STDEV([.D5:.D84])" office:value-type="float" office:value="0.0497568709077615">
            <text:p>0.0497568709</text:p>
          </table:table-cell>
          <table:table-cell table:formula="of:=STDEV([.E5:.E84])" office:value-type="float" office:value="0.0761232511594756">
            <text:p>0.0761232512</text:p>
          </table:table-cell>
          <table:table-cell table:formula="of:=STDEV([.F5:.F84])" office:value-type="float" office:value="0.753429920808578">
            <text:p>0.7534299208</text:p>
          </table:table-cell>
          <table:table-cell table:formula="of:=STDEV([.G5:.G84])" office:value-type="float" office:value="2.94737707895845">
            <text:p>2.947377079</text:p>
          </table:table-cell>
          <table:table-cell table:formula="of:=STDEV([.H5:.H84])" office:value-type="float" office:value="2.58761626045911">
            <text:p>2.5876162605</text:p>
          </table:table-cell>
          <table:table-cell table:formula="of:=STDEV([.I5:.I84])" office:value-type="float" office:value="0.830964667408316">
            <text:p>0.8309646674</text:p>
          </table:table-cell>
          <table:table-cell table:formula="of:=STDEV([.J5:.J84])" office:value-type="float" office:value="0.438033580586602">
            <text:p>0.4380335806</text:p>
          </table:table-cell>
          <table:table-cell table:formula="of:=STDEV([.K5:.K84])" office:value-type="float" office:value="0.673615551626004">
            <text:p>0.6736155516</text:p>
          </table:table-cell>
          <table:table-cell table:formula="of:=STDEV([.L5:.L84])" office:value-type="float" office:value="0.687298877371005">
            <text:p>0.6872988774</text:p>
          </table:table-cell>
          <table:table-cell table:formula="of:=STDEV([.M5:.M84])" office:value-type="float" office:value="4.26546256413955">
            <text:p>4.2654625641</text:p>
          </table:table-cell>
          <table:table-cell/>
        </table:table-row>
        <table:table-row table:style-name="ro1">
          <table:table-cell office:value-type="string">
            <text:p>AVERAGE(113:136)</text:p>
          </table:table-cell>
          <table:table-cell table:formula="of:=AVERAGE([.B123:.B148])" office:value-type="float" office:value="59.7307692307692">
            <text:p>59.7307692308</text:p>
          </table:table-cell>
          <table:table-cell table:formula="of:=AVERAGE([.C123:.C148])" office:value-type="float" office:value="27.7076923076923">
            <text:p>27.7076923077</text:p>
          </table:table-cell>
          <table:table-cell table:formula="of:=AVERAGE([.D123:.D148])" office:value-type="float" office:value="0.456923076923077">
            <text:p>0.4569230769</text:p>
          </table:table-cell>
          <table:table-cell table:formula="of:=AVERAGE([.E123:.E148])" office:value-type="float" office:value="0.750230769230769">
            <text:p>0.7502307692</text:p>
          </table:table-cell>
          <table:table-cell table:formula="of:=AVERAGE([.F123:.F148])" office:value-type="float" office:value="0.857692307692308">
            <text:p>0.8576923077</text:p>
          </table:table-cell>
          <table:table-cell table:formula="of:=AVERAGE([.G123:.G148])" office:value-type="float" office:value="4.83461538461538">
            <text:p>4.8346153846</text:p>
          </table:table-cell>
          <table:table-cell table:formula="of:=AVERAGE([.H123:.H148])" office:value-type="float" office:value="2.24615384615385">
            <text:p>2.2461538462</text:p>
          </table:table-cell>
          <table:table-cell table:formula="of:=AVERAGE([.I123:.I148])" office:value-type="float" office:value="1.45807692307692">
            <text:p>1.4580769231</text:p>
          </table:table-cell>
          <table:table-cell table:formula="of:=AVERAGE([.J123:.J148])" office:value-type="float" office:value="0.961538461538462">
            <text:p>0.9615384615</text:p>
          </table:table-cell>
          <table:table-cell table:formula="of:=AVERAGE([.K123:.K148])" office:value-type="float" office:value="0.492307692307692">
            <text:p>0.4923076923</text:p>
          </table:table-cell>
          <table:table-cell table:formula="of:=AVERAGE([.L123:.L148])" office:value-type="float" office:value="1.49615384615385">
            <text:p>1.4961538462</text:p>
          </table:table-cell>
          <table:table-cell table:formula="of:=AVERAGE([.M123:.M148])" office:value-type="float" office:value="11.3615384615385">
            <text:p>11.3615384615</text:p>
          </table:table-cell>
          <table:table-cell/>
        </table:table-row>
        <table:table-row table:style-name="ro1">
          <table:table-cell office:value-type="string">
            <text:p>1. Kevin Durant, OKC SF</text:p>
          </table:table-cell>
          <table:table-cell office:value-type="float" office:value="63">
            <text:p>63</text:p>
          </table:table-cell>
          <table:table-cell office:value-type="float" office:value="39.3">
            <text:p>39.3</text:p>
          </table:table-cell>
          <table:table-cell office:value-type="float" office:value="0.468">
            <text:p>0.468</text:p>
          </table:table-cell>
          <table:table-cell office:value-type="float" office:value="0.882">
            <text:p>0.882</text:p>
          </table:table-cell>
          <table:table-cell office:value-type="float" office:value="1.7">
            <text:p>1.7</text:p>
          </table:table-cell>
          <table:table-cell office:value-type="float" office:value="7">
            <text:p>7</text:p>
          </table:table-cell>
          <table:table-cell office:value-type="float" office:value="2.8">
            <text:p>2.8</text:p>
          </table:table-cell>
          <table:table-cell office:value-type="float" office:value="0.93">
            <text:p>0.93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.1">
            <text:p>28.1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string">
            <text:p>2. LeBron James, Mia SF</text:p>
          </table:table-cell>
          <table:table-cell office:value-type="float" office:value="64">
            <text:p>64</text:p>
          </table:table-cell>
          <table:table-cell office:value-type="float" office:value="38.6">
            <text:p>38.6</text:p>
          </table:table-cell>
          <table:table-cell office:value-type="float" office:value="0.517">
            <text:p>0.517</text:p>
          </table:table-cell>
          <table:table-cell office:value-type="float" office:value="0.766">
            <text:p>0.766</text:p>
          </table:table-cell>
          <table:table-cell office:value-type="float" office:value="1.2">
            <text:p>1.2</text:p>
          </table:table-cell>
          <table:table-cell office:value-type="float" office:value="7.7">
            <text:p>7.7</text:p>
          </table:table-cell>
          <table:table-cell office:value-type="float" office:value="7.3">
            <text:p>7.3</text:p>
          </table:table-cell>
          <table:table-cell office:value-type="float" office:value="2.08">
            <text:p>2.08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3.5">
            <text:p>3.5</text:p>
          </table:table-cell>
          <table:table-cell office:value-type="float" office:value="27.3">
            <text:p>27.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3. Chris Paul, LAC PG</text:p>
          </table:table-cell>
          <table:table-cell office:value-type="float" office:value="57">
            <text:p>57</text:p>
          </table:table-cell>
          <table:table-cell office:value-type="float" office:value="36.7">
            <text:p>36.7</text:p>
          </table:table-cell>
          <table:table-cell office:value-type="float" office:value="0.477">
            <text:p>0.477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4.4">
            <text:p>4.4</text:p>
          </table:table-cell>
          <table:table-cell office:value-type="float" office:value="10.1">
            <text:p>10.1</text:p>
          </table:table-cell>
          <table:table-cell office:value-type="float" office:value="4.2">
            <text:p>4.2</text:p>
          </table:table-cell>
          <table:table-cell office:value-type="float" office:value="2.4">
            <text:p>2.4</text:p>
          </table:table-cell>
          <table:table-cell office:value-type="float" office:value="0.1">
            <text:p>0.1</text:p>
          </table:table-cell>
          <table:table-cell office:value-type="float" office:value="2.4">
            <text:p>2.4</text:p>
          </table:table-cell>
          <table:table-cell office:value-type="float" office:value="17.4">
            <text:p>17.4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string">
            <text:p>4. Dwyane Wade, Mia SG</text:p>
          </table:table-cell>
          <table:table-cell office:value-type="float" office:value="60">
            <text:p>60</text:p>
          </table:table-cell>
          <table:table-cell office:value-type="float" office:value="37.2">
            <text:p>37.2</text:p>
          </table:table-cell>
          <table:table-cell office:value-type="float" office:value="0.507">
            <text:p>0.507</text:p>
          </table:table-cell>
          <table:table-cell office:value-type="float" office:value="0.762">
            <text:p>0.762</text:p>
          </table:table-cell>
          <table:table-cell office:value-type="float" office:value="0.9">
            <text:p>0.9</text:p>
          </table:table-cell>
          <table:table-cell office:value-type="float" office:value="6.1">
            <text:p>6.1</text:p>
          </table:table-cell>
          <table:table-cell office:value-type="float" office:value="4.8">
            <text:p>4.8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1">
            <text:p>1.1</text:p>
          </table:table-cell>
          <table:table-cell office:value-type="float" office:value="3.2">
            <text:p>3.2</text:p>
          </table:table-cell>
          <table:table-cell office:value-type="float" office:value="27">
            <text:p>27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string">
            <text:p>5. Russell Westbrook, OKC PG</text:p>
          </table:table-cell>
          <table:table-cell office:value-type="float" office:value="65">
            <text:p>65</text:p>
          </table:table-cell>
          <table:table-cell office:value-type="float" office:value="37.7">
            <text:p>37.7</text:p>
          </table:table-cell>
          <table:table-cell office:value-type="float" office:value="0.431">
            <text:p>0.431</text:p>
          </table:table-cell>
          <table:table-cell office:value-type="float" office:value="0.825">
            <text:p>0.825</text:p>
          </table:table-cell>
          <table:table-cell office:value-type="float" office:value="0.4">
            <text:p>0.4</text:p>
          </table:table-cell>
          <table:table-cell office:value-type="float" office:value="5.2">
            <text:p>5.2</text:p>
          </table:table-cell>
          <table:table-cell office:value-type="float" office:value="8.4">
            <text:p>8.4</text:p>
          </table:table-cell>
          <table:table-cell office:value-type="float" office:value="2.1">
            <text:p>2.1</text:p>
          </table:table-cell>
          <table:table-cell office:value-type="float" office:value="1.8">
            <text:p>1.8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21.4">
            <text:p>21.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6. Derrick Rose, Chi PG</text:p>
          </table:table-cell>
          <table:table-cell office:value-type="float" office:value="65">
            <text:p>65</text:p>
          </table:table-cell>
          <table:table-cell office:value-type="float" office:value="37.1">
            <text:p>37.1</text:p>
          </table:table-cell>
          <table:table-cell office:value-type="float" office:value="0.458">
            <text:p>0.458</text:p>
          </table:table-cell>
          <table:table-cell office:value-type="float" office:value="0.89">
            <text:p>0.89</text:p>
          </table:table-cell>
          <table:table-cell office:value-type="float" office:value="1.4">
            <text:p>1.4</text:p>
          </table:table-cell>
          <table:table-cell office:value-type="float" office:value="4">
            <text:p>4</text:p>
          </table:table-cell>
          <table:table-cell office:value-type="float" office:value="8.4">
            <text:p>8.4</text:p>
          </table:table-cell>
          <table:table-cell office:value-type="float" office:value="2.39">
            <text:p>2.39</text:p>
          </table:table-cell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7. Deron Williams, NJ PG</text:p>
          </table:table-cell>
          <table:table-cell office:value-type="float" office:value="60">
            <text:p>60</text:p>
          </table:table-cell>
          <table:table-cell office:value-type="float" office:value="37.8">
            <text:p>37.8</text:p>
          </table:table-cell>
          <table:table-cell office:value-type="float" office:value="0.463">
            <text:p>0.463</text:p>
          </table:table-cell>
          <table:table-cell office:value-type="float" office:value="0.833">
            <text:p>0.833</text:p>
          </table:table-cell>
          <table:table-cell office:value-type="float" office:value="1.8">
            <text:p>1.8</text:p>
          </table:table-cell>
          <table:table-cell office:value-type="float" office:value="4.1">
            <text:p>4.1</text:p>
          </table:table-cell>
          <table:table-cell office:value-type="float" office:value="10.9">
            <text:p>10.9</text:p>
          </table:table-cell>
          <table:table-cell office:value-type="float" office:value="3.11">
            <text:p>3.11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3.5">
            <text:p>3.5</text:p>
          </table:table-cell>
          <table:table-cell office:value-type="float" office:value="21.8">
            <text:p>21.8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8. Dwight Howard, Orl C</text:p>
          </table:table-cell>
          <table:table-cell office:value-type="float" office:value="66">
            <text:p>66</text:p>
          </table:table-cell>
          <table:table-cell office:value-type="float" office:value="37">
            <text:p>37</text:p>
          </table:table-cell>
          <table:table-cell office:value-type="float" office:value="0.589">
            <text:p>0.589</text:p>
          </table:table-cell>
          <table:table-cell office:value-type="float" office:value="0.599">
            <text:p>0.599</text:p>
          </table:table-cell>
          <table:table-cell office:value-type="float" office:value="0">
            <text:p>0</text:p>
          </table:table-cell>
          <table:table-cell office:value-type="float" office:value="13.9">
            <text:p>13.9</text:p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1.2">
            <text:p>1.2</text:p>
          </table:table-cell>
          <table:table-cell office:value-type="float" office:value="2.6">
            <text:p>2.6</text:p>
          </table:table-cell>
          <table:table-cell office:value-type="float" office:value="3.5">
            <text:p>3.5</text:p>
          </table:table-cell>
          <table:table-cell office:value-type="float" office:value="23.8">
            <text:p>23.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9. Kevin Love, Min PF</text:p>
          </table:table-cell>
          <table:table-cell office:value-type="float" office:value="57">
            <text:p>57</text:p>
          </table:table-cell>
          <table:table-cell office:value-type="float" office:value="37.4">
            <text:p>37.4</text:p>
          </table:table-cell>
          <table:table-cell office:value-type="float" office:value="0.465">
            <text:p>0.465</text:p>
          </table:table-cell>
          <table:table-cell office:value-type="float" office:value="0.835">
            <text:p>0.835</text:p>
          </table:table-cell>
          <table:table-cell office:value-type="float" office:value="1.2">
            <text:p>1.2</text:p>
          </table:table-cell>
          <table:table-cell office:value-type="float" office:value="15.3">
            <text:p>15.3</text:p>
          </table:table-cell>
          <table:table-cell office:value-type="float" office:value="2.6">
            <text:p>2.6</text:p>
          </table:table-cell>
          <table:table-cell office:value-type="float" office:value="1.13">
            <text:p>1.13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2.3">
            <text:p>2.3</text:p>
          </table:table-cell>
          <table:table-cell office:value-type="float" office:value="20.1">
            <text:p>20.1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10. Amare Stoudemire, NY C, PF</text:p>
          </table:table-cell>
          <table:table-cell office:value-type="float" office:value="65">
            <text:p>65</text:p>
          </table:table-cell>
          <table:table-cell office:value-type="float" office:value="36.1">
            <text:p>36.1</text:p>
          </table:table-cell>
          <table:table-cell office:value-type="float" office:value="0.524">
            <text:p>0.524</text:p>
          </table:table-cell>
          <table:table-cell office:value-type="float" office:value="0.801">
            <text:p>0.801</text:p>
          </table:table-cell>
          <table:table-cell office:value-type="float" office:value="0.1">
            <text:p>0.1</text:p>
          </table:table-cell>
          <table:table-cell office:value-type="float" office:value="8.1">
            <text:p>8.1</text:p>
          </table:table-cell>
          <table:table-cell office:value-type="float" office:value="2.2">
            <text:p>2.2</text:p>
          </table:table-cell>
          <table:table-cell office:value-type="float" office:value="0.81">
            <text:p>0.81</text:p>
          </table:table-cell>
          <table:table-cell office:value-type="float" office:value="0.8">
            <text:p>0.8</text:p>
          </table:table-cell>
          <table:table-cell office:value-type="float" office:value="2.1">
            <text:p>2.1</text:p>
          </table:table-cell>
          <table:table-cell office:value-type="float" office:value="2.7">
            <text:p>2.7</text:p>
          </table:table-cell>
          <table:table-cell office:value-type="float" office:value="25.6">
            <text:p>25.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1. Stephen Curry, GS PG, SG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office:value-type="float" office:value="0.473">
            <text:p>0.473</text:p>
          </table:table-cell>
          <table:table-cell office:value-type="float" office:value="0.915">
            <text:p>0.915</text:p>
          </table:table-cell>
          <table:table-cell office:value-type="float" office:value="2.1">
            <text:p>2.1</text:p>
          </table:table-cell>
          <table:table-cell office:value-type="float" office:value="4.1">
            <text:p>4.1</text:p>
          </table:table-cell>
          <table:table-cell office:value-type="float" office:value="5.9">
            <text:p>5.9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  <table:table-cell office:value-type="float" office:value="0.3">
            <text:p>0.3</text:p>
          </table:table-cell>
          <table:table-cell office:value-type="float" office:value="3.1">
            <text:p>3.1</text:p>
          </table:table-cell>
          <table:table-cell office:value-type="float" office:value="18.3">
            <text:p>18.3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string">
            <text:p>12. Pau Gasol, LAL PF, C</text:p>
          </table:table-cell>
          <table:table-cell office:value-type="float" office:value="60">
            <text:p>60</text:p>
          </table:table-cell>
          <table:table-cell office:value-type="float" office:value="36.8">
            <text:p>36.8</text:p>
          </table:table-cell>
          <table:table-cell office:value-type="float" office:value="0.538">
            <text:p>0.538</text:p>
          </table:table-cell>
          <table:table-cell office:value-type="float" office:value="0.808">
            <text:p>0.808</text:p>
          </table:table-cell>
          <table:table-cell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float" office:value="3.3">
            <text:p>3.3</text:p>
          </table:table-cell>
          <table:table-cell office:value-type="float" office:value="1.74">
            <text:p>1.74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18.6">
            <text:p>18.6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string">
            <text:p>13. Monta Ellis, GS PG, SG</text:p>
          </table:table-cell>
          <table:table-cell office:value-type="float" office:value="55">
            <text:p>55</text:p>
          </table:table-cell>
          <table:table-cell office:value-type="float" office:value="39.7">
            <text:p>39.7</text:p>
          </table:table-cell>
          <table:table-cell office:value-type="float" office:value="0.449">
            <text:p>0.449</text:p>
          </table:table-cell>
          <table:table-cell office:value-type="float" office:value="0.781">
            <text:p>0.781</text:p>
          </table:table-cell>
          <table:table-cell office:value-type="float" office:value="1.5">
            <text:p>1.5</text:p>
          </table:table-cell>
          <table:table-cell office:value-type="float" office:value="3.6">
            <text:p>3.6</text:p>
          </table:table-cell>
          <table:table-cell office:value-type="float" office:value="5.4">
            <text:p>5.4</text:p>
          </table:table-cell>
          <table:table-cell office:value-type="float" office:value="1.69">
            <text:p>1.69</text:p>
          </table:table-cell>
          <table:table-cell office:value-type="float" office:value="2.1">
            <text:p>2.1</text:p>
          </table:table-cell>
          <table:table-cell office:value-type="float" office:value="0.3">
            <text:p>0.3</text:p>
          </table:table-cell>
          <table:table-cell office:value-type="float" office:value="3.2">
            <text:p>3.2</text:p>
          </table:table-cell>
          <table:table-cell office:value-type="float" office:value="23.8">
            <text:p>23.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4. Carmelo Anthony, NY SF</text:p>
          </table:table-cell>
          <table:table-cell office:value-type="float" office:value="61">
            <text:p>61</text:p>
          </table:table-cell>
          <table:table-cell office:value-type="float" office:value="36.2">
            <text:p>36.2</text:p>
          </table:table-cell>
          <table:table-cell office:value-type="float" office:value="0.459">
            <text:p>0.459</text:p>
          </table:table-cell>
          <table:table-cell office:value-type="float" office:value="0.83">
            <text:p>0.83</text:p>
          </table:table-cell>
          <table:table-cell office:value-type="float" office:value="1.4">
            <text:p>1.4</text:p>
          </table:table-cell>
          <table:table-cell office:value-type="float" office:value="6.7">
            <text:p>6.7</text:p>
          </table:table-cell>
          <table:table-cell office:value-type="float" office:value="3.2">
            <text:p>3.2</text:p>
          </table:table-cell>
          <table:table-cell office:value-type="float" office:value="1.23">
            <text:p>1.23</text:p>
          </table:table-cell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office:value-type="float" office:value="2.6">
            <text:p>2.6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string">
            <text:p>15. Dirk Nowitzki, Dal PF</text:p>
          </table:table-cell>
          <table:table-cell office:value-type="float" office:value="63">
            <text:p>63</text:p>
          </table:table-cell>
          <table:table-cell office:value-type="float" office:value="34.8">
            <text:p>34.8</text:p>
          </table:table-cell>
          <table:table-cell office:value-type="float" office:value="0.5">
            <text:p>0.5</text:p>
          </table:table-cell>
          <table:table-cell office:value-type="float" office:value="0.899">
            <text:p>0.899</text:p>
          </table:table-cell>
          <table:table-cell office:value-type="float" office:value="0.8">
            <text:p>0.8</text:p>
          </table:table-cell>
          <table:table-cell office:value-type="float" office:value="7.2">
            <text:p>7.2</text:p>
          </table:table-cell>
          <table:table-cell office:value-type="float" office:value="2.5">
            <text:p>2.5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1.8">
            <text:p>1.8</text:p>
          </table:table-cell>
          <table:table-cell office:value-type="float" office:value="23.3">
            <text:p>23.3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16. John Wall, Wsh PG</text:p>
          </table:table-cell>
          <table:table-cell office:value-type="float" office:value="63">
            <text:p>63</text:p>
          </table:table-cell>
          <table:table-cell office:value-type="float" office:value="38.5">
            <text:p>38.5</text:p>
          </table:table-cell>
          <table:table-cell office:value-type="float" office:value="0.428">
            <text:p>0.428</text:p>
          </table:table-cell>
          <table:table-cell office:value-type="float" office:value="0.776">
            <text:p>0.776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9.2">
            <text:p>9.2</text:p>
          </table:table-cell>
          <table:table-cell office:value-type="float" office:value="2.49">
            <text:p>2.49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3.7">
            <text:p>3.7</text:p>
          </table:table-cell>
          <table:table-cell office:value-type="float" office:value="18.7">
            <text:p>18.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7. Kobe Bryant, LAL SG</text:p>
          </table:table-cell>
          <table:table-cell office:value-type="float" office:value="64">
            <text:p>64</text:p>
          </table:table-cell>
          <table:table-cell office:value-type="float" office:value="34.1">
            <text:p>34.1</text:p>
          </table:table-cell>
          <table:table-cell office:value-type="float" office:value="0.455">
            <text:p>0.455</text:p>
          </table:table-cell>
          <table:table-cell office:value-type="float" office:value="0.828">
            <text:p>0.828</text:p>
          </table:table-cell>
          <table:table-cell office:value-type="float" office:value="1.3">
            <text:p>1.3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1.58">
            <text:p>1.58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float" office:value="2.9">
            <text:p>2.9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string">
            <text:p>18. Al Jefferson, Uta C, PF</text:p>
          </table:table-cell>
          <table:table-cell office:value-type="float" office:value="61">
            <text:p>61</text:p>
          </table:table-cell>
          <table:table-cell office:value-type="float" office:value="38.9">
            <text:p>38.9</text:p>
          </table:table-cell>
          <table:table-cell office:value-type="float" office:value="0.496">
            <text:p>0.496</text:p>
          </table:table-cell>
          <table:table-cell office:value-type="float" office:value="0.736">
            <text:p>0.736</text:p>
          </table:table-cell>
          <table:table-cell office:value-type="float" office:value="0">
            <text:p>0</text:p>
          </table:table-cell>
          <table:table-cell office:value-type="float" office:value="10.8">
            <text:p>10.8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0.7">
            <text:p>0.7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  <table:table-cell office:value-type="float" office:value="20.8">
            <text:p>20.8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string">
            <text:p>19. Josh Smith, Atl PF, SF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0.482">
            <text:p>0.482</text:p>
          </table:table-cell>
          <table:table-cell office:value-type="float" office:value="0.712">
            <text:p>0.712</text:p>
          </table:table-cell>
          <table:table-cell office:value-type="float" office:value="0.6">
            <text:p>0.6</text:p>
          </table:table-cell>
          <table:table-cell office:value-type="float" office:value="8.6">
            <text:p>8.6</text:p>
          </table:table-cell>
          <table:table-cell office:value-type="float" office:value="3.2">
            <text:p>3.2</text:p>
          </table:table-cell>
          <table:table-cell office:value-type="float" office:value="1.28">
            <text:p>1.28</text:p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2.5">
            <text:p>2.5</text:p>
          </table:table-cell>
          <table:table-cell office:value-type="float" office:value="17.4">
            <text:p>17.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. Blake Griffin, LAC PF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0.506">
            <text:p>0.506</text:p>
          </table:table-cell>
          <table:table-cell office:value-type="float" office:value="0.641">
            <text:p>0.641</text:p>
          </table:table-cell>
          <table:table-cell office:value-type="float" office:value="0.1">
            <text:p>0.1</text:p>
          </table:table-cell>
          <table:table-cell office:value-type="float" office:value="12.4">
            <text:p>12.4</text:p>
          </table:table-cell>
          <table:table-cell office:value-type="float" office:value="3.9">
            <text:p>3.9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2.8">
            <text:p>2.8</text:p>
          </table:table-cell>
          <table:table-cell office:value-type="float" office:value="23.1">
            <text:p>23.1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21. LaMarcus Aldridge, Por PF, C</text:p>
          </table:table-cell>
          <table:table-cell office:value-type="float" office:value="64">
            <text:p>64</text:p>
          </table:table-cell>
          <table:table-cell office:value-type="float" office:value="38.9">
            <text:p>38.9</text:p>
          </table:table-cell>
          <table:table-cell office:value-type="float" office:value="0.496">
            <text:p>0.496</text:p>
          </table:table-cell>
          <table:table-cell office:value-type="float" office:value="0.78">
            <text:p>0.78</text:p>
          </table:table-cell>
          <table:table-cell office:value-type="float" office:value="0.1">
            <text:p>0.1</text:p>
          </table:table-cell>
          <table:table-cell office:value-type="float" office:value="8.4">
            <text:p>8.4</text:p>
          </table:table-cell>
          <table:table-cell office:value-type="float" office:value="2.1">
            <text:p>2.1</text:p>
          </table:table-cell>
          <table:table-cell office:value-type="float" office:value="1.23">
            <text:p>1.2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  <table:table-cell office:value-type="float" office:value="20.4">
            <text:p>20.4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22. Rudy Gay, Mem SF</text:p>
          </table:table-cell>
          <table:table-cell office:value-type="float" office:value="56">
            <text:p>56</text:p>
          </table:table-cell>
          <table:table-cell office:value-type="float" office:value="39.5">
            <text:p>39.5</text:p>
          </table:table-cell>
          <table:table-cell office:value-type="float" office:value="0.466">
            <text:p>0.466</text:p>
          </table:table-cell>
          <table:table-cell office:value-type="float" office:value="0.779">
            <text:p>0.77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.3">
            <text:p>2.3</text:p>
          </table:table-cell>
          <table:table-cell office:value-type="float" office:value="0.96">
            <text:p>0.96</text:p>
          </table:table-cell>
          <table:table-cell office:value-type="float" office:value="1.5">
            <text:p>1.5</text:p>
          </table:table-cell>
          <table:table-cell office:value-type="float" office:value="0.9">
            <text:p>0.9</text:p>
          </table:table-cell>
          <table:table-cell office:value-type="float" office:value="2.4">
            <text:p>2.4</text:p>
          </table:table-cell>
          <table:table-cell office:value-type="float" office:value="19.6">
            <text:p>19.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3. Eric Gordon, Nor SG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0.451">
            <text:p>0.451</text:p>
          </table:table-cell>
          <table:table-cell office:value-type="float" office:value="0.813">
            <text:p>0.813</text:p>
          </table:table-cell>
          <table:table-cell office:value-type="float" office:value="2">
            <text:p>2</text:p>
          </table:table-cell>
          <table:table-cell office:value-type="float" office:value="3.2">
            <text:p>3.2</text:p>
          </table:table-cell>
          <table:table-cell office:value-type="float" office:value="4.2">
            <text:p>4.2</text:p>
          </table:table-cell>
          <table:table-cell office:value-type="float" office:value="1.62">
            <text:p>1.62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2.6">
            <text:p>2.6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24. Al Horford, Atl C, PF</text:p>
          </table:table-cell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  <table:table-cell office:value-type="float" office:value="0.56">
            <text:p>0.56</text:p>
          </table:table-cell>
          <table:table-cell office:value-type="float" office:value="0.798">
            <text:p>0.798</text:p>
          </table:table-cell>
          <table:table-cell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float" office:value="3.7">
            <text:p>3.7</text:p>
          </table:table-cell>
          <table:table-cell office:value-type="float" office:value="2.3">
            <text:p>2.3</text:p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15.9">
            <text:p>15.9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25. Kevin Martin, Hou SG</text:p>
          </table:table-cell>
          <table:table-cell office:value-type="float" office:value="54">
            <text:p>54</text:p>
          </table:table-cell>
          <table:table-cell office:value-type="float" office:value="33.8">
            <text:p>33.8</text:p>
          </table:table-cell>
          <table:table-cell office:value-type="float" office:value="0.431">
            <text:p>0.431</text:p>
          </table:table-cell>
          <table:table-cell office:value-type="float" office:value="0.883">
            <text:p>0.883</text:p>
          </table:table-cell>
          <table:table-cell office:value-type="float" office:value="2.1">
            <text:p>2.1</text:p>
          </table:table-cell>
          <table:table-cell office:value-type="float" office:value="3.3">
            <text:p>3.3</text:p>
          </table:table-cell>
          <table:table-cell office:value-type="float" office:value="2.5">
            <text:p>2.5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3">
            <text:p>2.3</text:p>
          </table:table-cell>
          <table:table-cell office:value-type="float" office:value="23.1">
            <text:p>23.1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26. Rajon Rondo, Bos PG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0.498">
            <text:p>0.498</text:p>
          </table:table-cell>
          <table:table-cell office:value-type="float" office:value="0.611">
            <text:p>0.611</text:p>
          </table:table-cell>
          <table:table-cell office:value-type="float" office:value="0.2">
            <text:p>0.2</text:p>
          </table:table-cell>
          <table:table-cell office:value-type="float" office:value="4.6">
            <text:p>4.6</text:p>
          </table:table-cell>
          <table:table-cell office:value-type="float" office:value="10.4">
            <text:p>10.4</text:p>
          </table:table-cell>
          <table:table-cell office:value-type="float" office:value="3.36">
            <text:p>3.36</text:p>
          </table:table-cell>
          <table:table-cell office:value-type="float" office:value="2.3">
            <text:p>2.3</text:p>
          </table:table-cell>
          <table:table-cell office:value-type="float" office:value="0.1">
            <text:p>0.1</text:p>
          </table:table-cell>
          <table:table-cell office:value-type="float" office:value="3.1">
            <text:p>3.1</text:p>
          </table:table-cell>
          <table:table-cell office:value-type="float" office:value="12.7">
            <text:p>12.7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27. Danny Granger, Ind SF</text:p>
          </table:table-cell>
          <table:table-cell office:value-type="float" office:value="57">
            <text:p>57</text:p>
          </table:table-cell>
          <table:table-cell office:value-type="float" office:value="34.5">
            <text:p>34.5</text:p>
          </table:table-cell>
          <table:table-cell office:value-type="float" office:value="0.439">
            <text:p>0.439</text:p>
          </table:table-cell>
          <table:table-cell office:value-type="float" office:value="0.854">
            <text:p>0.854</text:p>
          </table:table-cell>
          <table:table-cell office:value-type="float" office:value="1.9">
            <text:p>1.9</text:p>
          </table:table-cell>
          <table:table-cell office:value-type="float" office:value="5.2">
            <text:p>5.2</text:p>
          </table:table-cell>
          <table:table-cell office:value-type="float" office:value="2.3">
            <text:p>2.3</text:p>
          </table:table-cell>
          <table:table-cell office:value-type="float" office:value="0.92">
            <text:p>0.92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2.5">
            <text:p>2.5</text:p>
          </table:table-cell>
          <table:table-cell office:value-type="float" office:value="20.8">
            <text:p>20.8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28. Paul Pierce, Bos SF, SG</text:p>
          </table:table-cell>
          <table:table-cell office:value-type="float" office:value="59">
            <text:p>59</text:p>
          </table:table-cell>
          <table:table-cell office:value-type="float" office:value="32.9">
            <text:p>32.9</text:p>
          </table:table-cell>
          <table:table-cell office:value-type="float" office:value="0.488">
            <text:p>0.488</text:p>
          </table:table-cell>
          <table:table-cell office:value-type="float" office:value="0.853">
            <text:p>0.853</text:p>
          </table:table-cell>
          <table:table-cell office:value-type="float" office:value="1.4">
            <text:p>1.4</text:p>
          </table:table-cell>
          <table:table-cell office:value-type="float" office:value="5.2">
            <text:p>5.2</text:p>
          </table:table-cell>
          <table:table-cell office:value-type="float" office:value="3.1">
            <text:p>3.1</text:p>
          </table:table-cell>
          <table:table-cell office:value-type="float" office:value="1.41">
            <text:p>1.41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">
            <text:p>2.2</text:p>
          </table:table-cell>
          <table:table-cell office:value-type="float" office:value="18.4">
            <text:p>18.4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29. Zach Randolph, Mem PF</text:p>
          </table:table-cell>
          <table:table-cell office:value-type="float" office:value="59">
            <text:p>59</text:p>
          </table:table-cell>
          <table:table-cell office:value-type="float" office:value="36.5">
            <text:p>36.5</text:p>
          </table:table-cell>
          <table:table-cell office:value-type="float" office:value="0.496">
            <text:p>0.496</text:p>
          </table:table-cell>
          <table:table-cell office:value-type="float" office:value="0.76">
            <text:p>0.76</text:p>
          </table:table-cell>
          <table:table-cell office:value-type="float" office:value="0.2">
            <text:p>0.2</text:p>
          </table:table-cell>
          <table:table-cell office:value-type="float" office:value="11.8">
            <text:p>11.8</text:p>
          </table:table-cell>
          <table:table-cell office:value-type="float" office:value="2.1">
            <text:p>2.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2.1">
            <text:p>2.1</text:p>
          </table:table-cell>
          <table:table-cell office:value-type="float" office:value="20.3">
            <text:p>20.3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30. Steve Nash, Pho PG</text:p>
          </table:table-cell>
          <table:table-cell office:value-type="float" office:value="61">
            <text:p>61</text:p>
          </table:table-cell>
          <table:table-cell office:value-type="float" office:value="31.9">
            <text:p>31.9</text:p>
          </table:table-cell>
          <table:table-cell office:value-type="float" office:value="0.496">
            <text:p>0.496</text:p>
          </table:table-cell>
          <table:table-cell office:value-type="float" office:value="0.918">
            <text:p>0.918</text:p>
          </table:table-cell>
          <table:table-cell office:value-type="float" office:value="1.2">
            <text:p>1.2</text:p>
          </table:table-cell>
          <table:table-cell office:value-type="float" office:value="3.2">
            <text:p>3.2</text:p>
          </table:table-cell>
          <table:table-cell office:value-type="float" office:value="10.6">
            <text:p>10.6</text:p>
          </table:table-cell>
          <table:table-cell office:value-type="float" office:value="3.13">
            <text:p>3.13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3.4">
            <text:p>3.4</text:p>
          </table:table-cell>
          <table:table-cell office:value-type="float" office:value="14.7">
            <text:p>14.7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31. Tyreke Evans, Sac PG, SG</text:p>
          </table:table-cell>
          <table:table-cell office:value-type="float" office:value="58">
            <text:p>58</text:p>
          </table:table-cell>
          <table:table-cell office:value-type="float" office:value="39.2">
            <text:p>39.2</text:p>
          </table:table-cell>
          <table:table-cell office:value-type="float" office:value="0.429">
            <text:p>0.429</text:p>
          </table:table-cell>
          <table:table-cell office:value-type="float" office:value="0.758">
            <text:p>0.758</text:p>
          </table:table-cell>
          <table:table-cell office:value-type="float" office:value="0.8">
            <text:p>0.8</text:p>
          </table:table-cell>
          <table:table-cell office:value-type="float" office:value="5.3">
            <text:p>5.3</text:p>
          </table:table-cell>
          <table:table-cell office:value-type="float" office:value="6">
            <text:p>6</text:p>
          </table:table-cell>
          <table:table-cell office:value-type="float" office:value="1.82">
            <text:p>1.82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3.3">
            <text:p>3.3</text:p>
          </table:table-cell>
          <table:table-cell office:value-type="float" office:value="19.9">
            <text:p>19.9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32. Andre Iguodala, Phi SF, SG</text:p>
          </table:table-cell>
          <table:table-cell office:value-type="float" office:value="66">
            <text:p>66</text:p>
          </table:table-cell>
          <table:table-cell office:value-type="float" office:value="37.4">
            <text:p>37.4</text:p>
          </table:table-cell>
          <table:table-cell office:value-type="float" office:value="0.459">
            <text:p>0.459</text:p>
          </table:table-cell>
          <table:table-cell office:value-type="float" office:value="0.723">
            <text:p>0.723</text:p>
          </table:table-cell>
          <table:table-cell office:value-type="float" office:value="0.9">
            <text:p>0.9</text:p>
          </table:table-cell>
          <table:table-cell office:value-type="float" office:value="5.7">
            <text:p>5.7</text:p>
          </table:table-cell>
          <table:table-cell office:value-type="float" office:value="6.6">
            <text:p>6.6</text:p>
          </table:table-cell>
          <table:table-cell office:value-type="float" office:value="3.01">
            <text:p>3.01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float" office:value="2.2">
            <text:p>2.2</text:p>
          </table:table-cell>
          <table:table-cell office:value-type="float" office:value="14.8">
            <text:p>14.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3. Chris Bosh, Mia PF, C</text:p>
          </table:table-cell>
          <table:table-cell office:value-type="float" office:value="62">
            <text:p>62</text:p>
          </table:table-cell>
          <table:table-cell office:value-type="float" office:value="36.9">
            <text:p>36.9</text:p>
          </table:table-cell>
          <table:table-cell office:value-type="float" office:value="0.499">
            <text:p>0.499</text:p>
          </table:table-cell>
          <table:table-cell office:value-type="float" office:value="0.822">
            <text:p>0.822</text:p>
          </table:table-cell>
          <table:table-cell office:value-type="float" office:value="0.1">
            <text:p>0.1</text:p>
          </table:table-cell>
          <table:table-cell office:value-type="float" office:value="8.7">
            <text:p>8.7</text:p>
          </table:table-cell>
          <table:table-cell office:value-type="float" office:value="2.1">
            <text:p>2.1</text:p>
          </table:table-cell>
          <table:table-cell office:value-type="float" office:value="1.1">
            <text:p>1.1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1.9">
            <text:p>1.9</text:p>
          </table:table-cell>
          <table:table-cell office:value-type="float" office:value="19.6">
            <text:p>19.6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34. Joakim Noah, Chi C, PF</text:p>
          </table:table-cell>
          <table:table-cell office:value-type="float" office:value="58">
            <text:p>58</text:p>
          </table:table-cell>
          <table:table-cell office:value-type="float" office:value="33.1">
            <text:p>33.1</text:p>
          </table:table-cell>
          <table:table-cell office:value-type="float" office:value="0.542">
            <text:p>0.542</text:p>
          </table:table-cell>
          <table:table-cell office:value-type="float" office:value="0.746">
            <text:p>0.746</text:p>
          </table:table-cell>
          <table:table-cell office:value-type="float" office:value="0">
            <text:p>0</text:p>
          </table:table-cell>
          <table:table-cell office:value-type="float" office:value="10.7">
            <text:p>10.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7">
            <text:p>1.7</text:p>
          </table:table-cell>
          <table:table-cell office:value-type="float" office:value="2">
            <text:p>2</text:p>
          </table:table-cell>
          <table:table-cell office:value-type="float" office:value="14.4">
            <text:p>14.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5. David Lee, GS PF, C</text:p>
          </table:table-cell>
          <table:table-cell office:value-type="float" office:value="61">
            <text:p>61</text:p>
          </table:table-cell>
          <table:table-cell office:value-type="float" office:value="36.3">
            <text:p>36.3</text:p>
          </table:table-cell>
          <table:table-cell office:value-type="float" office:value="0.524">
            <text:p>0.524</text:p>
          </table:table-cell>
          <table:table-cell office:value-type="float" office:value="0.789">
            <text:p>0.789</text:p>
          </table:table-cell>
          <table:table-cell office:value-type="float" office:value="0">
            <text:p>0</text:p>
          </table:table-cell>
          <table:table-cell office:value-type="float" office:value="10.6">
            <text:p>10.6</text:p>
          </table:table-cell>
          <table:table-cell office:value-type="float" office:value="3.2">
            <text:p>3.2</text:p>
          </table:table-cell>
          <table:table-cell office:value-type="float" office:value="1.39">
            <text:p>1.39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3">
            <text:p>2.3</text:p>
          </table:table-cell>
          <table:table-cell office:value-type="float" office:value="17.4">
            <text:p>17.4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36. Jrue Holiday, Phi PG</text:p>
          </table:table-cell>
          <table:table-cell office:value-type="float" office:value="66">
            <text:p>66</text:p>
          </table:table-cell>
          <table:table-cell office:value-type="float" office:value="36.4">
            <text:p>36.4</text:p>
          </table:table-cell>
          <table:table-cell office:value-type="float" office:value="0.451">
            <text:p>0.451</text:p>
          </table:table-cell>
          <table:table-cell office:value-type="float" office:value="0.82">
            <text:p>0.82</text:p>
          </table:table-cell>
          <table:table-cell office:value-type="float" office:value="1.2">
            <text:p>1.2</text:p>
          </table:table-cell>
          <table:table-cell office:value-type="float" office:value="4.3">
            <text:p>4.3</text:p>
          </table:table-cell>
          <table:table-cell office:value-type="float" office:value="7.2">
            <text:p>7.2</text:p>
          </table:table-cell>
          <table:table-cell office:value-type="float" office:value="2.57">
            <text:p>2.57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2.8">
            <text:p>2.8</text:p>
          </table:table-cell>
          <table:table-cell office:value-type="float" office:value="15.6">
            <text:p>15.6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37. Gerald Wallace, Por SF, PF</text:p>
          </table:table-cell>
          <table:table-cell office:value-type="float" office:value="58">
            <text:p>58</text:p>
          </table:table-cell>
          <table:table-cell office:value-type="float" office:value="37.7">
            <text:p>37.7</text:p>
          </table:table-cell>
          <table:table-cell office:value-type="float" office:value="0.465">
            <text:p>0.465</text:p>
          </table:table-cell>
          <table:table-cell office:value-type="float" office:value="0.765">
            <text:p>0.765</text:p>
          </table:table-cell>
          <table:table-cell office:value-type="float" office:value="0.7">
            <text:p>0.7</text:p>
          </table:table-cell>
          <table:table-cell office:value-type="float" office:value="8.3">
            <text:p>8.3</text:p>
          </table:table-cell>
          <table:table-cell office:value-type="float" office:value="2.3">
            <text:p>2.3</text:p>
          </table:table-cell>
          <table:table-cell office:value-type="float" office:value="1.09">
            <text:p>1.09</text:p>
          </table:table-cell>
          <table:table-cell office:value-type="float" office:value="1.5">
            <text:p>1.5</text:p>
          </table:table-cell>
          <table:table-cell office:value-type="float" office:value="0.9">
            <text:p>0.9</text:p>
          </table:table-cell>
          <table:table-cell office:value-type="float" office:value="2.1">
            <text:p>2.1</text:p>
          </table:table-cell>
          <table:table-cell office:value-type="float" office:value="16.1">
            <text:p>16.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38. Kyle Lowry, Hou PG</text:p>
          </table:table-cell>
          <table:table-cell office:value-type="float" office:value="60">
            <text:p>60</text:p>
          </table:table-cell>
          <table:table-cell office:value-type="float" office:value="36.3">
            <text:p>36.3</text:p>
          </table:table-cell>
          <table:table-cell office:value-type="float" office:value="0.421">
            <text:p>0.421</text:p>
          </table:table-cell>
          <table:table-cell office:value-type="float" office:value="0.785">
            <text:p>0.785</text:p>
          </table:table-cell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6.9">
            <text:p>6.9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float" office:value="2.3">
            <text:p>2.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39. Joe Johnson, Atl SG, SF</text:p>
          </table:table-cell>
          <table:table-cell office:value-type="float" office:value="62">
            <text:p>62</text:p>
          </table:table-cell>
          <table:table-cell office:value-type="float" office:value="36.6">
            <text:p>36.6</text:p>
          </table:table-cell>
          <table:table-cell office:value-type="float" office:value="0.443">
            <text:p>0.443</text:p>
          </table:table-cell>
          <table:table-cell office:value-type="float" office:value="0.812">
            <text:p>0.812</text:p>
          </table:table-cell>
          <table:table-cell office:value-type="float" office:value="1.6">
            <text:p>1.6</text:p>
          </table:table-cell>
          <table:table-cell office:value-type="float" office:value="4.2">
            <text:p>4.2</text:p>
          </table:table-cell>
          <table:table-cell office:value-type="float" office:value="4.9">
            <text:p>4.9</text:p>
          </table:table-cell>
          <table:table-cell office:value-type="float" office:value="2.45">
            <text:p>2.4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8.8">
            <text:p>18.8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40. Dorell Wright, GS SF</text:p>
          </table:table-cell>
          <table:table-cell office:value-type="float" office:value="55">
            <text:p>55</text:p>
          </table:table-cell>
          <table:table-cell office:value-type="float" office:value="37.4">
            <text:p>37.4</text:p>
          </table:table-cell>
          <table:table-cell office:value-type="float" office:value="0.429">
            <text:p>0.429</text:p>
          </table:table-cell>
          <table:table-cell office:value-type="float" office:value="0.797">
            <text:p>0.797</text:p>
          </table:table-cell>
          <table:table-cell office:value-type="float" office:value="2.2">
            <text:p>2.2</text:p>
          </table:table-cell>
          <table:table-cell office:value-type="float" office:value="5.3">
            <text:p>5.3</text:p>
          </table:table-cell>
          <table:table-cell office:value-type="float" office:value="2.8">
            <text:p>2.8</text:p>
          </table:table-cell>
          <table:table-cell office:value-type="float" office:value="1.86">
            <text:p>1.86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15.5">
            <text:p>15.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41. Manu Ginobili, SA SG</text:p>
          </table:table-cell>
          <table:table-cell office:value-type="float" office:value="59">
            <text:p>59</text:p>
          </table:table-cell>
          <table:table-cell office:value-type="float" office:value="29.7">
            <text:p>29.7</text:p>
          </table:table-cell>
          <table:table-cell office:value-type="float" office:value="0.436">
            <text:p>0.436</text:p>
          </table:table-cell>
          <table:table-cell office:value-type="float" office:value="0.875">
            <text:p>0.875</text:p>
          </table:table-cell>
          <table:table-cell office:value-type="float" office:value="1.8">
            <text:p>1.8</text:p>
          </table:table-cell>
          <table:table-cell office:value-type="float" office:value="3.8">
            <text:p>3.8</text:p>
          </table:table-cell>
          <table:table-cell office:value-type="float" office:value="4.8">
            <text:p>4.8</text:p>
          </table:table-cell>
          <table:table-cell office:value-type="float" office:value="2.28">
            <text:p>2.28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  <table:table-cell office:value-type="float" office:value="2.1">
            <text:p>2.1</text:p>
          </table:table-cell>
          <table:table-cell office:value-type="float" office:value="17.1">
            <text:p>17.1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42. Andrew Bynum, LAL C</text:p>
          </table:table-cell>
          <table:table-cell office:value-type="float" office:value="45">
            <text:p>45</text:p>
          </table:table-cell>
          <table:table-cell office:value-type="float" office:value="31.8">
            <text:p>31.8</text:p>
          </table:table-cell>
          <table:table-cell office:value-type="float" office:value="0.569">
            <text:p>0.569</text:p>
          </table:table-cell>
          <table:table-cell office:value-type="float" office:value="0.692">
            <text:p>0.692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float" office:value="1.4">
            <text:p>1.4</text:p>
          </table:table-cell>
          <table:table-cell office:value-type="float" office:value="0.82">
            <text:p>0.8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14.2">
            <text:p>14.2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43. Paul Millsap, Uta PF</text:p>
          </table:table-cell>
          <table:table-cell office:value-type="float" office:value="63">
            <text:p>63</text:p>
          </table:table-cell>
          <table:table-cell office:value-type="float" office:value="31.7">
            <text:p>31.7</text:p>
          </table:table-cell>
          <table:table-cell office:value-type="float" office:value="0.532">
            <text:p>0.532</text:p>
          </table:table-cell>
          <table:table-cell office:value-type="float" office:value="0.736">
            <text:p>0.736</text:p>
          </table:table-cell>
          <table:table-cell office:value-type="float" office:value="0.1">
            <text:p>0.1</text:p>
          </table:table-cell>
          <table:table-cell office:value-type="float" office:value="7.5">
            <text:p>7.5</text:p>
          </table:table-cell>
          <table:table-cell office:value-type="float" office:value="2.1">
            <text:p>2.1</text:p>
          </table:table-cell>
          <table:table-cell office:value-type="float" office:value="1.23">
            <text:p>1.23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office:value-type="float" office:value="15.1">
            <text:p>15.1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44. Raymond Felton, Por PG</text:p>
          </table:table-cell>
          <table:table-cell office:value-type="float" office:value="62">
            <text:p>62</text:p>
          </table:table-cell>
          <table:table-cell office:value-type="float" office:value="35.9">
            <text:p>35.9</text:p>
          </table:table-cell>
          <table:table-cell office:value-type="float" office:value="0.431">
            <text:p>0.431</text:p>
          </table:table-cell>
          <table:table-cell office:value-type="float" office:value="0.796">
            <text:p>0.796</text:p>
          </table:table-cell>
          <table:table-cell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7.4">
            <text:p>7.4</text:p>
          </table:table-cell>
          <table:table-cell office:value-type="float" office:value="2.75">
            <text:p>2.7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.7">
            <text:p>2.7</text:p>
          </table:table-cell>
          <table:table-cell office:value-type="float" office:value="14.5">
            <text:p>14.5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45. Nene, Den C</text:p>
          </table:table-cell>
          <table:table-cell office:value-type="float" office:value="62">
            <text:p>62</text:p>
          </table:table-cell>
          <table:table-cell office:value-type="float" office:value="31.7">
            <text:p>31.7</text:p>
          </table:table-cell>
          <table:table-cell office:value-type="float" office:value="0.606">
            <text:p>0.606</text:p>
          </table:table-cell>
          <table:table-cell office:value-type="float" office:value="0.714">
            <text:p>0.714</text:p>
          </table:table-cell>
          <table:table-cell office:value-type="float" office:value="0">
            <text:p>0</text:p>
          </table:table-cell>
          <table:table-cell office:value-type="float" office:value="7.7">
            <text:p>7.7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office:value-type="float" office:value="14.4">
            <text:p>14.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46. Ty Lawson, Den PG</text:p>
          </table:table-cell>
          <table:table-cell office:value-type="float" office:value="60">
            <text:p>60</text:p>
          </table:table-cell>
          <table:table-cell office:value-type="float" office:value="32.4">
            <text:p>32.4</text:p>
          </table:table-cell>
          <table:table-cell office:value-type="float" office:value="0.505">
            <text:p>0.505</text:p>
          </table:table-cell>
          <table:table-cell office:value-type="float" office:value="0.762">
            <text:p>0.762</text:p>
          </table:table-cell>
          <table:table-cell office:value-type="float" office:value="1">
            <text:p>1</text:p>
          </table:table-cell>
          <table:table-cell office:value-type="float" office:value="3.2">
            <text:p>3.2</text:p>
          </table:table-cell>
          <table:table-cell office:value-type="float" office:value="7">
            <text:p>7</text:p>
          </table:table-cell>
          <table:table-cell office:value-type="float" office:value="3.33">
            <text:p>3.33</text:p>
          </table:table-cell>
          <table:table-cell office:value-type="float" office:value="1.4">
            <text:p>1.4</text:p>
          </table:table-cell>
          <table:table-cell office:value-type="float" office:value="0.1">
            <text:p>0.1</text:p>
          </table:table-cell>
          <table:table-cell office:value-type="float" office:value="2.1">
            <text:p>2.1</text:p>
          </table:table-cell>
          <table:table-cell office:value-type="float" office:value="14.2">
            <text:p>14.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47. Andray Blatche, Wsh PF</text:p>
          </table:table-cell>
          <table:table-cell office:value-type="float" office:value="59">
            <text:p>59</text:p>
          </table:table-cell>
          <table:table-cell office:value-type="float" office:value="35.6">
            <text:p>35.6</text:p>
          </table:table-cell>
          <table:table-cell office:value-type="float" office:value="0.467">
            <text:p>0.467</text:p>
          </table:table-cell>
          <table:table-cell office:value-type="float" office:value="0.752">
            <text:p>0.752</text:p>
          </table:table-cell>
          <table:table-cell office:value-type="float" office:value="0.1">
            <text:p>0.1</text:p>
          </table:table-cell>
          <table:table-cell office:value-type="float" office:value="8.4">
            <text:p>8.4</text:p>
          </table:table-cell>
          <table:table-cell office:value-type="float" office:value="2.3">
            <text:p>2.3</text:p>
          </table:table-cell>
          <table:table-cell office:value-type="float" office:value="0.82">
            <text:p>0.82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2.8">
            <text:p>2.8</text:p>
          </table:table-cell>
          <table:table-cell office:value-type="float" office:value="17.3">
            <text:p>17.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48. Marcin Gortat, Pho C</text:p>
          </table:table-cell>
          <table:table-cell office:value-type="float" office:value="63">
            <text:p>63</text:p>
          </table:table-cell>
          <table:table-cell office:value-type="float" office:value="33.1">
            <text:p>33.1</text:p>
          </table:table-cell>
          <table:table-cell office:value-type="float" office:value="0.557">
            <text:p>0.557</text:p>
          </table:table-cell>
          <table:table-cell office:value-type="float" office:value="0.716">
            <text:p>0.716</text:p>
          </table:table-cell>
          <table:table-cell office:value-type="float" office:value="0">
            <text:p>0</text:p>
          </table:table-cell>
          <table:table-cell office:value-type="float" office:value="10.4">
            <text:p>10.4</text:p>
          </table:table-cell>
          <table:table-cell office:value-type="float" office:value="1">
            <text:p>1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1.6">
            <text:p>1.6</text:p>
          </table:table-cell>
          <table:table-cell office:value-type="float" office:value="1.3">
            <text:p>1.3</text:p>
          </table:table-cell>
          <table:table-cell office:value-type="float" office:value="12.4">
            <text:p>12.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49. Andrew Bogut, Mil C</text:p>
          </table:table-cell>
          <table:table-cell office:value-type="float" office:value="54">
            <text:p>54</text:p>
          </table:table-cell>
          <table:table-cell office:value-type="float" office:value="34.5">
            <text:p>34.5</text:p>
          </table:table-cell>
          <table:table-cell office:value-type="float" office:value="0.522">
            <text:p>0.522</text:p>
          </table:table-cell>
          <table:table-cell office:value-type="float" office:value="0.528">
            <text:p>0.528</text:p>
          </table:table-cell>
          <table:table-cell office:value-type="float" office:value="0">
            <text:p>0</text:p>
          </table:table-cell>
          <table:table-cell office:value-type="float" office:value="10.4">
            <text:p>10.4</text:p>
          </table:table-cell>
          <table:table-cell office:value-type="float" office:value="2">
            <text:p>2</text:p>
          </table:table-cell>
          <table:table-cell office:value-type="float" office:value="1.05">
            <text:p>1.05</text:p>
          </table:table-cell>
          <table:table-cell office:value-type="float" office:value="0.6">
            <text:p>0.6</text:p>
          </table:table-cell>
          <table:table-cell office:value-type="float" office:value="2.5">
            <text:p>2.5</text:p>
          </table:table-cell>
          <table:table-cell office:value-type="float" office:value="1.9">
            <text:p>1.9</text:p>
          </table:table-cell>
          <table:table-cell office:value-type="float" office:value="14.5">
            <text:p>14.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50. Brook Lopez, NJ C</text:p>
          </table:table-cell>
          <table:table-cell office:value-type="float" office:value="66">
            <text:p>66</text:p>
          </table:table-cell>
          <table:table-cell office:value-type="float" office:value="35.4">
            <text:p>35.4</text:p>
          </table:table-cell>
          <table:table-cell office:value-type="float" office:value="0.501">
            <text:p>0.501</text:p>
          </table:table-cell>
          <table:table-cell office:value-type="float" office:value="0.797">
            <text:p>0.797</text:p>
          </table:table-cell>
          <table:table-cell office:value-type="float" office:value="0">
            <text:p>0</text:p>
          </table:table-cell>
          <table:table-cell office:value-type="float" office:value="7.3">
            <text:p>7.3</text:p>
          </table:table-cell>
          <table:table-cell office:value-type="float" office:value="1.7">
            <text:p>1.7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1.6">
            <text:p>1.6</text:p>
          </table:table-cell>
          <table:table-cell office:value-type="float" office:value="2.2">
            <text:p>2.2</text:p>
          </table:table-cell>
          <table:table-cell office:value-type="float" office:value="21.5">
            <text:p>21.5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51. Jason Kidd, Dal PG</text:p>
          </table:table-cell>
          <table:table-cell office:value-type="float" office:value="62">
            <text:p>62</text:p>
          </table:table-cell>
          <table:table-cell office:value-type="float" office:value="32.8">
            <text:p>32.8</text:p>
          </table:table-cell>
          <table:table-cell office:value-type="float" office:value="0.388">
            <text:p>0.388</text:p>
          </table:table-cell>
          <table:table-cell office:value-type="float" office:value="0.839">
            <text:p>0.839</text:p>
          </table:table-cell>
          <table:table-cell office:value-type="float" office:value="1.7">
            <text:p>1.7</text:p>
          </table:table-cell>
          <table:table-cell office:value-type="float" office:value="4.7">
            <text:p>4.7</text:p>
          </table:table-cell>
          <table:table-cell office:value-type="float" office:value="8.1">
            <text:p>8.1</text:p>
          </table:table-cell>
          <table:table-cell office:value-type="float" office:value="3.69">
            <text:p>3.69</text:p>
          </table:table-cell>
          <table:table-cell office:value-type="float" office:value="1.7">
            <text:p>1.7</text:p>
          </table:table-cell>
          <table:table-cell office:value-type="float" office:value="0.4">
            <text:p>0.4</text:p>
          </table:table-cell>
          <table:table-cell office:value-type="float" office:value="2.2">
            <text:p>2.2</text:p>
          </table:table-cell>
          <table:table-cell office:value-type="float" office:value="8.3">
            <text:p>8.3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52. Serge Ibaka, OKC C, PF</text:p>
          </table:table-cell>
          <table:table-cell office:value-type="float" office:value="64">
            <text:p>64</text:p>
          </table:table-cell>
          <table:table-cell office:value-type="float" office:value="30.6">
            <text:p>30.6</text:p>
          </table:table-cell>
          <table:table-cell office:value-type="float" office:value="0.542">
            <text:p>0.542</text:p>
          </table:table-cell>
          <table:table-cell office:value-type="float" office:value="0.721">
            <text:p>0.721</text:p>
          </table:table-cell>
          <table:table-cell office:value-type="float" office:value="0">
            <text:p>0</text:p>
          </table:table-cell>
          <table:table-cell office:value-type="float" office:value="8.7">
            <text:p>8.7</text:p>
          </table:table-cell>
          <table:table-cell office:value-type="float" office:value="0.3">
            <text:p>0.3</text:p>
          </table:table-cell>
          <table:table-cell office:value-type="float" office:value="0.27">
            <text:p>0.27</text:p>
          </table:table-cell>
          <table:table-cell office:value-type="float" office:value="0.5">
            <text:p>0.5</text:p>
          </table:table-cell>
          <table:table-cell office:value-type="float" office:value="2.6">
            <text:p>2.6</text:p>
          </table:table-cell>
          <table:table-cell office:value-type="float" office:value="1.1">
            <text:p>1.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53. Stephen Jackson, Mil SG, SF</text:p>
          </table:table-cell>
          <table:table-cell office:value-type="float" office:value="57">
            <text:p>57</text:p>
          </table:table-cell>
          <table:table-cell office:value-type="float" office:value="36.1">
            <text:p>36.1</text:p>
          </table:table-cell>
          <table:table-cell office:value-type="float" office:value="0.419">
            <text:p>0.419</text:p>
          </table:table-cell>
          <table:table-cell office:value-type="float" office:value="0.807">
            <text:p>0.807</text:p>
          </table:table-cell>
          <table:table-cell office:value-type="float" office:value="1.6">
            <text:p>1.6</text:p>
          </table:table-cell>
          <table:table-cell office:value-type="float" office:value="5.1">
            <text:p>5.1</text:p>
          </table:table-cell>
          <table:table-cell office:value-type="float" office:value="3.8">
            <text:p>3.8</text:p>
          </table:table-cell>
          <table:table-cell office:value-type="float" office:value="1.19">
            <text:p>1.19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float" office:value="3.2">
            <text:p>3.2</text:p>
          </table:table-cell>
          <table:table-cell office:value-type="float" office:value="18.4">
            <text:p>18.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54. Marc Gasol, Mem C</text:p>
          </table:table-cell>
          <table:table-cell office:value-type="float" office:value="63">
            <text:p>63</text:p>
          </table:table-cell>
          <table:table-cell office:value-type="float" office:value="34.2">
            <text:p>34.2</text:p>
          </table:table-cell>
          <table:table-cell office:value-type="float" office:value="0.539">
            <text:p>0.539</text:p>
          </table:table-cell>
          <table:table-cell office:value-type="float" office:value="0.722">
            <text:p>0.722</text:p>
          </table:table-cell>
          <table:table-cell office:value-type="float" office:value="0">
            <text:p>0</text:p>
          </table:table-cell>
          <table:table-cell office:value-type="float" office:value="7.9">
            <text:p>7.9</text:p>
          </table:table-cell>
          <table:table-cell office:value-type="float" office:value="2.5">
            <text:p>2.5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55. JaVale McGee, Wsh C</text:p>
          </table:table-cell>
          <table:table-cell office:value-type="float" office:value="66">
            <text:p>66</text:p>
          </table:table-cell>
          <table:table-cell office:value-type="float" office:value="31.2">
            <text:p>31.2</text:p>
          </table:table-cell>
          <table:table-cell office:value-type="float" office:value="0.573">
            <text:p>0.573</text:p>
          </table:table-cell>
          <table:table-cell office:value-type="float" office:value="0.625">
            <text:p>0.625</text:p>
          </table:table-cell>
          <table:table-cell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2.7">
            <text:p>2.7</text:p>
          </table:table-cell>
          <table:table-cell office:value-type="float" office:value="1.5">
            <text:p>1.5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56. DeMarcus Cousins, Sac PF, C</text:p>
          </table:table-cell>
          <table:table-cell office:value-type="float" office:value="65">
            <text:p>65</text:p>
          </table:table-cell>
          <table:table-cell office:value-type="float" office:value="32.5">
            <text:p>32.5</text:p>
          </table:table-cell>
          <table:table-cell office:value-type="float" office:value="0.43">
            <text:p>0.43</text:p>
          </table:table-cell>
          <table:table-cell office:value-type="float" office:value="0.687">
            <text:p>0.687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float" office:value="2.9">
            <text:p>2.9</text:p>
          </table:table-cell>
          <table:table-cell office:value-type="float" office:value="0.77">
            <text:p>0.77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office:value-type="float" office:value="16.1">
            <text:p>16.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57. Luol Deng, Chi SF</text:p>
          </table:table-cell>
          <table:table-cell office:value-type="float" office:value="58">
            <text:p>58</text:p>
          </table:table-cell>
          <table:table-cell office:value-type="float" office:value="38.8">
            <text:p>38.8</text:p>
          </table:table-cell>
          <table:table-cell office:value-type="float" office:value="0.463">
            <text:p>0.463</text:p>
          </table:table-cell>
          <table:table-cell office:value-type="float" office:value="0.77">
            <text:p>0.77</text:p>
          </table:table-cell>
          <table:table-cell office:value-type="float" office:value="1.5">
            <text:p>1.5</text:p>
          </table:table-cell>
          <table:table-cell office:value-type="float" office:value="5.4">
            <text:p>5.4</text:p>
          </table:table-cell>
          <table:table-cell office:value-type="float" office:value="2.9">
            <text:p>2.9</text:p>
          </table:table-cell>
          <table:table-cell office:value-type="float" office:value="1.53">
            <text:p>1.53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9">
            <text:p>1.9</text:p>
          </table:table-cell>
          <table:table-cell office:value-type="float" office:value="17.4">
            <text:p>17.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58. David West, Ind PF</text:p>
          </table:table-cell>
          <table:table-cell office:value-type="float" office:value="61">
            <text:p>61</text:p>
          </table:table-cell>
          <table:table-cell office:value-type="float" office:value="35.9">
            <text:p>35.9</text:p>
          </table:table-cell>
          <table:table-cell office:value-type="float" office:value="0.483">
            <text:p>0.483</text:p>
          </table:table-cell>
          <table:table-cell office:value-type="float" office:value="0.836">
            <text:p>0.836</text:p>
          </table:table-cell>
          <table:table-cell office:value-type="float" office:value="0">
            <text:p>0</text:p>
          </table:table-cell>
          <table:table-cell office:value-type="float" office:value="7.7">
            <text:p>7.7</text:p>
          </table:table-cell>
          <table:table-cell office:value-type="float" office:value="2.9">
            <text:p>2.9</text:p>
          </table:table-cell>
          <table:table-cell office:value-type="float" office:value="1.32">
            <text:p>1.32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2.2">
            <text:p>2.2</text:p>
          </table:table-cell>
          <table:table-cell office:value-type="float" office:value="19.4">
            <text:p>19.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59. Luis Scola, Hou PF</text:p>
          </table:table-cell>
          <table:table-cell office:value-type="float" office:value="62">
            <text:p>62</text:p>
          </table:table-cell>
          <table:table-cell office:value-type="float" office:value="32.3">
            <text:p>32.3</text:p>
          </table:table-cell>
          <table:table-cell office:value-type="float" office:value="0.509">
            <text:p>0.509</text:p>
          </table:table-cell>
          <table:table-cell office:value-type="float" office:value="0.753">
            <text:p>0.753</text:p>
          </table:table-cell>
          <table:table-cell office:value-type="float" office:value="0">
            <text:p>0</text:p>
          </table:table-cell>
          <table:table-cell office:value-type="float" office:value="8.4">
            <text:p>8.4</text:p>
          </table:table-cell>
          <table:table-cell office:value-type="float" office:value="2.2">
            <text:p>2.2</text:p>
          </table:table-cell>
          <table:table-cell office:value-type="float" office:value="1.15">
            <text:p>1.15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1.9">
            <text:p>1.9</text:p>
          </table:table-cell>
          <table:table-cell office:value-type="float" office:value="16.9">
            <text:p>16.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60. Andrea Bargnani, Tor C, PF</text:p>
          </table:table-cell>
          <table:table-cell office:value-type="float" office:value="60">
            <text:p>60</text:p>
          </table:table-cell>
          <table:table-cell office:value-type="float" office:value="35.2">
            <text:p>35.2</text:p>
          </table:table-cell>
          <table:table-cell office:value-type="float" office:value="0.453">
            <text:p>0.453</text:p>
          </table:table-cell>
          <table:table-cell office:value-type="float" office:value="0.825">
            <text:p>0.825</text:p>
          </table:table-cell>
          <table:table-cell office:value-type="float" office:value="1.4">
            <text:p>1.4</text:p>
          </table:table-cell>
          <table:table-cell office:value-type="float" office:value="5.6">
            <text:p>5.6</text:p>
          </table:table-cell>
          <table:table-cell office:value-type="float" office:value="1.7">
            <text:p>1.7</text:p>
          </table:table-cell>
          <table:table-cell office:value-type="float" office:value="0.74">
            <text:p>0.74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2.3">
            <text:p>2.3</text:p>
          </table:table-cell>
          <table:table-cell office:value-type="float" office:value="22.1">
            <text:p>22.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61. Devin Harris, Uta PG</text:p>
          </table:table-cell>
          <table:table-cell office:value-type="float" office:value="54">
            <text:p>54</text:p>
          </table:table-cell>
          <table:table-cell office:value-type="float" office:value="33.1">
            <text:p>33.1</text:p>
          </table:table-cell>
          <table:table-cell office:value-type="float" office:value="0.42">
            <text:p>0.42</text:p>
          </table:table-cell>
          <table:table-cell office:value-type="float" office:value="0.821">
            <text:p>0.821</text:p>
          </table:table-cell>
          <table:table-cell office:value-type="float" office:value="0.9">
            <text:p>0.9</text:p>
          </table:table-cell>
          <table:table-cell office:value-type="float" office:value="2.7">
            <text:p>2.7</text:p>
          </table:table-cell>
          <table:table-cell office:value-type="float" office:value="6.6">
            <text:p>6.6</text:p>
          </table:table-cell>
          <table:table-cell office:value-type="float" office:value="2.27">
            <text:p>2.27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office:value-type="float" office:value="2.9">
            <text:p>2.9</text:p>
          </table:table-cell>
          <table:table-cell office:value-type="float" office:value="15.9">
            <text:p>15.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62. Greg Monroe, Det PF, C</text:p>
          </table:table-cell>
          <table:table-cell office:value-type="float" office:value="66">
            <text:p>66</text:p>
          </table:table-cell>
          <table:table-cell office:value-type="float" office:value="35.3">
            <text:p>35.3</text:p>
          </table:table-cell>
          <table:table-cell office:value-type="float" office:value="0.581">
            <text:p>0.581</text:p>
          </table:table-cell>
          <table:table-cell office:value-type="float" office:value="0.724">
            <text:p>0.724</text:p>
          </table:table-cell>
          <table:table-cell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2.3">
            <text:p>2.3</text:p>
          </table:table-cell>
          <table:table-cell office:value-type="float" office:value="1.77">
            <text:p>1.77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6.2">
            <text:p>16.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63. Kevin Garnett, Bos PF</text:p>
          </table:table-cell>
          <table:table-cell office:value-type="float" office:value="52">
            <text:p>52</text:p>
          </table:table-cell>
          <table:table-cell office:value-type="float" office:value="31.1">
            <text:p>31.1</text:p>
          </table:table-cell>
          <table:table-cell office:value-type="float" office:value="0.527">
            <text:p>0.527</text:p>
          </table:table-cell>
          <table:table-cell office:value-type="float" office:value="0.853">
            <text:p>0.853</text:p>
          </table:table-cell>
          <table:table-cell office:value-type="float" office:value="0">
            <text:p>0</text:p>
          </table:table-cell>
          <table:table-cell office:value-type="float" office:value="8.5">
            <text:p>8.5</text:p>
          </table:table-cell>
          <table:table-cell office:value-type="float" office:value="2.5">
            <text:p>2.5</text:p>
          </table:table-cell>
          <table:table-cell office:value-type="float" office:value="1.67">
            <text:p>1.67</text:p>
          </table:table-cell>
          <table:table-cell office:value-type="float" office:value="1.1">
            <text:p>1.1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14.7">
            <text:p>14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64. Brandon Jennings, Mil PG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0.414">
            <text:p>0.414</text:p>
          </table:table-cell>
          <table:table-cell office:value-type="float" office:value="0.811">
            <text:p>0.811</text:p>
          </table:table-cell>
          <table:table-cell office:value-type="float" office:value="1.7">
            <text:p>1.7</text:p>
          </table:table-cell>
          <table:table-cell office:value-type="float" office:value="3.8">
            <text:p>3.8</text:p>
          </table:table-cell>
          <table:table-cell office:value-type="float" office:value="5.2">
            <text:p>5.2</text:p>
          </table:table-cell>
          <table:table-cell office:value-type="float" office:value="2.36">
            <text:p>2.36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2">
            <text:p>2.2</text:p>
          </table:table-cell>
          <table:table-cell office:value-type="float" office:value="17.7">
            <text:p>17.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65. Mike Conley, Mem PG</text:p>
          </table:table-cell>
          <table:table-cell office:value-type="float" office:value="65">
            <text:p>65</text:p>
          </table:table-cell>
          <table:table-cell office:value-type="float" office:value="35.5">
            <text:p>35.5</text:p>
          </table:table-cell>
          <table:table-cell office:value-type="float" office:value="0.444">
            <text:p>0.444</text:p>
          </table:table-cell>
          <table:table-cell office:value-type="float" office:value="0.746">
            <text:p>0.746</text:p>
          </table:table-cell>
          <table:table-cell office:value-type="float" office:value="1.1">
            <text:p>1.1</text:p>
          </table:table-cell>
          <table:table-cell office:value-type="float" office:value="3.1">
            <text:p>3.1</text:p>
          </table:table-cell>
          <table:table-cell office:value-type="float" office:value="6.2">
            <text:p>6.2</text:p>
          </table:table-cell>
          <table:table-cell office:value-type="float" office:value="2.82">
            <text:p>2.82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13.4">
            <text:p>13.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66. Danilo Gallinari, Den SF, PF</text:p>
          </table:table-cell>
          <table:table-cell office:value-type="float" office:value="56">
            <text:p>56</text:p>
          </table:table-cell>
          <table:table-cell office:value-type="float" office:value="34.4">
            <text:p>34.4</text:p>
          </table:table-cell>
          <table:table-cell office:value-type="float" office:value="0.418">
            <text:p>0.418</text:p>
          </table:table-cell>
          <table:table-cell office:value-type="float" office:value="0.854">
            <text:p>0.854</text:p>
          </table:table-cell>
          <table:table-cell office:value-type="float" office:value="1.9">
            <text:p>1.9</text:p>
          </table:table-cell>
          <table:table-cell office:value-type="float" office:value="5">
            <text:p>5</text:p>
          </table:table-cell>
          <table:table-cell office:value-type="float" office:value="1.7">
            <text:p>1.7</text:p>
          </table:table-cell>
          <table:table-cell office:value-type="float" office:value="1.22">
            <text:p>1.2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  <table:table-cell office:value-type="float" office:value="15.7">
            <text:p>15.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67. Ray Allen, Bos SG</text:p>
          </table:table-cell>
          <table:table-cell office:value-type="float" office:value="64">
            <text:p>64</text:p>
          </table:table-cell>
          <table:table-cell office:value-type="float" office:value="35.2">
            <text:p>35.2</text:p>
          </table:table-cell>
          <table:table-cell office:value-type="float" office:value="0.486">
            <text:p>0.486</text:p>
          </table:table-cell>
          <table:table-cell office:value-type="float" office:value="0.905">
            <text:p>0.905</text:p>
          </table:table-cell>
          <table:table-cell office:value-type="float" office:value="1.9">
            <text:p>1.9</text:p>
          </table:table-cell>
          <table:table-cell office:value-type="float" office:value="3.3">
            <text:p>3.3</text:p>
          </table:table-cell>
          <table:table-cell office:value-type="float" office:value="2.6">
            <text:p>2.6</text:p>
          </table:table-cell>
          <table:table-cell office:value-type="float" office:value="1.73">
            <text:p>1.7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5">
            <text:p>1.5</text:p>
          </table:table-cell>
          <table:table-cell office:value-type="float" office:value="16.6">
            <text:p>16.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68. Roy Hibbert, Ind C</text:p>
          </table:table-cell>
          <table:table-cell office:value-type="float" office:value="64">
            <text:p>64</text:p>
          </table:table-cell>
          <table:table-cell office:value-type="float" office:value="32.2">
            <text:p>32.2</text:p>
          </table:table-cell>
          <table:table-cell office:value-type="float" office:value="0.489">
            <text:p>0.489</text:p>
          </table:table-cell>
          <table:table-cell office:value-type="float" office:value="0.752">
            <text:p>0.752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float" office:value="2.1">
            <text:p>2.1</text:p>
          </table:table-cell>
          <table:table-cell office:value-type="float" office:value="0.91">
            <text:p>0.91</text:p>
          </table:table-cell>
          <table:table-cell office:value-type="float" office:value="0.5">
            <text:p>0.5</text:p>
          </table:table-cell>
          <table:table-cell office:value-type="float" office:value="2.1">
            <text:p>2.1</text:p>
          </table:table-cell>
          <table:table-cell office:value-type="float" office:value="2.3">
            <text:p>2.3</text:p>
          </table:table-cell>
          <table:table-cell office:value-type="float" office:value="13.8">
            <text:p>13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9. Tim Duncan, SA PF, C</text:p>
          </table:table-cell>
          <table:table-cell office:value-type="float" office:value="61">
            <text:p>61</text:p>
          </table:table-cell>
          <table:table-cell office:value-type="float" office:value="27.3">
            <text:p>27.3</text:p>
          </table:table-cell>
          <table:table-cell office:value-type="float" office:value="0.507">
            <text:p>0.507</text:p>
          </table:table-cell>
          <table:table-cell office:value-type="float" office:value="0.711">
            <text:p>0.711</text:p>
          </table:table-cell>
          <table:table-cell office:value-type="float" office:value="0">
            <text:p>0</text:p>
          </table:table-cell>
          <table:table-cell office:value-type="float" office:value="8.7">
            <text:p>8.7</text:p>
          </table:table-cell>
          <table:table-cell office:value-type="float" office:value="2.7">
            <text:p>2.7</text:p>
          </table:table-cell>
          <table:table-cell office:value-type="float" office:value="1.68">
            <text:p>1.68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4.1">
            <text:p>14.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70. Kyrie Irving, Cle PG</text:p>
          </table:table-cell>
          <table:table-cell office:value-type="float" office:value="60">
            <text:p>60</text:p>
          </table:table-cell>
          <table:table-cell office:value-type="float" office:value="31.1">
            <text:p>31.1</text:p>
          </table:table-cell>
          <table:table-cell office:value-type="float" office:value="0.437">
            <text:p>0.437</text:p>
          </table:table-cell>
          <table:table-cell office:value-type="float" office:value="0.909">
            <text:p>0.909</text:p>
          </table:table-cell>
          <table:table-cell office:value-type="float" office:value="1.3">
            <text:p>1.3</text:p>
          </table:table-cell>
          <table:table-cell office:value-type="float" office:value="3.4">
            <text:p>3.4</text:p>
          </table:table-cell>
          <table:table-cell office:value-type="float" office:value="5.8">
            <text:p>5.8</text:p>
          </table:table-cell>
          <table:table-cell office:value-type="float" office:value="2.23">
            <text:p>2.23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16.3">
            <text:p>16.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71. Tony Parker, SA PG</text:p>
          </table:table-cell>
          <table:table-cell office:value-type="float" office:value="58">
            <text:p>58</text:p>
          </table:table-cell>
          <table:table-cell office:value-type="float" office:value="32.2">
            <text:p>32.2</text:p>
          </table:table-cell>
          <table:table-cell office:value-type="float" office:value="0.511">
            <text:p>0.511</text:p>
          </table:table-cell>
          <table:table-cell office:value-type="float" office:value="0.769">
            <text:p>0.769</text:p>
          </table:table-cell>
          <table:table-cell office:value-type="float" office:value="0.3">
            <text:p>0.3</text:p>
          </table:table-cell>
          <table:table-cell office:value-type="float" office:value="2.9">
            <text:p>2.9</text:p>
          </table:table-cell>
          <table:table-cell office:value-type="float" office:value="6.4">
            <text:p>6.4</text:p>
          </table:table-cell>
          <table:table-cell office:value-type="float" office:value="2.46">
            <text:p>2.4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2.6">
            <text:p>2.6</text:p>
          </table:table-cell>
          <table:table-cell office:value-type="float" office:value="17.7">
            <text:p>17.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72. Carlos Boozer, Chi PF</text:p>
          </table:table-cell>
          <table:table-cell office:value-type="float" office:value="52">
            <text:p>52</text:p>
          </table:table-cell>
          <table:table-cell office:value-type="float" office:value="30.1">
            <text:p>30.1</text:p>
          </table:table-cell>
          <table:table-cell office:value-type="float" office:value="0.529">
            <text:p>0.529</text:p>
          </table:table-cell>
          <table:table-cell office:value-type="float" office:value="0.721">
            <text:p>0.72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.2">
            <text:p>2.2</text:p>
          </table:table-cell>
          <table:table-cell office:value-type="float" office:value="0.95">
            <text:p>0.95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2.3">
            <text:p>2.3</text:p>
          </table:table-cell>
          <table:table-cell office:value-type="float" office:value="16.3">
            <text:p>16.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73. Wesley Matthews, Por SG, SF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0.458">
            <text:p>0.458</text:p>
          </table:table-cell>
          <table:table-cell office:value-type="float" office:value="0.844">
            <text:p>0.844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1.18">
            <text:p>1.18</text:p>
          </table:table-cell>
          <table:table-cell office:value-type="float" office:value="1.1">
            <text:p>1.1</text:p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14.3">
            <text:p>14.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74. James Harden, OKC SG</text:p>
          </table:table-cell>
          <table:table-cell office:value-type="float" office:value="64">
            <text:p>64</text:p>
          </table:table-cell>
          <table:table-cell office:value-type="float" office:value="31.1">
            <text:p>31.1</text:p>
          </table:table-cell>
          <table:table-cell office:value-type="float" office:value="0.424">
            <text:p>0.424</text:p>
          </table:table-cell>
          <table:table-cell office:value-type="float" office:value="0.834">
            <text:p>0.834</text:p>
          </table:table-cell>
          <table:table-cell office:value-type="float" office:value="1.6">
            <text:p>1.6</text:p>
          </table:table-cell>
          <table:table-cell office:value-type="float" office:value="3.8">
            <text:p>3.8</text:p>
          </table:table-cell>
          <table:table-cell office:value-type="float" office:value="2.5">
            <text:p>2.5</text:p>
          </table:table-cell>
          <table:table-cell office:value-type="float" office:value="1.57">
            <text:p>1.57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1.6">
            <text:p>1.6</text:p>
          </table:table-cell>
          <table:table-cell office:value-type="float" office:value="13.9">
            <text:p>13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75. Elton Brand, Phi PF</text:p>
          </table:table-cell>
          <table:table-cell office:value-type="float" office:value="61">
            <text:p>61</text:p>
          </table:table-cell>
          <table:table-cell office:value-type="float" office:value="34.3">
            <text:p>34.3</text:p>
          </table:table-cell>
          <table:table-cell office:value-type="float" office:value="0.497">
            <text:p>0.497</text:p>
          </table:table-cell>
          <table:table-cell office:value-type="float" office:value="0.766">
            <text:p>0.76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float" office:value="14.4">
            <text:p>14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76. Chauncey Billups, LAC PG</text:p>
          </table:table-cell>
          <table:table-cell office:value-type="float" office:value="54">
            <text:p>54</text:p>
          </table:table-cell>
          <table:table-cell office:value-type="float" office:value="31.2">
            <text:p>31.2</text:p>
          </table:table-cell>
          <table:table-cell office:value-type="float" office:value="0.423">
            <text:p>0.423</text:p>
          </table:table-cell>
          <table:table-cell office:value-type="float" office:value="0.917">
            <text:p>0.917</text:p>
          </table:table-cell>
          <table:table-cell office:value-type="float" office:value="1.9">
            <text:p>1.9</text:p>
          </table:table-cell>
          <table:table-cell office:value-type="float" office:value="2.7">
            <text:p>2.7</text:p>
          </table:table-cell>
          <table:table-cell office:value-type="float" office:value="6.2">
            <text:p>6.2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3">
            <text:p>2.3</text:p>
          </table:table-cell>
          <table:table-cell office:value-type="float" office:value="16.2">
            <text:p>16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7. Tyson Chandler, NY C</text:p>
          </table:table-cell>
          <table:table-cell office:value-type="float" office:value="59">
            <text:p>59</text:p>
          </table:table-cell>
          <table:table-cell office:value-type="float" office:value="32.2">
            <text:p>32.2</text:p>
          </table:table-cell>
          <table:table-cell office:value-type="float" office:value="0.631">
            <text:p>0.631</text:p>
          </table:table-cell>
          <table:table-cell office:value-type="float" office:value="0.719">
            <text:p>0.719</text:p>
          </table:table-cell>
          <table:table-cell office:value-type="float" office:value="0">
            <text:p>0</text:p>
          </table:table-cell>
          <table:table-cell office:value-type="float" office:value="10.8">
            <text:p>10.8</text:p>
          </table:table-cell>
          <table:table-cell office:value-type="float" office:value="0.5">
            <text:p>0.5</text:p>
          </table:table-cell>
          <table:table-cell office:value-type="float" office:value="0.32">
            <text:p>0.32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  <table:table-cell office:value-type="float" office:value="1.6">
            <text:p>1.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78. Channing Frye, Pho PF, C</text:p>
          </table:table-cell>
          <table:table-cell office:value-type="float" office:value="61">
            <text:p>61</text:p>
          </table:table-cell>
          <table:table-cell office:value-type="float" office:value="30.2">
            <text:p>30.2</text:p>
          </table:table-cell>
          <table:table-cell office:value-type="float" office:value="0.435">
            <text:p>0.435</text:p>
          </table:table-cell>
          <table:table-cell office:value-type="float" office:value="0.824">
            <text:p>0.8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2">
            <text:p>1.2</text:p>
          </table:table-cell>
          <table:table-cell office:value-type="float" office:value="1.33">
            <text:p>1.33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9">
            <text:p>0.9</text:p>
          </table:table-cell>
          <table:table-cell office:value-type="float" office:value="11.8">
            <text:p>11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79. Jason Terry, Dal SG</text:p>
          </table:table-cell>
          <table:table-cell office:value-type="float" office:value="64">
            <text:p>64</text:p>
          </table:table-cell>
          <table:table-cell office:value-type="float" office:value="31.8">
            <text:p>31.8</text:p>
          </table:table-cell>
          <table:table-cell office:value-type="float" office:value="0.451">
            <text:p>0.451</text:p>
          </table:table-cell>
          <table:table-cell office:value-type="float" office:value="0.86">
            <text:p>0.86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3.9">
            <text:p>3.9</text:p>
          </table:table-cell>
          <table:table-cell office:value-type="float" office:value="2.17">
            <text:p>2.17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16.4">
            <text:p>16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80. Darren Collison, Ind PG</text:p>
          </table:table-cell>
          <table:table-cell office:value-type="float" office:value="63">
            <text:p>63</text:p>
          </table:table-cell>
          <table:table-cell office:value-type="float" office:value="29.9">
            <text:p>29.9</text:p>
          </table:table-cell>
          <table:table-cell office:value-type="float" office:value="0.463">
            <text:p>0.463</text:p>
          </table:table-cell>
          <table:table-cell office:value-type="float" office:value="0.86">
            <text:p>0.86</text:p>
          </table:table-cell>
          <table:table-cell office:value-type="float" office:value="0.5">
            <text:p>0.5</text:p>
          </table:table-cell>
          <table:table-cell office:value-type="float" office:value="2.8">
            <text:p>2.8</text:p>
          </table:table-cell>
          <table:table-cell office:value-type="float" office:value="5.2">
            <text:p>5.2</text:p>
          </table:table-cell>
          <table:table-cell office:value-type="float" office:value="2.08">
            <text:p>2.08</text:p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2.5">
            <text:p>2.5</text:p>
          </table:table-cell>
          <table:table-cell office:value-type="float" office:value="12.2">
            <text:p>12.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81. Jose Calderon, Tor PG</text:p>
          </table:table-cell>
          <table:table-cell office:value-type="float" office:value="55">
            <text:p>55</text:p>
          </table:table-cell>
          <table:table-cell office:value-type="float" office:value="28.5">
            <text:p>28.5</text:p>
          </table:table-cell>
          <table:table-cell office:value-type="float" office:value="0.475">
            <text:p>0.475</text:p>
          </table:table-cell>
          <table:table-cell office:value-type="float" office:value="0.867">
            <text:p>0.867</text:p>
          </table:table-cell>
          <table:table-cell office:value-type="float" office:value="0.9">
            <text:p>0.9</text:p>
          </table:table-cell>
          <table:table-cell office:value-type="float" office:value="2.8">
            <text:p>2.8</text:p>
          </table:table-cell>
          <table:table-cell office:value-type="float" office:value="7.8">
            <text:p>7.8</text:p>
          </table:table-cell>
          <table:table-cell office:value-type="float" office:value="4.09">
            <text:p>4.09</text:p>
          </table:table-cell>
          <table:table-cell office:value-type="float" office:value="1.1">
            <text:p>1.1</text:p>
          </table:table-cell>
          <table:table-cell office:value-type="float" office:value="0.1">
            <text:p>0.1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82. Chris Kaman, Nor C</text:p>
          </table:table-cell>
          <table:table-cell office:value-type="float" office:value="35">
            <text:p>35</text:p>
          </table:table-cell>
          <table:table-cell office:value-type="float" office:value="29.1">
            <text:p>29.1</text:p>
          </table:table-cell>
          <table:table-cell office:value-type="float" office:value="0.485">
            <text:p>0.485</text:p>
          </table:table-cell>
          <table:table-cell office:value-type="float" office:value="0.737">
            <text:p>0.737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5">
            <text:p>1.5</text:p>
          </table:table-cell>
          <table:table-cell office:value-type="float" office:value="0.65">
            <text:p>0.65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  <table:table-cell office:value-type="float" office:value="2.3">
            <text:p>2.3</text:p>
          </table:table-cell>
          <table:table-cell office:value-type="float" office:value="14.5">
            <text:p>14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83. Michael Beasley, Min SF, PF</text:p>
          </table:table-cell>
          <table:table-cell office:value-type="float" office:value="60">
            <text:p>60</text:p>
          </table:table-cell>
          <table:table-cell office:value-type="float" office:value="30.7">
            <text:p>30.7</text:p>
          </table:table-cell>
          <table:table-cell office:value-type="float" office:value="0.453">
            <text:p>0.453</text:p>
          </table:table-cell>
          <table:table-cell office:value-type="float" office:value="0.764">
            <text:p>0.764</text:p>
          </table:table-cell>
          <table:table-cell office:value-type="float" office:value="0.6">
            <text:p>0.6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2.2">
            <text:p>2.2</text:p>
          </table:table-cell>
          <table:table-cell office:value-type="float" office:value="17.4">
            <text:p>17.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84. Jameer Nelson, Orl PG</text:p>
          </table:table-cell>
          <table:table-cell office:value-type="float" office:value="51">
            <text:p>51</text:p>
          </table:table-cell>
          <table:table-cell office:value-type="float" office:value="31.1">
            <text:p>31.1</text:p>
          </table:table-cell>
          <table:table-cell office:value-type="float" office:value="0.451">
            <text:p>0.451</text:p>
          </table:table-cell>
          <table:table-cell office:value-type="float" office:value="0.822">
            <text:p>0.822</text:p>
          </table:table-cell>
          <table:table-cell office:value-type="float" office:value="1.6">
            <text:p>1.6</text:p>
          </table:table-cell>
          <table:table-cell office:value-type="float" office:value="3.2">
            <text:p>3.2</text:p>
          </table:table-cell>
          <table:table-cell office:value-type="float" office:value="6.3">
            <text:p>6.3</text:p>
          </table:table-cell>
          <table:table-cell office:value-type="float" office:value="2.63">
            <text:p>2.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13.3">
            <text:p>13.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85. Lamar Odom, Dal PF</text:p>
          </table:table-cell>
          <table:table-cell office:value-type="float" office:value="65">
            <text:p>65</text:p>
          </table:table-cell>
          <table:table-cell office:value-type="float" office:value="28.8">
            <text:p>28.8</text:p>
          </table:table-cell>
          <table:table-cell office:value-type="float" office:value="0.51">
            <text:p>0.51</text:p>
          </table:table-cell>
          <table:table-cell office:value-type="float" office:value="0.669">
            <text:p>0.669</text:p>
          </table:table-cell>
          <table:table-cell office:value-type="float" office:value="0.7">
            <text:p>0.7</text:p>
          </table:table-cell>
          <table:table-cell office:value-type="float" office:value="8.1">
            <text:p>8.1</text:p>
          </table:table-cell>
          <table:table-cell office:value-type="float" office:value="2.8">
            <text:p>2.8</text:p>
          </table:table-cell>
          <table:table-cell office:value-type="float" office:value="1.75">
            <text:p>1.75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.6">
            <text:p>1.6</text:p>
          </table:table-cell>
          <table:table-cell office:value-type="float" office:value="11.8">
            <text:p>11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86. Emeka Okafor, Nor C</text:p>
          </table:table-cell>
          <table:table-cell office:value-type="float" office:value="61">
            <text:p>61</text:p>
          </table:table-cell>
          <table:table-cell office:value-type="float" office:value="29.2">
            <text:p>29.2</text:p>
          </table:table-cell>
          <table:table-cell office:value-type="float" office:value="0.56">
            <text:p>0.56</text:p>
          </table:table-cell>
          <table:table-cell office:value-type="float" office:value="0.565">
            <text:p>0.565</text:p>
          </table:table-cell>
          <table:table-cell office:value-type="float" office:value="0">
            <text:p>0</text:p>
          </table:table-cell>
          <table:table-cell office:value-type="float" office:value="8.9">
            <text:p>8.9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10.1">
            <text:p>10.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87. DeAndre Jordan, LAC C</text:p>
          </table:table-cell>
          <table:table-cell office:value-type="float" office:value="59">
            <text:p>59</text:p>
          </table:table-cell>
          <table:table-cell office:value-type="float" office:value="32.3">
            <text:p>32.3</text:p>
          </table:table-cell>
          <table:table-cell office:value-type="float" office:value="0.664">
            <text:p>0.664</text:p>
          </table:table-cell>
          <table:table-cell office:value-type="float" office:value="0.429">
            <text:p>0.429</text:p>
          </table:table-cell>
          <table:table-cell office:value-type="float" office:value="0">
            <text:p>0</text:p>
          </table:table-cell>
          <table:table-cell office:value-type="float" office:value="9.3">
            <text:p>9.3</text:p>
          </table:table-cell>
          <table:table-cell office:value-type="float" office:value="0.6">
            <text:p>0.6</text:p>
          </table:table-cell>
          <table:table-cell office:value-type="float" office:value="0.35">
            <text:p>0.35</text:p>
          </table:table-cell>
          <table:table-cell office:value-type="float" office:value="0.6">
            <text:p>0.6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9.1">
            <text:p>9.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88. DeMar DeRozan, Tor SG</text:p>
          </table:table-cell>
          <table:table-cell office:value-type="float" office:value="66">
            <text:p>66</text:p>
          </table:table-cell>
          <table:table-cell office:value-type="float" office:value="35.4">
            <text:p>35.4</text:p>
          </table:table-cell>
          <table:table-cell office:value-type="float" office:value="0.472">
            <text:p>0.472</text:p>
          </table:table-cell>
          <table:table-cell office:value-type="float" office:value="0.821">
            <text:p>0.821</text:p>
          </table:table-cell>
          <table:table-cell office:value-type="float" office:value="0.2">
            <text:p>0.2</text:p>
          </table:table-cell>
          <table:table-cell office:value-type="float" office:value="4.1">
            <text:p>4.1</text:p>
          </table:table-cell>
          <table:table-cell office:value-type="float" office:value="2">
            <text:p>2</text:p>
          </table:table-cell>
          <table:table-cell office:value-type="float" office:value="1.06">
            <text:p>1.06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1.9">
            <text:p>1.9</text:p>
          </table:table-cell>
          <table:table-cell office:value-type="float" office:value="19.2">
            <text:p>19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89. Jason Richardson, Orl SG</text:p>
          </table:table-cell>
          <table:table-cell office:value-type="float" office:value="64">
            <text:p>64</text:p>
          </table:table-cell>
          <table:table-cell office:value-type="float" office:value="32.3">
            <text:p>32.3</text:p>
          </table:table-cell>
          <table:table-cell office:value-type="float" office:value="0.458">
            <text:p>0.458</text:p>
          </table:table-cell>
          <table:table-cell office:value-type="float" office:value="0.746">
            <text:p>0.746</text:p>
          </table:table-cell>
          <table:table-cell office:value-type="float" office:value="2.1">
            <text:p>2.1</text:p>
          </table:table-cell>
          <table:table-cell office:value-type="float" office:value="4.3">
            <text:p>4.3</text:p>
          </table:table-cell>
          <table:table-cell office:value-type="float" office:value="1.8">
            <text:p>1.8</text:p>
          </table:table-cell>
          <table:table-cell office:value-type="float" office:value="1.49">
            <text:p>1.49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15.3">
            <text:p>15.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90. Derrick Williams, Min PF</text:p>
          </table:table-cell>
          <table:table-cell office:value-type="float" office:value="60">
            <text:p>60</text:p>
          </table:table-cell>
          <table:table-cell office:value-type="float" office:value="28.6">
            <text:p>28.6</text:p>
          </table:table-cell>
          <table:table-cell office:value-type="float" office:value="0.485">
            <text:p>0.485</text:p>
          </table:table-cell>
          <table:table-cell office:value-type="float" office:value="0.753">
            <text:p>0.753</text:p>
          </table:table-cell>
          <table:table-cell office:value-type="float" office:value="1">
            <text:p>1</text:p>
          </table:table-cell>
          <table:table-cell office:value-type="float" office:value="5.7">
            <text:p>5.7</text:p>
          </table:table-cell>
          <table:table-cell office:value-type="float" office:value="0.8">
            <text:p>0.8</text:p>
          </table:table-cell>
          <table:table-cell office:value-type="float" office:value="0.44">
            <text:p>0.44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1.8">
            <text:p>1.8</text:p>
          </table:table-cell>
          <table:table-cell office:value-type="float" office:value="14.1">
            <text:p>14.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91. Nick Young, Wsh SG</text:p>
          </table:table-cell>
          <table:table-cell office:value-type="float" office:value="59">
            <text:p>59</text:p>
          </table:table-cell>
          <table:table-cell office:value-type="float" office:value="30.2">
            <text:p>30.2</text:p>
          </table:table-cell>
          <table:table-cell office:value-type="float" office:value="0.444">
            <text:p>0.444</text:p>
          </table:table-cell>
          <table:table-cell office:value-type="float" office:value="0.819">
            <text:p>0.819</text:p>
          </table:table-cell>
          <table:table-cell office:value-type="float" office:value="1.7">
            <text:p>1.7</text:p>
          </table:table-cell>
          <table:table-cell office:value-type="float" office:value="2.8">
            <text:p>2.8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1.5">
            <text:p>1.5</text:p>
          </table:table-cell>
          <table:table-cell office:value-type="float" office:value="17.2">
            <text:p>17.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92. Marcus Thornton, Sac SG</text:p>
          </table:table-cell>
          <table:table-cell office:value-type="float" office:value="59">
            <text:p>59</text:p>
          </table:table-cell>
          <table:table-cell office:value-type="float" office:value="31.8">
            <text:p>31.8</text:p>
          </table:table-cell>
          <table:table-cell office:value-type="float" office:value="0.441">
            <text:p>0.441</text:p>
          </table:table-cell>
          <table:table-cell office:value-type="float" office:value="0.794">
            <text:p>0.794</text:p>
          </table:table-cell>
          <table:table-cell office:value-type="float" office:value="1.7">
            <text:p>1.7</text:p>
          </table:table-cell>
          <table:table-cell office:value-type="float" office:value="4.3">
            <text:p>4.3</text:p>
          </table:table-cell>
          <table:table-cell office:value-type="float" office:value="2.3">
            <text:p>2.3</text:p>
          </table:table-cell>
          <table:table-cell office:value-type="float" office:value="1.53">
            <text:p>1.53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office:value-type="float" office:value="1.5">
            <text:p>1.5</text:p>
          </table:table-cell>
          <table:table-cell office:value-type="float" office:value="17.2">
            <text:p>17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93. Kris Humphries, NJ PF</text:p>
          </table:table-cell>
          <table:table-cell office:value-type="float" office:value="53">
            <text:p>53</text:p>
          </table:table-cell>
          <table:table-cell office:value-type="float" office:value="28.5">
            <text:p>28.5</text:p>
          </table:table-cell>
          <table:table-cell office:value-type="float" office:value="0.525">
            <text:p>0.525</text:p>
          </table:table-cell>
          <table:table-cell office:value-type="float" office:value="0.671">
            <text:p>0.671</text:p>
          </table:table-cell>
          <table:table-cell office:value-type="float" office:value="0">
            <text:p>0</text:p>
          </table:table-cell>
          <table:table-cell office:value-type="float" office:value="10.5">
            <text:p>10.5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  <table:table-cell office:value-type="float" office:value="1.5">
            <text:p>1.5</text:p>
          </table:table-cell>
          <table:table-cell office:value-type="float" office:value="10.8">
            <text:p>10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94. Antawn Jamison, Cle PF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0.444">
            <text:p>0.444</text:p>
          </table:table-cell>
          <table:table-cell office:value-type="float" office:value="0.734">
            <text:p>0.734</text:p>
          </table:table-cell>
          <table:table-cell office:value-type="float" office:value="1.4">
            <text:p>1.4</text:p>
          </table:table-cell>
          <table:table-cell office:value-type="float" office:value="7">
            <text:p>7</text:p>
          </table:table-cell>
          <table:table-cell office:value-type="float" office:value="1.3">
            <text:p>1.3</text:p>
          </table:table-cell>
          <table:table-cell office:value-type="float" office:value="0.87">
            <text:p>0.87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5">
            <text:p>1.5</text:p>
          </table:table-cell>
          <table:table-cell office:value-type="float" office:value="18.6">
            <text:p>18.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95. Jarrett Jack, Nor PG, SG</text:p>
          </table:table-cell>
          <table:table-cell office:value-type="float" office:value="63">
            <text:p>63</text:p>
          </table:table-cell>
          <table:table-cell office:value-type="float" office:value="32.1">
            <text:p>32.1</text:p>
          </table:table-cell>
          <table:table-cell office:value-type="float" office:value="0.435">
            <text:p>0.435</text:p>
          </table:table-cell>
          <table:table-cell office:value-type="float" office:value="0.85">
            <text:p>0.85</text:p>
          </table:table-cell>
          <table:table-cell office:value-type="float" office:value="0.8">
            <text:p>0.8</text:p>
          </table:table-cell>
          <table:table-cell office:value-type="float" office:value="3.2">
            <text:p>3.2</text:p>
          </table:table-cell>
          <table:table-cell office:value-type="float" office:value="4.8">
            <text:p>4.8</text:p>
          </table:table-cell>
          <table:table-cell office:value-type="float" office:value="2.29">
            <text:p>2.29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2.1">
            <text:p>2.1</text:p>
          </table:table-cell>
          <table:table-cell office:value-type="float" office:value="13.5">
            <text:p>13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96. Toney Douglas, NY PG, SG</text:p>
          </table:table-cell>
          <table:table-cell office:value-type="float" office:value="60">
            <text:p>60</text:p>
          </table:table-cell>
          <table:table-cell office:value-type="float" office:value="31.1">
            <text:p>31.1</text:p>
          </table:table-cell>
          <table:table-cell office:value-type="float" office:value="0.428">
            <text:p>0.428</text:p>
          </table:table-cell>
          <table:table-cell office:value-type="float" office:value="0.804">
            <text:p>0.804</text:p>
          </table:table-cell>
          <table:table-cell office:value-type="float" office:value="2.2">
            <text:p>2.2</text:p>
          </table:table-cell>
          <table:table-cell office:value-type="float" office:value="3.7">
            <text:p>3.7</text:p>
          </table:table-cell>
          <table:table-cell office:value-type="float" office:value="4.7">
            <text:p>4.7</text:p>
          </table:table-cell>
          <table:table-cell office:value-type="float" office:value="3.36">
            <text:p>3.36</text:p>
          </table:table-cell>
          <table:table-cell office:value-type="float" office:value="1.4">
            <text:p>1.4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13.7">
            <text:p>13.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97. Nicolas Batum, Por SF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0.462">
            <text:p>0.462</text:p>
          </table:table-cell>
          <table:table-cell office:value-type="float" office:value="0.845">
            <text:p>0.845</text:p>
          </table:table-cell>
          <table:table-cell office:value-type="float" office:value="1.5">
            <text:p>1.5</text:p>
          </table:table-cell>
          <table:table-cell office:value-type="float" office:value="4.7">
            <text:p>4.7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12.3">
            <text:p>12.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98. Anderson Varejao, Cle PF, C</text:p>
          </table:table-cell>
          <table:table-cell office:value-type="float" office:value="61">
            <text:p>61</text:p>
          </table:table-cell>
          <table:table-cell office:value-type="float" office:value="33.1">
            <text:p>33.1</text:p>
          </table:table-cell>
          <table:table-cell office:value-type="float" office:value="0.532">
            <text:p>0.532</text:p>
          </table:table-cell>
          <table:table-cell office:value-type="float" office:value="0.662">
            <text:p>0.662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float" office:value="1.4">
            <text:p>1.4</text:p>
          </table:table-cell>
          <table:table-cell office:value-type="float" office:value="1.16">
            <text:p>1.16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0.3">
            <text:p>10.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99. Ed Davis, Tor PF, C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0.579">
            <text:p>0.579</text:p>
          </table:table-cell>
          <table:table-cell office:value-type="float" office:value="0.559">
            <text:p>0.559</text:p>
          </table:table-cell>
          <table:table-cell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float" office:value="0.7">
            <text:p>0.7</text:p>
          </table:table-cell>
          <table:table-cell office:value-type="float" office:value="0.64">
            <text:p>0.64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1.7">
            <text:p>11.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00. Rodney Stuckey, Det PG, SG</text:p>
          </table:table-cell>
          <table:table-cell office:value-type="float" office:value="60">
            <text:p>60</text:p>
          </table:table-cell>
          <table:table-cell office:value-type="float" office:value="31.1">
            <text:p>31.1</text:p>
          </table:table-cell>
          <table:table-cell office:value-type="float" office:value="0.432">
            <text:p>0.432</text:p>
          </table:table-cell>
          <table:table-cell office:value-type="float" office:value="0.85">
            <text:p>0.85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4.4">
            <text:p>4.4</text:p>
          </table:table-cell>
          <table:table-cell office:value-type="float" office:value="2.2">
            <text:p>2.2</text:p>
          </table:table-cell>
          <table:table-cell office:value-type="float" office:value="1.1">
            <text:p>1.1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16.1">
            <text:p>16.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1. Boris Diaw, Cha PF, SF</text:p>
          </table:table-cell>
          <table:table-cell office:value-type="float" office:value="66">
            <text:p>66</text:p>
          </table:table-cell>
          <table:table-cell office:value-type="float" office:value="30.2">
            <text:p>30.2</text:p>
          </table:table-cell>
          <table:table-cell office:value-type="float" office:value="0.491">
            <text:p>0.491</text:p>
          </table:table-cell>
          <table:table-cell office:value-type="float" office:value="0.696">
            <text:p>0.696</text:p>
          </table:table-cell>
          <table:table-cell office:value-type="float" office:value="0.8">
            <text:p>0.8</text:p>
          </table:table-cell>
          <table:table-cell office:value-type="float" office:value="5.1">
            <text:p>5.1</text:p>
          </table:table-cell>
          <table:table-cell office:value-type="float" office:value="3.4">
            <text:p>3.4</text:p>
          </table:table-cell>
          <table:table-cell office:value-type="float" office:value="1.7">
            <text:p>1.7</text:p>
          </table:table-cell>
          <table:table-cell table:number-columns-repeated="2" office:value-type="float" office:value="0.7">
            <text:p>0.7</text:p>
          </table:table-cell>
          <table:table-cell office:value-type="float" office:value="2">
            <text:p>2</text:p>
          </table:table-cell>
          <table:table-cell office:value-type="float" office:value="11.1">
            <text:p>11.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2. D.J. Augustin, Cha PG</text:p>
          </table:table-cell>
          <table:table-cell office:value-type="float" office:value="66">
            <text:p>66</text:p>
          </table:table-cell>
          <table:table-cell office:value-type="float" office:value="29.4">
            <text:p>29.4</text:p>
          </table:table-cell>
          <table:table-cell office:value-type="float" office:value="0.422">
            <text:p>0.422</text:p>
          </table:table-cell>
          <table:table-cell office:value-type="float" office:value="0.899">
            <text:p>0.899</text:p>
          </table:table-cell>
          <table:table-cell office:value-type="float" office:value="1.3">
            <text:p>1.3</text:p>
          </table:table-cell>
          <table:table-cell office:value-type="float" office:value="2.5">
            <text:p>2.5</text:p>
          </table:table-cell>
          <table:table-cell office:value-type="float" office:value="5.1">
            <text:p>5.1</text:p>
          </table:table-cell>
          <table:table-cell office:value-type="float" office:value="2.83">
            <text:p>2.8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3. Jamal Crawford, Por SG, PG</text:p>
          </table:table-cell>
          <table:table-cell office:value-type="float" office:value="54">
            <text:p>54</text:p>
          </table:table-cell>
          <table:table-cell office:value-type="float" office:value="30.5">
            <text:p>30.5</text:p>
          </table:table-cell>
          <table:table-cell office:value-type="float" office:value="0.428">
            <text:p>0.428</text:p>
          </table:table-cell>
          <table:table-cell office:value-type="float" office:value="0.86">
            <text:p>0.86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3.2">
            <text:p>3.2</text:p>
          </table:table-cell>
          <table:table-cell office:value-type="float" office:value="1.78">
            <text:p>1.78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15.2">
            <text:p>15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4. Jeff Teague, Atl PG</text:p>
          </table:table-cell>
          <table:table-cell office:value-type="float" office:value="60">
            <text:p>60</text:p>
          </table:table-cell>
          <table:table-cell office:value-type="float" office:value="29.5">
            <text:p>29.5</text:p>
          </table:table-cell>
          <table:table-cell office:value-type="float" office:value="0.432">
            <text:p>0.432</text:p>
          </table:table-cell>
          <table:table-cell office:value-type="float" office:value="0.802">
            <text:p>0.802</text:p>
          </table:table-cell>
          <table:table-cell office:value-type="float" office:value="0.7">
            <text:p>0.7</text:p>
          </table:table-cell>
          <table:table-cell office:value-type="float" office:value="2.7">
            <text:p>2.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10.9">
            <text:p>10.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5. Shawn Marion, Dal SF, PF</text:p>
          </table:table-cell>
          <table:table-cell office:value-type="float" office:value="62">
            <text:p>62</text:p>
          </table:table-cell>
          <table:table-cell office:value-type="float" office:value="27.1">
            <text:p>27.1</text:p>
          </table:table-cell>
          <table:table-cell office:value-type="float" office:value="0.513">
            <text:p>0.513</text:p>
          </table:table-cell>
          <table:table-cell office:value-type="float" office:value="0.768">
            <text:p>0.768</text:p>
          </table:table-cell>
          <table:table-cell office:value-type="float" office:value="0.1">
            <text:p>0.1</text:p>
          </table:table-cell>
          <table:table-cell office:value-type="float" office:value="6.3">
            <text:p>6.3</text:p>
          </table:table-cell>
          <table:table-cell office:value-type="float" office:value="1.3">
            <text:p>1.3</text:p>
          </table:table-cell>
          <table:table-cell office:value-type="float" office:value="0.93">
            <text:p>0.93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1.4">
            <text:p>1.4</text:p>
          </table:table-cell>
          <table:table-cell office:value-type="float" office:value="11.2">
            <text:p>1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6. Samuel Dalembert, FA C</text:p>
          </table:table-cell>
          <table:table-cell office:value-type="float" office:value="65">
            <text:p>65</text:p>
          </table:table-cell>
          <table:table-cell office:value-type="float" office:value="24.7">
            <text:p>24.7</text:p>
          </table:table-cell>
          <table:table-cell office:value-type="float" office:value="0.492">
            <text:p>0.492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float" office:value="0.7">
            <text:p>0.7</text:p>
          </table:table-cell>
          <table:table-cell office:value-type="float" office:value="0.44">
            <text:p>0.4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7.7">
            <text:p>7.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7. Andre Miller, Den PG</text:p>
          </table:table-cell>
          <table:table-cell office:value-type="float" office:value="62">
            <text:p>62</text:p>
          </table:table-cell>
          <table:table-cell office:value-type="float" office:value="27.4">
            <text:p>27.4</text:p>
          </table:table-cell>
          <table:table-cell office:value-type="float" office:value="0.458">
            <text:p>0.458</text:p>
          </table:table-cell>
          <table:table-cell office:value-type="float" office:value="0.839">
            <text:p>0.839</text:p>
          </table:table-cell>
          <table:table-cell office:value-type="float" office:value="0.1">
            <text:p>0.1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office:value-type="float" office:value="2.05">
            <text:p>2.05</text:p>
          </table:table-cell>
          <table:table-cell office:value-type="float" office:value="1.1">
            <text:p>1.1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11.4">
            <text:p>11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8. Tony Allen, Mem SG</text:p>
          </table:table-cell>
          <table:table-cell office:value-type="float" office:value="52">
            <text:p>52</text:p>
          </table:table-cell>
          <table:table-cell office:value-type="float" office:value="26.6">
            <text:p>26.6</text:p>
          </table:table-cell>
          <table:table-cell office:value-type="float" office:value="0.507">
            <text:p>0.507</text:p>
          </table:table-cell>
          <table:table-cell office:value-type="float" office:value="0.721">
            <text:p>0.721</text:p>
          </table:table-cell>
          <table:table-cell office:value-type="float" office:value="0.1">
            <text:p>0.1</text:p>
          </table:table-cell>
          <table:table-cell office:value-type="float" office:value="3.6">
            <text:p>3.6</text:p>
          </table:table-cell>
          <table:table-cell office:value-type="float" office:value="1.9">
            <text:p>1.9</text:p>
          </table:table-cell>
          <table:table-cell office:value-type="float" office:value="1.13">
            <text:p>1.13</text:p>
          </table:table-cell>
          <table:table-cell office:value-type="float" office:value="2.1">
            <text:p>2.1</text:p>
          </table:table-cell>
          <table:table-cell office:value-type="float" office:value="0.7">
            <text:p>0.7</text:p>
          </table:table-cell>
          <table:table-cell office:value-type="float" office:value="1.7">
            <text:p>1.7</text:p>
          </table:table-cell>
          <table:table-cell office:value-type="float" office:value="11.1">
            <text:p>11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9. Richard Hamilton, Chi SG</text:p>
          </table:table-cell>
          <table:table-cell office:value-type="float" office:value="60">
            <text:p>60</text:p>
          </table:table-cell>
          <table:table-cell office:value-type="float" office:value="31.5">
            <text:p>31.5</text:p>
          </table:table-cell>
          <table:table-cell office:value-type="float" office:value="0.428">
            <text:p>0.428</text:p>
          </table:table-cell>
          <table:table-cell office:value-type="float" office:value="0.844">
            <text:p>0.844</text:p>
          </table:table-cell>
          <table:table-cell office:value-type="float" office:value="1">
            <text:p>1</text:p>
          </table:table-cell>
          <table:table-cell office:value-type="float" office:value="2.6">
            <text:p>2.6</text:p>
          </table:table-cell>
          <table:table-cell office:value-type="float" office:value="3.8">
            <text:p>3.8</text:p>
          </table:table-cell>
          <table:table-cell office:value-type="float" office:value="1.9">
            <text:p>1.9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15.3">
            <text:p>15.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10. Jordan Crawford, Wsh SG</text:p>
          </table:table-cell>
          <table:table-cell office:value-type="float" office:value="62">
            <text:p>62</text:p>
          </table:table-cell>
          <table:table-cell office:value-type="float" office:value="27.5">
            <text:p>27.5</text:p>
          </table:table-cell>
          <table:table-cell office:value-type="float" office:value="0.403">
            <text:p>0.403</text:p>
          </table:table-cell>
          <table:table-cell office:value-type="float" office:value="0.79">
            <text:p>0.79</text:p>
          </table:table-cell>
          <table:table-cell office:value-type="float" office:value="0.9">
            <text:p>0.9</text:p>
          </table:table-cell>
          <table:table-cell office:value-type="float" office:value="2.3">
            <text:p>2.3</text:p>
          </table:table-cell>
          <table:table-cell office:value-type="float" office:value="3.4">
            <text:p>3.4</text:p>
          </table:table-cell>
          <table:table-cell office:value-type="float" office:value="1.7">
            <text:p>1.7</text:p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1. Amir Johnson, Tor PF</text:p>
          </table:table-cell>
          <table:table-cell office:value-type="float" office:value="56">
            <text:p>56</text:p>
          </table:table-cell>
          <table:table-cell office:value-type="float" office:value="25.1">
            <text:p>25.1</text:p>
          </table:table-cell>
          <table:table-cell office:value-type="float" office:value="0.535">
            <text:p>0.535</text:p>
          </table:table-cell>
          <table:table-cell office:value-type="float" office:value="0.745">
            <text:p>0.745</text:p>
          </table:table-cell>
          <table:table-cell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7.9">
            <text:p>7.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12. Ricky Rubio, Min PG</text:p>
          </table:table-cell>
          <table:table-cell office:value-type="float" office:value="62">
            <text:p>62</text:p>
          </table:table-cell>
          <table:table-cell office:value-type="float" office:value="33.5">
            <text:p>33.5</text:p>
          </table:table-cell>
          <table:table-cell office:value-type="float" office:value="0.424">
            <text:p>0.424</text:p>
          </table:table-cell>
          <table:table-cell office:value-type="float" office:value="0.803">
            <text:p>0.803</text:p>
          </table:table-cell>
          <table:table-cell office:value-type="float" office:value="0.5">
            <text:p>0.5</text:p>
          </table:table-cell>
          <table:table-cell office:value-type="float" office:value="3.1">
            <text:p>3.1</text:p>
          </table:table-cell>
          <table:table-cell office:value-type="float" office:value="6.1">
            <text:p>6.1</text:p>
          </table:table-cell>
          <table:table-cell office:value-type="float" office:value="1.97">
            <text:p>1.97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office:value-type="float" office:value="3.1">
            <text:p>3.1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13. Arron Afflalo, Den SG</text:p>
          </table:table-cell>
          <table:table-cell office:value-type="float" office:value="59">
            <text:p>59</text:p>
          </table:table-cell>
          <table:table-cell office:value-type="float" office:value="30.5">
            <text:p>30.5</text:p>
          </table:table-cell>
          <table:table-cell office:value-type="float" office:value="0.485">
            <text:p>0.485</text:p>
          </table:table-cell>
          <table:table-cell office:value-type="float" office:value="0.83">
            <text:p>0.83</text:p>
          </table:table-cell>
          <table:table-cell office:value-type="float" office:value="1.4">
            <text:p>1.4</text:p>
          </table:table-cell>
          <table:table-cell office:value-type="float" office:value="3.3">
            <text:p>3.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10.8">
            <text:p>10.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4. John Salmons, Sac SF, SG</text:p>
          </table:table-cell>
          <table:table-cell office:value-type="float" office:value="61">
            <text:p>61</text:p>
          </table:table-cell>
          <table:table-cell office:value-type="float" office:value="31.3">
            <text:p>31.3</text:p>
          </table:table-cell>
          <table:table-cell office:value-type="float" office:value="0.431">
            <text:p>0.431</text:p>
          </table:table-cell>
          <table:table-cell office:value-type="float" office:value="0.821">
            <text:p>0.821</text:p>
          </table:table-cell>
          <table:table-cell office:value-type="float" office:value="1.2">
            <text:p>1.2</text:p>
          </table:table-cell>
          <table:table-cell office:value-type="float" office:value="3.2">
            <text:p>3.2</text:p>
          </table:table-cell>
          <table:table-cell office:value-type="float" office:value="2.8">
            <text:p>2.8</text:p>
          </table:table-cell>
          <table:table-cell office:value-type="float" office:value="1.74">
            <text:p>1.74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1.6">
            <text:p>1.6</text:p>
          </table:table-cell>
          <table:table-cell office:value-type="float" office:value="13.4">
            <text:p>13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15. Caron Butler, LAC SF</text:p>
          </table:table-cell>
          <table:table-cell office:value-type="float" office:value="45">
            <text:p>45</text:p>
          </table:table-cell>
          <table:table-cell office:value-type="float" office:value="34.9">
            <text:p>34.9</text:p>
          </table:table-cell>
          <table:table-cell office:value-type="float" office:value="0.441">
            <text:p>0.441</text:p>
          </table:table-cell>
          <table:table-cell office:value-type="float" office:value="0.825">
            <text:p>0.825</text:p>
          </table:table-cell>
          <table:table-cell office:value-type="float" office:value="0.8">
            <text:p>0.8</text:p>
          </table:table-cell>
          <table:table-cell office:value-type="float" office:value="5.4">
            <text:p>5.4</text:p>
          </table:table-cell>
          <table:table-cell office:value-type="float" office:value="2.4">
            <text:p>2.4</text:p>
          </table:table-cell>
          <table:table-cell office:value-type="float" office:value="1.09">
            <text:p>1.09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2.2">
            <text:p>2.2</text:p>
          </table:table-cell>
          <table:table-cell office:value-type="float" office:value="16.8">
            <text:p>16.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6. George Hill, Ind PG, SG</text:p>
          </table:table-cell>
          <table:table-cell office:value-type="float" office:value="62">
            <text:p>62</text:p>
          </table:table-cell>
          <table:table-cell office:value-type="float" office:value="29.6">
            <text:p>29.6</text:p>
          </table:table-cell>
          <table:table-cell office:value-type="float" office:value="0.46">
            <text:p>0.46</text:p>
          </table:table-cell>
          <table:table-cell office:value-type="float" office:value="0.839">
            <text:p>0.839</text:p>
          </table:table-cell>
          <table:table-cell office:value-type="float" office:value="1.1">
            <text:p>1.1</text:p>
          </table:table-cell>
          <table:table-cell table:number-columns-repeated="2" office:value-type="float" office:value="2.8">
            <text:p>2.8</text:p>
          </table:table-cell>
          <table:table-cell office:value-type="float" office:value="1.87">
            <text:p>1.87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1.5">
            <text:p>1.5</text:p>
          </table:table-cell>
          <table:table-cell office:value-type="float" office:value="12.6">
            <text:p>12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17. Brandon Knight, Det PG, SG</text:p>
          </table:table-cell>
          <table:table-cell office:value-type="float" office:value="63">
            <text:p>63</text:p>
          </table:table-cell>
          <table:table-cell office:value-type="float" office:value="28.5">
            <text:p>28.5</text:p>
          </table:table-cell>
          <table:table-cell office:value-type="float" office:value="0.399">
            <text:p>0.399</text:p>
          </table:table-cell>
          <table:table-cell office:value-type="float" office:value="0.782">
            <text:p>0.782</text:p>
          </table:table-cell>
          <table:table-cell office:value-type="float" office:value="1.4">
            <text:p>1.4</text:p>
          </table:table-cell>
          <table:table-cell office:value-type="float" office:value="2.6">
            <text:p>2.6</text:p>
          </table:table-cell>
          <table:table-cell office:value-type="float" office:value="5.1">
            <text:p>5.1</text:p>
          </table:table-cell>
          <table:table-cell office:value-type="float" office:value="2.13">
            <text:p>2.13</text:p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2.4">
            <text:p>2.4</text:p>
          </table:table-cell>
          <table:table-cell office:value-type="float" office:value="12.2">
            <text:p>12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18. Corey Maggette, Cha SF</text:p>
          </table:table-cell>
          <table:table-cell office:value-type="float" office:value="55">
            <text:p>55</text:p>
          </table:table-cell>
          <table:table-cell office:value-type="float" office:value="32.4">
            <text:p>32.4</text:p>
          </table:table-cell>
          <table:table-cell office:value-type="float" office:value="0.455">
            <text:p>0.455</text:p>
          </table:table-cell>
          <table:table-cell office:value-type="float" office:value="0.833">
            <text:p>0.833</text:p>
          </table:table-cell>
          <table:table-cell office:value-type="float" office:value="0.7">
            <text:p>0.7</text:p>
          </table:table-cell>
          <table:table-cell office:value-type="float" office:value="5.4">
            <text:p>5.4</text:p>
          </table:table-cell>
          <table:table-cell office:value-type="float" office:value="2.2">
            <text:p>2.2</text:p>
          </table:table-cell>
          <table:table-cell office:value-type="float" office:value="0.88">
            <text:p>0.88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2.5">
            <text:p>2.5</text:p>
          </table:table-cell>
          <table:table-cell office:value-type="float" office:value="19.1">
            <text:p>19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9. Thaddeus Young, Phi SF</text:p>
          </table:table-cell>
          <table:table-cell office:value-type="float" office:value="62">
            <text:p>62</text:p>
          </table:table-cell>
          <table:table-cell office:value-type="float" office:value="26.3">
            <text:p>26.3</text:p>
          </table:table-cell>
          <table:table-cell office:value-type="float" office:value="0.54">
            <text:p>0.54</text:p>
          </table:table-cell>
          <table:table-cell office:value-type="float" office:value="0.706">
            <text:p>0.706</text:p>
          </table:table-cell>
          <table:table-cell office:value-type="float" office:value="0.2">
            <text:p>0.2</text:p>
          </table:table-cell>
          <table:table-cell office:value-type="float" office:value="5.4">
            <text:p>5.4</text:p>
          </table:table-cell>
          <table:table-cell office:value-type="float" office:value="1.1">
            <text:p>1.1</text:p>
          </table:table-cell>
          <table:table-cell office:value-type="float" office:value="0.78">
            <text:p>0.78</text:p>
          </table:table-cell>
          <table:table-cell office:value-type="float" office:value="1.1">
            <text:p>1.1</text:p>
          </table:table-cell>
          <table:table-cell office:value-type="float" office:value="0.3">
            <text:p>0.3</text:p>
          </table:table-cell>
          <table:table-cell office:value-type="float" office:value="1.4">
            <text:p>1.4</text:p>
          </table:table-cell>
          <table:table-cell office:value-type="float" office:value="13.7">
            <text:p>13.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20. Trevor Ariza, Nor SF, SG</text:p>
          </table:table-cell>
          <table:table-cell office:value-type="float" office:value="60">
            <text:p>60</text:p>
          </table:table-cell>
          <table:table-cell office:value-type="float" office:value="33.6">
            <text:p>33.6</text:p>
          </table:table-cell>
          <table:table-cell office:value-type="float" office:value="0.403">
            <text:p>0.403</text:p>
          </table:table-cell>
          <table:table-cell office:value-type="float" office:value="0.685">
            <text:p>0.685</text:p>
          </table:table-cell>
          <table:table-cell office:value-type="float" office:value="1.2">
            <text:p>1.2</text:p>
          </table:table-cell>
          <table:table-cell office:value-type="float" office:value="5.3">
            <text:p>5.3</text:p>
          </table:table-cell>
          <table:table-cell office:value-type="float" office:value="2.5">
            <text:p>2.5</text:p>
          </table:table-cell>
          <table:table-cell office:value-type="float" office:value="1.47">
            <text:p>1.47</text:p>
          </table:table-cell>
          <table:table-cell office:value-type="float" office:value="1.7">
            <text:p>1.7</text:p>
          </table:table-cell>
          <table:table-cell office:value-type="float" office:value="0.4">
            <text:p>0.4</text:p>
          </table:table-cell>
          <table:table-cell office:value-type="float" office:value="1.7">
            <text:p>1.7</text:p>
          </table:table-cell>
          <table:table-cell office:value-type="float" office:value="11.6">
            <text:p>11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21. Jared Dudley, Pho SF, SG</text:p>
          </table:table-cell>
          <table:table-cell office:value-type="float" office:value="64">
            <text:p>64</text:p>
          </table:table-cell>
          <table:table-cell office:value-type="float" office:value="29.4">
            <text:p>29.4</text:p>
          </table:table-cell>
          <table:table-cell office:value-type="float" office:value="0.472">
            <text:p>0.472</text:p>
          </table:table-cell>
          <table:table-cell office:value-type="float" office:value="0.74">
            <text:p>0.74</text:p>
          </table:table-cell>
          <table:table-cell office:value-type="float" office:value="1.4">
            <text:p>1.4</text:p>
          </table:table-cell>
          <table:table-cell office:value-type="float" office:value="4.4">
            <text:p>4.4</text:p>
          </table:table-cell>
          <table:table-cell office:value-type="float" office:value="1.5">
            <text:p>1.5</text:p>
          </table:table-cell>
          <table:table-cell office:value-type="float" office:value="1.37">
            <text:p>1.37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1.1">
            <text:p>1.1</text:p>
          </table:table-cell>
          <table:table-cell office:value-type="float" office:value="11.2">
            <text:p>1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22. Tyrus Thomas, Cha PF</text:p>
          </table:table-cell>
          <table:table-cell office:value-type="float" office:value="65">
            <text:p>65</text:p>
          </table:table-cell>
          <table:table-cell office:value-type="float" office:value="27.4">
            <text:p>27.4</text:p>
          </table:table-cell>
          <table:table-cell office:value-type="float" office:value="0.464">
            <text:p>0.464</text:p>
          </table:table-cell>
          <table:table-cell office:value-type="float" office:value="0.732">
            <text:p>0.732</text:p>
          </table:table-cell>
          <table:table-cell office:value-type="float" office:value="0">
            <text:p>0</text:p>
          </table:table-cell>
          <table:table-cell office:value-type="float" office:value="6.8">
            <text:p>6.8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1.1">
            <text:p>1.1</text:p>
          </table:table-cell>
          <table:table-cell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11.9">
            <text:p>11.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23. Andrei Kirilenko, FA SF, PF</text:p>
          </table:table-cell>
          <table:table-cell office:value-type="float" office:value="40">
            <text:p>40</text:p>
          </table:table-cell>
          <table:table-cell office:value-type="float" office:value="30.1">
            <text:p>30.1</text:p>
          </table:table-cell>
          <table:table-cell office:value-type="float" office:value="0.473">
            <text:p>0.473</text:p>
          </table:table-cell>
          <table:table-cell office:value-type="float" office:value="0.768">
            <text:p>0.768</text:p>
          </table:table-cell>
          <table:table-cell office:value-type="float" office:value="0.5">
            <text:p>0.5</text:p>
          </table:table-cell>
          <table:table-cell office:value-type="float" office:value="4.9">
            <text:p>4.9</text:p>
          </table:table-cell>
          <table:table-cell office:value-type="float" office:value="2.9">
            <text:p>2.9</text:p>
          </table:table-cell>
          <table:table-cell office:value-type="float" office:value="1.71">
            <text:p>1.71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  <table:table-cell office:value-type="float" office:value="11.7">
            <text:p>11.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4. Mo Williams, LAC PG</text:p>
          </table:table-cell>
          <table:table-cell office:value-type="float" office:value="52">
            <text:p>52</text:p>
          </table:table-cell>
          <table:table-cell office:value-type="float" office:value="21.6">
            <text:p>21.6</text:p>
          </table:table-cell>
          <table:table-cell office:value-type="float" office:value="0.423">
            <text:p>0.423</text:p>
          </table:table-cell>
          <table:table-cell office:value-type="float" office:value="0.875">
            <text:p>0.875</text:p>
          </table:table-cell>
          <table:table-cell office:value-type="float" office:value="1.2">
            <text:p>1.2</text:p>
          </table:table-cell>
          <table:table-cell office:value-type="float" office:value="1.9">
            <text:p>1.9</text:p>
          </table:table-cell>
          <table:table-cell office:value-type="float" office:value="3.4">
            <text:p>3.4</text:p>
          </table:table-cell>
          <table:table-cell office:value-type="float" office:value="1.88">
            <text:p>1.88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1.8">
            <text:p>1.8</text:p>
          </table:table-cell>
          <table:table-cell office:value-type="float" office:value="10.1">
            <text:p>10.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25. C.J. Miles, Uta SF, SG</text:p>
          </table:table-cell>
          <table:table-cell office:value-type="float" office:value="59">
            <text:p>59</text:p>
          </table:table-cell>
          <table:table-cell office:value-type="float" office:value="27.1">
            <text:p>27.1</text:p>
          </table:table-cell>
          <table:table-cell office:value-type="float" office:value="0.418">
            <text:p>0.418</text:p>
          </table:table-cell>
          <table:table-cell office:value-type="float" office:value="0.801">
            <text:p>0.801</text:p>
          </table:table-cell>
          <table:table-cell office:value-type="float" office:value="1.4">
            <text:p>1.4</text:p>
          </table:table-cell>
          <table:table-cell office:value-type="float" office:value="3.3">
            <text:p>3.3</text:p>
          </table:table-cell>
          <table:table-cell office:value-type="float" office:value="1.9">
            <text:p>1.9</text:p>
          </table:table-cell>
          <table:table-cell office:value-type="float" office:value="1.45">
            <text:p>1.4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">
            <text:p>1.3</text:p>
          </table:table-cell>
          <table:table-cell office:value-type="float" office:value="12.9">
            <text:p>12.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26. Carlos Delfino, Mil SF, SG</text:p>
          </table:table-cell>
          <table:table-cell office:value-type="float" office:value="60">
            <text:p>60</text:p>
          </table:table-cell>
          <table:table-cell office:value-type="float" office:value="30.5">
            <text:p>30.5</text:p>
          </table:table-cell>
          <table:table-cell office:value-type="float" office:value="0.398">
            <text:p>0.398</text:p>
          </table:table-cell>
          <table:table-cell office:value-type="float" office:value="0.8">
            <text:p>0.8</text:p>
          </table:table-cell>
          <table:table-cell office:value-type="float" office:value="1.8">
            <text:p>1.8</text:p>
          </table:table-cell>
          <table:table-cell office:value-type="float" office:value="4.5">
            <text:p>4.5</text:p>
          </table:table-cell>
          <table:table-cell office:value-type="float" office:value="2.4">
            <text:p>2.4</text:p>
          </table:table-cell>
          <table:table-cell office:value-type="float" office:value="1.85">
            <text:p>1.85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float" office:value="1.3">
            <text:p>1.3</text:p>
          </table:table-cell>
          <table:table-cell office:value-type="float" office:value="10.8">
            <text:p>1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27. Hedo Turkoglu, Orl SF</text:p>
          </table:table-cell>
          <table:table-cell office:value-type="float" office:value="60">
            <text:p>60</text:p>
          </table:table-cell>
          <table:table-cell office:value-type="float" office:value="34.2">
            <text:p>34.2</text:p>
          </table:table-cell>
          <table:table-cell office:value-type="float" office:value="0.425">
            <text:p>0.425</text:p>
          </table:table-cell>
          <table:table-cell office:value-type="float" office:value="0.79">
            <text:p>0.79</text:p>
          </table:table-cell>
          <table:table-cell office:value-type="float" office:value="1.8">
            <text:p>1.8</text:p>
          </table:table-cell>
          <table:table-cell office:value-type="float" office:value="4.5">
            <text:p>4.5</text:p>
          </table:table-cell>
          <table:table-cell office:value-type="float" office:value="4.9">
            <text:p>4.9</text:p>
          </table:table-cell>
          <table:table-cell office:value-type="float" office:value="2.45">
            <text:p>2.45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8. Paul George, Ind SF, SG</text:p>
          </table:table-cell>
          <table:table-cell office:value-type="float" office:value="63">
            <text:p>63</text:p>
          </table:table-cell>
          <table:table-cell office:value-type="float" office:value="24.8">
            <text:p>24.8</text:p>
          </table:table-cell>
          <table:table-cell office:value-type="float" office:value="0.459">
            <text:p>0.459</text:p>
          </table:table-cell>
          <table:table-cell office:value-type="float" office:value="0.777">
            <text:p>0.777</text:p>
          </table:table-cell>
          <table:table-cell office:value-type="float" office:value="0.9">
            <text:p>0.9</text:p>
          </table:table-cell>
          <table:table-cell office:value-type="float" office:value="4.4">
            <text:p>4.4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  <table:table-cell office:value-type="float" office:value="8.7">
            <text:p>8.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9. Lou Williams, Phi PG, SG</text:p>
          </table:table-cell>
          <table:table-cell office:value-type="float" office:value="63">
            <text:p>63</text:p>
          </table:table-cell>
          <table:table-cell office:value-type="float" office:value="23.3">
            <text:p>23.3</text:p>
          </table:table-cell>
          <table:table-cell office:value-type="float" office:value="0.418">
            <text:p>0.418</text:p>
          </table:table-cell>
          <table:table-cell office:value-type="float" office:value="0.815">
            <text:p>0.815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3.4">
            <text:p>3.4</text:p>
          </table:table-cell>
          <table:table-cell office:value-type="float" office:value="2.43">
            <text:p>2.43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12.7">
            <text:p>12.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30. Jose Juan Barea, Min PG</text:p>
          </table:table-cell>
          <table:table-cell office:value-type="float" office:value="64">
            <text:p>64</text:p>
          </table:table-cell>
          <table:table-cell office:value-type="float" office:value="24.4">
            <text:p>24.4</text:p>
          </table:table-cell>
          <table:table-cell office:value-type="float" office:value="0.44">
            <text:p>0.44</text:p>
          </table:table-cell>
          <table:table-cell office:value-type="float" office:value="0.828">
            <text:p>0.828</text:p>
          </table:table-cell>
          <table:table-cell office:value-type="float" office:value="0.9">
            <text:p>0.9</text:p>
          </table:table-cell>
          <table:table-cell office:value-type="float" office:value="2.4">
            <text:p>2.4</text:p>
          </table:table-cell>
          <table:table-cell office:value-type="float" office:value="4.4">
            <text:p>4.4</text:p>
          </table:table-cell>
          <table:table-cell office:value-type="float" office:value="2.45">
            <text:p>2.4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10.6">
            <text:p>10.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1. Landry Fields, NY SG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0.496">
            <text:p>0.496</text:p>
          </table:table-cell>
          <table:table-cell office:value-type="float" office:value="0.768">
            <text:p>0.768</text:p>
          </table:table-cell>
          <table:table-cell office:value-type="float" office:value="1.1">
            <text:p>1.1</text:p>
          </table:table-cell>
          <table:table-cell office:value-type="float" office:value="6.2">
            <text:p>6.2</text:p>
          </table:table-cell>
          <table:table-cell office:value-type="float" office:value="1.8">
            <text:p>1.8</text:p>
          </table:table-cell>
          <table:table-cell office:value-type="float" office:value="1.38">
            <text:p>1.38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3">
            <text:p>1.3</text:p>
          </table:table-cell>
          <table:table-cell office:value-type="float" office:value="9.7">
            <text:p>9.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32. J.J. Hickson, Sac PF, C</text:p>
          </table:table-cell>
          <table:table-cell office:value-type="float" office:value="63">
            <text:p>63</text:p>
          </table:table-cell>
          <table:table-cell office:value-type="float" office:value="29.1">
            <text:p>29.1</text:p>
          </table:table-cell>
          <table:table-cell office:value-type="float" office:value="0.479">
            <text:p>0.479</text:p>
          </table:table-cell>
          <table:table-cell office:value-type="float" office:value="0.675">
            <text:p>0.675</text:p>
          </table:table-cell>
          <table:table-cell office:value-type="float" office:value="0">
            <text:p>0</text:p>
          </table:table-cell>
          <table:table-cell office:value-type="float" office:value="8.4">
            <text:p>8.4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2.1">
            <text:p>2.1</text:p>
          </table:table-cell>
          <table:table-cell office:value-type="float" office:value="13.5">
            <text:p>13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33. Tyler Hansbrough, Ind PF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0.469">
            <text:p>0.469</text:p>
          </table:table-cell>
          <table:table-cell office:value-type="float" office:value="0.77">
            <text:p>0.77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1.2">
            <text:p>1.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34. Kemba Walker, Cha PG</text:p>
          </table:table-cell>
          <table:table-cell office:value-type="float" office:value="63">
            <text:p>63</text:p>
          </table:table-cell>
          <table:table-cell office:value-type="float" office:value="31.6">
            <text:p>31.6</text:p>
          </table:table-cell>
          <table:table-cell office:value-type="float" office:value="0.403">
            <text:p>0.403</text:p>
          </table:table-cell>
          <table:table-cell office:value-type="float" office:value="0.772">
            <text:p>0.772</text:p>
          </table:table-cell>
          <table:table-cell office:value-type="float" office:value="1.3">
            <text:p>1.3</text:p>
          </table:table-cell>
          <table:table-cell office:value-type="float" office:value="4.1">
            <text:p>4.1</text:p>
          </table:table-cell>
          <table:table-cell office:value-type="float" office:value="4.9">
            <text:p>4.9</text:p>
          </table:table-cell>
          <table:table-cell office:value-type="float" office:value="2.13">
            <text:p>2.13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.3">
            <text:p>2.3</text:p>
          </table:table-cell>
          <table:table-cell office:value-type="float" office:value="15.4">
            <text:p>15.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5. Carl Landry, Nor PF</text:p>
          </table:table-cell>
          <table:table-cell office:value-type="float" office:value="61">
            <text:p>61</text:p>
          </table:table-cell>
          <table:table-cell office:value-type="float" office:value="26.9">
            <text:p>26.9</text:p>
          </table:table-cell>
          <table:table-cell office:value-type="float" office:value="0.52">
            <text:p>0.52</text:p>
          </table:table-cell>
          <table:table-cell office:value-type="float" office:value="0.768">
            <text:p>0.76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  <table:table-cell office:value-type="float" office:value="0.58">
            <text:p>0.58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  <table:table-cell office:value-type="float" office:value="12.8">
            <text:p>12.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6. Wesley Johnson, Min SF, SG</text:p>
          </table:table-cell>
          <table:table-cell office:value-type="float" office:value="64">
            <text:p>64</text:p>
          </table:table-cell>
          <table:table-cell office:value-type="float" office:value="29.2">
            <text:p>29.2</text:p>
          </table:table-cell>
          <table:table-cell office:value-type="float" office:value="0.397">
            <text:p>0.397</text:p>
          </table:table-cell>
          <table:table-cell office:value-type="float" office:value="0.699">
            <text:p>0.699</text:p>
          </table:table-cell>
          <table:table-cell office:value-type="float" office:value="1.5">
            <text:p>1.5</text:p>
          </table:table-cell>
          <table:table-cell office:value-type="float" office:value="3.4">
            <text:p>3.4</text:p>
          </table:table-cell>
          <table:table-cell office:value-type="float" office:value="2.1">
            <text:p>2.1</text:p>
          </table:table-cell>
          <table:table-cell office:value-type="float" office:value="1.61">
            <text:p>1.6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1.3">
            <text:p>1.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37. Chase Budinger, Hou SF</text:p>
          </table:table-cell>
          <table:table-cell office:value-type="float" office:value="62">
            <text:p>62</text:p>
          </table:table-cell>
          <table:table-cell office:value-type="float" office:value="28.4">
            <text:p>28.4</text:p>
          </table:table-cell>
          <table:table-cell office:value-type="float" office:value="0.431">
            <text:p>0.431</text:p>
          </table:table-cell>
          <table:table-cell office:value-type="float" office:value="0.831">
            <text:p>0.831</text:p>
          </table:table-cell>
          <table:table-cell office:value-type="float" office:value="1.6">
            <text:p>1.6</text:p>
          </table:table-cell>
          <table:table-cell office:value-type="float" office:value="4.5">
            <text:p>4.5</text:p>
          </table:table-cell>
          <table:table-cell table:number-columns-repeated="2" office:value-type="float" office:value="1.9">
            <text:p>1.9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8. Chuck Hayes, FA PF, C</text:p>
          </table:table-cell>
          <table:table-cell office:value-type="float" office:value="50">
            <text:p>50</text:p>
          </table:table-cell>
          <table:table-cell office:value-type="float" office:value="27.9">
            <text:p>27.9</text:p>
          </table:table-cell>
          <table:table-cell office:value-type="float" office:value="0.51">
            <text:p>0.51</text:p>
          </table:table-cell>
          <table:table-cell office:value-type="float" office:value="0.625">
            <text:p>0.625</text:p>
          </table:table-cell>
          <table:table-cell office:value-type="float" office:value="0">
            <text:p>0</text:p>
          </table:table-cell>
          <table:table-cell office:value-type="float" office:value="7.9">
            <text:p>7.9</text:p>
          </table:table-cell>
          <table:table-cell office:value-type="float" office:value="2.5">
            <text:p>2.5</text:p>
          </table:table-cell>
          <table:table-cell office:value-type="float" office:value="2.27">
            <text:p>2.27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 office:value-type="float" office:value="6.9">
            <text:p>6.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39. O.J. Mayo, Mem SG</text:p>
          </table:table-cell>
          <table:table-cell office:value-type="float" office:value="60">
            <text:p>60</text:p>
          </table:table-cell>
          <table:table-cell office:value-type="float" office:value="28.4">
            <text:p>28.4</text:p>
          </table:table-cell>
          <table:table-cell office:value-type="float" office:value="0.429">
            <text:p>0.429</text:p>
          </table:table-cell>
          <table:table-cell office:value-type="float" office:value="0.803">
            <text:p>0.803</text:p>
          </table:table-cell>
          <table:table-cell office:value-type="float" office:value="1.3">
            <text:p>1.3</text:p>
          </table:table-cell>
          <table:table-cell office:value-type="float" office:value="2.7">
            <text:p>2.7</text:p>
          </table:table-cell>
          <table:table-cell office:value-type="float" office:value="2.2">
            <text:p>2.2</text:p>
          </table:table-cell>
          <table:table-cell office:value-type="float" office:value="1.38">
            <text:p>1.38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6">
            <text:p>1.6</text:p>
          </table:table-cell>
          <table:table-cell office:value-type="float" office:value="12.7">
            <text:p>12.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40. Brendan Haywood, Dal C</text:p>
          </table:table-cell>
          <table:table-cell office:value-type="float" office:value="51">
            <text:p>51</text:p>
          </table:table-cell>
          <table:table-cell office:value-type="float" office:value="21.4">
            <text:p>21.4</text:p>
          </table:table-cell>
          <table:table-cell office:value-type="float" office:value="0.564">
            <text:p>0.564</text:p>
          </table:table-cell>
          <table:table-cell office:value-type="float" office:value="0.451">
            <text:p>0.451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.3">
            <text:p>0.3</text:p>
          </table:table-cell>
          <table:table-cell office:value-type="float" office:value="0.33">
            <text:p>0.33</text:p>
          </table:table-cell>
          <table:table-cell office:value-type="float" office:value="0.3">
            <text:p>0.3</text:p>
          </table:table-cell>
          <table:table-cell office:value-type="float" office:value="1.3">
            <text:p>1.3</text:p>
          </table:table-cell>
          <table:table-cell office:value-type="float" office:value="0.9">
            <text:p>0.9</text:p>
          </table:table-cell>
          <table:table-cell office:value-type="float" office:value="5.7">
            <text:p>5.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41. DeJuan Blair, SA C, PF</text:p>
          </table:table-cell>
          <table:table-cell office:value-type="float" office:value="65">
            <text:p>65</text:p>
          </table:table-cell>
          <table:table-cell office:value-type="float" office:value="24.4">
            <text:p>24.4</text:p>
          </table:table-cell>
          <table:table-cell office:value-type="float" office:value="0.518">
            <text:p>0.518</text:p>
          </table:table-cell>
          <table:table-cell office:value-type="float" office:value="0.613">
            <text:p>0.613</text:p>
          </table:table-cell>
          <table:table-cell office:value-type="float" office:value="0">
            <text:p>0</text:p>
          </table:table-cell>
          <table:table-cell office:value-type="float" office:value="8.1">
            <text:p>8.1</text:p>
          </table:table-cell>
          <table:table-cell office:value-type="float" office:value="1.1">
            <text:p>1.1</text:p>
          </table:table-cell>
          <table:table-cell office:value-type="float" office:value="0.65">
            <text:p>0.65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1.7">
            <text:p>1.7</text:p>
          </table:table-cell>
          <table:table-cell office:value-type="float" office:value="9.8">
            <text:p>9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42. Jerryd Bayless, Tor PG, SG</text:p>
          </table:table-cell>
          <table:table-cell office:value-type="float" office:value="62">
            <text:p>62</text:p>
          </table:table-cell>
          <table:table-cell office:value-type="float" office:value="28.3">
            <text:p>28.3</text:p>
          </table:table-cell>
          <table:table-cell office:value-type="float" office:value="0.441">
            <text:p>0.441</text:p>
          </table:table-cell>
          <table:table-cell office:value-type="float" office:value="0.809">
            <text:p>0.8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.2">
            <text:p>5.2</text:p>
          </table:table-cell>
          <table:table-cell office:value-type="float" office:value="2.37">
            <text:p>2.37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2.2">
            <text:p>2.2</text:p>
          </table:table-cell>
          <table:table-cell office:value-type="float" office:value="11.6">
            <text:p>11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43. Gerald Henderson, Cha SG</text:p>
          </table:table-cell>
          <table:table-cell office:value-type="float" office:value="55">
            <text:p>55</text:p>
          </table:table-cell>
          <table:table-cell office:value-type="float" office:value="32.4">
            <text:p>32.4</text:p>
          </table:table-cell>
          <table:table-cell office:value-type="float" office:value="0.452">
            <text:p>0.45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3.7">
            <text:p>3.7</text:p>
          </table:table-cell>
          <table:table-cell office:value-type="float" office:value="2.2">
            <text:p>2.2</text:p>
          </table:table-cell>
          <table:table-cell office:value-type="float" office:value="1.68">
            <text:p>1.68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1.3">
            <text:p>1.3</text:p>
          </table:table-cell>
          <table:table-cell office:value-type="float" office:value="13.1">
            <text:p>13.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44. Ryan Anderson, Orl PF</text:p>
          </table:table-cell>
          <table:table-cell office:value-type="float" office:value="57">
            <text:p>57</text:p>
          </table:table-cell>
          <table:table-cell office:value-type="float" office:value="24.7">
            <text:p>24.7</text:p>
          </table:table-cell>
          <table:table-cell office:value-type="float" office:value="0.438">
            <text:p>0.438</text:p>
          </table:table-cell>
          <table:table-cell office:value-type="float" office:value="0.825">
            <text:p>0.825</text:p>
          </table:table-cell>
          <table:table-cell office:value-type="float" office:value="2">
            <text:p>2</text:p>
          </table:table-cell>
          <table:table-cell office:value-type="float" office:value="6.3">
            <text:p>6.3</text:p>
          </table:table-cell>
          <table:table-cell office:value-type="float" office:value="0.9">
            <text:p>0.9</text:p>
          </table:table-cell>
          <table:table-cell office:value-type="float" office:value="1.11">
            <text:p>1.1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1.3">
            <text:p>11.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45. Beno Udrih, Mil PG, SG</text:p>
          </table:table-cell>
          <table:table-cell office:value-type="float" office:value="63">
            <text:p>63</text:p>
          </table:table-cell>
          <table:table-cell office:value-type="float" office:value="28.5">
            <text:p>28.5</text:p>
          </table:table-cell>
          <table:table-cell office:value-type="float" office:value="0.494">
            <text:p>0.494</text:p>
          </table:table-cell>
          <table:table-cell office:value-type="float" office:value="0.856">
            <text:p>0.856</text:p>
          </table:table-cell>
          <table:table-cell office:value-type="float" office:value="0.8">
            <text:p>0.8</text:p>
          </table:table-cell>
          <table:table-cell office:value-type="float" office:value="2.8">
            <text:p>2.8</text:p>
          </table:table-cell>
          <table:table-cell office:value-type="float" office:value="3.9">
            <text:p>3.9</text:p>
          </table:table-cell>
          <table:table-cell office:value-type="float" office:value="2.44">
            <text:p>2.44</text:p>
          </table:table-cell>
          <table:table-cell office:value-type="float" office:value="1.1">
            <text:p>1.1</text:p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6. Rudy Fernandez, Den SG</text:p>
          </table:table-cell>
          <table:table-cell office:value-type="float" office:value="60">
            <text:p>60</text:p>
          </table:table-cell>
          <table:table-cell office:value-type="float" office:value="24.7">
            <text:p>24.7</text:p>
          </table:table-cell>
          <table:table-cell office:value-type="float" office:value="0.381">
            <text:p>0.381</text:p>
          </table:table-cell>
          <table:table-cell office:value-type="float" office:value="0.86">
            <text:p>0.86</text:p>
          </table:table-cell>
          <table:table-cell office:value-type="float" office:value="1.7">
            <text:p>1.7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9.2">
            <text:p>9.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7. Anthony Morrow, NJ SG, SF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0.459">
            <text:p>0.459</text:p>
          </table:table-cell>
          <table:table-cell office:value-type="float" office:value="0.886">
            <text:p>0.886</text:p>
          </table:table-cell>
          <table:table-cell office:value-type="float" office:value="2.1">
            <text:p>2.1</text:p>
          </table:table-cell>
          <table:table-cell office:value-type="float" office:value="3.2">
            <text:p>3.2</text:p>
          </table:table-cell>
          <table:table-cell office:value-type="float" office:value="1.3">
            <text:p>1.3</text:p>
          </table:table-cell>
          <table:table-cell office:value-type="float" office:value="1.18">
            <text:p>1.1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1.1">
            <text:p>1.1</text:p>
          </table:table-cell>
          <table:table-cell office:value-type="float" office:value="14.4">
            <text:p>14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48. Rashard Lewis, Wsh PF, SF</text:p>
          </table:table-cell>
          <table:table-cell office:value-type="float" office:value="49">
            <text:p>49</text:p>
          </table:table-cell>
          <table:table-cell office:value-type="float" office:value="31.7">
            <text:p>31.7</text:p>
          </table:table-cell>
          <table:table-cell office:value-type="float" office:value="0.441">
            <text:p>0.441</text:p>
          </table:table-cell>
          <table:table-cell office:value-type="float" office:value="0.831">
            <text:p>0.831</text:p>
          </table:table-cell>
          <table:table-cell office:value-type="float" office:value="1.7">
            <text:p>1.7</text:p>
          </table:table-cell>
          <table:table-cell office:value-type="float" office:value="4.8">
            <text:p>4.8</text:p>
          </table:table-cell>
          <table:table-cell office:value-type="float" office:value="1.7">
            <text:p>1.7</text:p>
          </table:table-cell>
          <table:table-cell office:value-type="float" office:value="1.12">
            <text:p>1.12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1.3">
            <text:p>11.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49. Darko Milicic, Min C</text:p>
          </table:table-cell>
          <table:table-cell office:value-type="float" office:value="47">
            <text:p>47</text:p>
          </table:table-cell>
          <table:table-cell office:value-type="float" office:value="26.2">
            <text:p>26.2</text:p>
          </table:table-cell>
          <table:table-cell office:value-type="float" office:value="0.475">
            <text:p>0.475</text:p>
          </table:table-cell>
          <table:table-cell office:value-type="float" office:value="0.553">
            <text:p>0.553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1.5">
            <text:p>1.5</text:p>
          </table:table-cell>
          <table:table-cell office:value-type="float" office:value="0.72">
            <text:p>0.72</text:p>
          </table:table-cell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float" office:value="9.2">
            <text:p>9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50. Marcus Camby, Por C, PF</text:p>
          </table:table-cell>
          <table:table-cell office:value-type="float" office:value="51">
            <text:p>51</text:p>
          </table:table-cell>
          <table:table-cell office:value-type="float" office:value="26.4">
            <text:p>26.4</text:p>
          </table:table-cell>
          <table:table-cell office:value-type="float" office:value="0.445">
            <text:p>0.445</text:p>
          </table:table-cell>
          <table:table-cell office:value-type="float" office:value="0.649">
            <text:p>0.649</text:p>
          </table:table-cell>
          <table:table-cell office:value-type="float" office:value="0">
            <text:p>0</text:p>
          </table:table-cell>
          <table:table-cell office:value-type="float" office:value="8.1">
            <text:p>8.1</text:p>
          </table:table-cell>
          <table:table-cell office:value-type="float" office:value="2">
            <text:p>2</text:p>
          </table:table-cell>
          <table:table-cell office:value-type="float" office:value="1.82">
            <text:p>1.82</text:p>
          </table:table-cell>
          <table:table-cell office:value-type="float" office:value="0.8">
            <text:p>0.8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  <table:table-cell office:value-type="float" office:value="5.9">
            <text:p>5.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1. Evan Turner, Phi SG</text:p>
          </table:table-cell>
          <table:table-cell office:value-type="float" office:value="65">
            <text:p>65</text:p>
          </table:table-cell>
          <table:table-cell office:value-type="float" office:value="27.3">
            <text:p>27.3</text:p>
          </table:table-cell>
          <table:table-cell office:value-type="float" office:value="0.436">
            <text:p>0.436</text:p>
          </table:table-cell>
          <table:table-cell office:value-type="float" office:value="0.817">
            <text:p>0.817</text:p>
          </table:table-cell>
          <table:table-cell office:value-type="float" office:value="0.2">
            <text:p>0.2</text:p>
          </table:table-cell>
          <table:table-cell office:value-type="float" office:value="4.6">
            <text:p>4.6</text:p>
          </table:table-cell>
          <table:table-cell office:value-type="float" office:value="3">
            <text:p>3</text:p>
          </table:table-cell>
          <table:table-cell office:value-type="float" office:value="2.29">
            <text:p>2.29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3">
            <text:p>1.3</text:p>
          </table:table-cell>
          <table:table-cell office:value-type="float" office:value="9.1">
            <text:p>9.1</text:p>
          </table:table-cell>
          <table:table-cell/>
        </table:table-row>
        <table:table-row table:style-name="ro2">
          <table:table-cell office:value-type="string">
            <text:p>152. Marvin Williams, Atl SF</text:p>
          </table:table-cell>
          <table:table-cell office:value-type="float" office:value="60">
            <text:p>60</text:p>
          </table:table-cell>
          <table:table-cell office:value-type="float" office:value="29.7">
            <text:p>29.7</text:p>
          </table:table-cell>
          <table:table-cell office:value-type="float" office:value="0.459">
            <text:p>0.459</text:p>
          </table:table-cell>
          <table:table-cell office:value-type="float" office:value="0.864">
            <text:p>0.864</text:p>
          </table:table-cell>
          <table:table-cell office:value-type="float" office:value="0.7">
            <text:p>0.7</text:p>
          </table:table-cell>
          <table:table-cell office:value-type="float" office:value="5">
            <text:p>5</text:p>
          </table:table-cell>
          <table:table-cell table:number-columns-repeated="2" office:value-type="float" office:value="1.3">
            <text:p>1.3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10.5">
            <text:p>10.5</text:p>
          </table:table-cell>
          <table:table-cell/>
        </table:table-row>
        <table:table-row table:style-name="ro2">
          <table:table-cell office:value-type="string">
            <text:p>153. Ben Gordon, Det SG</text:p>
          </table:table-cell>
          <table:table-cell office:value-type="float" office:value="66">
            <text:p>66</text:p>
          </table:table-cell>
          <table:table-cell office:value-type="float" office:value="28.3">
            <text:p>28.3</text:p>
          </table:table-cell>
          <table:table-cell office:value-type="float" office:value="0.449">
            <text:p>0.449</text:p>
          </table:table-cell>
          <table:table-cell office:value-type="float" office:value="0.857">
            <text:p>0.857</text:p>
          </table:table-cell>
          <table:table-cell office:value-type="float" office:value="1.6">
            <text:p>1.6</text:p>
          </table:table-cell>
          <table:table-cell office:value-type="float" office:value="2.7">
            <text:p>2.7</text:p>
          </table:table-cell>
          <table:table-cell office:value-type="float" office:value="2.6">
            <text:p>2.6</text:p>
          </table:table-cell>
          <table:table-cell office:value-type="float" office:value="1.38">
            <text:p>1.38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1.9">
            <text:p>1.9</text:p>
          </table:table-cell>
          <table:table-cell office:value-type="float" office:value="16.3">
            <text:p>16.3</text:p>
          </table:table-cell>
          <table:table-cell/>
        </table:table-row>
        <table:table-row table:style-name="ro1">
          <table:table-cell office:value-type="string">
            <text:p>154. Troy Murphy, LAL PF, C</text:p>
          </table:table-cell>
          <table:table-cell office:value-type="float" office:value="44">
            <text:p>44</text:p>
          </table:table-cell>
          <table:table-cell office:value-type="float" office:value="22.8">
            <text:p>22.8</text:p>
          </table:table-cell>
          <table:table-cell office:value-type="float" office:value="0.455">
            <text:p>0.455</text:p>
          </table:table-cell>
          <table:table-cell office:value-type="float" office:value="0.773">
            <text:p>0.773</text:p>
          </table:table-cell>
          <table:table-cell office:value-type="float" office:value="1.1">
            <text:p>1.1</text:p>
          </table:table-cell>
          <table:table-cell office:value-type="float" office:value="7">
            <text:p>7</text:p>
          </table:table-cell>
          <table:table-cell office:value-type="float" office:value="1.4">
            <text:p>1.4</text:p>
          </table:table-cell>
          <table:table-cell office:value-type="float" office:value="1.41">
            <text:p>1.41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8.9">
            <text:p>8.9</text:p>
          </table:table-cell>
          <table:table-cell/>
        </table:table-row>
        <table:table-row table:style-name="ro2">
          <table:table-cell office:value-type="string">
            <text:p>155. Eric Bledsoe*, LAC PG</text:p>
          </table:table-cell>
          <table:table-cell office:value-type="float" office:value="54">
            <text:p>54</text:p>
          </table:table-cell>
          <table:table-cell office:value-type="float" office:value="19.7">
            <text:p>19.7</text:p>
          </table:table-cell>
          <table:table-cell office:value-type="float" office:value="0.423">
            <text:p>0.423</text:p>
          </table:table-cell>
          <table:table-cell office:value-type="float" office:value="0.737">
            <text:p>0.737</text:p>
          </table:table-cell>
          <table:table-cell office:value-type="float" office:value="0.3">
            <text:p>0.3</text:p>
          </table:table-cell>
          <table:table-cell office:value-type="float" office:value="2.4">
            <text:p>2.4</text:p>
          </table:table-cell>
          <table:table-cell office:value-type="float" office:value="3.1">
            <text:p>3.1</text:p>
          </table:table-cell>
          <table:table-cell office:value-type="float" office:value="1.48">
            <text:p>1.48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1">
            <text:p>2.1</text:p>
          </table:table-cell>
          <table:table-cell office:value-type="float" office:value="5.8">
            <text:p>5.8</text:p>
          </table:table-cell>
          <table:table-cell/>
        </table:table-row>
        <table:table-row table:style-name="ro2">
          <table:table-cell office:value-type="string">
            <text:p>156. Jodie Meeks, Phi SG</text:p>
          </table:table-cell>
          <table:table-cell office:value-type="float" office:value="65">
            <text:p>65</text:p>
          </table:table-cell>
          <table:table-cell office:value-type="float" office:value="27.1">
            <text:p>27.1</text:p>
          </table:table-cell>
          <table:table-cell office:value-type="float" office:value="0.446">
            <text:p>0.446</text:p>
          </table:table-cell>
          <table:table-cell office:value-type="float" office:value="0.883">
            <text:p>0.883</text:p>
          </table:table-cell>
          <table:table-cell office:value-type="float" office:value="1.9">
            <text:p>1.9</text:p>
          </table:table-cell>
          <table:table-cell office:value-type="float" office:value="2.7">
            <text:p>2.7</text:p>
          </table:table-cell>
          <table:table-cell office:value-type="float" office:value="1.1">
            <text:p>1.1</text:p>
          </table:table-cell>
          <table:table-cell office:value-type="float" office:value="1.38">
            <text:p>1.38</text:p>
          </table:table-cell>
          <table:table-cell office:value-type="float" office:value="1.1">
            <text:p>1.1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9.8">
            <text:p>9.8</text:p>
          </table:table-cell>
          <table:table-cell/>
        </table:table-row>
        <table:table-row table:style-name="ro2">
          <table:table-cell office:value-type="string">
            <text:p>157. Leandro Barbosa, Tor SG</text:p>
          </table:table-cell>
          <table:table-cell office:value-type="float" office:value="53">
            <text:p>53</text:p>
          </table:table-cell>
          <table:table-cell office:value-type="float" office:value="24.3">
            <text:p>24.3</text:p>
          </table:table-cell>
          <table:table-cell office:value-type="float" office:value="0.459">
            <text:p>0.459</text:p>
          </table:table-cell>
          <table:table-cell office:value-type="float" office:value="0.85">
            <text:p>0.85</text:p>
          </table:table-cell>
          <table:table-cell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2.2">
            <text:p>2.2</text:p>
          </table:table-cell>
          <table:table-cell office:value-type="float" office:value="1.58">
            <text:p>1.58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13.8">
            <text:p>13.8</text:p>
          </table:table-cell>
          <table:table-cell/>
        </table:table-row>
        <table:table-row table:style-name="ro1">
          <table:table-cell office:value-type="string">
            <text:p>158. James Johnson, Tor SF</text:p>
          </table:table-cell>
          <table:table-cell office:value-type="float" office:value="61">
            <text:p>61</text:p>
          </table:table-cell>
          <table:table-cell office:value-type="float" office:value="29.3">
            <text:p>29.3</text:p>
          </table:table-cell>
          <table:table-cell office:value-type="float" office:value="0.456">
            <text:p>0.456</text:p>
          </table:table-cell>
          <table:table-cell office:value-type="float" office:value="0.678">
            <text:p>0.678</text:p>
          </table:table-cell>
          <table:table-cell office:value-type="float" office:value="0.2">
            <text:p>0.2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1.28">
            <text:p>1.28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2.2">
            <text:p>2.2</text:p>
          </table:table-cell>
          <table:table-cell office:value-type="float" office:value="9.9">
            <text:p>9.9</text:p>
          </table:table-cell>
          <table:table-cell/>
        </table:table-row>
        <table:table-row table:style-name="ro2">
          <table:table-cell office:value-type="string">
            <text:p>159. Taj Gibson, Chi PF</text:p>
          </table:table-cell>
          <table:table-cell office:value-type="float" office:value="66">
            <text:p>66</text:p>
          </table:table-cell>
          <table:table-cell office:value-type="float" office:value="22.9">
            <text:p>22.9</text:p>
          </table:table-cell>
          <table:table-cell office:value-type="float" office:value="0.484">
            <text:p>0.484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6.3">
            <text:p>6.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  <table:table-cell/>
        </table:table-row>
        <table:table-row table:style-name="ro2">
          <table:table-cell office:value-type="string">
            <text:p>160. Randy Foye, LAC SG, PG</text:p>
          </table:table-cell>
          <table:table-cell office:value-type="float" office:value="53">
            <text:p>53</text:p>
          </table:table-cell>
          <table:table-cell office:value-type="float" office:value="23.1">
            <text:p>23.1</text:p>
          </table:table-cell>
          <table:table-cell office:value-type="float" office:value="0.398">
            <text:p>0.398</text:p>
          </table:table-cell>
          <table:table-cell office:value-type="float" office:value="0.88">
            <text:p>0.88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office:value-type="float" office:value="2.7">
            <text:p>2.7</text:p>
          </table:table-cell>
          <table:table-cell office:value-type="float" office:value="1.93">
            <text:p>1.93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1.4">
            <text:p>1.4</text:p>
          </table:table-cell>
          <table:table-cell office:value-type="float" office:value="9.6">
            <text:p>9.6</text:p>
          </table:table-cell>
          <table:table-cell/>
        </table:table-row>
        <table:table-row table:style-name="ro1">
          <table:table-cell office:value-type="string">
            <text:p>161. Gilbert Arenas, FA PG, SG</text:p>
          </table:table-cell>
          <table:table-cell office:value-type="float" office:value="52">
            <text:p>52</text:p>
          </table:table-cell>
          <table:table-cell office:value-type="float" office:value="25.6">
            <text:p>25.6</text:p>
          </table:table-cell>
          <table:table-cell office:value-type="float" office:value="0.398">
            <text:p>0.398</text:p>
          </table:table-cell>
          <table:table-cell office:value-type="float" office:value="0.769">
            <text:p>0.769</text:p>
          </table:table-cell>
          <table:table-cell office:value-type="float" office:value="1.4">
            <text:p>1.4</text:p>
          </table:table-cell>
          <table:table-cell office:value-type="float" office:value="2.7">
            <text:p>2.7</text:p>
          </table:table-cell>
          <table:table-cell office:value-type="float" office:value="3.8">
            <text:p>3.8</text:p>
          </table:table-cell>
          <table:table-cell office:value-type="float" office:value="1.47">
            <text:p>1.47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11.7">
            <text:p>11.7</text:p>
          </table:table-cell>
          <table:table-cell/>
        </table:table-row>
        <table:table-row table:style-name="ro2">
          <table:table-cell office:value-type="string">
            <text:p>162. Jimmer Fredette, Sac SG</text:p>
          </table:table-cell>
          <table:table-cell office:value-type="float" office:value="59">
            <text:p>59</text:p>
          </table:table-cell>
          <table:table-cell office:value-type="float" office:value="24.2">
            <text:p>24.2</text:p>
          </table:table-cell>
          <table:table-cell office:value-type="float" office:value="0.436">
            <text:p>0.436</text:p>
          </table:table-cell>
          <table:table-cell office:value-type="float" office:value="0.885">
            <text:p>0.885</text:p>
          </table:table-cell>
          <table:table-cell office:value-type="float" office:value="1.5">
            <text:p>1.5</text:p>
          </table:table-cell>
          <table:table-cell office:value-type="float" office:value="2.4">
            <text:p>2.4</text:p>
          </table:table-cell>
          <table:table-cell office:value-type="float" office:value="3.3">
            <text:p>3.3</text:p>
          </table:table-cell>
          <table:table-cell office:value-type="float" office:value="1.74">
            <text:p>1.74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1.9">
            <text:p>1.9</text:p>
          </table:table-cell>
          <table:table-cell office:value-type="float" office:value="10.9">
            <text:p>10.9</text:p>
          </table:table-cell>
          <table:table-cell/>
        </table:table-row>
        <table:table-row table:style-name="ro1">
          <table:table-cell office:value-type="string">
            <text:p>163. Shane Battier, Mia SF</text:p>
          </table:table-cell>
          <table:table-cell office:value-type="float" office:value="60">
            <text:p>60</text:p>
          </table:table-cell>
          <table:table-cell office:value-type="float" office:value="23.3">
            <text:p>23.3</text:p>
          </table:table-cell>
          <table:table-cell office:value-type="float" office:value="0.434">
            <text:p>0.434</text:p>
          </table:table-cell>
          <table:table-cell office:value-type="float" office:value="0.722">
            <text:p>0.722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1.8">
            <text:p>1.8</text:p>
          </table:table-cell>
          <table:table-cell office:value-type="float" office:value="2.57">
            <text:p>2.57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5.8">
            <text:p>5.8</text:p>
          </table:table-cell>
          <table:table-cell/>
        </table:table-row>
        <table:table-row table:style-name="ro2">
          <table:table-cell office:value-type="string">
            <text:p>164. Tayshaun Prince, Det SF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0.471">
            <text:p>0.471</text:p>
          </table:table-cell>
          <table:table-cell office:value-type="float" office:value="0.728">
            <text:p>0.728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165. Luke Ridnour, Min PG</text:p>
          </table:table-cell>
          <table:table-cell office:value-type="float" office:value="60">
            <text:p>60</text:p>
          </table:table-cell>
          <table:table-cell office:value-type="float" office:value="22.6">
            <text:p>22.6</text:p>
          </table:table-cell>
          <table:table-cell office:value-type="float" office:value="0.462">
            <text:p>0.462</text:p>
          </table:table-cell>
          <table:table-cell office:value-type="float" office:value="0.885">
            <text:p>0.885</text:p>
          </table:table-cell>
          <table:table-cell office:value-type="float" office:value="0.8">
            <text:p>0.8</text:p>
          </table:table-cell>
          <table:table-cell office:value-type="float" office:value="2.1">
            <text:p>2.1</text:p>
          </table:table-cell>
          <table:table-cell office:value-type="float" office:value="4.1">
            <text:p>4.1</text:p>
          </table:table-cell>
          <table:table-cell office:value-type="float" office:value="2.56">
            <text:p>2.56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9.2">
            <text:p>9.2</text:p>
          </table:table-cell>
          <table:table-cell/>
        </table:table-row>
        <table:table-row table:style-name="ro2">
          <table:table-cell office:value-type="string">
            <text:p>166. Grant Hill, Pho SF</text:p>
          </table:table-cell>
          <table:table-cell office:value-type="float" office:value="60">
            <text:p>60</text:p>
          </table:table-cell>
          <table:table-cell office:value-type="float" office:value="26.9">
            <text:p>26.9</text:p>
          </table:table-cell>
          <table:table-cell office:value-type="float" office:value="0.489">
            <text:p>0.489</text:p>
          </table:table-cell>
          <table:table-cell office:value-type="float" office:value="0.821">
            <text:p>0.821</text:p>
          </table:table-cell>
          <table:table-cell office:value-type="float" office:value="0.4">
            <text:p>0.4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float" office:value="1.57">
            <text:p>1.57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1.4">
            <text:p>1.4</text:p>
          </table:table-cell>
          <table:table-cell office:value-type="float" office:value="11.2">
            <text:p>11.2</text:p>
          </table:table-cell>
          <table:table-cell/>
        </table:table-row>
        <table:table-row table:style-name="ro2">
          <table:table-cell office:value-type="string">
            <text:p>167. Andris Biedrins, GS C</text:p>
          </table:table-cell>
          <table:table-cell office:value-type="float" office:value="43">
            <text:p>43</text:p>
          </table:table-cell>
          <table:table-cell office:value-type="float" office:value="25.7">
            <text:p>25.7</text:p>
          </table:table-cell>
          <table:table-cell office:value-type="float" office:value="0.556">
            <text:p>0.556</text:p>
          </table:table-cell>
          <table:table-cell office:value-type="float" office:value="0.447">
            <text:p>0.447</text:p>
          </table:table-cell>
          <table:table-cell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1.3">
            <text:p>1.3</text:p>
          </table:table-cell>
          <table:table-cell office:value-type="float" office:value="1.08">
            <text:p>1.08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6.5">
            <text:p>6.5</text:p>
          </table:table-cell>
          <table:table-cell/>
        </table:table-row>
        <table:table-row table:style-name="ro1">
          <table:table-cell office:value-type="string">
            <text:p>168. Kendrick Perkins, OKC C</text:p>
          </table:table-cell>
          <table:table-cell office:value-type="float" office:value="55">
            <text:p>55</text:p>
          </table:table-cell>
          <table:table-cell office:value-type="float" office:value="25.5">
            <text:p>25.5</text:p>
          </table:table-cell>
          <table:table-cell office:value-type="float" office:value="0.572">
            <text:p>0.572</text:p>
          </table:table-cell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float" office:value="7.3">
            <text:p>7.3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0.3">
            <text:p>0.3</text:p>
          </table:table-cell>
          <table:table-cell office:value-type="float" office:value="1.4">
            <text:p>1.4</text:p>
          </table:table-cell>
          <table:table-cell office:value-type="float" office:value="1.9">
            <text:p>1.9</text:p>
          </table:table-cell>
          <table:table-cell office:value-type="float" office:value="7.7">
            <text:p>7.7</text:p>
          </table:table-cell>
          <table:table-cell/>
        </table:table-row>
        <table:table-row table:style-name="ro1">
          <table:table-cell office:value-type="string">
            <text:p>169. Baron Davis*, NY PG</text:p>
          </table:table-cell>
          <table:table-cell office:value-type="float" office:value="32">
            <text:p>32</text:p>
          </table:table-cell>
          <table:table-cell office:value-type="float" office:value="26.9">
            <text:p>26.9</text:p>
          </table:table-cell>
          <table:table-cell office:value-type="float" office:value="0.416">
            <text:p>0.416</text:p>
          </table:table-cell>
          <table:table-cell office:value-type="float" office:value="0.757">
            <text:p>0.757</text:p>
          </table:table-cell>
          <table:table-cell office:value-type="float" office:value="1.2">
            <text:p>1.2</text:p>
          </table:table-cell>
          <table:table-cell office:value-type="float" office:value="2.9">
            <text:p>2.9</text:p>
          </table:table-cell>
          <table:table-cell office:value-type="float" office:value="5.9">
            <text:p>5.9</text:p>
          </table:table-cell>
          <table:table-cell office:value-type="float" office:value="2.2">
            <text:p>2.2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2.7">
            <text:p>2.7</text:p>
          </table:table-cell>
          <table:table-cell office:value-type="float" office:value="12.5">
            <text:p>12.5</text:p>
          </table:table-cell>
          <table:table-cell/>
        </table:table-row>
        <table:table-row table:style-name="ro2">
          <table:table-cell office:value-type="string">
            <text:p>170. Ersan Ilyasova, Mil SF, PF</text:p>
          </table:table-cell>
          <table:table-cell office:value-type="float" office:value="51">
            <text:p>51</text:p>
          </table:table-cell>
          <table:table-cell office:value-type="float" office:value="24.5">
            <text:p>24.5</text:p>
          </table:table-cell>
          <table:table-cell office:value-type="float" office:value="0.44">
            <text:p>0.44</text:p>
          </table:table-cell>
          <table:table-cell office:value-type="float" office:value="0.815">
            <text:p>0.815</text:p>
          </table:table-cell>
          <table:table-cell office:value-type="float" office:value="0.8">
            <text:p>0.8</text:p>
          </table:table-cell>
          <table:table-cell office:value-type="float" office:value="6.2">
            <text:p>6.2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9.5">
            <text:p>9.5</text:p>
          </table:table-cell>
          <table:table-cell/>
        </table:table-row>
        <table:table-row table:style-name="ro2">
          <table:table-cell office:value-type="string">
            <text:p>171. Derrick Favors, Uta PF</text:p>
          </table:table-cell>
          <table:table-cell office:value-type="float" office:value="63">
            <text:p>63</text:p>
          </table:table-cell>
          <table:table-cell office:value-type="float" office:value="23.7">
            <text:p>23.7</text:p>
          </table:table-cell>
          <table:table-cell office:value-type="float" office:value="0.516">
            <text:p>0.516</text:p>
          </table:table-cell>
          <table:table-cell office:value-type="float" office:value="0.594">
            <text:p>0.594</text:p>
          </table:table-cell>
          <table:table-cell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8.2">
            <text:p>8.2</text:p>
          </table:table-cell>
          <table:table-cell/>
        </table:table-row>
        <table:table-row table:style-name="ro2">
          <table:table-cell office:value-type="string">
            <text:p>172. Drew Gooden, Mil PF</text:p>
          </table:table-cell>
          <table:table-cell office:value-type="float" office:value="50">
            <text:p>50</text:p>
          </table:table-cell>
          <table:table-cell office:value-type="float" office:value="24.9">
            <text:p>24.9</text:p>
          </table:table-cell>
          <table:table-cell office:value-type="float" office:value="0.465">
            <text:p>0.465</text:p>
          </table:table-cell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1">
            <text:p>1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1.4">
            <text:p>1.4</text:p>
          </table:table-cell>
          <table:table-cell office:value-type="float" office:value="10.6">
            <text:p>10.6</text:p>
          </table:table-cell>
          <table:table-cell/>
        </table:table-row>
        <table:table-row table:style-name="ro1">
          <table:table-cell office:value-type="string">
            <text:p>173. Jason Thompson, Sac PF</text:p>
          </table:table-cell>
          <table:table-cell office:value-type="float" office:value="61">
            <text:p>61</text:p>
          </table:table-cell>
          <table:table-cell office:value-type="float" office:value="26.1">
            <text:p>26.1</text:p>
          </table:table-cell>
          <table:table-cell office:value-type="float" office:value="0.496">
            <text:p>0.496</text:p>
          </table:table-cell>
          <table:table-cell office:value-type="float" office:value="0.656">
            <text:p>0.656</text:p>
          </table:table-cell>
          <table:table-cell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1.3">
            <text:p>1.3</text:p>
          </table:table-cell>
          <table:table-cell office:value-type="float" office:value="0.86">
            <text:p>0.8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1.5">
            <text:p>1.5</text:p>
          </table:table-cell>
          <table:table-cell office:value-type="float" office:value="10.2">
            <text:p>10.2</text:p>
          </table:table-cell>
          <table:table-cell/>
        </table:table-row>
        <table:table-row table:style-name="ro1">
          <table:table-cell office:value-type="string">
            <text:p>174. Al Harrington, Den PF</text:p>
          </table:table-cell>
          <table:table-cell office:value-type="float" office:value="59">
            <text:p>59</text:p>
          </table:table-cell>
          <table:table-cell office:value-type="float" office:value="22.4">
            <text:p>22.4</text:p>
          </table:table-cell>
          <table:table-cell office:value-type="float" office:value="0.427">
            <text:p>0.427</text:p>
          </table:table-cell>
          <table:table-cell office:value-type="float" office:value="0.757">
            <text:p>0.757</text:p>
          </table:table-cell>
          <table:table-cell office:value-type="float" office:value="1.5">
            <text:p>1.5</text:p>
          </table:table-cell>
          <table:table-cell office:value-type="float" office:value="4.3">
            <text:p>4.3</text:p>
          </table:table-cell>
          <table:table-cell office:value-type="float" office:value="1.2">
            <text:p>1.2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11.6">
            <text:p>11.6</text:p>
          </table:table-cell>
          <table:table-cell/>
        </table:table-row>
        <table:table-row table:style-name="ro2">
          <table:table-cell office:value-type="string">
            <text:p>175. Vince Carter, Dal SG, SF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0.433">
            <text:p>0.433</text:p>
          </table:table-cell>
          <table:table-cell office:value-type="float" office:value="0.788">
            <text:p>0.788</text:p>
          </table:table-cell>
          <table:table-cell office:value-type="float" office:value="1.4">
            <text:p>1.4</text:p>
          </table:table-cell>
          <table:table-cell office:value-type="float" office:value="3.3">
            <text:p>3.3</text:p>
          </table:table-cell>
          <table:table-cell office:value-type="float" office:value="2.3">
            <text:p>2.3</text:p>
          </table:table-cell>
          <table:table-cell office:value-type="float" office:value="1.93">
            <text:p>1.93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176. Gordon Hayward, Uta SG, SF</text:p>
          </table:table-cell>
          <table:table-cell office:value-type="float" office:value="58">
            <text:p>58</text:p>
          </table:table-cell>
          <table:table-cell office:value-type="float" office:value="26.9">
            <text:p>26.9</text:p>
          </table:table-cell>
          <table:table-cell office:value-type="float" office:value="0.485">
            <text:p>0.485</text:p>
          </table:table-cell>
          <table:table-cell office:value-type="float" office:value="0.709">
            <text:p>0.709</text:p>
          </table:table-cell>
          <table:table-cell office:value-type="float" office:value="1.2">
            <text:p>1.2</text:p>
          </table:table-cell>
          <table:table-cell office:value-type="float" office:value="3.1">
            <text:p>3.1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1.5">
            <text:p>1.5</text:p>
          </table:table-cell>
          <table:table-cell office:value-type="float" office:value="11.8">
            <text:p>11.8</text:p>
          </table:table-cell>
          <table:table-cell/>
        </table:table-row>
        <table:table-row table:style-name="ro2">
          <table:table-cell office:value-type="string">
            <text:p>177. Austin Daye, Det SF, PF</text:p>
          </table:table-cell>
          <table:table-cell office:value-type="float" office:value="60">
            <text:p>60</text:p>
          </table:table-cell>
          <table:table-cell office:value-type="float" office:value="23.2">
            <text:p>23.2</text:p>
          </table:table-cell>
          <table:table-cell office:value-type="float" office:value="0.462">
            <text:p>0.462</text:p>
          </table:table-cell>
          <table:table-cell office:value-type="float" office:value="0.765">
            <text:p>0.765</text:p>
          </table:table-cell>
          <table:table-cell office:value-type="float" office:value="1">
            <text:p>1</text:p>
          </table:table-cell>
          <table:table-cell office:value-type="float" office:value="4.4">
            <text:p>4.4</text:p>
          </table:table-cell>
          <table:table-cell office:value-type="float" office:value="1.2">
            <text:p>1.2</text:p>
          </table:table-cell>
          <table:table-cell office:value-type="float" office:value="1.33">
            <text:p>1.33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8.8">
            <text:p>8.8</text:p>
          </table:table-cell>
          <table:table-cell/>
        </table:table-row>
        <table:table-row table:style-name="ro2">
          <table:table-cell office:value-type="string">
            <text:p>178. Kenneth Faried, Den PF</text:p>
          </table:table-cell>
          <table:table-cell office:value-type="float" office:value="60">
            <text:p>60</text:p>
          </table:table-cell>
          <table:table-cell office:value-type="float" office:value="23.4">
            <text:p>23.4</text:p>
          </table:table-cell>
          <table:table-cell office:value-type="float" office:value="0.494">
            <text:p>0.494</text:p>
          </table:table-cell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float" office:value="6.3">
            <text:p>6.3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8.8">
            <text:p>8.8</text:p>
          </table:table-cell>
          <table:table-cell/>
        </table:table-row>
        <table:table-row table:style-name="ro2">
          <table:table-cell office:value-type="string">
            <text:p>179. J.J. Redick, Orl SG</text:p>
          </table:table-cell>
          <table:table-cell office:value-type="float" office:value="57">
            <text:p>57</text:p>
          </table:table-cell>
          <table:table-cell office:value-type="float" office:value="31.1">
            <text:p>31.1</text:p>
          </table:table-cell>
          <table:table-cell office:value-type="float" office:value="0.437">
            <text:p>0.437</text:p>
          </table:table-cell>
          <table:table-cell office:value-type="float" office:value="0.873">
            <text:p>0.873</text:p>
          </table:table-cell>
          <table:table-cell office:value-type="float" office:value="2.2">
            <text:p>2.2</text:p>
          </table:table-cell>
          <table:table-cell office:value-type="float" office:value="2.6">
            <text:p>2.6</text:p>
          </table:table-cell>
          <table:table-cell office:value-type="float" office:value="2.3">
            <text:p>2.3</text:p>
          </table:table-cell>
          <table:table-cell office:value-type="float" office:value="2.08">
            <text:p>2.08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12.8">
            <text:p>12.8</text:p>
          </table:table-cell>
          <table:table-cell/>
        </table:table-row>
        <table:table-row table:style-name="ro2">
          <table:table-cell office:value-type="string">
            <text:p>180. Brandon Bass, Bos PF</text:p>
          </table:table-cell>
          <table:table-cell office:value-type="float" office:value="58">
            <text:p>58</text:p>
          </table:table-cell>
          <table:table-cell office:value-type="float" office:value="24.8">
            <text:p>24.8</text:p>
          </table:table-cell>
          <table:table-cell office:value-type="float" office:value="0.515">
            <text:p>0.515</text:p>
          </table:table-cell>
          <table:table-cell office:value-type="float" office:value="0.827">
            <text:p>0.827</text:p>
          </table:table-cell>
          <table:table-cell office:value-type="float" office:value="0">
            <text:p>0</text:p>
          </table:table-cell>
          <table:table-cell office:value-type="float" office:value="5.3">
            <text:p>5.3</text:p>
          </table:table-cell>
          <table:table-cell office:value-type="float" office:value="0.7">
            <text:p>0.7</text:p>
          </table:table-cell>
          <table:table-cell office:value-type="float" office:value="0.55">
            <text:p>0.55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1.3">
            <text:p>1.3</text:p>
          </table:table-cell>
          <table:table-cell office:value-type="float" office:value="10.7">
            <text:p>10.7</text:p>
          </table:table-cell>
          <table:table-cell/>
        </table:table-row>
      </table:table>
      <table:table table:name="Value" table:style-name="ta1" table:print="false">
        <table:table-column table:style-name="co1" table:default-cell-style-name="Default"/>
        <table:table-column table:style-name="co2" table:number-columns-repeated="10" table:default-cell-style-name="ce1"/>
        <table:table-column table:style-name="co3" table:default-cell-style-name="ce2"/>
        <table:table-column table:style-name="co3" table:default-cell-style-name="Default"/>
        <table:table-row table:style-name="ro1">
          <table:table-cell/>
          <table:table-cell office:value-type="string">
            <text:p>FG%*</text:p>
          </table:table-cell>
          <table:table-cell office:value-type="string">
            <text:p>FT%*</text:p>
          </table:table-cell>
          <table:table-cell office:value-type="string">
            <text:p>3PT*</text:p>
          </table:table-cell>
          <table:table-cell office:value-type="string">
            <text:p>REB*</text:p>
          </table:table-cell>
          <table:table-cell office:value-type="string">
            <text:p>AST*</text:p>
          </table:table-cell>
          <table:table-cell office:value-type="string">
            <text:p>STL*</text:p>
          </table:table-cell>
          <table:table-cell office:value-type="string">
            <text:p>BLK*</text:p>
          </table:table-cell>
          <table:table-cell office:value-type="string">
            <text:p>TO*</text:p>
          </table:table-cell>
          <table:table-cell office:value-type="string">
            <text:p>PTS*</text:p>
          </table:table-cell>
          <table:table-cell office:value-type="string">
            <text:p>SUM</text:p>
          </table:table-cell>
          <table:table-cell office:value-type="string">
            <text:p>Value*1000</text:p>
          </table:table-cell>
          <table:table-cell office:value-type="string">
            <text:p>ESPN Value</text:p>
          </table:table-cell>
        </table:table-row>
        <table:table-row table:style-name="ro1">
          <table:table-cell office:value-type="string">
            <text:p>AVERAGE(1:80)</text:p>
          </table:table-cell>
          <table:table-cell table:number-columns-repeated="2" office:value-type="float" office:value="0">
            <text:p>0.00</text:p>
          </table:table-cell>
          <table:table-cell table:formula="of:=(0.8238-0.95)/0.7534" office:value-type="float" office:value="-0.167507300238917">
            <text:p>-0.17</text:p>
          </table:table-cell>
          <table:table-cell table:formula="of:=(6.6175-4.4167)/2.9474" office:value-type="float" office:value="0.746691999728574">
            <text:p>0.75</text:p>
          </table:table-cell>
          <table:table-cell table:formula="of:=(3.9763-2.475)/2.5876" office:value-type="float" office:value="0.580190137579224">
            <text:p>0.58</text:p>
          </table:table-cell>
          <table:table-cell table:formula="of:=(1.145-0.9708)/0.438" office:value-type="float" office:value="0.397716894977169">
            <text:p>0.40</text:p>
          </table:table-cell>
          <table:table-cell table:formula="of:=(0.8063-0.4167)/0.6736" office:value-type="float" office:value="0.578384798099762">
            <text:p>0.58</text:p>
          </table:table-cell>
          <table:table-cell table:formula="of:=(2.305-1.6458)/0.6873" office:value-type="float" office:value="0.959115379019351">
            <text:p>0.96</text:p>
          </table:table-cell>
          <table:table-cell table:formula="of:=(17.673-12.363)/4.2655" office:value-type="float" office:value="1.24487164459032">
            <text:p>1.24</text:p>
          </table:table-cell>
          <table:table-cell table:formula="of:=SUM([.B2:.J2])-2*[.I2]" office:value-type="float" office:value="2.42123279571678">
            <text:p>2.42</text:p>
          </table:table-cell>
          <table:table-cell office:value-type="float" office:value="100">
            <text:p>100.0</text:p>
          </table:table-cell>
          <table:table-cell/>
        </table:table-row>
        <table:table-row table:style-name="ro1">
          <table:table-cell office:value-type="string">
            <text:p>1. Kevin Durant, OKC SF</text:p>
          </table:table-cell>
          <table:table-cell table:formula="of:=([Projections.D5]-0.483)/0.0498*([Projections.M5]/17.673)" office:value-type="float" office:value="-0.478914469625232">
            <text:p>-0.48</text:p>
          </table:table-cell>
          <table:table-cell table:formula="of:=([Projections.E5]-0.7876)/0.0761*([Projections.M5]/17.673)" office:value-type="float" office:value="1.97234725487917">
            <text:p>1.97</text:p>
          </table:table-cell>
          <table:table-cell table:formula="of:=([Projections.F5]-0.8577)/0.7534" office:value-type="float" office:value="1.1179984072206">
            <text:p>1.12</text:p>
          </table:table-cell>
          <table:table-cell table:formula="of:=([Projections.G5]-4.8346)/2.9474" office:value-type="float" office:value="0.734681414127706">
            <text:p>0.73</text:p>
          </table:table-cell>
          <table:table-cell table:formula="of:=([Projections.H5]-2.2462)/2.5876" office:value-type="float" office:value="0.214020714175297">
            <text:p>0.21</text:p>
          </table:table-cell>
          <table:table-cell table:formula="of:=([Projections.J5]-0.9615)/0.438" office:value-type="float" office:value="0.544520547945205">
            <text:p>0.54</text:p>
          </table:table-cell>
          <table:table-cell table:formula="of:=([Projections.K5]-0.4923)/0.6736" office:value-type="float" office:value="0.753711401425178">
            <text:p>0.75</text:p>
          </table:table-cell>
          <table:table-cell table:formula="of:=([Projections.L5]-1.4962)/0.6873" office:value-type="float" office:value="2.18798195838789">
            <text:p>2.19</text:p>
          </table:table-cell>
          <table:table-cell table:formula="of:=([Projections.M5]-11.362)/4.2655" office:value-type="float" office:value="3.92404173016059">
            <text:p>3.92</text:p>
          </table:table-cell>
          <table:table-cell table:formula="of:=SUM([.B3:.J3])-2*[.I3]" office:value-type="float" office:value="6.59442504192062">
            <text:p>6.59</text:p>
          </table:table-cell>
          <table:table-cell table:formula="of:=[.K3]/2.421232796*100" office:value-type="float" office:value="272.358157910918">
            <text:p>272.4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office:value-type="string">
            <text:p>2. LeBron James, Mia SF</text:p>
          </table:table-cell>
          <table:table-cell table:formula="of:=([Projections.D6]-0.483)/0.0498*([Projections.M6]/17.673)" office:value-type="float" office:value="1.05463442634909">
            <text:p>1.05</text:p>
          </table:table-cell>
          <table:table-cell table:formula="of:=([Projections.E6]-0.7876)/0.0761*([Projections.M6]/17.673)" office:value-type="float" office:value="-0.438451402850426">
            <text:p>-0.44</text:p>
          </table:table-cell>
          <table:table-cell table:formula="of:=([Projections.F6]-0.8577)/0.7534" office:value-type="float" office:value="0.454340323865145">
            <text:p>0.45</text:p>
          </table:table-cell>
          <table:table-cell table:formula="of:=([Projections.G6]-4.8346)/2.9474" office:value-type="float" office:value="0.972178869512112">
            <text:p>0.97</text:p>
          </table:table-cell>
          <table:table-cell table:formula="of:=([Projections.H6]-2.2462)/2.5876" office:value-type="float" office:value="1.95308393878497">
            <text:p>1.95</text:p>
          </table:table-cell>
          <table:table-cell table:formula="of:=([Projections.J6]-0.9615)/0.438" office:value-type="float" office:value="1.45776255707763">
            <text:p>1.46</text:p>
          </table:table-cell>
          <table:table-cell table:formula="of:=([Projections.K6]-0.4923)/0.6736" office:value-type="float" office:value="0.456799287410926">
            <text:p>0.46</text:p>
          </table:table-cell>
          <table:table-cell table:formula="of:=([Projections.L6]-1.4962)/0.6873" office:value-type="float" office:value="2.91546631747417">
            <text:p>2.92</text:p>
          </table:table-cell>
          <table:table-cell table:formula="of:=([Projections.M6]-11.362)/4.2655" office:value-type="float" office:value="3.73649044660649">
            <text:p>3.74</text:p>
          </table:table-cell>
          <table:table-cell table:formula="of:=SUM([.B4:.J4])-2*[.I4]" office:value-type="float" office:value="6.73137212928177">
            <text:p>6.73</text:p>
          </table:table-cell>
          <table:table-cell table:formula="of:=[.K4]/2.421232796*100" office:value-type="float" office:value="278.014247138992">
            <text:p>278.0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3. Chris Paul, LAC PG</text:p>
          </table:table-cell>
          <table:table-cell table:formula="of:=([Projections.D7]-0.483)/0.0498*([Projections.M7]/17.673)" office:value-type="float" office:value="-0.118620808134932">
            <text:p>-0.12</text:p>
          </table:table-cell>
          <table:table-cell table:formula="of:=([Projections.E7]-0.7876)/0.0761*([Projections.M7]/17.673)" office:value-type="float" office:value="1.06605969907547">
            <text:p>1.07</text:p>
          </table:table-cell>
          <table:table-cell table:formula="of:=([Projections.F7]-0.8577)/0.7534" office:value-type="float" office:value="0.0561454738518715">
            <text:p>0.06</text:p>
          </table:table-cell>
          <table:table-cell table:formula="of:=([Projections.G7]-4.8346)/2.9474" office:value-type="float" office:value="-0.147451991585804">
            <text:p>-0.15</text:p>
          </table:table-cell>
          <table:table-cell table:formula="of:=([Projections.H7]-2.2462)/2.5876" office:value-type="float" office:value="3.03516772298655">
            <text:p>3.04</text:p>
          </table:table-cell>
          <table:table-cell table:formula="of:=([Projections.J7]-0.9615)/0.438" office:value-type="float" office:value="3.28424657534247">
            <text:p>3.28</text:p>
          </table:table-cell>
          <table:table-cell table:formula="of:=([Projections.K7]-0.4923)/0.6736" office:value-type="float" office:value="-0.582393111638955">
            <text:p>-0.58</text:p>
          </table:table-cell>
          <table:table-cell table:formula="of:=([Projections.L7]-1.4962)/0.6873" office:value-type="float" office:value="1.31500072748436">
            <text:p>1.32</text:p>
          </table:table-cell>
          <table:table-cell table:formula="of:=([Projections.M7]-11.362)/4.2655" office:value-type="float" office:value="1.41554331262455">
            <text:p>1.42</text:p>
          </table:table-cell>
          <table:table-cell table:formula="of:=SUM([.B5:.J5])-2*[.I5]" office:value-type="float" office:value="6.69369614503686">
            <text:p>6.69</text:p>
          </table:table-cell>
          <table:table-cell table:formula="of:=[.K5]/2.421232796*100" office:value-type="float" office:value="276.458180976864">
            <text:p>276.5</text:p>
          </table:table-cell>
          <table:table-cell office:value-type="float" office:value="340">
            <text:p>340</text:p>
          </table:table-cell>
        </table:table-row>
        <table:table-row table:style-name="ro2">
          <table:table-cell office:value-type="string">
            <text:p>4. Dwyane Wade, Mia SG</text:p>
          </table:table-cell>
          <table:table-cell table:formula="of:=([Projections.D8]-0.483)/0.0498*([Projections.M8]/17.673)" office:value-type="float" office:value="0.736267084975448">
            <text:p>0.74</text:p>
          </table:table-cell>
          <table:table-cell table:formula="of:=([Projections.E8]-0.7876)/0.0761*([Projections.M8]/17.673)" office:value-type="float" office:value="-0.513935710300866">
            <text:p>-0.51</text:p>
          </table:table-cell>
          <table:table-cell table:formula="of:=([Projections.F8]-0.8577)/0.7534" office:value-type="float" office:value="0.0561454738518715">
            <text:p>0.06</text:p>
          </table:table-cell>
          <table:table-cell table:formula="of:=([Projections.G8]-4.8346)/2.9474" office:value-type="float" office:value="0.429327542919183">
            <text:p>0.43</text:p>
          </table:table-cell>
          <table:table-cell table:formula="of:=([Projections.H8]-2.2462)/2.5876" office:value-type="float" office:value="0.986937702890709">
            <text:p>0.99</text:p>
          </table:table-cell>
          <table:table-cell table:formula="of:=([Projections.J8]-0.9615)/0.438" office:value-type="float" office:value="1.91438356164384">
            <text:p>1.91</text:p>
          </table:table-cell>
          <table:table-cell table:formula="of:=([Projections.K8]-0.4923)/0.6736" office:value-type="float" office:value="0.902167458432304">
            <text:p>0.90</text:p>
          </table:table-cell>
          <table:table-cell table:formula="of:=([Projections.L8]-1.4962)/0.6873" office:value-type="float" office:value="2.47897570202241">
            <text:p>2.48</text:p>
          </table:table-cell>
          <table:table-cell table:formula="of:=([Projections.M8]-11.362)/4.2655" office:value-type="float" office:value="3.66615871527371">
            <text:p>3.67</text:p>
          </table:table-cell>
          <table:table-cell table:formula="of:=SUM([.B6:.J6])-2*[.I6]" office:value-type="float" office:value="5.69847612766379">
            <text:p>5.70</text:p>
          </table:table-cell>
          <table:table-cell table:formula="of:=[.K6]/2.421232796*100" office:value-type="float" office:value="235.354325989552">
            <text:p>235.4</text:p>
          </table:table-cell>
          <table:table-cell office:value-type="float" office:value="325">
            <text:p>325</text:p>
          </table:table-cell>
        </table:table-row>
        <table:table-row table:style-name="ro2">
          <table:table-cell office:value-type="string">
            <text:p>5. Russell Westbrook, OKC PG</text:p>
          </table:table-cell>
          <table:table-cell table:formula="of:=([Projections.D9]-0.483)/0.0498*([Projections.M9]/17.673)" office:value-type="float" office:value="-1.26437964839611">
            <text:p>-1.26</text:p>
          </table:table-cell>
          <table:table-cell table:formula="of:=([Projections.E9]-0.7876)/0.0761*([Projections.M9]/17.673)" office:value-type="float" office:value="0.595100672882522">
            <text:p>0.60</text:p>
          </table:table-cell>
          <table:table-cell table:formula="of:=([Projections.F9]-0.8577)/0.7534" office:value-type="float" office:value="-0.607512609503584">
            <text:p>-0.61</text:p>
          </table:table-cell>
          <table:table-cell table:formula="of:=([Projections.G9]-4.8346)/2.9474" office:value-type="float" office:value="0.12397367171066">
            <text:p>0.12</text:p>
          </table:table-cell>
          <table:table-cell table:formula="of:=([Projections.H9]-2.2462)/2.5876" office:value-type="float" office:value="2.37818828257845">
            <text:p>2.38</text:p>
          </table:table-cell>
          <table:table-cell table:formula="of:=([Projections.J9]-0.9615)/0.438" office:value-type="float" office:value="1.91438356164384">
            <text:p>1.91</text:p>
          </table:table-cell>
          <table:table-cell table:formula="of:=([Projections.K9]-0.4923)/0.6736" office:value-type="float" office:value="-0.137024940617577">
            <text:p>-0.14</text:p>
          </table:table-cell>
          <table:table-cell table:formula="of:=([Projections.L9]-1.4962)/0.6873" office:value-type="float" office:value="3.64295067656045">
            <text:p>3.64</text:p>
          </table:table-cell>
          <table:table-cell table:formula="of:=([Projections.M9]-11.362)/4.2655" office:value-type="float" office:value="2.35329973039503">
            <text:p>2.35</text:p>
          </table:table-cell>
          <table:table-cell table:formula="of:=SUM([.B7:.J7])-2*[.I7]" office:value-type="float" office:value="1.71307804413278">
            <text:p>1.71</text:p>
          </table:table-cell>
          <table:table-cell table:formula="of:=[.K7]/2.421232796*100" office:value-type="float" office:value="70.7523063029242">
            <text:p>70.8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6. Derrick Rose, Chi PG</text:p>
          </table:table-cell>
          <table:table-cell table:formula="of:=([Projections.D10]-0.483)/0.0498*([Projections.M10]/17.673)" office:value-type="float" office:value="-0.738539514250062">
            <text:p>-0.74</text:p>
          </table:table-cell>
          <table:table-cell table:formula="of:=([Projections.E10]-0.7876)/0.0761*([Projections.M10]/17.673)" office:value-type="float" office:value="1.97960421745518">
            <text:p>1.98</text:p>
          </table:table-cell>
          <table:table-cell table:formula="of:=([Projections.F10]-0.8577)/0.7534" office:value-type="float" office:value="0.719803557207327">
            <text:p>0.72</text:p>
          </table:table-cell>
          <table:table-cell table:formula="of:=([Projections.G10]-4.8346)/2.9474" office:value-type="float" office:value="-0.283164823234037">
            <text:p>-0.28</text:p>
          </table:table-cell>
          <table:table-cell table:formula="of:=([Projections.H10]-2.2462)/2.5876" office:value-type="float" office:value="2.37818828257845">
            <text:p>2.38</text:p>
          </table:table-cell>
          <table:table-cell table:formula="of:=([Projections.J10]-0.9615)/0.438" office:value-type="float" office:value="0.316210045662101">
            <text:p>0.32</text:p>
          </table:table-cell>
          <table:table-cell table:formula="of:=([Projections.K10]-0.4923)/0.6736" office:value-type="float" office:value="0.0114311163895487">
            <text:p>0.01</text:p>
          </table:table-cell>
          <table:table-cell table:formula="of:=([Projections.L10]-1.4962)/0.6873" office:value-type="float" office:value="2.91546631747417">
            <text:p>2.92</text:p>
          </table:table-cell>
          <table:table-cell table:formula="of:=([Projections.M10]-11.362)/4.2655" office:value-type="float" office:value="3.43171961083109">
            <text:p>3.43</text:p>
          </table:table-cell>
          <table:table-cell table:formula="of:=SUM([.B8:.J8])-2*[.I8]" office:value-type="float" office:value="4.89978617516542">
            <text:p>4.90</text:p>
          </table:table-cell>
          <table:table-cell table:formula="of:=[.K8]/2.421232796*100" office:value-type="float" office:value="202.367413131861">
            <text:p>202.4</text:p>
          </table:table-cell>
          <table:table-cell office:value-type="float" office:value="295">
            <text:p>295</text:p>
          </table:table-cell>
        </table:table-row>
        <table:table-row table:style-name="ro2">
          <table:table-cell office:value-type="string">
            <text:p>7. Deron Williams, NJ PG</text:p>
          </table:table-cell>
          <table:table-cell table:formula="of:=([Projections.D11]-0.483)/0.0498*([Projections.M11]/17.673)" office:value-type="float" office:value="-0.495389581866195">
            <text:p>-0.50</text:p>
          </table:table-cell>
          <table:table-cell table:formula="of:=([Projections.E11]-0.7876)/0.0761*([Projections.M11]/17.673)" office:value-type="float" office:value="0.735897643517029">
            <text:p>0.74</text:p>
          </table:table-cell>
          <table:table-cell table:formula="of:=([Projections.F11]-0.8577)/0.7534" office:value-type="float" office:value="1.25073002389169">
            <text:p>1.25</text:p>
          </table:table-cell>
          <table:table-cell table:formula="of:=([Projections.G11]-4.8346)/2.9474" office:value-type="float" office:value="-0.249236615321979">
            <text:p>-0.25</text:p>
          </table:table-cell>
          <table:table-cell table:formula="of:=([Projections.H11]-2.2462)/2.5876" office:value-type="float" office:value="3.34433451847272">
            <text:p>3.34</text:p>
          </table:table-cell>
          <table:table-cell table:formula="of:=([Projections.J11]-0.9615)/0.438" office:value-type="float" office:value="0.544520547945205">
            <text:p>0.54</text:p>
          </table:table-cell>
          <table:table-cell table:formula="of:=([Projections.K11]-0.4923)/0.6736" office:value-type="float" office:value="-0.433937054631829">
            <text:p>-0.43</text:p>
          </table:table-cell>
          <table:table-cell table:formula="of:=([Projections.L11]-1.4962)/0.6873" office:value-type="float" office:value="2.91546631747417">
            <text:p>2.92</text:p>
          </table:table-cell>
          <table:table-cell table:formula="of:=([Projections.M11]-11.362)/4.2655" office:value-type="float" office:value="2.44707537217208">
            <text:p>2.45</text:p>
          </table:table-cell>
          <table:table-cell table:formula="of:=SUM([.B9:.J9])-2*[.I9]" office:value-type="float" office:value="4.22852853670454">
            <text:p>4.23</text:p>
          </table:table-cell>
          <table:table-cell table:formula="of:=[.K9]/2.421232796*100" office:value-type="float" office:value="174.643617238718">
            <text:p>174.6</text:p>
          </table:table-cell>
          <table:table-cell office:value-type="float" office:value="285">
            <text:p>285</text:p>
          </table:table-cell>
        </table:table-row>
        <table:table-row table:style-name="ro2">
          <table:table-cell office:value-type="string">
            <text:p>8. Dwight Howard, Orl C</text:p>
          </table:table-cell>
          <table:table-cell table:formula="of:=([Projections.D12]-0.483)/0.0498*([Projections.M12]/17.673)" office:value-type="float" office:value="2.86644228700009">
            <text:p>2.87</text:p>
          </table:table-cell>
          <table:table-cell table:formula="of:=([Projections.E12]-0.7876)/0.0761*([Projections.M12]/17.673)" office:value-type="float" office:value="-3.33751872701575">
            <text:p>-3.34</text:p>
          </table:table-cell>
          <table:table-cell table:formula="of:=([Projections.F12]-0.8577)/0.7534" office:value-type="float" office:value="-1.13843907618795">
            <text:p>-1.14</text:p>
          </table:table-cell>
          <table:table-cell table:formula="of:=([Projections.G12]-4.8346)/2.9474" office:value-type="float" office:value="3.07572776005971">
            <text:p>3.08</text:p>
          </table:table-cell>
          <table:table-cell table:formula="of:=([Projections.H12]-2.2462)/2.5876" office:value-type="float" office:value="-0.327021177925491">
            <text:p>-0.33</text:p>
          </table:table-cell>
          <table:table-cell table:formula="of:=([Projections.J12]-0.9615)/0.438" office:value-type="float" office:value="0.544520547945205">
            <text:p>0.54</text:p>
          </table:table-cell>
          <table:table-cell table:formula="of:=([Projections.K12]-0.4923)/0.6736" office:value-type="float" office:value="3.12900831353919">
            <text:p>3.13</text:p>
          </table:table-cell>
          <table:table-cell table:formula="of:=([Projections.L12]-1.4962)/0.6873" office:value-type="float" office:value="2.91546631747417">
            <text:p>2.92</text:p>
          </table:table-cell>
          <table:table-cell table:formula="of:=([Projections.M12]-11.362)/4.2655" office:value-type="float" office:value="2.91595358105732">
            <text:p>2.92</text:p>
          </table:table-cell>
          <table:table-cell table:formula="of:=SUM([.B10:.J10])-2*[.I10]" office:value-type="float" office:value="4.81320719099816">
            <text:p>4.81</text:p>
          </table:table-cell>
          <table:table-cell table:formula="of:=[.K10]/2.421232796*100" office:value-type="float" office:value="198.791590752852">
            <text:p>198.8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9. Kevin Love, Min PF</text:p>
          </table:table-cell>
          <table:table-cell table:formula="of:=([Projections.D13]-0.483)/0.0498*([Projections.M13]/17.673)" office:value-type="float" office:value="-0.411082455777957">
            <text:p>-0.41</text:p>
          </table:table-cell>
          <table:table-cell table:formula="of:=([Projections.E13]-0.7876)/0.0761*([Projections.M13]/17.673)" office:value-type="float" office:value="0.708401488182934">
            <text:p>0.71</text:p>
          </table:table-cell>
          <table:table-cell table:formula="of:=([Projections.F13]-0.8577)/0.7534" office:value-type="float" office:value="0.454340323865145">
            <text:p>0.45</text:p>
          </table:table-cell>
          <table:table-cell table:formula="of:=([Projections.G13]-4.8346)/2.9474" office:value-type="float" office:value="3.55072267082853">
            <text:p>3.55</text:p>
          </table:table-cell>
          <table:table-cell table:formula="of:=([Projections.H13]-2.2462)/2.5876" office:value-type="float" office:value="0.136729015303756">
            <text:p>0.14</text:p>
          </table:table-cell>
          <table:table-cell table:formula="of:=([Projections.J13]-0.9615)/0.438" office:value-type="float" office:value="-0.59703196347032">
            <text:p>-0.60</text:p>
          </table:table-cell>
          <table:table-cell table:formula="of:=([Projections.K13]-0.4923)/0.6736" office:value-type="float" office:value="0.0114311163895487">
            <text:p>0.01</text:p>
          </table:table-cell>
          <table:table-cell table:formula="of:=([Projections.L13]-1.4962)/0.6873" office:value-type="float" office:value="1.1695038556671">
            <text:p>1.17</text:p>
          </table:table-cell>
          <table:table-cell table:formula="of:=([Projections.M13]-11.362)/4.2655" office:value-type="float" office:value="2.04852889461962">
            <text:p>2.05</text:p>
          </table:table-cell>
          <table:table-cell table:formula="of:=SUM([.B11:.J11])-2*[.I11]" office:value-type="float" office:value="4.73253523427415">
            <text:p>4.73</text:p>
          </table:table-cell>
          <table:table-cell table:formula="of:=[.K11]/2.421232796*100" office:value-type="float" office:value="195.459736134937">
            <text:p>195.5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string">
            <text:p>10. Amare Stoudemire, NY C, PF</text:p>
          </table:table-cell>
          <table:table-cell table:formula="of:=([Projections.D14]-0.483)/0.0498*([Projections.M14]/17.673)" office:value-type="float" office:value="1.19257088331826">
            <text:p>1.19</text:p>
          </table:table-cell>
          <table:table-cell table:formula="of:=([Projections.E14]-0.7876)/0.0761*([Projections.M14]/17.673)" office:value-type="float" office:value="0.255064389556725">
            <text:p>0.26</text:p>
          </table:table-cell>
          <table:table-cell table:formula="of:=([Projections.F14]-0.8577)/0.7534" office:value-type="float" office:value="-1.00570745951686">
            <text:p>-1.01</text:p>
          </table:table-cell>
          <table:table-cell table:formula="of:=([Projections.G14]-4.8346)/2.9474" office:value-type="float" office:value="1.10789170116034">
            <text:p>1.11</text:p>
          </table:table-cell>
          <table:table-cell table:formula="of:=([Projections.H14]-2.2462)/2.5876" office:value-type="float" office:value="-0.0178543824393259">
            <text:p>-0.02</text:p>
          </table:table-cell>
          <table:table-cell table:formula="of:=([Projections.J14]-0.9615)/0.438" office:value-type="float" office:value="-0.368721461187215">
            <text:p>-0.37</text:p>
          </table:table-cell>
          <table:table-cell table:formula="of:=([Projections.K14]-0.4923)/0.6736" office:value-type="float" office:value="2.38672802850356">
            <text:p>2.39</text:p>
          </table:table-cell>
          <table:table-cell table:formula="of:=([Projections.L14]-1.4962)/0.6873" office:value-type="float" office:value="1.75149134293613">
            <text:p>1.75</text:p>
          </table:table-cell>
          <table:table-cell table:formula="of:=([Projections.M14]-11.362)/4.2655" office:value-type="float" office:value="3.33794396905404">
            <text:p>3.34</text:p>
          </table:table-cell>
          <table:table-cell table:formula="of:=SUM([.B12:.J12])-2*[.I12]" office:value-type="float" office:value="5.1364243255134">
            <text:p>5.14</text:p>
          </table:table-cell>
          <table:table-cell table:formula="of:=[.K12]/2.421232796*100" office:value-type="float" office:value="212.140870303716">
            <text:p>212.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11. Stephen Curry, GS PG, SG</text:p>
          </table:table-cell>
          <table:table-cell table:formula="of:=([Projections.D15]-0.483)/0.0498*([Projections.M15]/17.673)" office:value-type="float" office:value="-0.207927278627324">
            <text:p>-0.21</text:p>
          </table:table-cell>
          <table:table-cell table:formula="of:=([Projections.E15]-0.7876)/0.0761*([Projections.M15]/17.673)" office:value-type="float" office:value="1.73350693534381">
            <text:p>1.73</text:p>
          </table:table-cell>
          <table:table-cell table:formula="of:=([Projections.F15]-0.8577)/0.7534" office:value-type="float" office:value="1.64892487390496">
            <text:p>1.65</text:p>
          </table:table-cell>
          <table:table-cell table:formula="of:=([Projections.G15]-4.8346)/2.9474" office:value-type="float" office:value="-0.249236615321979">
            <text:p>-0.25</text:p>
          </table:table-cell>
          <table:table-cell table:formula="of:=([Projections.H15]-2.2462)/2.5876" office:value-type="float" office:value="1.41204204668419">
            <text:p>1.41</text:p>
          </table:table-cell>
          <table:table-cell table:formula="of:=([Projections.J15]-0.9615)/0.438" office:value-type="float" office:value="1.45776255707763">
            <text:p>1.46</text:p>
          </table:table-cell>
          <table:table-cell table:formula="of:=([Projections.K15]-0.4923)/0.6736" office:value-type="float" office:value="-0.285480997624703">
            <text:p>-0.29</text:p>
          </table:table-cell>
          <table:table-cell table:formula="of:=([Projections.L15]-1.4962)/0.6873" office:value-type="float" office:value="2.33347883020515">
            <text:p>2.33</text:p>
          </table:table-cell>
          <table:table-cell table:formula="of:=([Projections.M15]-11.362)/4.2655" office:value-type="float" office:value="1.6265385066229">
            <text:p>1.63</text:p>
          </table:table-cell>
          <table:table-cell table:formula="of:=SUM([.B13:.J13])-2*[.I13]" office:value-type="float" office:value="4.80265119785433">
            <text:p>4.80</text:p>
          </table:table-cell>
          <table:table-cell table:formula="of:=[.K13]/2.421232796*100" office:value-type="float" office:value="198.355614783864">
            <text:p>198.4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string">
            <text:p>12. Pau Gasol, LAL PF, C</text:p>
          </table:table-cell>
          <table:table-cell table:formula="of:=([Projections.D16]-0.483)/0.0498*([Projections.M16]/17.673)" office:value-type="float" office:value="1.16234757396587">
            <text:p>1.16</text:p>
          </table:table-cell>
          <table:table-cell table:formula="of:=([Projections.E16]-0.7876)/0.0761*([Projections.M16]/17.673)" office:value-type="float" office:value="0.282129290967245">
            <text:p>0.28</text:p>
          </table:table-cell>
          <table:table-cell table:formula="of:=([Projections.F16]-0.8577)/0.7534" office:value-type="float" office:value="-1.13843907618795">
            <text:p>-1.14</text:p>
          </table:table-cell>
          <table:table-cell table:formula="of:=([Projections.G16]-4.8346)/2.9474" office:value-type="float" office:value="1.85431227522562">
            <text:p>1.85</text:p>
          </table:table-cell>
          <table:table-cell table:formula="of:=([Projections.H16]-2.2462)/2.5876" office:value-type="float" office:value="0.40724996135415">
            <text:p>0.41</text:p>
          </table:table-cell>
          <table:table-cell table:formula="of:=([Projections.J16]-0.9615)/0.438" office:value-type="float" office:value="-0.825342465753425">
            <text:p>-0.83</text:p>
          </table:table-cell>
          <table:table-cell table:formula="of:=([Projections.K16]-0.4923)/0.6736" office:value-type="float" office:value="1.49599168646081">
            <text:p>1.50</text:p>
          </table:table-cell>
          <table:table-cell table:formula="of:=([Projections.L16]-1.4962)/0.6873" office:value-type="float" office:value="0.587516368398079">
            <text:p>0.59</text:p>
          </table:table-cell>
          <table:table-cell table:formula="of:=([Projections.M16]-11.362)/4.2655" office:value-type="float" office:value="1.69687023795569">
            <text:p>1.70</text:p>
          </table:table-cell>
          <table:table-cell table:formula="of:=SUM([.B14:.J14])-2*[.I14]" office:value-type="float" office:value="4.34760311558994">
            <text:p>4.35</text:p>
          </table:table-cell>
          <table:table-cell table:formula="of:=[.K14]/2.421232796*100" office:value-type="float" office:value="179.561549090711">
            <text:p>179.6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string">
            <text:p>13. Monta Ellis, GS PG, SG</text:p>
          </table:table-cell>
          <table:table-cell table:formula="of:=([Projections.D17]-0.483)/0.0498*([Projections.M17]/17.673)" office:value-type="float" office:value="-0.919424884509462">
            <text:p>-0.92</text:p>
          </table:table-cell>
          <table:table-cell table:formula="of:=([Projections.E17]-0.7876)/0.0761*([Projections.M17]/17.673)" office:value-type="float" office:value="-0.116795459163861">
            <text:p>-0.12</text:p>
          </table:table-cell>
          <table:table-cell table:formula="of:=([Projections.F17]-0.8577)/0.7534" office:value-type="float" office:value="0.852535173878418">
            <text:p>0.85</text:p>
          </table:table-cell>
          <table:table-cell table:formula="of:=([Projections.G17]-4.8346)/2.9474" office:value-type="float" office:value="-0.418877654882269">
            <text:p>-0.42</text:p>
          </table:table-cell>
          <table:table-cell table:formula="of:=([Projections.H17]-2.2462)/2.5876" office:value-type="float" office:value="1.21881279950533">
            <text:p>1.22</text:p>
          </table:table-cell>
          <table:table-cell table:formula="of:=([Projections.J17]-0.9615)/0.438" office:value-type="float" office:value="2.59931506849315">
            <text:p>2.60</text:p>
          </table:table-cell>
          <table:table-cell table:formula="of:=([Projections.K17]-0.4923)/0.6736" office:value-type="float" office:value="-0.285480997624703">
            <text:p>-0.29</text:p>
          </table:table-cell>
          <table:table-cell table:formula="of:=([Projections.L17]-1.4962)/0.6873" office:value-type="float" office:value="2.47897570202241">
            <text:p>2.48</text:p>
          </table:table-cell>
          <table:table-cell table:formula="of:=([Projections.M17]-11.362)/4.2655" office:value-type="float" office:value="2.91595358105732">
            <text:p>2.92</text:p>
          </table:table-cell>
          <table:table-cell table:formula="of:=SUM([.B15:.J15])-2*[.I15]" office:value-type="float" office:value="3.36706192473152">
            <text:p>3.37</text:p>
          </table:table-cell>
          <table:table-cell table:formula="of:=[.K15]/2.421232796*100" office:value-type="float" office:value="139.063948344582">
            <text:p>139.1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14. Carmelo Anthony, NY SF</text:p>
          </table:table-cell>
          <table:table-cell table:formula="of:=([Projections.D18]-0.483)/0.0498*([Projections.M18]/17.673)" office:value-type="float" office:value="-0.708997933680059">
            <text:p>-0.71</text:p>
          </table:table-cell>
          <table:table-cell table:formula="of:=([Projections.E18]-0.7876)/0.0761*([Projections.M18]/17.673)" office:value-type="float" office:value="0.819679871290036">
            <text:p>0.82</text:p>
          </table:table-cell>
          <table:table-cell table:formula="of:=([Projections.F18]-0.8577)/0.7534" office:value-type="float" office:value="0.719803557207327">
            <text:p>0.72</text:p>
          </table:table-cell>
          <table:table-cell table:formula="of:=([Projections.G18]-4.8346)/2.9474" office:value-type="float" office:value="0.632896790391532">
            <text:p>0.63</text:p>
          </table:table-cell>
          <table:table-cell table:formula="of:=([Projections.H18]-2.2462)/2.5876" office:value-type="float" office:value="0.36860411191838">
            <text:p>0.37</text:p>
          </table:table-cell>
          <table:table-cell table:formula="of:=([Projections.J18]-0.9615)/0.438" office:value-type="float" office:value="0.316210045662101">
            <text:p>0.32</text:p>
          </table:table-cell>
          <table:table-cell table:formula="of:=([Projections.K18]-0.4923)/0.6736" office:value-type="float" office:value="0.0114311163895487">
            <text:p>0.01</text:p>
          </table:table-cell>
          <table:table-cell table:formula="of:=([Projections.L18]-1.4962)/0.6873" office:value-type="float" office:value="1.60599447111887">
            <text:p>1.61</text:p>
          </table:table-cell>
          <table:table-cell table:formula="of:=([Projections.M18]-11.362)/4.2655" office:value-type="float" office:value="3.43171961083109">
            <text:p>3.43</text:p>
          </table:table-cell>
          <table:table-cell table:formula="of:=SUM([.B16:.J16])-2*[.I16]" office:value-type="float" office:value="3.98535269889108">
            <text:p>3.99</text:p>
          </table:table-cell>
          <table:table-cell table:formula="of:=[.K16]/2.421232796*100" office:value-type="float" office:value="164.600145243162">
            <text:p>164.6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office:value-type="string">
            <text:p>15. Dirk Nowitzki, Dal PF</text:p>
          </table:table-cell>
          <table:table-cell table:formula="of:=([Projections.D19]-0.483)/0.0498*([Projections.M19]/17.673)" office:value-type="float" office:value="0.450054617837616">
            <text:p>0.45</text:p>
          </table:table-cell>
          <table:table-cell table:formula="of:=([Projections.E19]-0.7876)/0.0761*([Projections.M19]/17.673)" office:value-type="float" office:value="1.92995053294434">
            <text:p>1.93</text:p>
          </table:table-cell>
          <table:table-cell table:formula="of:=([Projections.F19]-0.8577)/0.7534" office:value-type="float" office:value="-0.0765861428192195">
            <text:p>-0.08</text:p>
          </table:table-cell>
          <table:table-cell table:formula="of:=([Projections.G19]-4.8346)/2.9474" office:value-type="float" office:value="0.802537829951822">
            <text:p>0.80</text:p>
          </table:table-cell>
          <table:table-cell table:formula="of:=([Projections.H19]-2.2462)/2.5876" office:value-type="float" office:value="0.0980831658679858">
            <text:p>0.10</text:p>
          </table:table-cell>
          <table:table-cell table:formula="of:=([Projections.J19]-0.9615)/0.438" office:value-type="float" office:value="-0.825342465753425">
            <text:p>-0.83</text:p>
          </table:table-cell>
          <table:table-cell table:formula="of:=([Projections.K19]-0.4923)/0.6736" office:value-type="float" office:value="0.308343230403801">
            <text:p>0.31</text:p>
          </table:table-cell>
          <table:table-cell table:formula="of:=([Projections.L19]-1.4962)/0.6873" office:value-type="float" office:value="0.442019496580824">
            <text:p>0.44</text:p>
          </table:table-cell>
          <table:table-cell table:formula="of:=([Projections.M19]-11.362)/4.2655" office:value-type="float" office:value="2.79873402883601">
            <text:p>2.80</text:p>
          </table:table-cell>
          <table:table-cell table:formula="of:=SUM([.B17:.J17])-2*[.I17]" office:value-type="float" office:value="5.04375530068811">
            <text:p>5.04</text:p>
          </table:table-cell>
          <table:table-cell table:formula="of:=[.K17]/2.421232796*100" office:value-type="float" office:value="208.313521484619">
            <text:p>208.3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office:value-type="string">
            <text:p>16. John Wall, Wsh PG</text:p>
          </table:table-cell>
          <table:table-cell table:formula="of:=([Projections.D20]-0.483)/0.0498*([Projections.M20]/17.673)" office:value-type="float" office:value="-1.16859675447106">
            <text:p>-1.17</text:p>
          </table:table-cell>
          <table:table-cell table:formula="of:=([Projections.E20]-0.7876)/0.0761*([Projections.M20]/17.673)" office:value-type="float" office:value="-0.161288967416759">
            <text:p>-0.16</text:p>
          </table:table-cell>
          <table:table-cell table:formula="of:=([Projections.F20]-0.8577)/0.7534" office:value-type="float" office:value="-0.342049376161401">
            <text:p>-0.34</text:p>
          </table:table-cell>
          <table:table-cell table:formula="of:=([Projections.G20]-4.8346)/2.9474" office:value-type="float" office:value="0.0561172558865441">
            <text:p>0.06</text:p>
          </table:table-cell>
          <table:table-cell table:formula="of:=([Projections.H20]-2.2462)/2.5876" office:value-type="float" office:value="2.68735507806462">
            <text:p>2.69</text:p>
          </table:table-cell>
          <table:table-cell table:formula="of:=([Projections.J20]-0.9615)/0.438" office:value-type="float" office:value="2.37100456621005">
            <text:p>2.37</text:p>
          </table:table-cell>
          <table:table-cell table:formula="of:=([Projections.K20]-0.4923)/0.6736" office:value-type="float" office:value="0.159887173396675">
            <text:p>0.16</text:p>
          </table:table-cell>
          <table:table-cell table:formula="of:=([Projections.L20]-1.4962)/0.6873" office:value-type="float" office:value="3.20646006110869">
            <text:p>3.21</text:p>
          </table:table-cell>
          <table:table-cell table:formula="of:=([Projections.M20]-11.362)/4.2655" office:value-type="float" office:value="1.72031414839995">
            <text:p>1.72</text:p>
          </table:table-cell>
          <table:table-cell table:formula="of:=SUM([.B18:.J18])-2*[.I18]" office:value-type="float" office:value="2.11628306279993">
            <text:p>2.12</text:p>
          </table:table-cell>
          <table:table-cell table:formula="of:=[.K18]/2.421232796*100" office:value-type="float" office:value="87.4051874027203">
            <text:p>87.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17. Kobe Bryant, LAL SG</text:p>
          </table:table-cell>
          <table:table-cell table:formula="of:=([Projections.D21]-0.483)/0.0498*([Projections.M21]/17.673)" office:value-type="float" office:value="-0.795350246115452">
            <text:p>-0.80</text:p>
          </table:table-cell>
          <table:table-cell table:formula="of:=([Projections.E21]-0.7876)/0.0761*([Projections.M21]/17.673)" office:value-type="float" office:value="0.750976660017177">
            <text:p>0.75</text:p>
          </table:table-cell>
          <table:table-cell table:formula="of:=([Projections.F21]-0.8577)/0.7534" office:value-type="float" office:value="0.587071940536236">
            <text:p>0.59</text:p>
          </table:table-cell>
          <table:table-cell table:formula="of:=([Projections.G21]-4.8346)/2.9474" office:value-type="float" office:value="0.0561172558865441">
            <text:p>0.06</text:p>
          </table:table-cell>
          <table:table-cell table:formula="of:=([Projections.H21]-2.2462)/2.5876" office:value-type="float" office:value="0.909646004019168">
            <text:p>0.91</text:p>
          </table:table-cell>
          <table:table-cell table:formula="of:=([Projections.J21]-0.9615)/0.438" office:value-type="float" office:value="0.772831050228311">
            <text:p>0.77</text:p>
          </table:table-cell>
          <table:table-cell table:formula="of:=([Projections.K21]-0.4923)/0.6736" office:value-type="float" office:value="-0.433937054631829">
            <text:p>-0.43</text:p>
          </table:table-cell>
          <table:table-cell table:formula="of:=([Projections.L21]-1.4962)/0.6873" office:value-type="float" office:value="2.04248508657064">
            <text:p>2.04</text:p>
          </table:table-cell>
          <table:table-cell table:formula="of:=([Projections.M21]-11.362)/4.2655" office:value-type="float" office:value="3.19728050638847">
            <text:p>3.20</text:p>
          </table:table-cell>
          <table:table-cell table:formula="of:=SUM([.B19:.J19])-2*[.I19]" office:value-type="float" office:value="3.00215102975798">
            <text:p>3.00</text:p>
          </table:table-cell>
          <table:table-cell table:formula="of:=[.K19]/2.421232796*100" office:value-type="float" office:value="123.992663353879">
            <text:p>124.0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string">
            <text:p>18. Al Jefferson, Uta C, PF</text:p>
          </table:table-cell>
          <table:table-cell table:formula="of:=([Projections.D22]-0.483)/0.0498*([Projections.M22]/17.673)" office:value-type="float" office:value="0.307232437928026">
            <text:p>0.31</text:p>
          </table:table-cell>
          <table:table-cell table:formula="of:=([Projections.E22]-0.7876)/0.0761*([Projections.M22]/17.673)" office:value-type="float" office:value="-0.798027950161621">
            <text:p>-0.80</text:p>
          </table:table-cell>
          <table:table-cell table:formula="of:=([Projections.F22]-0.8577)/0.7534" office:value-type="float" office:value="-1.13843907618795">
            <text:p>-1.14</text:p>
          </table:table-cell>
          <table:table-cell table:formula="of:=([Projections.G22]-4.8346)/2.9474" office:value-type="float" office:value="2.02395331478591">
            <text:p>2.02</text:p>
          </table:table-cell>
          <table:table-cell table:formula="of:=([Projections.H22]-2.2462)/2.5876" office:value-type="float" office:value="-0.0951460813108672">
            <text:p>-0.10</text:p>
          </table:table-cell>
          <table:table-cell table:formula="of:=([Projections.J22]-0.9615)/0.438" office:value-type="float" office:value="-0.59703196347032">
            <text:p>-0.60</text:p>
          </table:table-cell>
          <table:table-cell table:formula="of:=([Projections.K22]-0.4923)/0.6736" office:value-type="float" office:value="2.08981591448931">
            <text:p>2.09</text:p>
          </table:table-cell>
          <table:table-cell table:formula="of:=([Projections.L22]-1.4962)/0.6873" office:value-type="float" office:value="0.151025752946312">
            <text:p>0.15</text:p>
          </table:table-cell>
          <table:table-cell table:formula="of:=([Projections.M22]-11.362)/4.2655" office:value-type="float" office:value="2.21263626772946">
            <text:p>2.21</text:p>
          </table:table-cell>
          <table:table-cell table:formula="of:=SUM([.B20:.J20])-2*[.I20]" office:value-type="float" office:value="3.85396711085564">
            <text:p>3.85</text:p>
          </table:table-cell>
          <table:table-cell table:formula="of:=[.K20]/2.421232796*100" office:value-type="float" office:value="159.173753024599">
            <text:p>159.2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office:value-type="string">
            <text:p>19. Josh Smith, Atl PF, SF</text:p>
          </table:table-cell>
          <table:table-cell table:formula="of:=([Projections.D23]-0.483)/0.0498*([Projections.M23]/17.673)" office:value-type="float" office:value="-0.0197701346891556">
            <text:p>-0.02</text:p>
          </table:table-cell>
          <table:table-cell table:formula="of:=([Projections.E23]-0.7876)/0.0761*([Projections.M23]/17.673)" office:value-type="float" office:value="-0.978083898666334">
            <text:p>-0.98</text:p>
          </table:table-cell>
          <table:table-cell table:formula="of:=([Projections.F23]-0.8577)/0.7534" office:value-type="float" office:value="-0.342049376161401">
            <text:p>-0.34</text:p>
          </table:table-cell>
          <table:table-cell table:formula="of:=([Projections.G23]-4.8346)/2.9474" office:value-type="float" office:value="1.27753274072064">
            <text:p>1.28</text:p>
          </table:table-cell>
          <table:table-cell table:formula="of:=([Projections.H23]-2.2462)/2.5876" office:value-type="float" office:value="0.36860411191838">
            <text:p>0.37</text:p>
          </table:table-cell>
          <table:table-cell table:formula="of:=([Projections.J23]-0.9615)/0.438" office:value-type="float" office:value="1.00114155251142">
            <text:p>1.00</text:p>
          </table:table-cell>
          <table:table-cell table:formula="of:=([Projections.K23]-0.4923)/0.6736" office:value-type="float" office:value="1.79290380047506">
            <text:p>1.79</text:p>
          </table:table-cell>
          <table:table-cell table:formula="of:=([Projections.L23]-1.4962)/0.6873" office:value-type="float" office:value="1.46049759930162">
            <text:p>1.46</text:p>
          </table:table-cell>
          <table:table-cell table:formula="of:=([Projections.M23]-11.362)/4.2655" office:value-type="float" office:value="1.41554331262455">
            <text:p>1.42</text:p>
          </table:table-cell>
          <table:table-cell table:formula="of:=SUM([.B21:.J21])-2*[.I21]" office:value-type="float" office:value="3.05532450943153">
            <text:p>3.06</text:p>
          </table:table-cell>
          <table:table-cell table:formula="of:=[.K21]/2.421232796*100" office:value-type="float" office:value="126.188795826617">
            <text:p>126.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20. Blake Griffin, LAC PF</text:p>
          </table:table-cell>
          <table:table-cell table:formula="of:=([Projections.D24]-0.483)/0.0498*([Projections.M24]/17.673)" office:value-type="float" office:value="0.603670836801629">
            <text:p>0.60</text:p>
          </table:table-cell>
          <table:table-cell table:formula="of:=([Projections.E24]-0.7876)/0.0761*([Projections.M24]/17.673)" office:value-type="float" office:value="-2.51797269315027">
            <text:p>-2.52</text:p>
          </table:table-cell>
          <table:table-cell table:formula="of:=([Projections.F24]-0.8577)/0.7534" office:value-type="float" office:value="-1.00570745951686">
            <text:p>-1.01</text:p>
          </table:table-cell>
          <table:table-cell table:formula="of:=([Projections.G24]-4.8346)/2.9474" office:value-type="float" office:value="2.56680464137884">
            <text:p>2.57</text:p>
          </table:table-cell>
          <table:table-cell table:formula="of:=([Projections.H24]-2.2462)/2.5876" office:value-type="float" office:value="0.639125057968774">
            <text:p>0.64</text:p>
          </table:table-cell>
          <table:table-cell table:formula="of:=([Projections.J24]-0.9615)/0.438" office:value-type="float" office:value="0.316210045662101">
            <text:p>0.32</text:p>
          </table:table-cell>
          <table:table-cell table:formula="of:=([Projections.K24]-0.4923)/0.6736" office:value-type="float" office:value="0.753711401425178">
            <text:p>0.75</text:p>
          </table:table-cell>
          <table:table-cell table:formula="of:=([Projections.L24]-1.4962)/0.6873" office:value-type="float" office:value="1.89698821475338">
            <text:p>1.90</text:p>
          </table:table-cell>
          <table:table-cell table:formula="of:=([Projections.M24]-11.362)/4.2655" office:value-type="float" office:value="2.75184620794749">
            <text:p>2.75</text:p>
          </table:table-cell>
          <table:table-cell table:formula="of:=SUM([.B22:.J22])-2*[.I22]" office:value-type="float" office:value="2.2106998237635">
            <text:p>2.21</text:p>
          </table:table-cell>
          <table:table-cell table:formula="of:=[.K22]/2.421232796*100" office:value-type="float" office:value="91.3047199515756">
            <text:p>91.3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string">
            <text:p>21. LaMarcus Aldridge, Por PF, C</text:p>
          </table:table-cell>
          <table:table-cell table:formula="of:=([Projections.D25]-0.483)/0.0498*([Projections.M25]/17.673)" office:value-type="float" office:value="0.301324121814026">
            <text:p>0.30</text:p>
          </table:table-cell>
          <table:table-cell table:formula="of:=([Projections.E25]-0.7876)/0.0761*([Projections.M25]/17.673)" office:value-type="float" office:value="-0.115278635018875">
            <text:p>-0.12</text:p>
          </table:table-cell>
          <table:table-cell table:formula="of:=([Projections.F25]-0.8577)/0.7534" office:value-type="float" office:value="-1.00570745951686">
            <text:p>-1.01</text:p>
          </table:table-cell>
          <table:table-cell table:formula="of:=([Projections.G25]-4.8346)/2.9474" office:value-type="float" office:value="1.20967632489652">
            <text:p>1.21</text:p>
          </table:table-cell>
          <table:table-cell table:formula="of:=([Projections.H25]-2.2462)/2.5876" office:value-type="float" office:value="-0.0565002318750966">
            <text:p>-0.06</text:p>
          </table:table-cell>
          <table:table-cell table:formula="of:=([Projections.J25]-0.9615)/0.438" office:value-type="float" office:value="0.0878995433789954">
            <text:p>0.09</text:p>
          </table:table-cell>
          <table:table-cell table:formula="of:=([Projections.K25]-0.4923)/0.6736" office:value-type="float" office:value="1.05062351543943">
            <text:p>1.05</text:p>
          </table:table-cell>
          <table:table-cell table:formula="of:=([Projections.L25]-1.4962)/0.6873" office:value-type="float" office:value="0.296522624763568">
            <text:p>0.30</text:p>
          </table:table-cell>
          <table:table-cell table:formula="of:=([Projections.M25]-11.362)/4.2655" office:value-type="float" office:value="2.11886062595241">
            <text:p>2.12</text:p>
          </table:table-cell>
          <table:table-cell table:formula="of:=SUM([.B23:.J23])-2*[.I23]" office:value-type="float" office:value="3.29437518030698">
            <text:p>3.29</text:p>
          </table:table-cell>
          <table:table-cell table:formula="of:=[.K23]/2.421232796*100" office:value-type="float" office:value="136.06189317068">
            <text:p>136.1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office:value-type="string">
            <text:p>22. Rudy Gay, Mem SF</text:p>
          </table:table-cell>
          <table:table-cell table:formula="of:=([Projections.D26]-0.483)/0.0498*([Projections.M26]/17.673)" office:value-type="float" office:value="-0.378586717150954">
            <text:p>-0.38</text:p>
          </table:table-cell>
          <table:table-cell table:formula="of:=([Projections.E26]-0.7876)/0.0761*([Projections.M26]/17.673)" office:value-type="float" office:value="-0.12533131268564">
            <text:p>-0.13</text:p>
          </table:table-cell>
          <table:table-cell table:formula="of:=([Projections.F26]-0.8577)/0.7534" office:value-type="float" office:value="0.188877090522963">
            <text:p>0.19</text:p>
          </table:table-cell>
          <table:table-cell table:formula="of:=([Projections.G26]-4.8346)/2.9474" office:value-type="float" office:value="0.395399335007125">
            <text:p>0.40</text:p>
          </table:table-cell>
          <table:table-cell table:formula="of:=([Projections.H26]-2.2462)/2.5876" office:value-type="float" office:value="0.0207914669964445">
            <text:p>0.02</text:p>
          </table:table-cell>
          <table:table-cell table:formula="of:=([Projections.J26]-0.9615)/0.438" office:value-type="float" office:value="1.22945205479452">
            <text:p>1.23</text:p>
          </table:table-cell>
          <table:table-cell table:formula="of:=([Projections.K26]-0.4923)/0.6736" office:value-type="float" office:value="0.605255344418052">
            <text:p>0.61</text:p>
          </table:table-cell>
          <table:table-cell table:formula="of:=([Projections.L26]-1.4962)/0.6873" office:value-type="float" office:value="1.31500072748436">
            <text:p>1.32</text:p>
          </table:table-cell>
          <table:table-cell table:formula="of:=([Projections.M26]-11.362)/4.2655" office:value-type="float" office:value="1.93130934239831">
            <text:p>1.93</text:p>
          </table:table-cell>
          <table:table-cell table:formula="of:=SUM([.B24:.J24])-2*[.I24]" office:value-type="float" office:value="2.55216587681646">
            <text:p>2.55</text:p>
          </table:table-cell>
          <table:table-cell table:formula="of:=[.K24]/2.421232796*100" office:value-type="float" office:value="105.407703093762">
            <text:p>105.4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23. Eric Gordon, Nor SG</text:p>
          </table:table-cell>
          <table:table-cell table:formula="of:=([Projections.D27]-0.483)/0.0498*([Projections.M27]/17.673)" office:value-type="float" office:value="-0.763536236270834">
            <text:p>-0.76</text:p>
          </table:table-cell>
          <table:table-cell table:formula="of:=([Projections.E27]-0.7876)/0.0761*([Projections.M27]/17.673)" office:value-type="float" office:value="0.396604901438774">
            <text:p>0.40</text:p>
          </table:table-cell>
          <table:table-cell table:formula="of:=([Projections.F27]-0.8577)/0.7534" office:value-type="float" office:value="1.51619325723387">
            <text:p>1.52</text:p>
          </table:table-cell>
          <table:table-cell table:formula="of:=([Projections.G27]-4.8346)/2.9474" office:value-type="float" office:value="-0.554590486530501">
            <text:p>-0.55</text:p>
          </table:table-cell>
          <table:table-cell table:formula="of:=([Projections.H27]-2.2462)/2.5876" office:value-type="float" office:value="0.755062606276086">
            <text:p>0.76</text:p>
          </table:table-cell>
          <table:table-cell table:formula="of:=([Projections.J27]-0.9615)/0.438" office:value-type="float" office:value="0.772831050228311">
            <text:p>0.77</text:p>
          </table:table-cell>
          <table:table-cell table:formula="of:=([Projections.K27]-0.4923)/0.6736" office:value-type="float" office:value="-0.137024940617577">
            <text:p>-0.14</text:p>
          </table:table-cell>
          <table:table-cell table:formula="of:=([Projections.L27]-1.4962)/0.6873" office:value-type="float" office:value="1.60599447111887">
            <text:p>1.61</text:p>
          </table:table-cell>
          <table:table-cell table:formula="of:=([Projections.M27]-11.362)/4.2655" office:value-type="float" office:value="2.25952408861798">
            <text:p>2.26</text:p>
          </table:table-cell>
          <table:table-cell table:formula="of:=SUM([.B25:.J25])-2*[.I25]" office:value-type="float" office:value="2.63906976925724">
            <text:p>2.64</text:p>
          </table:table-cell>
          <table:table-cell table:formula="of:=[.K25]/2.421232796*100" office:value-type="float" office:value="108.996944598517">
            <text:p>109.0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string">
            <text:p>24. Al Horford, Atl C, PF</text:p>
          </table:table-cell>
          <table:table-cell table:formula="of:=([Projections.D28]-0.483)/0.0498*([Projections.M28]/17.673)" office:value-type="float" office:value="1.39106758045593">
            <text:p>1.39</text:p>
          </table:table-cell>
          <table:table-cell table:formula="of:=([Projections.E28]-0.7876)/0.0761*([Projections.M28]/17.673)" office:value-type="float" office:value="0.122951980693505">
            <text:p>0.12</text:p>
          </table:table-cell>
          <table:table-cell table:formula="of:=([Projections.F28]-0.8577)/0.7534" office:value-type="float" office:value="-1.13843907618795">
            <text:p>-1.14</text:p>
          </table:table-cell>
          <table:table-cell table:formula="of:=([Projections.G28]-4.8346)/2.9474" office:value-type="float" office:value="1.65074302775327">
            <text:p>1.65</text:p>
          </table:table-cell>
          <table:table-cell table:formula="of:=([Projections.H28]-2.2462)/2.5876" office:value-type="float" office:value="0.561833359097233">
            <text:p>0.56</text:p>
          </table:table-cell>
          <table:table-cell table:formula="of:=([Projections.J28]-0.9615)/0.438" office:value-type="float" office:value="-0.368721461187215">
            <text:p>-0.37</text:p>
          </table:table-cell>
          <table:table-cell table:formula="of:=([Projections.K28]-0.4923)/0.6736" office:value-type="float" office:value="0.902167458432304">
            <text:p>0.90</text:p>
          </table:table-cell>
          <table:table-cell table:formula="of:=([Projections.L28]-1.4962)/0.6873" office:value-type="float" office:value="0.151025752946312">
            <text:p>0.15</text:p>
          </table:table-cell>
          <table:table-cell table:formula="of:=([Projections.M28]-11.362)/4.2655" office:value-type="float" office:value="1.06388465596061">
            <text:p>1.06</text:p>
          </table:table-cell>
          <table:table-cell table:formula="of:=SUM([.B26:.J26])-2*[.I26]" office:value-type="float" office:value="4.03446177207138">
            <text:p>4.03</text:p>
          </table:table-cell>
          <table:table-cell table:formula="of:=[.K26]/2.421232796*100" office:value-type="float" office:value="166.628412548208">
            <text:p>166.6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25. Kevin Martin, Hou SG</text:p>
          </table:table-cell>
          <table:table-cell table:formula="of:=([Projections.D29]-0.483)/0.0498*([Projections.M29]/17.673)" office:value-type="float" office:value="-1.36482102233412">
            <text:p>-1.36</text:p>
          </table:table-cell>
          <table:table-cell table:formula="of:=([Projections.E29]-0.7876)/0.0761*([Projections.M29]/17.673)" office:value-type="float" office:value="1.63857158885768">
            <text:p>1.64</text:p>
          </table:table-cell>
          <table:table-cell table:formula="of:=([Projections.F29]-0.8577)/0.7534" office:value-type="float" office:value="1.64892487390496">
            <text:p>1.65</text:p>
          </table:table-cell>
          <table:table-cell table:formula="of:=([Projections.G29]-4.8346)/2.9474" office:value-type="float" office:value="-0.520662278618443">
            <text:p>-0.52</text:p>
          </table:table-cell>
          <table:table-cell table:formula="of:=([Projections.H29]-2.2462)/2.5876" office:value-type="float" office:value="0.0980831658679858">
            <text:p>0.10</text:p>
          </table:table-cell>
          <table:table-cell table:formula="of:=([Projections.J29]-0.9615)/0.438" office:value-type="float" office:value="0.0878995433789954">
            <text:p>0.09</text:p>
          </table:table-cell>
          <table:table-cell table:formula="of:=([Projections.K29]-0.4923)/0.6736" office:value-type="float" office:value="-0.433937054631829">
            <text:p>-0.43</text:p>
          </table:table-cell>
          <table:table-cell table:formula="of:=([Projections.L29]-1.4962)/0.6873" office:value-type="float" office:value="1.1695038556671">
            <text:p>1.17</text:p>
          </table:table-cell>
          <table:table-cell table:formula="of:=([Projections.M29]-11.362)/4.2655" office:value-type="float" office:value="2.75184620794749">
            <text:p>2.75</text:p>
          </table:table-cell>
          <table:table-cell table:formula="of:=SUM([.B27:.J27])-2*[.I27]" office:value-type="float" office:value="2.73640116870562">
            <text:p>2.74</text:p>
          </table:table-cell>
          <table:table-cell table:formula="of:=[.K27]/2.421232796*100" office:value-type="float" office:value="113.016855431097">
            <text:p>113.0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26. Rajon Rondo, Bos PG</text:p>
          </table:table-cell>
          <table:table-cell table:formula="of:=([Projections.D30]-0.483)/0.0498*([Projections.M30]/17.673)" office:value-type="float" office:value="0.216448888407134">
            <text:p>0.22</text:p>
          </table:table-cell>
          <table:table-cell table:formula="of:=([Projections.E30]-0.7876)/0.0761*([Projections.M30]/17.673)" office:value-type="float" office:value="-1.66762918081161">
            <text:p>-1.67</text:p>
          </table:table-cell>
          <table:table-cell table:formula="of:=([Projections.F30]-0.8577)/0.7534" office:value-type="float" office:value="-0.872975842845766">
            <text:p>-0.87</text:p>
          </table:table-cell>
          <table:table-cell table:formula="of:=([Projections.G30]-4.8346)/2.9474" office:value-type="float" office:value="-0.0795955757616884">
            <text:p>-0.08</text:p>
          </table:table-cell>
          <table:table-cell table:formula="of:=([Projections.H30]-2.2462)/2.5876" office:value-type="float" office:value="3.15110527129386">
            <text:p>3.15</text:p>
          </table:table-cell>
          <table:table-cell table:formula="of:=([Projections.J30]-0.9615)/0.438" office:value-type="float" office:value="3.05593607305936">
            <text:p>3.06</text:p>
          </table:table-cell>
          <table:table-cell table:formula="of:=([Projections.K30]-0.4923)/0.6736" office:value-type="float" office:value="-0.582393111638955">
            <text:p>-0.58</text:p>
          </table:table-cell>
          <table:table-cell table:formula="of:=([Projections.L30]-1.4962)/0.6873" office:value-type="float" office:value="2.33347883020515">
            <text:p>2.33</text:p>
          </table:table-cell>
          <table:table-cell table:formula="of:=([Projections.M30]-11.362)/4.2655" office:value-type="float" office:value="0.313679521744227">
            <text:p>0.31</text:p>
          </table:table-cell>
          <table:table-cell table:formula="of:=SUM([.B28:.J28])-2*[.I28]" office:value-type="float" office:value="1.20109721324142">
            <text:p>1.20</text:p>
          </table:table-cell>
          <table:table-cell table:formula="of:=[.K28]/2.421232796*100" office:value-type="float" office:value="49.6068455385905">
            <text:p>49.6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27. Danny Granger, Ind SF</text:p>
          </table:table-cell>
          <table:table-cell table:formula="of:=([Projections.D31]-0.483)/0.0498*([Projections.M31]/17.673)" office:value-type="float" office:value="-1.03986363606409">
            <text:p>-1.04</text:p>
          </table:table-cell>
          <table:table-cell table:formula="of:=([Projections.E31]-0.7876)/0.0761*([Projections.M31]/17.673)" office:value-type="float" office:value="1.02691968780487">
            <text:p>1.03</text:p>
          </table:table-cell>
          <table:table-cell table:formula="of:=([Projections.F31]-0.8577)/0.7534" office:value-type="float" office:value="1.38346164056278">
            <text:p>1.38</text:p>
          </table:table-cell>
          <table:table-cell table:formula="of:=([Projections.G31]-4.8346)/2.9474" office:value-type="float" office:value="0.12397367171066">
            <text:p>0.12</text:p>
          </table:table-cell>
          <table:table-cell table:formula="of:=([Projections.H31]-2.2462)/2.5876" office:value-type="float" office:value="0.0207914669964445">
            <text:p>0.02</text:p>
          </table:table-cell>
          <table:table-cell table:formula="of:=([Projections.J31]-0.9615)/0.438" office:value-type="float" office:value="0.544520547945205">
            <text:p>0.54</text:p>
          </table:table-cell>
          <table:table-cell table:formula="of:=([Projections.K31]-0.4923)/0.6736" office:value-type="float" office:value="0.308343230403801">
            <text:p>0.31</text:p>
          </table:table-cell>
          <table:table-cell table:formula="of:=([Projections.L31]-1.4962)/0.6873" office:value-type="float" office:value="1.46049759930162">
            <text:p>1.46</text:p>
          </table:table-cell>
          <table:table-cell table:formula="of:=([Projections.M31]-11.362)/4.2655" office:value-type="float" office:value="2.21263626772946">
            <text:p>2.21</text:p>
          </table:table-cell>
          <table:table-cell table:formula="of:=SUM([.B29:.J29])-2*[.I29]" office:value-type="float" office:value="3.12028527778752">
            <text:p>3.12</text:p>
          </table:table-cell>
          <table:table-cell table:formula="of:=[.K29]/2.421232796*100" office:value-type="float" office:value="128.871758343204">
            <text:p>128.9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28. Paul Pierce, Bos SF, SG</text:p>
          </table:table-cell>
          <table:table-cell table:formula="of:=([Projections.D32]-0.483)/0.0498*([Projections.M32]/17.673)" office:value-type="float" office:value="0.104531746632317">
            <text:p>0.10</text:p>
          </table:table-cell>
          <table:table-cell table:formula="of:=([Projections.E32]-0.7876)/0.0761*([Projections.M32]/17.673)" office:value-type="float" office:value="0.89474779564185">
            <text:p>0.89</text:p>
          </table:table-cell>
          <table:table-cell table:formula="of:=([Projections.F32]-0.8577)/0.7534" office:value-type="float" office:value="0.719803557207327">
            <text:p>0.72</text:p>
          </table:table-cell>
          <table:table-cell table:formula="of:=([Projections.G32]-4.8346)/2.9474" office:value-type="float" office:value="0.12397367171066">
            <text:p>0.12</text:p>
          </table:table-cell>
          <table:table-cell table:formula="of:=([Projections.H32]-2.2462)/2.5876" office:value-type="float" office:value="0.329958262482609">
            <text:p>0.33</text:p>
          </table:table-cell>
          <table:table-cell table:formula="of:=([Projections.J32]-0.9615)/0.438" office:value-type="float" office:value="0.0878995433789954">
            <text:p>0.09</text:p>
          </table:table-cell>
          <table:table-cell table:formula="of:=([Projections.K32]-0.4923)/0.6736" office:value-type="float" office:value="-0.137024940617577">
            <text:p>-0.14</text:p>
          </table:table-cell>
          <table:table-cell table:formula="of:=([Projections.L32]-1.4962)/0.6873" office:value-type="float" office:value="1.02400698384985">
            <text:p>1.02</text:p>
          </table:table-cell>
          <table:table-cell table:formula="of:=([Projections.M32]-11.362)/4.2655" office:value-type="float" office:value="1.64998241706717">
            <text:p>1.65</text:p>
          </table:table-cell>
          <table:table-cell table:formula="of:=SUM([.B30:.J30])-2*[.I30]" office:value-type="float" office:value="2.7498650696535">
            <text:p>2.75</text:p>
          </table:table-cell>
          <table:table-cell table:formula="of:=[.K30]/2.421232796*100" office:value-type="float" office:value="113.572931698117">
            <text:p>113.6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29. Zach Randolph, Mem PF</text:p>
          </table:table-cell>
          <table:table-cell table:formula="of:=([Projections.D33]-0.483)/0.0498*([Projections.M33]/17.673)" office:value-type="float" office:value="0.299847042785526">
            <text:p>0.30</text:p>
          </table:table-cell>
          <table:table-cell table:formula="of:=([Projections.E33]-0.7876)/0.0761*([Projections.M33]/17.673)" office:value-type="float" office:value="-0.416591290172698">
            <text:p>-0.42</text:p>
          </table:table-cell>
          <table:table-cell table:formula="of:=([Projections.F33]-0.8577)/0.7534" office:value-type="float" office:value="-0.872975842845766">
            <text:p>-0.87</text:p>
          </table:table-cell>
          <table:table-cell table:formula="of:=([Projections.G33]-4.8346)/2.9474" office:value-type="float" office:value="2.36323539390649">
            <text:p>2.36</text:p>
          </table:table-cell>
          <table:table-cell table:formula="of:=([Projections.H33]-2.2462)/2.5876" office:value-type="float" office:value="-0.0565002318750966">
            <text:p>-0.06</text:p>
          </table:table-cell>
          <table:table-cell table:formula="of:=([Projections.J33]-0.9615)/0.438" office:value-type="float" office:value="-0.14041095890411">
            <text:p>-0.14</text:p>
          </table:table-cell>
          <table:table-cell table:formula="of:=([Projections.K33]-0.4923)/0.6736" office:value-type="float" office:value="-0.137024940617577">
            <text:p>-0.14</text:p>
          </table:table-cell>
          <table:table-cell table:formula="of:=([Projections.L33]-1.4962)/0.6873" office:value-type="float" office:value="0.878510112032591">
            <text:p>0.88</text:p>
          </table:table-cell>
          <table:table-cell table:formula="of:=([Projections.M33]-11.362)/4.2655" office:value-type="float" office:value="2.09541671550815">
            <text:p>2.10</text:p>
          </table:table-cell>
          <table:table-cell table:formula="of:=SUM([.B31:.J31])-2*[.I31]" office:value-type="float" office:value="2.25648577575233">
            <text:p>2.26</text:p>
          </table:table-cell>
          <table:table-cell table:formula="of:=[.K31]/2.421232796*100" office:value-type="float" office:value="93.1957381165561">
            <text:p>93.2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string">
            <text:p>30. Steve Nash, Pho PG</text:p>
          </table:table-cell>
          <table:table-cell table:formula="of:=([Projections.D34]-0.483)/0.0498*([Projections.M34]/17.673)" office:value-type="float" office:value="0.217130617189519">
            <text:p>0.22</text:p>
          </table:table-cell>
          <table:table-cell table:formula="of:=([Projections.E34]-0.7876)/0.0761*([Projections.M34]/17.673)" office:value-type="float" office:value="1.42527934658785">
            <text:p>1.43</text:p>
          </table:table-cell>
          <table:table-cell table:formula="of:=([Projections.F34]-0.8577)/0.7534" office:value-type="float" office:value="0.454340323865145">
            <text:p>0.45</text:p>
          </table:table-cell>
          <table:table-cell table:formula="of:=([Projections.G34]-4.8346)/2.9474" office:value-type="float" office:value="-0.554590486530501">
            <text:p>-0.55</text:p>
          </table:table-cell>
          <table:table-cell table:formula="of:=([Projections.H34]-2.2462)/2.5876" office:value-type="float" office:value="3.2283969701654">
            <text:p>3.23</text:p>
          </table:table-cell>
          <table:table-cell table:formula="of:=([Projections.J34]-0.9615)/0.438" office:value-type="float" office:value="-0.825342465753425">
            <text:p>-0.83</text:p>
          </table:table-cell>
          <table:table-cell table:formula="of:=([Projections.K34]-0.4923)/0.6736" office:value-type="float" office:value="-0.582393111638955">
            <text:p>-0.58</text:p>
          </table:table-cell>
          <table:table-cell table:formula="of:=([Projections.L34]-1.4962)/0.6873" office:value-type="float" office:value="2.76996944565692">
            <text:p>2.77</text:p>
          </table:table-cell>
          <table:table-cell table:formula="of:=([Projections.M34]-11.362)/4.2655" office:value-type="float" office:value="0.782557730629469">
            <text:p>0.78</text:p>
          </table:table-cell>
          <table:table-cell table:formula="of:=SUM([.B32:.J32])-2*[.I32]" office:value-type="float" office:value="1.37540947885759">
            <text:p>1.38</text:p>
          </table:table-cell>
          <table:table-cell table:formula="of:=[.K32]/2.421232796*100" office:value-type="float" office:value="56.8061642453312">
            <text:p>56.8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31. Tyreke Evans, Sac PG, SG</text:p>
          </table:table-cell>
          <table:table-cell table:formula="of:=([Projections.D35]-0.483)/0.0498*([Projections.M35]/17.673)" office:value-type="float" office:value="-1.22097624925095">
            <text:p>-1.22</text:p>
          </table:table-cell>
          <table:table-cell table:formula="of:=([Projections.E35]-0.7876)/0.0761*([Projections.M35]/17.673)" office:value-type="float" office:value="-0.437975536451999">
            <text:p>-0.44</text:p>
          </table:table-cell>
          <table:table-cell table:formula="of:=([Projections.F35]-0.8577)/0.7534" office:value-type="float" office:value="-0.0765861428192195">
            <text:p>-0.08</text:p>
          </table:table-cell>
          <table:table-cell table:formula="of:=([Projections.G35]-4.8346)/2.9474" office:value-type="float" office:value="0.157901879622718">
            <text:p>0.16</text:p>
          </table:table-cell>
          <table:table-cell table:formula="of:=([Projections.H35]-2.2462)/2.5876" office:value-type="float" office:value="1.45068789611996">
            <text:p>1.45</text:p>
          </table:table-cell>
          <table:table-cell table:formula="of:=([Projections.J35]-0.9615)/0.438" office:value-type="float" office:value="1.45776255707763">
            <text:p>1.46</text:p>
          </table:table-cell>
          <table:table-cell table:formula="of:=([Projections.K35]-0.4923)/0.6736" office:value-type="float" office:value="0.0114311163895487">
            <text:p>0.01</text:p>
          </table:table-cell>
          <table:table-cell table:formula="of:=([Projections.L35]-1.4962)/0.6873" office:value-type="float" office:value="2.62447257383966">
            <text:p>2.62</text:p>
          </table:table-cell>
          <table:table-cell table:formula="of:=([Projections.M35]-11.362)/4.2655" office:value-type="float" office:value="2.0016410737311">
            <text:p>2.00</text:p>
          </table:table-cell>
          <table:table-cell table:formula="of:=SUM([.B33:.J33])-2*[.I33]" office:value-type="float" office:value="0.719414020579117">
            <text:p>0.72</text:p>
          </table:table-cell>
          <table:table-cell table:formula="of:=[.K33]/2.421232796*100" office:value-type="float" office:value="29.7127158432525">
            <text:p>29.7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32. Andre Iguodala, Phi SF, SG</text:p>
          </table:table-cell>
          <table:table-cell table:formula="of:=([Projections.D36]-0.483)/0.0498*([Projections.M36]/17.673)" office:value-type="float" office:value="-0.403583439171726">
            <text:p>-0.40</text:p>
          </table:table-cell>
          <table:table-cell table:formula="of:=([Projections.E36]-0.7876)/0.0761*([Projections.M36]/17.673)" office:value-type="float" office:value="-0.710884915949727">
            <text:p>-0.71</text:p>
          </table:table-cell>
          <table:table-cell table:formula="of:=([Projections.F36]-0.8577)/0.7534" office:value-type="float" office:value="0.0561454738518715">
            <text:p>0.06</text:p>
          </table:table-cell>
          <table:table-cell table:formula="of:=([Projections.G36]-4.8346)/2.9474" office:value-type="float" office:value="0.293614711270951">
            <text:p>0.29</text:p>
          </table:table-cell>
          <table:table-cell table:formula="of:=([Projections.H36]-2.2462)/2.5876" office:value-type="float" office:value="1.68256299273458">
            <text:p>1.68</text:p>
          </table:table-cell>
          <table:table-cell table:formula="of:=([Projections.J36]-0.9615)/0.438" office:value-type="float" office:value="1.45776255707763">
            <text:p>1.46</text:p>
          </table:table-cell>
          <table:table-cell table:formula="of:=([Projections.K36]-0.4923)/0.6736" office:value-type="float" office:value="0.159887173396675">
            <text:p>0.16</text:p>
          </table:table-cell>
          <table:table-cell table:formula="of:=([Projections.L36]-1.4962)/0.6873" office:value-type="float" office:value="1.02400698384985">
            <text:p>1.02</text:p>
          </table:table-cell>
          <table:table-cell table:formula="of:=([Projections.M36]-11.362)/4.2655" office:value-type="float" office:value="0.806001641073731">
            <text:p>0.81</text:p>
          </table:table-cell>
          <table:table-cell table:formula="of:=SUM([.B34:.J34])-2*[.I34]" office:value-type="float" office:value="2.31749921043413">
            <text:p>2.32</text:p>
          </table:table-cell>
          <table:table-cell table:formula="of:=[.K34]/2.421232796*100" office:value-type="float" office:value="95.7156707220702">
            <text:p>95.7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33. Chris Bosh, Mia PF, C</text:p>
          </table:table-cell>
          <table:table-cell table:formula="of:=([Projections.D37]-0.483)/0.0498*([Projections.M37]/17.673)" office:value-type="float" office:value="0.356316910259723">
            <text:p>0.36</text:p>
          </table:table-cell>
          <table:table-cell table:formula="of:=([Projections.E37]-0.7876)/0.0761*([Projections.M37]/17.673)" office:value-type="float" office:value="0.501325250742556">
            <text:p>0.50</text:p>
          </table:table-cell>
          <table:table-cell table:formula="of:=([Projections.F37]-0.8577)/0.7534" office:value-type="float" office:value="-1.00570745951686">
            <text:p>-1.01</text:p>
          </table:table-cell>
          <table:table-cell table:formula="of:=([Projections.G37]-4.8346)/2.9474" office:value-type="float" office:value="1.31146094863269">
            <text:p>1.31</text:p>
          </table:table-cell>
          <table:table-cell table:formula="of:=([Projections.H37]-2.2462)/2.5876" office:value-type="float" office:value="-0.0565002318750966">
            <text:p>-0.06</text:p>
          </table:table-cell>
          <table:table-cell table:formula="of:=([Projections.J37]-0.9615)/0.438" office:value-type="float" office:value="-0.368721461187215">
            <text:p>-0.37</text:p>
          </table:table-cell>
          <table:table-cell table:formula="of:=([Projections.K37]-0.4923)/0.6736" office:value-type="float" office:value="0.308343230403801">
            <text:p>0.31</text:p>
          </table:table-cell>
          <table:table-cell table:formula="of:=([Projections.L37]-1.4962)/0.6873" office:value-type="float" office:value="0.587516368398079">
            <text:p>0.59</text:p>
          </table:table-cell>
          <table:table-cell table:formula="of:=([Projections.M37]-11.362)/4.2655" office:value-type="float" office:value="1.93130934239831">
            <text:p>1.93</text:p>
          </table:table-cell>
          <table:table-cell table:formula="of:=SUM([.B35:.J35])-2*[.I35]" office:value-type="float" office:value="2.39031016145984">
            <text:p>2.39</text:p>
          </table:table-cell>
          <table:table-cell table:formula="of:=[.K35]/2.421232796*100" office:value-type="float" office:value="98.7228557868848">
            <text:p>98.7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34. Joakim Noah, Chi C, PF</text:p>
          </table:table-cell>
          <table:table-cell table:formula="of:=([Projections.D38]-0.483)/0.0498*([Projections.M38]/17.673)" office:value-type="float" office:value="0.965327955856699">
            <text:p>0.97</text:p>
          </table:table-cell>
          <table:table-cell table:formula="of:=([Projections.E38]-0.7876)/0.0761*([Projections.M38]/17.673)" office:value-type="float" office:value="-0.445410948927417">
            <text:p>-0.45</text:p>
          </table:table-cell>
          <table:table-cell table:formula="of:=([Projections.F38]-0.8577)/0.7534" office:value-type="float" office:value="-1.13843907618795">
            <text:p>-1.14</text:p>
          </table:table-cell>
          <table:table-cell table:formula="of:=([Projections.G38]-4.8346)/2.9474" office:value-type="float" office:value="1.99002510687385">
            <text:p>1.99</text:p>
          </table:table-cell>
          <table:table-cell table:formula="of:=([Projections.H38]-2.2462)/2.5876" office:value-type="float" office:value="-0.0951460813108672">
            <text:p>-0.10</text:p>
          </table:table-cell>
          <table:table-cell table:formula="of:=([Projections.J38]-0.9615)/0.438" office:value-type="float" office:value="-0.14041095890411">
            <text:p>-0.14</text:p>
          </table:table-cell>
          <table:table-cell table:formula="of:=([Projections.K38]-0.4923)/0.6736" office:value-type="float" office:value="1.79290380047506">
            <text:p>1.79</text:p>
          </table:table-cell>
          <table:table-cell table:formula="of:=([Projections.L38]-1.4962)/0.6873" office:value-type="float" office:value="0.733013240215335">
            <text:p>0.73</text:p>
          </table:table-cell>
          <table:table-cell table:formula="of:=([Projections.M38]-11.362)/4.2655" office:value-type="float" office:value="0.712225999296683">
            <text:p>0.71</text:p>
          </table:table-cell>
          <table:table-cell table:formula="of:=SUM([.B36:.J36])-2*[.I36]" office:value-type="float" office:value="2.90806255695662">
            <text:p>2.91</text:p>
          </table:table-cell>
          <table:table-cell table:formula="of:=[.K36]/2.421232796*100" office:value-type="float" office:value="120.106689524481">
            <text:p>120.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35. David Lee, GS PF, C</text:p>
          </table:table-cell>
          <table:table-cell table:formula="of:=([Projections.D39]-0.483)/0.0498*([Projections.M39]/17.673)" office:value-type="float" office:value="0.810575522255378">
            <text:p>0.81</text:p>
          </table:table-cell>
          <table:table-cell table:formula="of:=([Projections.E39]-0.7876)/0.0761*([Projections.M39]/17.673)" office:value-type="float" office:value="0.0181126647901167">
            <text:p>0.02</text:p>
          </table:table-cell>
          <table:table-cell table:formula="of:=([Projections.F39]-0.8577)/0.7534" office:value-type="float" office:value="-1.13843907618795">
            <text:p>-1.14</text:p>
          </table:table-cell>
          <table:table-cell table:formula="of:=([Projections.G39]-4.8346)/2.9474" office:value-type="float" office:value="1.9560968989618">
            <text:p>1.96</text:p>
          </table:table-cell>
          <table:table-cell table:formula="of:=([Projections.H39]-2.2462)/2.5876" office:value-type="float" office:value="0.36860411191838">
            <text:p>0.37</text:p>
          </table:table-cell>
          <table:table-cell table:formula="of:=([Projections.J39]-0.9615)/0.438" office:value-type="float" office:value="0.0878995433789954">
            <text:p>0.09</text:p>
          </table:table-cell>
          <table:table-cell table:formula="of:=([Projections.K39]-0.4923)/0.6736" office:value-type="float" office:value="-0.137024940617577">
            <text:p>-0.14</text:p>
          </table:table-cell>
          <table:table-cell table:formula="of:=([Projections.L39]-1.4962)/0.6873" office:value-type="float" office:value="1.1695038556671">
            <text:p>1.17</text:p>
          </table:table-cell>
          <table:table-cell table:formula="of:=([Projections.M39]-11.362)/4.2655" office:value-type="float" office:value="1.41554331262455">
            <text:p>1.42</text:p>
          </table:table-cell>
          <table:table-cell table:formula="of:=SUM([.B37:.J37])-2*[.I37]" office:value-type="float" office:value="2.21186418145658">
            <text:p>2.21</text:p>
          </table:table-cell>
          <table:table-cell table:formula="of:=[.K37]/2.421232796*100" office:value-type="float" office:value="91.3528094081121">
            <text:p>91.4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36. Jrue Holiday, Phi PG</text:p>
          </table:table-cell>
          <table:table-cell table:formula="of:=([Projections.D40]-0.483)/0.0498*([Projections.M40]/17.673)" office:value-type="float" office:value="-0.567198346944048">
            <text:p>-0.57</text:p>
          </table:table-cell>
          <table:table-cell table:formula="of:=([Projections.E40]-0.7876)/0.0761*([Projections.M40]/17.673)" office:value-type="float" office:value="0.375815488157507">
            <text:p>0.38</text:p>
          </table:table-cell>
          <table:table-cell table:formula="of:=([Projections.F40]-0.8577)/0.7534" office:value-type="float" office:value="0.454340323865145">
            <text:p>0.45</text:p>
          </table:table-cell>
          <table:table-cell table:formula="of:=([Projections.G40]-4.8346)/2.9474" office:value-type="float" office:value="-0.181380199497863">
            <text:p>-0.18</text:p>
          </table:table-cell>
          <table:table-cell table:formula="of:=([Projections.H40]-2.2462)/2.5876" office:value-type="float" office:value="1.9144380893492">
            <text:p>1.91</text:p>
          </table:table-cell>
          <table:table-cell table:formula="of:=([Projections.J40]-0.9615)/0.438" office:value-type="float" office:value="1.45776255707763">
            <text:p>1.46</text:p>
          </table:table-cell>
          <table:table-cell table:formula="of:=([Projections.K40]-0.4923)/0.6736" office:value-type="float" office:value="-0.137024940617577">
            <text:p>-0.14</text:p>
          </table:table-cell>
          <table:table-cell table:formula="of:=([Projections.L40]-1.4962)/0.6873" office:value-type="float" office:value="1.89698821475338">
            <text:p>1.90</text:p>
          </table:table-cell>
          <table:table-cell table:formula="of:=([Projections.M40]-11.362)/4.2655" office:value-type="float" office:value="0.993552924627828">
            <text:p>0.99</text:p>
          </table:table-cell>
          <table:table-cell table:formula="of:=SUM([.B38:.J38])-2*[.I38]" office:value-type="float" office:value="2.41331768126444">
            <text:p>2.41</text:p>
          </table:table-cell>
          <table:table-cell table:formula="of:=[.K38]/2.421232796*100" office:value-type="float" office:value="99.673095674706">
            <text:p>99.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37. Gerald Wallace, Por SF, PF</text:p>
          </table:table-cell>
          <table:table-cell table:formula="of:=([Projections.D41]-0.483)/0.0498*([Projections.M41]/17.673)" office:value-type="float" office:value="-0.329275001891797">
            <text:p>-0.33</text:p>
          </table:table-cell>
          <table:table-cell table:formula="of:=([Projections.E41]-0.7876)/0.0761*([Projections.M41]/17.673)" office:value-type="float" office:value="-0.270544918330545">
            <text:p>-0.27</text:p>
          </table:table-cell>
          <table:table-cell table:formula="of:=([Projections.F41]-0.8577)/0.7534" office:value-type="float" office:value="-0.20931775949031">
            <text:p>-0.21</text:p>
          </table:table-cell>
          <table:table-cell table:formula="of:=([Projections.G41]-4.8346)/2.9474" office:value-type="float" office:value="1.17574811698446">
            <text:p>1.18</text:p>
          </table:table-cell>
          <table:table-cell table:formula="of:=([Projections.H41]-2.2462)/2.5876" office:value-type="float" office:value="0.0207914669964445">
            <text:p>0.02</text:p>
          </table:table-cell>
          <table:table-cell table:formula="of:=([Projections.J41]-0.9615)/0.438" office:value-type="float" office:value="1.22945205479452">
            <text:p>1.23</text:p>
          </table:table-cell>
          <table:table-cell table:formula="of:=([Projections.K41]-0.4923)/0.6736" office:value-type="float" office:value="0.605255344418052">
            <text:p>0.61</text:p>
          </table:table-cell>
          <table:table-cell table:formula="of:=([Projections.L41]-1.4962)/0.6873" office:value-type="float" office:value="0.878510112032591">
            <text:p>0.88</text:p>
          </table:table-cell>
          <table:table-cell table:formula="of:=([Projections.M41]-11.362)/4.2655" office:value-type="float" office:value="1.11077247684914">
            <text:p>1.11</text:p>
          </table:table-cell>
          <table:table-cell table:formula="of:=SUM([.B39:.J39])-2*[.I39]" office:value-type="float" office:value="2.45437166829737">
            <text:p>2.45</text:p>
          </table:table-cell>
          <table:table-cell table:formula="of:=[.K39]/2.421232796*100" office:value-type="float" office:value="101.368677656775">
            <text:p>101.4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string">
            <text:p>38. Kyle Lowry, Hou PG</text:p>
          </table:table-cell>
          <table:table-cell table:formula="of:=([Projections.D42]-0.483)/0.0498*([Projections.M42]/17.673)" office:value-type="float" office:value="-0.986234305183161">
            <text:p>-0.99</text:p>
          </table:table-cell>
          <table:table-cell table:formula="of:=([Projections.E42]-0.7876)/0.0761*([Projections.M42]/17.673)" office:value-type="float" office:value="-0.0270649014105205">
            <text:p>-0.03</text:p>
          </table:table-cell>
          <table:table-cell table:formula="of:=([Projections.F42]-0.8577)/0.7534" office:value-type="float" office:value="0.852535173878418">
            <text:p>0.85</text:p>
          </table:table-cell>
          <table:table-cell table:formula="of:=([Projections.G42]-4.8346)/2.9474" office:value-type="float" office:value="-0.113523783673746">
            <text:p>-0.11</text:p>
          </table:table-cell>
          <table:table-cell table:formula="of:=([Projections.H42]-2.2462)/2.5876" office:value-type="float" office:value="1.79850054104189">
            <text:p>1.80</text:p>
          </table:table-cell>
          <table:table-cell table:formula="of:=([Projections.J42]-0.9615)/0.438" office:value-type="float" office:value="1.00114155251142">
            <text:p>1.00</text:p>
          </table:table-cell>
          <table:table-cell table:formula="of:=([Projections.K42]-0.4923)/0.6736" office:value-type="float" office:value="-0.285480997624703">
            <text:p>-0.29</text:p>
          </table:table-cell>
          <table:table-cell table:formula="of:=([Projections.L42]-1.4962)/0.6873" office:value-type="float" office:value="1.1695038556671">
            <text:p>1.17</text:p>
          </table:table-cell>
          <table:table-cell table:formula="of:=([Projections.M42]-11.362)/4.2655" office:value-type="float" office:value="0.618450357519634">
            <text:p>0.62</text:p>
          </table:table-cell>
          <table:table-cell table:formula="of:=SUM([.B40:.J40])-2*[.I40]" office:value-type="float" office:value="1.68881978139213">
            <text:p>1.69</text:p>
          </table:table-cell>
          <table:table-cell table:formula="of:=[.K40]/2.421232796*100" office:value-type="float" office:value="69.7504091379459">
            <text:p>69.8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39. Joe Johnson, Atl SG, SF</text:p>
          </table:table-cell>
          <table:table-cell table:formula="of:=([Projections.D43]-0.483)/0.0498*([Projections.M43]/17.673)" office:value-type="float" office:value="-0.854433407255457">
            <text:p>-0.85</text:p>
          </table:table-cell>
          <table:table-cell table:formula="of:=([Projections.E43]-0.7876)/0.0761*([Projections.M43]/17.673)" office:value-type="float" office:value="0.341077241072356">
            <text:p>0.34</text:p>
          </table:table-cell>
          <table:table-cell table:formula="of:=([Projections.F43]-0.8577)/0.7534" office:value-type="float" office:value="0.985266790549509">
            <text:p>0.99</text:p>
          </table:table-cell>
          <table:table-cell table:formula="of:=([Projections.G43]-4.8346)/2.9474" office:value-type="float" office:value="-0.215308407409921">
            <text:p>-0.22</text:p>
          </table:table-cell>
          <table:table-cell table:formula="of:=([Projections.H43]-2.2462)/2.5876" office:value-type="float" office:value="1.02558355232648">
            <text:p>1.03</text:p>
          </table:table-cell>
          <table:table-cell table:formula="of:=([Projections.J43]-0.9615)/0.438" office:value-type="float" office:value="0.0878995433789954">
            <text:p>0.09</text:p>
          </table:table-cell>
          <table:table-cell table:formula="of:=([Projections.K43]-0.4923)/0.6736" office:value-type="float" office:value="-0.433937054631829">
            <text:p>-0.43</text:p>
          </table:table-cell>
          <table:table-cell table:formula="of:=([Projections.L43]-1.4962)/0.6873" office:value-type="float" office:value="0.733013240215335">
            <text:p>0.73</text:p>
          </table:table-cell>
          <table:table-cell table:formula="of:=([Projections.M43]-11.362)/4.2655" office:value-type="float" office:value="1.74375805884422">
            <text:p>1.74</text:p>
          </table:table-cell>
          <table:table-cell table:formula="of:=SUM([.B41:.J41])-2*[.I41]" office:value-type="float" office:value="1.94689307665901">
            <text:p>1.95</text:p>
          </table:table-cell>
          <table:table-cell table:formula="of:=[.K41]/2.421232796*100" office:value-type="float" office:value="80.4091651110699">
            <text:p>80.4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string">
            <text:p>40. Dorell Wright, GS SF</text:p>
          </table:table-cell>
          <table:table-cell table:formula="of:=([Projections.D44]-0.483)/0.0498*([Projections.M44]/17.673)" office:value-type="float" office:value="-0.951011651426619">
            <text:p>-0.95</text:p>
          </table:table-cell>
          <table:table-cell table:formula="of:=([Projections.E44]-0.7876)/0.0761*([Projections.M44]/17.673)" office:value-type="float" office:value="0.108333959766834">
            <text:p>0.11</text:p>
          </table:table-cell>
          <table:table-cell table:formula="of:=([Projections.F44]-0.8577)/0.7534" office:value-type="float" office:value="1.78165649057606">
            <text:p>1.78</text:p>
          </table:table-cell>
          <table:table-cell table:formula="of:=([Projections.G44]-4.8346)/2.9474" office:value-type="float" office:value="0.157901879622718">
            <text:p>0.16</text:p>
          </table:table-cell>
          <table:table-cell table:formula="of:=([Projections.H44]-2.2462)/2.5876" office:value-type="float" office:value="0.214020714175297">
            <text:p>0.21</text:p>
          </table:table-cell>
          <table:table-cell table:formula="of:=([Projections.J44]-0.9615)/0.438" office:value-type="float" office:value="1.00114155251142">
            <text:p>1.00</text:p>
          </table:table-cell>
          <table:table-cell table:formula="of:=([Projections.K44]-0.4923)/0.6736" office:value-type="float" office:value="0.456799287410926">
            <text:p>0.46</text:p>
          </table:table-cell>
          <table:table-cell table:formula="of:=([Projections.L44]-1.4962)/0.6873" office:value-type="float" office:value="0.00552888112905576">
            <text:p>0.01</text:p>
          </table:table-cell>
          <table:table-cell table:formula="of:=([Projections.M44]-11.362)/4.2655" office:value-type="float" office:value="0.970109014183566">
            <text:p>0.97</text:p>
          </table:table-cell>
          <table:table-cell table:formula="of:=SUM([.B42:.J42])-2*[.I42]" office:value-type="float" office:value="3.73342236569114">
            <text:p>3.73</text:p>
          </table:table-cell>
          <table:table-cell table:formula="of:=[.K42]/2.421232796*100" office:value-type="float" office:value="154.195101431756">
            <text:p>154.2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41. Manu Ginobili, SA SG</text:p>
          </table:table-cell>
          <table:table-cell table:formula="of:=([Projections.D45]-0.483)/0.0498*([Projections.M45]/17.673)" office:value-type="float" office:value="-0.91317570400427">
            <text:p>-0.91</text:p>
          </table:table-cell>
          <table:table-cell table:formula="of:=([Projections.E45]-0.7876)/0.0761*([Projections.M45]/17.673)" office:value-type="float" office:value="1.11125213610106">
            <text:p>1.11</text:p>
          </table:table-cell>
          <table:table-cell table:formula="of:=([Projections.F45]-0.8577)/0.7534" office:value-type="float" office:value="1.25073002389169">
            <text:p>1.25</text:p>
          </table:table-cell>
          <table:table-cell table:formula="of:=([Projections.G45]-4.8346)/2.9474" office:value-type="float" office:value="-0.351021239058153">
            <text:p>-0.35</text:p>
          </table:table-cell>
          <table:table-cell table:formula="of:=([Projections.H45]-2.2462)/2.5876" office:value-type="float" office:value="0.986937702890709">
            <text:p>0.99</text:p>
          </table:table-cell>
          <table:table-cell table:formula="of:=([Projections.J45]-0.9615)/0.438" office:value-type="float" office:value="1.22945205479452">
            <text:p>1.23</text:p>
          </table:table-cell>
          <table:table-cell table:formula="of:=([Projections.K45]-0.4923)/0.6736" office:value-type="float" office:value="-0.285480997624703">
            <text:p>-0.29</text:p>
          </table:table-cell>
          <table:table-cell table:formula="of:=([Projections.L45]-1.4962)/0.6873" office:value-type="float" office:value="0.878510112032591">
            <text:p>0.88</text:p>
          </table:table-cell>
          <table:table-cell table:formula="of:=([Projections.M45]-11.362)/4.2655" office:value-type="float" office:value="1.34521158129176">
            <text:p>1.35</text:p>
          </table:table-cell>
          <table:table-cell table:formula="of:=SUM([.B43:.J43])-2*[.I43]" office:value-type="float" office:value="3.49539544625002">
            <text:p>3.50</text:p>
          </table:table-cell>
          <table:table-cell table:formula="of:=[.K43]/2.421232796*100" office:value-type="float" office:value="144.36428632656">
            <text:p>144.4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42. Andrew Bynum, LAL C</text:p>
          </table:table-cell>
          <table:table-cell table:formula="of:=([Projections.D46]-0.483)/0.0498*([Projections.M46]/17.673)" office:value-type="float" office:value="1.38754531508027">
            <text:p>1.39</text:p>
          </table:table-cell>
          <table:table-cell table:formula="of:=([Projections.E46]-0.7876)/0.0761*([Projections.M46]/17.673)" office:value-type="float" office:value="-1.00937211436289">
            <text:p>-1.01</text:p>
          </table:table-cell>
          <table:table-cell table:formula="of:=([Projections.F46]-0.8577)/0.7534" office:value-type="float" office:value="-1.13843907618795">
            <text:p>-1.14</text:p>
          </table:table-cell>
          <table:table-cell table:formula="of:=([Projections.G46]-4.8346)/2.9474" office:value-type="float" office:value="1.71859944357739">
            <text:p>1.72</text:p>
          </table:table-cell>
          <table:table-cell table:formula="of:=([Projections.H46]-2.2462)/2.5876" office:value-type="float" office:value="-0.327021177925491">
            <text:p>-0.33</text:p>
          </table:table-cell>
          <table:table-cell table:formula="of:=([Projections.J46]-0.9615)/0.438" office:value-type="float" office:value="-1.05365296803653">
            <text:p>-1.05</text:p>
          </table:table-cell>
          <table:table-cell table:formula="of:=([Projections.K46]-0.4923)/0.6736" office:value-type="float" office:value="2.23827197149644">
            <text:p>2.24</text:p>
          </table:table-cell>
          <table:table-cell table:formula="of:=([Projections.L46]-1.4962)/0.6873" office:value-type="float" office:value="0.296522624763568">
            <text:p>0.30</text:p>
          </table:table-cell>
          <table:table-cell table:formula="of:=([Projections.M46]-11.362)/4.2655" office:value-type="float" office:value="0.665338178408158">
            <text:p>0.67</text:p>
          </table:table-cell>
          <table:table-cell table:formula="of:=SUM([.B44:.J44])-2*[.I44]" office:value-type="float" office:value="2.18474694728583">
            <text:p>2.18</text:p>
          </table:table-cell>
          <table:table-cell table:formula="of:=[.K44]/2.421232796*100" office:value-type="float" office:value="90.2328330797083">
            <text:p>90.2</text:p>
          </table:table-cell>
          <table:table-cell office:value-type="float" office:value="85">
            <text:p>85</text:p>
          </table:table-cell>
        </table:table-row>
        <table:table-row table:style-name="ro2">
          <table:table-cell office:value-type="string">
            <text:p>43. Paul Millsap, Uta PF</text:p>
          </table:table-cell>
          <table:table-cell table:formula="of:=([Projections.D47]-0.483)/0.0498*([Projections.M47]/17.673)" office:value-type="float" office:value="0.840685210144034">
            <text:p>0.84</text:p>
          </table:table-cell>
          <table:table-cell table:formula="of:=([Projections.E47]-0.7876)/0.0761*([Projections.M47]/17.673)" office:value-type="float" office:value="-0.579337598434638">
            <text:p>-0.58</text:p>
          </table:table-cell>
          <table:table-cell table:formula="of:=([Projections.F47]-0.8577)/0.7534" office:value-type="float" office:value="-1.00570745951686">
            <text:p>-1.01</text:p>
          </table:table-cell>
          <table:table-cell table:formula="of:=([Projections.G47]-4.8346)/2.9474" office:value-type="float" office:value="0.904322453687996">
            <text:p>0.90</text:p>
          </table:table-cell>
          <table:table-cell table:formula="of:=([Projections.H47]-2.2462)/2.5876" office:value-type="float" office:value="-0.0565002318750966">
            <text:p>-0.06</text:p>
          </table:table-cell>
          <table:table-cell table:formula="of:=([Projections.J47]-0.9615)/0.438" office:value-type="float" office:value="0.544520547945205">
            <text:p>0.54</text:p>
          </table:table-cell>
          <table:table-cell table:formula="of:=([Projections.K47]-0.4923)/0.6736" office:value-type="float" office:value="0.753711401425178">
            <text:p>0.75</text:p>
          </table:table-cell>
          <table:table-cell table:formula="of:=([Projections.L47]-1.4962)/0.6873" office:value-type="float" office:value="0.296522624763568">
            <text:p>0.30</text:p>
          </table:table-cell>
          <table:table-cell table:formula="of:=([Projections.M47]-11.362)/4.2655" office:value-type="float" office:value="0.876333372406517">
            <text:p>0.88</text:p>
          </table:table-cell>
          <table:table-cell table:formula="of:=SUM([.B45:.J45])-2*[.I45]" office:value-type="float" office:value="1.98150507101877">
            <text:p>1.98</text:p>
          </table:table-cell>
          <table:table-cell table:formula="of:=[.K45]/2.421232796*100" office:value-type="float" office:value="81.8386845863115">
            <text:p>81.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44. Raymond Felton, Por PG</text:p>
          </table:table-cell>
          <table:table-cell table:formula="of:=([Projections.D48]-0.483)/0.0498*([Projections.M48]/17.673)" office:value-type="float" office:value="-0.856705836530073">
            <text:p>-0.86</text:p>
          </table:table-cell>
          <table:table-cell table:formula="of:=([Projections.E48]-0.7876)/0.0761*([Projections.M48]/17.673)" office:value-type="float" office:value="0.0905633239505859">
            <text:p>0.09</text:p>
          </table:table-cell>
          <table:table-cell table:formula="of:=([Projections.F48]-0.8577)/0.7534" office:value-type="float" office:value="0.454340323865145">
            <text:p>0.45</text:p>
          </table:table-cell>
          <table:table-cell table:formula="of:=([Projections.G48]-4.8346)/2.9474" office:value-type="float" office:value="-0.418877654882269">
            <text:p>-0.42</text:p>
          </table:table-cell>
          <table:table-cell table:formula="of:=([Projections.H48]-2.2462)/2.5876" office:value-type="float" office:value="1.99172978822075">
            <text:p>1.99</text:p>
          </table:table-cell>
          <table:table-cell table:formula="of:=([Projections.J48]-0.9615)/0.438" office:value-type="float" office:value="1.45776255707763">
            <text:p>1.46</text:p>
          </table:table-cell>
          <table:table-cell table:formula="of:=([Projections.K48]-0.4923)/0.6736" office:value-type="float" office:value="-0.433937054631829">
            <text:p>-0.43</text:p>
          </table:table-cell>
          <table:table-cell table:formula="of:=([Projections.L48]-1.4962)/0.6873" office:value-type="float" office:value="1.75149134293613">
            <text:p>1.75</text:p>
          </table:table-cell>
          <table:table-cell table:formula="of:=([Projections.M48]-11.362)/4.2655" office:value-type="float" office:value="0.735669909740945">
            <text:p>0.74</text:p>
          </table:table-cell>
          <table:table-cell table:formula="of:=SUM([.B46:.J46])-2*[.I46]" office:value-type="float" office:value="1.26905401387475">
            <text:p>1.27</text:p>
          </table:table-cell>
          <table:table-cell table:formula="of:=[.K46]/2.421232796*100" office:value-type="float" office:value="52.413548006259">
            <text:p>52.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45. Nene, Den C</text:p>
          </table:table-cell>
          <table:table-cell table:formula="of:=([Projections.D49]-0.483)/0.0498*([Projections.M49]/17.673)" office:value-type="float" office:value="2.01246336559956">
            <text:p>2.01</text:p>
          </table:table-cell>
          <table:table-cell table:formula="of:=([Projections.E49]-0.7876)/0.0761*([Projections.M49]/17.673)" office:value-type="float" office:value="-0.78803475579466">
            <text:p>-0.79</text:p>
          </table:table-cell>
          <table:table-cell table:formula="of:=([Projections.F49]-0.8577)/0.7534" office:value-type="float" office:value="-1.13843907618795">
            <text:p>-1.14</text:p>
          </table:table-cell>
          <table:table-cell table:formula="of:=([Projections.G49]-4.8346)/2.9474" office:value-type="float" office:value="0.972178869512112">
            <text:p>0.97</text:p>
          </table:table-cell>
          <table:table-cell table:formula="of:=([Projections.H49]-2.2462)/2.5876" office:value-type="float" office:value="-0.0951460813108672">
            <text:p>-0.10</text:p>
          </table:table-cell>
          <table:table-cell table:formula="of:=([Projections.J49]-0.9615)/0.438" office:value-type="float" office:value="0.544520547945205">
            <text:p>0.54</text:p>
          </table:table-cell>
          <table:table-cell table:formula="of:=([Projections.K49]-0.4923)/0.6736" office:value-type="float" office:value="0.753711401425178">
            <text:p>0.75</text:p>
          </table:table-cell>
          <table:table-cell table:formula="of:=([Projections.L49]-1.4962)/0.6873" office:value-type="float" office:value="0.296522624763568">
            <text:p>0.30</text:p>
          </table:table-cell>
          <table:table-cell table:formula="of:=([Projections.M49]-11.362)/4.2655" office:value-type="float" office:value="0.712225999296683">
            <text:p>0.71</text:p>
          </table:table-cell>
          <table:table-cell table:formula="of:=SUM([.B47:.J47])-2*[.I47]" office:value-type="float" office:value="2.67695764572169">
            <text:p>2.68</text:p>
          </table:table-cell>
          <table:table-cell table:formula="of:=[.K47]/2.421232796*100" office:value-type="float" office:value="110.561762179339">
            <text:p>110.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46. Ty Lawson, Den PG</text:p>
          </table:table-cell>
          <table:table-cell table:formula="of:=([Projections.D50]-0.483)/0.0498*([Projections.M50]/17.673)" office:value-type="float" office:value="0.354953452694954">
            <text:p>0.35</text:p>
          </table:table-cell>
          <table:table-cell table:formula="of:=([Projections.E50]-0.7876)/0.0761*([Projections.M50]/17.673)" office:value-type="float" office:value="-0.270292114306381">
            <text:p>-0.27</text:p>
          </table:table-cell>
          <table:table-cell table:formula="of:=([Projections.F50]-0.8577)/0.7534" office:value-type="float" office:value="0.188877090522963">
            <text:p>0.19</text:p>
          </table:table-cell>
          <table:table-cell table:formula="of:=([Projections.G50]-4.8346)/2.9474" office:value-type="float" office:value="-0.554590486530501">
            <text:p>-0.55</text:p>
          </table:table-cell>
          <table:table-cell table:formula="of:=([Projections.H50]-2.2462)/2.5876" office:value-type="float" office:value="1.83714639047766">
            <text:p>1.84</text:p>
          </table:table-cell>
          <table:table-cell table:formula="of:=([Projections.J50]-0.9615)/0.438" office:value-type="float" office:value="1.00114155251142">
            <text:p>1.00</text:p>
          </table:table-cell>
          <table:table-cell table:formula="of:=([Projections.K50]-0.4923)/0.6736" office:value-type="float" office:value="-0.582393111638955">
            <text:p>-0.58</text:p>
          </table:table-cell>
          <table:table-cell table:formula="of:=([Projections.L50]-1.4962)/0.6873" office:value-type="float" office:value="0.878510112032591">
            <text:p>0.88</text:p>
          </table:table-cell>
          <table:table-cell table:formula="of:=([Projections.M50]-11.362)/4.2655" office:value-type="float" office:value="0.665338178408158">
            <text:p>0.67</text:p>
          </table:table-cell>
          <table:table-cell table:formula="of:=SUM([.B48:.J48])-2*[.I48]" office:value-type="float" office:value="1.76167084010672">
            <text:p>1.76</text:p>
          </table:table-cell>
          <table:table-cell table:formula="of:=[.K48]/2.421232796*100" office:value-type="float" office:value="72.7592507014234">
            <text:p>72.8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47. Andray Blatche, Wsh PF</text:p>
          </table:table-cell>
          <table:table-cell table:formula="of:=([Projections.D51]-0.483)/0.0498*([Projections.M51]/17.673)" office:value-type="float" office:value="-0.314504211606795">
            <text:p>-0.31</text:p>
          </table:table-cell>
          <table:table-cell table:formula="of:=([Projections.E51]-0.7876)/0.0761*([Projections.M51]/17.673)" office:value-type="float" office:value="-0.45793218353602">
            <text:p>-0.46</text:p>
          </table:table-cell>
          <table:table-cell table:formula="of:=([Projections.F51]-0.8577)/0.7534" office:value-type="float" office:value="-1.00570745951686">
            <text:p>-1.01</text:p>
          </table:table-cell>
          <table:table-cell table:formula="of:=([Projections.G51]-4.8346)/2.9474" office:value-type="float" office:value="1.20967632489652">
            <text:p>1.21</text:p>
          </table:table-cell>
          <table:table-cell table:formula="of:=([Projections.H51]-2.2462)/2.5876" office:value-type="float" office:value="0.0207914669964445">
            <text:p>0.02</text:p>
          </table:table-cell>
          <table:table-cell table:formula="of:=([Projections.J51]-0.9615)/0.438" office:value-type="float" office:value="0.772831050228311">
            <text:p>0.77</text:p>
          </table:table-cell>
          <table:table-cell table:formula="of:=([Projections.K51]-0.4923)/0.6736" office:value-type="float" office:value="0.753711401425178">
            <text:p>0.75</text:p>
          </table:table-cell>
          <table:table-cell table:formula="of:=([Projections.L51]-1.4962)/0.6873" office:value-type="float" office:value="1.89698821475338">
            <text:p>1.90</text:p>
          </table:table-cell>
          <table:table-cell table:formula="of:=([Projections.M51]-11.362)/4.2655" office:value-type="float" office:value="1.39209940218028">
            <text:p>1.39</text:p>
          </table:table-cell>
          <table:table-cell table:formula="of:=SUM([.B49:.J49])-2*[.I49]" office:value-type="float" office:value="0.473977576313681">
            <text:p>0.47</text:p>
          </table:table-cell>
          <table:table-cell table:formula="of:=[.K49]/2.421232796*100" office:value-type="float" office:value="19.5758779204014">
            <text:p>19.6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48. Marcin Gortat, Pho C</text:p>
          </table:table-cell>
          <table:table-cell table:formula="of:=([Projections.D52]-0.483)/0.0498*([Projections.M52]/17.673)" office:value-type="float" office:value="1.04259055119363">
            <text:p>1.04</text:p>
          </table:table-cell>
          <table:table-cell table:formula="of:=([Projections.E52]-0.7876)/0.0761*([Projections.M52]/17.673)" office:value-type="float" office:value="-0.660145661217477">
            <text:p>-0.66</text:p>
          </table:table-cell>
          <table:table-cell table:formula="of:=([Projections.F52]-0.8577)/0.7534" office:value-type="float" office:value="-1.13843907618795">
            <text:p>-1.14</text:p>
          </table:table-cell>
          <table:table-cell table:formula="of:=([Projections.G52]-4.8346)/2.9474" office:value-type="float" office:value="1.88824048313768">
            <text:p>1.89</text:p>
          </table:table-cell>
          <table:table-cell table:formula="of:=([Projections.H52]-2.2462)/2.5876" office:value-type="float" office:value="-0.481604575668573">
            <text:p>-0.48</text:p>
          </table:table-cell>
          <table:table-cell table:formula="of:=([Projections.J52]-0.9615)/0.438" office:value-type="float" office:value="-0.825342465753425">
            <text:p>-0.83</text:p>
          </table:table-cell>
          <table:table-cell table:formula="of:=([Projections.K52]-0.4923)/0.6736" office:value-type="float" office:value="1.64444774346793">
            <text:p>1.64</text:p>
          </table:table-cell>
          <table:table-cell table:formula="of:=([Projections.L52]-1.4962)/0.6873" office:value-type="float" office:value="-0.285464862505456">
            <text:p>-0.29</text:p>
          </table:table-cell>
          <table:table-cell table:formula="of:=([Projections.M52]-11.362)/4.2655" office:value-type="float" office:value="0.243347790411441">
            <text:p>0.24</text:p>
          </table:table-cell>
          <table:table-cell table:formula="of:=SUM([.B50:.J50])-2*[.I50]" office:value-type="float" office:value="1.99855965188872">
            <text:p>2.00</text:p>
          </table:table-cell>
          <table:table-cell table:formula="of:=[.K50]/2.421232796*100" office:value-type="float" office:value="82.5430605099369">
            <text:p>82.5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49. Andrew Bogut, Mil C</text:p>
          </table:table-cell>
          <table:table-cell table:formula="of:=([Projections.D53]-0.483)/0.0498*([Projections.M53]/17.673)" office:value-type="float" office:value="0.642529377397555">
            <text:p>0.64</text:p>
          </table:table-cell>
          <table:table-cell table:formula="of:=([Projections.E53]-0.7876)/0.0761*([Projections.M53]/17.673)" office:value-type="float" office:value="-2.79883796399669">
            <text:p>-2.80</text:p>
          </table:table-cell>
          <table:table-cell table:formula="of:=([Projections.F53]-0.8577)/0.7534" office:value-type="float" office:value="-1.13843907618795">
            <text:p>-1.14</text:p>
          </table:table-cell>
          <table:table-cell table:formula="of:=([Projections.G53]-4.8346)/2.9474" office:value-type="float" office:value="1.88824048313768">
            <text:p>1.89</text:p>
          </table:table-cell>
          <table:table-cell table:formula="of:=([Projections.H53]-2.2462)/2.5876" office:value-type="float" office:value="-0.0951460813108672">
            <text:p>-0.10</text:p>
          </table:table-cell>
          <table:table-cell table:formula="of:=([Projections.J53]-0.9615)/0.438" office:value-type="float" office:value="-0.825342465753425">
            <text:p>-0.83</text:p>
          </table:table-cell>
          <table:table-cell table:formula="of:=([Projections.K53]-0.4923)/0.6736" office:value-type="float" office:value="2.98055225653207">
            <text:p>2.98</text:p>
          </table:table-cell>
          <table:table-cell table:formula="of:=([Projections.L53]-1.4962)/0.6873" office:value-type="float" office:value="0.587516368398079">
            <text:p>0.59</text:p>
          </table:table-cell>
          <table:table-cell table:formula="of:=([Projections.M53]-11.362)/4.2655" office:value-type="float" office:value="0.735669909740945">
            <text:p>0.74</text:p>
          </table:table-cell>
          <table:table-cell table:formula="of:=SUM([.B51:.J51])-2*[.I51]" office:value-type="float" office:value="0.801710071161236">
            <text:p>0.80</text:p>
          </table:table-cell>
          <table:table-cell table:formula="of:=[.K51]/2.421232796*100" office:value-type="float" office:value="33.1116476071901">
            <text:p>33.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50. Brook Lopez, NJ C</text:p>
          </table:table-cell>
          <table:table-cell table:formula="of:=([Projections.D54]-0.483)/0.0498*([Projections.M54]/17.673)" office:value-type="float" office:value="0.439715064638115">
            <text:p>0.44</text:p>
          </table:table-cell>
          <table:table-cell table:formula="of:=([Projections.E54]-0.7876)/0.0761*([Projections.M54]/17.673)" office:value-type="float" office:value="0.150269686128189">
            <text:p>0.15</text:p>
          </table:table-cell>
          <table:table-cell table:formula="of:=([Projections.F54]-0.8577)/0.7534" office:value-type="float" office:value="-1.13843907618795">
            <text:p>-1.14</text:p>
          </table:table-cell>
          <table:table-cell table:formula="of:=([Projections.G54]-4.8346)/2.9474" office:value-type="float" office:value="0.83646603786388">
            <text:p>0.84</text:p>
          </table:table-cell>
          <table:table-cell table:formula="of:=([Projections.H54]-2.2462)/2.5876" office:value-type="float" office:value="-0.211083629618179">
            <text:p>-0.21</text:p>
          </table:table-cell>
          <table:table-cell table:formula="of:=([Projections.J54]-0.9615)/0.438" office:value-type="float" office:value="-0.825342465753425">
            <text:p>-0.83</text:p>
          </table:table-cell>
          <table:table-cell table:formula="of:=([Projections.K54]-0.4923)/0.6736" office:value-type="float" office:value="1.64444774346793">
            <text:p>1.64</text:p>
          </table:table-cell>
          <table:table-cell table:formula="of:=([Projections.L54]-1.4962)/0.6873" office:value-type="float" office:value="1.02400698384985">
            <text:p>1.02</text:p>
          </table:table-cell>
          <table:table-cell table:formula="of:=([Projections.M54]-11.362)/4.2655" office:value-type="float" office:value="2.37674364083929">
            <text:p>2.38</text:p>
          </table:table-cell>
          <table:table-cell table:formula="of:=SUM([.B52:.J52])-2*[.I52]" office:value-type="float" office:value="2.24877001752801">
            <text:p>2.25</text:p>
          </table:table-cell>
          <table:table-cell table:formula="of:=[.K52]/2.421232796*100" office:value-type="float" office:value="92.8770674692286">
            <text:p>92.9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string">
            <text:p>51. Jason Kidd, Dal PG</text:p>
          </table:table-cell>
          <table:table-cell table:formula="of:=([Projections.D55]-0.483)/0.0498*([Projections.M55]/17.673)" office:value-type="float" office:value="-0.895905241517192">
            <text:p>-0.90</text:p>
          </table:table-cell>
          <table:table-cell table:formula="of:=([Projections.E55]-0.7876)/0.0761*([Projections.M55]/17.673)" office:value-type="float" office:value="0.317209567026265">
            <text:p>0.32</text:p>
          </table:table-cell>
          <table:table-cell table:formula="of:=([Projections.F55]-0.8577)/0.7534" office:value-type="float" office:value="1.1179984072206">
            <text:p>1.12</text:p>
          </table:table-cell>
          <table:table-cell table:formula="of:=([Projections.G55]-4.8346)/2.9474" office:value-type="float" office:value="-0.0456673678496301">
            <text:p>-0.05</text:p>
          </table:table-cell>
          <table:table-cell table:formula="of:=([Projections.H55]-2.2462)/2.5876" office:value-type="float" office:value="2.26225073427114">
            <text:p>2.26</text:p>
          </table:table-cell>
          <table:table-cell table:formula="of:=([Projections.J55]-0.9615)/0.438" office:value-type="float" office:value="1.68607305936073">
            <text:p>1.69</text:p>
          </table:table-cell>
          <table:table-cell table:formula="of:=([Projections.K55]-0.4923)/0.6736" office:value-type="float" office:value="-0.137024940617577">
            <text:p>-0.14</text:p>
          </table:table-cell>
          <table:table-cell table:formula="of:=([Projections.L55]-1.4962)/0.6873" office:value-type="float" office:value="1.02400698384985">
            <text:p>1.02</text:p>
          </table:table-cell>
          <table:table-cell table:formula="of:=([Projections.M55]-11.362)/4.2655" office:value-type="float" office:value="-0.717852537803305">
            <text:p>-0.72</text:p>
          </table:table-cell>
          <table:table-cell table:formula="of:=SUM([.B53:.J53])-2*[.I53]" office:value-type="float" office:value="2.56307469624118">
            <text:p>2.56</text:p>
          </table:table-cell>
          <table:table-cell table:formula="of:=[.K53]/2.421232796*100" office:value-type="float" office:value="105.858251237779">
            <text:p>105.9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string">
            <text:p>52. Serge Ibaka, OKC C, PF</text:p>
          </table:table-cell>
          <table:table-cell table:formula="of:=([Projections.D56]-0.483)/0.0498*([Projections.M56]/17.673)" office:value-type="float" office:value="0.737403299612756">
            <text:p>0.74</text:p>
          </table:table-cell>
          <table:table-cell table:formula="of:=([Projections.E56]-0.7876)/0.0761*([Projections.M56]/17.673)" office:value-type="float" office:value="-0.544718317949094">
            <text:p>-0.54</text:p>
          </table:table-cell>
          <table:table-cell table:formula="of:=([Projections.F56]-0.8577)/0.7534" office:value-type="float" office:value="-1.13843907618795">
            <text:p>-1.14</text:p>
          </table:table-cell>
          <table:table-cell table:formula="of:=([Projections.G56]-4.8346)/2.9474" office:value-type="float" office:value="1.31146094863269">
            <text:p>1.31</text:p>
          </table:table-cell>
          <table:table-cell table:formula="of:=([Projections.H56]-2.2462)/2.5876" office:value-type="float" office:value="-0.752125521718967">
            <text:p>-0.75</text:p>
          </table:table-cell>
          <table:table-cell table:formula="of:=([Projections.J56]-0.9615)/0.438" office:value-type="float" office:value="-1.05365296803653">
            <text:p>-1.05</text:p>
          </table:table-cell>
          <table:table-cell table:formula="of:=([Projections.K56]-0.4923)/0.6736" office:value-type="float" office:value="3.12900831353919">
            <text:p>3.13</text:p>
          </table:table-cell>
          <table:table-cell table:formula="of:=([Projections.L56]-1.4962)/0.6873" office:value-type="float" office:value="-0.576458606139968">
            <text:p>-0.58</text:p>
          </table:table-cell>
          <table:table-cell table:formula="of:=([Projections.M56]-11.362)/4.2655" office:value-type="float" office:value="-0.0848669558082288">
            <text:p>-0.08</text:p>
          </table:table-cell>
          <table:table-cell table:formula="of:=SUM([.B54:.J54])-2*[.I54]" office:value-type="float" office:value="2.18052832822384">
            <text:p>2.18</text:p>
          </table:table-cell>
          <table:table-cell table:formula="of:=[.K54]/2.421232796*100" office:value-type="float" office:value="90.0585987364034">
            <text:p>90.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53. Stephen Jackson, Mil SG, SF</text:p>
          </table:table-cell>
          <table:table-cell table:formula="of:=([Projections.D57]-0.483)/0.0498*([Projections.M57]/17.673)" office:value-type="float" office:value="-1.33800635689365">
            <text:p>-1.34</text:p>
          </table:table-cell>
          <table:table-cell table:formula="of:=([Projections.E57]-0.7876)/0.0761*([Projections.M57]/17.673)" office:value-type="float" office:value="0.265414483722506">
            <text:p>0.27</text:p>
          </table:table-cell>
          <table:table-cell table:formula="of:=([Projections.F57]-0.8577)/0.7534" office:value-type="float" office:value="0.985266790549509">
            <text:p>0.99</text:p>
          </table:table-cell>
          <table:table-cell table:formula="of:=([Projections.G57]-4.8346)/2.9474" office:value-type="float" office:value="0.090045463798602">
            <text:p>0.09</text:p>
          </table:table-cell>
          <table:table-cell table:formula="of:=([Projections.H57]-2.2462)/2.5876" office:value-type="float" office:value="0.600479208533004">
            <text:p>0.60</text:p>
          </table:table-cell>
          <table:table-cell table:formula="of:=([Projections.J57]-0.9615)/0.438" office:value-type="float" office:value="1.00114155251142">
            <text:p>1.00</text:p>
          </table:table-cell>
          <table:table-cell table:formula="of:=([Projections.K57]-0.4923)/0.6736" office:value-type="float" office:value="-0.285480997624703">
            <text:p>-0.29</text:p>
          </table:table-cell>
          <table:table-cell table:formula="of:=([Projections.L57]-1.4962)/0.6873" office:value-type="float" office:value="2.47897570202241">
            <text:p>2.48</text:p>
          </table:table-cell>
          <table:table-cell table:formula="of:=([Projections.M57]-11.362)/4.2655" office:value-type="float" office:value="1.64998241706717">
            <text:p>1.65</text:p>
          </table:table-cell>
          <table:table-cell table:formula="of:=SUM([.B55:.J55])-2*[.I55]" office:value-type="float" office:value="0.48986685964144">
            <text:p>0.49</text:p>
          </table:table-cell>
          <table:table-cell table:formula="of:=[.K55]/2.421232796*100" office:value-type="float" office:value="20.2321255705244">
            <text:p>20.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54. Marc Gasol, Mem C</text:p>
          </table:table-cell>
          <table:table-cell table:formula="of:=([Projections.D58]-0.483)/0.0498*([Projections.M58]/17.673)" office:value-type="float" office:value="0.827164255960071">
            <text:p>0.83</text:p>
          </table:table-cell>
          <table:table-cell table:formula="of:=([Projections.E58]-0.7876)/0.0761*([Projections.M58]/17.673)" office:value-type="float" office:value="-0.634091975903614">
            <text:p>-0.63</text:p>
          </table:table-cell>
          <table:table-cell table:formula="of:=([Projections.F58]-0.8577)/0.7534" office:value-type="float" office:value="-1.13843907618795">
            <text:p>-1.14</text:p>
          </table:table-cell>
          <table:table-cell table:formula="of:=([Projections.G58]-4.8346)/2.9474" office:value-type="float" office:value="1.04003528533623">
            <text:p>1.04</text:p>
          </table:table-cell>
          <table:table-cell table:formula="of:=([Projections.H58]-2.2462)/2.5876" office:value-type="float" office:value="0.0980831658679858">
            <text:p>0.10</text:p>
          </table:table-cell>
          <table:table-cell table:formula="of:=([Projections.J58]-0.9615)/0.438" office:value-type="float" office:value="0.0878995433789954">
            <text:p>0.09</text:p>
          </table:table-cell>
          <table:table-cell table:formula="of:=([Projections.K58]-0.4923)/0.6736" office:value-type="float" office:value="1.64444774346793">
            <text:p>1.64</text:p>
          </table:table-cell>
          <table:table-cell table:formula="of:=([Projections.L58]-1.4962)/0.6873" office:value-type="float" office:value="0.733013240215335">
            <text:p>0.73</text:p>
          </table:table-cell>
          <table:table-cell table:formula="of:=([Projections.M58]-11.362)/4.2655" office:value-type="float" office:value="0.384011253077013">
            <text:p>0.38</text:p>
          </table:table-cell>
          <table:table-cell table:formula="of:=SUM([.B56:.J56])-2*[.I56]" office:value-type="float" office:value="1.57609695478133">
            <text:p>1.58</text:p>
          </table:table-cell>
          <table:table-cell table:formula="of:=[.K56]/2.421232796*100" office:value-type="float" office:value="65.0948127493202">
            <text:p>65.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55. JaVale McGee, Wsh C</text:p>
          </table:table-cell>
          <table:table-cell table:formula="of:=([Projections.D59]-0.483)/0.0498*([Projections.M59]/17.673)" office:value-type="float" office:value="1.11462655919894">
            <text:p>1.11</text:p>
          </table:table-cell>
          <table:table-cell table:formula="of:=([Projections.E59]-0.7876)/0.0761*([Projections.M59]/17.673)" office:value-type="float" office:value="-1.31780789466816">
            <text:p>-1.32</text:p>
          </table:table-cell>
          <table:table-cell table:formula="of:=([Projections.F59]-0.8577)/0.7534" office:value-type="float" office:value="-1.13843907618795">
            <text:p>-1.14</text:p>
          </table:table-cell>
          <table:table-cell table:formula="of:=([Projections.G59]-4.8346)/2.9474" office:value-type="float" office:value="1.44717378028093">
            <text:p>1.45</text:p>
          </table:table-cell>
          <table:table-cell table:formula="of:=([Projections.H59]-2.2462)/2.5876" office:value-type="float" office:value="-0.636187973411656">
            <text:p>-0.64</text:p>
          </table:table-cell>
          <table:table-cell table:formula="of:=([Projections.J59]-0.9615)/0.438" office:value-type="float" office:value="-1.05365296803653">
            <text:p>-1.05</text:p>
          </table:table-cell>
          <table:table-cell table:formula="of:=([Projections.K59]-0.4923)/0.6736" office:value-type="float" office:value="3.27746437054632">
            <text:p>3.28</text:p>
          </table:table-cell>
          <table:table-cell table:formula="of:=([Projections.L59]-1.4962)/0.6873" office:value-type="float" office:value="0.00552888112905576">
            <text:p>0.01</text:p>
          </table:table-cell>
          <table:table-cell table:formula="of:=([Projections.M59]-11.362)/4.2655" office:value-type="float" office:value="-0.108310866252491">
            <text:p>-0.11</text:p>
          </table:table-cell>
          <table:table-cell table:formula="of:=SUM([.B57:.J57])-2*[.I57]" office:value-type="float" office:value="1.57933705034034">
            <text:p>1.58</text:p>
          </table:table-cell>
          <table:table-cell table:formula="of:=[.K57]/2.421232796*100" office:value-type="float" office:value="65.2286328249596">
            <text:p>65.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56. DeMarcus Cousins, Sac PF, C</text:p>
          </table:table-cell>
          <table:table-cell table:formula="of:=([Projections.D60]-0.483)/0.0498*([Projections.M60]/17.673)" office:value-type="float" office:value="-0.969531950014736">
            <text:p>-0.97</text:p>
          </table:table-cell>
          <table:table-cell table:formula="of:=([Projections.E60]-0.7876)/0.0761*([Projections.M60]/17.673)" office:value-type="float" office:value="-1.20428401699349">
            <text:p>-1.20</text:p>
          </table:table-cell>
          <table:table-cell table:formula="of:=([Projections.F60]-0.8577)/0.7534" office:value-type="float" office:value="-1.13843907618795">
            <text:p>-1.14</text:p>
          </table:table-cell>
          <table:table-cell table:formula="of:=([Projections.G60]-4.8346)/2.9474" office:value-type="float" office:value="1.68467123566533">
            <text:p>1.68</text:p>
          </table:table-cell>
          <table:table-cell table:formula="of:=([Projections.H60]-2.2462)/2.5876" office:value-type="float" office:value="0.252666563611068">
            <text:p>0.25</text:p>
          </table:table-cell>
          <table:table-cell table:formula="of:=([Projections.J60]-0.9615)/0.438" office:value-type="float" office:value="0.544520547945205">
            <text:p>0.54</text:p>
          </table:table-cell>
          <table:table-cell table:formula="of:=([Projections.K60]-0.4923)/0.6736" office:value-type="float" office:value="0.753711401425178">
            <text:p>0.75</text:p>
          </table:table-cell>
          <table:table-cell table:formula="of:=([Projections.L60]-1.4962)/0.6873" office:value-type="float" office:value="3.35195693292594">
            <text:p>3.35</text:p>
          </table:table-cell>
          <table:table-cell table:formula="of:=([Projections.M60]-11.362)/4.2655" office:value-type="float" office:value="1.11077247684914">
            <text:p>1.11</text:p>
          </table:table-cell>
          <table:table-cell table:formula="of:=SUM([.B58:.J58])-2*[.I58]" office:value-type="float" office:value="-2.31786975062619">
            <text:p>-2.32</text:p>
          </table:table-cell>
          <table:table-cell table:formula="of:=[.K58]/2.421232796*100" office:value-type="float" office:value="-95.7309745042042">
            <text:p>-95.7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57. Luol Deng, Chi SF</text:p>
          </table:table-cell>
          <table:table-cell table:formula="of:=([Projections.D61]-0.483)/0.0498*([Projections.M61]/17.673)" office:value-type="float" office:value="-0.39540269378311">
            <text:p>-0.40</text:p>
          </table:table-cell>
          <table:table-cell table:formula="of:=([Projections.E61]-0.7876)/0.0761*([Projections.M61]/17.673)" office:value-type="float" office:value="-0.227702071647189">
            <text:p>-0.23</text:p>
          </table:table-cell>
          <table:table-cell table:formula="of:=([Projections.F61]-0.8577)/0.7534" office:value-type="float" office:value="0.852535173878418">
            <text:p>0.85</text:p>
          </table:table-cell>
          <table:table-cell table:formula="of:=([Projections.G61]-4.8346)/2.9474" office:value-type="float" office:value="0.191830087534777">
            <text:p>0.19</text:p>
          </table:table-cell>
          <table:table-cell table:formula="of:=([Projections.H61]-2.2462)/2.5876" office:value-type="float" office:value="0.252666563611068">
            <text:p>0.25</text:p>
          </table:table-cell>
          <table:table-cell table:formula="of:=([Projections.J61]-0.9615)/0.438" office:value-type="float" office:value="0.0878995433789954">
            <text:p>0.09</text:p>
          </table:table-cell>
          <table:table-cell table:formula="of:=([Projections.K61]-0.4923)/0.6736" office:value-type="float" office:value="0.159887173396675">
            <text:p>0.16</text:p>
          </table:table-cell>
          <table:table-cell table:formula="of:=([Projections.L61]-1.4962)/0.6873" office:value-type="float" office:value="0.587516368398079">
            <text:p>0.59</text:p>
          </table:table-cell>
          <table:table-cell table:formula="of:=([Projections.M61]-11.362)/4.2655" office:value-type="float" office:value="1.41554331262455">
            <text:p>1.42</text:p>
          </table:table-cell>
          <table:table-cell table:formula="of:=SUM([.B59:.J59])-2*[.I59]" office:value-type="float" office:value="1.7497407205961">
            <text:p>1.75</text:p>
          </table:table-cell>
          <table:table-cell table:formula="of:=[.K59]/2.421232796*100" office:value-type="float" office:value="72.2665215623529">
            <text:p>72.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58. David West, Ind PF</text:p>
          </table:table-cell>
          <table:table-cell table:formula="of:=([Projections.D62]-0.483)/0.0498*([Projections.M62]/17.673)" office:value-type="float" office:value="0">
            <text:p>0.00</text:p>
          </table:table-cell>
          <table:table-cell table:formula="of:=([Projections.E62]-0.7876)/0.0761*([Projections.M62]/17.673)" office:value-type="float" office:value="0.698155489791809">
            <text:p>0.70</text:p>
          </table:table-cell>
          <table:table-cell table:formula="of:=([Projections.F62]-0.8577)/0.7534" office:value-type="float" office:value="-1.13843907618795">
            <text:p>-1.14</text:p>
          </table:table-cell>
          <table:table-cell table:formula="of:=([Projections.G62]-4.8346)/2.9474" office:value-type="float" office:value="0.972178869512112">
            <text:p>0.97</text:p>
          </table:table-cell>
          <table:table-cell table:formula="of:=([Projections.H62]-2.2462)/2.5876" office:value-type="float" office:value="0.252666563611068">
            <text:p>0.25</text:p>
          </table:table-cell>
          <table:table-cell table:formula="of:=([Projections.J62]-0.9615)/0.438" office:value-type="float" office:value="-0.14041095890411">
            <text:p>-0.14</text:p>
          </table:table-cell>
          <table:table-cell table:formula="of:=([Projections.K62]-0.4923)/0.6736" office:value-type="float" office:value="0.456799287410926">
            <text:p>0.46</text:p>
          </table:table-cell>
          <table:table-cell table:formula="of:=([Projections.L62]-1.4962)/0.6873" office:value-type="float" office:value="1.02400698384985">
            <text:p>1.02</text:p>
          </table:table-cell>
          <table:table-cell table:formula="of:=([Projections.M62]-11.362)/4.2655" office:value-type="float" office:value="1.88442152150979">
            <text:p>1.88</text:p>
          </table:table-cell>
          <table:table-cell table:formula="of:=SUM([.B60:.J60])-2*[.I60]" office:value-type="float" office:value="1.9613647128938">
            <text:p>1.96</text:p>
          </table:table-cell>
          <table:table-cell table:formula="of:=[.K60]/2.421232796*100" office:value-type="float" office:value="81.0068621296586">
            <text:p>81.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59. Luis Scola, Hou PF</text:p>
          </table:table-cell>
          <table:table-cell table:formula="of:=([Projections.D63]-0.483)/0.0498*([Projections.M63]/17.673)" office:value-type="float" office:value="0.499252711633043">
            <text:p>0.50</text:p>
          </table:table-cell>
          <table:table-cell table:formula="of:=([Projections.E63]-0.7876)/0.0761*([Projections.M63]/17.673)" office:value-type="float" office:value="-0.434778309087569">
            <text:p>-0.43</text:p>
          </table:table-cell>
          <table:table-cell table:formula="of:=([Projections.F63]-0.8577)/0.7534" office:value-type="float" office:value="-1.13843907618795">
            <text:p>-1.14</text:p>
          </table:table-cell>
          <table:table-cell table:formula="of:=([Projections.G63]-4.8346)/2.9474" office:value-type="float" office:value="1.20967632489652">
            <text:p>1.21</text:p>
          </table:table-cell>
          <table:table-cell table:formula="of:=([Projections.H63]-2.2462)/2.5876" office:value-type="float" office:value="-0.0178543824393259">
            <text:p>-0.02</text:p>
          </table:table-cell>
          <table:table-cell table:formula="of:=([Projections.J63]-0.9615)/0.438" office:value-type="float" office:value="-0.59703196347032">
            <text:p>-0.60</text:p>
          </table:table-cell>
          <table:table-cell table:formula="of:=([Projections.K63]-0.4923)/0.6736" office:value-type="float" office:value="0.0114311163895487">
            <text:p>0.01</text:p>
          </table:table-cell>
          <table:table-cell table:formula="of:=([Projections.L63]-1.4962)/0.6873" office:value-type="float" office:value="0.587516368398079">
            <text:p>0.59</text:p>
          </table:table-cell>
          <table:table-cell table:formula="of:=([Projections.M63]-11.362)/4.2655" office:value-type="float" office:value="1.29832376040323">
            <text:p>1.30</text:p>
          </table:table-cell>
          <table:table-cell table:formula="of:=SUM([.B61:.J61])-2*[.I61]" office:value-type="float" office:value="0.243063813739103">
            <text:p>0.24</text:p>
          </table:table-cell>
          <table:table-cell table:formula="of:=[.K61]/2.421232796*100" office:value-type="float" office:value="10.0388452585252">
            <text:p>10.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60. Andrea Bargnani, Tor C, PF</text:p>
          </table:table-cell>
          <table:table-cell table:formula="of:=([Projections.D64]-0.483)/0.0498*([Projections.M64]/17.673)" office:value-type="float" office:value="-0.753310304535064">
            <text:p>-0.75</text:p>
          </table:table-cell>
          <table:table-cell table:formula="of:=([Projections.E64]-0.7876)/0.0761*([Projections.M64]/17.673)" office:value-type="float" office:value="0.614566582743166">
            <text:p>0.61</text:p>
          </table:table-cell>
          <table:table-cell table:formula="of:=([Projections.F64]-0.8577)/0.7534" office:value-type="float" office:value="0.719803557207327">
            <text:p>0.72</text:p>
          </table:table-cell>
          <table:table-cell table:formula="of:=([Projections.G64]-4.8346)/2.9474" office:value-type="float" office:value="0.259686503358892">
            <text:p>0.26</text:p>
          </table:table-cell>
          <table:table-cell table:formula="of:=([Projections.H64]-2.2462)/2.5876" office:value-type="float" office:value="-0.211083629618179">
            <text:p>-0.21</text:p>
          </table:table-cell>
          <table:table-cell table:formula="of:=([Projections.J64]-0.9615)/0.438" office:value-type="float" office:value="-1.05365296803653">
            <text:p>-1.05</text:p>
          </table:table-cell>
          <table:table-cell table:formula="of:=([Projections.K64]-0.4923)/0.6736" office:value-type="float" office:value="0.456799287410926">
            <text:p>0.46</text:p>
          </table:table-cell>
          <table:table-cell table:formula="of:=([Projections.L64]-1.4962)/0.6873" office:value-type="float" office:value="1.1695038556671">
            <text:p>1.17</text:p>
          </table:table-cell>
          <table:table-cell table:formula="of:=([Projections.M64]-11.362)/4.2655" office:value-type="float" office:value="2.51740710350486">
            <text:p>2.52</text:p>
          </table:table-cell>
          <table:table-cell table:formula="of:=SUM([.B62:.J62])-2*[.I62]" office:value-type="float" office:value="1.3807122763683">
            <text:p>1.38</text:p>
          </table:table-cell>
          <table:table-cell table:formula="of:=[.K62]/2.421232796*100" office:value-type="float" office:value="57.0251765402033">
            <text:p>57.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61. Devin Harris, Uta PG</text:p>
          </table:table-cell>
          <table:table-cell table:formula="of:=([Projections.D65]-0.483)/0.0498*([Projections.M65]/17.673)" office:value-type="float" office:value="-1.13814620219121">
            <text:p>-1.14</text:p>
          </table:table-cell>
          <table:table-cell table:formula="of:=([Projections.E65]-0.7876)/0.0761*([Projections.M65]/17.673)" office:value-type="float" office:value="0.394865014919527">
            <text:p>0.39</text:p>
          </table:table-cell>
          <table:table-cell table:formula="of:=([Projections.F65]-0.8577)/0.7534" office:value-type="float" office:value="0.0561454738518715">
            <text:p>0.06</text:p>
          </table:table-cell>
          <table:table-cell table:formula="of:=([Projections.G65]-4.8346)/2.9474" office:value-type="float" office:value="-0.724231526090792">
            <text:p>-0.72</text:p>
          </table:table-cell>
          <table:table-cell table:formula="of:=([Projections.H65]-2.2462)/2.5876" office:value-type="float" office:value="1.68256299273458">
            <text:p>1.68</text:p>
          </table:table-cell>
          <table:table-cell table:formula="of:=([Projections.J65]-0.9615)/0.438" office:value-type="float" office:value="0.316210045662101">
            <text:p>0.32</text:p>
          </table:table-cell>
          <table:table-cell table:formula="of:=([Projections.K65]-0.4923)/0.6736" office:value-type="float" office:value="-0.433937054631829">
            <text:p>-0.43</text:p>
          </table:table-cell>
          <table:table-cell table:formula="of:=([Projections.L65]-1.4962)/0.6873" office:value-type="float" office:value="2.04248508657064">
            <text:p>2.04</text:p>
          </table:table-cell>
          <table:table-cell table:formula="of:=([Projections.M65]-11.362)/4.2655" office:value-type="float" office:value="1.06388465596061">
            <text:p>1.06</text:p>
          </table:table-cell>
          <table:table-cell table:formula="of:=SUM([.B63:.J63])-2*[.I63]" office:value-type="float" office:value="-0.825131686355779">
            <text:p>-0.83</text:p>
          </table:table-cell>
          <table:table-cell table:formula="of:=[.K63]/2.421232796*100" office:value-type="float" office:value="-34.078990162323">
            <text:p>-34.1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62. Greg Monroe, Det PF, C</text:p>
          </table:table-cell>
          <table:table-cell table:formula="of:=([Projections.D66]-0.483)/0.0498*([Projections.M66]/17.673)" office:value-type="float" office:value="1.80385435818985">
            <text:p>1.80</text:p>
          </table:table-cell>
          <table:table-cell table:formula="of:=([Projections.E66]-0.7876)/0.0761*([Projections.M66]/17.673)" office:value-type="float" office:value="-0.766085418167227">
            <text:p>-0.77</text:p>
          </table:table-cell>
          <table:table-cell table:formula="of:=([Projections.F66]-0.8577)/0.7534" office:value-type="float" office:value="-1.13843907618795">
            <text:p>-1.14</text:p>
          </table:table-cell>
          <table:table-cell table:formula="of:=([Projections.G66]-4.8346)/2.9474" office:value-type="float" office:value="1.82038406731356">
            <text:p>1.82</text:p>
          </table:table-cell>
          <table:table-cell table:formula="of:=([Projections.H66]-2.2462)/2.5876" office:value-type="float" office:value="0.0207914669964445">
            <text:p>0.02</text:p>
          </table:table-cell>
          <table:table-cell table:formula="of:=([Projections.J66]-0.9615)/0.438" office:value-type="float" office:value="0.544520547945205">
            <text:p>0.54</text:p>
          </table:table-cell>
          <table:table-cell table:formula="of:=([Projections.K66]-0.4923)/0.6736" office:value-type="float" office:value="0.753711401425178">
            <text:p>0.75</text:p>
          </table:table-cell>
          <table:table-cell table:formula="of:=([Projections.L66]-1.4962)/0.6873" office:value-type="float" office:value="-0.285464862505456">
            <text:p>-0.29</text:p>
          </table:table-cell>
          <table:table-cell table:formula="of:=([Projections.M66]-11.362)/4.2655" office:value-type="float" office:value="1.1342163872934">
            <text:p>1.13</text:p>
          </table:table-cell>
          <table:table-cell table:formula="of:=SUM([.B64:.J64])-2*[.I64]" office:value-type="float" office:value="4.45841859731392">
            <text:p>4.46</text:p>
          </table:table-cell>
          <table:table-cell table:formula="of:=[.K64]/2.421232796*100" office:value-type="float" office:value="184.138369704865">
            <text:p>184.1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63. Kevin Garnett, Bos PF</text:p>
          </table:table-cell>
          <table:table-cell table:formula="of:=([Projections.D67]-0.483)/0.0498*([Projections.M67]/17.673)" office:value-type="float" office:value="0.734903627410679">
            <text:p>0.73</text:p>
          </table:table-cell>
          <table:table-cell table:formula="of:=([Projections.E67]-0.7876)/0.0761*([Projections.M67]/17.673)" office:value-type="float" office:value="0.714825684561696">
            <text:p>0.71</text:p>
          </table:table-cell>
          <table:table-cell table:formula="of:=([Projections.F67]-0.8577)/0.7534" office:value-type="float" office:value="-1.13843907618795">
            <text:p>-1.14</text:p>
          </table:table-cell>
          <table:table-cell table:formula="of:=([Projections.G67]-4.8346)/2.9474" office:value-type="float" office:value="1.24360453280858">
            <text:p>1.24</text:p>
          </table:table-cell>
          <table:table-cell table:formula="of:=([Projections.H67]-2.2462)/2.5876" office:value-type="float" office:value="0.0980831658679858">
            <text:p>0.10</text:p>
          </table:table-cell>
          <table:table-cell table:formula="of:=([Projections.J67]-0.9615)/0.438" office:value-type="float" office:value="0.316210045662101">
            <text:p>0.32</text:p>
          </table:table-cell>
          <table:table-cell table:formula="of:=([Projections.K67]-0.4923)/0.6736" office:value-type="float" office:value="0.456799287410926">
            <text:p>0.46</text:p>
          </table:table-cell>
          <table:table-cell table:formula="of:=([Projections.L67]-1.4962)/0.6873" office:value-type="float" office:value="0.00552888112905576">
            <text:p>0.01</text:p>
          </table:table-cell>
          <table:table-cell table:formula="of:=([Projections.M67]-11.362)/4.2655" office:value-type="float" office:value="0.782557730629469">
            <text:p>0.78</text:p>
          </table:table-cell>
          <table:table-cell table:formula="of:=SUM([.B65:.J65])-2*[.I65]" office:value-type="float" office:value="3.20301611703443">
            <text:p>3.20</text:p>
          </table:table-cell>
          <table:table-cell table:formula="of:=[.K65]/2.421232796*100" office:value-type="float" office:value="132.288647433075">
            <text:p>132.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64. Brandon Jennings, Mil PG</text:p>
          </table:table-cell>
          <table:table-cell table:formula="of:=([Projections.D68]-0.483)/0.0498*([Projections.M68]/17.673)" office:value-type="float" office:value="-1.387658936544">
            <text:p>-1.39</text:p>
          </table:table-cell>
          <table:table-cell table:formula="of:=([Projections.E68]-0.7876)/0.0761*([Projections.M68]/17.673)" office:value-type="float" office:value="0.307959913906846">
            <text:p>0.31</text:p>
          </table:table-cell>
          <table:table-cell table:formula="of:=([Projections.F68]-0.8577)/0.7534" office:value-type="float" office:value="1.1179984072206">
            <text:p>1.12</text:p>
          </table:table-cell>
          <table:table-cell table:formula="of:=([Projections.G68]-4.8346)/2.9474" office:value-type="float" office:value="-0.351021239058153">
            <text:p>-0.35</text:p>
          </table:table-cell>
          <table:table-cell table:formula="of:=([Projections.H68]-2.2462)/2.5876" office:value-type="float" office:value="1.14152110063379">
            <text:p>1.14</text:p>
          </table:table-cell>
          <table:table-cell table:formula="of:=([Projections.J68]-0.9615)/0.438" office:value-type="float" office:value="1.91438356164384">
            <text:p>1.91</text:p>
          </table:table-cell>
          <table:table-cell table:formula="of:=([Projections.K68]-0.4923)/0.6736" office:value-type="float" office:value="-0.285480997624703">
            <text:p>-0.29</text:p>
          </table:table-cell>
          <table:table-cell table:formula="of:=([Projections.L68]-1.4962)/0.6873" office:value-type="float" office:value="1.02400698384985">
            <text:p>1.02</text:p>
          </table:table-cell>
          <table:table-cell table:formula="of:=([Projections.M68]-11.362)/4.2655" office:value-type="float" office:value="1.48587504395733">
            <text:p>1.49</text:p>
          </table:table-cell>
          <table:table-cell table:formula="of:=SUM([.B66:.J66])-2*[.I66]" office:value-type="float" office:value="2.9195698702857">
            <text:p>2.92</text:p>
          </table:table-cell>
          <table:table-cell table:formula="of:=[.K66]/2.421232796*100" office:value-type="float" office:value="120.581956229446">
            <text:p>120.6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65. Mike Conley, Mem PG</text:p>
          </table:table-cell>
          <table:table-cell table:formula="of:=([Projections.D69]-0.483)/0.0498*([Projections.M69]/17.673)" office:value-type="float" office:value="-0.59378576945705">
            <text:p>-0.59</text:p>
          </table:table-cell>
          <table:table-cell table:formula="of:=([Projections.E69]-0.7876)/0.0761*([Projections.M69]/17.673)" office:value-type="float" office:value="-0.414479633029679">
            <text:p>-0.41</text:p>
          </table:table-cell>
          <table:table-cell table:formula="of:=([Projections.F69]-0.8577)/0.7534" office:value-type="float" office:value="0.321608707194054">
            <text:p>0.32</text:p>
          </table:table-cell>
          <table:table-cell table:formula="of:=([Projections.G69]-4.8346)/2.9474" office:value-type="float" office:value="-0.58851869444256">
            <text:p>-0.59</text:p>
          </table:table-cell>
          <table:table-cell table:formula="of:=([Projections.H69]-2.2462)/2.5876" office:value-type="float" office:value="1.5279795949915">
            <text:p>1.53</text:p>
          </table:table-cell>
          <table:table-cell table:formula="of:=([Projections.J69]-0.9615)/0.438" office:value-type="float" office:value="1.45776255707763">
            <text:p>1.46</text:p>
          </table:table-cell>
          <table:table-cell table:formula="of:=([Projections.K69]-0.4923)/0.6736" office:value-type="float" office:value="-0.433937054631829">
            <text:p>-0.43</text:p>
          </table:table-cell>
          <table:table-cell table:formula="of:=([Projections.L69]-1.4962)/0.6873" office:value-type="float" office:value="1.02400698384985">
            <text:p>1.02</text:p>
          </table:table-cell>
          <table:table-cell table:formula="of:=([Projections.M69]-11.362)/4.2655" office:value-type="float" office:value="0.477786894854062">
            <text:p>0.48</text:p>
          </table:table-cell>
          <table:table-cell table:formula="of:=SUM([.B67:.J67])-2*[.I67]" office:value-type="float" office:value="0.730409618706273">
            <text:p>0.73</text:p>
          </table:table-cell>
          <table:table-cell table:formula="of:=[.K67]/2.421232796*100" office:value-type="float" office:value="30.166848058268">
            <text:p>30.2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66. Danilo Gallinari, Den SF, PF</text:p>
          </table:table-cell>
          <table:table-cell table:formula="of:=([Projections.D70]-0.483)/0.0498*([Projections.M70]/17.673)" office:value-type="float" office:value="-1.1595070373726">
            <text:p>-1.16</text:p>
          </table:table-cell>
          <table:table-cell table:formula="of:=([Projections.E70]-0.7876)/0.0761*([Projections.M70]/17.673)" office:value-type="float" office:value="0.775126879737332">
            <text:p>0.78</text:p>
          </table:table-cell>
          <table:table-cell table:formula="of:=([Projections.F70]-0.8577)/0.7534" office:value-type="float" office:value="1.38346164056278">
            <text:p>1.38</text:p>
          </table:table-cell>
          <table:table-cell table:formula="of:=([Projections.G70]-4.8346)/2.9474" office:value-type="float" office:value="0.0561172558865441">
            <text:p>0.06</text:p>
          </table:table-cell>
          <table:table-cell table:formula="of:=([Projections.H70]-2.2462)/2.5876" office:value-type="float" office:value="-0.211083629618179">
            <text:p>-0.21</text:p>
          </table:table-cell>
          <table:table-cell table:formula="of:=([Projections.J70]-0.9615)/0.438" office:value-type="float" office:value="-0.14041095890411">
            <text:p>-0.14</text:p>
          </table:table-cell>
          <table:table-cell table:formula="of:=([Projections.K70]-0.4923)/0.6736" office:value-type="float" office:value="0.0114311163895487">
            <text:p>0.01</text:p>
          </table:table-cell>
          <table:table-cell table:formula="of:=([Projections.L70]-1.4962)/0.6873" office:value-type="float" office:value="-0.1399679906882">
            <text:p>-0.14</text:p>
          </table:table-cell>
          <table:table-cell table:formula="of:=([Projections.M70]-11.362)/4.2655" office:value-type="float" office:value="1.01699683507209">
            <text:p>1.02</text:p>
          </table:table-cell>
          <table:table-cell table:formula="of:=SUM([.B68:.J68])-2*[.I68]" office:value-type="float" office:value="1.87210009244161">
            <text:p>1.87</text:p>
          </table:table-cell>
          <table:table-cell table:formula="of:=[.K68]/2.421232796*100" office:value-type="float" office:value="77.3201195496119">
            <text:p>77.3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67. Ray Allen, Bos SG</text:p>
          </table:table-cell>
          <table:table-cell table:formula="of:=([Projections.D71]-0.483)/0.0498*([Projections.M71]/17.673)" office:value-type="float" office:value="0.056583488937928">
            <text:p>0.06</text:p>
          </table:table-cell>
          <table:table-cell table:formula="of:=([Projections.E71]-0.7876)/0.0761*([Projections.M71]/17.673)" office:value-type="float" office:value="1.44904292485928">
            <text:p>1.45</text:p>
          </table:table-cell>
          <table:table-cell table:formula="of:=([Projections.F71]-0.8577)/0.7534" office:value-type="float" office:value="1.38346164056278">
            <text:p>1.38</text:p>
          </table:table-cell>
          <table:table-cell table:formula="of:=([Projections.G71]-4.8346)/2.9474" office:value-type="float" office:value="-0.520662278618443">
            <text:p>-0.52</text:p>
          </table:table-cell>
          <table:table-cell table:formula="of:=([Projections.H71]-2.2462)/2.5876" office:value-type="float" office:value="0.136729015303756">
            <text:p>0.14</text:p>
          </table:table-cell>
          <table:table-cell table:formula="of:=([Projections.J71]-0.9615)/0.438" office:value-type="float" office:value="-0.14041095890411">
            <text:p>-0.14</text:p>
          </table:table-cell>
          <table:table-cell table:formula="of:=([Projections.K71]-0.4923)/0.6736" office:value-type="float" office:value="-0.433937054631829">
            <text:p>-0.43</text:p>
          </table:table-cell>
          <table:table-cell table:formula="of:=([Projections.L71]-1.4962)/0.6873" office:value-type="float" office:value="0.00552888112905576">
            <text:p>0.01</text:p>
          </table:table-cell>
          <table:table-cell table:formula="of:=([Projections.M71]-11.362)/4.2655" office:value-type="float" office:value="1.22799202907045">
            <text:p>1.23</text:p>
          </table:table-cell>
          <table:table-cell table:formula="of:=SUM([.B69:.J69])-2*[.I69]" office:value-type="float" office:value="3.15326992545076">
            <text:p>3.15</text:p>
          </table:table-cell>
          <table:table-cell table:formula="of:=[.K69]/2.421232796*100" office:value-type="float" office:value="130.234066326052">
            <text:p>130.2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68. Roy Hibbert, Ind C</text:p>
          </table:table-cell>
          <table:table-cell table:formula="of:=([Projections.D72]-0.483)/0.0498*([Projections.M72]/17.673)" office:value-type="float" office:value="0.094078571969085">
            <text:p>0.09</text:p>
          </table:table-cell>
          <table:table-cell table:formula="of:=([Projections.E72]-0.7876)/0.0761*([Projections.M72]/17.673)" office:value-type="float" office:value="-0.365286944092316">
            <text:p>-0.37</text:p>
          </table:table-cell>
          <table:table-cell table:formula="of:=([Projections.F72]-0.8577)/0.7534" office:value-type="float" office:value="-1.13843907618795">
            <text:p>-1.14</text:p>
          </table:table-cell>
          <table:table-cell table:formula="of:=([Projections.G72]-4.8346)/2.9474" office:value-type="float" office:value="0.904322453687996">
            <text:p>0.90</text:p>
          </table:table-cell>
          <table:table-cell table:formula="of:=([Projections.H72]-2.2462)/2.5876" office:value-type="float" office:value="-0.0565002318750966">
            <text:p>-0.06</text:p>
          </table:table-cell>
          <table:table-cell table:formula="of:=([Projections.J72]-0.9615)/0.438" office:value-type="float" office:value="-1.05365296803653">
            <text:p>-1.05</text:p>
          </table:table-cell>
          <table:table-cell table:formula="of:=([Projections.K72]-0.4923)/0.6736" office:value-type="float" office:value="2.38672802850356">
            <text:p>2.39</text:p>
          </table:table-cell>
          <table:table-cell table:formula="of:=([Projections.L72]-1.4962)/0.6873" office:value-type="float" office:value="1.1695038556671">
            <text:p>1.17</text:p>
          </table:table-cell>
          <table:table-cell table:formula="of:=([Projections.M72]-11.362)/4.2655" office:value-type="float" office:value="0.57156253663111">
            <text:p>0.57</text:p>
          </table:table-cell>
          <table:table-cell table:formula="of:=SUM([.B70:.J70])-2*[.I70]" office:value-type="float" office:value="0.17330851493276">
            <text:p>0.17</text:p>
          </table:table-cell>
          <table:table-cell table:formula="of:=[.K70]/2.421232796*100" office:value-type="float" office:value="7.15786252437498">
            <text:p>7.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69. Tim Duncan, SA PF, C</text:p>
          </table:table-cell>
          <table:table-cell table:formula="of:=([Projections.D73]-0.483)/0.0498*([Projections.M73]/17.673)" office:value-type="float" office:value="0.384495033264956">
            <text:p>0.38</text:p>
          </table:table-cell>
          <table:table-cell table:formula="of:=([Projections.E73]-0.7876)/0.0761*([Projections.M73]/17.673)" office:value-type="float" office:value="-0.803069159819954">
            <text:p>-0.80</text:p>
          </table:table-cell>
          <table:table-cell table:formula="of:=([Projections.F73]-0.8577)/0.7534" office:value-type="float" office:value="-1.13843907618795">
            <text:p>-1.14</text:p>
          </table:table-cell>
          <table:table-cell table:formula="of:=([Projections.G73]-4.8346)/2.9474" office:value-type="float" office:value="1.31146094863269">
            <text:p>1.31</text:p>
          </table:table-cell>
          <table:table-cell table:formula="of:=([Projections.H73]-2.2462)/2.5876" office:value-type="float" office:value="0.175374864739527">
            <text:p>0.18</text:p>
          </table:table-cell>
          <table:table-cell table:formula="of:=([Projections.J73]-0.9615)/0.438" office:value-type="float" office:value="-0.825342465753425">
            <text:p>-0.83</text:p>
          </table:table-cell>
          <table:table-cell table:formula="of:=([Projections.K73]-0.4923)/0.6736" office:value-type="float" office:value="1.64444774346793">
            <text:p>1.64</text:p>
          </table:table-cell>
          <table:table-cell table:formula="of:=([Projections.L73]-1.4962)/0.6873" office:value-type="float" office:value="0.151025752946312">
            <text:p>0.15</text:p>
          </table:table-cell>
          <table:table-cell table:formula="of:=([Projections.M73]-11.362)/4.2655" office:value-type="float" office:value="0.641894267963896">
            <text:p>0.64</text:p>
          </table:table-cell>
          <table:table-cell table:formula="of:=SUM([.B71:.J71])-2*[.I71]" office:value-type="float" office:value="1.23979640336137">
            <text:p>1.24</text:p>
          </table:table-cell>
          <table:table-cell table:formula="of:=[.K71]/2.421232796*100" office:value-type="float" office:value="51.205171407292">
            <text:p>51.2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70. Kyrie Irving, Cle PG</text:p>
          </table:table-cell>
          <table:table-cell table:formula="of:=([Projections.D74]-0.483)/0.0498*([Projections.M74]/17.673)" office:value-type="float" office:value="-0.85193373505338">
            <text:p>-0.85</text:p>
          </table:table-cell>
          <table:table-cell table:formula="of:=([Projections.E74]-0.7876)/0.0761*([Projections.M74]/17.673)" office:value-type="float" office:value="1.47133429146058">
            <text:p>1.47</text:p>
          </table:table-cell>
          <table:table-cell table:formula="of:=([Projections.F74]-0.8577)/0.7534" office:value-type="float" office:value="0.587071940536236">
            <text:p>0.59</text:p>
          </table:table-cell>
          <table:table-cell table:formula="of:=([Projections.G74]-4.8346)/2.9474" office:value-type="float" office:value="-0.486734070706385">
            <text:p>-0.49</text:p>
          </table:table-cell>
          <table:table-cell table:formula="of:=([Projections.H74]-2.2462)/2.5876" office:value-type="float" office:value="1.37339619724842">
            <text:p>1.37</text:p>
          </table:table-cell>
          <table:table-cell table:formula="of:=([Projections.J74]-0.9615)/0.438" office:value-type="float" office:value="1.45776255707763">
            <text:p>1.46</text:p>
          </table:table-cell>
          <table:table-cell table:formula="of:=([Projections.K74]-0.4923)/0.6736" office:value-type="float" office:value="-0.433937054631829">
            <text:p>-0.43</text:p>
          </table:table-cell>
          <table:table-cell table:formula="of:=([Projections.L74]-1.4962)/0.6873" office:value-type="float" office:value="1.60599447111887">
            <text:p>1.61</text:p>
          </table:table-cell>
          <table:table-cell table:formula="of:=([Projections.M74]-11.362)/4.2655" office:value-type="float" office:value="1.15766029773766">
            <text:p>1.16</text:p>
          </table:table-cell>
          <table:table-cell table:formula="of:=SUM([.B72:.J72])-2*[.I72]" office:value-type="float" office:value="2.66862595255006">
            <text:p>2.67</text:p>
          </table:table-cell>
          <table:table-cell table:formula="of:=[.K72]/2.421232796*100" office:value-type="float" office:value="110.217652633764">
            <text:p>110.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71. Tony Parker, SA PG</text:p>
          </table:table-cell>
          <table:table-cell table:formula="of:=([Projections.D75]-0.483)/0.0498*([Projections.M75]/17.673)" office:value-type="float" office:value="0.563107974249741">
            <text:p>0.56</text:p>
          </table:table-cell>
          <table:table-cell table:formula="of:=([Projections.E75]-0.7876)/0.0761*([Projections.M75]/17.673)" office:value-type="float" office:value="-0.244788649515699">
            <text:p>-0.24</text:p>
          </table:table-cell>
          <table:table-cell table:formula="of:=([Projections.F75]-0.8577)/0.7534" office:value-type="float" office:value="-0.740244226174675">
            <text:p>-0.74</text:p>
          </table:table-cell>
          <table:table-cell table:formula="of:=([Projections.G75]-4.8346)/2.9474" office:value-type="float" office:value="-0.656375110266676">
            <text:p>-0.66</text:p>
          </table:table-cell>
          <table:table-cell table:formula="of:=([Projections.H75]-2.2462)/2.5876" office:value-type="float" office:value="1.60527129386304">
            <text:p>1.61</text:p>
          </table:table-cell>
          <table:table-cell table:formula="of:=([Projections.J75]-0.9615)/0.438" office:value-type="float" office:value="0.0878995433789954">
            <text:p>0.09</text:p>
          </table:table-cell>
          <table:table-cell table:formula="of:=([Projections.K75]-0.4923)/0.6736" office:value-type="float" office:value="-0.582393111638955">
            <text:p>-0.58</text:p>
          </table:table-cell>
          <table:table-cell table:formula="of:=([Projections.L75]-1.4962)/0.6873" office:value-type="float" office:value="1.60599447111887">
            <text:p>1.61</text:p>
          </table:table-cell>
          <table:table-cell table:formula="of:=([Projections.M75]-11.362)/4.2655" office:value-type="float" office:value="1.48587504395733">
            <text:p>1.49</text:p>
          </table:table-cell>
          <table:table-cell table:formula="of:=SUM([.B73:.J73])-2*[.I73]" office:value-type="float" office:value="-0.0876417132657683">
            <text:p>-0.09</text:p>
          </table:table-cell>
          <table:table-cell table:formula="of:=[.K73]/2.421232796*100" office:value-type="float" office:value="-3.6197144450776">
            <text:p>-3.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72. Carlos Boozer, Chi PF</text:p>
          </table:table-cell>
          <table:table-cell table:formula="of:=([Projections.D76]-0.483)/0.0498*([Projections.M76]/17.673)" office:value-type="float" office:value="0.851933735053381">
            <text:p>0.85</text:p>
          </table:table-cell>
          <table:table-cell table:formula="of:=([Projections.E76]-0.7876)/0.0761*([Projections.M76]/17.673)" office:value-type="float" office:value="-0.807173507506385">
            <text:p>-0.81</text:p>
          </table:table-cell>
          <table:table-cell table:formula="of:=([Projections.F76]-0.8577)/0.7534" office:value-type="float" office:value="-1.13843907618795">
            <text:p>-1.14</text:p>
          </table:table-cell>
          <table:table-cell table:formula="of:=([Projections.G76]-4.8346)/2.9474" office:value-type="float" office:value="1.41324557236887">
            <text:p>1.41</text:p>
          </table:table-cell>
          <table:table-cell table:formula="of:=([Projections.H76]-2.2462)/2.5876" office:value-type="float" office:value="-0.0178543824393259">
            <text:p>-0.02</text:p>
          </table:table-cell>
          <table:table-cell table:formula="of:=([Projections.J76]-0.9615)/0.438" office:value-type="float" office:value="-0.59703196347032">
            <text:p>-0.60</text:p>
          </table:table-cell>
          <table:table-cell table:formula="of:=([Projections.K76]-0.4923)/0.6736" office:value-type="float" office:value="-0.285480997624703">
            <text:p>-0.29</text:p>
          </table:table-cell>
          <table:table-cell table:formula="of:=([Projections.L76]-1.4962)/0.6873" office:value-type="float" office:value="1.1695038556671">
            <text:p>1.17</text:p>
          </table:table-cell>
          <table:table-cell table:formula="of:=([Projections.M76]-11.362)/4.2655" office:value-type="float" office:value="1.15766029773766">
            <text:p>1.16</text:p>
          </table:table-cell>
          <table:table-cell table:formula="of:=SUM([.B74:.J74])-2*[.I74]" office:value-type="float" office:value="-0.592644177735873">
            <text:p>-0.59</text:p>
          </table:table-cell>
          <table:table-cell table:formula="of:=[.K74]/2.421232796*100" office:value-type="float" office:value="-24.4769597832538">
            <text:p>-24.5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73. Wesley Matthews, Por SG, SF</text:p>
          </table:table-cell>
          <table:table-cell table:formula="of:=([Projections.D77]-0.483)/0.0498*([Projections.M77]/17.673)" office:value-type="float" office:value="-0.406196732837534">
            <text:p>-0.41</text:p>
          </table:table-cell>
          <table:table-cell table:formula="of:=([Projections.E77]-0.7876)/0.0761*([Projections.M77]/17.673)" office:value-type="float" office:value="0.599680886967379">
            <text:p>0.60</text:p>
          </table:table-cell>
          <table:table-cell table:formula="of:=([Projections.F77]-0.8577)/0.7534" office:value-type="float" office:value="0.985266790549509">
            <text:p>0.99</text:p>
          </table:table-cell>
          <table:table-cell table:formula="of:=([Projections.G77]-4.8346)/2.9474" office:value-type="float" office:value="-0.622446902354618">
            <text:p>-0.62</text:p>
          </table:table-cell>
          <table:table-cell table:formula="of:=([Projections.H77]-2.2462)/2.5876" office:value-type="float" office:value="-0.133791930746638">
            <text:p>-0.13</text:p>
          </table:table-cell>
          <table:table-cell table:formula="of:=([Projections.J77]-0.9615)/0.438" office:value-type="float" office:value="0.316210045662101">
            <text:p>0.32</text:p>
          </table:table-cell>
          <table:table-cell table:formula="of:=([Projections.K77]-0.4923)/0.6736" office:value-type="float" office:value="-0.582393111638955">
            <text:p>-0.58</text:p>
          </table:table-cell>
          <table:table-cell table:formula="of:=([Projections.L77]-1.4962)/0.6873" office:value-type="float" office:value="0.151025752946312">
            <text:p>0.15</text:p>
          </table:table-cell>
          <table:table-cell table:formula="of:=([Projections.M77]-11.362)/4.2655" office:value-type="float" office:value="0.688782088852421">
            <text:p>0.69</text:p>
          </table:table-cell>
          <table:table-cell table:formula="of:=SUM([.B75:.J75])-2*[.I75]" office:value-type="float" office:value="0.694085381507353">
            <text:p>0.69</text:p>
          </table:table-cell>
          <table:table-cell table:formula="of:=[.K75]/2.421232796*100" office:value-type="float" office:value="28.666610771753">
            <text:p>28.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74. James Harden, OKC SG</text:p>
          </table:table-cell>
          <table:table-cell table:formula="of:=([Projections.D78]-0.483)/0.0498*([Projections.M78]/17.673)" office:value-type="float" office:value="-0.931809624056118">
            <text:p>-0.93</text:p>
          </table:table-cell>
          <table:table-cell table:formula="of:=([Projections.E78]-0.7876)/0.0761*([Projections.M78]/17.673)" office:value-type="float" office:value="0.479554363014532">
            <text:p>0.48</text:p>
          </table:table-cell>
          <table:table-cell table:formula="of:=([Projections.F78]-0.8577)/0.7534" office:value-type="float" office:value="0.985266790549509">
            <text:p>0.99</text:p>
          </table:table-cell>
          <table:table-cell table:formula="of:=([Projections.G78]-4.8346)/2.9474" office:value-type="float" office:value="-0.351021239058153">
            <text:p>-0.35</text:p>
          </table:table-cell>
          <table:table-cell table:formula="of:=([Projections.H78]-2.2462)/2.5876" office:value-type="float" office:value="0.0980831658679858">
            <text:p>0.10</text:p>
          </table:table-cell>
          <table:table-cell table:formula="of:=([Projections.J78]-0.9615)/0.438" office:value-type="float" office:value="0.772831050228311">
            <text:p>0.77</text:p>
          </table:table-cell>
          <table:table-cell table:formula="of:=([Projections.K78]-0.4923)/0.6736" office:value-type="float" office:value="-0.137024940617577">
            <text:p>-0.14</text:p>
          </table:table-cell>
          <table:table-cell table:formula="of:=([Projections.L78]-1.4962)/0.6873" office:value-type="float" office:value="0.151025752946312">
            <text:p>0.15</text:p>
          </table:table-cell>
          <table:table-cell table:formula="of:=([Projections.M78]-11.362)/4.2655" office:value-type="float" office:value="0.595006447075372">
            <text:p>0.60</text:p>
          </table:table-cell>
          <table:table-cell table:formula="of:=SUM([.B76:.J76])-2*[.I76]" office:value-type="float" office:value="1.35986026005755">
            <text:p>1.36</text:p>
          </table:table-cell>
          <table:table-cell table:formula="of:=[.K76]/2.421232796*100" office:value-type="float" office:value="56.1639616935682">
            <text:p>56.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75. Elton Brand, Phi PF</text:p>
          </table:table-cell>
          <table:table-cell table:formula="of:=([Projections.D79]-0.483)/0.0498*([Projections.M79]/17.673)" office:value-type="float" office:value="0.22906087088125">
            <text:p>0.23</text:p>
          </table:table-cell>
          <table:table-cell table:formula="of:=([Projections.E79]-0.7876)/0.0761*([Projections.M79]/17.673)" office:value-type="float" office:value="-0.23127106963539">
            <text:p>-0.23</text:p>
          </table:table-cell>
          <table:table-cell table:formula="of:=([Projections.F79]-0.8577)/0.7534" office:value-type="float" office:value="-1.13843907618795">
            <text:p>-1.14</text:p>
          </table:table-cell>
          <table:table-cell table:formula="of:=([Projections.G79]-4.8346)/2.9474" office:value-type="float" office:value="1.07396349324829">
            <text:p>1.07</text:p>
          </table:table-cell>
          <table:table-cell table:formula="of:=([Projections.H79]-2.2462)/2.5876" office:value-type="float" office:value="-0.327021177925491">
            <text:p>-0.33</text:p>
          </table:table-cell>
          <table:table-cell table:formula="of:=([Projections.J79]-0.9615)/0.438" office:value-type="float" office:value="0.316210045662101">
            <text:p>0.32</text:p>
          </table:table-cell>
          <table:table-cell table:formula="of:=([Projections.K79]-0.4923)/0.6736" office:value-type="float" office:value="1.05062351543943">
            <text:p>1.05</text:p>
          </table:table-cell>
          <table:table-cell table:formula="of:=([Projections.L79]-1.4962)/0.6873" office:value-type="float" office:value="-0.1399679906882">
            <text:p>-0.14</text:p>
          </table:table-cell>
          <table:table-cell table:formula="of:=([Projections.M79]-11.362)/4.2655" office:value-type="float" office:value="0.712225999296683">
            <text:p>0.71</text:p>
          </table:table-cell>
          <table:table-cell table:formula="of:=SUM([.B77:.J77])-2*[.I77]" office:value-type="float" office:value="1.82532059146712">
            <text:p>1.83</text:p>
          </table:table-cell>
          <table:table-cell table:formula="of:=[.K77]/2.421232796*100" office:value-type="float" office:value="75.3880665453832">
            <text:p>75.4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76. Chauncey Billups, LAC PG</text:p>
          </table:table-cell>
          <table:table-cell table:formula="of:=([Projections.D80]-0.483)/0.0498*([Projections.M80]/17.673)" office:value-type="float" office:value="-1.10440062746317">
            <text:p>-1.10</text:p>
          </table:table-cell>
          <table:table-cell table:formula="of:=([Projections.E80]-0.7876)/0.0761*([Projections.M80]/17.673)" office:value-type="float" office:value="1.55867064639684">
            <text:p>1.56</text:p>
          </table:table-cell>
          <table:table-cell table:formula="of:=([Projections.F80]-0.8577)/0.7534" office:value-type="float" office:value="1.38346164056278">
            <text:p>1.38</text:p>
          </table:table-cell>
          <table:table-cell table:formula="of:=([Projections.G80]-4.8346)/2.9474" office:value-type="float" office:value="-0.724231526090792">
            <text:p>-0.72</text:p>
          </table:table-cell>
          <table:table-cell table:formula="of:=([Projections.H80]-2.2462)/2.5876" office:value-type="float" office:value="1.5279795949915">
            <text:p>1.53</text:p>
          </table:table-cell>
          <table:table-cell table:formula="of:=([Projections.J80]-0.9615)/0.438" office:value-type="float" office:value="0.0878995433789954">
            <text:p>0.09</text:p>
          </table:table-cell>
          <table:table-cell table:formula="of:=([Projections.K80]-0.4923)/0.6736" office:value-type="float" office:value="-0.433937054631829">
            <text:p>-0.43</text:p>
          </table:table-cell>
          <table:table-cell table:formula="of:=([Projections.L80]-1.4962)/0.6873" office:value-type="float" office:value="1.1695038556671">
            <text:p>1.17</text:p>
          </table:table-cell>
          <table:table-cell table:formula="of:=([Projections.M80]-11.362)/4.2655" office:value-type="float" office:value="1.1342163872934">
            <text:p>1.13</text:p>
          </table:table-cell>
          <table:table-cell table:formula="of:=SUM([.B78:.J78])-2*[.I78]" office:value-type="float" office:value="2.26015474877062">
            <text:p>2.26</text:p>
          </table:table-cell>
          <table:table-cell table:formula="of:=[.K78]/2.421232796*100" office:value-type="float" office:value="93.3472713778085">
            <text:p>93.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77. Tyson Chandler, NY C</text:p>
          </table:table-cell>
          <table:table-cell table:formula="of:=([Projections.D81]-0.483)/0.0498*([Projections.M81]/17.673)" office:value-type="float" office:value="1.84975742953708">
            <text:p>1.85</text:p>
          </table:table-cell>
          <table:table-cell table:formula="of:=([Projections.E81]-0.7876)/0.0761*([Projections.M81]/17.673)" office:value-type="float" office:value="-0.561076225395013">
            <text:p>-0.56</text:p>
          </table:table-cell>
          <table:table-cell table:formula="of:=([Projections.F81]-0.8577)/0.7534" office:value-type="float" office:value="-1.13843907618795">
            <text:p>-1.14</text:p>
          </table:table-cell>
          <table:table-cell table:formula="of:=([Projections.G81]-4.8346)/2.9474" office:value-type="float" office:value="2.02395331478591">
            <text:p>2.02</text:p>
          </table:table-cell>
          <table:table-cell table:formula="of:=([Projections.H81]-2.2462)/2.5876" office:value-type="float" office:value="-0.674833822847426">
            <text:p>-0.67</text:p>
          </table:table-cell>
          <table:table-cell table:formula="of:=([Projections.J81]-0.9615)/0.438" office:value-type="float" office:value="-1.05365296803653">
            <text:p>-1.05</text:p>
          </table:table-cell>
          <table:table-cell table:formula="of:=([Projections.K81]-0.4923)/0.6736" office:value-type="float" office:value="1.19907957244656">
            <text:p>1.20</text:p>
          </table:table-cell>
          <table:table-cell table:formula="of:=([Projections.L81]-1.4962)/0.6873" office:value-type="float" office:value="0.151025752946312">
            <text:p>0.15</text:p>
          </table:table-cell>
          <table:table-cell table:formula="of:=([Projections.M81]-11.362)/4.2655" office:value-type="float" office:value="-0.0848669558082288">
            <text:p>-0.08</text:p>
          </table:table-cell>
          <table:table-cell table:formula="of:=SUM([.B79:.J79])-2*[.I79]" office:value-type="float" office:value="1.40889551554809">
            <text:p>1.41</text:p>
          </table:table-cell>
          <table:table-cell table:formula="of:=[.K79]/2.421232796*100" office:value-type="float" office:value="58.1891802339561">
            <text:p>58.2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78. Channing Frye, Pho PF, C</text:p>
          </table:table-cell>
          <table:table-cell table:formula="of:=([Projections.D82]-0.483)/0.0498*([Projections.M82]/17.673)" office:value-type="float" office:value="-0.643551970571132">
            <text:p>-0.64</text:p>
          </table:table-cell>
          <table:table-cell table:formula="of:=([Projections.E82]-0.7876)/0.0761*([Projections.M82]/17.673)" office:value-type="float" office:value="0.319365836644136">
            <text:p>0.32</text:p>
          </table:table-cell>
          <table:table-cell table:formula="of:=([Projections.F82]-0.8577)/0.7534" office:value-type="float" office:value="1.51619325723387">
            <text:p>1.52</text:p>
          </table:table-cell>
          <table:table-cell table:formula="of:=([Projections.G82]-4.8346)/2.9474" office:value-type="float" office:value="0.395399335007125">
            <text:p>0.40</text:p>
          </table:table-cell>
          <table:table-cell table:formula="of:=([Projections.H82]-2.2462)/2.5876" office:value-type="float" office:value="-0.404312876797032">
            <text:p>-0.40</text:p>
          </table:table-cell>
          <table:table-cell table:formula="of:=([Projections.J82]-0.9615)/0.438" office:value-type="float" office:value="-0.825342465753425">
            <text:p>-0.83</text:p>
          </table:table-cell>
          <table:table-cell table:formula="of:=([Projections.K82]-0.4923)/0.6736" office:value-type="float" office:value="0.605255344418052">
            <text:p>0.61</text:p>
          </table:table-cell>
          <table:table-cell table:formula="of:=([Projections.L82]-1.4962)/0.6873" office:value-type="float" office:value="-0.86745234977448">
            <text:p>-0.87</text:p>
          </table:table-cell>
          <table:table-cell table:formula="of:=([Projections.M82]-11.362)/4.2655" office:value-type="float" office:value="0.102684327745868">
            <text:p>0.10</text:p>
          </table:table-cell>
          <table:table-cell table:formula="of:=SUM([.B80:.J80])-2*[.I80]" office:value-type="float" office:value="1.93314313770195">
            <text:p>1.93</text:p>
          </table:table-cell>
          <table:table-cell table:formula="of:=[.K80]/2.421232796*100" office:value-type="float" office:value="79.8412751097539">
            <text:p>79.8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79. Jason Terry, Dal SG</text:p>
          </table:table-cell>
          <table:table-cell table:formula="of:=([Projections.D83]-0.483)/0.0498*([Projections.M83]/17.673)" office:value-type="float" office:value="-0.596285441659127">
            <text:p>-0.60</text:p>
          </table:table-cell>
          <table:table-cell table:formula="of:=([Projections.E83]-0.7876)/0.0761*([Projections.M83]/17.673)" office:value-type="float" office:value="0.882851135681183">
            <text:p>0.88</text:p>
          </table:table-cell>
          <table:table-cell table:formula="of:=([Projections.F83]-0.8577)/0.7534" office:value-type="float" office:value="1.1179984072206">
            <text:p>1.12</text:p>
          </table:table-cell>
          <table:table-cell table:formula="of:=([Projections.G83]-4.8346)/2.9474" office:value-type="float" office:value="-0.995657189387257">
            <text:p>-1.00</text:p>
          </table:table-cell>
          <table:table-cell table:formula="of:=([Projections.H83]-2.2462)/2.5876" office:value-type="float" office:value="0.639125057968774">
            <text:p>0.64</text:p>
          </table:table-cell>
          <table:table-cell table:formula="of:=([Projections.J83]-0.9615)/0.438" office:value-type="float" office:value="0.544520547945205">
            <text:p>0.54</text:p>
          </table:table-cell>
          <table:table-cell table:formula="of:=([Projections.K83]-0.4923)/0.6736" office:value-type="float" office:value="-0.433937054631829">
            <text:p>-0.43</text:p>
          </table:table-cell>
          <table:table-cell table:formula="of:=([Projections.L83]-1.4962)/0.6873" office:value-type="float" office:value="0.442019496580824">
            <text:p>0.44</text:p>
          </table:table-cell>
          <table:table-cell table:formula="of:=([Projections.M83]-11.362)/4.2655" office:value-type="float" office:value="1.18110420818192">
            <text:p>1.18</text:p>
          </table:table-cell>
          <table:table-cell table:formula="of:=SUM([.B81:.J81])-2*[.I81]" office:value-type="float" office:value="1.89770017473865">
            <text:p>1.90</text:p>
          </table:table-cell>
          <table:table-cell table:formula="of:=[.K81]/2.421232796*100" office:value-type="float" office:value="78.377435572232">
            <text:p>78.4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80. Darren Collison, Ind PG</text:p>
          </table:table-cell>
          <table:table-cell table:formula="of:=([Projections.D84]-0.483)/0.0498*([Projections.M84]/17.673)" office:value-type="float" office:value="-0.2772363715031">
            <text:p>-0.28</text:p>
          </table:table-cell>
          <table:table-cell table:formula="of:=([Projections.E84]-0.7876)/0.0761*([Projections.M84]/17.673)" office:value-type="float" office:value="0.656755113128684">
            <text:p>0.66</text:p>
          </table:table-cell>
          <table:table-cell table:formula="of:=([Projections.F84]-0.8577)/0.7534" office:value-type="float" office:value="-0.474780992832493">
            <text:p>-0.47</text:p>
          </table:table-cell>
          <table:table-cell table:formula="of:=([Projections.G84]-4.8346)/2.9474" office:value-type="float" office:value="-0.690303318178734">
            <text:p>-0.69</text:p>
          </table:table-cell>
          <table:table-cell table:formula="of:=([Projections.H84]-2.2462)/2.5876" office:value-type="float" office:value="1.14152110063379">
            <text:p>1.14</text:p>
          </table:table-cell>
          <table:table-cell table:formula="of:=([Projections.J84]-0.9615)/0.438" office:value-type="float" office:value="0.544520547945205">
            <text:p>0.54</text:p>
          </table:table-cell>
          <table:table-cell table:formula="of:=([Projections.K84]-0.4923)/0.6736" office:value-type="float" office:value="-0.582393111638955">
            <text:p>-0.58</text:p>
          </table:table-cell>
          <table:table-cell table:formula="of:=([Projections.L84]-1.4962)/0.6873" office:value-type="float" office:value="1.46049759930162">
            <text:p>1.46</text:p>
          </table:table-cell>
          <table:table-cell table:formula="of:=([Projections.M84]-11.362)/4.2655" office:value-type="float" office:value="0.196459969522916">
            <text:p>0.20</text:p>
          </table:table-cell>
          <table:table-cell table:formula="of:=SUM([.B82:.J82])-2*[.I82]" office:value-type="float" office:value="-0.945954662224298">
            <text:p>-0.95</text:p>
          </table:table-cell>
          <table:table-cell table:formula="of:=[.K82]/2.421232796*100" office:value-type="float" office:value="-39.0691330378088">
            <text:p>-39.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81. Jose Calderon, Tor PG</text:p>
          </table:table-cell>
          <table:table-cell table:formula="of:=([Projections.D85]-0.483)/0.0498*([Projections.M85]/17.673)" office:value-type="float" office:value="-0.0908971709846226">
            <text:p>-0.09</text:p>
          </table:table-cell>
          <table:table-cell table:formula="of:=([Projections.E85]-0.7876)/0.0761*([Projections.M85]/17.673)" office:value-type="float" office:value="0.590371750548156">
            <text:p>0.59</text:p>
          </table:table-cell>
          <table:table-cell table:formula="of:=([Projections.F85]-0.8577)/0.7534" office:value-type="float" office:value="0.0561454738518715">
            <text:p>0.06</text:p>
          </table:table-cell>
          <table:table-cell table:formula="of:=([Projections.G85]-4.8346)/2.9474" office:value-type="float" office:value="-0.690303318178734">
            <text:p>-0.69</text:p>
          </table:table-cell>
          <table:table-cell table:formula="of:=([Projections.H85]-2.2462)/2.5876" office:value-type="float" office:value="2.14631318596383">
            <text:p>2.15</text:p>
          </table:table-cell>
          <table:table-cell table:formula="of:=([Projections.J85]-0.9615)/0.438" office:value-type="float" office:value="0.316210045662101">
            <text:p>0.32</text:p>
          </table:table-cell>
          <table:table-cell table:formula="of:=([Projections.K85]-0.4923)/0.6736" office:value-type="float" office:value="-0.582393111638955">
            <text:p>-0.58</text:p>
          </table:table-cell>
          <table:table-cell table:formula="of:=([Projections.L85]-1.4962)/0.6873" office:value-type="float" office:value="0.587516368398079">
            <text:p>0.59</text:p>
          </table:table-cell>
          <table:table-cell table:formula="of:=([Projections.M85]-11.362)/4.2655" office:value-type="float" office:value="-0.31930606025085">
            <text:p>-0.32</text:p>
          </table:table-cell>
          <table:table-cell table:formula="of:=SUM([.B83:.J83])-2*[.I83]" office:value-type="float" office:value="0.838624426574715">
            <text:p>0.84</text:p>
          </table:table-cell>
          <table:table-cell table:formula="of:=[.K83]/2.421232796*100" office:value-type="float" office:value="34.6362575279901">
            <text:p>34.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82. Chris Kaman, Nor C</text:p>
          </table:table-cell>
          <table:table-cell table:formula="of:=([Projections.D86]-0.483)/0.0498*([Projections.M86]/17.673)" office:value-type="float" office:value="0.0329502244819259">
            <text:p>0.03</text:p>
          </table:table-cell>
          <table:table-cell table:formula="of:=([Projections.E86]-0.7876)/0.0761*([Projections.M86]/17.673)" office:value-type="float" office:value="-0.54553621332139">
            <text:p>-0.55</text:p>
          </table:table-cell>
          <table:table-cell table:formula="of:=([Projections.F86]-0.8577)/0.7534" office:value-type="float" office:value="-1.13843907618795">
            <text:p>-1.14</text:p>
          </table:table-cell>
          <table:table-cell table:formula="of:=([Projections.G86]-4.8346)/2.9474" office:value-type="float" office:value="1.00610707742417">
            <text:p>1.01</text:p>
          </table:table-cell>
          <table:table-cell table:formula="of:=([Projections.H86]-2.2462)/2.5876" office:value-type="float" office:value="-0.28837532848972">
            <text:p>-0.29</text:p>
          </table:table-cell>
          <table:table-cell table:formula="of:=([Projections.J86]-0.9615)/0.438" office:value-type="float" office:value="-1.05365296803653">
            <text:p>-1.05</text:p>
          </table:table-cell>
          <table:table-cell table:formula="of:=([Projections.K86]-0.4923)/0.6736" office:value-type="float" office:value="1.19907957244656">
            <text:p>1.20</text:p>
          </table:table-cell>
          <table:table-cell table:formula="of:=([Projections.L86]-1.4962)/0.6873" office:value-type="float" office:value="1.1695038556671">
            <text:p>1.17</text:p>
          </table:table-cell>
          <table:table-cell table:formula="of:=([Projections.M86]-11.362)/4.2655" office:value-type="float" office:value="0.735669909740945">
            <text:p>0.74</text:p>
          </table:table-cell>
          <table:table-cell table:formula="of:=SUM([.B84:.J84])-2*[.I84]" office:value-type="float" office:value="-1.22170065760909">
            <text:p>-1.22</text:p>
          </table:table-cell>
          <table:table-cell table:formula="of:=[.K84]/2.421232796*100" office:value-type="float" office:value="-50.4577940472063">
            <text:p>-50.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83. Michael Beasley, Min SF, PF</text:p>
          </table:table-cell>
          <table:table-cell table:formula="of:=([Projections.D87]-0.483)/0.0498*([Projections.M87]/17.673)" office:value-type="float" office:value="-0.593104040674665">
            <text:p>-0.59</text:p>
          </table:table-cell>
          <table:table-cell table:formula="of:=([Projections.E87]-0.7876)/0.0761*([Projections.M87]/17.673)" office:value-type="float" office:value="-0.305327777890549">
            <text:p>-0.31</text:p>
          </table:table-cell>
          <table:table-cell table:formula="of:=([Projections.F87]-0.8577)/0.7534" office:value-type="float" office:value="-0.342049376161401">
            <text:p>-0.34</text:p>
          </table:table-cell>
          <table:table-cell table:formula="of:=([Projections.G87]-4.8346)/2.9474" office:value-type="float" office:value="0.327542919183009">
            <text:p>0.33</text:p>
          </table:table-cell>
          <table:table-cell table:formula="of:=([Projections.H87]-2.2462)/2.5876" office:value-type="float" office:value="-0.172437780182408">
            <text:p>-0.17</text:p>
          </table:table-cell>
          <table:table-cell table:formula="of:=([Projections.J87]-0.9615)/0.438" office:value-type="float" office:value="-0.368721461187215">
            <text:p>-0.37</text:p>
          </table:table-cell>
          <table:table-cell table:formula="of:=([Projections.K87]-0.4923)/0.6736" office:value-type="float" office:value="0.308343230403801">
            <text:p>0.31</text:p>
          </table:table-cell>
          <table:table-cell table:formula="of:=([Projections.L87]-1.4962)/0.6873" office:value-type="float" office:value="1.02400698384985">
            <text:p>1.02</text:p>
          </table:table-cell>
          <table:table-cell table:formula="of:=([Projections.M87]-11.362)/4.2655" office:value-type="float" office:value="1.41554331262455">
            <text:p>1.42</text:p>
          </table:table-cell>
          <table:table-cell table:formula="of:=SUM([.B85:.J85])-2*[.I85]" office:value-type="float" office:value="-0.754217957734732">
            <text:p>-0.75</text:p>
          </table:table-cell>
          <table:table-cell table:formula="of:=[.K85]/2.421232796*100" office:value-type="float" office:value="-31.1501628005675">
            <text:p>-31.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84. Jameer Nelson, Orl PG</text:p>
          </table:table-cell>
          <table:table-cell table:formula="of:=([Projections.D88]-0.483)/0.0498*([Projections.M88]/17.673)" office:value-type="float" office:value="-0.483572949638195">
            <text:p>-0.48</text:p>
          </table:table-cell>
          <table:table-cell table:formula="of:=([Projections.E88]-0.7876)/0.0761*([Projections.M88]/17.673)" office:value-type="float" office:value="0.340184991575306">
            <text:p>0.34</text:p>
          </table:table-cell>
          <table:table-cell table:formula="of:=([Projections.F88]-0.8577)/0.7534" office:value-type="float" office:value="0.985266790549509">
            <text:p>0.99</text:p>
          </table:table-cell>
          <table:table-cell table:formula="of:=([Projections.G88]-4.8346)/2.9474" office:value-type="float" office:value="-0.554590486530501">
            <text:p>-0.55</text:p>
          </table:table-cell>
          <table:table-cell table:formula="of:=([Projections.H88]-2.2462)/2.5876" office:value-type="float" office:value="1.56662544442727">
            <text:p>1.57</text:p>
          </table:table-cell>
          <table:table-cell table:formula="of:=([Projections.J88]-0.9615)/0.438" office:value-type="float" office:value="0.0878995433789954">
            <text:p>0.09</text:p>
          </table:table-cell>
          <table:table-cell table:formula="of:=([Projections.K88]-0.4923)/0.6736" office:value-type="float" office:value="-0.730849168646081">
            <text:p>-0.73</text:p>
          </table:table-cell>
          <table:table-cell table:formula="of:=([Projections.L88]-1.4962)/0.6873" office:value-type="float" office:value="1.31500072748436">
            <text:p>1.32</text:p>
          </table:table-cell>
          <table:table-cell table:formula="of:=([Projections.M88]-11.362)/4.2655" office:value-type="float" office:value="0.4543429844098">
            <text:p>0.45</text:p>
          </table:table-cell>
          <table:table-cell table:formula="of:=SUM([.B86:.J86])-2*[.I86]" office:value-type="float" office:value="0.350306422041742">
            <text:p>0.35</text:p>
          </table:table-cell>
          <table:table-cell table:formula="of:=[.K86]/2.421232796*100" office:value-type="float" office:value="14.4681016472462">
            <text:p>14.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85. Lamar Odom, Dal PF</text:p>
          </table:table-cell>
          <table:table-cell table:formula="of:=([Projections.D89]-0.483)/0.0498*([Projections.M89]/17.673)" office:value-type="float" office:value="0.361997983446262">
            <text:p>0.36</text:p>
          </table:table-cell>
          <table:table-cell table:formula="of:=([Projections.E89]-0.7876)/0.0761*([Projections.M89]/17.673)" office:value-type="float" office:value="-1.04057110510974">
            <text:p>-1.04</text:p>
          </table:table-cell>
          <table:table-cell table:formula="of:=([Projections.F89]-0.8577)/0.7534" office:value-type="float" office:value="-0.20931775949031">
            <text:p>-0.21</text:p>
          </table:table-cell>
          <table:table-cell table:formula="of:=([Projections.G89]-4.8346)/2.9474" office:value-type="float" office:value="1.10789170116034">
            <text:p>1.11</text:p>
          </table:table-cell>
          <table:table-cell table:formula="of:=([Projections.H89]-2.2462)/2.5876" office:value-type="float" office:value="0.214020714175297">
            <text:p>0.21</text:p>
          </table:table-cell>
          <table:table-cell table:formula="of:=([Projections.J89]-0.9615)/0.438" office:value-type="float" office:value="-0.59703196347032">
            <text:p>-0.60</text:p>
          </table:table-cell>
          <table:table-cell table:formula="of:=([Projections.K89]-0.4923)/0.6736" office:value-type="float" office:value="0.308343230403801">
            <text:p>0.31</text:p>
          </table:table-cell>
          <table:table-cell table:formula="of:=([Projections.L89]-1.4962)/0.6873" office:value-type="float" office:value="0.151025752946312">
            <text:p>0.15</text:p>
          </table:table-cell>
          <table:table-cell table:formula="of:=([Projections.M89]-11.362)/4.2655" office:value-type="float" office:value="0.102684327745868">
            <text:p>0.10</text:p>
          </table:table-cell>
          <table:table-cell table:formula="of:=SUM([.B87:.J87])-2*[.I87]" office:value-type="float" office:value="0.0969913759148887">
            <text:p>0.10</text:p>
          </table:table-cell>
          <table:table-cell table:formula="of:=[.K87]/2.421232796*100" office:value-type="float" office:value="4.00586742733385">
            <text:p>4.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86. Emeka Okafor, Nor C</text:p>
          </table:table-cell>
          <table:table-cell table:formula="of:=([Projections.D90]-0.483)/0.0498*([Projections.M90]/17.673)" office:value-type="float" office:value="0.883634123434268">
            <text:p>0.88</text:p>
          </table:table-cell>
          <table:table-cell table:formula="of:=([Projections.E90]-0.7876)/0.0761*([Projections.M90]/17.673)" office:value-type="float" office:value="-1.67167404519824">
            <text:p>-1.67</text:p>
          </table:table-cell>
          <table:table-cell table:formula="of:=([Projections.F90]-0.8577)/0.7534" office:value-type="float" office:value="-1.13843907618795">
            <text:p>-1.14</text:p>
          </table:table-cell>
          <table:table-cell table:formula="of:=([Projections.G90]-4.8346)/2.9474" office:value-type="float" office:value="1.37931736445681">
            <text:p>1.38</text:p>
          </table:table-cell>
          <table:table-cell table:formula="of:=([Projections.H90]-2.2462)/2.5876" office:value-type="float" office:value="-0.636187973411656">
            <text:p>-0.64</text:p>
          </table:table-cell>
          <table:table-cell table:formula="of:=([Projections.J90]-0.9615)/0.438" office:value-type="float" office:value="-0.825342465753425">
            <text:p>-0.83</text:p>
          </table:table-cell>
          <table:table-cell table:formula="of:=([Projections.K90]-0.4923)/0.6736" office:value-type="float" office:value="1.64444774346793">
            <text:p>1.64</text:p>
          </table:table-cell>
          <table:table-cell table:formula="of:=([Projections.L90]-1.4962)/0.6873" office:value-type="float" office:value="0.00552888112905576">
            <text:p>0.01</text:p>
          </table:table-cell>
          <table:table-cell table:formula="of:=([Projections.M90]-11.362)/4.2655" office:value-type="float" office:value="-0.295862149806588">
            <text:p>-0.30</text:p>
          </table:table-cell>
          <table:table-cell table:formula="of:=SUM([.B88:.J88])-2*[.I88]" office:value-type="float" office:value="-0.665635360127897">
            <text:p>-0.67</text:p>
          </table:table-cell>
          <table:table-cell table:formula="of:=[.K88]/2.421232796*100" office:value-type="float" office:value="-27.4915886331773">
            <text:p>-27.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87. DeAndre Jordan, LAC C</text:p>
          </table:table-cell>
          <table:table-cell table:formula="of:=([Projections.D91]-0.483)/0.0498*([Projections.M91]/17.673)" office:value-type="float" office:value="1.87145912910966">
            <text:p>1.87</text:p>
          </table:table-cell>
          <table:table-cell table:formula="of:=([Projections.E91]-0.7876)/0.0761*([Projections.M91]/17.673)" office:value-type="float" office:value="-2.42636841145312">
            <text:p>-2.43</text:p>
          </table:table-cell>
          <table:table-cell table:formula="of:=([Projections.F91]-0.8577)/0.7534" office:value-type="float" office:value="-1.13843907618795">
            <text:p>-1.14</text:p>
          </table:table-cell>
          <table:table-cell table:formula="of:=([Projections.G91]-4.8346)/2.9474" office:value-type="float" office:value="1.51503019610504">
            <text:p>1.52</text:p>
          </table:table-cell>
          <table:table-cell table:formula="of:=([Projections.H91]-2.2462)/2.5876" office:value-type="float" office:value="-0.636187973411656">
            <text:p>-0.64</text:p>
          </table:table-cell>
          <table:table-cell table:formula="of:=([Projections.J91]-0.9615)/0.438" office:value-type="float" office:value="-0.825342465753425">
            <text:p>-0.83</text:p>
          </table:table-cell>
          <table:table-cell table:formula="of:=([Projections.K91]-0.4923)/0.6736" office:value-type="float" office:value="2.08981591448931">
            <text:p>2.09</text:p>
          </table:table-cell>
          <table:table-cell table:formula="of:=([Projections.L91]-1.4962)/0.6873" office:value-type="float" office:value="0.296522624763568">
            <text:p>0.30</text:p>
          </table:table-cell>
          <table:table-cell table:formula="of:=([Projections.M91]-11.362)/4.2655" office:value-type="float" office:value="-0.530301254249209">
            <text:p>-0.53</text:p>
          </table:table-cell>
          <table:table-cell table:formula="of:=SUM([.B89:.J89])-2*[.I89]" office:value-type="float" office:value="-0.376856566114915">
            <text:p>-0.38</text:p>
          </table:table-cell>
          <table:table-cell table:formula="of:=[.K89]/2.421232796*100" office:value-type="float" office:value="-15.5646564319425">
            <text:p>-15.6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88. DeMar DeRozan, Tor SG</text:p>
          </table:table-cell>
          <table:table-cell table:formula="of:=([Projections.D92]-0.483)/0.0498*([Projections.M92]/17.673)" office:value-type="float" office:value="-0.239968531399404">
            <text:p>-0.24</text:p>
          </table:table-cell>
          <table:table-cell table:formula="of:=([Projections.E92]-0.7876)/0.0761*([Projections.M92]/17.673)" office:value-type="float" office:value="0.476818131223579">
            <text:p>0.48</text:p>
          </table:table-cell>
          <table:table-cell table:formula="of:=([Projections.F92]-0.8577)/0.7534" office:value-type="float" office:value="-0.872975842845766">
            <text:p>-0.87</text:p>
          </table:table-cell>
          <table:table-cell table:formula="of:=([Projections.G92]-4.8346)/2.9474" office:value-type="float" office:value="-0.249236615321979">
            <text:p>-0.25</text:p>
          </table:table-cell>
          <table:table-cell table:formula="of:=([Projections.H92]-2.2462)/2.5876" office:value-type="float" office:value="-0.0951460813108672">
            <text:p>-0.10</text:p>
          </table:table-cell>
          <table:table-cell table:formula="of:=([Projections.J92]-0.9615)/0.438" office:value-type="float" office:value="0.544520547945205">
            <text:p>0.54</text:p>
          </table:table-cell>
          <table:table-cell table:formula="of:=([Projections.K92]-0.4923)/0.6736" office:value-type="float" office:value="-0.285480997624703">
            <text:p>-0.29</text:p>
          </table:table-cell>
          <table:table-cell table:formula="of:=([Projections.L92]-1.4962)/0.6873" office:value-type="float" office:value="0.587516368398079">
            <text:p>0.59</text:p>
          </table:table-cell>
          <table:table-cell table:formula="of:=([Projections.M92]-11.362)/4.2655" office:value-type="float" office:value="1.83753370062126">
            <text:p>1.84</text:p>
          </table:table-cell>
          <table:table-cell table:formula="of:=SUM([.B90:.J90])-2*[.I90]" office:value-type="float" office:value="0.52854794288925">
            <text:p>0.53</text:p>
          </table:table-cell>
          <table:table-cell table:formula="of:=[.K90]/2.421232796*100" office:value-type="float" office:value="21.8297036023318">
            <text:p>21.8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89. Jason Richardson, Orl SG</text:p>
          </table:table-cell>
          <table:table-cell table:formula="of:=([Projections.D93]-0.483)/0.0498*([Projections.M93]/17.673)" office:value-type="float" office:value="-0.434602098770229">
            <text:p>-0.43</text:p>
          </table:table-cell>
          <table:table-cell table:formula="of:=([Projections.E93]-0.7876)/0.0761*([Projections.M93]/17.673)" office:value-type="float" office:value="-0.47324913323538">
            <text:p>-0.47</text:p>
          </table:table-cell>
          <table:table-cell table:formula="of:=([Projections.F93]-0.8577)/0.7534" office:value-type="float" office:value="1.64892487390496">
            <text:p>1.65</text:p>
          </table:table-cell>
          <table:table-cell table:formula="of:=([Projections.G93]-4.8346)/2.9474" office:value-type="float" office:value="-0.181380199497863">
            <text:p>-0.18</text:p>
          </table:table-cell>
          <table:table-cell table:formula="of:=([Projections.H93]-2.2462)/2.5876" office:value-type="float" office:value="-0.172437780182408">
            <text:p>-0.17</text:p>
          </table:table-cell>
          <table:table-cell table:formula="of:=([Projections.J93]-0.9615)/0.438" office:value-type="float" office:value="0.0878995433789954">
            <text:p>0.09</text:p>
          </table:table-cell>
          <table:table-cell table:formula="of:=([Projections.K93]-0.4923)/0.6736" office:value-type="float" office:value="-0.433937054631829">
            <text:p>-0.43</text:p>
          </table:table-cell>
          <table:table-cell table:formula="of:=([Projections.L93]-1.4962)/0.6873" office:value-type="float" office:value="-0.430961734322712">
            <text:p>-0.43</text:p>
          </table:table-cell>
          <table:table-cell table:formula="of:=([Projections.M93]-11.362)/4.2655" office:value-type="float" office:value="0.923221193295042">
            <text:p>0.92</text:p>
          </table:table-cell>
          <table:table-cell table:formula="of:=SUM([.B91:.J91])-2*[.I91]" office:value-type="float" office:value="1.395401078584">
            <text:p>1.40</text:p>
          </table:table-cell>
          <table:table-cell table:formula="of:=[.K91]/2.421232796*100" office:value-type="float" office:value="57.6318427905519">
            <text:p>57.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90. Derrick Williams, Min PF</text:p>
          </table:table-cell>
          <table:table-cell table:formula="of:=([Projections.D94]-0.483)/0.0498*([Projections.M94]/17.673)" office:value-type="float" office:value="0.0320412527720797">
            <text:p>0.03</text:p>
          </table:table-cell>
          <table:table-cell table:formula="of:=([Projections.E94]-0.7876)/0.0761*([Projections.M94]/17.673)" office:value-type="float" office:value="-0.362744033025724">
            <text:p>-0.36</text:p>
          </table:table-cell>
          <table:table-cell table:formula="of:=([Projections.F94]-0.8577)/0.7534" office:value-type="float" office:value="0.188877090522963">
            <text:p>0.19</text:p>
          </table:table-cell>
          <table:table-cell table:formula="of:=([Projections.G94]-4.8346)/2.9474" office:value-type="float" office:value="0.293614711270951">
            <text:p>0.29</text:p>
          </table:table-cell>
          <table:table-cell table:formula="of:=([Projections.H94]-2.2462)/2.5876" office:value-type="float" office:value="-0.558896274540114">
            <text:p>-0.56</text:p>
          </table:table-cell>
          <table:table-cell table:formula="of:=([Projections.J94]-0.9615)/0.438" office:value-type="float" office:value="0.316210045662101">
            <text:p>0.32</text:p>
          </table:table-cell>
          <table:table-cell table:formula="of:=([Projections.K94]-0.4923)/0.6736" office:value-type="float" office:value="0.159887173396675">
            <text:p>0.16</text:p>
          </table:table-cell>
          <table:table-cell table:formula="of:=([Projections.L94]-1.4962)/0.6873" office:value-type="float" office:value="0.442019496580824">
            <text:p>0.44</text:p>
          </table:table-cell>
          <table:table-cell table:formula="of:=([Projections.M94]-11.362)/4.2655" office:value-type="float" office:value="0.641894267963896">
            <text:p>0.64</text:p>
          </table:table-cell>
          <table:table-cell table:formula="of:=SUM([.B92:.J92])-2*[.I92]" office:value-type="float" office:value="0.268864737442003">
            <text:p>0.27</text:p>
          </table:table-cell>
          <table:table-cell table:formula="of:=[.K92]/2.421232796*100" office:value-type="float" office:value="11.1044562871518">
            <text:p>11.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91. Nick Young, Wsh SG</text:p>
          </table:table-cell>
          <table:table-cell table:formula="of:=([Projections.D95]-0.483)/0.0498*([Projections.M95]/17.673)" office:value-type="float" office:value="-0.762172778706064">
            <text:p>-0.76</text:p>
          </table:table-cell>
          <table:table-cell table:formula="of:=([Projections.E95]-0.7876)/0.0761*([Projections.M95]/17.673)" office:value-type="float" office:value="0.401571756972353">
            <text:p>0.40</text:p>
          </table:table-cell>
          <table:table-cell table:formula="of:=([Projections.F95]-0.8577)/0.7534" office:value-type="float" office:value="1.1179984072206">
            <text:p>1.12</text:p>
          </table:table-cell>
          <table:table-cell table:formula="of:=([Projections.G95]-4.8346)/2.9474" office:value-type="float" office:value="-0.690303318178734">
            <text:p>-0.69</text:p>
          </table:table-cell>
          <table:table-cell table:formula="of:=([Projections.H95]-2.2462)/2.5876" office:value-type="float" office:value="-0.404312876797032">
            <text:p>-0.40</text:p>
          </table:table-cell>
          <table:table-cell table:formula="of:=([Projections.J95]-0.9615)/0.438" office:value-type="float" office:value="-0.59703196347032">
            <text:p>-0.60</text:p>
          </table:table-cell>
          <table:table-cell table:formula="of:=([Projections.K95]-0.4923)/0.6736" office:value-type="float" office:value="-0.433937054631829">
            <text:p>-0.43</text:p>
          </table:table-cell>
          <table:table-cell table:formula="of:=([Projections.L95]-1.4962)/0.6873" office:value-type="float" office:value="0.00552888112905576">
            <text:p>0.01</text:p>
          </table:table-cell>
          <table:table-cell table:formula="of:=([Projections.M95]-11.362)/4.2655" office:value-type="float" office:value="1.36865549173602">
            <text:p>1.37</text:p>
          </table:table-cell>
          <table:table-cell table:formula="of:=SUM([.B93:.J93])-2*[.I93]" office:value-type="float" office:value="-0.00506121698405994">
            <text:p>-0.01</text:p>
          </table:table-cell>
          <table:table-cell table:formula="of:=[.K93]/2.421232796*100" office:value-type="float" office:value="-0.209034711260368">
            <text:p>-0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92. Marcus Thornton, Sac SG</text:p>
          </table:table-cell>
          <table:table-cell table:formula="of:=([Projections.D96]-0.483)/0.0498*([Projections.M96]/17.673)" office:value-type="float" office:value="-0.820801453991147">
            <text:p>-0.82</text:p>
          </table:table-cell>
          <table:table-cell table:formula="of:=([Projections.E96]-0.7876)/0.0761*([Projections.M96]/17.673)" office:value-type="float" office:value="0.0818490205293964">
            <text:p>0.08</text:p>
          </table:table-cell>
          <table:table-cell table:formula="of:=([Projections.F96]-0.8577)/0.7534" office:value-type="float" office:value="1.1179984072206">
            <text:p>1.12</text:p>
          </table:table-cell>
          <table:table-cell table:formula="of:=([Projections.G96]-4.8346)/2.9474" office:value-type="float" office:value="-0.181380199497863">
            <text:p>-0.18</text:p>
          </table:table-cell>
          <table:table-cell table:formula="of:=([Projections.H96]-2.2462)/2.5876" office:value-type="float" office:value="0.0207914669964445">
            <text:p>0.02</text:p>
          </table:table-cell>
          <table:table-cell table:formula="of:=([Projections.J96]-0.9615)/0.438" office:value-type="float" office:value="0.316210045662101">
            <text:p>0.32</text:p>
          </table:table-cell>
          <table:table-cell table:formula="of:=([Projections.K96]-0.4923)/0.6736" office:value-type="float" office:value="-0.433937054631829">
            <text:p>-0.43</text:p>
          </table:table-cell>
          <table:table-cell table:formula="of:=([Projections.L96]-1.4962)/0.6873" office:value-type="float" office:value="0.00552888112905576">
            <text:p>0.01</text:p>
          </table:table-cell>
          <table:table-cell table:formula="of:=([Projections.M96]-11.362)/4.2655" office:value-type="float" office:value="1.36865549173602">
            <text:p>1.37</text:p>
          </table:table-cell>
          <table:table-cell table:formula="of:=SUM([.B94:.J94])-2*[.I94]" office:value-type="float" office:value="1.46385684289467">
            <text:p>1.46</text:p>
          </table:table-cell>
          <table:table-cell table:formula="of:=[.K94]/2.421232796*100" office:value-type="float" office:value="60.4591530939543">
            <text:p>60.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93. Kris Humphries, NJ PF</text:p>
          </table:table-cell>
          <table:table-cell table:formula="of:=([Projections.D97]-0.483)/0.0498*([Projections.M97]/17.673)" office:value-type="float" office:value="0.515386959482814">
            <text:p>0.52</text:p>
          </table:table-cell>
          <table:table-cell table:formula="of:=([Projections.E97]-0.7876)/0.0761*([Projections.M97]/17.673)" office:value-type="float" office:value="-0.936326622204387">
            <text:p>-0.94</text:p>
          </table:table-cell>
          <table:table-cell table:formula="of:=([Projections.F97]-0.8577)/0.7534" office:value-type="float" office:value="-1.13843907618795">
            <text:p>-1.14</text:p>
          </table:table-cell>
          <table:table-cell table:formula="of:=([Projections.G97]-4.8346)/2.9474" office:value-type="float" office:value="1.92216869104974">
            <text:p>1.92</text:p>
          </table:table-cell>
          <table:table-cell table:formula="of:=([Projections.H97]-2.2462)/2.5876" office:value-type="float" office:value="-0.404312876797032">
            <text:p>-0.40</text:p>
          </table:table-cell>
          <table:table-cell table:formula="of:=([Projections.J97]-0.9615)/0.438" office:value-type="float" office:value="-1.05365296803653">
            <text:p>-1.05</text:p>
          </table:table-cell>
          <table:table-cell table:formula="of:=([Projections.K97]-0.4923)/0.6736" office:value-type="float" office:value="0.902167458432304">
            <text:p>0.90</text:p>
          </table:table-cell>
          <table:table-cell table:formula="of:=([Projections.L97]-1.4962)/0.6873" office:value-type="float" office:value="0.00552888112905576">
            <text:p>0.01</text:p>
          </table:table-cell>
          <table:table-cell table:formula="of:=([Projections.M97]-11.362)/4.2655" office:value-type="float" office:value="-0.131754776696753">
            <text:p>-0.13</text:p>
          </table:table-cell>
          <table:table-cell table:formula="of:=SUM([.B95:.J95])-2*[.I95]" office:value-type="float" office:value="-0.330292092086849">
            <text:p>-0.33</text:p>
          </table:table-cell>
          <table:table-cell table:formula="of:=[.K95]/2.421232796*100" office:value-type="float" office:value="-13.6414843146231">
            <text:p>-13.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94. Antawn Jamison, Cle PF</text:p>
          </table:table-cell>
          <table:table-cell table:formula="of:=([Projections.D98]-0.483)/0.0498*([Projections.M98]/17.673)" office:value-type="float" office:value="-0.82421009790307">
            <text:p>-0.82</text:p>
          </table:table-cell>
          <table:table-cell table:formula="of:=([Projections.E98]-0.7876)/0.0761*([Projections.M98]/17.673)" office:value-type="float" office:value="-0.741280882149234">
            <text:p>-0.74</text:p>
          </table:table-cell>
          <table:table-cell table:formula="of:=([Projections.F98]-0.8577)/0.7534" office:value-type="float" office:value="0.719803557207327">
            <text:p>0.72</text:p>
          </table:table-cell>
          <table:table-cell table:formula="of:=([Projections.G98]-4.8346)/2.9474" office:value-type="float" office:value="0.734681414127706">
            <text:p>0.73</text:p>
          </table:table-cell>
          <table:table-cell table:formula="of:=([Projections.H98]-2.2462)/2.5876" office:value-type="float" office:value="-0.365667027361261">
            <text:p>-0.37</text:p>
          </table:table-cell>
          <table:table-cell table:formula="of:=([Projections.J98]-0.9615)/0.438" office:value-type="float" office:value="0.0878995433789954">
            <text:p>0.09</text:p>
          </table:table-cell>
          <table:table-cell table:formula="of:=([Projections.K98]-0.4923)/0.6736" office:value-type="float" office:value="-0.137024940617577">
            <text:p>-0.14</text:p>
          </table:table-cell>
          <table:table-cell table:formula="of:=([Projections.L98]-1.4962)/0.6873" office:value-type="float" office:value="0.00552888112905576">
            <text:p>0.01</text:p>
          </table:table-cell>
          <table:table-cell table:formula="of:=([Projections.M98]-11.362)/4.2655" office:value-type="float" office:value="1.69687023795569">
            <text:p>1.70</text:p>
          </table:table-cell>
          <table:table-cell table:formula="of:=SUM([.B96:.J96])-2*[.I96]" office:value-type="float" office:value="1.16554292350952">
            <text:p>1.17</text:p>
          </table:table-cell>
          <table:table-cell table:formula="of:=[.K96]/2.421232796*100" office:value-type="float" office:value="48.1384080636549">
            <text:p>48.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95. Jarrett Jack, Nor PG, SG</text:p>
          </table:table-cell>
          <table:table-cell table:formula="of:=([Projections.D99]-0.483)/0.0498*([Projections.M99]/17.673)" office:value-type="float" office:value="-0.736267084975447">
            <text:p>-0.74</text:p>
          </table:table-cell>
          <table:table-cell table:formula="of:=([Projections.E99]-0.7876)/0.0761*([Projections.M99]/17.673)" office:value-type="float" office:value="0.626359146929177">
            <text:p>0.63</text:p>
          </table:table-cell>
          <table:table-cell table:formula="of:=([Projections.F99]-0.8577)/0.7534" office:value-type="float" office:value="-0.0765861428192195">
            <text:p>-0.08</text:p>
          </table:table-cell>
          <table:table-cell table:formula="of:=([Projections.G99]-4.8346)/2.9474" office:value-type="float" office:value="-0.554590486530501">
            <text:p>-0.55</text:p>
          </table:table-cell>
          <table:table-cell table:formula="of:=([Projections.H99]-2.2462)/2.5876" office:value-type="float" office:value="0.986937702890709">
            <text:p>0.99</text:p>
          </table:table-cell>
          <table:table-cell table:formula="of:=([Projections.J99]-0.9615)/0.438" office:value-type="float" office:value="0.0878995433789954">
            <text:p>0.09</text:p>
          </table:table-cell>
          <table:table-cell table:formula="of:=([Projections.K99]-0.4923)/0.6736" office:value-type="float" office:value="-0.582393111638955">
            <text:p>-0.58</text:p>
          </table:table-cell>
          <table:table-cell table:formula="of:=([Projections.L99]-1.4962)/0.6873" office:value-type="float" office:value="0.878510112032591">
            <text:p>0.88</text:p>
          </table:table-cell>
          <table:table-cell table:formula="of:=([Projections.M99]-11.362)/4.2655" office:value-type="float" office:value="0.501230805298324">
            <text:p>0.50</text:p>
          </table:table-cell>
          <table:table-cell table:formula="of:=SUM([.B97:.J97])-2*[.I97]" office:value-type="float" office:value="-0.625919739499509">
            <text:p>-0.63</text:p>
          </table:table-cell>
          <table:table-cell table:formula="of:=[.K97]/2.421232796*100" office:value-type="float" office:value="-25.8512828891778">
            <text:p>-25.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96. Toney Douglas, NY PG, SG</text:p>
          </table:table-cell>
          <table:table-cell table:formula="of:=([Projections.D100]-0.483)/0.0498*([Projections.M100]/17.673)" office:value-type="float" office:value="-0.856137729211419">
            <text:p>-0.86</text:p>
          </table:table-cell>
          <table:table-cell table:formula="of:=([Projections.E100]-0.7876)/0.0761*([Projections.M100]/17.673)" office:value-type="float" office:value="0.167058847497682">
            <text:p>0.17</text:p>
          </table:table-cell>
          <table:table-cell table:formula="of:=([Projections.F100]-0.8577)/0.7534" office:value-type="float" office:value="1.78165649057606">
            <text:p>1.78</text:p>
          </table:table-cell>
          <table:table-cell table:formula="of:=([Projections.G100]-4.8346)/2.9474" office:value-type="float" office:value="-0.384949446970211">
            <text:p>-0.38</text:p>
          </table:table-cell>
          <table:table-cell table:formula="of:=([Projections.H100]-2.2462)/2.5876" office:value-type="float" office:value="0.948291853454939">
            <text:p>0.95</text:p>
          </table:table-cell>
          <table:table-cell table:formula="of:=([Projections.J100]-0.9615)/0.438" office:value-type="float" office:value="1.00114155251142">
            <text:p>1.00</text:p>
          </table:table-cell>
          <table:table-cell table:formula="of:=([Projections.K100]-0.4923)/0.6736" office:value-type="float" office:value="-0.582393111638955">
            <text:p>-0.58</text:p>
          </table:table-cell>
          <table:table-cell table:formula="of:=([Projections.L100]-1.4962)/0.6873" office:value-type="float" office:value="-0.1399679906882">
            <text:p>-0.14</text:p>
          </table:table-cell>
          <table:table-cell table:formula="of:=([Projections.M100]-11.362)/4.2655" office:value-type="float" office:value="0.548118626186848">
            <text:p>0.55</text:p>
          </table:table-cell>
          <table:table-cell table:formula="of:=SUM([.B98:.J98])-2*[.I98]" office:value-type="float" office:value="2.76275507309456">
            <text:p>2.76</text:p>
          </table:table-cell>
          <table:table-cell table:formula="of:=[.K98]/2.421232796*100" office:value-type="float" office:value="114.105305266754">
            <text:p>114.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97. Nicolas Batum, Por SF</text:p>
          </table:table-cell>
          <table:table-cell table:formula="of:=([Projections.D101]-0.483)/0.0498*([Projections.M101]/17.673)" office:value-type="float" office:value="-0.293484240816601">
            <text:p>-0.29</text:p>
          </table:table-cell>
          <table:table-cell table:formula="of:=([Projections.E101]-0.7876)/0.0761*([Projections.M101]/17.673)" office:value-type="float" office:value="0.524954991589432">
            <text:p>0.52</text:p>
          </table:table-cell>
          <table:table-cell table:formula="of:=([Projections.F101]-0.8577)/0.7534" office:value-type="float" office:value="0.852535173878418">
            <text:p>0.85</text:p>
          </table:table-cell>
          <table:table-cell table:formula="of:=([Projections.G101]-4.8346)/2.9474" office:value-type="float" office:value="-0.0456673678496301">
            <text:p>-0.05</text:p>
          </table:table-cell>
          <table:table-cell table:formula="of:=([Projections.H101]-2.2462)/2.5876" office:value-type="float" office:value="-0.24972947905395">
            <text:p>-0.25</text:p>
          </table:table-cell>
          <table:table-cell table:formula="of:=([Projections.J101]-0.9615)/0.438" office:value-type="float" office:value="-0.14041095890411">
            <text:p>-0.14</text:p>
          </table:table-cell>
          <table:table-cell table:formula="of:=([Projections.K101]-0.4923)/0.6736" office:value-type="float" office:value="0.308343230403801">
            <text:p>0.31</text:p>
          </table:table-cell>
          <table:table-cell table:formula="of:=([Projections.L101]-1.4962)/0.6873" office:value-type="float" office:value="-0.721955477957224">
            <text:p>-0.72</text:p>
          </table:table-cell>
          <table:table-cell table:formula="of:=([Projections.M101]-11.362)/4.2655" office:value-type="float" office:value="0.219903879967179">
            <text:p>0.22</text:p>
          </table:table-cell>
          <table:table-cell table:formula="of:=SUM([.B99:.J99])-2*[.I99]" office:value-type="float" office:value="1.89840070717176">
            <text:p>1.90</text:p>
          </table:table-cell>
          <table:table-cell table:formula="of:=[.K99]/2.421232796*100" office:value-type="float" office:value="78.4063684544508">
            <text:p>78.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98. Anderson Varejao, Cle PF, C</text:p>
          </table:table-cell>
          <table:table-cell table:formula="of:=([Projections.D102]-0.483)/0.0498*([Projections.M102]/17.673)" office:value-type="float" office:value="0.573447527449242">
            <text:p>0.57</text:p>
          </table:table-cell>
          <table:table-cell table:formula="of:=([Projections.E102]-0.7876)/0.0761*([Projections.M102]/17.673)" office:value-type="float" office:value="-0.961904441119824">
            <text:p>-0.96</text:p>
          </table:table-cell>
          <table:table-cell table:formula="of:=([Projections.F102]-0.8577)/0.7534" office:value-type="float" office:value="-1.13843907618795">
            <text:p>-1.14</text:p>
          </table:table-cell>
          <table:table-cell table:formula="of:=([Projections.G102]-4.8346)/2.9474" office:value-type="float" office:value="1.71859944357739">
            <text:p>1.72</text:p>
          </table:table-cell>
          <table:table-cell table:formula="of:=([Projections.H102]-2.2462)/2.5876" office:value-type="float" office:value="-0.327021177925491">
            <text:p>-0.33</text:p>
          </table:table-cell>
          <table:table-cell table:formula="of:=([Projections.J102]-0.9615)/0.438" office:value-type="float" office:value="-0.14041095890411">
            <text:p>-0.14</text:p>
          </table:table-cell>
          <table:table-cell table:formula="of:=([Projections.K102]-0.4923)/0.6736" office:value-type="float" office:value="0.902167458432304">
            <text:p>0.90</text:p>
          </table:table-cell>
          <table:table-cell table:formula="of:=([Projections.L102]-1.4962)/0.6873" office:value-type="float" office:value="-0.430961734322712">
            <text:p>-0.43</text:p>
          </table:table-cell>
          <table:table-cell table:formula="of:=([Projections.M102]-11.362)/4.2655" office:value-type="float" office:value="-0.248974328918063">
            <text:p>-0.25</text:p>
          </table:table-cell>
          <table:table-cell table:formula="of:=SUM([.B100:.J100])-2*[.I100]" office:value-type="float" office:value="0.808426180726213">
            <text:p>0.81</text:p>
          </table:table-cell>
          <table:table-cell table:formula="of:=[.K100]/2.421232796*100" office:value-type="float" office:value="33.3890314909733">
            <text:p>33.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99. Ed Davis, Tor PF, C</text:p>
          </table:table-cell>
          <table:table-cell table:formula="of:=([Projections.D103]-0.483)/0.0498*([Projections.M103]/17.673)" office:value-type="float" office:value="1.27619628062411">
            <text:p>1.28</text:p>
          </table:table-cell>
          <table:table-cell table:formula="of:=([Projections.E103]-0.7876)/0.0761*([Projections.M103]/17.673)" office:value-type="float" office:value="-1.98869029150014">
            <text:p>-1.99</text:p>
          </table:table-cell>
          <table:table-cell table:formula="of:=([Projections.F103]-0.8577)/0.7534" office:value-type="float" office:value="-1.13843907618795">
            <text:p>-1.14</text:p>
          </table:table-cell>
          <table:table-cell table:formula="of:=([Projections.G103]-4.8346)/2.9474" office:value-type="float" office:value="1.27753274072064">
            <text:p>1.28</text:p>
          </table:table-cell>
          <table:table-cell table:formula="of:=([Projections.H103]-2.2462)/2.5876" office:value-type="float" office:value="-0.597542123975885">
            <text:p>-0.60</text:p>
          </table:table-cell>
          <table:table-cell table:formula="of:=([Projections.J103]-0.9615)/0.438" office:value-type="float" office:value="-0.59703196347032">
            <text:p>-0.60</text:p>
          </table:table-cell>
          <table:table-cell table:formula="of:=([Projections.K103]-0.4923)/0.6736" office:value-type="float" office:value="1.05062351543943">
            <text:p>1.05</text:p>
          </table:table-cell>
          <table:table-cell table:formula="of:=([Projections.L103]-1.4962)/0.6873" office:value-type="float" office:value="-0.576458606139968">
            <text:p>-0.58</text:p>
          </table:table-cell>
          <table:table-cell table:formula="of:=([Projections.M103]-11.362)/4.2655" office:value-type="float" office:value="0.0792404173016057">
            <text:p>0.08</text:p>
          </table:table-cell>
          <table:table-cell table:formula="of:=SUM([.B101:.J101])-2*[.I101]" office:value-type="float" office:value="-0.0616518949085465">
            <text:p>-0.06</text:p>
          </table:table-cell>
          <table:table-cell table:formula="of:=[.K101]/2.421232796*100" office:value-type="float" office:value="-2.5463018265075">
            <text:p>-2.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100. Rodney Stuckey, Det PG, SG</text:p>
          </table:table-cell>
          <table:table-cell table:formula="of:=([Projections.D104]-0.483)/0.0498*([Projections.M104]/17.673)" office:value-type="float" office:value="-0.932945838693425">
            <text:p>-0.93</text:p>
          </table:table-cell>
          <table:table-cell table:formula="of:=([Projections.E104]-0.7876)/0.0761*([Projections.M104]/17.673)" office:value-type="float" office:value="0.746991278930352">
            <text:p>0.75</text:p>
          </table:table-cell>
          <table:table-cell table:formula="of:=([Projections.F104]-0.8577)/0.7534" office:value-type="float" office:value="-0.607512609503584">
            <text:p>-0.61</text:p>
          </table:table-cell>
          <table:table-cell table:formula="of:=([Projections.G104]-4.8346)/2.9474" office:value-type="float" office:value="-0.351021239058153">
            <text:p>-0.35</text:p>
          </table:table-cell>
          <table:table-cell table:formula="of:=([Projections.H104]-2.2462)/2.5876" office:value-type="float" office:value="0.832354305147627">
            <text:p>0.83</text:p>
          </table:table-cell>
          <table:table-cell table:formula="of:=([Projections.J104]-0.9615)/0.438" office:value-type="float" office:value="0.316210045662101">
            <text:p>0.32</text:p>
          </table:table-cell>
          <table:table-cell table:formula="of:=([Projections.K104]-0.4923)/0.6736" office:value-type="float" office:value="-0.582393111638955">
            <text:p>-0.58</text:p>
          </table:table-cell>
          <table:table-cell table:formula="of:=([Projections.L104]-1.4962)/0.6873" office:value-type="float" office:value="0.733013240215335">
            <text:p>0.73</text:p>
          </table:table-cell>
          <table:table-cell table:formula="of:=([Projections.M104]-11.362)/4.2655" office:value-type="float" office:value="1.11077247684914">
            <text:p>1.11</text:p>
          </table:table-cell>
          <table:table-cell table:formula="of:=SUM([.B102:.J102])-2*[.I102]" office:value-type="float" office:value="-0.200557932520234">
            <text:p>-0.20</text:p>
          </table:table-cell>
          <table:table-cell table:formula="of:=[.K102]/2.421232796*100" office:value-type="float" office:value="-8.28329819633889">
            <text:p>-8.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01. Boris Diaw, Cha PF, SF</text:p>
          </table:table-cell>
          <table:table-cell table:formula="of:=([Projections.D105]-0.483)/0.0498*([Projections.M105]/17.673)" office:value-type="float" office:value="0.100895859792932">
            <text:p>0.10</text:p>
          </table:table-cell>
          <table:table-cell table:formula="of:=([Projections.E105]-0.7876)/0.0761*([Projections.M105]/17.673)" office:value-type="float" office:value="-0.75600299885056">
            <text:p>-0.76</text:p>
          </table:table-cell>
          <table:table-cell table:formula="of:=([Projections.F105]-0.8577)/0.7534" office:value-type="float" office:value="-0.0765861428192195">
            <text:p>-0.08</text:p>
          </table:table-cell>
          <table:table-cell table:formula="of:=([Projections.G105]-4.8346)/2.9474" office:value-type="float" office:value="0.090045463798602">
            <text:p>0.09</text:p>
          </table:table-cell>
          <table:table-cell table:formula="of:=([Projections.H105]-2.2462)/2.5876" office:value-type="float" office:value="0.445895810789921">
            <text:p>0.45</text:p>
          </table:table-cell>
          <table:table-cell table:formula="of:=([Projections.J105]-0.9615)/0.438" office:value-type="float" office:value="-0.59703196347032">
            <text:p>-0.60</text:p>
          </table:table-cell>
          <table:table-cell table:formula="of:=([Projections.K105]-0.4923)/0.6736" office:value-type="float" office:value="0.308343230403801">
            <text:p>0.31</text:p>
          </table:table-cell>
          <table:table-cell table:formula="of:=([Projections.L105]-1.4962)/0.6873" office:value-type="float" office:value="0.733013240215335">
            <text:p>0.73</text:p>
          </table:table-cell>
          <table:table-cell table:formula="of:=([Projections.M105]-11.362)/4.2655" office:value-type="float" office:value="-0.0614230453639668">
            <text:p>-0.06</text:p>
          </table:table-cell>
          <table:table-cell table:formula="of:=SUM([.B103:.J103])-2*[.I103]" office:value-type="float" office:value="-1.27887702593415">
            <text:p>-1.28</text:p>
          </table:table-cell>
          <table:table-cell table:formula="of:=[.K103]/2.421232796*100" office:value-type="float" office:value="-52.8192509223779">
            <text:p>-52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02. D.J. Augustin, Cha PG</text:p>
          </table:table-cell>
          <table:table-cell table:formula="of:=([Projections.D106]-0.483)/0.0498*([Projections.M106]/17.673)" office:value-type="float" office:value="-0.901018207385077">
            <text:p>-0.90</text:p>
          </table:table-cell>
          <table:table-cell table:formula="of:=([Projections.E106]-0.7876)/0.0761*([Projections.M106]/17.673)" office:value-type="float" office:value="1.07679643468998">
            <text:p>1.08</text:p>
          </table:table-cell>
          <table:table-cell table:formula="of:=([Projections.F106]-0.8577)/0.7534" office:value-type="float" office:value="0.587071940536236">
            <text:p>0.59</text:p>
          </table:table-cell>
          <table:table-cell table:formula="of:=([Projections.G106]-4.8346)/2.9474" office:value-type="float" office:value="-0.792087941914908">
            <text:p>-0.79</text:p>
          </table:table-cell>
          <table:table-cell table:formula="of:=([Projections.H106]-2.2462)/2.5876" office:value-type="float" office:value="1.10287525119802">
            <text:p>1.10</text:p>
          </table:table-cell>
          <table:table-cell table:formula="of:=([Projections.J106]-0.9615)/0.438" office:value-type="float" office:value="-0.825342465753425">
            <text:p>-0.83</text:p>
          </table:table-cell>
          <table:table-cell table:formula="of:=([Projections.K106]-0.4923)/0.6736" office:value-type="float" office:value="-0.730849168646081">
            <text:p>-0.73</text:p>
          </table:table-cell>
          <table:table-cell table:formula="of:=([Projections.L106]-1.4962)/0.6873" office:value-type="float" office:value="0.442019496580824">
            <text:p>0.44</text:p>
          </table:table-cell>
          <table:table-cell table:formula="of:=([Projections.M106]-11.362)/4.2655" office:value-type="float" office:value="0.384011253077013">
            <text:p>0.38</text:p>
          </table:table-cell>
          <table:table-cell table:formula="of:=SUM([.B104:.J104])-2*[.I104]" office:value-type="float" office:value="-0.540562400779068">
            <text:p>-0.54</text:p>
          </table:table-cell>
          <table:table-cell table:formula="of:=[.K104]/2.421232796*100" office:value-type="float" office:value="-22.3259160239406">
            <text:p>-22.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03. Jamal Crawford, Por SG, PG</text:p>
          </table:table-cell>
          <table:table-cell table:formula="of:=([Projections.D107]-0.483)/0.0498*([Projections.M107]/17.673)" office:value-type="float" office:value="-0.949875436789312">
            <text:p>-0.95</text:p>
          </table:table-cell>
          <table:table-cell table:formula="of:=([Projections.E107]-0.7876)/0.0761*([Projections.M107]/17.673)" office:value-type="float" office:value="0.818252272094755">
            <text:p>0.82</text:p>
          </table:table-cell>
          <table:table-cell table:formula="of:=([Projections.F107]-0.8577)/0.7534" office:value-type="float" office:value="0.852535173878418">
            <text:p>0.85</text:p>
          </table:table-cell>
          <table:table-cell table:formula="of:=([Projections.G107]-4.8346)/2.9474" office:value-type="float" office:value="-0.961728981475198">
            <text:p>-0.96</text:p>
          </table:table-cell>
          <table:table-cell table:formula="of:=([Projections.H107]-2.2462)/2.5876" office:value-type="float" office:value="0.36860411191838">
            <text:p>0.37</text:p>
          </table:table-cell>
          <table:table-cell table:formula="of:=([Projections.J107]-0.9615)/0.438" office:value-type="float" office:value="-0.59703196347032">
            <text:p>-0.60</text:p>
          </table:table-cell>
          <table:table-cell table:formula="of:=([Projections.K107]-0.4923)/0.6736" office:value-type="float" office:value="-0.433937054631829">
            <text:p>-0.43</text:p>
          </table:table-cell>
          <table:table-cell table:formula="of:=([Projections.L107]-1.4962)/0.6873" office:value-type="float" office:value="0.442019496580824">
            <text:p>0.44</text:p>
          </table:table-cell>
          <table:table-cell table:formula="of:=([Projections.M107]-11.362)/4.2655" office:value-type="float" office:value="0.899777282850779">
            <text:p>0.90</text:p>
          </table:table-cell>
          <table:table-cell table:formula="of:=SUM([.B105:.J105])-2*[.I105]" office:value-type="float" office:value="-0.44542409220515">
            <text:p>-0.45</text:p>
          </table:table-cell>
          <table:table-cell table:formula="of:=[.K105]/2.421232796*100" office:value-type="float" office:value="-18.396582639266">
            <text:p>-18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04. Jeff Teague, Atl PG</text:p>
          </table:table-cell>
          <table:table-cell table:formula="of:=([Projections.D108]-0.483)/0.0498*([Projections.M108]/17.673)" office:value-type="float" office:value="-0.6316217168794">
            <text:p>-0.63</text:p>
          </table:table-cell>
          <table:table-cell table:formula="of:=([Projections.E108]-0.7876)/0.0761*([Projections.M108]/17.673)" office:value-type="float" office:value="0.116706234214154">
            <text:p>0.12</text:p>
          </table:table-cell>
          <table:table-cell table:formula="of:=([Projections.F108]-0.8577)/0.7534" office:value-type="float" office:value="-0.20931775949031">
            <text:p>-0.21</text:p>
          </table:table-cell>
          <table:table-cell table:formula="of:=([Projections.G108]-4.8346)/2.9474" office:value-type="float" office:value="-0.724231526090792">
            <text:p>-0.72</text:p>
          </table:table-cell>
          <table:table-cell table:formula="of:=([Projections.H108]-2.2462)/2.5876" office:value-type="float" office:value="0.677770907404545">
            <text:p>0.68</text:p>
          </table:table-cell>
          <table:table-cell table:formula="of:=([Projections.J108]-0.9615)/0.438" office:value-type="float" office:value="0.544520547945205">
            <text:p>0.54</text:p>
          </table:table-cell>
          <table:table-cell table:formula="of:=([Projections.K108]-0.4923)/0.6736" office:value-type="float" office:value="-0.285480997624703">
            <text:p>-0.29</text:p>
          </table:table-cell>
          <table:table-cell table:formula="of:=([Projections.L108]-1.4962)/0.6873" office:value-type="float" office:value="0.733013240215335">
            <text:p>0.73</text:p>
          </table:table-cell>
          <table:table-cell table:formula="of:=([Projections.M108]-11.362)/4.2655" office:value-type="float" office:value="-0.108310866252491">
            <text:p>-0.11</text:p>
          </table:table-cell>
          <table:table-cell table:formula="of:=SUM([.B106:.J106])-2*[.I106]" office:value-type="float" office:value="-1.35297841698913">
            <text:p>-1.35</text:p>
          </table:table-cell>
          <table:table-cell table:formula="of:=[.K106]/2.421232796*100" office:value-type="float" office:value="-55.8797328048883">
            <text:p>-55.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05. Shawn Marion, Dal SF, PF</text:p>
          </table:table-cell>
          <table:table-cell table:formula="of:=([Projections.D109]-0.483)/0.0498*([Projections.M109]/17.673)" office:value-type="float" office:value="0.381768118135417">
            <text:p>0.38</text:p>
          </table:table-cell>
          <table:table-cell table:formula="of:=([Projections.E109]-0.7876)/0.0761*([Projections.M109]/17.673)" office:value-type="float" office:value="-0.163222174660368">
            <text:p>-0.16</text:p>
          </table:table-cell>
          <table:table-cell table:formula="of:=([Projections.F109]-0.8577)/0.7534" office:value-type="float" office:value="-1.00570745951686">
            <text:p>-1.01</text:p>
          </table:table-cell>
          <table:table-cell table:formula="of:=([Projections.G109]-4.8346)/2.9474" office:value-type="float" office:value="0.497183958743299">
            <text:p>0.50</text:p>
          </table:table-cell>
          <table:table-cell table:formula="of:=([Projections.H109]-2.2462)/2.5876" office:value-type="float" office:value="-0.365667027361261">
            <text:p>-0.37</text:p>
          </table:table-cell>
          <table:table-cell table:formula="of:=([Projections.J109]-0.9615)/0.438" office:value-type="float" office:value="-0.368721461187215">
            <text:p>-0.37</text:p>
          </table:table-cell>
          <table:table-cell table:formula="of:=([Projections.K109]-0.4923)/0.6736" office:value-type="float" office:value="0.159887173396675">
            <text:p>0.16</text:p>
          </table:table-cell>
          <table:table-cell table:formula="of:=([Projections.L109]-1.4962)/0.6873" office:value-type="float" office:value="-0.1399679906882">
            <text:p>-0.14</text:p>
          </table:table-cell>
          <table:table-cell table:formula="of:=([Projections.M109]-11.362)/4.2655" office:value-type="float" office:value="-0.0379791349197048">
            <text:p>-0.04</text:p>
          </table:table-cell>
          <table:table-cell table:formula="of:=SUM([.B107:.J107])-2*[.I107]" office:value-type="float" office:value="-0.762490016681813">
            <text:p>-0.76</text:p>
          </table:table-cell>
          <table:table-cell table:formula="of:=[.K107]/2.421232796*100" office:value-type="float" office:value="-31.4918093766731">
            <text:p>-31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06. Samuel Dalembert, FA C</text:p>
          </table:table-cell>
          <table:table-cell table:formula="of:=([Projections.D110]-0.483)/0.0498*([Projections.M110]/17.673)" office:value-type="float" office:value="0.0787396743654299">
            <text:p>0.08</text:p>
          </table:table-cell>
          <table:table-cell table:formula="of:=([Projections.E110]-0.7876)/0.0761*([Projections.M110]/17.673)" office:value-type="float" office:value="-0.329775414109722">
            <text:p>-0.33</text:p>
          </table:table-cell>
          <table:table-cell table:formula="of:=([Projections.F110]-0.8577)/0.7534" office:value-type="float" office:value="-1.13843907618795">
            <text:p>-1.14</text:p>
          </table:table-cell>
          <table:table-cell table:formula="of:=([Projections.G110]-4.8346)/2.9474" office:value-type="float" office:value="1.27753274072064">
            <text:p>1.28</text:p>
          </table:table-cell>
          <table:table-cell table:formula="of:=([Projections.H110]-2.2462)/2.5876" office:value-type="float" office:value="-0.597542123975885">
            <text:p>-0.60</text:p>
          </table:table-cell>
          <table:table-cell table:formula="of:=([Projections.J110]-0.9615)/0.438" office:value-type="float" office:value="-1.05365296803653">
            <text:p>-1.05</text:p>
          </table:table-cell>
          <table:table-cell table:formula="of:=([Projections.K110]-0.4923)/0.6736" office:value-type="float" office:value="1.64444774346793">
            <text:p>1.64</text:p>
          </table:table-cell>
          <table:table-cell table:formula="of:=([Projections.L110]-1.4962)/0.6873" office:value-type="float" office:value="0.151025752946312">
            <text:p>0.15</text:p>
          </table:table-cell>
          <table:table-cell table:formula="of:=([Projections.M110]-11.362)/4.2655" office:value-type="float" office:value="-0.858516000468878">
            <text:p>-0.86</text:p>
          </table:table-cell>
          <table:table-cell table:formula="of:=SUM([.B108:.J108])-2*[.I108]" office:value-type="float" office:value="-1.12823117717128">
            <text:p>-1.13</text:p>
          </table:table-cell>
          <table:table-cell table:formula="of:=[.K108]/2.421232796*100" office:value-type="float" office:value="-46.5973853912425">
            <text:p>-46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07. Andre Miller, Den PG</text:p>
          </table:table-cell>
          <table:table-cell table:formula="of:=([Projections.D111]-0.483)/0.0498*([Projections.M111]/17.673)" office:value-type="float" office:value="-0.323821171632719">
            <text:p>-0.32</text:p>
          </table:table-cell>
          <table:table-cell table:formula="of:=([Projections.E111]-0.7876)/0.0761*([Projections.M111]/17.673)" office:value-type="float" office:value="0.435685429409569">
            <text:p>0.44</text:p>
          </table:table-cell>
          <table:table-cell table:formula="of:=([Projections.F111]-0.8577)/0.7534" office:value-type="float" office:value="-1.00570745951686">
            <text:p>-1.01</text:p>
          </table:table-cell>
          <table:table-cell table:formula="of:=([Projections.G111]-4.8346)/2.9474" office:value-type="float" office:value="-0.58851869444256">
            <text:p>-0.59</text:p>
          </table:table-cell>
          <table:table-cell table:formula="of:=([Projections.H111]-2.2462)/2.5876" office:value-type="float" office:value="0.716416756840315">
            <text:p>0.72</text:p>
          </table:table-cell>
          <table:table-cell table:formula="of:=([Projections.J111]-0.9615)/0.438" office:value-type="float" office:value="0.316210045662101">
            <text:p>0.32</text:p>
          </table:table-cell>
          <table:table-cell table:formula="of:=([Projections.K111]-0.4923)/0.6736" office:value-type="float" office:value="-0.582393111638955">
            <text:p>-0.58</text:p>
          </table:table-cell>
          <table:table-cell table:formula="of:=([Projections.L111]-1.4962)/0.6873" office:value-type="float" office:value="0.733013240215335">
            <text:p>0.73</text:p>
          </table:table-cell>
          <table:table-cell table:formula="of:=([Projections.M111]-11.362)/4.2655" office:value-type="float" office:value="0.00890868596881966">
            <text:p>0.01</text:p>
          </table:table-cell>
          <table:table-cell table:formula="of:=SUM([.B109:.J109])-2*[.I109]" office:value-type="float" office:value="-1.75623275956562">
            <text:p>-1.76</text:p>
          </table:table-cell>
          <table:table-cell table:formula="of:=[.K109]/2.421232796*100" office:value-type="float" office:value="-72.5346510449969">
            <text:p>-72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08. Tony Allen, Mem SG</text:p>
          </table:table-cell>
          <table:table-cell table:formula="of:=([Projections.D112]-0.483)/0.0498*([Projections.M112]/17.673)" office:value-type="float" office:value="0.302687579378795">
            <text:p>0.30</text:p>
          </table:table-cell>
          <table:table-cell table:formula="of:=([Projections.E112]-0.7876)/0.0761*([Projections.M112]/17.673)" office:value-type="float" office:value="-0.549670302657722">
            <text:p>-0.55</text:p>
          </table:table-cell>
          <table:table-cell table:formula="of:=([Projections.F112]-0.8577)/0.7534" office:value-type="float" office:value="-1.00570745951686">
            <text:p>-1.01</text:p>
          </table:table-cell>
          <table:table-cell table:formula="of:=([Projections.G112]-4.8346)/2.9474" office:value-type="float" office:value="-0.418877654882269">
            <text:p>-0.42</text:p>
          </table:table-cell>
          <table:table-cell table:formula="of:=([Projections.H112]-2.2462)/2.5876" office:value-type="float" office:value="-0.133791930746638">
            <text:p>-0.13</text:p>
          </table:table-cell>
          <table:table-cell table:formula="of:=([Projections.J112]-0.9615)/0.438" office:value-type="float" office:value="2.59931506849315">
            <text:p>2.60</text:p>
          </table:table-cell>
          <table:table-cell table:formula="of:=([Projections.K112]-0.4923)/0.6736" office:value-type="float" office:value="0.308343230403801">
            <text:p>0.31</text:p>
          </table:table-cell>
          <table:table-cell table:formula="of:=([Projections.L112]-1.4962)/0.6873" office:value-type="float" office:value="0.296522624763568">
            <text:p>0.30</text:p>
          </table:table-cell>
          <table:table-cell table:formula="of:=([Projections.M112]-11.362)/4.2655" office:value-type="float" office:value="-0.0614230453639668">
            <text:p>-0.06</text:p>
          </table:table-cell>
          <table:table-cell table:formula="of:=SUM([.B110:.J110])-2*[.I110]" office:value-type="float" office:value="0.744352860344726">
            <text:p>0.74</text:p>
          </table:table-cell>
          <table:table-cell table:formula="of:=[.K110]/2.421232796*100" office:value-type="float" office:value="30.7427217066626">
            <text:p>30.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09. Richard Hamilton, Chi SG</text:p>
          </table:table-cell>
          <table:table-cell table:formula="of:=([Projections.D113]-0.483)/0.0498*([Projections.M113]/17.673)" office:value-type="float" office:value="-0.956124617294504">
            <text:p>-0.96</text:p>
          </table:table-cell>
          <table:table-cell table:formula="of:=([Projections.E113]-0.7876)/0.0761*([Projections.M113]/17.673)" office:value-type="float" office:value="0.641616613328734">
            <text:p>0.64</text:p>
          </table:table-cell>
          <table:table-cell table:formula="of:=([Projections.F113]-0.8577)/0.7534" office:value-type="float" office:value="0.188877090522963">
            <text:p>0.19</text:p>
          </table:table-cell>
          <table:table-cell table:formula="of:=([Projections.G113]-4.8346)/2.9474" office:value-type="float" office:value="-0.75815973400285">
            <text:p>-0.76</text:p>
          </table:table-cell>
          <table:table-cell table:formula="of:=([Projections.H113]-2.2462)/2.5876" office:value-type="float" office:value="0.600479208533004">
            <text:p>0.60</text:p>
          </table:table-cell>
          <table:table-cell table:formula="of:=([Projections.J113]-0.9615)/0.438" office:value-type="float" office:value="-0.59703196347032">
            <text:p>-0.60</text:p>
          </table:table-cell>
          <table:table-cell table:formula="of:=([Projections.K113]-0.4923)/0.6736" office:value-type="float" office:value="-0.582393111638955">
            <text:p>-0.58</text:p>
          </table:table-cell>
          <table:table-cell table:formula="of:=([Projections.L113]-1.4962)/0.6873" office:value-type="float" office:value="0.733013240215335">
            <text:p>0.73</text:p>
          </table:table-cell>
          <table:table-cell table:formula="of:=([Projections.M113]-11.362)/4.2655" office:value-type="float" office:value="0.923221193295042">
            <text:p>0.92</text:p>
          </table:table-cell>
          <table:table-cell table:formula="of:=SUM([.B111:.J111])-2*[.I111]" office:value-type="float" office:value="-1.27252856094222">
            <text:p>-1.27</text:p>
          </table:table-cell>
          <table:table-cell table:formula="of:=[.K111]/2.421232796*100" office:value-type="float" office:value="-52.5570512279738">
            <text:p>-52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10. Jordan Crawford, Wsh SG</text:p>
          </table:table-cell>
          <table:table-cell table:formula="of:=([Projections.D114]-0.483)/0.0498*([Projections.M114]/17.673)" office:value-type="float" office:value="-0.999868880830854">
            <text:p>-1.00</text:p>
          </table:table-cell>
          <table:table-cell table:formula="of:=([Projections.E114]-0.7876)/0.0761*([Projections.M114]/17.673)" office:value-type="float" office:value="0.0196294889351021">
            <text:p>0.02</text:p>
          </table:table-cell>
          <table:table-cell table:formula="of:=([Projections.F114]-0.8577)/0.7534" office:value-type="float" office:value="0.0561454738518715">
            <text:p>0.06</text:p>
          </table:table-cell>
          <table:table-cell table:formula="of:=([Projections.G114]-4.8346)/2.9474" office:value-type="float" office:value="-0.859944357739024">
            <text:p>-0.86</text:p>
          </table:table-cell>
          <table:table-cell table:formula="of:=([Projections.H114]-2.2462)/2.5876" office:value-type="float" office:value="0.445895810789921">
            <text:p>0.45</text:p>
          </table:table-cell>
          <table:table-cell table:formula="of:=([Projections.J114]-0.9615)/0.438" office:value-type="float" office:value="0.544520547945205">
            <text:p>0.54</text:p>
          </table:table-cell>
          <table:table-cell table:formula="of:=([Projections.K114]-0.4923)/0.6736" office:value-type="float" office:value="-0.582393111638955">
            <text:p>-0.58</text:p>
          </table:table-cell>
          <table:table-cell table:formula="of:=([Projections.L114]-1.4962)/0.6873" office:value-type="float" office:value="0.733013240215335">
            <text:p>0.73</text:p>
          </table:table-cell>
          <table:table-cell table:formula="of:=([Projections.M114]-11.362)/4.2655" office:value-type="float" office:value="-0.0848669558082288">
            <text:p>-0.08</text:p>
          </table:table-cell>
          <table:table-cell table:formula="of:=SUM([.B112:.J112])-2*[.I112]" office:value-type="float" office:value="-2.1938952247103">
            <text:p>-2.19</text:p>
          </table:table-cell>
          <table:table-cell table:formula="of:=[.K112]/2.421232796*100" office:value-type="float" office:value="-90.6106685955487">
            <text:p>-90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11. Amir Johnson, Tor PF</text:p>
          </table:table-cell>
          <table:table-cell table:formula="of:=([Projections.D115]-0.483)/0.0498*([Projections.M115]/17.673)" office:value-type="float" office:value="0.46675697300604">
            <text:p>0.47</text:p>
          </table:table-cell>
          <table:table-cell table:formula="of:=([Projections.E115]-0.7876)/0.0761*([Projections.M115]/17.673)" office:value-type="float" office:value="-0.250231371447704">
            <text:p>-0.25</text:p>
          </table:table-cell>
          <table:table-cell table:formula="of:=([Projections.F115]-0.8577)/0.7534" office:value-type="float" office:value="-1.13843907618795">
            <text:p>-1.14</text:p>
          </table:table-cell>
          <table:table-cell table:formula="of:=([Projections.G115]-4.8346)/2.9474" office:value-type="float" office:value="0.531112166655357">
            <text:p>0.53</text:p>
          </table:table-cell>
          <table:table-cell table:formula="of:=([Projections.H115]-2.2462)/2.5876" office:value-type="float" office:value="-0.481604575668573">
            <text:p>-0.48</text:p>
          </table:table-cell>
          <table:table-cell table:formula="of:=([Projections.J115]-0.9615)/0.438" office:value-type="float" office:value="-0.59703196347032">
            <text:p>-0.60</text:p>
          </table:table-cell>
          <table:table-cell table:formula="of:=([Projections.K115]-0.4923)/0.6736" office:value-type="float" office:value="1.05062351543943">
            <text:p>1.05</text:p>
          </table:table-cell>
          <table:table-cell table:formula="of:=([Projections.L115]-1.4962)/0.6873" office:value-type="float" office:value="-1.15844609340899">
            <text:p>-1.16</text:p>
          </table:table-cell>
          <table:table-cell table:formula="of:=([Projections.M115]-11.362)/4.2655" office:value-type="float" office:value="-0.811628179580354">
            <text:p>-0.81</text:p>
          </table:table-cell>
          <table:table-cell table:formula="of:=SUM([.B113:.J113])-2*[.I113]" office:value-type="float" office:value="-0.0719964178450794">
            <text:p>-0.07</text:p>
          </table:table-cell>
          <table:table-cell table:formula="of:=[.K113]/2.421232796*100" office:value-type="float" office:value="-2.97354380644526">
            <text:p>-3.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12. Ricky Rubio, Min PG</text:p>
          </table:table-cell>
          <table:table-cell table:formula="of:=([Projections.D116]-0.483)/0.0498*([Projections.M116]/17.673)" office:value-type="float" office:value="-0.837958295014495">
            <text:p>-0.84</text:p>
          </table:table-cell>
          <table:table-cell table:formula="of:=([Projections.E116]-0.7876)/0.0761*([Projections.M116]/17.673)" office:value-type="float" office:value="0.143131690151788">
            <text:p>0.14</text:p>
          </table:table-cell>
          <table:table-cell table:formula="of:=([Projections.F116]-0.8577)/0.7534" office:value-type="float" office:value="-0.474780992832493">
            <text:p>-0.47</text:p>
          </table:table-cell>
          <table:table-cell table:formula="of:=([Projections.G116]-4.8346)/2.9474" office:value-type="float" office:value="-0.58851869444256">
            <text:p>-0.59</text:p>
          </table:table-cell>
          <table:table-cell table:formula="of:=([Projections.H116]-2.2462)/2.5876" office:value-type="float" office:value="1.48933374555573">
            <text:p>1.49</text:p>
          </table:table-cell>
          <table:table-cell table:formula="of:=([Projections.J116]-0.9615)/0.438" office:value-type="float" office:value="0.316210045662101">
            <text:p>0.32</text:p>
          </table:table-cell>
          <table:table-cell table:formula="of:=([Projections.K116]-0.4923)/0.6736" office:value-type="float" office:value="-0.433937054631829">
            <text:p>-0.43</text:p>
          </table:table-cell>
          <table:table-cell table:formula="of:=([Projections.L116]-1.4962)/0.6873" office:value-type="float" office:value="2.33347883020515">
            <text:p>2.33</text:p>
          </table:table-cell>
          <table:table-cell table:formula="of:=([Projections.M116]-11.362)/4.2655" office:value-type="float" office:value="0.266791700855703">
            <text:p>0.27</text:p>
          </table:table-cell>
          <table:table-cell table:formula="of:=SUM([.B114:.J114])-2*[.I114]" office:value-type="float" office:value="-2.45320668490121">
            <text:p>-2.45</text:p>
          </table:table-cell>
          <table:table-cell table:formula="of:=[.K114]/2.421232796*100" office:value-type="float" office:value="-101.320562357904">
            <text:p>-101.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13. Arron Afflalo, Den SG</text:p>
          </table:table-cell>
          <table:table-cell table:formula="of:=([Projections.D117]-0.483)/0.0498*([Projections.M117]/17.673)" office:value-type="float" office:value="0.0245422361658483">
            <text:p>0.02</text:p>
          </table:table-cell>
          <table:table-cell table:formula="of:=([Projections.E117]-0.7876)/0.0761*([Projections.M117]/17.673)" office:value-type="float" office:value="0.340482408074323">
            <text:p>0.34</text:p>
          </table:table-cell>
          <table:table-cell table:formula="of:=([Projections.F117]-0.8577)/0.7534" office:value-type="float" office:value="0.719803557207327">
            <text:p>0.72</text:p>
          </table:table-cell>
          <table:table-cell table:formula="of:=([Projections.G117]-4.8346)/2.9474" office:value-type="float" office:value="-0.520662278618443">
            <text:p>-0.52</text:p>
          </table:table-cell>
          <table:table-cell table:formula="of:=([Projections.H117]-2.2462)/2.5876" office:value-type="float" office:value="-0.0951460813108672">
            <text:p>-0.10</text:p>
          </table:table-cell>
          <table:table-cell table:formula="of:=([Projections.J117]-0.9615)/0.438" office:value-type="float" office:value="-1.05365296803653">
            <text:p>-1.05</text:p>
          </table:table-cell>
          <table:table-cell table:formula="of:=([Projections.K117]-0.4923)/0.6736" office:value-type="float" office:value="-0.137024940617577">
            <text:p>-0.14</text:p>
          </table:table-cell>
          <table:table-cell table:formula="of:=([Projections.L117]-1.4962)/0.6873" office:value-type="float" office:value="-0.721955477957224">
            <text:p>-0.72</text:p>
          </table:table-cell>
          <table:table-cell table:formula="of:=([Projections.M117]-11.362)/4.2655" office:value-type="float" office:value="-0.131754776696753">
            <text:p>-0.13</text:p>
          </table:table-cell>
          <table:table-cell table:formula="of:=SUM([.B115:.J115])-2*[.I115]" office:value-type="float" office:value="-0.131457365875449">
            <text:p>-0.13</text:p>
          </table:table-cell>
          <table:table-cell table:formula="of:=[.K115]/2.421232796*100" office:value-type="float" office:value="-5.42935673482629">
            <text:p>-5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14. John Salmons, Sac SF, SG</text:p>
          </table:table-cell>
          <table:table-cell table:formula="of:=([Projections.D118]-0.483)/0.0498*([Projections.M118]/17.673)" office:value-type="float" office:value="-0.791714359276067">
            <text:p>-0.79</text:p>
          </table:table-cell>
          <table:table-cell table:formula="of:=([Projections.E118]-0.7876)/0.0761*([Projections.M118]/17.673)" office:value-type="float" office:value="0.33277932074979">
            <text:p>0.33</text:p>
          </table:table-cell>
          <table:table-cell table:formula="of:=([Projections.F118]-0.8577)/0.7534" office:value-type="float" office:value="0.454340323865145">
            <text:p>0.45</text:p>
          </table:table-cell>
          <table:table-cell table:formula="of:=([Projections.G118]-4.8346)/2.9474" office:value-type="float" office:value="-0.554590486530501">
            <text:p>-0.55</text:p>
          </table:table-cell>
          <table:table-cell table:formula="of:=([Projections.H118]-2.2462)/2.5876" office:value-type="float" office:value="0.214020714175297">
            <text:p>0.21</text:p>
          </table:table-cell>
          <table:table-cell table:formula="of:=([Projections.J118]-0.9615)/0.438" office:value-type="float" office:value="-0.14041095890411">
            <text:p>-0.14</text:p>
          </table:table-cell>
          <table:table-cell table:formula="of:=([Projections.K118]-0.4923)/0.6736" office:value-type="float" office:value="-0.285480997624703">
            <text:p>-0.29</text:p>
          </table:table-cell>
          <table:table-cell table:formula="of:=([Projections.L118]-1.4962)/0.6873" office:value-type="float" office:value="0.151025752946312">
            <text:p>0.15</text:p>
          </table:table-cell>
          <table:table-cell table:formula="of:=([Projections.M118]-11.362)/4.2655" office:value-type="float" office:value="0.477786894854062">
            <text:p>0.48</text:p>
          </table:table-cell>
          <table:table-cell table:formula="of:=SUM([.B116:.J116])-2*[.I116]" office:value-type="float" office:value="-0.4442953016374">
            <text:p>-0.44</text:p>
          </table:table-cell>
          <table:table-cell table:formula="of:=[.K116]/2.421232796*100" office:value-type="float" office:value="-18.3499621503309">
            <text:p>-18.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15. Caron Butler, LAC SF</text:p>
          </table:table-cell>
          <table:table-cell table:formula="of:=([Projections.D119]-0.483)/0.0498*([Projections.M119]/17.673)" office:value-type="float" office:value="-0.801713048084376">
            <text:p>-0.80</text:p>
          </table:table-cell>
          <table:table-cell table:formula="of:=([Projections.E119]-0.7876)/0.0761*([Projections.M119]/17.673)" office:value-type="float" office:value="0.467181836655438">
            <text:p>0.47</text:p>
          </table:table-cell>
          <table:table-cell table:formula="of:=([Projections.F119]-0.8577)/0.7534" office:value-type="float" office:value="-0.0765861428192195">
            <text:p>-0.08</text:p>
          </table:table-cell>
          <table:table-cell table:formula="of:=([Projections.G119]-4.8346)/2.9474" office:value-type="float" office:value="0.191830087534777">
            <text:p>0.19</text:p>
          </table:table-cell>
          <table:table-cell table:formula="of:=([Projections.H119]-2.2462)/2.5876" office:value-type="float" office:value="0.0594373164322152">
            <text:p>0.06</text:p>
          </table:table-cell>
          <table:table-cell table:formula="of:=([Projections.J119]-0.9615)/0.438" office:value-type="float" office:value="0.772831050228311">
            <text:p>0.77</text:p>
          </table:table-cell>
          <table:table-cell table:formula="of:=([Projections.K119]-0.4923)/0.6736" office:value-type="float" office:value="-0.285480997624703">
            <text:p>-0.29</text:p>
          </table:table-cell>
          <table:table-cell table:formula="of:=([Projections.L119]-1.4962)/0.6873" office:value-type="float" office:value="1.02400698384985">
            <text:p>1.02</text:p>
          </table:table-cell>
          <table:table-cell table:formula="of:=([Projections.M119]-11.362)/4.2655" office:value-type="float" office:value="1.27487984995897">
            <text:p>1.27</text:p>
          </table:table-cell>
          <table:table-cell table:formula="of:=SUM([.B117:.J117])-2*[.I117]" office:value-type="float" office:value="0.578372968431568">
            <text:p>0.58</text:p>
          </table:table-cell>
          <table:table-cell table:formula="of:=[.K117]/2.421232796*100" office:value-type="float" office:value="23.8875406523103">
            <text:p>23.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16. George Hill, Ind PG, SG</text:p>
          </table:table-cell>
          <table:table-cell table:formula="of:=([Projections.D120]-0.483)/0.0498*([Projections.M120]/17.673)" office:value-type="float" office:value="-0.329275001891797">
            <text:p>-0.33</text:p>
          </table:table-cell>
          <table:table-cell table:formula="of:=([Projections.E120]-0.7876)/0.0761*([Projections.M120]/17.673)" office:value-type="float" office:value="0.481547053557944">
            <text:p>0.48</text:p>
          </table:table-cell>
          <table:table-cell table:formula="of:=([Projections.F120]-0.8577)/0.7534" office:value-type="float" office:value="0.321608707194054">
            <text:p>0.32</text:p>
          </table:table-cell>
          <table:table-cell table:formula="of:=([Projections.G120]-4.8346)/2.9474" office:value-type="float" office:value="-0.690303318178734">
            <text:p>-0.69</text:p>
          </table:table-cell>
          <table:table-cell table:formula="of:=([Projections.H120]-2.2462)/2.5876" office:value-type="float" office:value="0.214020714175297">
            <text:p>0.21</text:p>
          </table:table-cell>
          <table:table-cell table:formula="of:=([Projections.J120]-0.9615)/0.438" office:value-type="float" office:value="-0.14041095890411">
            <text:p>-0.14</text:p>
          </table:table-cell>
          <table:table-cell table:formula="of:=([Projections.K120]-0.4923)/0.6736" office:value-type="float" office:value="-0.285480997624703">
            <text:p>-0.29</text:p>
          </table:table-cell>
          <table:table-cell table:formula="of:=([Projections.L120]-1.4962)/0.6873" office:value-type="float" office:value="0.00552888112905576">
            <text:p>0.01</text:p>
          </table:table-cell>
          <table:table-cell table:formula="of:=([Projections.M120]-11.362)/4.2655" office:value-type="float" office:value="0.290235611299965">
            <text:p>0.29</text:p>
          </table:table-cell>
          <table:table-cell table:formula="of:=SUM([.B118:.J118])-2*[.I118]" office:value-type="float" office:value="-0.143587071501139">
            <text:p>-0.14</text:p>
          </table:table-cell>
          <table:table-cell table:formula="of:=[.K118]/2.421232796*100" office:value-type="float" office:value="-5.93032903479385">
            <text:p>-5.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17. Brandon Knight, Det PG, SG</text:p>
          </table:table-cell>
          <table:table-cell table:formula="of:=([Projections.D121]-0.483)/0.0498*([Projections.M121]/17.673)" office:value-type="float" office:value="-1.16439276031302">
            <text:p>-1.16</text:p>
          </table:table-cell>
          <table:table-cell table:formula="of:=([Projections.E121]-0.7876)/0.0761*([Projections.M121]/17.673)" office:value-type="float" office:value="-0.0507987380320535">
            <text:p>-0.05</text:p>
          </table:table-cell>
          <table:table-cell table:formula="of:=([Projections.F121]-0.8577)/0.7534" office:value-type="float" office:value="0.719803557207327">
            <text:p>0.72</text:p>
          </table:table-cell>
          <table:table-cell table:formula="of:=([Projections.G121]-4.8346)/2.9474" office:value-type="float" office:value="-0.75815973400285">
            <text:p>-0.76</text:p>
          </table:table-cell>
          <table:table-cell table:formula="of:=([Projections.H121]-2.2462)/2.5876" office:value-type="float" office:value="1.10287525119802">
            <text:p>1.10</text:p>
          </table:table-cell>
          <table:table-cell table:formula="of:=([Projections.J121]-0.9615)/0.438" office:value-type="float" office:value="0.544520547945205">
            <text:p>0.54</text:p>
          </table:table-cell>
          <table:table-cell table:formula="of:=([Projections.K121]-0.4923)/0.6736" office:value-type="float" office:value="-0.582393111638955">
            <text:p>-0.58</text:p>
          </table:table-cell>
          <table:table-cell table:formula="of:=([Projections.L121]-1.4962)/0.6873" office:value-type="float" office:value="1.31500072748436">
            <text:p>1.32</text:p>
          </table:table-cell>
          <table:table-cell table:formula="of:=([Projections.M121]-11.362)/4.2655" office:value-type="float" office:value="0.196459969522916">
            <text:p>0.20</text:p>
          </table:table-cell>
          <table:table-cell table:formula="of:=SUM([.B119:.J119])-2*[.I119]" office:value-type="float" office:value="-1.30708574559777">
            <text:p>-1.31</text:p>
          </table:table-cell>
          <table:table-cell table:formula="of:=[.K119]/2.421232796*100" office:value-type="float" office:value="-53.9843069925842">
            <text:p>-54.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18. Corey Maggette, Cha SF</text:p>
          </table:table-cell>
          <table:table-cell table:formula="of:=([Projections.D122]-0.483)/0.0498*([Projections.M122]/17.673)" office:value-type="float" office:value="-0.607647588032205">
            <text:p>-0.61</text:p>
          </table:table-cell>
          <table:table-cell table:formula="of:=([Projections.E122]-0.7876)/0.0761*([Projections.M122]/17.673)" office:value-type="float" office:value="0.64475435739336">
            <text:p>0.64</text:p>
          </table:table-cell>
          <table:table-cell table:formula="of:=([Projections.F122]-0.8577)/0.7534" office:value-type="float" office:value="-0.20931775949031">
            <text:p>-0.21</text:p>
          </table:table-cell>
          <table:table-cell table:formula="of:=([Projections.G122]-4.8346)/2.9474" office:value-type="float" office:value="0.191830087534777">
            <text:p>0.19</text:p>
          </table:table-cell>
          <table:table-cell table:formula="of:=([Projections.H122]-2.2462)/2.5876" office:value-type="float" office:value="-0.0178543824393259">
            <text:p>-0.02</text:p>
          </table:table-cell>
          <table:table-cell table:formula="of:=([Projections.J122]-0.9615)/0.438" office:value-type="float" office:value="-0.825342465753425">
            <text:p>-0.83</text:p>
          </table:table-cell>
          <table:table-cell table:formula="of:=([Projections.K122]-0.4923)/0.6736" office:value-type="float" office:value="-0.582393111638955">
            <text:p>-0.58</text:p>
          </table:table-cell>
          <table:table-cell table:formula="of:=([Projections.L122]-1.4962)/0.6873" office:value-type="float" office:value="1.46049759930162">
            <text:p>1.46</text:p>
          </table:table-cell>
          <table:table-cell table:formula="of:=([Projections.M122]-11.362)/4.2655" office:value-type="float" office:value="1.814089790177">
            <text:p>1.81</text:p>
          </table:table-cell>
          <table:table-cell table:formula="of:=SUM([.B120:.J120])-2*[.I120]" office:value-type="float" office:value="-1.0523786715507">
            <text:p>-1.05</text:p>
          </table:table-cell>
          <table:table-cell table:formula="of:=[.K120]/2.421232796*100" office:value-type="float" office:value="-43.4645802456204">
            <text:p>-43.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19. Thaddeus Young, Phi SF</text:p>
          </table:table-cell>
          <table:table-cell table:formula="of:=([Projections.D123]-0.483)/0.0498*([Projections.M123]/17.673)" office:value-type="float" office:value="0.887270010273653">
            <text:p>0.89</text:p>
          </table:table-cell>
          <table:table-cell table:formula="of:=([Projections.E123]-0.7876)/0.0761*([Projections.M123]/17.673)" office:value-type="float" office:value="-0.831219631451885">
            <text:p>-0.83</text:p>
          </table:table-cell>
          <table:table-cell table:formula="of:=([Projections.F123]-0.8577)/0.7534" office:value-type="float" office:value="-0.872975842845766">
            <text:p>-0.87</text:p>
          </table:table-cell>
          <table:table-cell table:formula="of:=([Projections.G123]-4.8346)/2.9474" office:value-type="float" office:value="0.191830087534777">
            <text:p>0.19</text:p>
          </table:table-cell>
          <table:table-cell table:formula="of:=([Projections.H123]-2.2462)/2.5876" office:value-type="float" office:value="-0.442958726232803">
            <text:p>-0.44</text:p>
          </table:table-cell>
          <table:table-cell table:formula="of:=([Projections.J123]-0.9615)/0.438" office:value-type="float" office:value="0.316210045662101">
            <text:p>0.32</text:p>
          </table:table-cell>
          <table:table-cell table:formula="of:=([Projections.K123]-0.4923)/0.6736" office:value-type="float" office:value="-0.285480997624703">
            <text:p>-0.29</text:p>
          </table:table-cell>
          <table:table-cell table:formula="of:=([Projections.L123]-1.4962)/0.6873" office:value-type="float" office:value="-0.1399679906882">
            <text:p>-0.14</text:p>
          </table:table-cell>
          <table:table-cell table:formula="of:=([Projections.M123]-11.362)/4.2655" office:value-type="float" office:value="0.548118626186848">
            <text:p>0.55</text:p>
          </table:table-cell>
          <table:table-cell table:formula="of:=SUM([.B121:.J121])-2*[.I121]" office:value-type="float" office:value="-0.349238437809578">
            <text:p>-0.35</text:p>
          </table:table-cell>
          <table:table-cell table:formula="of:=[.K121]/2.421232796*100" office:value-type="float" office:value="-14.4239925374602">
            <text:p>-14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20. Trevor Ariza, Nor SF, SG</text:p>
          </table:table-cell>
          <table:table-cell table:formula="of:=([Projections.D124]-0.483)/0.0498*([Projections.M124]/17.673)" office:value-type="float" office:value="-1.05440718342163">
            <text:p>-1.05</text:p>
          </table:table-cell>
          <table:table-cell table:formula="of:=([Projections.E124]-0.7876)/0.0761*([Projections.M124]/17.673)" office:value-type="float" office:value="-0.884933051174301">
            <text:p>-0.88</text:p>
          </table:table-cell>
          <table:table-cell table:formula="of:=([Projections.F124]-0.8577)/0.7534" office:value-type="float" office:value="0.454340323865145">
            <text:p>0.45</text:p>
          </table:table-cell>
          <table:table-cell table:formula="of:=([Projections.G124]-4.8346)/2.9474" office:value-type="float" office:value="0.157901879622718">
            <text:p>0.16</text:p>
          </table:table-cell>
          <table:table-cell table:formula="of:=([Projections.H124]-2.2462)/2.5876" office:value-type="float" office:value="0.0980831658679858">
            <text:p>0.10</text:p>
          </table:table-cell>
          <table:table-cell table:formula="of:=([Projections.J124]-0.9615)/0.438" office:value-type="float" office:value="1.68607305936073">
            <text:p>1.69</text:p>
          </table:table-cell>
          <table:table-cell table:formula="of:=([Projections.K124]-0.4923)/0.6736" office:value-type="float" office:value="-0.137024940617577">
            <text:p>-0.14</text:p>
          </table:table-cell>
          <table:table-cell table:formula="of:=([Projections.L124]-1.4962)/0.6873" office:value-type="float" office:value="0.296522624763568">
            <text:p>0.30</text:p>
          </table:table-cell>
          <table:table-cell table:formula="of:=([Projections.M124]-11.362)/4.2655" office:value-type="float" office:value="0.0557965068573437">
            <text:p>0.06</text:p>
          </table:table-cell>
          <table:table-cell table:formula="of:=SUM([.B122:.J122])-2*[.I122]" office:value-type="float" office:value="0.0793071355968494">
            <text:p>0.08</text:p>
          </table:table-cell>
          <table:table-cell table:formula="of:=[.K122]/2.421232796*100" office:value-type="float" office:value="3.27548576608862">
            <text:p>3.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21. Jared Dudley, Pho SF, SG</text:p>
          </table:table-cell>
          <table:table-cell table:formula="of:=([Projections.D125]-0.483)/0.0498*([Projections.M125]/17.673)" office:value-type="float" office:value="-0.139981643316319">
            <text:p>-0.14</text:p>
          </table:table-cell>
          <table:table-cell table:formula="of:=([Projections.E125]-0.7876)/0.0761*([Projections.M125]/17.673)" office:value-type="float" office:value="-0.396396709889464">
            <text:p>-0.40</text:p>
          </table:table-cell>
          <table:table-cell table:formula="of:=([Projections.F125]-0.8577)/0.7534" office:value-type="float" office:value="0.719803557207327">
            <text:p>0.72</text:p>
          </table:table-cell>
          <table:table-cell table:formula="of:=([Projections.G125]-4.8346)/2.9474" office:value-type="float" office:value="-0.147451991585804">
            <text:p>-0.15</text:p>
          </table:table-cell>
          <table:table-cell table:formula="of:=([Projections.H125]-2.2462)/2.5876" office:value-type="float" office:value="-0.28837532848972">
            <text:p>-0.29</text:p>
          </table:table-cell>
          <table:table-cell table:formula="of:=([Projections.J125]-0.9615)/0.438" office:value-type="float" office:value="0.544520547945205">
            <text:p>0.54</text:p>
          </table:table-cell>
          <table:table-cell table:formula="of:=([Projections.K125]-0.4923)/0.6736" office:value-type="float" office:value="-0.285480997624703">
            <text:p>-0.29</text:p>
          </table:table-cell>
          <table:table-cell table:formula="of:=([Projections.L125]-1.4962)/0.6873" office:value-type="float" office:value="-0.576458606139968">
            <text:p>-0.58</text:p>
          </table:table-cell>
          <table:table-cell table:formula="of:=([Projections.M125]-11.362)/4.2655" office:value-type="float" office:value="-0.0379791349197048">
            <text:p>-0.04</text:p>
          </table:table-cell>
          <table:table-cell table:formula="of:=SUM([.B123:.J123])-2*[.I123]" office:value-type="float" office:value="0.545116905466785">
            <text:p>0.55</text:p>
          </table:table-cell>
          <table:table-cell table:formula="of:=[.K123]/2.421232796*100" office:value-type="float" office:value="22.5140228716274">
            <text:p>22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22. Tyrus Thomas, Cha PF</text:p>
          </table:table-cell>
          <table:table-cell table:formula="of:=([Projections.D126]-0.483)/0.0498*([Projections.M126]/17.673)" office:value-type="float" office:value="-0.256898129495291">
            <text:p>-0.26</text:p>
          </table:table-cell>
          <table:table-cell table:formula="of:=([Projections.E126]-0.7876)/0.0761*([Projections.M126]/17.673)" office:value-type="float" office:value="-0.491956631023531">
            <text:p>-0.49</text:p>
          </table:table-cell>
          <table:table-cell table:formula="of:=([Projections.F126]-0.8577)/0.7534" office:value-type="float" office:value="-1.13843907618795">
            <text:p>-1.14</text:p>
          </table:table-cell>
          <table:table-cell table:formula="of:=([Projections.G126]-4.8346)/2.9474" office:value-type="float" office:value="0.66682499830359">
            <text:p>0.67</text:p>
          </table:table-cell>
          <table:table-cell table:formula="of:=([Projections.H126]-2.2462)/2.5876" office:value-type="float" office:value="-0.481604575668573">
            <text:p>-0.48</text:p>
          </table:table-cell>
          <table:table-cell table:formula="of:=([Projections.J126]-0.9615)/0.438" office:value-type="float" office:value="0.316210045662101">
            <text:p>0.32</text:p>
          </table:table-cell>
          <table:table-cell table:formula="of:=([Projections.K126]-0.4923)/0.6736" office:value-type="float" office:value="1.94135985748219">
            <text:p>1.94</text:p>
          </table:table-cell>
          <table:table-cell table:formula="of:=([Projections.L126]-1.4962)/0.6873" office:value-type="float" office:value="0.587516368398079">
            <text:p>0.59</text:p>
          </table:table-cell>
          <table:table-cell table:formula="of:=([Projections.M126]-11.362)/4.2655" office:value-type="float" office:value="0.12612823819013">
            <text:p>0.13</text:p>
          </table:table-cell>
          <table:table-cell table:formula="of:=SUM([.B124:.J124])-2*[.I124]" office:value-type="float" office:value="0.0941083588645837">
            <text:p>0.09</text:p>
          </table:table-cell>
          <table:table-cell table:formula="of:=[.K124]/2.421232796*100" office:value-type="float" office:value="3.88679514915111">
            <text:p>3.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23. Andrei Kirilenko, FA SF, PF</text:p>
          </table:table-cell>
          <table:table-cell table:formula="of:=([Projections.D127]-0.483)/0.0498*([Projections.M127]/17.673)" office:value-type="float" office:value="-0.132937112565011">
            <text:p>-0.13</text:p>
          </table:table-cell>
          <table:table-cell table:formula="of:=([Projections.E127]-0.7876)/0.0761*([Projections.M127]/17.673)" office:value-type="float" office:value="-0.170508878886277">
            <text:p>-0.17</text:p>
          </table:table-cell>
          <table:table-cell table:formula="of:=([Projections.F127]-0.8577)/0.7534" office:value-type="float" office:value="-0.474780992832493">
            <text:p>-0.47</text:p>
          </table:table-cell>
          <table:table-cell table:formula="of:=([Projections.G127]-4.8346)/2.9474" office:value-type="float" office:value="0.0221890479744861">
            <text:p>0.02</text:p>
          </table:table-cell>
          <table:table-cell table:formula="of:=([Projections.H127]-2.2462)/2.5876" office:value-type="float" office:value="0.252666563611068">
            <text:p>0.25</text:p>
          </table:table-cell>
          <table:table-cell table:formula="of:=([Projections.J127]-0.9615)/0.438" office:value-type="float" office:value="0.772831050228311">
            <text:p>0.77</text:p>
          </table:table-cell>
          <table:table-cell table:formula="of:=([Projections.K127]-0.4923)/0.6736" office:value-type="float" office:value="1.05062351543943">
            <text:p>1.05</text:p>
          </table:table-cell>
          <table:table-cell table:formula="of:=([Projections.L127]-1.4962)/0.6873" office:value-type="float" office:value="0.296522624763568">
            <text:p>0.30</text:p>
          </table:table-cell>
          <table:table-cell table:formula="of:=([Projections.M127]-11.362)/4.2655" office:value-type="float" office:value="0.0792404173016057">
            <text:p>0.08</text:p>
          </table:table-cell>
          <table:table-cell table:formula="of:=SUM([.B125:.J125])-2*[.I125]" office:value-type="float" office:value="1.10280098550755">
            <text:p>1.10</text:p>
          </table:table-cell>
          <table:table-cell table:formula="of:=[.K125]/2.421232796*100" office:value-type="float" office:value="45.5470860682804">
            <text:p>45.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24. Mo Williams, LAC PG</text:p>
          </table:table-cell>
          <table:table-cell table:formula="of:=([Projections.D128]-0.483)/0.0498*([Projections.M128]/17.673)" office:value-type="float" office:value="-0.68854607020852">
            <text:p>-0.69</text:p>
          </table:table-cell>
          <table:table-cell table:formula="of:=([Projections.E128]-0.7876)/0.0761*([Projections.M128]/17.673)" office:value-type="float" office:value="0.656353600855012">
            <text:p>0.66</text:p>
          </table:table-cell>
          <table:table-cell table:formula="of:=([Projections.F128]-0.8577)/0.7534" office:value-type="float" office:value="0.454340323865145">
            <text:p>0.45</text:p>
          </table:table-cell>
          <table:table-cell table:formula="of:=([Projections.G128]-4.8346)/2.9474" office:value-type="float" office:value="-0.995657189387257">
            <text:p>-1.00</text:p>
          </table:table-cell>
          <table:table-cell table:formula="of:=([Projections.H128]-2.2462)/2.5876" office:value-type="float" office:value="0.445895810789921">
            <text:p>0.45</text:p>
          </table:table-cell>
          <table:table-cell table:formula="of:=([Projections.J128]-0.9615)/0.438" office:value-type="float" office:value="-0.825342465753425">
            <text:p>-0.83</text:p>
          </table:table-cell>
          <table:table-cell table:formula="of:=([Projections.K128]-0.4923)/0.6736" office:value-type="float" office:value="-0.582393111638955">
            <text:p>-0.58</text:p>
          </table:table-cell>
          <table:table-cell table:formula="of:=([Projections.L128]-1.4962)/0.6873" office:value-type="float" office:value="0.442019496580824">
            <text:p>0.44</text:p>
          </table:table-cell>
          <table:table-cell table:formula="of:=([Projections.M128]-11.362)/4.2655" office:value-type="float" office:value="-0.295862149806588">
            <text:p>-0.30</text:p>
          </table:table-cell>
          <table:table-cell table:formula="of:=SUM([.B126:.J126])-2*[.I126]" office:value-type="float" office:value="-2.27323074786549">
            <text:p>-2.27</text:p>
          </table:table-cell>
          <table:table-cell table:formula="of:=[.K126]/2.421232796*100" office:value-type="float" office:value="-93.8873268039729">
            <text:p>-93.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25. C.J. Miles, Uta SF, SG</text:p>
          </table:table-cell>
          <table:table-cell table:formula="of:=([Projections.D129]-0.483)/0.0498*([Projections.M129]/17.673)" office:value-type="float" office:value="-0.952715973382581">
            <text:p>-0.95</text:p>
          </table:table-cell>
          <table:table-cell table:formula="of:=([Projections.E129]-0.7876)/0.0761*([Projections.M129]/17.673)" office:value-type="float" office:value="0.128528540050068">
            <text:p>0.13</text:p>
          </table:table-cell>
          <table:table-cell table:formula="of:=([Projections.F129]-0.8577)/0.7534" office:value-type="float" office:value="0.719803557207327">
            <text:p>0.72</text:p>
          </table:table-cell>
          <table:table-cell table:formula="of:=([Projections.G129]-4.8346)/2.9474" office:value-type="float" office:value="-0.520662278618443">
            <text:p>-0.52</text:p>
          </table:table-cell>
          <table:table-cell table:formula="of:=([Projections.H129]-2.2462)/2.5876" office:value-type="float" office:value="-0.133791930746638">
            <text:p>-0.13</text:p>
          </table:table-cell>
          <table:table-cell table:formula="of:=([Projections.J129]-0.9615)/0.438" office:value-type="float" office:value="0.0878995433789954">
            <text:p>0.09</text:p>
          </table:table-cell>
          <table:table-cell table:formula="of:=([Projections.K129]-0.4923)/0.6736" office:value-type="float" office:value="-0.137024940617577">
            <text:p>-0.14</text:p>
          </table:table-cell>
          <table:table-cell table:formula="of:=([Projections.L129]-1.4962)/0.6873" office:value-type="float" office:value="-0.285464862505456">
            <text:p>-0.29</text:p>
          </table:table-cell>
          <table:table-cell table:formula="of:=([Projections.M129]-11.362)/4.2655" office:value-type="float" office:value="0.360567342632751">
            <text:p>0.36</text:p>
          </table:table-cell>
          <table:table-cell table:formula="of:=SUM([.B127:.J127])-2*[.I127]" office:value-type="float" office:value="-0.161931277590642">
            <text:p>-0.16</text:p>
          </table:table-cell>
          <table:table-cell table:formula="of:=[.K127]/2.421232796*100" office:value-type="float" office:value="-6.68796812343534">
            <text:p>-6.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26. Carlos Delfino, Mil SF, SG</text:p>
          </table:table-cell>
          <table:table-cell table:formula="of:=([Projections.D130]-0.483)/0.0498*([Projections.M130]/17.673)" office:value-type="float" office:value="-1.04304503704855">
            <text:p>-1.04</text:p>
          </table:table-cell>
          <table:table-cell table:formula="of:=([Projections.E130]-0.7876)/0.0761*([Projections.M130]/17.673)" office:value-type="float" office:value="0.0995750438707922">
            <text:p>0.10</text:p>
          </table:table-cell>
          <table:table-cell table:formula="of:=([Projections.F130]-0.8577)/0.7534" office:value-type="float" office:value="1.25073002389169">
            <text:p>1.25</text:p>
          </table:table-cell>
          <table:table-cell table:formula="of:=([Projections.G130]-4.8346)/2.9474" office:value-type="float" office:value="-0.113523783673746">
            <text:p>-0.11</text:p>
          </table:table-cell>
          <table:table-cell table:formula="of:=([Projections.H130]-2.2462)/2.5876" office:value-type="float" office:value="0.0594373164322152">
            <text:p>0.06</text:p>
          </table:table-cell>
          <table:table-cell table:formula="of:=([Projections.J130]-0.9615)/0.438" office:value-type="float" office:value="0.772831050228311">
            <text:p>0.77</text:p>
          </table:table-cell>
          <table:table-cell table:formula="of:=([Projections.K130]-0.4923)/0.6736" office:value-type="float" office:value="-0.433937054631829">
            <text:p>-0.43</text:p>
          </table:table-cell>
          <table:table-cell table:formula="of:=([Projections.L130]-1.4962)/0.6873" office:value-type="float" office:value="-0.285464862505456">
            <text:p>-0.29</text:p>
          </table:table-cell>
          <table:table-cell table:formula="of:=([Projections.M130]-11.362)/4.2655" office:value-type="float" office:value="-0.131754776696753">
            <text:p>-0.13</text:p>
          </table:table-cell>
          <table:table-cell table:formula="of:=SUM([.B128:.J128])-2*[.I128]" office:value-type="float" office:value="0.745777644877587">
            <text:p>0.75</text:p>
          </table:table-cell>
          <table:table-cell table:formula="of:=[.K128]/2.421232796*100" office:value-type="float" office:value="30.8015671235599">
            <text:p>30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27. Hedo Turkoglu, Orl SF</text:p>
          </table:table-cell>
          <table:table-cell table:formula="of:=([Projections.D131]-0.483)/0.0498*([Projections.M131]/17.673)" office:value-type="float" office:value="-0.823755612048147">
            <text:p>-0.82</text:p>
          </table:table-cell>
          <table:table-cell table:formula="of:=([Projections.E131]-0.7876)/0.0761*([Projections.M131]/17.673)" office:value-type="float" office:value="0.0223062374262524">
            <text:p>0.02</text:p>
          </table:table-cell>
          <table:table-cell table:formula="of:=([Projections.F131]-0.8577)/0.7534" office:value-type="float" office:value="1.25073002389169">
            <text:p>1.25</text:p>
          </table:table-cell>
          <table:table-cell table:formula="of:=([Projections.G131]-4.8346)/2.9474" office:value-type="float" office:value="-0.113523783673746">
            <text:p>-0.11</text:p>
          </table:table-cell>
          <table:table-cell table:formula="of:=([Projections.H131]-2.2462)/2.5876" office:value-type="float" office:value="1.02558355232648">
            <text:p>1.03</text:p>
          </table:table-cell>
          <table:table-cell table:formula="of:=([Projections.J131]-0.9615)/0.438" office:value-type="float" office:value="-0.368721461187215">
            <text:p>-0.37</text:p>
          </table:table-cell>
          <table:table-cell table:formula="of:=([Projections.K131]-0.4923)/0.6736" office:value-type="float" office:value="-0.137024940617577">
            <text:p>-0.14</text:p>
          </table:table-cell>
          <table:table-cell table:formula="of:=([Projections.L131]-1.4962)/0.6873" office:value-type="float" office:value="0.733013240215335">
            <text:p>0.73</text:p>
          </table:table-cell>
          <table:table-cell table:formula="of:=([Projections.M131]-11.362)/4.2655" office:value-type="float" office:value="0.266791700855703">
            <text:p>0.27</text:p>
          </table:table-cell>
          <table:table-cell table:formula="of:=SUM([.B129:.J129])-2*[.I129]" office:value-type="float" office:value="0.389372476758106">
            <text:p>0.39</text:p>
          </table:table-cell>
          <table:table-cell table:formula="of:=[.K129]/2.421232796*100" office:value-type="float" office:value="16.0815794912975">
            <text:p>16.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28. Paul George, Ind SF, SG</text:p>
          </table:table-cell>
          <table:table-cell table:formula="of:=([Projections.D132]-0.483)/0.0498*([Projections.M132]/17.673)" office:value-type="float" office:value="-0.237241616269866">
            <text:p>-0.24</text:p>
          </table:table-cell>
          <table:table-cell table:formula="of:=([Projections.E132]-0.7876)/0.0761*([Projections.M132]/17.673)" office:value-type="float" office:value="-0.0685693738483014">
            <text:p>-0.07</text:p>
          </table:table-cell>
          <table:table-cell table:formula="of:=([Projections.F132]-0.8577)/0.7534" office:value-type="float" office:value="0.0561454738518715">
            <text:p>0.06</text:p>
          </table:table-cell>
          <table:table-cell table:formula="of:=([Projections.G132]-4.8346)/2.9474" office:value-type="float" office:value="-0.147451991585804">
            <text:p>-0.15</text:p>
          </table:table-cell>
          <table:table-cell table:formula="of:=([Projections.H132]-2.2462)/2.5876" office:value-type="float" office:value="-0.365667027361261">
            <text:p>-0.37</text:p>
          </table:table-cell>
          <table:table-cell table:formula="of:=([Projections.J132]-0.9615)/0.438" office:value-type="float" office:value="0.544520547945205">
            <text:p>0.54</text:p>
          </table:table-cell>
          <table:table-cell table:formula="of:=([Projections.K132]-0.4923)/0.6736" office:value-type="float" office:value="0.0114311163895487">
            <text:p>0.01</text:p>
          </table:table-cell>
          <table:table-cell table:formula="of:=([Projections.L132]-1.4962)/0.6873" office:value-type="float" office:value="-0.285464862505456">
            <text:p>-0.29</text:p>
          </table:table-cell>
          <table:table-cell table:formula="of:=([Projections.M132]-11.362)/4.2655" office:value-type="float" office:value="-0.624076896026257">
            <text:p>-0.62</text:p>
          </table:table-cell>
          <table:table-cell table:formula="of:=SUM([.B130:.J130])-2*[.I130]" office:value-type="float" office:value="-0.545444904399409">
            <text:p>-0.55</text:p>
          </table:table-cell>
          <table:table-cell table:formula="of:=[.K130]/2.421232796*100" office:value-type="float" office:value="-22.527569645534">
            <text:p>-22.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29. Lou Williams, Phi PG, SG</text:p>
          </table:table-cell>
          <table:table-cell table:formula="of:=([Projections.D133]-0.483)/0.0498*([Projections.M133]/17.673)" office:value-type="float" office:value="-0.93794518309758">
            <text:p>-0.94</text:p>
          </table:table-cell>
          <table:table-cell table:formula="of:=([Projections.E133]-0.7876)/0.0761*([Projections.M133]/17.673)" office:value-type="float" office:value="0.258737483319581">
            <text:p>0.26</text:p>
          </table:table-cell>
          <table:table-cell table:formula="of:=([Projections.F133]-0.8577)/0.7534" office:value-type="float" office:value="0.188877090522963">
            <text:p>0.19</text:p>
          </table:table-cell>
          <table:table-cell table:formula="of:=([Projections.G133]-4.8346)/2.9474" office:value-type="float" office:value="-0.859944357739024">
            <text:p>-0.86</text:p>
          </table:table-cell>
          <table:table-cell table:formula="of:=([Projections.H133]-2.2462)/2.5876" office:value-type="float" office:value="0.445895810789921">
            <text:p>0.45</text:p>
          </table:table-cell>
          <table:table-cell table:formula="of:=([Projections.J133]-0.9615)/0.438" office:value-type="float" office:value="-0.59703196347032">
            <text:p>-0.60</text:p>
          </table:table-cell>
          <table:table-cell table:formula="of:=([Projections.K133]-0.4923)/0.6736" office:value-type="float" office:value="-0.433937054631829">
            <text:p>-0.43</text:p>
          </table:table-cell>
          <table:table-cell table:formula="of:=([Projections.L133]-1.4962)/0.6873" office:value-type="float" office:value="-0.1399679906882">
            <text:p>-0.14</text:p>
          </table:table-cell>
          <table:table-cell table:formula="of:=([Projections.M133]-11.362)/4.2655" office:value-type="float" office:value="0.313679521744227">
            <text:p>0.31</text:p>
          </table:table-cell>
          <table:table-cell table:formula="of:=SUM([.B131:.J131])-2*[.I131]" office:value-type="float" office:value="-1.48170066187386">
            <text:p>-1.48</text:p>
          </table:table-cell>
          <table:table-cell table:formula="of:=[.K131]/2.421232796*100" office:value-type="float" office:value="-61.1961255572659">
            <text:p>-61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30. Jose Juan Barea, Min PG</text:p>
          </table:table-cell>
          <table:table-cell table:formula="of:=([Projections.D134]-0.483)/0.0498*([Projections.M134]/17.673)" office:value-type="float" office:value="-0.51788663168489">
            <text:p>-0.52</text:p>
          </table:table-cell>
          <table:table-cell table:formula="of:=([Projections.E134]-0.7876)/0.0761*([Projections.M134]/17.673)" office:value-type="float" office:value="0.318414103847283">
            <text:p>0.32</text:p>
          </table:table-cell>
          <table:table-cell table:formula="of:=([Projections.F134]-0.8577)/0.7534" office:value-type="float" office:value="0.0561454738518715">
            <text:p>0.06</text:p>
          </table:table-cell>
          <table:table-cell table:formula="of:=([Projections.G134]-4.8346)/2.9474" office:value-type="float" office:value="-0.826016149826966">
            <text:p>-0.83</text:p>
          </table:table-cell>
          <table:table-cell table:formula="of:=([Projections.H134]-2.2462)/2.5876" office:value-type="float" office:value="0.832354305147627">
            <text:p>0.83</text:p>
          </table:table-cell>
          <table:table-cell table:formula="of:=([Projections.J134]-0.9615)/0.438" office:value-type="float" office:value="-1.05365296803653">
            <text:p>-1.05</text:p>
          </table:table-cell>
          <table:table-cell table:formula="of:=([Projections.K134]-0.4923)/0.6736" office:value-type="float" office:value="-0.730849168646081">
            <text:p>-0.73</text:p>
          </table:table-cell>
          <table:table-cell table:formula="of:=([Projections.L134]-1.4962)/0.6873" office:value-type="float" office:value="0.442019496580824">
            <text:p>0.44</text:p>
          </table:table-cell>
          <table:table-cell table:formula="of:=([Projections.M134]-11.362)/4.2655" office:value-type="float" office:value="-0.178642597585277">
            <text:p>-0.18</text:p>
          </table:table-cell>
          <table:table-cell table:formula="of:=SUM([.B132:.J132])-2*[.I132]" office:value-type="float" office:value="-2.54215312951379">
            <text:p>-2.54</text:p>
          </table:table-cell>
          <table:table-cell table:formula="of:=[.K132]/2.421232796*100" office:value-type="float" office:value="-104.994163870304">
            <text:p>-105.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31. Landry Fields, NY SG</text:p>
          </table:table-cell>
          <table:table-cell table:formula="of:=([Projections.D135]-0.483)/0.0498*([Projections.M135]/17.673)" office:value-type="float" office:value="0.143276665764512">
            <text:p>0.14</text:p>
          </table:table-cell>
          <table:table-cell table:formula="of:=([Projections.E135]-0.7876)/0.0761*([Projections.M135]/17.673)" office:value-type="float" office:value="-0.14136206198264">
            <text:p>-0.14</text:p>
          </table:table-cell>
          <table:table-cell table:formula="of:=([Projections.F135]-0.8577)/0.7534" office:value-type="float" office:value="0.321608707194054">
            <text:p>0.32</text:p>
          </table:table-cell>
          <table:table-cell table:formula="of:=([Projections.G135]-4.8346)/2.9474" office:value-type="float" office:value="0.463255750831241">
            <text:p>0.46</text:p>
          </table:table-cell>
          <table:table-cell table:formula="of:=([Projections.H135]-2.2462)/2.5876" office:value-type="float" office:value="-0.172437780182408">
            <text:p>-0.17</text:p>
          </table:table-cell>
          <table:table-cell table:formula="of:=([Projections.J135]-0.9615)/0.438" office:value-type="float" office:value="0.0878995433789954">
            <text:p>0.09</text:p>
          </table:table-cell>
          <table:table-cell table:formula="of:=([Projections.K135]-0.4923)/0.6736" office:value-type="float" office:value="-0.433937054631829">
            <text:p>-0.43</text:p>
          </table:table-cell>
          <table:table-cell table:formula="of:=([Projections.L135]-1.4962)/0.6873" office:value-type="float" office:value="-0.285464862505456">
            <text:p>-0.29</text:p>
          </table:table-cell>
          <table:table-cell table:formula="of:=([Projections.M135]-11.362)/4.2655" office:value-type="float" office:value="-0.389637791583636">
            <text:p>-0.39</text:p>
          </table:table-cell>
          <table:table-cell table:formula="of:=SUM([.B133:.J133])-2*[.I133]" office:value-type="float" office:value="0.164130841293745">
            <text:p>0.16</text:p>
          </table:table-cell>
          <table:table-cell table:formula="of:=[.K133]/2.421232796*100" office:value-type="float" office:value="6.7788129074122">
            <text:p>6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32. J.J. Hickson, Sac PF, C</text:p>
          </table:table-cell>
          <table:table-cell table:formula="of:=([Projections.D136]-0.483)/0.0498*([Projections.M136]/17.673)" office:value-type="float" office:value="-0.0613555904146198">
            <text:p>-0.06</text:p>
          </table:table-cell>
          <table:table-cell table:formula="of:=([Projections.E136]-0.7876)/0.0761*([Projections.M136]/17.673)" office:value-type="float" office:value="-1.13025705038823">
            <text:p>-1.13</text:p>
          </table:table-cell>
          <table:table-cell table:formula="of:=([Projections.F136]-0.8577)/0.7534" office:value-type="float" office:value="-1.13843907618795">
            <text:p>-1.14</text:p>
          </table:table-cell>
          <table:table-cell table:formula="of:=([Projections.G136]-4.8346)/2.9474" office:value-type="float" office:value="1.20967632489652">
            <text:p>1.21</text:p>
          </table:table-cell>
          <table:table-cell table:formula="of:=([Projections.H136]-2.2462)/2.5876" office:value-type="float" office:value="-0.481604575668573">
            <text:p>-0.48</text:p>
          </table:table-cell>
          <table:table-cell table:formula="of:=([Projections.J136]-0.9615)/0.438" office:value-type="float" office:value="-0.825342465753425">
            <text:p>-0.83</text:p>
          </table:table-cell>
          <table:table-cell table:formula="of:=([Projections.K136]-0.4923)/0.6736" office:value-type="float" office:value="0.308343230403801">
            <text:p>0.31</text:p>
          </table:table-cell>
          <table:table-cell table:formula="of:=([Projections.L136]-1.4962)/0.6873" office:value-type="float" office:value="0.878510112032591">
            <text:p>0.88</text:p>
          </table:table-cell>
          <table:table-cell table:formula="of:=([Projections.M136]-11.362)/4.2655" office:value-type="float" office:value="0.501230805298324">
            <text:p>0.50</text:p>
          </table:table-cell>
          <table:table-cell table:formula="of:=SUM([.B134:.J134])-2*[.I134]" office:value-type="float" office:value="-2.49625850984674">
            <text:p>-2.50</text:p>
          </table:table-cell>
          <table:table-cell table:formula="of:=[.K134]/2.421232796*100" office:value-type="float" office:value="-103.098657591731">
            <text:p>-103.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33. Tyler Hansbrough, Ind PF</text:p>
          </table:table-cell>
          <table:table-cell table:formula="of:=([Projections.D137]-0.483)/0.0498*([Projections.M137]/17.673)" office:value-type="float" office:value="-0.190884059067708">
            <text:p>-0.19</text:p>
          </table:table-cell>
          <table:table-cell table:formula="of:=([Projections.E137]-0.7876)/0.0761*([Projections.M137]/17.673)" office:value-type="float" office:value="-0.15703591148082">
            <text:p>-0.16</text:p>
          </table:table-cell>
          <table:table-cell table:formula="of:=([Projections.F137]-0.8577)/0.7534" office:value-type="float" office:value="-1.13843907618795">
            <text:p>-1.14</text:p>
          </table:table-cell>
          <table:table-cell table:formula="of:=([Projections.G137]-4.8346)/2.9474" office:value-type="float" office:value="0.429327542919183">
            <text:p>0.43</text:p>
          </table:table-cell>
          <table:table-cell table:formula="of:=([Projections.H137]-2.2462)/2.5876" office:value-type="float" office:value="-0.558896274540114">
            <text:p>-0.56</text:p>
          </table:table-cell>
          <table:table-cell table:formula="of:=([Projections.J137]-0.9615)/0.438" office:value-type="float" office:value="-0.825342465753425">
            <text:p>-0.83</text:p>
          </table:table-cell>
          <table:table-cell table:formula="of:=([Projections.K137]-0.4923)/0.6736" office:value-type="float" office:value="-0.285480997624703">
            <text:p>-0.29</text:p>
          </table:table-cell>
          <table:table-cell table:formula="of:=([Projections.L137]-1.4962)/0.6873" office:value-type="float" office:value="-0.430961734322712">
            <text:p>-0.43</text:p>
          </table:table-cell>
          <table:table-cell table:formula="of:=([Projections.M137]-11.362)/4.2655" office:value-type="float" office:value="0.149572148634392">
            <text:p>0.15</text:p>
          </table:table-cell>
          <table:table-cell table:formula="of:=SUM([.B135:.J135])-2*[.I135]" office:value-type="float" office:value="-2.14621735877843">
            <text:p>-2.15</text:p>
          </table:table-cell>
          <table:table-cell table:formula="of:=[.K135]/2.421232796*100" office:value-type="float" office:value="-88.6415119737388">
            <text:p>-88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34. Kemba Walker, Cha PG</text:p>
          </table:table-cell>
          <table:table-cell table:formula="of:=([Projections.D138]-0.483)/0.0498*([Projections.M138]/17.673)" office:value-type="float" office:value="-1.3998164331632">
            <text:p>-1.40</text:p>
          </table:table-cell>
          <table:table-cell table:formula="of:=([Projections.E138]-0.7876)/0.0761*([Projections.M138]/17.673)" office:value-type="float" office:value="-0.178628349309433">
            <text:p>-0.18</text:p>
          </table:table-cell>
          <table:table-cell table:formula="of:=([Projections.F138]-0.8577)/0.7534" office:value-type="float" office:value="0.587071940536236">
            <text:p>0.59</text:p>
          </table:table-cell>
          <table:table-cell table:formula="of:=([Projections.G138]-4.8346)/2.9474" office:value-type="float" office:value="-0.249236615321979">
            <text:p>-0.25</text:p>
          </table:table-cell>
          <table:table-cell table:formula="of:=([Projections.H138]-2.2462)/2.5876" office:value-type="float" office:value="1.02558355232648">
            <text:p>1.03</text:p>
          </table:table-cell>
          <table:table-cell table:formula="of:=([Projections.J138]-0.9615)/0.438" office:value-type="float" office:value="1.91438356164384">
            <text:p>1.91</text:p>
          </table:table-cell>
          <table:table-cell table:formula="of:=([Projections.K138]-0.4923)/0.6736" office:value-type="float" office:value="-0.433937054631829">
            <text:p>-0.43</text:p>
          </table:table-cell>
          <table:table-cell table:formula="of:=([Projections.L138]-1.4962)/0.6873" office:value-type="float" office:value="1.1695038556671">
            <text:p>1.17</text:p>
          </table:table-cell>
          <table:table-cell table:formula="of:=([Projections.M138]-11.362)/4.2655" office:value-type="float" office:value="0.946665103739304">
            <text:p>0.95</text:p>
          </table:table-cell>
          <table:table-cell table:formula="of:=SUM([.B136:.J136])-2*[.I136]" office:value-type="float" office:value="1.04258185015232">
            <text:p>1.04</text:p>
          </table:table-cell>
          <table:table-cell table:formula="of:=[.K136]/2.421232796*100" office:value-type="float" office:value="43.0599590371779">
            <text:p>43.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35. Carl Landry, Nor PF</text:p>
          </table:table-cell>
          <table:table-cell table:formula="of:=([Projections.D139]-0.483)/0.0498*([Projections.M139]/17.673)" office:value-type="float" office:value="0.53811125222897">
            <text:p>0.54</text:p>
          </table:table-cell>
          <table:table-cell table:formula="of:=([Projections.E139]-0.7876)/0.0761*([Projections.M139]/17.673)" office:value-type="float" office:value="-0.186539628183277">
            <text:p>-0.19</text:p>
          </table:table-cell>
          <table:table-cell table:formula="of:=([Projections.F139]-0.8577)/0.7534" office:value-type="float" office:value="-1.13843907618795">
            <text:p>-1.14</text:p>
          </table:table-cell>
          <table:table-cell table:formula="of:=([Projections.G139]-4.8346)/2.9474" office:value-type="float" office:value="0.0561172558865441">
            <text:p>0.06</text:p>
          </table:table-cell>
          <table:table-cell table:formula="of:=([Projections.H139]-2.2462)/2.5876" office:value-type="float" office:value="-0.558896274540114">
            <text:p>-0.56</text:p>
          </table:table-cell>
          <table:table-cell table:formula="of:=([Projections.J139]-0.9615)/0.438" office:value-type="float" office:value="-0.825342465753425">
            <text:p>-0.83</text:p>
          </table:table-cell>
          <table:table-cell table:formula="of:=([Projections.K139]-0.4923)/0.6736" office:value-type="float" office:value="0.0114311163895487">
            <text:p>0.01</text:p>
          </table:table-cell>
          <table:table-cell table:formula="of:=([Projections.L139]-1.4962)/0.6873" office:value-type="float" office:value="-0.1399679906882">
            <text:p>-0.14</text:p>
          </table:table-cell>
          <table:table-cell table:formula="of:=([Projections.M139]-11.362)/4.2655" office:value-type="float" office:value="0.337123432188489">
            <text:p>0.34</text:p>
          </table:table-cell>
          <table:table-cell table:formula="of:=SUM([.B137:.J137])-2*[.I137]" office:value-type="float" office:value="-1.62646639728301">
            <text:p>-1.63</text:p>
          </table:table-cell>
          <table:table-cell table:formula="of:=[.K137]/2.421232796*100" office:value-type="float" office:value="-67.1751349135043">
            <text:p>-67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36. Wesley Johnson, Min SF, SG</text:p>
          </table:table-cell>
          <table:table-cell table:formula="of:=([Projections.D140]-0.483)/0.0498*([Projections.M140]/17.673)" office:value-type="float" office:value="-0.977144588084698">
            <text:p>-0.98</text:p>
          </table:table-cell>
          <table:table-cell table:formula="of:=([Projections.E140]-0.7876)/0.0761*([Projections.M140]/17.673)" office:value-type="float" office:value="-0.658777545321999">
            <text:p>-0.66</text:p>
          </table:table-cell>
          <table:table-cell table:formula="of:=([Projections.F140]-0.8577)/0.7534" office:value-type="float" office:value="0.852535173878418">
            <text:p>0.85</text:p>
          </table:table-cell>
          <table:table-cell table:formula="of:=([Projections.G140]-4.8346)/2.9474" office:value-type="float" office:value="-0.486734070706385">
            <text:p>-0.49</text:p>
          </table:table-cell>
          <table:table-cell table:formula="of:=([Projections.H140]-2.2462)/2.5876" office:value-type="float" office:value="-0.0565002318750966">
            <text:p>-0.06</text:p>
          </table:table-cell>
          <table:table-cell table:formula="of:=([Projections.J140]-0.9615)/0.438" office:value-type="float" office:value="-0.368721461187215">
            <text:p>-0.37</text:p>
          </table:table-cell>
          <table:table-cell table:formula="of:=([Projections.K140]-0.4923)/0.6736" office:value-type="float" office:value="0.456799287410926">
            <text:p>0.46</text:p>
          </table:table-cell>
          <table:table-cell table:formula="of:=([Projections.L140]-1.4962)/0.6873" office:value-type="float" office:value="-0.285464862505456">
            <text:p>-0.29</text:p>
          </table:table-cell>
          <table:table-cell table:formula="of:=([Projections.M140]-11.362)/4.2655" office:value-type="float" office:value="-0.31930606025085">
            <text:p>-0.32</text:p>
          </table:table-cell>
          <table:table-cell table:formula="of:=SUM([.B138:.J138])-2*[.I138]" office:value-type="float" office:value="-1.27238463363144">
            <text:p>-1.27</text:p>
          </table:table-cell>
          <table:table-cell table:formula="of:=[.K138]/2.421232796*100" office:value-type="float" office:value="-52.5511068466233">
            <text:p>-52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37. Chase Budinger, Hou SF</text:p>
          </table:table-cell>
          <table:table-cell table:formula="of:=([Projections.D141]-0.483)/0.0498*([Projections.M141]/17.673)" office:value-type="float" office:value="-0.738539514250063">
            <text:p>-0.74</text:p>
          </table:table-cell>
          <table:table-cell table:formula="of:=([Projections.E141]-0.7876)/0.0761*([Projections.M141]/17.673)" office:value-type="float" office:value="0.403371126791405">
            <text:p>0.40</text:p>
          </table:table-cell>
          <table:table-cell table:formula="of:=([Projections.F141]-0.8577)/0.7534" office:value-type="float" office:value="0.985266790549509">
            <text:p>0.99</text:p>
          </table:table-cell>
          <table:table-cell table:formula="of:=([Projections.G141]-4.8346)/2.9474" office:value-type="float" office:value="-0.113523783673746">
            <text:p>-0.11</text:p>
          </table:table-cell>
          <table:table-cell table:formula="of:=([Projections.H141]-2.2462)/2.5876" office:value-type="float" office:value="-0.133791930746638">
            <text:p>-0.13</text:p>
          </table:table-cell>
          <table:table-cell table:formula="of:=([Projections.J141]-0.9615)/0.438" office:value-type="float" office:value="-0.59703196347032">
            <text:p>-0.60</text:p>
          </table:table-cell>
          <table:table-cell table:formula="of:=([Projections.K141]-0.4923)/0.6736" office:value-type="float" office:value="-0.285480997624703">
            <text:p>-0.29</text:p>
          </table:table-cell>
          <table:table-cell table:formula="of:=([Projections.L141]-1.4962)/0.6873" office:value-type="float" office:value="-0.721955477957224">
            <text:p>-0.72</text:p>
          </table:table-cell>
          <table:table-cell table:formula="of:=([Projections.M141]-11.362)/4.2655" office:value-type="float" office:value="0.266791700855703">
            <text:p>0.27</text:p>
          </table:table-cell>
          <table:table-cell table:formula="of:=SUM([.B139:.J139])-2*[.I139]" office:value-type="float" office:value="0.509016906388371">
            <text:p>0.51</text:p>
          </table:table-cell>
          <table:table-cell table:formula="of:=[.K139]/2.421232796*100" office:value-type="float" office:value="21.0230469052498">
            <text:p>21.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38. Chuck Hayes, FA PF, C</text:p>
          </table:table-cell>
          <table:table-cell table:formula="of:=([Projections.D142]-0.483)/0.0498*([Projections.M142]/17.673)" office:value-type="float" office:value="0.211676786930441">
            <text:p>0.21</text:p>
          </table:table-cell>
          <table:table-cell table:formula="of:=([Projections.E142]-0.7876)/0.0761*([Projections.M142]/17.673)" office:value-type="float" office:value="-0.834208667267002">
            <text:p>-0.83</text:p>
          </table:table-cell>
          <table:table-cell table:formula="of:=([Projections.F142]-0.8577)/0.7534" office:value-type="float" office:value="-1.13843907618795">
            <text:p>-1.14</text:p>
          </table:table-cell>
          <table:table-cell table:formula="of:=([Projections.G142]-4.8346)/2.9474" office:value-type="float" office:value="1.04003528533623">
            <text:p>1.04</text:p>
          </table:table-cell>
          <table:table-cell table:formula="of:=([Projections.H142]-2.2462)/2.5876" office:value-type="float" office:value="0.0980831658679858">
            <text:p>0.10</text:p>
          </table:table-cell>
          <table:table-cell table:formula="of:=([Projections.J142]-0.9615)/0.438" office:value-type="float" office:value="0.316210045662101">
            <text:p>0.32</text:p>
          </table:table-cell>
          <table:table-cell table:formula="of:=([Projections.K142]-0.4923)/0.6736" office:value-type="float" office:value="0.308343230403801">
            <text:p>0.31</text:p>
          </table:table-cell>
          <table:table-cell table:formula="of:=([Projections.L142]-1.4962)/0.6873" office:value-type="float" office:value="-0.576458606139968">
            <text:p>-0.58</text:p>
          </table:table-cell>
          <table:table-cell table:formula="of:=([Projections.M142]-11.362)/4.2655" office:value-type="float" office:value="-1.04606728402298">
            <text:p>-1.05</text:p>
          </table:table-cell>
          <table:table-cell table:formula="of:=SUM([.B140:.J140])-2*[.I140]" office:value-type="float" office:value="-0.467907907137401">
            <text:p>-0.47</text:p>
          </table:table-cell>
          <table:table-cell table:formula="of:=[.K140]/2.421232796*100" office:value-type="float" office:value="-19.3251928484699">
            <text:p>-19.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39. O.J. Mayo, Mem SG</text:p>
          </table:table-cell>
          <table:table-cell table:formula="of:=([Projections.D143]-0.483)/0.0498*([Projections.M143]/17.673)" office:value-type="float" office:value="-0.779215998265682">
            <text:p>-0.78</text:p>
          </table:table-cell>
          <table:table-cell table:formula="of:=([Projections.E143]-0.7876)/0.0761*([Projections.M143]/17.673)" office:value-type="float" office:value="0.145421797194217">
            <text:p>0.15</text:p>
          </table:table-cell>
          <table:table-cell table:formula="of:=([Projections.F143]-0.8577)/0.7534" office:value-type="float" office:value="0.587071940536236">
            <text:p>0.59</text:p>
          </table:table-cell>
          <table:table-cell table:formula="of:=([Projections.G143]-4.8346)/2.9474" office:value-type="float" office:value="-0.724231526090792">
            <text:p>-0.72</text:p>
          </table:table-cell>
          <table:table-cell table:formula="of:=([Projections.H143]-2.2462)/2.5876" office:value-type="float" office:value="-0.0178543824393259">
            <text:p>-0.02</text:p>
          </table:table-cell>
          <table:table-cell table:formula="of:=([Projections.J143]-0.9615)/0.438" office:value-type="float" office:value="0.0878995433789954">
            <text:p>0.09</text:p>
          </table:table-cell>
          <table:table-cell table:formula="of:=([Projections.K143]-0.4923)/0.6736" office:value-type="float" office:value="-0.285480997624703">
            <text:p>-0.29</text:p>
          </table:table-cell>
          <table:table-cell table:formula="of:=([Projections.L143]-1.4962)/0.6873" office:value-type="float" office:value="0.151025752946312">
            <text:p>0.15</text:p>
          </table:table-cell>
          <table:table-cell table:formula="of:=([Projections.M143]-11.362)/4.2655" office:value-type="float" office:value="0.313679521744227">
            <text:p>0.31</text:p>
          </table:table-cell>
          <table:table-cell table:formula="of:=SUM([.B141:.J141])-2*[.I141]" office:value-type="float" office:value="-0.823735854513139">
            <text:p>-0.82</text:p>
          </table:table-cell>
          <table:table-cell table:formula="of:=[.K141]/2.421232796*100" office:value-type="float" office:value="-34.021340528428">
            <text:p>-34.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40. Brendan Haywood, Dal C</text:p>
          </table:table-cell>
          <table:table-cell table:formula="of:=([Projections.D144]-0.483)/0.0498*([Projections.M144]/17.673)" office:value-type="float" office:value="0.524590298045007">
            <text:p>0.52</text:p>
          </table:table-cell>
          <table:table-cell table:formula="of:=([Projections.E144]-0.7876)/0.0761*([Projections.M144]/17.673)" office:value-type="float" office:value="-1.42657310835857">
            <text:p>-1.43</text:p>
          </table:table-cell>
          <table:table-cell table:formula="of:=([Projections.F144]-0.8577)/0.7534" office:value-type="float" office:value="-1.13843907618795">
            <text:p>-1.14</text:p>
          </table:table-cell>
          <table:table-cell table:formula="of:=([Projections.G144]-4.8346)/2.9474" office:value-type="float" office:value="0.463255750831241">
            <text:p>0.46</text:p>
          </table:table-cell>
          <table:table-cell table:formula="of:=([Projections.H144]-2.2462)/2.5876" office:value-type="float" office:value="-0.752125521718967">
            <text:p>-0.75</text:p>
          </table:table-cell>
          <table:table-cell table:formula="of:=([Projections.J144]-0.9615)/0.438" office:value-type="float" office:value="-1.51027397260274">
            <text:p>-1.51</text:p>
          </table:table-cell>
          <table:table-cell table:formula="of:=([Projections.K144]-0.4923)/0.6736" office:value-type="float" office:value="1.19907957244656">
            <text:p>1.20</text:p>
          </table:table-cell>
          <table:table-cell table:formula="of:=([Projections.L144]-1.4962)/0.6873" office:value-type="float" office:value="-0.86745234977448">
            <text:p>-0.87</text:p>
          </table:table-cell>
          <table:table-cell table:formula="of:=([Projections.M144]-11.362)/4.2655" office:value-type="float" office:value="-1.32739420935412">
            <text:p>-1.33</text:p>
          </table:table-cell>
          <table:table-cell table:formula="of:=SUM([.B142:.J142])-2*[.I142]" office:value-type="float" office:value="-3.10042791712506">
            <text:p>-3.10</text:p>
          </table:table-cell>
          <table:table-cell table:formula="of:=[.K142]/2.421232796*100" office:value-type="float" office:value="-128.051624042394">
            <text:p>-128.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41. DeJuan Blair, SA C, PF</text:p>
          </table:table-cell>
          <table:table-cell table:formula="of:=([Projections.D145]-0.483)/0.0498*([Projections.M145]/17.673)" office:value-type="float" office:value="0.389721620596572">
            <text:p>0.39</text:p>
          </table:table-cell>
          <table:table-cell table:formula="of:=([Projections.E145]-0.7876)/0.0761*([Projections.M145]/17.673)" office:value-type="float" office:value="-1.27225855784375">
            <text:p>-1.27</text:p>
          </table:table-cell>
          <table:table-cell table:formula="of:=([Projections.F145]-0.8577)/0.7534" office:value-type="float" office:value="-1.13843907618795">
            <text:p>-1.14</text:p>
          </table:table-cell>
          <table:table-cell table:formula="of:=([Projections.G145]-4.8346)/2.9474" office:value-type="float" office:value="1.10789170116034">
            <text:p>1.11</text:p>
          </table:table-cell>
          <table:table-cell table:formula="of:=([Projections.H145]-2.2462)/2.5876" office:value-type="float" office:value="-0.442958726232803">
            <text:p>-0.44</text:p>
          </table:table-cell>
          <table:table-cell table:formula="of:=([Projections.J145]-0.9615)/0.438" office:value-type="float" office:value="0.544520547945205">
            <text:p>0.54</text:p>
          </table:table-cell>
          <table:table-cell table:formula="of:=([Projections.K145]-0.4923)/0.6736" office:value-type="float" office:value="0.159887173396675">
            <text:p>0.16</text:p>
          </table:table-cell>
          <table:table-cell table:formula="of:=([Projections.L145]-1.4962)/0.6873" office:value-type="float" office:value="0.296522624763568">
            <text:p>0.30</text:p>
          </table:table-cell>
          <table:table-cell table:formula="of:=([Projections.M145]-11.362)/4.2655" office:value-type="float" office:value="-0.366193881139374">
            <text:p>-0.37</text:p>
          </table:table-cell>
          <table:table-cell table:formula="of:=SUM([.B143:.J143])-2*[.I143]" office:value-type="float" office:value="-1.31435182306865">
            <text:p>-1.31</text:p>
          </table:table-cell>
          <table:table-cell table:formula="of:=[.K143]/2.421232796*100" office:value-type="float" office:value="-54.284405251739">
            <text:p>-54.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42. Jerryd Bayless, Tor PG, SG</text:p>
          </table:table-cell>
          <table:table-cell table:formula="of:=([Projections.D146]-0.483)/0.0498*([Projections.M146]/17.673)" office:value-type="float" office:value="-0.553563771296355">
            <text:p>-0.55</text:p>
          </table:table-cell>
          <table:table-cell table:formula="of:=([Projections.E146]-0.7876)/0.0761*([Projections.M146]/17.673)" office:value-type="float" office:value="0.184576679289766">
            <text:p>0.18</text:p>
          </table:table-cell>
          <table:table-cell table:formula="of:=([Projections.F146]-0.8577)/0.7534" office:value-type="float" office:value="0.188877090522963">
            <text:p>0.19</text:p>
          </table:table-cell>
          <table:table-cell table:formula="of:=([Projections.G146]-4.8346)/2.9474" office:value-type="float" office:value="-0.622446902354618">
            <text:p>-0.62</text:p>
          </table:table-cell>
          <table:table-cell table:formula="of:=([Projections.H146]-2.2462)/2.5876" office:value-type="float" office:value="1.14152110063379">
            <text:p>1.14</text:p>
          </table:table-cell>
          <table:table-cell table:formula="of:=([Projections.J146]-0.9615)/0.438" office:value-type="float" office:value="0.0878995433789954">
            <text:p>0.09</text:p>
          </table:table-cell>
          <table:table-cell table:formula="of:=([Projections.K146]-0.4923)/0.6736" office:value-type="float" office:value="-0.582393111638955">
            <text:p>-0.58</text:p>
          </table:table-cell>
          <table:table-cell table:formula="of:=([Projections.L146]-1.4962)/0.6873" office:value-type="float" office:value="1.02400698384985">
            <text:p>1.02</text:p>
          </table:table-cell>
          <table:table-cell table:formula="of:=([Projections.M146]-11.362)/4.2655" office:value-type="float" office:value="0.0557965068573437">
            <text:p>0.06</text:p>
          </table:table-cell>
          <table:table-cell table:formula="of:=SUM([.B144:.J144])-2*[.I144]" office:value-type="float" office:value="-1.12373984845692">
            <text:p>-1.12</text:p>
          </table:table-cell>
          <table:table-cell table:formula="of:=[.K144]/2.421232796*100" office:value-type="float" office:value="-46.4118877917642">
            <text:p>-46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43. Gerald Henderson, Cha SG</text:p>
          </table:table-cell>
          <table:table-cell table:formula="of:=([Projections.D147]-0.483)/0.0498*([Projections.M147]/17.673)" office:value-type="float" office:value="-0.461416764210693">
            <text:p>-0.46</text:p>
          </table:table-cell>
          <table:table-cell table:formula="of:=([Projections.E147]-0.7876)/0.0761*([Projections.M147]/17.673)" office:value-type="float" office:value="-0.0740269666052581">
            <text:p>-0.07</text:p>
          </table:table-cell>
          <table:table-cell table:formula="of:=([Projections.F147]-0.8577)/0.7534" office:value-type="float" office:value="-0.872975842845766">
            <text:p>-0.87</text:p>
          </table:table-cell>
          <table:table-cell table:formula="of:=([Projections.G147]-4.8346)/2.9474" office:value-type="float" office:value="-0.384949446970211">
            <text:p>-0.38</text:p>
          </table:table-cell>
          <table:table-cell table:formula="of:=([Projections.H147]-2.2462)/2.5876" office:value-type="float" office:value="-0.0178543824393259">
            <text:p>-0.02</text:p>
          </table:table-cell>
          <table:table-cell table:formula="of:=([Projections.J147]-0.9615)/0.438" office:value-type="float" office:value="0.544520547945205">
            <text:p>0.54</text:p>
          </table:table-cell>
          <table:table-cell table:formula="of:=([Projections.K147]-0.4923)/0.6736" office:value-type="float" office:value="-0.137024940617577">
            <text:p>-0.14</text:p>
          </table:table-cell>
          <table:table-cell table:formula="of:=([Projections.L147]-1.4962)/0.6873" office:value-type="float" office:value="-0.285464862505456">
            <text:p>-0.29</text:p>
          </table:table-cell>
          <table:table-cell table:formula="of:=([Projections.M147]-11.362)/4.2655" office:value-type="float" office:value="0.407455163521275">
            <text:p>0.41</text:p>
          </table:table-cell>
          <table:table-cell table:formula="of:=SUM([.B145:.J145])-2*[.I145]" office:value-type="float" office:value="-0.710807769716894">
            <text:p>-0.71</text:p>
          </table:table-cell>
          <table:table-cell table:formula="of:=[.K145]/2.421232796*100" office:value-type="float" office:value="-29.3572667151702">
            <text:p>-29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44. Ryan Anderson, Orl PF</text:p>
          </table:table-cell>
          <table:table-cell table:formula="of:=([Projections.D148]-0.483)/0.0498*([Projections.M148]/17.673)" office:value-type="float" office:value="-0.577765143071011">
            <text:p>-0.58</text:p>
          </table:table-cell>
          <table:table-cell table:formula="of:=([Projections.E148]-0.7876)/0.0761*([Projections.M148]/17.673)" office:value-type="float" office:value="0.314235402036098">
            <text:p>0.31</text:p>
          </table:table-cell>
          <table:table-cell table:formula="of:=([Projections.F148]-0.8577)/0.7534" office:value-type="float" office:value="1.51619325723387">
            <text:p>1.52</text:p>
          </table:table-cell>
          <table:table-cell table:formula="of:=([Projections.G148]-4.8346)/2.9474" office:value-type="float" office:value="0.497183958743299">
            <text:p>0.50</text:p>
          </table:table-cell>
          <table:table-cell table:formula="of:=([Projections.H148]-2.2462)/2.5876" office:value-type="float" office:value="-0.520250425104344">
            <text:p>-0.52</text:p>
          </table:table-cell>
          <table:table-cell table:formula="of:=([Projections.J148]-0.9615)/0.438" office:value-type="float" office:value="-0.825342465753425">
            <text:p>-0.83</text:p>
          </table:table-cell>
          <table:table-cell table:formula="of:=([Projections.K148]-0.4923)/0.6736" office:value-type="float" office:value="0.159887173396675">
            <text:p>0.16</text:p>
          </table:table-cell>
          <table:table-cell table:formula="of:=([Projections.L148]-1.4962)/0.6873" office:value-type="float" office:value="-1.01294922159174">
            <text:p>-1.01</text:p>
          </table:table-cell>
          <table:table-cell table:formula="of:=([Projections.M148]-11.362)/4.2655" office:value-type="float" office:value="-0.0145352244754424">
            <text:p>-0.01</text:p>
          </table:table-cell>
          <table:table-cell table:formula="of:=SUM([.B146:.J146])-2*[.I146]" office:value-type="float" office:value="1.56255575459746">
            <text:p>1.56</text:p>
          </table:table-cell>
          <table:table-cell table:formula="of:=[.K146]/2.421232796*100" office:value-type="float" office:value="64.5355439253459">
            <text:p>64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45. Beno Udrih, Mil PG, SG</text:p>
          </table:table-cell>
          <table:table-cell table:formula="of:=([Projections.D149]-0.483)/0.0498*([Projections.M149]/17.673)" office:value-type="float" office:value="0.149980332124628">
            <text:p>0.15</text:p>
          </table:table-cell>
          <table:table-cell table:formula="of:=([Projections.E149]-0.7876)/0.0761*([Projections.M149]/17.673)" office:value-type="float" office:value="0.610298655982276">
            <text:p>0.61</text:p>
          </table:table-cell>
          <table:table-cell table:formula="of:=([Projections.F149]-0.8577)/0.7534" office:value-type="float" office:value="-0.0765861428192195">
            <text:p>-0.08</text:p>
          </table:table-cell>
          <table:table-cell table:formula="of:=([Projections.G149]-4.8346)/2.9474" office:value-type="float" office:value="-0.690303318178734">
            <text:p>-0.69</text:p>
          </table:table-cell>
          <table:table-cell table:formula="of:=([Projections.H149]-2.2462)/2.5876" office:value-type="float" office:value="0.639125057968774">
            <text:p>0.64</text:p>
          </table:table-cell>
          <table:table-cell table:formula="of:=([Projections.J149]-0.9615)/0.438" office:value-type="float" office:value="0.316210045662101">
            <text:p>0.32</text:p>
          </table:table-cell>
          <table:table-cell table:formula="of:=([Projections.K149]-0.4923)/0.6736" office:value-type="float" office:value="-0.582393111638955">
            <text:p>-0.58</text:p>
          </table:table-cell>
          <table:table-cell table:formula="of:=([Projections.L149]-1.4962)/0.6873" office:value-type="float" office:value="0.151025752946312">
            <text:p>0.15</text:p>
          </table:table-cell>
          <table:table-cell table:formula="of:=([Projections.M149]-11.362)/4.2655" office:value-type="float" office:value="0.149572148634392">
            <text:p>0.15</text:p>
          </table:table-cell>
          <table:table-cell table:formula="of:=SUM([.B147:.J147])-2*[.I147]" office:value-type="float" office:value="0.364877914788951">
            <text:p>0.36</text:p>
          </table:table-cell>
          <table:table-cell table:formula="of:=[.K147]/2.421232796*100" office:value-type="float" office:value="15.0699228670513">
            <text:p>15.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46. Rudy Fernandez, Den SG</text:p>
          </table:table-cell>
          <table:table-cell table:formula="of:=([Projections.D150]-0.483)/0.0498*([Projections.M150]/17.673)" office:value-type="float" office:value="-1.06622381564963">
            <text:p>-1.07</text:p>
          </table:table-cell>
          <table:table-cell table:formula="of:=([Projections.E150]-0.7876)/0.0761*([Projections.M150]/17.673)" office:value-type="float" office:value="0.495257954162615">
            <text:p>0.50</text:p>
          </table:table-cell>
          <table:table-cell table:formula="of:=([Projections.F150]-0.8577)/0.7534" office:value-type="float" office:value="1.1179984072206">
            <text:p>1.12</text:p>
          </table:table-cell>
          <table:table-cell table:formula="of:=([Projections.G150]-4.8346)/2.9474" office:value-type="float" office:value="-0.792087941914908">
            <text:p>-0.79</text:p>
          </table:table-cell>
          <table:table-cell table:formula="of:=([Projections.H150]-2.2462)/2.5876" office:value-type="float" office:value="0.0594373164322152">
            <text:p>0.06</text:p>
          </table:table-cell>
          <table:table-cell table:formula="of:=([Projections.J150]-0.9615)/0.438" office:value-type="float" office:value="0.316210045662101">
            <text:p>0.32</text:p>
          </table:table-cell>
          <table:table-cell table:formula="of:=([Projections.K150]-0.4923)/0.6736" office:value-type="float" office:value="-0.433937054631829">
            <text:p>-0.43</text:p>
          </table:table-cell>
          <table:table-cell table:formula="of:=([Projections.L150]-1.4962)/0.6873" office:value-type="float" office:value="-0.430961734322712">
            <text:p>-0.43</text:p>
          </table:table-cell>
          <table:table-cell table:formula="of:=([Projections.M150]-11.362)/4.2655" office:value-type="float" office:value="-0.506857343804947">
            <text:p>-0.51</text:p>
          </table:table-cell>
          <table:table-cell table:formula="of:=SUM([.B148:.J148])-2*[.I148]" office:value-type="float" office:value="-0.37924069820107">
            <text:p>-0.38</text:p>
          </table:table-cell>
          <table:table-cell table:formula="of:=[.K148]/2.421232796*100" office:value-type="float" office:value="-15.6631241253462">
            <text:p>-15.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47. Anthony Morrow, NJ SG, SF</text:p>
          </table:table-cell>
          <table:table-cell table:formula="of:=([Projections.D151]-0.483)/0.0498*([Projections.M151]/17.673)" office:value-type="float" office:value="-0.392675778653571">
            <text:p>-0.39</text:p>
          </table:table-cell>
          <table:table-cell table:formula="of:=([Projections.E151]-0.7876)/0.0761*([Projections.M151]/17.673)" office:value-type="float" office:value="1.05356820611677">
            <text:p>1.05</text:p>
          </table:table-cell>
          <table:table-cell table:formula="of:=([Projections.F151]-0.8577)/0.7534" office:value-type="float" office:value="1.64892487390496">
            <text:p>1.65</text:p>
          </table:table-cell>
          <table:table-cell table:formula="of:=([Projections.G151]-4.8346)/2.9474" office:value-type="float" office:value="-0.554590486530501">
            <text:p>-0.55</text:p>
          </table:table-cell>
          <table:table-cell table:formula="of:=([Projections.H151]-2.2462)/2.5876" office:value-type="float" office:value="-0.365667027361261">
            <text:p>-0.37</text:p>
          </table:table-cell>
          <table:table-cell table:formula="of:=([Projections.J151]-0.9615)/0.438" office:value-type="float" office:value="-1.05365296803653">
            <text:p>-1.05</text:p>
          </table:table-cell>
          <table:table-cell table:formula="of:=([Projections.K151]-0.4923)/0.6736" office:value-type="float" office:value="-0.433937054631829">
            <text:p>-0.43</text:p>
          </table:table-cell>
          <table:table-cell table:formula="of:=([Projections.L151]-1.4962)/0.6873" office:value-type="float" office:value="-0.576458606139968">
            <text:p>-0.58</text:p>
          </table:table-cell>
          <table:table-cell table:formula="of:=([Projections.M151]-11.362)/4.2655" office:value-type="float" office:value="0.712225999296683">
            <text:p>0.71</text:p>
          </table:table-cell>
          <table:table-cell table:formula="of:=SUM([.B149:.J149])-2*[.I149]" office:value-type="float" office:value="1.19065437024469">
            <text:p>1.19</text:p>
          </table:table-cell>
          <table:table-cell table:formula="of:=[.K149]/2.421232796*100" office:value-type="float" office:value="49.1755428148716">
            <text:p>49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48. Rashard Lewis, Wsh PF, SF</text:p>
          </table:table-cell>
          <table:table-cell table:formula="of:=([Projections.D152]-0.483)/0.0498*([Projections.M152]/17.673)" office:value-type="float" office:value="-0.539247466866277">
            <text:p>-0.54</text:p>
          </table:table-cell>
          <table:table-cell table:formula="of:=([Projections.E152]-0.7876)/0.0761*([Projections.M152]/17.673)" office:value-type="float" office:value="0.36464749861943">
            <text:p>0.36</text:p>
          </table:table-cell>
          <table:table-cell table:formula="of:=([Projections.F152]-0.8577)/0.7534" office:value-type="float" office:value="1.1179984072206">
            <text:p>1.12</text:p>
          </table:table-cell>
          <table:table-cell table:formula="of:=([Projections.G152]-4.8346)/2.9474" office:value-type="float" office:value="-0.0117391599375722">
            <text:p>-0.01</text:p>
          </table:table-cell>
          <table:table-cell table:formula="of:=([Projections.H152]-2.2462)/2.5876" office:value-type="float" office:value="-0.211083629618179">
            <text:p>-0.21</text:p>
          </table:table-cell>
          <table:table-cell table:formula="of:=([Projections.J152]-0.9615)/0.438" office:value-type="float" office:value="0.0878995433789954">
            <text:p>0.09</text:p>
          </table:table-cell>
          <table:table-cell table:formula="of:=([Projections.K152]-0.4923)/0.6736" office:value-type="float" office:value="0.159887173396675">
            <text:p>0.16</text:p>
          </table:table-cell>
          <table:table-cell table:formula="of:=([Projections.L152]-1.4962)/0.6873" office:value-type="float" office:value="0.00552888112905576">
            <text:p>0.01</text:p>
          </table:table-cell>
          <table:table-cell table:formula="of:=([Projections.M152]-11.362)/4.2655" office:value-type="float" office:value="-0.0145352244754424">
            <text:p>-0.01</text:p>
          </table:table-cell>
          <table:table-cell table:formula="of:=SUM([.B150:.J150])-2*[.I150]" office:value-type="float" office:value="0.948298260589174">
            <text:p>0.95</text:p>
          </table:table-cell>
          <table:table-cell table:formula="of:=[.K150]/2.421232796*100" office:value-type="float" office:value="39.1659266368691">
            <text:p>39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49. Darko Milicic, Min C</text:p>
          </table:table-cell>
          <table:table-cell table:formula="of:=([Projections.D153]-0.483)/0.0498*([Projections.M153]/17.673)" office:value-type="float" office:value="-0.0836253973058528">
            <text:p>-0.08</text:p>
          </table:table-cell>
          <table:table-cell table:formula="of:=([Projections.E153]-0.7876)/0.0761*([Projections.M153]/17.673)" office:value-type="float" office:value="-1.60479994539433">
            <text:p>-1.60</text:p>
          </table:table-cell>
          <table:table-cell table:formula="of:=([Projections.F153]-0.8577)/0.7534" office:value-type="float" office:value="-1.13843907618795">
            <text:p>-1.14</text:p>
          </table:table-cell>
          <table:table-cell table:formula="of:=([Projections.G153]-4.8346)/2.9474" office:value-type="float" office:value="0.293614711270951">
            <text:p>0.29</text:p>
          </table:table-cell>
          <table:table-cell table:formula="of:=([Projections.H153]-2.2462)/2.5876" office:value-type="float" office:value="-0.28837532848972">
            <text:p>-0.29</text:p>
          </table:table-cell>
          <table:table-cell table:formula="of:=([Projections.J153]-0.9615)/0.438" office:value-type="float" office:value="-0.368721461187215">
            <text:p>-0.37</text:p>
          </table:table-cell>
          <table:table-cell table:formula="of:=([Projections.K153]-0.4923)/0.6736" office:value-type="float" office:value="2.23827197149644">
            <text:p>2.24</text:p>
          </table:table-cell>
          <table:table-cell table:formula="of:=([Projections.L153]-1.4962)/0.6873" office:value-type="float" office:value="0.878510112032591">
            <text:p>0.88</text:p>
          </table:table-cell>
          <table:table-cell table:formula="of:=([Projections.M153]-11.362)/4.2655" office:value-type="float" office:value="-0.506857343804947">
            <text:p>-0.51</text:p>
          </table:table-cell>
          <table:table-cell table:formula="of:=SUM([.B151:.J151])-2*[.I151]" office:value-type="float" office:value="-2.33744198163522">
            <text:p>-2.34</text:p>
          </table:table-cell>
          <table:table-cell table:formula="of:=[.K151]/2.421232796*100" office:value-type="float" office:value="-96.5393325869693">
            <text:p>-96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50. Marcus Camby, Por C, PF</text:p>
          </table:table-cell>
          <table:table-cell table:formula="of:=([Projections.D154]-0.483)/0.0498*([Projections.M154]/17.673)" office:value-type="float" office:value="-0.254739321684406">
            <text:p>-0.25</text:p>
          </table:table-cell>
          <table:table-cell table:formula="of:=([Projections.E154]-0.7876)/0.0761*([Projections.M154]/17.673)" office:value-type="float" office:value="-0.608023419764799">
            <text:p>-0.61</text:p>
          </table:table-cell>
          <table:table-cell table:formula="of:=([Projections.F154]-0.8577)/0.7534" office:value-type="float" office:value="-1.13843907618795">
            <text:p>-1.14</text:p>
          </table:table-cell>
          <table:table-cell table:formula="of:=([Projections.G154]-4.8346)/2.9474" office:value-type="float" office:value="1.10789170116034">
            <text:p>1.11</text:p>
          </table:table-cell>
          <table:table-cell table:formula="of:=([Projections.H154]-2.2462)/2.5876" office:value-type="float" office:value="-0.0951460813108672">
            <text:p>-0.10</text:p>
          </table:table-cell>
          <table:table-cell table:formula="of:=([Projections.J154]-0.9615)/0.438" office:value-type="float" office:value="-0.368721461187215">
            <text:p>-0.37</text:p>
          </table:table-cell>
          <table:table-cell table:formula="of:=([Projections.K154]-0.4923)/0.6736" office:value-type="float" office:value="1.34753562945368">
            <text:p>1.35</text:p>
          </table:table-cell>
          <table:table-cell table:formula="of:=([Projections.L154]-1.4962)/0.6873" office:value-type="float" office:value="-0.576458606139968">
            <text:p>-0.58</text:p>
          </table:table-cell>
          <table:table-cell table:formula="of:=([Projections.M154]-11.362)/4.2655" office:value-type="float" office:value="-1.2805063884656">
            <text:p>-1.28</text:p>
          </table:table-cell>
          <table:table-cell table:formula="of:=SUM([.B152:.J152])-2*[.I152]" office:value-type="float" office:value="-0.713689811846836">
            <text:p>-0.71</text:p>
          </table:table-cell>
          <table:table-cell table:formula="of:=[.K152]/2.421232796*100" office:value-type="float" office:value="-29.4762987278996">
            <text:p>-29.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51. Evan Turner, Phi SG</text:p>
          </table:table-cell>
          <table:table-cell table:formula="of:=([Projections.D155]-0.483)/0.0498*([Projections.M155]/17.673)" office:value-type="float" office:value="-0.485959000376541">
            <text:p>-0.49</text:p>
          </table:table-cell>
          <table:table-cell table:formula="of:=([Projections.E155]-0.7876)/0.0761*([Projections.M155]/17.673)" office:value-type="float" office:value="0.198927025367322">
            <text:p>0.20</text:p>
          </table:table-cell>
          <table:table-cell table:formula="of:=([Projections.F155]-0.8577)/0.7534" office:value-type="float" office:value="-0.872975842845766">
            <text:p>-0.87</text:p>
          </table:table-cell>
          <table:table-cell table:formula="of:=([Projections.G155]-4.8346)/2.9474" office:value-type="float" office:value="-0.0795955757616884">
            <text:p>-0.08</text:p>
          </table:table-cell>
          <table:table-cell table:formula="of:=([Projections.H155]-2.2462)/2.5876" office:value-type="float" office:value="0.291312413046839">
            <text:p>0.29</text:p>
          </table:table-cell>
          <table:table-cell table:formula="of:=([Projections.J155]-0.9615)/0.438" office:value-type="float" office:value="0.0878995433789954">
            <text:p>0.09</text:p>
          </table:table-cell>
          <table:table-cell table:formula="of:=([Projections.K155]-0.4923)/0.6736" office:value-type="float" office:value="-0.433937054631829">
            <text:p>-0.43</text:p>
          </table:table-cell>
          <table:table-cell table:formula="of:=([Projections.L155]-1.4962)/0.6873" office:value-type="float" office:value="-0.285464862505456">
            <text:p>-0.29</text:p>
          </table:table-cell>
          <table:table-cell table:formula="of:=([Projections.M155]-11.362)/4.2655" office:value-type="float" office:value="-0.530301254249209">
            <text:p>-0.53</text:p>
          </table:table-cell>
          <table:table-cell table:formula="of:=SUM([.B153:.J153])-2*[.I153]" office:value-type="float" office:value="-1.53916488356642">
            <text:p>-1.54</text:p>
          </table:table-cell>
          <table:table-cell table:formula="of:=[.K153]/2.421232796*100" office:value-type="float" office:value="-63.5694711433448">
            <text:p>-63.6</text:p>
          </table:table-cell>
          <table:table-cell/>
        </table:table-row>
        <table:table-row table:style-name="ro2">
          <table:table-cell office:value-type="string">
            <text:p>152. Marvin Williams, Atl SF</text:p>
          </table:table-cell>
          <table:table-cell table:formula="of:=([Projections.D156]-0.483)/0.0498*([Projections.M156]/17.673)" office:value-type="float" office:value="-0.286326088601562">
            <text:p>-0.29</text:p>
          </table:table-cell>
          <table:table-cell table:formula="of:=([Projections.E156]-0.7876)/0.0761*([Projections.M156]/17.673)" office:value-type="float" office:value="0.596468788777999">
            <text:p>0.60</text:p>
          </table:table-cell>
          <table:table-cell table:formula="of:=([Projections.F156]-0.8577)/0.7534" office:value-type="float" office:value="-0.20931775949031">
            <text:p>-0.21</text:p>
          </table:table-cell>
          <table:table-cell table:formula="of:=([Projections.G156]-4.8346)/2.9474" office:value-type="float" office:value="0.0561172558865441">
            <text:p>0.06</text:p>
          </table:table-cell>
          <table:table-cell table:formula="of:=([Projections.H156]-2.2462)/2.5876" office:value-type="float" office:value="-0.365667027361261">
            <text:p>-0.37</text:p>
          </table:table-cell>
          <table:table-cell table:formula="of:=([Projections.J156]-0.9615)/0.438" office:value-type="float" office:value="-0.825342465753425">
            <text:p>-0.83</text:p>
          </table:table-cell>
          <table:table-cell table:formula="of:=([Projections.K156]-0.4923)/0.6736" office:value-type="float" office:value="-0.137024940617577">
            <text:p>-0.14</text:p>
          </table:table-cell>
          <table:table-cell table:formula="of:=([Projections.L156]-1.4962)/0.6873" office:value-type="float" office:value="-0.721955477957224">
            <text:p>-0.72</text:p>
          </table:table-cell>
          <table:table-cell table:formula="of:=([Projections.M156]-11.362)/4.2655" office:value-type="float" office:value="-0.202086508029539">
            <text:p>-0.20</text:p>
          </table:table-cell>
          <table:table-cell table:formula="of:=SUM([.B154:.J154])-2*[.I154]" office:value-type="float" office:value="-0.651223267231909">
            <text:p>-0.65</text:p>
          </table:table-cell>
          <table:table-cell table:formula="of:=[.K154]/2.421232796*100" office:value-type="float" office:value="-26.8963508303606">
            <text:p>-26.9</text:p>
          </table:table-cell>
          <table:table-cell/>
        </table:table-row>
        <table:table-row table:style-name="ro2">
          <table:table-cell office:value-type="string">
            <text:p>153. Ben Gordon, Det SG</text:p>
          </table:table-cell>
          <table:table-cell table:formula="of:=([Projections.D157]-0.483)/0.0498*([Projections.M157]/17.673)" office:value-type="float" office:value="-0.629690151995976">
            <text:p>-0.63</text:p>
          </table:table-cell>
          <table:table-cell table:formula="of:=([Projections.E157]-0.7876)/0.0761*([Projections.M157]/17.673)" office:value-type="float" office:value="0.841108730044188">
            <text:p>0.84</text:p>
          </table:table-cell>
          <table:table-cell table:formula="of:=([Projections.F157]-0.8577)/0.7534" office:value-type="float" office:value="0.985266790549509">
            <text:p>0.99</text:p>
          </table:table-cell>
          <table:table-cell table:formula="of:=([Projections.G157]-4.8346)/2.9474" office:value-type="float" office:value="-0.724231526090792">
            <text:p>-0.72</text:p>
          </table:table-cell>
          <table:table-cell table:formula="of:=([Projections.H157]-2.2462)/2.5876" office:value-type="float" office:value="0.136729015303756">
            <text:p>0.14</text:p>
          </table:table-cell>
          <table:table-cell table:formula="of:=([Projections.J157]-0.9615)/0.438" office:value-type="float" office:value="-0.368721461187215">
            <text:p>-0.37</text:p>
          </table:table-cell>
          <table:table-cell table:formula="of:=([Projections.K157]-0.4923)/0.6736" office:value-type="float" office:value="-0.433937054631829">
            <text:p>-0.43</text:p>
          </table:table-cell>
          <table:table-cell table:formula="of:=([Projections.L157]-1.4962)/0.6873" office:value-type="float" office:value="0.587516368398079">
            <text:p>0.59</text:p>
          </table:table-cell>
          <table:table-cell table:formula="of:=([Projections.M157]-11.362)/4.2655" office:value-type="float" office:value="1.15766029773766">
            <text:p>1.16</text:p>
          </table:table-cell>
          <table:table-cell table:formula="of:=SUM([.B155:.J155])-2*[.I155]" office:value-type="float" office:value="0.376668271331225">
            <text:p>0.38</text:p>
          </table:table-cell>
          <table:table-cell table:formula="of:=[.K155]/2.421232796*100" office:value-type="float" office:value="15.5568796174205">
            <text:p>15.6</text:p>
          </table:table-cell>
          <table:table-cell/>
        </table:table-row>
        <table:table-row table:style-name="ro1">
          <table:table-cell office:value-type="string">
            <text:p>154. Troy Murphy, LAL PF, C</text:p>
          </table:table-cell>
          <table:table-cell table:formula="of:=([Projections.D158]-0.483)/0.0498*([Projections.M158]/17.673)" office:value-type="float" office:value="-0.283144687617101">
            <text:p>-0.28</text:p>
          </table:table-cell>
          <table:table-cell table:formula="of:=([Projections.E158]-0.7876)/0.0761*([Projections.M158]/17.673)" office:value-type="float" office:value="-0.0966157497055766">
            <text:p>-0.10</text:p>
          </table:table-cell>
          <table:table-cell table:formula="of:=([Projections.F158]-0.8577)/0.7534" office:value-type="float" office:value="0.321608707194054">
            <text:p>0.32</text:p>
          </table:table-cell>
          <table:table-cell table:formula="of:=([Projections.G158]-4.8346)/2.9474" office:value-type="float" office:value="0.734681414127706">
            <text:p>0.73</text:p>
          </table:table-cell>
          <table:table-cell table:formula="of:=([Projections.H158]-2.2462)/2.5876" office:value-type="float" office:value="-0.327021177925491">
            <text:p>-0.33</text:p>
          </table:table-cell>
          <table:table-cell table:formula="of:=([Projections.J158]-0.9615)/0.438" office:value-type="float" office:value="-0.59703196347032">
            <text:p>-0.60</text:p>
          </table:table-cell>
          <table:table-cell table:formula="of:=([Projections.K158]-0.4923)/0.6736" office:value-type="float" office:value="-0.285480997624703">
            <text:p>-0.29</text:p>
          </table:table-cell>
          <table:table-cell table:formula="of:=([Projections.L158]-1.4962)/0.6873" office:value-type="float" office:value="-0.721955477957224">
            <text:p>-0.72</text:p>
          </table:table-cell>
          <table:table-cell table:formula="of:=([Projections.M158]-11.362)/4.2655" office:value-type="float" office:value="-0.577189075137733">
            <text:p>-0.58</text:p>
          </table:table-cell>
          <table:table-cell table:formula="of:=SUM([.B156:.J156])-2*[.I156]" office:value-type="float" office:value="-0.38823805220194">
            <text:p>-0.39</text:p>
          </table:table-cell>
          <table:table-cell table:formula="of:=[.K156]/2.421232796*100" office:value-type="float" office:value="-16.0347263114612">
            <text:p>-16.0</text:p>
          </table:table-cell>
          <table:table-cell/>
        </table:table-row>
        <table:table-row table:style-name="ro2">
          <table:table-cell office:value-type="string">
            <text:p>155. Eric Bledsoe*, LAC PG</text:p>
          </table:table-cell>
          <table:table-cell table:formula="of:=([Projections.D159]-0.483)/0.0498*([Projections.M159]/17.673)" office:value-type="float" office:value="-0.395402693783111">
            <text:p>-0.40</text:p>
          </table:table-cell>
          <table:table-cell table:formula="of:=([Projections.E159]-0.7876)/0.0761*([Projections.M159]/17.673)" office:value-type="float" office:value="-0.218214485328556">
            <text:p>-0.22</text:p>
          </table:table-cell>
          <table:table-cell table:formula="of:=([Projections.F159]-0.8577)/0.7534" office:value-type="float" office:value="-0.740244226174675">
            <text:p>-0.74</text:p>
          </table:table-cell>
          <table:table-cell table:formula="of:=([Projections.G159]-4.8346)/2.9474" office:value-type="float" office:value="-0.826016149826966">
            <text:p>-0.83</text:p>
          </table:table-cell>
          <table:table-cell table:formula="of:=([Projections.H159]-2.2462)/2.5876" office:value-type="float" office:value="0.329958262482609">
            <text:p>0.33</text:p>
          </table:table-cell>
          <table:table-cell table:formula="of:=([Projections.J159]-0.9615)/0.438" office:value-type="float" office:value="0.0878995433789954">
            <text:p>0.09</text:p>
          </table:table-cell>
          <table:table-cell table:formula="of:=([Projections.K159]-0.4923)/0.6736" office:value-type="float" office:value="-0.285480997624703">
            <text:p>-0.29</text:p>
          </table:table-cell>
          <table:table-cell table:formula="of:=([Projections.L159]-1.4962)/0.6873" office:value-type="float" office:value="0.878510112032591">
            <text:p>0.88</text:p>
          </table:table-cell>
          <table:table-cell table:formula="of:=([Projections.M159]-11.362)/4.2655" office:value-type="float" office:value="-1.30395029890986">
            <text:p>-1.30</text:p>
          </table:table-cell>
          <table:table-cell table:formula="of:=SUM([.B157:.J157])-2*[.I157]" office:value-type="float" office:value="-4.22996115781886">
            <text:p>-4.23</text:p>
          </table:table-cell>
          <table:table-cell table:formula="of:=[.K157]/2.421232796*100" office:value-type="float" office:value="-174.702786316416">
            <text:p>-174.7</text:p>
          </table:table-cell>
          <table:table-cell/>
        </table:table-row>
        <table:table-row table:style-name="ro2">
          <table:table-cell office:value-type="string">
            <text:p>156. Jodie Meeks, Phi SG</text:p>
          </table:table-cell>
          <table:table-cell table:formula="of:=([Projections.D160]-0.483)/0.0498*([Projections.M160]/17.673)" office:value-type="float" office:value="-0.411991427487804">
            <text:p>-0.41</text:p>
          </table:table-cell>
          <table:table-cell table:formula="of:=([Projections.E160]-0.7876)/0.0761*([Projections.M160]/17.673)" office:value-type="float" office:value="0.695151583151741">
            <text:p>0.70</text:p>
          </table:table-cell>
          <table:table-cell table:formula="of:=([Projections.F160]-0.8577)/0.7534" office:value-type="float" office:value="1.38346164056278">
            <text:p>1.38</text:p>
          </table:table-cell>
          <table:table-cell table:formula="of:=([Projections.G160]-4.8346)/2.9474" office:value-type="float" office:value="-0.724231526090792">
            <text:p>-0.72</text:p>
          </table:table-cell>
          <table:table-cell table:formula="of:=([Projections.H160]-2.2462)/2.5876" office:value-type="float" office:value="-0.442958726232803">
            <text:p>-0.44</text:p>
          </table:table-cell>
          <table:table-cell table:formula="of:=([Projections.J160]-0.9615)/0.438" office:value-type="float" office:value="0.316210045662101">
            <text:p>0.32</text:p>
          </table:table-cell>
          <table:table-cell table:formula="of:=([Projections.K160]-0.4923)/0.6736" office:value-type="float" office:value="-0.582393111638955">
            <text:p>-0.58</text:p>
          </table:table-cell>
          <table:table-cell table:formula="of:=([Projections.L160]-1.4962)/0.6873" office:value-type="float" office:value="-1.01294922159174">
            <text:p>-1.01</text:p>
          </table:table-cell>
          <table:table-cell table:formula="of:=([Projections.M160]-11.362)/4.2655" office:value-type="float" office:value="-0.366193881139374">
            <text:p>-0.37</text:p>
          </table:table-cell>
          <table:table-cell table:formula="of:=SUM([.B158:.J158])-2*[.I158]" office:value-type="float" office:value="0.880003818378633">
            <text:p>0.88</text:p>
          </table:table-cell>
          <table:table-cell table:formula="of:=[.K158]/2.421232796*100" office:value-type="float" office:value="36.3452791417845">
            <text:p>36.3</text:p>
          </table:table-cell>
          <table:table-cell/>
        </table:table-row>
        <table:table-row table:style-name="ro2">
          <table:table-cell office:value-type="string">
            <text:p>157. Leandro Barbosa, Tor SG</text:p>
          </table:table-cell>
          <table:table-cell table:formula="of:=([Projections.D161]-0.483)/0.0498*([Projections.M161]/17.673)" office:value-type="float" office:value="-0.376314287876339">
            <text:p>-0.38</text:p>
          </table:table-cell>
          <table:table-cell table:formula="of:=([Projections.E161]-0.7876)/0.0761*([Projections.M161]/17.673)" office:value-type="float" office:value="0.640278239083159">
            <text:p>0.64</text:p>
          </table:table-cell>
          <table:table-cell table:formula="of:=([Projections.F161]-0.8577)/0.7534" office:value-type="float" office:value="0.587071940536236">
            <text:p>0.59</text:p>
          </table:table-cell>
          <table:table-cell table:formula="of:=([Projections.G161]-4.8346)/2.9474" office:value-type="float" office:value="-1.02958539729931">
            <text:p>-1.03</text:p>
          </table:table-cell>
          <table:table-cell table:formula="of:=([Projections.H161]-2.2462)/2.5876" office:value-type="float" office:value="-0.0178543824393259">
            <text:p>-0.02</text:p>
          </table:table-cell>
          <table:table-cell table:formula="of:=([Projections.J161]-0.9615)/0.438" office:value-type="float" office:value="-0.14041095890411">
            <text:p>-0.14</text:p>
          </table:table-cell>
          <table:table-cell table:formula="of:=([Projections.K161]-0.4923)/0.6736" office:value-type="float" office:value="-0.582393111638955">
            <text:p>-0.58</text:p>
          </table:table-cell>
          <table:table-cell table:formula="of:=([Projections.L161]-1.4962)/0.6873" office:value-type="float" office:value="-0.1399679906882">
            <text:p>-0.14</text:p>
          </table:table-cell>
          <table:table-cell table:formula="of:=([Projections.M161]-11.362)/4.2655" office:value-type="float" office:value="0.57156253663111">
            <text:p>0.57</text:p>
          </table:table-cell>
          <table:table-cell table:formula="of:=SUM([.B159:.J159])-2*[.I159]" office:value-type="float" office:value="-0.207677431219339">
            <text:p>-0.21</text:p>
          </table:table-cell>
          <table:table-cell table:formula="of:=[.K159]/2.421232796*100" office:value-type="float" office:value="-8.57734256542505">
            <text:p>-8.6</text:p>
          </table:table-cell>
          <table:table-cell/>
        </table:table-row>
        <table:table-row table:style-name="ro1">
          <table:table-cell office:value-type="string">
            <text:p>158. James Johnson, Tor SF</text:p>
          </table:table-cell>
          <table:table-cell table:formula="of:=([Projections.D162]-0.483)/0.0498*([Projections.M162]/17.673)" office:value-type="float" office:value="-0.303710172552372">
            <text:p>-0.30</text:p>
          </table:table-cell>
          <table:table-cell table:formula="of:=([Projections.E162]-0.7876)/0.0761*([Projections.M162]/17.673)" office:value-type="float" office:value="-0.806771995232711">
            <text:p>-0.81</text:p>
          </table:table-cell>
          <table:table-cell table:formula="of:=([Projections.F162]-0.8577)/0.7534" office:value-type="float" office:value="-0.872975842845766">
            <text:p>-0.87</text:p>
          </table:table-cell>
          <table:table-cell table:formula="of:=([Projections.G162]-4.8346)/2.9474" office:value-type="float" office:value="0.0561172558865441">
            <text:p>0.06</text:p>
          </table:table-cell>
          <table:table-cell table:formula="of:=([Projections.H162]-2.2462)/2.5876" office:value-type="float" office:value="0.214020714175297">
            <text:p>0.21</text:p>
          </table:table-cell>
          <table:table-cell table:formula="of:=([Projections.J162]-0.9615)/0.438" office:value-type="float" office:value="0.316210045662101">
            <text:p>0.32</text:p>
          </table:table-cell>
          <table:table-cell table:formula="of:=([Projections.K162]-0.4923)/0.6736" office:value-type="float" office:value="1.19907957244656">
            <text:p>1.20</text:p>
          </table:table-cell>
          <table:table-cell table:formula="of:=([Projections.L162]-1.4962)/0.6873" office:value-type="float" office:value="1.02400698384985">
            <text:p>1.02</text:p>
          </table:table-cell>
          <table:table-cell table:formula="of:=([Projections.M162]-11.362)/4.2655" office:value-type="float" office:value="-0.342749970695112">
            <text:p>-0.34</text:p>
          </table:table-cell>
          <table:table-cell table:formula="of:=SUM([.B160:.J160])-2*[.I160]" office:value-type="float" office:value="-1.56478737700531">
            <text:p>-1.56</text:p>
          </table:table-cell>
          <table:table-cell table:formula="of:=[.K160]/2.421232796*100" office:value-type="float" office:value="-64.6277127746832">
            <text:p>-64.6</text:p>
          </table:table-cell>
          <table:table-cell/>
        </table:table-row>
        <table:table-row table:style-name="ro2">
          <table:table-cell office:value-type="string">
            <text:p>159. Taj Gibson, Chi PF</text:p>
          </table:table-cell>
          <table:table-cell table:formula="of:=([Projections.D163]-0.483)/0.0498*([Projections.M163]/17.673)" office:value-type="float" office:value="0.0070445307513083">
            <text:p>0.01</text:p>
          </table:table-cell>
          <table:table-cell table:formula="of:=([Projections.E163]-0.7876)/0.0761*([Projections.M163]/17.673)" office:value-type="float" office:value="-0.496031237060059">
            <text:p>-0.50</text:p>
          </table:table-cell>
          <table:table-cell table:formula="of:=([Projections.F163]-0.8577)/0.7534" office:value-type="float" office:value="-1.13843907618795">
            <text:p>-1.14</text:p>
          </table:table-cell>
          <table:table-cell table:formula="of:=([Projections.G163]-4.8346)/2.9474" office:value-type="float" office:value="0.497183958743299">
            <text:p>0.50</text:p>
          </table:table-cell>
          <table:table-cell table:formula="of:=([Projections.H163]-2.2462)/2.5876" office:value-type="float" office:value="-0.558896274540114">
            <text:p>-0.56</text:p>
          </table:table-cell>
          <table:table-cell table:formula="of:=([Projections.J163]-0.9615)/0.438" office:value-type="float" office:value="-0.825342465753425">
            <text:p>-0.83</text:p>
          </table:table-cell>
          <table:table-cell table:formula="of:=([Projections.K163]-0.4923)/0.6736" office:value-type="float" office:value="1.49599168646081">
            <text:p>1.50</text:p>
          </table:table-cell>
          <table:table-cell table:formula="of:=([Projections.L163]-1.4962)/0.6873" office:value-type="float" office:value="-0.721955477957224">
            <text:p>-0.72</text:p>
          </table:table-cell>
          <table:table-cell table:formula="of:=([Projections.M163]-11.362)/4.2655" office:value-type="float" office:value="-1.21017465713281">
            <text:p>-1.21</text:p>
          </table:table-cell>
          <table:table-cell table:formula="of:=SUM([.B161:.J161])-2*[.I161]" office:value-type="float" office:value="-1.50670805676172">
            <text:p>-1.51</text:p>
          </table:table-cell>
          <table:table-cell table:formula="of:=[.K161]/2.421232796*100" office:value-type="float" office:value="-62.2289628345888">
            <text:p>-62.2</text:p>
          </table:table-cell>
          <table:table-cell/>
        </table:table-row>
        <table:table-row table:style-name="ro2">
          <table:table-cell office:value-type="string">
            <text:p>160. Randy Foye, LAC SG, PG</text:p>
          </table:table-cell>
          <table:table-cell table:formula="of:=([Projections.D164]-0.483)/0.0498*([Projections.M164]/17.673)" office:value-type="float" office:value="-0.927151144043155">
            <text:p>-0.93</text:p>
          </table:table-cell>
          <table:table-cell table:formula="of:=([Projections.E164]-0.7876)/0.0761*([Projections.M164]/17.673)" office:value-type="float" office:value="0.659550828219442">
            <text:p>0.66</text:p>
          </table:table-cell>
          <table:table-cell table:formula="of:=([Projections.F164]-0.8577)/0.7534" office:value-type="float" office:value="0.188877090522963">
            <text:p>0.19</text:p>
          </table:table-cell>
          <table:table-cell table:formula="of:=([Projections.G164]-4.8346)/2.9474" office:value-type="float" office:value="-1.06351360521137">
            <text:p>-1.06</text:p>
          </table:table-cell>
          <table:table-cell table:formula="of:=([Projections.H164]-2.2462)/2.5876" office:value-type="float" office:value="0.175374864739527">
            <text:p>0.18</text:p>
          </table:table-cell>
          <table:table-cell table:formula="of:=([Projections.J164]-0.9615)/0.438" office:value-type="float" office:value="-0.825342465753425">
            <text:p>-0.83</text:p>
          </table:table-cell>
          <table:table-cell table:formula="of:=([Projections.K164]-0.4923)/0.6736" office:value-type="float" office:value="-0.285480997624703">
            <text:p>-0.29</text:p>
          </table:table-cell>
          <table:table-cell table:formula="of:=([Projections.L164]-1.4962)/0.6873" office:value-type="float" office:value="-0.1399679906882">
            <text:p>-0.14</text:p>
          </table:table-cell>
          <table:table-cell table:formula="of:=([Projections.M164]-11.362)/4.2655" office:value-type="float" office:value="-0.413081702027898">
            <text:p>-0.41</text:p>
          </table:table-cell>
          <table:table-cell table:formula="of:=SUM([.B162:.J162])-2*[.I162]" office:value-type="float" office:value="-2.35079914049042">
            <text:p>-2.35</text:p>
          </table:table-cell>
          <table:table-cell table:formula="of:=[.K162]/2.421232796*100" office:value-type="float" office:value="-97.0910002695347">
            <text:p>-97.1</text:p>
          </table:table-cell>
          <table:table-cell/>
        </table:table-row>
        <table:table-row table:style-name="ro1">
          <table:table-cell office:value-type="string">
            <text:p>161. Gilbert Arenas, FA PG, SG</text:p>
          </table:table-cell>
          <table:table-cell table:formula="of:=([Projections.D165]-0.483)/0.0498*([Projections.M165]/17.673)" office:value-type="float" office:value="-1.1299654568026">
            <text:p>-1.13</text:p>
          </table:table-cell>
          <table:table-cell table:formula="of:=([Projections.E165]-0.7876)/0.0761*([Projections.M165]/17.673)" office:value-type="float" office:value="-0.161809446290038">
            <text:p>-0.16</text:p>
          </table:table-cell>
          <table:table-cell table:formula="of:=([Projections.F165]-0.8577)/0.7534" office:value-type="float" office:value="0.719803557207327">
            <text:p>0.72</text:p>
          </table:table-cell>
          <table:table-cell table:formula="of:=([Projections.G165]-4.8346)/2.9474" office:value-type="float" office:value="-0.724231526090792">
            <text:p>-0.72</text:p>
          </table:table-cell>
          <table:table-cell table:formula="of:=([Projections.H165]-2.2462)/2.5876" office:value-type="float" office:value="0.600479208533004">
            <text:p>0.60</text:p>
          </table:table-cell>
          <table:table-cell table:formula="of:=([Projections.J165]-0.9615)/0.438" office:value-type="float" office:value="0.544520547945205">
            <text:p>0.54</text:p>
          </table:table-cell>
          <table:table-cell table:formula="of:=([Projections.K165]-0.4923)/0.6736" office:value-type="float" office:value="-0.285480997624703">
            <text:p>-0.29</text:p>
          </table:table-cell>
          <table:table-cell table:formula="of:=([Projections.L165]-1.4962)/0.6873" office:value-type="float" office:value="1.60599447111887">
            <text:p>1.61</text:p>
          </table:table-cell>
          <table:table-cell table:formula="of:=([Projections.M165]-11.362)/4.2655" office:value-type="float" office:value="0.0792404173016057">
            <text:p>0.08</text:p>
          </table:table-cell>
          <table:table-cell table:formula="of:=SUM([.B163:.J163])-2*[.I163]" office:value-type="float" office:value="-1.96343816693986">
            <text:p>-1.96</text:p>
          </table:table-cell>
          <table:table-cell table:formula="of:=[.K163]/2.421232796*100" office:value-type="float" office:value="-81.0924984240904">
            <text:p>-81.1</text:p>
          </table:table-cell>
          <table:table-cell/>
        </table:table-row>
        <table:table-row table:style-name="ro2">
          <table:table-cell office:value-type="string">
            <text:p>162. Jimmer Fredette, Sac SG</text:p>
          </table:table-cell>
          <table:table-cell table:formula="of:=([Projections.D166]-0.483)/0.0498*([Projections.M166]/17.673)" office:value-type="float" office:value="-0.58208275869278">
            <text:p>-0.58</text:p>
          </table:table-cell>
          <table:table-cell table:formula="of:=([Projections.E166]-0.7876)/0.0761*([Projections.M166]/17.673)" office:value-type="float" office:value="0.789388000865184">
            <text:p>0.79</text:p>
          </table:table-cell>
          <table:table-cell table:formula="of:=([Projections.F166]-0.8577)/0.7534" office:value-type="float" office:value="0.852535173878418">
            <text:p>0.85</text:p>
          </table:table-cell>
          <table:table-cell table:formula="of:=([Projections.G166]-4.8346)/2.9474" office:value-type="float" office:value="-0.826016149826966">
            <text:p>-0.83</text:p>
          </table:table-cell>
          <table:table-cell table:formula="of:=([Projections.H166]-2.2462)/2.5876" office:value-type="float" office:value="0.40724996135415">
            <text:p>0.41</text:p>
          </table:table-cell>
          <table:table-cell table:formula="of:=([Projections.J166]-0.9615)/0.438" office:value-type="float" office:value="-1.05365296803653">
            <text:p>-1.05</text:p>
          </table:table-cell>
          <table:table-cell table:formula="of:=([Projections.K166]-0.4923)/0.6736" office:value-type="float" office:value="-0.582393111638955">
            <text:p>-0.58</text:p>
          </table:table-cell>
          <table:table-cell table:formula="of:=([Projections.L166]-1.4962)/0.6873" office:value-type="float" office:value="0.587516368398079">
            <text:p>0.59</text:p>
          </table:table-cell>
          <table:table-cell table:formula="of:=([Projections.M166]-11.362)/4.2655" office:value-type="float" office:value="-0.108310866252491">
            <text:p>-0.11</text:p>
          </table:table-cell>
          <table:table-cell table:formula="of:=SUM([.B164:.J164])-2*[.I164]" office:value-type="float" office:value="-1.69079908674805">
            <text:p>-1.69</text:p>
          </table:table-cell>
          <table:table-cell table:formula="of:=[.K164]/2.421232796*100" office:value-type="float" office:value="-69.8321569714955">
            <text:p>-69.8</text:p>
          </table:table-cell>
          <table:table-cell/>
        </table:table-row>
        <table:table-row table:style-name="ro1">
          <table:table-cell office:value-type="string">
            <text:p>163. Shane Battier, Mia SF</text:p>
          </table:table-cell>
          <table:table-cell table:formula="of:=([Projections.D167]-0.483)/0.0498*([Projections.M167]/17.673)" office:value-type="float" office:value="-0.322912199922874">
            <text:p>-0.32</text:p>
          </table:table-cell>
          <table:table-cell table:formula="of:=([Projections.E167]-0.7876)/0.0761*([Projections.M167]/17.673)" office:value-type="float" office:value="-0.282902573864689">
            <text:p>-0.28</text:p>
          </table:table-cell>
          <table:table-cell table:formula="of:=([Projections.F167]-0.8577)/0.7534" office:value-type="float" office:value="0.188877090522963">
            <text:p>0.19</text:p>
          </table:table-cell>
          <table:table-cell table:formula="of:=([Projections.G167]-4.8346)/2.9474" office:value-type="float" office:value="-0.452805862794327">
            <text:p>-0.45</text:p>
          </table:table-cell>
          <table:table-cell table:formula="of:=([Projections.H167]-2.2462)/2.5876" office:value-type="float" office:value="-0.172437780182408">
            <text:p>-0.17</text:p>
          </table:table-cell>
          <table:table-cell table:formula="of:=([Projections.J167]-0.9615)/0.438" office:value-type="float" office:value="-0.825342465753425">
            <text:p>-0.83</text:p>
          </table:table-cell>
          <table:table-cell table:formula="of:=([Projections.K167]-0.4923)/0.6736" office:value-type="float" office:value="0.456799287410926">
            <text:p>0.46</text:p>
          </table:table-cell>
          <table:table-cell table:formula="of:=([Projections.L167]-1.4962)/0.6873" office:value-type="float" office:value="-1.15844609340899">
            <text:p>-1.16</text:p>
          </table:table-cell>
          <table:table-cell table:formula="of:=([Projections.M167]-11.362)/4.2655" office:value-type="float" office:value="-1.30395029890986">
            <text:p>-1.30</text:p>
          </table:table-cell>
          <table:table-cell table:formula="of:=SUM([.B165:.J165])-2*[.I165]" office:value-type="float" office:value="-1.5562287100847">
            <text:p>-1.56</text:p>
          </table:table-cell>
          <table:table-cell table:formula="of:=[.K165]/2.421232796*100" office:value-type="float" office:value="-64.2742289240287">
            <text:p>-64.3</text:p>
          </table:table-cell>
          <table:table-cell/>
        </table:table-row>
        <table:table-row table:style-name="ro2">
          <table:table-cell office:value-type="string">
            <text:p>164. Tayshaun Prince, Det SF</text:p>
          </table:table-cell>
          <table:table-cell table:formula="of:=([Projections.D168]-0.483)/0.0498*([Projections.M168]/17.673)" office:value-type="float" office:value="-0.163614907772321">
            <text:p>-0.16</text:p>
          </table:table-cell>
          <table:table-cell table:formula="of:=([Projections.E168]-0.7876)/0.0761*([Projections.M168]/17.673)" office:value-type="float" office:value="-0.531780700241867">
            <text:p>-0.53</text:p>
          </table:table-cell>
          <table:table-cell table:formula="of:=([Projections.F168]-0.8577)/0.7534" office:value-type="float" office:value="-0.607512609503584">
            <text:p>-0.61</text:p>
          </table:table-cell>
          <table:table-cell table:formula="of:=([Projections.G168]-4.8346)/2.9474" office:value-type="float" office:value="-0.283164823234037">
            <text:p>-0.28</text:p>
          </table:table-cell>
          <table:table-cell table:formula="of:=([Projections.H168]-2.2462)/2.5876" office:value-type="float" office:value="0.0980831658679858">
            <text:p>0.10</text:p>
          </table:table-cell>
          <table:table-cell table:formula="of:=([Projections.J168]-0.9615)/0.438" office:value-type="float" office:value="-1.28196347031963">
            <text:p>-1.28</text:p>
          </table:table-cell>
          <table:table-cell table:formula="of:=([Projections.K168]-0.4923)/0.6736" office:value-type="float" office:value="0.0114311163895487">
            <text:p>0.01</text:p>
          </table:table-cell>
          <table:table-cell table:formula="of:=([Projections.L168]-1.4962)/0.6873" office:value-type="float" office:value="-0.86745234977448">
            <text:p>-0.87</text:p>
          </table:table-cell>
          <table:table-cell table:formula="of:=([Projections.M168]-11.362)/4.2655" office:value-type="float" office:value="0.149572148634392">
            <text:p>0.15</text:p>
          </table:table-cell>
          <table:table-cell table:formula="of:=SUM([.B166:.J166])-2*[.I166]" office:value-type="float" office:value="-1.74149773040504">
            <text:p>-1.74</text:p>
          </table:table-cell>
          <table:table-cell table:formula="of:=[.K166]/2.421232796*100" office:value-type="float" office:value="-71.9260755629149">
            <text:p>-71.9</text:p>
          </table:table-cell>
          <table:table-cell/>
        </table:table-row>
        <table:table-row table:style-name="ro2">
          <table:table-cell office:value-type="string">
            <text:p>165. Luke Ridnour, Min PG</text:p>
          </table:table-cell>
          <table:table-cell table:formula="of:=([Projections.D169]-0.483)/0.0498*([Projections.M169]/17.673)" office:value-type="float" office:value="-0.219516667927864">
            <text:p>-0.22</text:p>
          </table:table-cell>
          <table:table-cell table:formula="of:=([Projections.E169]-0.7876)/0.0761*([Projections.M169]/17.673)" office:value-type="float" office:value="0.666272441097219">
            <text:p>0.67</text:p>
          </table:table-cell>
          <table:table-cell table:formula="of:=([Projections.F169]-0.8577)/0.7534" office:value-type="float" office:value="-0.0765861428192195">
            <text:p>-0.08</text:p>
          </table:table-cell>
          <table:table-cell table:formula="of:=([Projections.G169]-4.8346)/2.9474" office:value-type="float" office:value="-0.92780077356314">
            <text:p>-0.93</text:p>
          </table:table-cell>
          <table:table-cell table:formula="of:=([Projections.H169]-2.2462)/2.5876" office:value-type="float" office:value="0.716416756840315">
            <text:p>0.72</text:p>
          </table:table-cell>
          <table:table-cell table:formula="of:=([Projections.J169]-0.9615)/0.438" office:value-type="float" office:value="-0.14041095890411">
            <text:p>-0.14</text:p>
          </table:table-cell>
          <table:table-cell table:formula="of:=([Projections.K169]-0.4923)/0.6736" office:value-type="float" office:value="-0.582393111638955">
            <text:p>-0.58</text:p>
          </table:table-cell>
          <table:table-cell table:formula="of:=([Projections.L169]-1.4962)/0.6873" office:value-type="float" office:value="0.151025752946312">
            <text:p>0.15</text:p>
          </table:table-cell>
          <table:table-cell table:formula="of:=([Projections.M169]-11.362)/4.2655" office:value-type="float" office:value="-0.506857343804947">
            <text:p>-0.51</text:p>
          </table:table-cell>
          <table:table-cell table:formula="of:=SUM([.B167:.J167])-2*[.I167]" office:value-type="float" office:value="-1.22190155366701">
            <text:p>-1.22</text:p>
          </table:table-cell>
          <table:table-cell table:formula="of:=[.K167]/2.421232796*100" office:value-type="float" office:value="-50.4660913104125">
            <text:p>-50.5</text:p>
          </table:table-cell>
          <table:table-cell/>
        </table:table-row>
        <table:table-row table:style-name="ro2">
          <table:table-cell office:value-type="string">
            <text:p>166. Grant Hill, Pho SF</text:p>
          </table:table-cell>
          <table:table-cell table:formula="of:=([Projections.D170]-0.483)/0.0498*([Projections.M170]/17.673)" office:value-type="float" office:value="0.0763536236270835">
            <text:p>0.08</text:p>
          </table:table-cell>
          <table:table-cell table:formula="of:=([Projections.E170]-0.7876)/0.0761*([Projections.M170]/17.673)" office:value-type="float" office:value="0.278143909880421">
            <text:p>0.28</text:p>
          </table:table-cell>
          <table:table-cell table:formula="of:=([Projections.F170]-0.8577)/0.7534" office:value-type="float" office:value="-0.607512609503584">
            <text:p>-0.61</text:p>
          </table:table-cell>
          <table:table-cell table:formula="of:=([Projections.G170]-4.8346)/2.9474" office:value-type="float" office:value="-0.215308407409921">
            <text:p>-0.22</text:p>
          </table:table-cell>
          <table:table-cell table:formula="of:=([Projections.H170]-2.2462)/2.5876" office:value-type="float" office:value="-0.0178543824393259">
            <text:p>-0.02</text:p>
          </table:table-cell>
          <table:table-cell table:formula="of:=([Projections.J170]-0.9615)/0.438" office:value-type="float" office:value="-0.59703196347032">
            <text:p>-0.60</text:p>
          </table:table-cell>
          <table:table-cell table:formula="of:=([Projections.K170]-0.4923)/0.6736" office:value-type="float" office:value="-0.137024940617577">
            <text:p>-0.14</text:p>
          </table:table-cell>
          <table:table-cell table:formula="of:=([Projections.L170]-1.4962)/0.6873" office:value-type="float" office:value="-0.1399679906882">
            <text:p>-0.14</text:p>
          </table:table-cell>
          <table:table-cell table:formula="of:=([Projections.M170]-11.362)/4.2655" office:value-type="float" office:value="-0.0379791349197048">
            <text:p>-0.04</text:p>
          </table:table-cell>
          <table:table-cell table:formula="of:=SUM([.B168:.J168])-2*[.I168]" office:value-type="float" office:value="-1.11824591416473">
            <text:p>-1.12</text:p>
          </table:table-cell>
          <table:table-cell table:formula="of:=[.K168]/2.421232796*100" office:value-type="float" office:value="-46.18498130424">
            <text:p>-46.2</text:p>
          </table:table-cell>
          <table:table-cell/>
        </table:table-row>
        <table:table-row table:style-name="ro2">
          <table:table-cell office:value-type="string">
            <text:p>167. Andris Biedrins, GS C</text:p>
          </table:table-cell>
          <table:table-cell table:formula="of:=([Projections.D171]-0.483)/0.0498*([Projections.M171]/17.673)" office:value-type="float" office:value="0.539133845402546">
            <text:p>0.54</text:p>
          </table:table-cell>
          <table:table-cell table:formula="of:=([Projections.E171]-0.7876)/0.0761*([Projections.M171]/17.673)" office:value-type="float" office:value="-1.6461259679327">
            <text:p>-1.65</text:p>
          </table:table-cell>
          <table:table-cell table:formula="of:=([Projections.F171]-0.8577)/0.7534" office:value-type="float" office:value="-1.13843907618795">
            <text:p>-1.14</text:p>
          </table:table-cell>
          <table:table-cell table:formula="of:=([Projections.G171]-4.8346)/2.9474" office:value-type="float" office:value="1.17574811698446">
            <text:p>1.18</text:p>
          </table:table-cell>
          <table:table-cell table:formula="of:=([Projections.H171]-2.2462)/2.5876" office:value-type="float" office:value="-0.365667027361261">
            <text:p>-0.37</text:p>
          </table:table-cell>
          <table:table-cell table:formula="of:=([Projections.J171]-0.9615)/0.438" office:value-type="float" office:value="-0.14041095890411">
            <text:p>-0.14</text:p>
          </table:table-cell>
          <table:table-cell table:formula="of:=([Projections.K171]-0.4923)/0.6736" office:value-type="float" office:value="0.902167458432304">
            <text:p>0.90</text:p>
          </table:table-cell>
          <table:table-cell table:formula="of:=([Projections.L171]-1.4962)/0.6873" office:value-type="float" office:value="-0.430961734322712">
            <text:p>-0.43</text:p>
          </table:table-cell>
          <table:table-cell table:formula="of:=([Projections.M171]-11.362)/4.2655" office:value-type="float" office:value="-1.13984292580002">
            <text:p>-1.14</text:p>
          </table:table-cell>
          <table:table-cell table:formula="of:=SUM([.B169:.J169])-2*[.I169]" office:value-type="float" office:value="-1.38247480104402">
            <text:p>-1.38</text:p>
          </table:table-cell>
          <table:table-cell table:formula="of:=[.K169]/2.421232796*100" office:value-type="float" office:value="-57.0979710554037">
            <text:p>-57.1</text:p>
          </table:table-cell>
          <table:table-cell/>
        </table:table-row>
        <table:table-row table:style-name="ro1">
          <table:table-cell office:value-type="string">
            <text:p>168. Kendrick Perkins, OKC C</text:p>
          </table:table-cell>
          <table:table-cell table:formula="of:=([Projections.D172]-0.483)/0.0498*([Projections.M172]/17.673)" office:value-type="float" office:value="0.778647890947029">
            <text:p>0.78</text:p>
          </table:table-cell>
          <table:table-cell table:formula="of:=([Projections.E172]-0.7876)/0.0761*([Projections.M172]/17.673)" office:value-type="float" office:value="-1.18856555502045">
            <text:p>-1.19</text:p>
          </table:table-cell>
          <table:table-cell table:formula="of:=([Projections.F172]-0.8577)/0.7534" office:value-type="float" office:value="-1.13843907618795">
            <text:p>-1.14</text:p>
          </table:table-cell>
          <table:table-cell table:formula="of:=([Projections.G172]-4.8346)/2.9474" office:value-type="float" office:value="0.83646603786388">
            <text:p>0.84</text:p>
          </table:table-cell>
          <table:table-cell table:formula="of:=([Projections.H172]-2.2462)/2.5876" office:value-type="float" office:value="-0.481604575668573">
            <text:p>-0.48</text:p>
          </table:table-cell>
          <table:table-cell table:formula="of:=([Projections.J172]-0.9615)/0.438" office:value-type="float" office:value="-1.51027397260274">
            <text:p>-1.51</text:p>
          </table:table-cell>
          <table:table-cell table:formula="of:=([Projections.K172]-0.4923)/0.6736" office:value-type="float" office:value="1.34753562945368">
            <text:p>1.35</text:p>
          </table:table-cell>
          <table:table-cell table:formula="of:=([Projections.L172]-1.4962)/0.6873" office:value-type="float" office:value="0.587516368398079">
            <text:p>0.59</text:p>
          </table:table-cell>
          <table:table-cell table:formula="of:=([Projections.M172]-11.362)/4.2655" office:value-type="float" office:value="-0.858516000468878">
            <text:p>-0.86</text:p>
          </table:table-cell>
          <table:table-cell table:formula="of:=SUM([.B170:.J170])-2*[.I170]" office:value-type="float" office:value="-2.80226599008208">
            <text:p>-2.80</text:p>
          </table:table-cell>
          <table:table-cell table:formula="of:=[.K170]/2.421232796*100" office:value-type="float" office:value="-115.737156489519">
            <text:p>-115.7</text:p>
          </table:table-cell>
          <table:table-cell/>
        </table:table-row>
        <table:table-row table:style-name="ro1">
          <table:table-cell office:value-type="string">
            <text:p>169. Baron Davis*, NY PG</text:p>
          </table:table-cell>
          <table:table-cell table:formula="of:=([Projections.D173]-0.483)/0.0498*([Projections.M173]/17.673)" office:value-type="float" office:value="-0.951579758745273">
            <text:p>-0.95</text:p>
          </table:table-cell>
          <table:table-cell table:formula="of:=([Projections.E173]-0.7876)/0.0761*([Projections.M173]/17.673)" office:value-type="float" office:value="-0.284404527184724">
            <text:p>-0.28</text:p>
          </table:table-cell>
          <table:table-cell table:formula="of:=([Projections.F173]-0.8577)/0.7534" office:value-type="float" office:value="0.454340323865145">
            <text:p>0.45</text:p>
          </table:table-cell>
          <table:table-cell table:formula="of:=([Projections.G173]-4.8346)/2.9474" office:value-type="float" office:value="-0.656375110266676">
            <text:p>-0.66</text:p>
          </table:table-cell>
          <table:table-cell table:formula="of:=([Projections.H173]-2.2462)/2.5876" office:value-type="float" office:value="1.41204204668419">
            <text:p>1.41</text:p>
          </table:table-cell>
          <table:table-cell table:formula="of:=([Projections.J173]-0.9615)/0.438" office:value-type="float" office:value="0.772831050228311">
            <text:p>0.77</text:p>
          </table:table-cell>
          <table:table-cell table:formula="of:=([Projections.K173]-0.4923)/0.6736" office:value-type="float" office:value="-0.137024940617577">
            <text:p>-0.14</text:p>
          </table:table-cell>
          <table:table-cell table:formula="of:=([Projections.L173]-1.4962)/0.6873" office:value-type="float" office:value="1.75149134293613">
            <text:p>1.75</text:p>
          </table:table-cell>
          <table:table-cell table:formula="of:=([Projections.M173]-11.362)/4.2655" office:value-type="float" office:value="0.266791700855703">
            <text:p>0.27</text:p>
          </table:table-cell>
          <table:table-cell table:formula="of:=SUM([.B171:.J171])-2*[.I171]" office:value-type="float" office:value="-0.874870558117033">
            <text:p>-0.87</text:p>
          </table:table-cell>
          <table:table-cell table:formula="of:=[.K171]/2.421232796*100" office:value-type="float" office:value="-36.1332689513525">
            <text:p>-36.1</text:p>
          </table:table-cell>
          <table:table-cell/>
        </table:table-row>
        <table:table-row table:style-name="ro2">
          <table:table-cell office:value-type="string">
            <text:p>170. Ersan Ilyasova, Mil SF, PF</text:p>
          </table:table-cell>
          <table:table-cell table:formula="of:=([Projections.D174]-0.483)/0.0498*([Projections.M174]/17.673)" office:value-type="float" office:value="-0.464143679340232">
            <text:p>-0.46</text:p>
          </table:table-cell>
          <table:table-cell table:formula="of:=([Projections.E174]-0.7876)/0.0761*([Projections.M174]/17.673)" office:value-type="float" office:value="0.19354378673512">
            <text:p>0.19</text:p>
          </table:table-cell>
          <table:table-cell table:formula="of:=([Projections.F174]-0.8577)/0.7534" office:value-type="float" office:value="-0.0765861428192195">
            <text:p>-0.08</text:p>
          </table:table-cell>
          <table:table-cell table:formula="of:=([Projections.G174]-4.8346)/2.9474" office:value-type="float" office:value="0.463255750831241">
            <text:p>0.46</text:p>
          </table:table-cell>
          <table:table-cell table:formula="of:=([Projections.H174]-2.2462)/2.5876" office:value-type="float" office:value="-0.481604575668573">
            <text:p>-0.48</text:p>
          </table:table-cell>
          <table:table-cell table:formula="of:=([Projections.J174]-0.9615)/0.438" office:value-type="float" office:value="-0.368721461187215">
            <text:p>-0.37</text:p>
          </table:table-cell>
          <table:table-cell table:formula="of:=([Projections.K174]-0.4923)/0.6736" office:value-type="float" office:value="-0.137024940617577">
            <text:p>-0.14</text:p>
          </table:table-cell>
          <table:table-cell table:formula="of:=([Projections.L174]-1.4962)/0.6873" office:value-type="float" office:value="-0.721955477957224">
            <text:p>-0.72</text:p>
          </table:table-cell>
          <table:table-cell table:formula="of:=([Projections.M174]-11.362)/4.2655" office:value-type="float" office:value="-0.43652561247216">
            <text:p>-0.44</text:p>
          </table:table-cell>
          <table:table-cell table:formula="of:=SUM([.B172:.J172])-2*[.I172]" office:value-type="float" office:value="-0.585851396581392">
            <text:p>-0.59</text:p>
          </table:table-cell>
          <table:table-cell table:formula="of:=[.K172]/2.421232796*100" office:value-type="float" office:value="-24.1964092651169">
            <text:p>-24.2</text:p>
          </table:table-cell>
          <table:table-cell/>
        </table:table-row>
        <table:table-row table:style-name="ro2">
          <table:table-cell office:value-type="string">
            <text:p>171. Derrick Favors, Uta PF</text:p>
          </table:table-cell>
          <table:table-cell table:formula="of:=([Projections.D175]-0.483)/0.0498*([Projections.M175]/17.673)" office:value-type="float" office:value="0.307459680855488">
            <text:p>0.31</text:p>
          </table:table-cell>
          <table:table-cell table:formula="of:=([Projections.E175]-0.7876)/0.0761*([Projections.M175]/17.673)" office:value-type="float" office:value="-1.18038660129749">
            <text:p>-1.18</text:p>
          </table:table-cell>
          <table:table-cell table:formula="of:=([Projections.F175]-0.8577)/0.7534" office:value-type="float" office:value="-1.13843907618795">
            <text:p>-1.14</text:p>
          </table:table-cell>
          <table:table-cell table:formula="of:=([Projections.G175]-4.8346)/2.9474" office:value-type="float" office:value="0.531112166655357">
            <text:p>0.53</text:p>
          </table:table-cell>
          <table:table-cell table:formula="of:=([Projections.H175]-2.2462)/2.5876" office:value-type="float" office:value="-0.636187973411656">
            <text:p>-0.64</text:p>
          </table:table-cell>
          <table:table-cell table:formula="of:=([Projections.J175]-0.9615)/0.438" office:value-type="float" office:value="-1.28196347031963">
            <text:p>-1.28</text:p>
          </table:table-cell>
          <table:table-cell table:formula="of:=([Projections.K175]-0.4923)/0.6736" office:value-type="float" office:value="0.753711401425178">
            <text:p>0.75</text:p>
          </table:table-cell>
          <table:table-cell table:formula="of:=([Projections.L175]-1.4962)/0.6873" office:value-type="float" office:value="-0.430961734322712">
            <text:p>-0.43</text:p>
          </table:table-cell>
          <table:table-cell table:formula="of:=([Projections.M175]-11.362)/4.2655" office:value-type="float" office:value="-0.741296448247568">
            <text:p>-0.74</text:p>
          </table:table-cell>
          <table:table-cell table:formula="of:=SUM([.B173:.J173])-2*[.I173]" office:value-type="float" office:value="-2.95502858620556">
            <text:p>-2.96</text:p>
          </table:table-cell>
          <table:table-cell table:formula="of:=[.K173]/2.421232796*100" office:value-type="float" office:value="-122.046446384149">
            <text:p>-122.0</text:p>
          </table:table-cell>
          <table:table-cell/>
        </table:table-row>
        <table:table-row table:style-name="ro2">
          <table:table-cell office:value-type="string">
            <text:p>172. Drew Gooden, Mil PF</text:p>
          </table:table-cell>
          <table:table-cell table:formula="of:=([Projections.D176]-0.483)/0.0498*([Projections.M176]/17.673)" office:value-type="float" office:value="-0.216789752798326">
            <text:p>-0.22</text:p>
          </table:table-cell>
          <table:table-cell table:formula="of:=([Projections.E176]-0.7876)/0.0761*([Projections.M176]/17.673)" office:value-type="float" office:value="0.334177178295168">
            <text:p>0.33</text:p>
          </table:table-cell>
          <table:table-cell table:formula="of:=([Projections.F176]-0.8577)/0.7534" office:value-type="float" office:value="-1.13843907618795">
            <text:p>-1.14</text:p>
          </table:table-cell>
          <table:table-cell table:formula="of:=([Projections.G176]-4.8346)/2.9474" office:value-type="float" office:value="0.700753206215648">
            <text:p>0.70</text:p>
          </table:table-cell>
          <table:table-cell table:formula="of:=([Projections.H176]-2.2462)/2.5876" office:value-type="float" office:value="-0.481604575668573">
            <text:p>-0.48</text:p>
          </table:table-cell>
          <table:table-cell table:formula="of:=([Projections.J176]-0.9615)/0.438" office:value-type="float" office:value="-0.825342465753425">
            <text:p>-0.83</text:p>
          </table:table-cell>
          <table:table-cell table:formula="of:=([Projections.K176]-0.4923)/0.6736" office:value-type="float" office:value="0.159887173396675">
            <text:p>0.16</text:p>
          </table:table-cell>
          <table:table-cell table:formula="of:=([Projections.L176]-1.4962)/0.6873" office:value-type="float" office:value="-0.1399679906882">
            <text:p>-0.14</text:p>
          </table:table-cell>
          <table:table-cell table:formula="of:=([Projections.M176]-11.362)/4.2655" office:value-type="float" office:value="-0.178642597585277">
            <text:p>-0.18</text:p>
          </table:table-cell>
          <table:table-cell table:formula="of:=SUM([.B174:.J174])-2*[.I174]" office:value-type="float" office:value="-1.50603291939786">
            <text:p>-1.51</text:p>
          </table:table-cell>
          <table:table-cell table:formula="of:=[.K174]/2.421232796*100" office:value-type="float" office:value="-62.2010788010926">
            <text:p>-62.2</text:p>
          </table:table-cell>
          <table:table-cell/>
        </table:table-row>
        <table:table-row table:style-name="ro1">
          <table:table-cell office:value-type="string">
            <text:p>173. Jason Thompson, Sac PF</text:p>
          </table:table-cell>
          <table:table-cell table:formula="of:=([Projections.D177]-0.483)/0.0498*([Projections.M177]/17.673)" office:value-type="float" office:value="0.150662060907013">
            <text:p>0.15</text:p>
          </table:table-cell>
          <table:table-cell table:formula="of:=([Projections.E177]-0.7876)/0.0761*([Projections.M177]/17.673)" office:value-type="float" office:value="-0.998070287400255">
            <text:p>-1.00</text:p>
          </table:table-cell>
          <table:table-cell table:formula="of:=([Projections.F177]-0.8577)/0.7534" office:value-type="float" office:value="-1.13843907618795">
            <text:p>-1.14</text:p>
          </table:table-cell>
          <table:table-cell table:formula="of:=([Projections.G177]-4.8346)/2.9474" office:value-type="float" office:value="0.700753206215648">
            <text:p>0.70</text:p>
          </table:table-cell>
          <table:table-cell table:formula="of:=([Projections.H177]-2.2462)/2.5876" office:value-type="float" office:value="-0.365667027361261">
            <text:p>-0.37</text:p>
          </table:table-cell>
          <table:table-cell table:formula="of:=([Projections.J177]-0.9615)/0.438" office:value-type="float" office:value="-1.28196347031963">
            <text:p>-1.28</text:p>
          </table:table-cell>
          <table:table-cell table:formula="of:=([Projections.K177]-0.4923)/0.6736" office:value-type="float" office:value="0.308343230403801">
            <text:p>0.31</text:p>
          </table:table-cell>
          <table:table-cell table:formula="of:=([Projections.L177]-1.4962)/0.6873" office:value-type="float" office:value="0.00552888112905576">
            <text:p>0.01</text:p>
          </table:table-cell>
          <table:table-cell table:formula="of:=([Projections.M177]-11.362)/4.2655" office:value-type="float" office:value="-0.272418239362326">
            <text:p>-0.27</text:p>
          </table:table-cell>
          <table:table-cell table:formula="of:=SUM([.B175:.J175])-2*[.I175]" office:value-type="float" office:value="-2.90232848423402">
            <text:p>-2.90</text:p>
          </table:table-cell>
          <table:table-cell table:formula="of:=[.K175]/2.421232796*100" office:value-type="float" office:value="-119.869865013757">
            <text:p>-119.9</text:p>
          </table:table-cell>
          <table:table-cell/>
        </table:table-row>
        <table:table-row table:style-name="ro1">
          <table:table-cell office:value-type="string">
            <text:p>174. Al Harrington, Den PF</text:p>
          </table:table-cell>
          <table:table-cell table:formula="of:=([Projections.D178]-0.483)/0.0498*([Projections.M178]/17.673)" office:value-type="float" office:value="-0.73808502839514">
            <text:p>-0.74</text:p>
          </table:table-cell>
          <table:table-cell table:formula="of:=([Projections.E178]-0.7876)/0.0761*([Projections.M178]/17.673)" office:value-type="float" office:value="-0.263927401227424">
            <text:p>-0.26</text:p>
          </table:table-cell>
          <table:table-cell table:formula="of:=([Projections.F178]-0.8577)/0.7534" office:value-type="float" office:value="0.852535173878418">
            <text:p>0.85</text:p>
          </table:table-cell>
          <table:table-cell table:formula="of:=([Projections.G178]-4.8346)/2.9474" office:value-type="float" office:value="-0.181380199497863">
            <text:p>-0.18</text:p>
          </table:table-cell>
          <table:table-cell table:formula="of:=([Projections.H178]-2.2462)/2.5876" office:value-type="float" office:value="-0.404312876797032">
            <text:p>-0.40</text:p>
          </table:table-cell>
          <table:table-cell table:formula="of:=([Projections.J178]-0.9615)/0.438" office:value-type="float" office:value="-0.825342465753425">
            <text:p>-0.83</text:p>
          </table:table-cell>
          <table:table-cell table:formula="of:=([Projections.K178]-0.4923)/0.6736" office:value-type="float" office:value="-0.433937054631829">
            <text:p>-0.43</text:p>
          </table:table-cell>
          <table:table-cell table:formula="of:=([Projections.L178]-1.4962)/0.6873" office:value-type="float" office:value="-0.1399679906882">
            <text:p>-0.14</text:p>
          </table:table-cell>
          <table:table-cell table:formula="of:=([Projections.M178]-11.362)/4.2655" office:value-type="float" office:value="0.0557965068573437">
            <text:p>0.06</text:p>
          </table:table-cell>
          <table:table-cell table:formula="of:=SUM([.B176:.J176])-2*[.I176]" office:value-type="float" office:value="-1.79868535487875">
            <text:p>-1.80</text:p>
          </table:table-cell>
          <table:table-cell table:formula="of:=[.K176]/2.421232796*100" office:value-type="float" office:value="-74.2879973313706">
            <text:p>-74.3</text:p>
          </table:table-cell>
          <table:table-cell/>
        </table:table-row>
        <table:table-row table:style-name="ro2">
          <table:table-cell office:value-type="string">
            <text:p>175. Vince Carter, Dal SG, SF</text:p>
          </table:table-cell>
          <table:table-cell table:formula="of:=([Projections.D179]-0.483)/0.0498*([Projections.M179]/17.673)" office:value-type="float" office:value="-0.738539514250063">
            <text:p>-0.74</text:p>
          </table:table-cell>
          <table:table-cell table:formula="of:=([Projections.E179]-0.7876)/0.0761*([Projections.M179]/17.673)" office:value-type="float" office:value="0.00386641448721672">
            <text:p>0.00</text:p>
          </table:table-cell>
          <table:table-cell table:formula="of:=([Projections.F179]-0.8577)/0.7534" office:value-type="float" office:value="0.719803557207327">
            <text:p>0.72</text:p>
          </table:table-cell>
          <table:table-cell table:formula="of:=([Projections.G179]-4.8346)/2.9474" office:value-type="float" office:value="-0.520662278618443">
            <text:p>-0.52</text:p>
          </table:table-cell>
          <table:table-cell table:formula="of:=([Projections.H179]-2.2462)/2.5876" office:value-type="float" office:value="0.0207914669964445">
            <text:p>0.02</text:p>
          </table:table-cell>
          <table:table-cell table:formula="of:=([Projections.J179]-0.9615)/0.438" office:value-type="float" office:value="-0.59703196347032">
            <text:p>-0.60</text:p>
          </table:table-cell>
          <table:table-cell table:formula="of:=([Projections.K179]-0.4923)/0.6736" office:value-type="float" office:value="-0.433937054631829">
            <text:p>-0.43</text:p>
          </table:table-cell>
          <table:table-cell table:formula="of:=([Projections.L179]-1.4962)/0.6873" office:value-type="float" office:value="-0.430961734322712">
            <text:p>-0.43</text:p>
          </table:table-cell>
          <table:table-cell table:formula="of:=([Projections.M179]-11.362)/4.2655" office:value-type="float" office:value="0.384011253077013">
            <text:p>0.38</text:p>
          </table:table-cell>
          <table:table-cell table:formula="of:=SUM([.B177:.J177])-2*[.I177]" office:value-type="float" office:value="-0.730736384879942">
            <text:p>-0.73</text:p>
          </table:table-cell>
          <table:table-cell table:formula="of:=[.K177]/2.421232796*100" office:value-type="float" office:value="-30.1803439176586">
            <text:p>-30.2</text:p>
          </table:table-cell>
          <table:table-cell/>
        </table:table-row>
        <table:table-row table:style-name="ro2">
          <table:table-cell office:value-type="string">
            <text:p>176. Gordon Hayward, Uta SG, SF</text:p>
          </table:table-cell>
          <table:table-cell table:formula="of:=([Projections.D180]-0.483)/0.0498*([Projections.M180]/17.673)" office:value-type="float" office:value="0.0268146654404639">
            <text:p>0.03</text:p>
          </table:table-cell>
          <table:table-cell table:formula="of:=([Projections.E180]-0.7876)/0.0761*([Projections.M180]/17.673)" office:value-type="float" office:value="-0.689619636270032">
            <text:p>-0.69</text:p>
          </table:table-cell>
          <table:table-cell table:formula="of:=([Projections.F180]-0.8577)/0.7534" office:value-type="float" office:value="0.454340323865145">
            <text:p>0.45</text:p>
          </table:table-cell>
          <table:table-cell table:formula="of:=([Projections.G180]-4.8346)/2.9474" office:value-type="float" office:value="-0.58851869444256">
            <text:p>-0.59</text:p>
          </table:table-cell>
          <table:table-cell table:formula="of:=([Projections.H180]-2.2462)/2.5876" office:value-type="float" office:value="-0.172437780182408">
            <text:p>-0.17</text:p>
          </table:table-cell>
          <table:table-cell table:formula="of:=([Projections.J180]-0.9615)/0.438" office:value-type="float" office:value="-0.59703196347032">
            <text:p>-0.60</text:p>
          </table:table-cell>
          <table:table-cell table:formula="of:=([Projections.K180]-0.4923)/0.6736" office:value-type="float" office:value="-0.137024940617577">
            <text:p>-0.14</text:p>
          </table:table-cell>
          <table:table-cell table:formula="of:=([Projections.L180]-1.4962)/0.6873" office:value-type="float" office:value="0.00552888112905576">
            <text:p>0.01</text:p>
          </table:table-cell>
          <table:table-cell table:formula="of:=([Projections.M180]-11.362)/4.2655" office:value-type="float" office:value="0.102684327745868">
            <text:p>0.10</text:p>
          </table:table-cell>
          <table:table-cell table:formula="of:=SUM([.B178:.J178])-2*[.I178]" office:value-type="float" office:value="-1.60632257906048">
            <text:p>-1.61</text:p>
          </table:table-cell>
          <table:table-cell table:formula="of:=[.K178]/2.421232796*100" office:value-type="float" office:value="-66.3431695504126">
            <text:p>-66.3</text:p>
          </table:table-cell>
          <table:table-cell/>
        </table:table-row>
        <table:table-row table:style-name="ro2">
          <table:table-cell office:value-type="string">
            <text:p>177. Austin Daye, Det SF, PF</text:p>
          </table:table-cell>
          <table:table-cell table:formula="of:=([Projections.D181]-0.483)/0.0498*([Projections.M181]/17.673)" office:value-type="float" office:value="-0.209972464974479">
            <text:p>-0.21</text:p>
          </table:table-cell>
          <table:table-cell table:formula="of:=([Projections.E181]-0.7876)/0.0761*([Projections.M181]/17.673)" office:value-type="float" office:value="-0.147875483311106">
            <text:p>-0.15</text:p>
          </table:table-cell>
          <table:table-cell table:formula="of:=([Projections.F181]-0.8577)/0.7534" office:value-type="float" office:value="0.188877090522963">
            <text:p>0.19</text:p>
          </table:table-cell>
          <table:table-cell table:formula="of:=([Projections.G181]-4.8346)/2.9474" office:value-type="float" office:value="-0.147451991585804">
            <text:p>-0.15</text:p>
          </table:table-cell>
          <table:table-cell table:formula="of:=([Projections.H181]-2.2462)/2.5876" office:value-type="float" office:value="-0.404312876797032">
            <text:p>-0.40</text:p>
          </table:table-cell>
          <table:table-cell table:formula="of:=([Projections.J181]-0.9615)/0.438" office:value-type="float" office:value="-0.825342465753425">
            <text:p>-0.83</text:p>
          </table:table-cell>
          <table:table-cell table:formula="of:=([Projections.K181]-0.4923)/0.6736" office:value-type="float" office:value="0.456799287410926">
            <text:p>0.46</text:p>
          </table:table-cell>
          <table:table-cell table:formula="of:=([Projections.L181]-1.4962)/0.6873" office:value-type="float" office:value="-0.86745234977448">
            <text:p>-0.87</text:p>
          </table:table-cell>
          <table:table-cell table:formula="of:=([Projections.M181]-11.362)/4.2655" office:value-type="float" office:value="-0.600632985581995">
            <text:p>-0.60</text:p>
          </table:table-cell>
          <table:table-cell table:formula="of:=SUM([.B179:.J179])-2*[.I179]" office:value-type="float" office:value="-0.822459540295472">
            <text:p>-0.82</text:p>
          </table:table-cell>
          <table:table-cell table:formula="of:=[.K179]/2.421232796*100" office:value-type="float" office:value="-33.968627124753">
            <text:p>-34.0</text:p>
          </table:table-cell>
          <table:table-cell/>
        </table:table-row>
        <table:table-row table:style-name="ro2">
          <table:table-cell office:value-type="string">
            <text:p>178. Kenneth Faried, Den PF</text:p>
          </table:table-cell>
          <table:table-cell table:formula="of:=([Projections.D182]-0.483)/0.0498*([Projections.M182]/17.673)" office:value-type="float" office:value="0.109985576891394">
            <text:p>0.11</text:p>
          </table:table-cell>
          <table:table-cell table:formula="of:=([Projections.E182]-0.7876)/0.0761*([Projections.M182]/17.673)" office:value-type="float" office:value="-1.29292900452542">
            <text:p>-1.29</text:p>
          </table:table-cell>
          <table:table-cell table:formula="of:=([Projections.F182]-0.8577)/0.7534" office:value-type="float" office:value="-1.13843907618795">
            <text:p>-1.14</text:p>
          </table:table-cell>
          <table:table-cell table:formula="of:=([Projections.G182]-4.8346)/2.9474" office:value-type="float" office:value="0.497183958743299">
            <text:p>0.50</text:p>
          </table:table-cell>
          <table:table-cell table:formula="of:=([Projections.H182]-2.2462)/2.5876" office:value-type="float" office:value="-0.520250425104344">
            <text:p>-0.52</text:p>
          </table:table-cell>
          <table:table-cell table:formula="of:=([Projections.J182]-0.9615)/0.438" office:value-type="float" office:value="-0.59703196347032">
            <text:p>-0.60</text:p>
          </table:table-cell>
          <table:table-cell table:formula="of:=([Projections.K182]-0.4923)/0.6736" office:value-type="float" office:value="0.605255344418052">
            <text:p>0.61</text:p>
          </table:table-cell>
          <table:table-cell table:formula="of:=([Projections.L182]-1.4962)/0.6873" office:value-type="float" office:value="-0.721955477957224">
            <text:p>-0.72</text:p>
          </table:table-cell>
          <table:table-cell table:formula="of:=([Projections.M182]-11.362)/4.2655" office:value-type="float" office:value="-0.600632985581995">
            <text:p>-0.60</text:p>
          </table:table-cell>
          <table:table-cell table:formula="of:=SUM([.B180:.J180])-2*[.I180]" office:value-type="float" office:value="-2.21490309686005">
            <text:p>-2.21</text:p>
          </table:table-cell>
          <table:table-cell table:formula="of:=[.K180]/2.421232796*100" office:value-type="float" office:value="-91.4783204869513">
            <text:p>-91.5</text:p>
          </table:table-cell>
          <table:table-cell/>
        </table:table-row>
        <table:table-row table:style-name="ro2">
          <table:table-cell office:value-type="string">
            <text:p>179. J.J. Redick, Orl SG</text:p>
          </table:table-cell>
          <table:table-cell table:formula="of:=([Projections.D183]-0.483)/0.0498*([Projections.M183]/17.673)" office:value-type="float" office:value="-0.669003178446826">
            <text:p>-0.67</text:p>
          </table:table-cell>
          <table:table-cell table:formula="of:=([Projections.E183]-0.7876)/0.0761*([Projections.M183]/17.673)" office:value-type="float" office:value="0.812779808512848">
            <text:p>0.81</text:p>
          </table:table-cell>
          <table:table-cell table:formula="of:=([Projections.F183]-0.8577)/0.7534" office:value-type="float" office:value="1.78165649057606">
            <text:p>1.78</text:p>
          </table:table-cell>
          <table:table-cell table:formula="of:=([Projections.G183]-4.8346)/2.9474" office:value-type="float" office:value="-0.75815973400285">
            <text:p>-0.76</text:p>
          </table:table-cell>
          <table:table-cell table:formula="of:=([Projections.H183]-2.2462)/2.5876" office:value-type="float" office:value="0.0207914669964445">
            <text:p>0.02</text:p>
          </table:table-cell>
          <table:table-cell table:formula="of:=([Projections.J183]-0.9615)/0.438" office:value-type="float" office:value="-0.825342465753425">
            <text:p>-0.83</text:p>
          </table:table-cell>
          <table:table-cell table:formula="of:=([Projections.K183]-0.4923)/0.6736" office:value-type="float" office:value="-0.582393111638955">
            <text:p>-0.58</text:p>
          </table:table-cell>
          <table:table-cell table:formula="of:=([Projections.L183]-1.4962)/0.6873" office:value-type="float" office:value="-0.576458606139968">
            <text:p>-0.58</text:p>
          </table:table-cell>
          <table:table-cell table:formula="of:=([Projections.M183]-11.362)/4.2655" office:value-type="float" office:value="0.337123432188489">
            <text:p>0.34</text:p>
          </table:table-cell>
          <table:table-cell table:formula="of:=SUM([.B181:.J181])-2*[.I181]" office:value-type="float" office:value="0.693911314571749">
            <text:p>0.69</text:p>
          </table:table-cell>
          <table:table-cell table:formula="of:=[.K181]/2.421232796*100" office:value-type="float" office:value="28.6594215854884">
            <text:p>28.7</text:p>
          </table:table-cell>
          <table:table-cell/>
        </table:table-row>
        <table:table-row table:style-name="ro2">
          <table:table-cell office:value-type="string">
            <text:p>180. Brandon Bass, Bos PF</text:p>
          </table:table-cell>
          <table:table-cell table:formula="of:=([Projections.D184]-0.483)/0.0498*([Projections.M184]/17.673)" office:value-type="float" office:value="0.389039891814187">
            <text:p>0.39</text:p>
          </table:table-cell>
          <table:table-cell table:formula="of:=([Projections.E184]-0.7876)/0.0761*([Projections.M184]/17.673)" office:value-type="float" office:value="0.313462119138655">
            <text:p>0.31</text:p>
          </table:table-cell>
          <table:table-cell table:formula="of:=([Projections.F184]-0.8577)/0.7534" office:value-type="float" office:value="-1.13843907618795">
            <text:p>-1.14</text:p>
          </table:table-cell>
          <table:table-cell table:formula="of:=([Projections.G184]-4.8346)/2.9474" office:value-type="float" office:value="0.157901879622718">
            <text:p>0.16</text:p>
          </table:table-cell>
          <table:table-cell table:formula="of:=([Projections.H184]-2.2462)/2.5876" office:value-type="float" office:value="-0.597542123975885">
            <text:p>-0.60</text:p>
          </table:table-cell>
          <table:table-cell table:formula="of:=([Projections.J184]-0.9615)/0.438" office:value-type="float" office:value="-1.28196347031963">
            <text:p>-1.28</text:p>
          </table:table-cell>
          <table:table-cell table:formula="of:=([Projections.K184]-0.4923)/0.6736" office:value-type="float" office:value="0.308343230403801">
            <text:p>0.31</text:p>
          </table:table-cell>
          <table:table-cell table:formula="of:=([Projections.L184]-1.4962)/0.6873" office:value-type="float" office:value="-0.285464862505456">
            <text:p>-0.29</text:p>
          </table:table-cell>
          <table:table-cell table:formula="of:=([Projections.M184]-11.362)/4.2655" office:value-type="float" office:value="-0.155198687141015">
            <text:p>-0.16</text:p>
          </table:table-cell>
          <table:table-cell table:formula="of:=SUM([.B182:.J182])-2*[.I182]" office:value-type="float" office:value="-1.71893137413967">
            <text:p>-1.72</text:p>
          </table:table-cell>
          <table:table-cell table:formula="of:=[.K182]/2.421232796*100" office:value-type="float" office:value="-70.9940562914656">
            <text:p>-71.0</text:p>
          </table:table-cell>
          <table:table-cell/>
        </table:table-row>
        <table:table-row table:style-name="ro2" table:number-rows-repeated="104839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orted" table:style-name="ta1" table:print="false">
        <table:table-column table:style-name="co1" table:default-cell-style-name="Default"/>
        <table:table-column table:style-name="co2" table:number-columns-repeated="10" table:default-cell-style-name="ce1"/>
        <table:table-column table:style-name="co3" table:default-cell-style-name="ce2"/>
        <table:table-column table:style-name="co3" table:default-cell-style-name="Default"/>
        <table:table-row table:style-name="ro1">
          <table:table-cell/>
          <table:table-cell office:value-type="string">
            <text:p>FG%*</text:p>
          </table:table-cell>
          <table:table-cell office:value-type="string">
            <text:p>FT%*</text:p>
          </table:table-cell>
          <table:table-cell office:value-type="string">
            <text:p>3PT*</text:p>
          </table:table-cell>
          <table:table-cell office:value-type="string">
            <text:p>REB*</text:p>
          </table:table-cell>
          <table:table-cell office:value-type="string">
            <text:p>AST*</text:p>
          </table:table-cell>
          <table:table-cell office:value-type="string">
            <text:p>STL*</text:p>
          </table:table-cell>
          <table:table-cell office:value-type="string">
            <text:p>BLK*</text:p>
          </table:table-cell>
          <table:table-cell office:value-type="string">
            <text:p>TO*</text:p>
          </table:table-cell>
          <table:table-cell office:value-type="string">
            <text:p>PTS*</text:p>
          </table:table-cell>
          <table:table-cell office:value-type="string">
            <text:p>SUM</text:p>
          </table:table-cell>
          <table:table-cell office:value-type="string">
            <text:p>VALUE*1000</text:p>
          </table:table-cell>
          <table:table-cell office:value-type="string">
            <text:p>ESPN Value</text:p>
          </table:table-cell>
        </table:table-row>
        <table:table-row table:style-name="ro1">
          <table:table-cell office:value-type="string">
            <text:p>AVERAGE(1:80)</text:p>
          </table:table-cell>
          <table:table-cell table:number-columns-repeated="2" office:value-type="float" office:value="0">
            <text:p>0.00</text:p>
          </table:table-cell>
          <table:table-cell table:formula="of:=(0.8238-0.95)/0.7534" office:value-type="float" office:value="-0.167507300238917">
            <text:p>-0.17</text:p>
          </table:table-cell>
          <table:table-cell table:formula="of:=(6.6175-4.4167)/2.9474" office:value-type="float" office:value="0.746691999728574">
            <text:p>0.75</text:p>
          </table:table-cell>
          <table:table-cell table:formula="of:=(3.9763-2.475)/2.5876" office:value-type="float" office:value="0.580190137579224">
            <text:p>0.58</text:p>
          </table:table-cell>
          <table:table-cell table:formula="of:=(1.145-0.9708)/0.438" office:value-type="float" office:value="0.397716894977169">
            <text:p>0.40</text:p>
          </table:table-cell>
          <table:table-cell table:formula="of:=(0.8063-0.4167)/0.6736" office:value-type="float" office:value="0.578384798099762">
            <text:p>0.58</text:p>
          </table:table-cell>
          <table:table-cell table:formula="of:=(2.305-1.6458)/0.6873" office:value-type="float" office:value="0.959115379019351">
            <text:p>0.96</text:p>
          </table:table-cell>
          <table:table-cell table:formula="of:=(17.673-12.363)/4.2655" office:value-type="float" office:value="1.24487164459032">
            <text:p>1.24</text:p>
          </table:table-cell>
          <table:table-cell table:formula="of:=SUM([.B2:.J2])-2*[.I2]" office:value-type="float" office:value="2.42123279571678">
            <text:p>2.42</text:p>
          </table:table-cell>
          <table:table-cell office:value-type="float" office:value="100">
            <text:p>100.0</text:p>
          </table:table-cell>
          <table:table-cell/>
        </table:table-row>
        <table:table-row table:style-name="ro2">
          <table:table-cell office:value-type="string">
            <text:p>2. LeBron James, Mia SF</text:p>
          </table:table-cell>
          <table:table-cell table:formula="of:=([Projections.D6]-0.483)/0.0498*([Projections.M6]/17.673)" office:value-type="float" office:value="1.05463442634909">
            <text:p>1.05</text:p>
          </table:table-cell>
          <table:table-cell table:formula="of:=([Projections.E6]-0.7876)/0.0761*([Projections.M6]/17.673)" office:value-type="float" office:value="-0.438451402850426">
            <text:p>-0.44</text:p>
          </table:table-cell>
          <table:table-cell table:formula="of:=([Projections.F6]-0.8577)/0.7534" office:value-type="float" office:value="0.454340323865145">
            <text:p>0.45</text:p>
          </table:table-cell>
          <table:table-cell table:formula="of:=([Projections.G6]-4.8346)/2.9474" office:value-type="float" office:value="0.972178869512112">
            <text:p>0.97</text:p>
          </table:table-cell>
          <table:table-cell table:formula="of:=([Projections.H6]-2.2462)/2.5876" office:value-type="float" office:value="1.95308393878497">
            <text:p>1.95</text:p>
          </table:table-cell>
          <table:table-cell table:formula="of:=([Projections.J6]-0.9615)/0.438" office:value-type="float" office:value="1.45776255707763">
            <text:p>1.46</text:p>
          </table:table-cell>
          <table:table-cell table:formula="of:=([Projections.K6]-0.4923)/0.6736" office:value-type="float" office:value="0.456799287410926">
            <text:p>0.46</text:p>
          </table:table-cell>
          <table:table-cell table:formula="of:=([Projections.L6]-1.4962)/0.6873" office:value-type="float" office:value="2.91546631747417">
            <text:p>2.92</text:p>
          </table:table-cell>
          <table:table-cell table:formula="of:=([Projections.M6]-11.362)/4.2655" office:value-type="float" office:value="3.73649044660649">
            <text:p>3.74</text:p>
          </table:table-cell>
          <table:table-cell table:formula="of:=SUM([.B3:.J3])-2*[.I3]" office:value-type="float" office:value="6.73137212928177">
            <text:p>6.73</text:p>
          </table:table-cell>
          <table:table-cell table:formula="of:=[.K3]/2.421232796*100" office:value-type="float" office:value="278.014247138992">
            <text:p>278.0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3. Chris Paul, LAC PG</text:p>
          </table:table-cell>
          <table:table-cell table:formula="of:=([Projections.D7]-0.483)/0.0498*([Projections.M7]/17.673)" office:value-type="float" office:value="-0.118620808134932">
            <text:p>-0.12</text:p>
          </table:table-cell>
          <table:table-cell table:formula="of:=([Projections.E7]-0.7876)/0.0761*([Projections.M7]/17.673)" office:value-type="float" office:value="1.06605969907547">
            <text:p>1.07</text:p>
          </table:table-cell>
          <table:table-cell table:formula="of:=([Projections.F7]-0.8577)/0.7534" office:value-type="float" office:value="0.0561454738518715">
            <text:p>0.06</text:p>
          </table:table-cell>
          <table:table-cell table:formula="of:=([Projections.G7]-4.8346)/2.9474" office:value-type="float" office:value="-0.147451991585804">
            <text:p>-0.15</text:p>
          </table:table-cell>
          <table:table-cell table:formula="of:=([Projections.H7]-2.2462)/2.5876" office:value-type="float" office:value="3.03516772298655">
            <text:p>3.04</text:p>
          </table:table-cell>
          <table:table-cell table:formula="of:=([Projections.J7]-0.9615)/0.438" office:value-type="float" office:value="3.28424657534247">
            <text:p>3.28</text:p>
          </table:table-cell>
          <table:table-cell table:formula="of:=([Projections.K7]-0.4923)/0.6736" office:value-type="float" office:value="-0.582393111638955">
            <text:p>-0.58</text:p>
          </table:table-cell>
          <table:table-cell table:formula="of:=([Projections.L7]-1.4962)/0.6873" office:value-type="float" office:value="1.31500072748436">
            <text:p>1.32</text:p>
          </table:table-cell>
          <table:table-cell table:formula="of:=([Projections.M7]-11.362)/4.2655" office:value-type="float" office:value="1.41554331262455">
            <text:p>1.42</text:p>
          </table:table-cell>
          <table:table-cell table:formula="of:=SUM([.B4:.J4])-2*[.I4]" office:value-type="float" office:value="6.69369614503686">
            <text:p>6.69</text:p>
          </table:table-cell>
          <table:table-cell table:formula="of:=[.K4]/2.421232796*100" office:value-type="float" office:value="276.458180976864">
            <text:p>276.5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1. Kevin Durant, OKC SF</text:p>
          </table:table-cell>
          <table:table-cell table:formula="of:=([Projections.D5]-0.483)/0.0498*([Projections.M5]/17.673)" office:value-type="float" office:value="-0.478914469625232">
            <text:p>-0.48</text:p>
          </table:table-cell>
          <table:table-cell table:formula="of:=([Projections.E5]-0.7876)/0.0761*([Projections.M5]/17.673)" office:value-type="float" office:value="1.97234725487917">
            <text:p>1.97</text:p>
          </table:table-cell>
          <table:table-cell table:formula="of:=([Projections.F5]-0.8577)/0.7534" office:value-type="float" office:value="1.1179984072206">
            <text:p>1.12</text:p>
          </table:table-cell>
          <table:table-cell table:formula="of:=([Projections.G5]-4.8346)/2.9474" office:value-type="float" office:value="0.734681414127706">
            <text:p>0.73</text:p>
          </table:table-cell>
          <table:table-cell table:formula="of:=([Projections.H5]-2.2462)/2.5876" office:value-type="float" office:value="0.214020714175297">
            <text:p>0.21</text:p>
          </table:table-cell>
          <table:table-cell table:formula="of:=([Projections.J5]-0.9615)/0.438" office:value-type="float" office:value="0.544520547945205">
            <text:p>0.54</text:p>
          </table:table-cell>
          <table:table-cell table:formula="of:=([Projections.K5]-0.4923)/0.6736" office:value-type="float" office:value="0.753711401425178">
            <text:p>0.75</text:p>
          </table:table-cell>
          <table:table-cell table:formula="of:=([Projections.L5]-1.4962)/0.6873" office:value-type="float" office:value="2.18798195838789">
            <text:p>2.19</text:p>
          </table:table-cell>
          <table:table-cell table:formula="of:=([Projections.M5]-11.362)/4.2655" office:value-type="float" office:value="3.92404173016059">
            <text:p>3.92</text:p>
          </table:table-cell>
          <table:table-cell table:formula="of:=SUM([.B5:.J5])-2*[.I5]" office:value-type="float" office:value="6.59442504192062">
            <text:p>6.59</text:p>
          </table:table-cell>
          <table:table-cell table:formula="of:=[.K5]/2.421232796*100" office:value-type="float" office:value="272.358157910918">
            <text:p>272.4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office:value-type="string">
            <text:p>4. Dwyane Wade, Mia SG</text:p>
          </table:table-cell>
          <table:table-cell table:formula="of:=([Projections.D8]-0.483)/0.0498*([Projections.M8]/17.673)" office:value-type="float" office:value="0.736267084975448">
            <text:p>0.74</text:p>
          </table:table-cell>
          <table:table-cell table:formula="of:=([Projections.E8]-0.7876)/0.0761*([Projections.M8]/17.673)" office:value-type="float" office:value="-0.513935710300866">
            <text:p>-0.51</text:p>
          </table:table-cell>
          <table:table-cell table:formula="of:=([Projections.F8]-0.8577)/0.7534" office:value-type="float" office:value="0.0561454738518715">
            <text:p>0.06</text:p>
          </table:table-cell>
          <table:table-cell table:formula="of:=([Projections.G8]-4.8346)/2.9474" office:value-type="float" office:value="0.429327542919183">
            <text:p>0.43</text:p>
          </table:table-cell>
          <table:table-cell table:formula="of:=([Projections.H8]-2.2462)/2.5876" office:value-type="float" office:value="0.986937702890709">
            <text:p>0.99</text:p>
          </table:table-cell>
          <table:table-cell table:formula="of:=([Projections.J8]-0.9615)/0.438" office:value-type="float" office:value="1.91438356164384">
            <text:p>1.91</text:p>
          </table:table-cell>
          <table:table-cell table:formula="of:=([Projections.K8]-0.4923)/0.6736" office:value-type="float" office:value="0.902167458432304">
            <text:p>0.90</text:p>
          </table:table-cell>
          <table:table-cell table:formula="of:=([Projections.L8]-1.4962)/0.6873" office:value-type="float" office:value="2.47897570202241">
            <text:p>2.48</text:p>
          </table:table-cell>
          <table:table-cell table:formula="of:=([Projections.M8]-11.362)/4.2655" office:value-type="float" office:value="3.66615871527371">
            <text:p>3.67</text:p>
          </table:table-cell>
          <table:table-cell table:formula="of:=SUM([.B6:.J6])-2*[.I6]" office:value-type="float" office:value="5.69847612766379">
            <text:p>5.70</text:p>
          </table:table-cell>
          <table:table-cell table:formula="of:=[.K6]/2.421232796*100" office:value-type="float" office:value="235.354325989552">
            <text:p>235.4</text:p>
          </table:table-cell>
          <table:table-cell office:value-type="float" office:value="325">
            <text:p>325</text:p>
          </table:table-cell>
        </table:table-row>
        <table:table-row table:style-name="ro2">
          <table:table-cell office:value-type="string">
            <text:p>10. Amare Stoudemire, NY C, PF</text:p>
          </table:table-cell>
          <table:table-cell table:formula="of:=([Projections.D14]-0.483)/0.0498*([Projections.M14]/17.673)" office:value-type="float" office:value="1.19257088331826">
            <text:p>1.19</text:p>
          </table:table-cell>
          <table:table-cell table:formula="of:=([Projections.E14]-0.7876)/0.0761*([Projections.M14]/17.673)" office:value-type="float" office:value="0.255064389556725">
            <text:p>0.26</text:p>
          </table:table-cell>
          <table:table-cell table:formula="of:=([Projections.F14]-0.8577)/0.7534" office:value-type="float" office:value="-1.00570745951686">
            <text:p>-1.01</text:p>
          </table:table-cell>
          <table:table-cell table:formula="of:=([Projections.G14]-4.8346)/2.9474" office:value-type="float" office:value="1.10789170116034">
            <text:p>1.11</text:p>
          </table:table-cell>
          <table:table-cell table:formula="of:=([Projections.H14]-2.2462)/2.5876" office:value-type="float" office:value="-0.0178543824393259">
            <text:p>-0.02</text:p>
          </table:table-cell>
          <table:table-cell table:formula="of:=([Projections.J14]-0.9615)/0.438" office:value-type="float" office:value="-0.368721461187215">
            <text:p>-0.37</text:p>
          </table:table-cell>
          <table:table-cell table:formula="of:=([Projections.K14]-0.4923)/0.6736" office:value-type="float" office:value="2.38672802850356">
            <text:p>2.39</text:p>
          </table:table-cell>
          <table:table-cell table:formula="of:=([Projections.L14]-1.4962)/0.6873" office:value-type="float" office:value="1.75149134293613">
            <text:p>1.75</text:p>
          </table:table-cell>
          <table:table-cell table:formula="of:=([Projections.M14]-11.362)/4.2655" office:value-type="float" office:value="3.33794396905404">
            <text:p>3.34</text:p>
          </table:table-cell>
          <table:table-cell table:formula="of:=SUM([.B7:.J7])-2*[.I7]" office:value-type="float" office:value="5.1364243255134">
            <text:p>5.14</text:p>
          </table:table-cell>
          <table:table-cell table:formula="of:=[.K7]/2.421232796*100" office:value-type="float" office:value="212.140870303716">
            <text:p>212.1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table:style-name="ce3" office:value-type="string">
            <text:p>15. Dirk Nowitzki, Dal PF</text:p>
          </table:table-cell>
          <table:table-cell table:formula="of:=([Projections.D19]-0.483)/0.0498*([Projections.M19]/17.673)" office:value-type="float" office:value="0.450054617837616">
            <text:p>0.45</text:p>
          </table:table-cell>
          <table:table-cell table:formula="of:=([Projections.E19]-0.7876)/0.0761*([Projections.M19]/17.673)" office:value-type="float" office:value="1.92995053294434">
            <text:p>1.93</text:p>
          </table:table-cell>
          <table:table-cell table:formula="of:=([Projections.F19]-0.8577)/0.7534" office:value-type="float" office:value="-0.0765861428192195">
            <text:p>-0.08</text:p>
          </table:table-cell>
          <table:table-cell table:formula="of:=([Projections.G19]-4.8346)/2.9474" office:value-type="float" office:value="0.802537829951822">
            <text:p>0.80</text:p>
          </table:table-cell>
          <table:table-cell table:formula="of:=([Projections.H19]-2.2462)/2.5876" office:value-type="float" office:value="0.0980831658679858">
            <text:p>0.10</text:p>
          </table:table-cell>
          <table:table-cell table:formula="of:=([Projections.J19]-0.9615)/0.438" office:value-type="float" office:value="-0.825342465753425">
            <text:p>-0.83</text:p>
          </table:table-cell>
          <table:table-cell table:formula="of:=([Projections.K19]-0.4923)/0.6736" office:value-type="float" office:value="0.308343230403801">
            <text:p>0.31</text:p>
          </table:table-cell>
          <table:table-cell table:formula="of:=([Projections.L19]-1.4962)/0.6873" office:value-type="float" office:value="0.442019496580824">
            <text:p>0.44</text:p>
          </table:table-cell>
          <table:table-cell table:formula="of:=([Projections.M19]-11.362)/4.2655" office:value-type="float" office:value="2.79873402883601">
            <text:p>2.80</text:p>
          </table:table-cell>
          <table:table-cell table:formula="of:=SUM([.B8:.J8])-2*[.I8]" office:value-type="float" office:value="5.04375530068811">
            <text:p>5.04</text:p>
          </table:table-cell>
          <table:table-cell table:formula="of:=[.K8]/2.421232796*100" office:value-type="float" office:value="208.313521484619">
            <text:p>208.3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table:style-name="ce4" office:value-type="string">
            <text:p>6. Derrick Rose, Chi PG</text:p>
          </table:table-cell>
          <table:table-cell table:formula="of:=([Projections.D10]-0.483)/0.0498*([Projections.M10]/17.673)" office:value-type="float" office:value="-0.738539514250062">
            <text:p>-0.74</text:p>
          </table:table-cell>
          <table:table-cell table:formula="of:=([Projections.E10]-0.7876)/0.0761*([Projections.M10]/17.673)" office:value-type="float" office:value="1.97960421745518">
            <text:p>1.98</text:p>
          </table:table-cell>
          <table:table-cell table:formula="of:=([Projections.F10]-0.8577)/0.7534" office:value-type="float" office:value="0.719803557207327">
            <text:p>0.72</text:p>
          </table:table-cell>
          <table:table-cell table:formula="of:=([Projections.G10]-4.8346)/2.9474" office:value-type="float" office:value="-0.283164823234037">
            <text:p>-0.28</text:p>
          </table:table-cell>
          <table:table-cell table:formula="of:=([Projections.H10]-2.2462)/2.5876" office:value-type="float" office:value="2.37818828257845">
            <text:p>2.38</text:p>
          </table:table-cell>
          <table:table-cell table:formula="of:=([Projections.J10]-0.9615)/0.438" office:value-type="float" office:value="0.316210045662101">
            <text:p>0.32</text:p>
          </table:table-cell>
          <table:table-cell table:formula="of:=([Projections.K10]-0.4923)/0.6736" office:value-type="float" office:value="0.0114311163895487">
            <text:p>0.01</text:p>
          </table:table-cell>
          <table:table-cell table:formula="of:=([Projections.L10]-1.4962)/0.6873" office:value-type="float" office:value="2.91546631747417">
            <text:p>2.92</text:p>
          </table:table-cell>
          <table:table-cell table:formula="of:=([Projections.M10]-11.362)/4.2655" office:value-type="float" office:value="3.43171961083109">
            <text:p>3.43</text:p>
          </table:table-cell>
          <table:table-cell table:formula="of:=SUM([.B9:.J9])-2*[.I9]" office:value-type="float" office:value="4.89978617516542">
            <text:p>4.90</text:p>
          </table:table-cell>
          <table:table-cell table:formula="of:=[.K9]/2.421232796*100" office:value-type="float" office:value="202.367413131861">
            <text:p>202.4</text:p>
          </table:table-cell>
          <table:table-cell office:value-type="float" office:value="295">
            <text:p>295</text:p>
          </table:table-cell>
        </table:table-row>
        <table:table-row table:style-name="ro2">
          <table:table-cell table:style-name="ce4" office:value-type="string">
            <text:p>8. Dwight Howard, Orl C</text:p>
          </table:table-cell>
          <table:table-cell table:formula="of:=([Projections.D12]-0.483)/0.0498*([Projections.M12]/17.673)" office:value-type="float" office:value="2.86644228700009">
            <text:p>2.87</text:p>
          </table:table-cell>
          <table:table-cell table:formula="of:=([Projections.E12]-0.7876)/0.0761*([Projections.M12]/17.673)" office:value-type="float" office:value="-3.33751872701575">
            <text:p>-3.34</text:p>
          </table:table-cell>
          <table:table-cell table:formula="of:=([Projections.F12]-0.8577)/0.7534" office:value-type="float" office:value="-1.13843907618795">
            <text:p>-1.14</text:p>
          </table:table-cell>
          <table:table-cell table:formula="of:=([Projections.G12]-4.8346)/2.9474" office:value-type="float" office:value="3.07572776005971">
            <text:p>3.08</text:p>
          </table:table-cell>
          <table:table-cell table:formula="of:=([Projections.H12]-2.2462)/2.5876" office:value-type="float" office:value="-0.327021177925491">
            <text:p>-0.33</text:p>
          </table:table-cell>
          <table:table-cell table:formula="of:=([Projections.J12]-0.9615)/0.438" office:value-type="float" office:value="0.544520547945205">
            <text:p>0.54</text:p>
          </table:table-cell>
          <table:table-cell table:formula="of:=([Projections.K12]-0.4923)/0.6736" office:value-type="float" office:value="3.12900831353919">
            <text:p>3.13</text:p>
          </table:table-cell>
          <table:table-cell table:formula="of:=([Projections.L12]-1.4962)/0.6873" office:value-type="float" office:value="2.91546631747417">
            <text:p>2.92</text:p>
          </table:table-cell>
          <table:table-cell table:formula="of:=([Projections.M12]-11.362)/4.2655" office:value-type="float" office:value="2.91595358105732">
            <text:p>2.92</text:p>
          </table:table-cell>
          <table:table-cell table:formula="of:=SUM([.B10:.J10])-2*[.I10]" office:value-type="float" office:value="4.81320719099816">
            <text:p>4.81</text:p>
          </table:table-cell>
          <table:table-cell table:formula="of:=[.K10]/2.421232796*100" office:value-type="float" office:value="198.791590752852">
            <text:p>198.8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table:style-name="ce4" office:value-type="string">
            <text:p>11. Stephen Curry, GS PG, SG</text:p>
          </table:table-cell>
          <table:table-cell table:formula="of:=([Projections.D15]-0.483)/0.0498*([Projections.M15]/17.673)" office:value-type="float" office:value="-0.207927278627324">
            <text:p>-0.21</text:p>
          </table:table-cell>
          <table:table-cell table:formula="of:=([Projections.E15]-0.7876)/0.0761*([Projections.M15]/17.673)" office:value-type="float" office:value="1.73350693534381">
            <text:p>1.73</text:p>
          </table:table-cell>
          <table:table-cell table:formula="of:=([Projections.F15]-0.8577)/0.7534" office:value-type="float" office:value="1.64892487390496">
            <text:p>1.65</text:p>
          </table:table-cell>
          <table:table-cell table:formula="of:=([Projections.G15]-4.8346)/2.9474" office:value-type="float" office:value="-0.249236615321979">
            <text:p>-0.25</text:p>
          </table:table-cell>
          <table:table-cell table:formula="of:=([Projections.H15]-2.2462)/2.5876" office:value-type="float" office:value="1.41204204668419">
            <text:p>1.41</text:p>
          </table:table-cell>
          <table:table-cell table:formula="of:=([Projections.J15]-0.9615)/0.438" office:value-type="float" office:value="1.45776255707763">
            <text:p>1.46</text:p>
          </table:table-cell>
          <table:table-cell table:formula="of:=([Projections.K15]-0.4923)/0.6736" office:value-type="float" office:value="-0.285480997624703">
            <text:p>-0.29</text:p>
          </table:table-cell>
          <table:table-cell table:formula="of:=([Projections.L15]-1.4962)/0.6873" office:value-type="float" office:value="2.33347883020515">
            <text:p>2.33</text:p>
          </table:table-cell>
          <table:table-cell table:formula="of:=([Projections.M15]-11.362)/4.2655" office:value-type="float" office:value="1.6265385066229">
            <text:p>1.63</text:p>
          </table:table-cell>
          <table:table-cell table:formula="of:=SUM([.B11:.J11])-2*[.I11]" office:value-type="float" office:value="4.80265119785433">
            <text:p>4.80</text:p>
          </table:table-cell>
          <table:table-cell table:formula="of:=[.K11]/2.421232796*100" office:value-type="float" office:value="198.355614783864">
            <text:p>198.4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table:style-name="ce4" office:value-type="string">
            <text:p>9. Kevin Love, Min PF</text:p>
          </table:table-cell>
          <table:table-cell table:formula="of:=([Projections.D13]-0.483)/0.0498*([Projections.M13]/17.673)" office:value-type="float" office:value="-0.411082455777957">
            <text:p>-0.41</text:p>
          </table:table-cell>
          <table:table-cell table:formula="of:=([Projections.E13]-0.7876)/0.0761*([Projections.M13]/17.673)" office:value-type="float" office:value="0.708401488182934">
            <text:p>0.71</text:p>
          </table:table-cell>
          <table:table-cell table:formula="of:=([Projections.F13]-0.8577)/0.7534" office:value-type="float" office:value="0.454340323865145">
            <text:p>0.45</text:p>
          </table:table-cell>
          <table:table-cell table:formula="of:=([Projections.G13]-4.8346)/2.9474" office:value-type="float" office:value="3.55072267082853">
            <text:p>3.55</text:p>
          </table:table-cell>
          <table:table-cell table:formula="of:=([Projections.H13]-2.2462)/2.5876" office:value-type="float" office:value="0.136729015303756">
            <text:p>0.14</text:p>
          </table:table-cell>
          <table:table-cell table:formula="of:=([Projections.J13]-0.9615)/0.438" office:value-type="float" office:value="-0.59703196347032">
            <text:p>-0.60</text:p>
          </table:table-cell>
          <table:table-cell table:formula="of:=([Projections.K13]-0.4923)/0.6736" office:value-type="float" office:value="0.0114311163895487">
            <text:p>0.01</text:p>
          </table:table-cell>
          <table:table-cell table:formula="of:=([Projections.L13]-1.4962)/0.6873" office:value-type="float" office:value="1.1695038556671">
            <text:p>1.17</text:p>
          </table:table-cell>
          <table:table-cell table:formula="of:=([Projections.M13]-11.362)/4.2655" office:value-type="float" office:value="2.04852889461962">
            <text:p>2.05</text:p>
          </table:table-cell>
          <table:table-cell table:formula="of:=SUM([.B12:.J12])-2*[.I12]" office:value-type="float" office:value="4.73253523427415">
            <text:p>4.73</text:p>
          </table:table-cell>
          <table:table-cell table:formula="of:=[.K12]/2.421232796*100" office:value-type="float" office:value="195.459736134937">
            <text:p>195.5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table:style-name="ce3" office:value-type="string">
            <text:p>62. Greg Monroe, Det PF, C</text:p>
          </table:table-cell>
          <table:table-cell table:formula="of:=([Projections.D66]-0.483)/0.0498*([Projections.M66]/17.673)" office:value-type="float" office:value="1.80385435818985">
            <text:p>1.80</text:p>
          </table:table-cell>
          <table:table-cell table:formula="of:=([Projections.E66]-0.7876)/0.0761*([Projections.M66]/17.673)" office:value-type="float" office:value="-0.766085418167227">
            <text:p>-0.77</text:p>
          </table:table-cell>
          <table:table-cell table:formula="of:=([Projections.F66]-0.8577)/0.7534" office:value-type="float" office:value="-1.13843907618795">
            <text:p>-1.14</text:p>
          </table:table-cell>
          <table:table-cell table:formula="of:=([Projections.G66]-4.8346)/2.9474" office:value-type="float" office:value="1.82038406731356">
            <text:p>1.82</text:p>
          </table:table-cell>
          <table:table-cell table:formula="of:=([Projections.H66]-2.2462)/2.5876" office:value-type="float" office:value="0.0207914669964445">
            <text:p>0.02</text:p>
          </table:table-cell>
          <table:table-cell table:formula="of:=([Projections.J66]-0.9615)/0.438" office:value-type="float" office:value="0.544520547945205">
            <text:p>0.54</text:p>
          </table:table-cell>
          <table:table-cell table:formula="of:=([Projections.K66]-0.4923)/0.6736" office:value-type="float" office:value="0.753711401425178">
            <text:p>0.75</text:p>
          </table:table-cell>
          <table:table-cell table:formula="of:=([Projections.L66]-1.4962)/0.6873" office:value-type="float" office:value="-0.285464862505456">
            <text:p>-0.29</text:p>
          </table:table-cell>
          <table:table-cell table:formula="of:=([Projections.M66]-11.362)/4.2655" office:value-type="float" office:value="1.1342163872934">
            <text:p>1.13</text:p>
          </table:table-cell>
          <table:table-cell table:formula="of:=SUM([.B13:.J13])-2*[.I13]" office:value-type="float" office:value="4.45841859731392">
            <text:p>4.46</text:p>
          </table:table-cell>
          <table:table-cell table:formula="of:=[.K13]/2.421232796*100" office:value-type="float" office:value="184.138369704865">
            <text:p>184.1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style-name="ce4" office:value-type="string">
            <text:p>12. Pau Gasol, LAL PF, C</text:p>
          </table:table-cell>
          <table:table-cell table:formula="of:=([Projections.D16]-0.483)/0.0498*([Projections.M16]/17.673)" office:value-type="float" office:value="1.16234757396587">
            <text:p>1.16</text:p>
          </table:table-cell>
          <table:table-cell table:formula="of:=([Projections.E16]-0.7876)/0.0761*([Projections.M16]/17.673)" office:value-type="float" office:value="0.282129290967245">
            <text:p>0.28</text:p>
          </table:table-cell>
          <table:table-cell table:formula="of:=([Projections.F16]-0.8577)/0.7534" office:value-type="float" office:value="-1.13843907618795">
            <text:p>-1.14</text:p>
          </table:table-cell>
          <table:table-cell table:formula="of:=([Projections.G16]-4.8346)/2.9474" office:value-type="float" office:value="1.85431227522562">
            <text:p>1.85</text:p>
          </table:table-cell>
          <table:table-cell table:formula="of:=([Projections.H16]-2.2462)/2.5876" office:value-type="float" office:value="0.40724996135415">
            <text:p>0.41</text:p>
          </table:table-cell>
          <table:table-cell table:formula="of:=([Projections.J16]-0.9615)/0.438" office:value-type="float" office:value="-0.825342465753425">
            <text:p>-0.83</text:p>
          </table:table-cell>
          <table:table-cell table:formula="of:=([Projections.K16]-0.4923)/0.6736" office:value-type="float" office:value="1.49599168646081">
            <text:p>1.50</text:p>
          </table:table-cell>
          <table:table-cell table:formula="of:=([Projections.L16]-1.4962)/0.6873" office:value-type="float" office:value="0.587516368398079">
            <text:p>0.59</text:p>
          </table:table-cell>
          <table:table-cell table:formula="of:=([Projections.M16]-11.362)/4.2655" office:value-type="float" office:value="1.69687023795569">
            <text:p>1.70</text:p>
          </table:table-cell>
          <table:table-cell table:formula="of:=SUM([.B14:.J14])-2*[.I14]" office:value-type="float" office:value="4.34760311558994">
            <text:p>4.35</text:p>
          </table:table-cell>
          <table:table-cell table:formula="of:=[.K14]/2.421232796*100" office:value-type="float" office:value="179.561549090711">
            <text:p>179.6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table:style-name="ce4" office:value-type="string">
            <text:p>7. Deron Williams, NJ PG</text:p>
          </table:table-cell>
          <table:table-cell table:formula="of:=([Projections.D11]-0.483)/0.0498*([Projections.M11]/17.673)" office:value-type="float" office:value="-0.495389581866195">
            <text:p>-0.50</text:p>
          </table:table-cell>
          <table:table-cell table:formula="of:=([Projections.E11]-0.7876)/0.0761*([Projections.M11]/17.673)" office:value-type="float" office:value="0.735897643517029">
            <text:p>0.74</text:p>
          </table:table-cell>
          <table:table-cell table:formula="of:=([Projections.F11]-0.8577)/0.7534" office:value-type="float" office:value="1.25073002389169">
            <text:p>1.25</text:p>
          </table:table-cell>
          <table:table-cell table:formula="of:=([Projections.G11]-4.8346)/2.9474" office:value-type="float" office:value="-0.249236615321979">
            <text:p>-0.25</text:p>
          </table:table-cell>
          <table:table-cell table:formula="of:=([Projections.H11]-2.2462)/2.5876" office:value-type="float" office:value="3.34433451847272">
            <text:p>3.34</text:p>
          </table:table-cell>
          <table:table-cell table:formula="of:=([Projections.J11]-0.9615)/0.438" office:value-type="float" office:value="0.544520547945205">
            <text:p>0.54</text:p>
          </table:table-cell>
          <table:table-cell table:formula="of:=([Projections.K11]-0.4923)/0.6736" office:value-type="float" office:value="-0.433937054631829">
            <text:p>-0.43</text:p>
          </table:table-cell>
          <table:table-cell table:formula="of:=([Projections.L11]-1.4962)/0.6873" office:value-type="float" office:value="2.91546631747417">
            <text:p>2.92</text:p>
          </table:table-cell>
          <table:table-cell table:formula="of:=([Projections.M11]-11.362)/4.2655" office:value-type="float" office:value="2.44707537217208">
            <text:p>2.45</text:p>
          </table:table-cell>
          <table:table-cell table:formula="of:=SUM([.B15:.J15])-2*[.I15]" office:value-type="float" office:value="4.22852853670454">
            <text:p>4.23</text:p>
          </table:table-cell>
          <table:table-cell table:formula="of:=[.K15]/2.421232796*100" office:value-type="float" office:value="174.643617238718">
            <text:p>174.6</text:p>
          </table:table-cell>
          <table:table-cell office:value-type="float" office:value="285">
            <text:p>285</text:p>
          </table:table-cell>
        </table:table-row>
        <table:table-row table:style-name="ro2">
          <table:table-cell table:style-name="ce3" office:value-type="string">
            <text:p>24. Al Horford, Atl C, PF</text:p>
          </table:table-cell>
          <table:table-cell table:formula="of:=([Projections.D28]-0.483)/0.0498*([Projections.M28]/17.673)" office:value-type="float" office:value="1.39106758045593">
            <text:p>1.39</text:p>
          </table:table-cell>
          <table:table-cell table:formula="of:=([Projections.E28]-0.7876)/0.0761*([Projections.M28]/17.673)" office:value-type="float" office:value="0.122951980693505">
            <text:p>0.12</text:p>
          </table:table-cell>
          <table:table-cell table:formula="of:=([Projections.F28]-0.8577)/0.7534" office:value-type="float" office:value="-1.13843907618795">
            <text:p>-1.14</text:p>
          </table:table-cell>
          <table:table-cell table:formula="of:=([Projections.G28]-4.8346)/2.9474" office:value-type="float" office:value="1.65074302775327">
            <text:p>1.65</text:p>
          </table:table-cell>
          <table:table-cell table:formula="of:=([Projections.H28]-2.2462)/2.5876" office:value-type="float" office:value="0.561833359097233">
            <text:p>0.56</text:p>
          </table:table-cell>
          <table:table-cell table:formula="of:=([Projections.J28]-0.9615)/0.438" office:value-type="float" office:value="-0.368721461187215">
            <text:p>-0.37</text:p>
          </table:table-cell>
          <table:table-cell table:formula="of:=([Projections.K28]-0.4923)/0.6736" office:value-type="float" office:value="0.902167458432304">
            <text:p>0.90</text:p>
          </table:table-cell>
          <table:table-cell table:formula="of:=([Projections.L28]-1.4962)/0.6873" office:value-type="float" office:value="0.151025752946312">
            <text:p>0.15</text:p>
          </table:table-cell>
          <table:table-cell table:formula="of:=([Projections.M28]-11.362)/4.2655" office:value-type="float" office:value="1.06388465596061">
            <text:p>1.06</text:p>
          </table:table-cell>
          <table:table-cell table:formula="of:=SUM([.B16:.J16])-2*[.I16]" office:value-type="float" office:value="4.03446177207138">
            <text:p>4.03</text:p>
          </table:table-cell>
          <table:table-cell table:formula="of:=[.K16]/2.421232796*100" office:value-type="float" office:value="166.628412548208">
            <text:p>166.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style-name="ce4" office:value-type="string">
            <text:p>14. Carmelo Anthony, NY SF</text:p>
          </table:table-cell>
          <table:table-cell table:formula="of:=([Projections.D18]-0.483)/0.0498*([Projections.M18]/17.673)" office:value-type="float" office:value="-0.708997933680059">
            <text:p>-0.71</text:p>
          </table:table-cell>
          <table:table-cell table:formula="of:=([Projections.E18]-0.7876)/0.0761*([Projections.M18]/17.673)" office:value-type="float" office:value="0.819679871290036">
            <text:p>0.82</text:p>
          </table:table-cell>
          <table:table-cell table:formula="of:=([Projections.F18]-0.8577)/0.7534" office:value-type="float" office:value="0.719803557207327">
            <text:p>0.72</text:p>
          </table:table-cell>
          <table:table-cell table:formula="of:=([Projections.G18]-4.8346)/2.9474" office:value-type="float" office:value="0.632896790391532">
            <text:p>0.63</text:p>
          </table:table-cell>
          <table:table-cell table:formula="of:=([Projections.H18]-2.2462)/2.5876" office:value-type="float" office:value="0.36860411191838">
            <text:p>0.37</text:p>
          </table:table-cell>
          <table:table-cell table:formula="of:=([Projections.J18]-0.9615)/0.438" office:value-type="float" office:value="0.316210045662101">
            <text:p>0.32</text:p>
          </table:table-cell>
          <table:table-cell table:formula="of:=([Projections.K18]-0.4923)/0.6736" office:value-type="float" office:value="0.0114311163895487">
            <text:p>0.01</text:p>
          </table:table-cell>
          <table:table-cell table:formula="of:=([Projections.L18]-1.4962)/0.6873" office:value-type="float" office:value="1.60599447111887">
            <text:p>1.61</text:p>
          </table:table-cell>
          <table:table-cell table:formula="of:=([Projections.M18]-11.362)/4.2655" office:value-type="float" office:value="3.43171961083109">
            <text:p>3.43</text:p>
          </table:table-cell>
          <table:table-cell table:formula="of:=SUM([.B17:.J17])-2*[.I17]" office:value-type="float" office:value="3.98535269889108">
            <text:p>3.99</text:p>
          </table:table-cell>
          <table:table-cell table:formula="of:=[.K17]/2.421232796*100" office:value-type="float" office:value="164.600145243162">
            <text:p>164.6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style-name="ce4" office:value-type="string">
            <text:p>18. Al Jefferson, Uta C, PF</text:p>
          </table:table-cell>
          <table:table-cell table:formula="of:=([Projections.D22]-0.483)/0.0498*([Projections.M22]/17.673)" office:value-type="float" office:value="0.307232437928026">
            <text:p>0.31</text:p>
          </table:table-cell>
          <table:table-cell table:formula="of:=([Projections.E22]-0.7876)/0.0761*([Projections.M22]/17.673)" office:value-type="float" office:value="-0.798027950161621">
            <text:p>-0.80</text:p>
          </table:table-cell>
          <table:table-cell table:formula="of:=([Projections.F22]-0.8577)/0.7534" office:value-type="float" office:value="-1.13843907618795">
            <text:p>-1.14</text:p>
          </table:table-cell>
          <table:table-cell table:formula="of:=([Projections.G22]-4.8346)/2.9474" office:value-type="float" office:value="2.02395331478591">
            <text:p>2.02</text:p>
          </table:table-cell>
          <table:table-cell table:formula="of:=([Projections.H22]-2.2462)/2.5876" office:value-type="float" office:value="-0.0951460813108672">
            <text:p>-0.10</text:p>
          </table:table-cell>
          <table:table-cell table:formula="of:=([Projections.J22]-0.9615)/0.438" office:value-type="float" office:value="-0.59703196347032">
            <text:p>-0.60</text:p>
          </table:table-cell>
          <table:table-cell table:formula="of:=([Projections.K22]-0.4923)/0.6736" office:value-type="float" office:value="2.08981591448931">
            <text:p>2.09</text:p>
          </table:table-cell>
          <table:table-cell table:formula="of:=([Projections.L22]-1.4962)/0.6873" office:value-type="float" office:value="0.151025752946312">
            <text:p>0.15</text:p>
          </table:table-cell>
          <table:table-cell table:formula="of:=([Projections.M22]-11.362)/4.2655" office:value-type="float" office:value="2.21263626772946">
            <text:p>2.21</text:p>
          </table:table-cell>
          <table:table-cell table:formula="of:=SUM([.B18:.J18])-2*[.I18]" office:value-type="float" office:value="3.85396711085564">
            <text:p>3.85</text:p>
          </table:table-cell>
          <table:table-cell table:formula="of:=[.K18]/2.421232796*100" office:value-type="float" office:value="159.173753024599">
            <text:p>159.2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table:style-name="ce3" office:value-type="string">
            <text:p>40. Dorell Wright, GS SF</text:p>
          </table:table-cell>
          <table:table-cell table:formula="of:=([Projections.D44]-0.483)/0.0498*([Projections.M44]/17.673)" office:value-type="float" office:value="-0.951011651426619">
            <text:p>-0.95</text:p>
          </table:table-cell>
          <table:table-cell table:formula="of:=([Projections.E44]-0.7876)/0.0761*([Projections.M44]/17.673)" office:value-type="float" office:value="0.108333959766834">
            <text:p>0.11</text:p>
          </table:table-cell>
          <table:table-cell table:formula="of:=([Projections.F44]-0.8577)/0.7534" office:value-type="float" office:value="1.78165649057606">
            <text:p>1.78</text:p>
          </table:table-cell>
          <table:table-cell table:formula="of:=([Projections.G44]-4.8346)/2.9474" office:value-type="float" office:value="0.157901879622718">
            <text:p>0.16</text:p>
          </table:table-cell>
          <table:table-cell table:formula="of:=([Projections.H44]-2.2462)/2.5876" office:value-type="float" office:value="0.214020714175297">
            <text:p>0.21</text:p>
          </table:table-cell>
          <table:table-cell table:formula="of:=([Projections.J44]-0.9615)/0.438" office:value-type="float" office:value="1.00114155251142">
            <text:p>1.00</text:p>
          </table:table-cell>
          <table:table-cell table:formula="of:=([Projections.K44]-0.4923)/0.6736" office:value-type="float" office:value="0.456799287410926">
            <text:p>0.46</text:p>
          </table:table-cell>
          <table:table-cell table:formula="of:=([Projections.L44]-1.4962)/0.6873" office:value-type="float" office:value="0.00552888112905576">
            <text:p>0.01</text:p>
          </table:table-cell>
          <table:table-cell table:formula="of:=([Projections.M44]-11.362)/4.2655" office:value-type="float" office:value="0.970109014183566">
            <text:p>0.97</text:p>
          </table:table-cell>
          <table:table-cell table:formula="of:=SUM([.B19:.J19])-2*[.I19]" office:value-type="float" office:value="3.73342236569114">
            <text:p>3.73</text:p>
          </table:table-cell>
          <table:table-cell table:formula="of:=[.K19]/2.421232796*100" office:value-type="float" office:value="154.195101431756">
            <text:p>154.2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style-name="ce3" office:value-type="string">
            <text:p>41. Manu Ginobili, SA SG</text:p>
          </table:table-cell>
          <table:table-cell table:formula="of:=([Projections.D45]-0.483)/0.0498*([Projections.M45]/17.673)" office:value-type="float" office:value="-0.91317570400427">
            <text:p>-0.91</text:p>
          </table:table-cell>
          <table:table-cell table:formula="of:=([Projections.E45]-0.7876)/0.0761*([Projections.M45]/17.673)" office:value-type="float" office:value="1.11125213610106">
            <text:p>1.11</text:p>
          </table:table-cell>
          <table:table-cell table:formula="of:=([Projections.F45]-0.8577)/0.7534" office:value-type="float" office:value="1.25073002389169">
            <text:p>1.25</text:p>
          </table:table-cell>
          <table:table-cell table:formula="of:=([Projections.G45]-4.8346)/2.9474" office:value-type="float" office:value="-0.351021239058153">
            <text:p>-0.35</text:p>
          </table:table-cell>
          <table:table-cell table:formula="of:=([Projections.H45]-2.2462)/2.5876" office:value-type="float" office:value="0.986937702890709">
            <text:p>0.99</text:p>
          </table:table-cell>
          <table:table-cell table:formula="of:=([Projections.J45]-0.9615)/0.438" office:value-type="float" office:value="1.22945205479452">
            <text:p>1.23</text:p>
          </table:table-cell>
          <table:table-cell table:formula="of:=([Projections.K45]-0.4923)/0.6736" office:value-type="float" office:value="-0.285480997624703">
            <text:p>-0.29</text:p>
          </table:table-cell>
          <table:table-cell table:formula="of:=([Projections.L45]-1.4962)/0.6873" office:value-type="float" office:value="0.878510112032591">
            <text:p>0.88</text:p>
          </table:table-cell>
          <table:table-cell table:formula="of:=([Projections.M45]-11.362)/4.2655" office:value-type="float" office:value="1.34521158129176">
            <text:p>1.35</text:p>
          </table:table-cell>
          <table:table-cell table:formula="of:=SUM([.B20:.J20])-2*[.I20]" office:value-type="float" office:value="3.49539544625002">
            <text:p>3.50</text:p>
          </table:table-cell>
          <table:table-cell table:formula="of:=[.K20]/2.421232796*100" office:value-type="float" office:value="144.36428632656">
            <text:p>144.4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style-name="ce4" office:value-type="string">
            <text:p>13. Monta Ellis, GS PG, SG</text:p>
          </table:table-cell>
          <table:table-cell table:formula="of:=([Projections.D17]-0.483)/0.0498*([Projections.M17]/17.673)" office:value-type="float" office:value="-0.919424884509462">
            <text:p>-0.92</text:p>
          </table:table-cell>
          <table:table-cell table:formula="of:=([Projections.E17]-0.7876)/0.0761*([Projections.M17]/17.673)" office:value-type="float" office:value="-0.116795459163861">
            <text:p>-0.12</text:p>
          </table:table-cell>
          <table:table-cell table:formula="of:=([Projections.F17]-0.8577)/0.7534" office:value-type="float" office:value="0.852535173878418">
            <text:p>0.85</text:p>
          </table:table-cell>
          <table:table-cell table:formula="of:=([Projections.G17]-4.8346)/2.9474" office:value-type="float" office:value="-0.418877654882269">
            <text:p>-0.42</text:p>
          </table:table-cell>
          <table:table-cell table:formula="of:=([Projections.H17]-2.2462)/2.5876" office:value-type="float" office:value="1.21881279950533">
            <text:p>1.22</text:p>
          </table:table-cell>
          <table:table-cell table:formula="of:=([Projections.J17]-0.9615)/0.438" office:value-type="float" office:value="2.59931506849315">
            <text:p>2.60</text:p>
          </table:table-cell>
          <table:table-cell table:formula="of:=([Projections.K17]-0.4923)/0.6736" office:value-type="float" office:value="-0.285480997624703">
            <text:p>-0.29</text:p>
          </table:table-cell>
          <table:table-cell table:formula="of:=([Projections.L17]-1.4962)/0.6873" office:value-type="float" office:value="2.47897570202241">
            <text:p>2.48</text:p>
          </table:table-cell>
          <table:table-cell table:formula="of:=([Projections.M17]-11.362)/4.2655" office:value-type="float" office:value="2.91595358105732">
            <text:p>2.92</text:p>
          </table:table-cell>
          <table:table-cell table:formula="of:=SUM([.B21:.J21])-2*[.I21]" office:value-type="float" office:value="3.36706192473152">
            <text:p>3.37</text:p>
          </table:table-cell>
          <table:table-cell table:formula="of:=[.K21]/2.421232796*100" office:value-type="float" office:value="139.063948344582">
            <text:p>139.1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table:style-name="ce4" office:value-type="string">
            <text:p>21. LaMarcus Aldridge, Por PF, C</text:p>
          </table:table-cell>
          <table:table-cell table:formula="of:=([Projections.D25]-0.483)/0.0498*([Projections.M25]/17.673)" office:value-type="float" office:value="0.301324121814026">
            <text:p>0.30</text:p>
          </table:table-cell>
          <table:table-cell table:formula="of:=([Projections.E25]-0.7876)/0.0761*([Projections.M25]/17.673)" office:value-type="float" office:value="-0.115278635018875">
            <text:p>-0.12</text:p>
          </table:table-cell>
          <table:table-cell table:formula="of:=([Projections.F25]-0.8577)/0.7534" office:value-type="float" office:value="-1.00570745951686">
            <text:p>-1.01</text:p>
          </table:table-cell>
          <table:table-cell table:formula="of:=([Projections.G25]-4.8346)/2.9474" office:value-type="float" office:value="1.20967632489652">
            <text:p>1.21</text:p>
          </table:table-cell>
          <table:table-cell table:formula="of:=([Projections.H25]-2.2462)/2.5876" office:value-type="float" office:value="-0.0565002318750966">
            <text:p>-0.06</text:p>
          </table:table-cell>
          <table:table-cell table:formula="of:=([Projections.J25]-0.9615)/0.438" office:value-type="float" office:value="0.0878995433789954">
            <text:p>0.09</text:p>
          </table:table-cell>
          <table:table-cell table:formula="of:=([Projections.K25]-0.4923)/0.6736" office:value-type="float" office:value="1.05062351543943">
            <text:p>1.05</text:p>
          </table:table-cell>
          <table:table-cell table:formula="of:=([Projections.L25]-1.4962)/0.6873" office:value-type="float" office:value="0.296522624763568">
            <text:p>0.30</text:p>
          </table:table-cell>
          <table:table-cell table:formula="of:=([Projections.M25]-11.362)/4.2655" office:value-type="float" office:value="2.11886062595241">
            <text:p>2.12</text:p>
          </table:table-cell>
          <table:table-cell table:formula="of:=SUM([.B22:.J22])-2*[.I22]" office:value-type="float" office:value="3.29437518030698">
            <text:p>3.29</text:p>
          </table:table-cell>
          <table:table-cell table:formula="of:=[.K22]/2.421232796*100" office:value-type="float" office:value="136.06189317068">
            <text:p>136.1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style-name="ce4" office:value-type="string">
            <text:p>63. Kevin Garnett, Bos PF</text:p>
          </table:table-cell>
          <table:table-cell table:formula="of:=([Projections.D67]-0.483)/0.0498*([Projections.M67]/17.673)" office:value-type="float" office:value="0.734903627410679">
            <text:p>0.73</text:p>
          </table:table-cell>
          <table:table-cell table:formula="of:=([Projections.E67]-0.7876)/0.0761*([Projections.M67]/17.673)" office:value-type="float" office:value="0.714825684561696">
            <text:p>0.71</text:p>
          </table:table-cell>
          <table:table-cell table:formula="of:=([Projections.F67]-0.8577)/0.7534" office:value-type="float" office:value="-1.13843907618795">
            <text:p>-1.14</text:p>
          </table:table-cell>
          <table:table-cell table:formula="of:=([Projections.G67]-4.8346)/2.9474" office:value-type="float" office:value="1.24360453280858">
            <text:p>1.24</text:p>
          </table:table-cell>
          <table:table-cell table:formula="of:=([Projections.H67]-2.2462)/2.5876" office:value-type="float" office:value="0.0980831658679858">
            <text:p>0.10</text:p>
          </table:table-cell>
          <table:table-cell table:formula="of:=([Projections.J67]-0.9615)/0.438" office:value-type="float" office:value="0.316210045662101">
            <text:p>0.32</text:p>
          </table:table-cell>
          <table:table-cell table:formula="of:=([Projections.K67]-0.4923)/0.6736" office:value-type="float" office:value="0.456799287410926">
            <text:p>0.46</text:p>
          </table:table-cell>
          <table:table-cell table:formula="of:=([Projections.L67]-1.4962)/0.6873" office:value-type="float" office:value="0.00552888112905576">
            <text:p>0.01</text:p>
          </table:table-cell>
          <table:table-cell table:formula="of:=([Projections.M67]-11.362)/4.2655" office:value-type="float" office:value="0.782557730629469">
            <text:p>0.78</text:p>
          </table:table-cell>
          <table:table-cell table:formula="of:=SUM([.B23:.J23])-2*[.I23]" office:value-type="float" office:value="3.20301611703443">
            <text:p>3.20</text:p>
          </table:table-cell>
          <table:table-cell table:formula="of:=[.K23]/2.421232796*100" office:value-type="float" office:value="132.288647433075">
            <text:p>132.3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style-name="ce4" office:value-type="string">
            <text:p>67. Ray Allen, Bos SG</text:p>
          </table:table-cell>
          <table:table-cell table:formula="of:=([Projections.D71]-0.483)/0.0498*([Projections.M71]/17.673)" office:value-type="float" office:value="0.056583488937928">
            <text:p>0.06</text:p>
          </table:table-cell>
          <table:table-cell table:formula="of:=([Projections.E71]-0.7876)/0.0761*([Projections.M71]/17.673)" office:value-type="float" office:value="1.44904292485928">
            <text:p>1.45</text:p>
          </table:table-cell>
          <table:table-cell table:formula="of:=([Projections.F71]-0.8577)/0.7534" office:value-type="float" office:value="1.38346164056278">
            <text:p>1.38</text:p>
          </table:table-cell>
          <table:table-cell table:formula="of:=([Projections.G71]-4.8346)/2.9474" office:value-type="float" office:value="-0.520662278618443">
            <text:p>-0.52</text:p>
          </table:table-cell>
          <table:table-cell table:formula="of:=([Projections.H71]-2.2462)/2.5876" office:value-type="float" office:value="0.136729015303756">
            <text:p>0.14</text:p>
          </table:table-cell>
          <table:table-cell table:formula="of:=([Projections.J71]-0.9615)/0.438" office:value-type="float" office:value="-0.14041095890411">
            <text:p>-0.14</text:p>
          </table:table-cell>
          <table:table-cell table:formula="of:=([Projections.K71]-0.4923)/0.6736" office:value-type="float" office:value="-0.433937054631829">
            <text:p>-0.43</text:p>
          </table:table-cell>
          <table:table-cell table:formula="of:=([Projections.L71]-1.4962)/0.6873" office:value-type="float" office:value="0.00552888112905576">
            <text:p>0.01</text:p>
          </table:table-cell>
          <table:table-cell table:formula="of:=([Projections.M71]-11.362)/4.2655" office:value-type="float" office:value="1.22799202907045">
            <text:p>1.23</text:p>
          </table:table-cell>
          <table:table-cell table:formula="of:=SUM([.B24:.J24])-2*[.I24]" office:value-type="float" office:value="3.15326992545076">
            <text:p>3.15</text:p>
          </table:table-cell>
          <table:table-cell table:formula="of:=[.K24]/2.421232796*100" office:value-type="float" office:value="130.234066326052">
            <text:p>130.2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style-name="ce4" office:value-type="string">
            <text:p>27. Danny Granger, Ind SF</text:p>
          </table:table-cell>
          <table:table-cell table:formula="of:=([Projections.D31]-0.483)/0.0498*([Projections.M31]/17.673)" office:value-type="float" office:value="-1.03986363606409">
            <text:p>-1.04</text:p>
          </table:table-cell>
          <table:table-cell table:formula="of:=([Projections.E31]-0.7876)/0.0761*([Projections.M31]/17.673)" office:value-type="float" office:value="1.02691968780487">
            <text:p>1.03</text:p>
          </table:table-cell>
          <table:table-cell table:formula="of:=([Projections.F31]-0.8577)/0.7534" office:value-type="float" office:value="1.38346164056278">
            <text:p>1.38</text:p>
          </table:table-cell>
          <table:table-cell table:formula="of:=([Projections.G31]-4.8346)/2.9474" office:value-type="float" office:value="0.12397367171066">
            <text:p>0.12</text:p>
          </table:table-cell>
          <table:table-cell table:formula="of:=([Projections.H31]-2.2462)/2.5876" office:value-type="float" office:value="0.0207914669964445">
            <text:p>0.02</text:p>
          </table:table-cell>
          <table:table-cell table:formula="of:=([Projections.J31]-0.9615)/0.438" office:value-type="float" office:value="0.544520547945205">
            <text:p>0.54</text:p>
          </table:table-cell>
          <table:table-cell table:formula="of:=([Projections.K31]-0.4923)/0.6736" office:value-type="float" office:value="0.308343230403801">
            <text:p>0.31</text:p>
          </table:table-cell>
          <table:table-cell table:formula="of:=([Projections.L31]-1.4962)/0.6873" office:value-type="float" office:value="1.46049759930162">
            <text:p>1.46</text:p>
          </table:table-cell>
          <table:table-cell table:formula="of:=([Projections.M31]-11.362)/4.2655" office:value-type="float" office:value="2.21263626772946">
            <text:p>2.21</text:p>
          </table:table-cell>
          <table:table-cell table:formula="of:=SUM([.B25:.J25])-2*[.I25]" office:value-type="float" office:value="3.12028527778752">
            <text:p>3.12</text:p>
          </table:table-cell>
          <table:table-cell table:formula="of:=[.K25]/2.421232796*100" office:value-type="float" office:value="128.871758343204">
            <text:p>128.9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style-name="ce4" office:value-type="string">
            <text:p>19. Josh Smith, Atl PF, SF</text:p>
          </table:table-cell>
          <table:table-cell table:formula="of:=([Projections.D23]-0.483)/0.0498*([Projections.M23]/17.673)" office:value-type="float" office:value="-0.0197701346891556">
            <text:p>-0.02</text:p>
          </table:table-cell>
          <table:table-cell table:formula="of:=([Projections.E23]-0.7876)/0.0761*([Projections.M23]/17.673)" office:value-type="float" office:value="-0.978083898666334">
            <text:p>-0.98</text:p>
          </table:table-cell>
          <table:table-cell table:formula="of:=([Projections.F23]-0.8577)/0.7534" office:value-type="float" office:value="-0.342049376161401">
            <text:p>-0.34</text:p>
          </table:table-cell>
          <table:table-cell table:formula="of:=([Projections.G23]-4.8346)/2.9474" office:value-type="float" office:value="1.27753274072064">
            <text:p>1.28</text:p>
          </table:table-cell>
          <table:table-cell table:formula="of:=([Projections.H23]-2.2462)/2.5876" office:value-type="float" office:value="0.36860411191838">
            <text:p>0.37</text:p>
          </table:table-cell>
          <table:table-cell table:formula="of:=([Projections.J23]-0.9615)/0.438" office:value-type="float" office:value="1.00114155251142">
            <text:p>1.00</text:p>
          </table:table-cell>
          <table:table-cell table:formula="of:=([Projections.K23]-0.4923)/0.6736" office:value-type="float" office:value="1.79290380047506">
            <text:p>1.79</text:p>
          </table:table-cell>
          <table:table-cell table:formula="of:=([Projections.L23]-1.4962)/0.6873" office:value-type="float" office:value="1.46049759930162">
            <text:p>1.46</text:p>
          </table:table-cell>
          <table:table-cell table:formula="of:=([Projections.M23]-11.362)/4.2655" office:value-type="float" office:value="1.41554331262455">
            <text:p>1.42</text:p>
          </table:table-cell>
          <table:table-cell table:formula="of:=SUM([.B26:.J26])-2*[.I26]" office:value-type="float" office:value="3.05532450943153">
            <text:p>3.06</text:p>
          </table:table-cell>
          <table:table-cell table:formula="of:=[.K26]/2.421232796*100" office:value-type="float" office:value="126.188795826617">
            <text:p>126.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style-name="ce4" office:value-type="string">
            <text:p>17. Kobe Bryant, LAL SG</text:p>
          </table:table-cell>
          <table:table-cell table:formula="of:=([Projections.D21]-0.483)/0.0498*([Projections.M21]/17.673)" office:value-type="float" office:value="-0.795350246115452">
            <text:p>-0.80</text:p>
          </table:table-cell>
          <table:table-cell table:formula="of:=([Projections.E21]-0.7876)/0.0761*([Projections.M21]/17.673)" office:value-type="float" office:value="0.750976660017177">
            <text:p>0.75</text:p>
          </table:table-cell>
          <table:table-cell table:formula="of:=([Projections.F21]-0.8577)/0.7534" office:value-type="float" office:value="0.587071940536236">
            <text:p>0.59</text:p>
          </table:table-cell>
          <table:table-cell table:formula="of:=([Projections.G21]-4.8346)/2.9474" office:value-type="float" office:value="0.0561172558865441">
            <text:p>0.06</text:p>
          </table:table-cell>
          <table:table-cell table:formula="of:=([Projections.H21]-2.2462)/2.5876" office:value-type="float" office:value="0.909646004019168">
            <text:p>0.91</text:p>
          </table:table-cell>
          <table:table-cell table:formula="of:=([Projections.J21]-0.9615)/0.438" office:value-type="float" office:value="0.772831050228311">
            <text:p>0.77</text:p>
          </table:table-cell>
          <table:table-cell table:formula="of:=([Projections.K21]-0.4923)/0.6736" office:value-type="float" office:value="-0.433937054631829">
            <text:p>-0.43</text:p>
          </table:table-cell>
          <table:table-cell table:formula="of:=([Projections.L21]-1.4962)/0.6873" office:value-type="float" office:value="2.04248508657064">
            <text:p>2.04</text:p>
          </table:table-cell>
          <table:table-cell table:formula="of:=([Projections.M21]-11.362)/4.2655" office:value-type="float" office:value="3.19728050638847">
            <text:p>3.20</text:p>
          </table:table-cell>
          <table:table-cell table:formula="of:=SUM([.B27:.J27])-2*[.I27]" office:value-type="float" office:value="3.00215102975798">
            <text:p>3.00</text:p>
          </table:table-cell>
          <table:table-cell table:formula="of:=[.K27]/2.421232796*100" office:value-type="float" office:value="123.992663353879">
            <text:p>124.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table:style-name="ce3" office:value-type="string">
            <text:p>64. Brandon Jennings, Mil PG</text:p>
          </table:table-cell>
          <table:table-cell table:formula="of:=([Projections.D68]-0.483)/0.0498*([Projections.M68]/17.673)" office:value-type="float" office:value="-1.387658936544">
            <text:p>-1.39</text:p>
          </table:table-cell>
          <table:table-cell table:formula="of:=([Projections.E68]-0.7876)/0.0761*([Projections.M68]/17.673)" office:value-type="float" office:value="0.307959913906846">
            <text:p>0.31</text:p>
          </table:table-cell>
          <table:table-cell table:formula="of:=([Projections.F68]-0.8577)/0.7534" office:value-type="float" office:value="1.1179984072206">
            <text:p>1.12</text:p>
          </table:table-cell>
          <table:table-cell table:formula="of:=([Projections.G68]-4.8346)/2.9474" office:value-type="float" office:value="-0.351021239058153">
            <text:p>-0.35</text:p>
          </table:table-cell>
          <table:table-cell table:formula="of:=([Projections.H68]-2.2462)/2.5876" office:value-type="float" office:value="1.14152110063379">
            <text:p>1.14</text:p>
          </table:table-cell>
          <table:table-cell table:formula="of:=([Projections.J68]-0.9615)/0.438" office:value-type="float" office:value="1.91438356164384">
            <text:p>1.91</text:p>
          </table:table-cell>
          <table:table-cell table:formula="of:=([Projections.K68]-0.4923)/0.6736" office:value-type="float" office:value="-0.285480997624703">
            <text:p>-0.29</text:p>
          </table:table-cell>
          <table:table-cell table:formula="of:=([Projections.L68]-1.4962)/0.6873" office:value-type="float" office:value="1.02400698384985">
            <text:p>1.02</text:p>
          </table:table-cell>
          <table:table-cell table:formula="of:=([Projections.M68]-11.362)/4.2655" office:value-type="float" office:value="1.48587504395733">
            <text:p>1.49</text:p>
          </table:table-cell>
          <table:table-cell table:formula="of:=SUM([.B28:.J28])-2*[.I28]" office:value-type="float" office:value="2.9195698702857">
            <text:p>2.92</text:p>
          </table:table-cell>
          <table:table-cell table:formula="of:=[.K28]/2.421232796*100" office:value-type="float" office:value="120.581956229446">
            <text:p>120.6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style-name="ce3" office:value-type="string">
            <text:p>34. Joakim Noah, Chi C, PF</text:p>
          </table:table-cell>
          <table:table-cell table:formula="of:=([Projections.D38]-0.483)/0.0498*([Projections.M38]/17.673)" office:value-type="float" office:value="0.965327955856699">
            <text:p>0.97</text:p>
          </table:table-cell>
          <table:table-cell table:formula="of:=([Projections.E38]-0.7876)/0.0761*([Projections.M38]/17.673)" office:value-type="float" office:value="-0.445410948927417">
            <text:p>-0.45</text:p>
          </table:table-cell>
          <table:table-cell table:formula="of:=([Projections.F38]-0.8577)/0.7534" office:value-type="float" office:value="-1.13843907618795">
            <text:p>-1.14</text:p>
          </table:table-cell>
          <table:table-cell table:formula="of:=([Projections.G38]-4.8346)/2.9474" office:value-type="float" office:value="1.99002510687385">
            <text:p>1.99</text:p>
          </table:table-cell>
          <table:table-cell table:formula="of:=([Projections.H38]-2.2462)/2.5876" office:value-type="float" office:value="-0.0951460813108672">
            <text:p>-0.10</text:p>
          </table:table-cell>
          <table:table-cell table:formula="of:=([Projections.J38]-0.9615)/0.438" office:value-type="float" office:value="-0.14041095890411">
            <text:p>-0.14</text:p>
          </table:table-cell>
          <table:table-cell table:formula="of:=([Projections.K38]-0.4923)/0.6736" office:value-type="float" office:value="1.79290380047506">
            <text:p>1.79</text:p>
          </table:table-cell>
          <table:table-cell table:formula="of:=([Projections.L38]-1.4962)/0.6873" office:value-type="float" office:value="0.733013240215335">
            <text:p>0.73</text:p>
          </table:table-cell>
          <table:table-cell table:formula="of:=([Projections.M38]-11.362)/4.2655" office:value-type="float" office:value="0.712225999296683">
            <text:p>0.71</text:p>
          </table:table-cell>
          <table:table-cell table:formula="of:=SUM([.B29:.J29])-2*[.I29]" office:value-type="float" office:value="2.90806255695662">
            <text:p>2.91</text:p>
          </table:table-cell>
          <table:table-cell table:formula="of:=[.K29]/2.421232796*100" office:value-type="float" office:value="120.106689524481">
            <text:p>120.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table:style-name="ce4" office:value-type="string">
            <text:p>96. Toney Douglas, NY PG, SG</text:p>
          </table:table-cell>
          <table:table-cell table:formula="of:=([Projections.D100]-0.483)/0.0498*([Projections.M100]/17.673)" office:value-type="float" office:value="-0.856137729211419">
            <text:p>-0.86</text:p>
          </table:table-cell>
          <table:table-cell table:formula="of:=([Projections.E100]-0.7876)/0.0761*([Projections.M100]/17.673)" office:value-type="float" office:value="0.167058847497682">
            <text:p>0.17</text:p>
          </table:table-cell>
          <table:table-cell table:formula="of:=([Projections.F100]-0.8577)/0.7534" office:value-type="float" office:value="1.78165649057606">
            <text:p>1.78</text:p>
          </table:table-cell>
          <table:table-cell table:formula="of:=([Projections.G100]-4.8346)/2.9474" office:value-type="float" office:value="-0.384949446970211">
            <text:p>-0.38</text:p>
          </table:table-cell>
          <table:table-cell table:formula="of:=([Projections.H100]-2.2462)/2.5876" office:value-type="float" office:value="0.948291853454939">
            <text:p>0.95</text:p>
          </table:table-cell>
          <table:table-cell table:formula="of:=([Projections.J100]-0.9615)/0.438" office:value-type="float" office:value="1.00114155251142">
            <text:p>1.00</text:p>
          </table:table-cell>
          <table:table-cell table:formula="of:=([Projections.K100]-0.4923)/0.6736" office:value-type="float" office:value="-0.582393111638955">
            <text:p>-0.58</text:p>
          </table:table-cell>
          <table:table-cell table:formula="of:=([Projections.L100]-1.4962)/0.6873" office:value-type="float" office:value="-0.1399679906882">
            <text:p>-0.14</text:p>
          </table:table-cell>
          <table:table-cell table:formula="of:=([Projections.M100]-11.362)/4.2655" office:value-type="float" office:value="0.548118626186848">
            <text:p>0.55</text:p>
          </table:table-cell>
          <table:table-cell table:formula="of:=SUM([.B30:.J30])-2*[.I30]" office:value-type="float" office:value="2.76275507309456">
            <text:p>2.76</text:p>
          </table:table-cell>
          <table:table-cell table:formula="of:=[.K30]/2.421232796*100" office:value-type="float" office:value="114.105305266754">
            <text:p>114.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28. Paul Pierce, Bos SF, SG</text:p>
          </table:table-cell>
          <table:table-cell table:formula="of:=([Projections.D32]-0.483)/0.0498*([Projections.M32]/17.673)" office:value-type="float" office:value="0.104531746632317">
            <text:p>0.10</text:p>
          </table:table-cell>
          <table:table-cell table:formula="of:=([Projections.E32]-0.7876)/0.0761*([Projections.M32]/17.673)" office:value-type="float" office:value="0.89474779564185">
            <text:p>0.89</text:p>
          </table:table-cell>
          <table:table-cell table:formula="of:=([Projections.F32]-0.8577)/0.7534" office:value-type="float" office:value="0.719803557207327">
            <text:p>0.72</text:p>
          </table:table-cell>
          <table:table-cell table:formula="of:=([Projections.G32]-4.8346)/2.9474" office:value-type="float" office:value="0.12397367171066">
            <text:p>0.12</text:p>
          </table:table-cell>
          <table:table-cell table:formula="of:=([Projections.H32]-2.2462)/2.5876" office:value-type="float" office:value="0.329958262482609">
            <text:p>0.33</text:p>
          </table:table-cell>
          <table:table-cell table:formula="of:=([Projections.J32]-0.9615)/0.438" office:value-type="float" office:value="0.0878995433789954">
            <text:p>0.09</text:p>
          </table:table-cell>
          <table:table-cell table:formula="of:=([Projections.K32]-0.4923)/0.6736" office:value-type="float" office:value="-0.137024940617577">
            <text:p>-0.14</text:p>
          </table:table-cell>
          <table:table-cell table:formula="of:=([Projections.L32]-1.4962)/0.6873" office:value-type="float" office:value="1.02400698384985">
            <text:p>1.02</text:p>
          </table:table-cell>
          <table:table-cell table:formula="of:=([Projections.M32]-11.362)/4.2655" office:value-type="float" office:value="1.64998241706717">
            <text:p>1.65</text:p>
          </table:table-cell>
          <table:table-cell table:formula="of:=SUM([.B31:.J31])-2*[.I31]" office:value-type="float" office:value="2.7498650696535">
            <text:p>2.75</text:p>
          </table:table-cell>
          <table:table-cell table:formula="of:=[.K31]/2.421232796*100" office:value-type="float" office:value="113.572931698117">
            <text:p>113.6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style-name="ce4" office:value-type="string">
            <text:p>25. Kevin Martin, Hou SG</text:p>
          </table:table-cell>
          <table:table-cell table:formula="of:=([Projections.D29]-0.483)/0.0498*([Projections.M29]/17.673)" office:value-type="float" office:value="-1.36482102233412">
            <text:p>-1.36</text:p>
          </table:table-cell>
          <table:table-cell table:formula="of:=([Projections.E29]-0.7876)/0.0761*([Projections.M29]/17.673)" office:value-type="float" office:value="1.63857158885768">
            <text:p>1.64</text:p>
          </table:table-cell>
          <table:table-cell table:formula="of:=([Projections.F29]-0.8577)/0.7534" office:value-type="float" office:value="1.64892487390496">
            <text:p>1.65</text:p>
          </table:table-cell>
          <table:table-cell table:formula="of:=([Projections.G29]-4.8346)/2.9474" office:value-type="float" office:value="-0.520662278618443">
            <text:p>-0.52</text:p>
          </table:table-cell>
          <table:table-cell table:formula="of:=([Projections.H29]-2.2462)/2.5876" office:value-type="float" office:value="0.0980831658679858">
            <text:p>0.10</text:p>
          </table:table-cell>
          <table:table-cell table:formula="of:=([Projections.J29]-0.9615)/0.438" office:value-type="float" office:value="0.0878995433789954">
            <text:p>0.09</text:p>
          </table:table-cell>
          <table:table-cell table:formula="of:=([Projections.K29]-0.4923)/0.6736" office:value-type="float" office:value="-0.433937054631829">
            <text:p>-0.43</text:p>
          </table:table-cell>
          <table:table-cell table:formula="of:=([Projections.L29]-1.4962)/0.6873" office:value-type="float" office:value="1.1695038556671">
            <text:p>1.17</text:p>
          </table:table-cell>
          <table:table-cell table:formula="of:=([Projections.M29]-11.362)/4.2655" office:value-type="float" office:value="2.75184620794749">
            <text:p>2.75</text:p>
          </table:table-cell>
          <table:table-cell table:formula="of:=SUM([.B32:.J32])-2*[.I32]" office:value-type="float" office:value="2.73640116870562">
            <text:p>2.74</text:p>
          </table:table-cell>
          <table:table-cell table:formula="of:=[.K32]/2.421232796*100" office:value-type="float" office:value="113.016855431097">
            <text:p>113.0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table:style-name="ce3" office:value-type="string">
            <text:p>45. Nene, Den C</text:p>
          </table:table-cell>
          <table:table-cell table:formula="of:=([Projections.D49]-0.483)/0.0498*([Projections.M49]/17.673)" office:value-type="float" office:value="2.01246336559956">
            <text:p>2.01</text:p>
          </table:table-cell>
          <table:table-cell table:formula="of:=([Projections.E49]-0.7876)/0.0761*([Projections.M49]/17.673)" office:value-type="float" office:value="-0.78803475579466">
            <text:p>-0.79</text:p>
          </table:table-cell>
          <table:table-cell table:formula="of:=([Projections.F49]-0.8577)/0.7534" office:value-type="float" office:value="-1.13843907618795">
            <text:p>-1.14</text:p>
          </table:table-cell>
          <table:table-cell table:formula="of:=([Projections.G49]-4.8346)/2.9474" office:value-type="float" office:value="0.972178869512112">
            <text:p>0.97</text:p>
          </table:table-cell>
          <table:table-cell table:formula="of:=([Projections.H49]-2.2462)/2.5876" office:value-type="float" office:value="-0.0951460813108672">
            <text:p>-0.10</text:p>
          </table:table-cell>
          <table:table-cell table:formula="of:=([Projections.J49]-0.9615)/0.438" office:value-type="float" office:value="0.544520547945205">
            <text:p>0.54</text:p>
          </table:table-cell>
          <table:table-cell table:formula="of:=([Projections.K49]-0.4923)/0.6736" office:value-type="float" office:value="0.753711401425178">
            <text:p>0.75</text:p>
          </table:table-cell>
          <table:table-cell table:formula="of:=([Projections.L49]-1.4962)/0.6873" office:value-type="float" office:value="0.296522624763568">
            <text:p>0.30</text:p>
          </table:table-cell>
          <table:table-cell table:formula="of:=([Projections.M49]-11.362)/4.2655" office:value-type="float" office:value="0.712225999296683">
            <text:p>0.71</text:p>
          </table:table-cell>
          <table:table-cell table:formula="of:=SUM([.B33:.J33])-2*[.I33]" office:value-type="float" office:value="2.67695764572169">
            <text:p>2.68</text:p>
          </table:table-cell>
          <table:table-cell table:formula="of:=[.K33]/2.421232796*100" office:value-type="float" office:value="110.561762179339">
            <text:p>110.6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string">
            <text:p>70. Kyrie Irving, Cle PG</text:p>
          </table:table-cell>
          <table:table-cell table:formula="of:=([Projections.D74]-0.483)/0.0498*([Projections.M74]/17.673)" office:value-type="float" office:value="-0.85193373505338">
            <text:p>-0.85</text:p>
          </table:table-cell>
          <table:table-cell table:formula="of:=([Projections.E74]-0.7876)/0.0761*([Projections.M74]/17.673)" office:value-type="float" office:value="1.47133429146058">
            <text:p>1.47</text:p>
          </table:table-cell>
          <table:table-cell table:formula="of:=([Projections.F74]-0.8577)/0.7534" office:value-type="float" office:value="0.587071940536236">
            <text:p>0.59</text:p>
          </table:table-cell>
          <table:table-cell table:formula="of:=([Projections.G74]-4.8346)/2.9474" office:value-type="float" office:value="-0.486734070706385">
            <text:p>-0.49</text:p>
          </table:table-cell>
          <table:table-cell table:formula="of:=([Projections.H74]-2.2462)/2.5876" office:value-type="float" office:value="1.37339619724842">
            <text:p>1.37</text:p>
          </table:table-cell>
          <table:table-cell table:formula="of:=([Projections.J74]-0.9615)/0.438" office:value-type="float" office:value="1.45776255707763">
            <text:p>1.46</text:p>
          </table:table-cell>
          <table:table-cell table:formula="of:=([Projections.K74]-0.4923)/0.6736" office:value-type="float" office:value="-0.433937054631829">
            <text:p>-0.43</text:p>
          </table:table-cell>
          <table:table-cell table:formula="of:=([Projections.L74]-1.4962)/0.6873" office:value-type="float" office:value="1.60599447111887">
            <text:p>1.61</text:p>
          </table:table-cell>
          <table:table-cell table:formula="of:=([Projections.M74]-11.362)/4.2655" office:value-type="float" office:value="1.15766029773766">
            <text:p>1.16</text:p>
          </table:table-cell>
          <table:table-cell table:formula="of:=SUM([.B34:.J34])-2*[.I34]" office:value-type="float" office:value="2.66862595255006">
            <text:p>2.67</text:p>
          </table:table-cell>
          <table:table-cell table:formula="of:=[.K34]/2.421232796*100" office:value-type="float" office:value="110.217652633764">
            <text:p>110.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style-name="ce4" office:value-type="string">
            <text:p>23. Eric Gordon, Nor SG</text:p>
          </table:table-cell>
          <table:table-cell table:formula="of:=([Projections.D27]-0.483)/0.0498*([Projections.M27]/17.673)" office:value-type="float" office:value="-0.763536236270834">
            <text:p>-0.76</text:p>
          </table:table-cell>
          <table:table-cell table:formula="of:=([Projections.E27]-0.7876)/0.0761*([Projections.M27]/17.673)" office:value-type="float" office:value="0.396604901438774">
            <text:p>0.40</text:p>
          </table:table-cell>
          <table:table-cell table:formula="of:=([Projections.F27]-0.8577)/0.7534" office:value-type="float" office:value="1.51619325723387">
            <text:p>1.52</text:p>
          </table:table-cell>
          <table:table-cell table:formula="of:=([Projections.G27]-4.8346)/2.9474" office:value-type="float" office:value="-0.554590486530501">
            <text:p>-0.55</text:p>
          </table:table-cell>
          <table:table-cell table:formula="of:=([Projections.H27]-2.2462)/2.5876" office:value-type="float" office:value="0.755062606276086">
            <text:p>0.76</text:p>
          </table:table-cell>
          <table:table-cell table:formula="of:=([Projections.J27]-0.9615)/0.438" office:value-type="float" office:value="0.772831050228311">
            <text:p>0.77</text:p>
          </table:table-cell>
          <table:table-cell table:formula="of:=([Projections.K27]-0.4923)/0.6736" office:value-type="float" office:value="-0.137024940617577">
            <text:p>-0.14</text:p>
          </table:table-cell>
          <table:table-cell table:formula="of:=([Projections.L27]-1.4962)/0.6873" office:value-type="float" office:value="1.60599447111887">
            <text:p>1.61</text:p>
          </table:table-cell>
          <table:table-cell table:formula="of:=([Projections.M27]-11.362)/4.2655" office:value-type="float" office:value="2.25952408861798">
            <text:p>2.26</text:p>
          </table:table-cell>
          <table:table-cell table:formula="of:=SUM([.B35:.J35])-2*[.I35]" office:value-type="float" office:value="2.63906976925724">
            <text:p>2.64</text:p>
          </table:table-cell>
          <table:table-cell table:formula="of:=[.K35]/2.421232796*100" office:value-type="float" office:value="108.996944598517">
            <text:p>109.0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style-name="ce4" office:value-type="string">
            <text:p>51. Jason Kidd, Dal PG</text:p>
          </table:table-cell>
          <table:table-cell table:formula="of:=([Projections.D55]-0.483)/0.0498*([Projections.M55]/17.673)" office:value-type="float" office:value="-0.895905241517192">
            <text:p>-0.90</text:p>
          </table:table-cell>
          <table:table-cell table:formula="of:=([Projections.E55]-0.7876)/0.0761*([Projections.M55]/17.673)" office:value-type="float" office:value="0.317209567026265">
            <text:p>0.32</text:p>
          </table:table-cell>
          <table:table-cell table:formula="of:=([Projections.F55]-0.8577)/0.7534" office:value-type="float" office:value="1.1179984072206">
            <text:p>1.12</text:p>
          </table:table-cell>
          <table:table-cell table:formula="of:=([Projections.G55]-4.8346)/2.9474" office:value-type="float" office:value="-0.0456673678496301">
            <text:p>-0.05</text:p>
          </table:table-cell>
          <table:table-cell table:formula="of:=([Projections.H55]-2.2462)/2.5876" office:value-type="float" office:value="2.26225073427114">
            <text:p>2.26</text:p>
          </table:table-cell>
          <table:table-cell table:formula="of:=([Projections.J55]-0.9615)/0.438" office:value-type="float" office:value="1.68607305936073">
            <text:p>1.69</text:p>
          </table:table-cell>
          <table:table-cell table:formula="of:=([Projections.K55]-0.4923)/0.6736" office:value-type="float" office:value="-0.137024940617577">
            <text:p>-0.14</text:p>
          </table:table-cell>
          <table:table-cell table:formula="of:=([Projections.L55]-1.4962)/0.6873" office:value-type="float" office:value="1.02400698384985">
            <text:p>1.02</text:p>
          </table:table-cell>
          <table:table-cell table:formula="of:=([Projections.M55]-11.362)/4.2655" office:value-type="float" office:value="-0.717852537803305">
            <text:p>-0.72</text:p>
          </table:table-cell>
          <table:table-cell table:formula="of:=SUM([.B36:.J36])-2*[.I36]" office:value-type="float" office:value="2.56307469624118">
            <text:p>2.56</text:p>
          </table:table-cell>
          <table:table-cell table:formula="of:=[.K36]/2.421232796*100" office:value-type="float" office:value="105.858251237779">
            <text:p>105.9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4" office:value-type="string">
            <text:p>22. Rudy Gay, Mem SF</text:p>
          </table:table-cell>
          <table:table-cell table:formula="of:=([Projections.D26]-0.483)/0.0498*([Projections.M26]/17.673)" office:value-type="float" office:value="-0.378586717150954">
            <text:p>-0.38</text:p>
          </table:table-cell>
          <table:table-cell table:formula="of:=([Projections.E26]-0.7876)/0.0761*([Projections.M26]/17.673)" office:value-type="float" office:value="-0.12533131268564">
            <text:p>-0.13</text:p>
          </table:table-cell>
          <table:table-cell table:formula="of:=([Projections.F26]-0.8577)/0.7534" office:value-type="float" office:value="0.188877090522963">
            <text:p>0.19</text:p>
          </table:table-cell>
          <table:table-cell table:formula="of:=([Projections.G26]-4.8346)/2.9474" office:value-type="float" office:value="0.395399335007125">
            <text:p>0.40</text:p>
          </table:table-cell>
          <table:table-cell table:formula="of:=([Projections.H26]-2.2462)/2.5876" office:value-type="float" office:value="0.0207914669964445">
            <text:p>0.02</text:p>
          </table:table-cell>
          <table:table-cell table:formula="of:=([Projections.J26]-0.9615)/0.438" office:value-type="float" office:value="1.22945205479452">
            <text:p>1.23</text:p>
          </table:table-cell>
          <table:table-cell table:formula="of:=([Projections.K26]-0.4923)/0.6736" office:value-type="float" office:value="0.605255344418052">
            <text:p>0.61</text:p>
          </table:table-cell>
          <table:table-cell table:formula="of:=([Projections.L26]-1.4962)/0.6873" office:value-type="float" office:value="1.31500072748436">
            <text:p>1.32</text:p>
          </table:table-cell>
          <table:table-cell table:formula="of:=([Projections.M26]-11.362)/4.2655" office:value-type="float" office:value="1.93130934239831">
            <text:p>1.93</text:p>
          </table:table-cell>
          <table:table-cell table:formula="of:=SUM([.B37:.J37])-2*[.I37]" office:value-type="float" office:value="2.55216587681646">
            <text:p>2.55</text:p>
          </table:table-cell>
          <table:table-cell table:formula="of:=[.K37]/2.421232796*100" office:value-type="float" office:value="105.407703093762">
            <text:p>105.4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style-name="ce4" office:value-type="string">
            <text:p>37. Gerald Wallace, Por SF, PF</text:p>
          </table:table-cell>
          <table:table-cell table:formula="of:=([Projections.D41]-0.483)/0.0498*([Projections.M41]/17.673)" office:value-type="float" office:value="-0.329275001891797">
            <text:p>-0.33</text:p>
          </table:table-cell>
          <table:table-cell table:formula="of:=([Projections.E41]-0.7876)/0.0761*([Projections.M41]/17.673)" office:value-type="float" office:value="-0.270544918330545">
            <text:p>-0.27</text:p>
          </table:table-cell>
          <table:table-cell table:formula="of:=([Projections.F41]-0.8577)/0.7534" office:value-type="float" office:value="-0.20931775949031">
            <text:p>-0.21</text:p>
          </table:table-cell>
          <table:table-cell table:formula="of:=([Projections.G41]-4.8346)/2.9474" office:value-type="float" office:value="1.17574811698446">
            <text:p>1.18</text:p>
          </table:table-cell>
          <table:table-cell table:formula="of:=([Projections.H41]-2.2462)/2.5876" office:value-type="float" office:value="0.0207914669964445">
            <text:p>0.02</text:p>
          </table:table-cell>
          <table:table-cell table:formula="of:=([Projections.J41]-0.9615)/0.438" office:value-type="float" office:value="1.22945205479452">
            <text:p>1.23</text:p>
          </table:table-cell>
          <table:table-cell table:formula="of:=([Projections.K41]-0.4923)/0.6736" office:value-type="float" office:value="0.605255344418052">
            <text:p>0.61</text:p>
          </table:table-cell>
          <table:table-cell table:formula="of:=([Projections.L41]-1.4962)/0.6873" office:value-type="float" office:value="0.878510112032591">
            <text:p>0.88</text:p>
          </table:table-cell>
          <table:table-cell table:formula="of:=([Projections.M41]-11.362)/4.2655" office:value-type="float" office:value="1.11077247684914">
            <text:p>1.11</text:p>
          </table:table-cell>
          <table:table-cell table:formula="of:=SUM([.B38:.J38])-2*[.I38]" office:value-type="float" office:value="2.45437166829737">
            <text:p>2.45</text:p>
          </table:table-cell>
          <table:table-cell table:formula="of:=[.K38]/2.421232796*100" office:value-type="float" office:value="101.368677656775">
            <text:p>101.4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style-name="ce4" office:value-type="string">
            <text:p>36. Jrue Holiday, Phi PG</text:p>
          </table:table-cell>
          <table:table-cell table:formula="of:=([Projections.D40]-0.483)/0.0498*([Projections.M40]/17.673)" office:value-type="float" office:value="-0.567198346944048">
            <text:p>-0.57</text:p>
          </table:table-cell>
          <table:table-cell table:formula="of:=([Projections.E40]-0.7876)/0.0761*([Projections.M40]/17.673)" office:value-type="float" office:value="0.375815488157507">
            <text:p>0.38</text:p>
          </table:table-cell>
          <table:table-cell table:formula="of:=([Projections.F40]-0.8577)/0.7534" office:value-type="float" office:value="0.454340323865145">
            <text:p>0.45</text:p>
          </table:table-cell>
          <table:table-cell table:formula="of:=([Projections.G40]-4.8346)/2.9474" office:value-type="float" office:value="-0.181380199497863">
            <text:p>-0.18</text:p>
          </table:table-cell>
          <table:table-cell table:formula="of:=([Projections.H40]-2.2462)/2.5876" office:value-type="float" office:value="1.9144380893492">
            <text:p>1.91</text:p>
          </table:table-cell>
          <table:table-cell table:formula="of:=([Projections.J40]-0.9615)/0.438" office:value-type="float" office:value="1.45776255707763">
            <text:p>1.46</text:p>
          </table:table-cell>
          <table:table-cell table:formula="of:=([Projections.K40]-0.4923)/0.6736" office:value-type="float" office:value="-0.137024940617577">
            <text:p>-0.14</text:p>
          </table:table-cell>
          <table:table-cell table:formula="of:=([Projections.L40]-1.4962)/0.6873" office:value-type="float" office:value="1.89698821475338">
            <text:p>1.90</text:p>
          </table:table-cell>
          <table:table-cell table:formula="of:=([Projections.M40]-11.362)/4.2655" office:value-type="float" office:value="0.993552924627828">
            <text:p>0.99</text:p>
          </table:table-cell>
          <table:table-cell table:formula="of:=SUM([.B39:.J39])-2*[.I39]" office:value-type="float" office:value="2.41331768126444">
            <text:p>2.41</text:p>
          </table:table-cell>
          <table:table-cell table:formula="of:=[.K39]/2.421232796*100" office:value-type="float" office:value="99.673095674706">
            <text:p>99.7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style-name="ce4" office:value-type="string">
            <text:p>33. Chris Bosh, Mia PF, C</text:p>
          </table:table-cell>
          <table:table-cell table:formula="of:=([Projections.D37]-0.483)/0.0498*([Projections.M37]/17.673)" office:value-type="float" office:value="0.356316910259723">
            <text:p>0.36</text:p>
          </table:table-cell>
          <table:table-cell table:formula="of:=([Projections.E37]-0.7876)/0.0761*([Projections.M37]/17.673)" office:value-type="float" office:value="0.501325250742556">
            <text:p>0.50</text:p>
          </table:table-cell>
          <table:table-cell table:formula="of:=([Projections.F37]-0.8577)/0.7534" office:value-type="float" office:value="-1.00570745951686">
            <text:p>-1.01</text:p>
          </table:table-cell>
          <table:table-cell table:formula="of:=([Projections.G37]-4.8346)/2.9474" office:value-type="float" office:value="1.31146094863269">
            <text:p>1.31</text:p>
          </table:table-cell>
          <table:table-cell table:formula="of:=([Projections.H37]-2.2462)/2.5876" office:value-type="float" office:value="-0.0565002318750966">
            <text:p>-0.06</text:p>
          </table:table-cell>
          <table:table-cell table:formula="of:=([Projections.J37]-0.9615)/0.438" office:value-type="float" office:value="-0.368721461187215">
            <text:p>-0.37</text:p>
          </table:table-cell>
          <table:table-cell table:formula="of:=([Projections.K37]-0.4923)/0.6736" office:value-type="float" office:value="0.308343230403801">
            <text:p>0.31</text:p>
          </table:table-cell>
          <table:table-cell table:formula="of:=([Projections.L37]-1.4962)/0.6873" office:value-type="float" office:value="0.587516368398079">
            <text:p>0.59</text:p>
          </table:table-cell>
          <table:table-cell table:formula="of:=([Projections.M37]-11.362)/4.2655" office:value-type="float" office:value="1.93130934239831">
            <text:p>1.93</text:p>
          </table:table-cell>
          <table:table-cell table:formula="of:=SUM([.B40:.J40])-2*[.I40]" office:value-type="float" office:value="2.39031016145984">
            <text:p>2.39</text:p>
          </table:table-cell>
          <table:table-cell table:formula="of:=[.K40]/2.421232796*100" office:value-type="float" office:value="98.7228557868848">
            <text:p>98.7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table:style-name="ce4" office:value-type="string">
            <text:p>32. Andre Iguodala, Phi SF, SG</text:p>
          </table:table-cell>
          <table:table-cell table:formula="of:=([Projections.D36]-0.483)/0.0498*([Projections.M36]/17.673)" office:value-type="float" office:value="-0.403583439171726">
            <text:p>-0.40</text:p>
          </table:table-cell>
          <table:table-cell table:formula="of:=([Projections.E36]-0.7876)/0.0761*([Projections.M36]/17.673)" office:value-type="float" office:value="-0.710884915949727">
            <text:p>-0.71</text:p>
          </table:table-cell>
          <table:table-cell table:formula="of:=([Projections.F36]-0.8577)/0.7534" office:value-type="float" office:value="0.0561454738518715">
            <text:p>0.06</text:p>
          </table:table-cell>
          <table:table-cell table:formula="of:=([Projections.G36]-4.8346)/2.9474" office:value-type="float" office:value="0.293614711270951">
            <text:p>0.29</text:p>
          </table:table-cell>
          <table:table-cell table:formula="of:=([Projections.H36]-2.2462)/2.5876" office:value-type="float" office:value="1.68256299273458">
            <text:p>1.68</text:p>
          </table:table-cell>
          <table:table-cell table:formula="of:=([Projections.J36]-0.9615)/0.438" office:value-type="float" office:value="1.45776255707763">
            <text:p>1.46</text:p>
          </table:table-cell>
          <table:table-cell table:formula="of:=([Projections.K36]-0.4923)/0.6736" office:value-type="float" office:value="0.159887173396675">
            <text:p>0.16</text:p>
          </table:table-cell>
          <table:table-cell table:formula="of:=([Projections.L36]-1.4962)/0.6873" office:value-type="float" office:value="1.02400698384985">
            <text:p>1.02</text:p>
          </table:table-cell>
          <table:table-cell table:formula="of:=([Projections.M36]-11.362)/4.2655" office:value-type="float" office:value="0.806001641073731">
            <text:p>0.81</text:p>
          </table:table-cell>
          <table:table-cell table:formula="of:=SUM([.B41:.J41])-2*[.I41]" office:value-type="float" office:value="2.31749921043413">
            <text:p>2.32</text:p>
          </table:table-cell>
          <table:table-cell table:formula="of:=[.K41]/2.421232796*100" office:value-type="float" office:value="95.7156707220702">
            <text:p>95.7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table:style-name="ce4" office:value-type="string">
            <text:p>76. Chauncey Billups, LAC PG</text:p>
          </table:table-cell>
          <table:table-cell table:formula="of:=([Projections.D80]-0.483)/0.0498*([Projections.M80]/17.673)" office:value-type="float" office:value="-1.10440062746317">
            <text:p>-1.10</text:p>
          </table:table-cell>
          <table:table-cell table:formula="of:=([Projections.E80]-0.7876)/0.0761*([Projections.M80]/17.673)" office:value-type="float" office:value="1.55867064639684">
            <text:p>1.56</text:p>
          </table:table-cell>
          <table:table-cell table:formula="of:=([Projections.F80]-0.8577)/0.7534" office:value-type="float" office:value="1.38346164056278">
            <text:p>1.38</text:p>
          </table:table-cell>
          <table:table-cell table:formula="of:=([Projections.G80]-4.8346)/2.9474" office:value-type="float" office:value="-0.724231526090792">
            <text:p>-0.72</text:p>
          </table:table-cell>
          <table:table-cell table:formula="of:=([Projections.H80]-2.2462)/2.5876" office:value-type="float" office:value="1.5279795949915">
            <text:p>1.53</text:p>
          </table:table-cell>
          <table:table-cell table:formula="of:=([Projections.J80]-0.9615)/0.438" office:value-type="float" office:value="0.0878995433789954">
            <text:p>0.09</text:p>
          </table:table-cell>
          <table:table-cell table:formula="of:=([Projections.K80]-0.4923)/0.6736" office:value-type="float" office:value="-0.433937054631829">
            <text:p>-0.43</text:p>
          </table:table-cell>
          <table:table-cell table:formula="of:=([Projections.L80]-1.4962)/0.6873" office:value-type="float" office:value="1.1695038556671">
            <text:p>1.17</text:p>
          </table:table-cell>
          <table:table-cell table:formula="of:=([Projections.M80]-11.362)/4.2655" office:value-type="float" office:value="1.1342163872934">
            <text:p>1.13</text:p>
          </table:table-cell>
          <table:table-cell table:formula="of:=SUM([.B42:.J42])-2*[.I42]" office:value-type="float" office:value="2.26015474877062">
            <text:p>2.26</text:p>
          </table:table-cell>
          <table:table-cell table:formula="of:=[.K42]/2.421232796*100" office:value-type="float" office:value="93.3472713778085">
            <text:p>93.3</text:p>
          </table:table-cell>
          <table:table-cell office:value-type="float" office:value="25">
            <text:p>25</text:p>
          </table:table-cell>
        </table:table-row>
        <table:table-row table:style-name="ro2">
          <table:table-cell table:style-name="ce4" office:value-type="string">
            <text:p>29. Zach Randolph, Mem PF</text:p>
          </table:table-cell>
          <table:table-cell table:formula="of:=([Projections.D33]-0.483)/0.0498*([Projections.M33]/17.673)" office:value-type="float" office:value="0.299847042785526">
            <text:p>0.30</text:p>
          </table:table-cell>
          <table:table-cell table:formula="of:=([Projections.E33]-0.7876)/0.0761*([Projections.M33]/17.673)" office:value-type="float" office:value="-0.416591290172698">
            <text:p>-0.42</text:p>
          </table:table-cell>
          <table:table-cell table:formula="of:=([Projections.F33]-0.8577)/0.7534" office:value-type="float" office:value="-0.872975842845766">
            <text:p>-0.87</text:p>
          </table:table-cell>
          <table:table-cell table:formula="of:=([Projections.G33]-4.8346)/2.9474" office:value-type="float" office:value="2.36323539390649">
            <text:p>2.36</text:p>
          </table:table-cell>
          <table:table-cell table:formula="of:=([Projections.H33]-2.2462)/2.5876" office:value-type="float" office:value="-0.0565002318750966">
            <text:p>-0.06</text:p>
          </table:table-cell>
          <table:table-cell table:formula="of:=([Projections.J33]-0.9615)/0.438" office:value-type="float" office:value="-0.14041095890411">
            <text:p>-0.14</text:p>
          </table:table-cell>
          <table:table-cell table:formula="of:=([Projections.K33]-0.4923)/0.6736" office:value-type="float" office:value="-0.137024940617577">
            <text:p>-0.14</text:p>
          </table:table-cell>
          <table:table-cell table:formula="of:=([Projections.L33]-1.4962)/0.6873" office:value-type="float" office:value="0.878510112032591">
            <text:p>0.88</text:p>
          </table:table-cell>
          <table:table-cell table:formula="of:=([Projections.M33]-11.362)/4.2655" office:value-type="float" office:value="2.09541671550815">
            <text:p>2.10</text:p>
          </table:table-cell>
          <table:table-cell table:formula="of:=SUM([.B43:.J43])-2*[.I43]" office:value-type="float" office:value="2.25648577575233">
            <text:p>2.26</text:p>
          </table:table-cell>
          <table:table-cell table:formula="of:=[.K43]/2.421232796*100" office:value-type="float" office:value="93.1957381165561">
            <text:p>93.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table:style-name="ce3" office:value-type="string">
            <text:p>50. Brook Lopez, NJ C</text:p>
          </table:table-cell>
          <table:table-cell table:formula="of:=([Projections.D54]-0.483)/0.0498*([Projections.M54]/17.673)" office:value-type="float" office:value="0.439715064638115">
            <text:p>0.44</text:p>
          </table:table-cell>
          <table:table-cell table:formula="of:=([Projections.E54]-0.7876)/0.0761*([Projections.M54]/17.673)" office:value-type="float" office:value="0.150269686128189">
            <text:p>0.15</text:p>
          </table:table-cell>
          <table:table-cell table:formula="of:=([Projections.F54]-0.8577)/0.7534" office:value-type="float" office:value="-1.13843907618795">
            <text:p>-1.14</text:p>
          </table:table-cell>
          <table:table-cell table:formula="of:=([Projections.G54]-4.8346)/2.9474" office:value-type="float" office:value="0.83646603786388">
            <text:p>0.84</text:p>
          </table:table-cell>
          <table:table-cell table:formula="of:=([Projections.H54]-2.2462)/2.5876" office:value-type="float" office:value="-0.211083629618179">
            <text:p>-0.21</text:p>
          </table:table-cell>
          <table:table-cell table:formula="of:=([Projections.J54]-0.9615)/0.438" office:value-type="float" office:value="-0.825342465753425">
            <text:p>-0.83</text:p>
          </table:table-cell>
          <table:table-cell table:formula="of:=([Projections.K54]-0.4923)/0.6736" office:value-type="float" office:value="1.64444774346793">
            <text:p>1.64</text:p>
          </table:table-cell>
          <table:table-cell table:formula="of:=([Projections.L54]-1.4962)/0.6873" office:value-type="float" office:value="1.02400698384985">
            <text:p>1.02</text:p>
          </table:table-cell>
          <table:table-cell table:formula="of:=([Projections.M54]-11.362)/4.2655" office:value-type="float" office:value="2.37674364083929">
            <text:p>2.38</text:p>
          </table:table-cell>
          <table:table-cell table:formula="of:=SUM([.B44:.J44])-2*[.I44]" office:value-type="float" office:value="2.24877001752801">
            <text:p>2.25</text:p>
          </table:table-cell>
          <table:table-cell table:formula="of:=[.K44]/2.421232796*100" office:value-type="float" office:value="92.8770674692286">
            <text:p>92.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table:style-name="ce4" office:value-type="string">
            <text:p>35. David Lee, GS PF, C</text:p>
          </table:table-cell>
          <table:table-cell table:formula="of:=([Projections.D39]-0.483)/0.0498*([Projections.M39]/17.673)" office:value-type="float" office:value="0.810575522255378">
            <text:p>0.81</text:p>
          </table:table-cell>
          <table:table-cell table:formula="of:=([Projections.E39]-0.7876)/0.0761*([Projections.M39]/17.673)" office:value-type="float" office:value="0.0181126647901167">
            <text:p>0.02</text:p>
          </table:table-cell>
          <table:table-cell table:formula="of:=([Projections.F39]-0.8577)/0.7534" office:value-type="float" office:value="-1.13843907618795">
            <text:p>-1.14</text:p>
          </table:table-cell>
          <table:table-cell table:formula="of:=([Projections.G39]-4.8346)/2.9474" office:value-type="float" office:value="1.9560968989618">
            <text:p>1.96</text:p>
          </table:table-cell>
          <table:table-cell table:formula="of:=([Projections.H39]-2.2462)/2.5876" office:value-type="float" office:value="0.36860411191838">
            <text:p>0.37</text:p>
          </table:table-cell>
          <table:table-cell table:formula="of:=([Projections.J39]-0.9615)/0.438" office:value-type="float" office:value="0.0878995433789954">
            <text:p>0.09</text:p>
          </table:table-cell>
          <table:table-cell table:formula="of:=([Projections.K39]-0.4923)/0.6736" office:value-type="float" office:value="-0.137024940617577">
            <text:p>-0.14</text:p>
          </table:table-cell>
          <table:table-cell table:formula="of:=([Projections.L39]-1.4962)/0.6873" office:value-type="float" office:value="1.1695038556671">
            <text:p>1.17</text:p>
          </table:table-cell>
          <table:table-cell table:formula="of:=([Projections.M39]-11.362)/4.2655" office:value-type="float" office:value="1.41554331262455">
            <text:p>1.42</text:p>
          </table:table-cell>
          <table:table-cell table:formula="of:=SUM([.B45:.J45])-2*[.I45]" office:value-type="float" office:value="2.21186418145658">
            <text:p>2.21</text:p>
          </table:table-cell>
          <table:table-cell table:formula="of:=[.K45]/2.421232796*100" office:value-type="float" office:value="91.3528094081121">
            <text:p>91.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style-name="ce4" office:value-type="string">
            <text:p>20. Blake Griffin, LAC PF</text:p>
          </table:table-cell>
          <table:table-cell table:formula="of:=([Projections.D24]-0.483)/0.0498*([Projections.M24]/17.673)" office:value-type="float" office:value="0.603670836801629">
            <text:p>0.60</text:p>
          </table:table-cell>
          <table:table-cell table:formula="of:=([Projections.E24]-0.7876)/0.0761*([Projections.M24]/17.673)" office:value-type="float" office:value="-2.51797269315027">
            <text:p>-2.52</text:p>
          </table:table-cell>
          <table:table-cell table:formula="of:=([Projections.F24]-0.8577)/0.7534" office:value-type="float" office:value="-1.00570745951686">
            <text:p>-1.01</text:p>
          </table:table-cell>
          <table:table-cell table:formula="of:=([Projections.G24]-4.8346)/2.9474" office:value-type="float" office:value="2.56680464137884">
            <text:p>2.57</text:p>
          </table:table-cell>
          <table:table-cell table:formula="of:=([Projections.H24]-2.2462)/2.5876" office:value-type="float" office:value="0.639125057968774">
            <text:p>0.64</text:p>
          </table:table-cell>
          <table:table-cell table:formula="of:=([Projections.J24]-0.9615)/0.438" office:value-type="float" office:value="0.316210045662101">
            <text:p>0.32</text:p>
          </table:table-cell>
          <table:table-cell table:formula="of:=([Projections.K24]-0.4923)/0.6736" office:value-type="float" office:value="0.753711401425178">
            <text:p>0.75</text:p>
          </table:table-cell>
          <table:table-cell table:formula="of:=([Projections.L24]-1.4962)/0.6873" office:value-type="float" office:value="1.89698821475338">
            <text:p>1.90</text:p>
          </table:table-cell>
          <table:table-cell table:formula="of:=([Projections.M24]-11.362)/4.2655" office:value-type="float" office:value="2.75184620794749">
            <text:p>2.75</text:p>
          </table:table-cell>
          <table:table-cell table:formula="of:=SUM([.B46:.J46])-2*[.I46]" office:value-type="float" office:value="2.2106998237635">
            <text:p>2.21</text:p>
          </table:table-cell>
          <table:table-cell table:formula="of:=[.K46]/2.421232796*100" office:value-type="float" office:value="91.3047199515756">
            <text:p>91.3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style-name="ce4" office:value-type="string">
            <text:p>42. Andrew Bynum, LAL C</text:p>
          </table:table-cell>
          <table:table-cell table:formula="of:=([Projections.D46]-0.483)/0.0498*([Projections.M46]/17.673)" office:value-type="float" office:value="1.38754531508027">
            <text:p>1.39</text:p>
          </table:table-cell>
          <table:table-cell table:formula="of:=([Projections.E46]-0.7876)/0.0761*([Projections.M46]/17.673)" office:value-type="float" office:value="-1.00937211436289">
            <text:p>-1.01</text:p>
          </table:table-cell>
          <table:table-cell table:formula="of:=([Projections.F46]-0.8577)/0.7534" office:value-type="float" office:value="-1.13843907618795">
            <text:p>-1.14</text:p>
          </table:table-cell>
          <table:table-cell table:formula="of:=([Projections.G46]-4.8346)/2.9474" office:value-type="float" office:value="1.71859944357739">
            <text:p>1.72</text:p>
          </table:table-cell>
          <table:table-cell table:formula="of:=([Projections.H46]-2.2462)/2.5876" office:value-type="float" office:value="-0.327021177925491">
            <text:p>-0.33</text:p>
          </table:table-cell>
          <table:table-cell table:formula="of:=([Projections.J46]-0.9615)/0.438" office:value-type="float" office:value="-1.05365296803653">
            <text:p>-1.05</text:p>
          </table:table-cell>
          <table:table-cell table:formula="of:=([Projections.K46]-0.4923)/0.6736" office:value-type="float" office:value="2.23827197149644">
            <text:p>2.24</text:p>
          </table:table-cell>
          <table:table-cell table:formula="of:=([Projections.L46]-1.4962)/0.6873" office:value-type="float" office:value="0.296522624763568">
            <text:p>0.30</text:p>
          </table:table-cell>
          <table:table-cell table:formula="of:=([Projections.M46]-11.362)/4.2655" office:value-type="float" office:value="0.665338178408158">
            <text:p>0.67</text:p>
          </table:table-cell>
          <table:table-cell table:formula="of:=SUM([.B47:.J47])-2*[.I47]" office:value-type="float" office:value="2.18474694728583">
            <text:p>2.18</text:p>
          </table:table-cell>
          <table:table-cell table:formula="of:=[.K47]/2.421232796*100" office:value-type="float" office:value="90.2328330797083">
            <text:p>90.2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style-name="ce3" office:value-type="string">
            <text:p>52. Serge Ibaka, OKC C, PF</text:p>
          </table:table-cell>
          <table:table-cell table:formula="of:=([Projections.D56]-0.483)/0.0498*([Projections.M56]/17.673)" office:value-type="float" office:value="0.737403299612756">
            <text:p>0.74</text:p>
          </table:table-cell>
          <table:table-cell table:formula="of:=([Projections.E56]-0.7876)/0.0761*([Projections.M56]/17.673)" office:value-type="float" office:value="-0.544718317949094">
            <text:p>-0.54</text:p>
          </table:table-cell>
          <table:table-cell table:formula="of:=([Projections.F56]-0.8577)/0.7534" office:value-type="float" office:value="-1.13843907618795">
            <text:p>-1.14</text:p>
          </table:table-cell>
          <table:table-cell table:formula="of:=([Projections.G56]-4.8346)/2.9474" office:value-type="float" office:value="1.31146094863269">
            <text:p>1.31</text:p>
          </table:table-cell>
          <table:table-cell table:formula="of:=([Projections.H56]-2.2462)/2.5876" office:value-type="float" office:value="-0.752125521718967">
            <text:p>-0.75</text:p>
          </table:table-cell>
          <table:table-cell table:formula="of:=([Projections.J56]-0.9615)/0.438" office:value-type="float" office:value="-1.05365296803653">
            <text:p>-1.05</text:p>
          </table:table-cell>
          <table:table-cell table:formula="of:=([Projections.K56]-0.4923)/0.6736" office:value-type="float" office:value="3.12900831353919">
            <text:p>3.13</text:p>
          </table:table-cell>
          <table:table-cell table:formula="of:=([Projections.L56]-1.4962)/0.6873" office:value-type="float" office:value="-0.576458606139968">
            <text:p>-0.58</text:p>
          </table:table-cell>
          <table:table-cell table:formula="of:=([Projections.M56]-11.362)/4.2655" office:value-type="float" office:value="-0.0848669558082288">
            <text:p>-0.08</text:p>
          </table:table-cell>
          <table:table-cell table:formula="of:=SUM([.B48:.J48])-2*[.I48]" office:value-type="float" office:value="2.18052832822384">
            <text:p>2.18</text:p>
          </table:table-cell>
          <table:table-cell table:formula="of:=[.K48]/2.421232796*100" office:value-type="float" office:value="90.0585987364034">
            <text:p>90.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16. John Wall, Wsh PG</text:p>
          </table:table-cell>
          <table:table-cell table:formula="of:=([Projections.D20]-0.483)/0.0498*([Projections.M20]/17.673)" office:value-type="float" office:value="-1.16859675447106">
            <text:p>-1.17</text:p>
          </table:table-cell>
          <table:table-cell table:formula="of:=([Projections.E20]-0.7876)/0.0761*([Projections.M20]/17.673)" office:value-type="float" office:value="-0.161288967416759">
            <text:p>-0.16</text:p>
          </table:table-cell>
          <table:table-cell table:formula="of:=([Projections.F20]-0.8577)/0.7534" office:value-type="float" office:value="-0.342049376161401">
            <text:p>-0.34</text:p>
          </table:table-cell>
          <table:table-cell table:formula="of:=([Projections.G20]-4.8346)/2.9474" office:value-type="float" office:value="0.0561172558865441">
            <text:p>0.06</text:p>
          </table:table-cell>
          <table:table-cell table:formula="of:=([Projections.H20]-2.2462)/2.5876" office:value-type="float" office:value="2.68735507806462">
            <text:p>2.69</text:p>
          </table:table-cell>
          <table:table-cell table:formula="of:=([Projections.J20]-0.9615)/0.438" office:value-type="float" office:value="2.37100456621005">
            <text:p>2.37</text:p>
          </table:table-cell>
          <table:table-cell table:formula="of:=([Projections.K20]-0.4923)/0.6736" office:value-type="float" office:value="0.159887173396675">
            <text:p>0.16</text:p>
          </table:table-cell>
          <table:table-cell table:formula="of:=([Projections.L20]-1.4962)/0.6873" office:value-type="float" office:value="3.20646006110869">
            <text:p>3.21</text:p>
          </table:table-cell>
          <table:table-cell table:formula="of:=([Projections.M20]-11.362)/4.2655" office:value-type="float" office:value="1.72031414839995">
            <text:p>1.72</text:p>
          </table:table-cell>
          <table:table-cell table:formula="of:=SUM([.B49:.J49])-2*[.I49]" office:value-type="float" office:value="2.11628306279993">
            <text:p>2.12</text:p>
          </table:table-cell>
          <table:table-cell table:formula="of:=[.K49]/2.421232796*100" office:value-type="float" office:value="87.4051874027203">
            <text:p>87.4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48. Marcin Gortat, Pho C</text:p>
          </table:table-cell>
          <table:table-cell table:formula="of:=([Projections.D52]-0.483)/0.0498*([Projections.M52]/17.673)" office:value-type="float" office:value="1.04259055119363">
            <text:p>1.04</text:p>
          </table:table-cell>
          <table:table-cell table:formula="of:=([Projections.E52]-0.7876)/0.0761*([Projections.M52]/17.673)" office:value-type="float" office:value="-0.660145661217477">
            <text:p>-0.66</text:p>
          </table:table-cell>
          <table:table-cell table:formula="of:=([Projections.F52]-0.8577)/0.7534" office:value-type="float" office:value="-1.13843907618795">
            <text:p>-1.14</text:p>
          </table:table-cell>
          <table:table-cell table:formula="of:=([Projections.G52]-4.8346)/2.9474" office:value-type="float" office:value="1.88824048313768">
            <text:p>1.89</text:p>
          </table:table-cell>
          <table:table-cell table:formula="of:=([Projections.H52]-2.2462)/2.5876" office:value-type="float" office:value="-0.481604575668573">
            <text:p>-0.48</text:p>
          </table:table-cell>
          <table:table-cell table:formula="of:=([Projections.J52]-0.9615)/0.438" office:value-type="float" office:value="-0.825342465753425">
            <text:p>-0.83</text:p>
          </table:table-cell>
          <table:table-cell table:formula="of:=([Projections.K52]-0.4923)/0.6736" office:value-type="float" office:value="1.64444774346793">
            <text:p>1.64</text:p>
          </table:table-cell>
          <table:table-cell table:formula="of:=([Projections.L52]-1.4962)/0.6873" office:value-type="float" office:value="-0.285464862505456">
            <text:p>-0.29</text:p>
          </table:table-cell>
          <table:table-cell table:formula="of:=([Projections.M52]-11.362)/4.2655" office:value-type="float" office:value="0.243347790411441">
            <text:p>0.24</text:p>
          </table:table-cell>
          <table:table-cell table:formula="of:=SUM([.B50:.J50])-2*[.I50]" office:value-type="float" office:value="1.99855965188872">
            <text:p>2.00</text:p>
          </table:table-cell>
          <table:table-cell table:formula="of:=[.K50]/2.421232796*100" office:value-type="float" office:value="82.5430605099369">
            <text:p>82.5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43. Paul Millsap, Uta PF</text:p>
          </table:table-cell>
          <table:table-cell table:formula="of:=([Projections.D47]-0.483)/0.0498*([Projections.M47]/17.673)" office:value-type="float" office:value="0.840685210144034">
            <text:p>0.84</text:p>
          </table:table-cell>
          <table:table-cell table:formula="of:=([Projections.E47]-0.7876)/0.0761*([Projections.M47]/17.673)" office:value-type="float" office:value="-0.579337598434638">
            <text:p>-0.58</text:p>
          </table:table-cell>
          <table:table-cell table:formula="of:=([Projections.F47]-0.8577)/0.7534" office:value-type="float" office:value="-1.00570745951686">
            <text:p>-1.01</text:p>
          </table:table-cell>
          <table:table-cell table:formula="of:=([Projections.G47]-4.8346)/2.9474" office:value-type="float" office:value="0.904322453687996">
            <text:p>0.90</text:p>
          </table:table-cell>
          <table:table-cell table:formula="of:=([Projections.H47]-2.2462)/2.5876" office:value-type="float" office:value="-0.0565002318750966">
            <text:p>-0.06</text:p>
          </table:table-cell>
          <table:table-cell table:formula="of:=([Projections.J47]-0.9615)/0.438" office:value-type="float" office:value="0.544520547945205">
            <text:p>0.54</text:p>
          </table:table-cell>
          <table:table-cell table:formula="of:=([Projections.K47]-0.4923)/0.6736" office:value-type="float" office:value="0.753711401425178">
            <text:p>0.75</text:p>
          </table:table-cell>
          <table:table-cell table:formula="of:=([Projections.L47]-1.4962)/0.6873" office:value-type="float" office:value="0.296522624763568">
            <text:p>0.30</text:p>
          </table:table-cell>
          <table:table-cell table:formula="of:=([Projections.M47]-11.362)/4.2655" office:value-type="float" office:value="0.876333372406517">
            <text:p>0.88</text:p>
          </table:table-cell>
          <table:table-cell table:formula="of:=SUM([.B51:.J51])-2*[.I51]" office:value-type="float" office:value="1.98150507101877">
            <text:p>1.98</text:p>
          </table:table-cell>
          <table:table-cell table:formula="of:=[.K51]/2.421232796*100" office:value-type="float" office:value="81.8386845863115">
            <text:p>81.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style-name="ce3" office:value-type="string">
            <text:p>58. David West, Ind PF</text:p>
          </table:table-cell>
          <table:table-cell table:formula="of:=([Projections.D62]-0.483)/0.0498*([Projections.M62]/17.673)" office:value-type="float" office:value="0">
            <text:p>0.00</text:p>
          </table:table-cell>
          <table:table-cell table:formula="of:=([Projections.E62]-0.7876)/0.0761*([Projections.M62]/17.673)" office:value-type="float" office:value="0.698155489791809">
            <text:p>0.70</text:p>
          </table:table-cell>
          <table:table-cell table:formula="of:=([Projections.F62]-0.8577)/0.7534" office:value-type="float" office:value="-1.13843907618795">
            <text:p>-1.14</text:p>
          </table:table-cell>
          <table:table-cell table:formula="of:=([Projections.G62]-4.8346)/2.9474" office:value-type="float" office:value="0.972178869512112">
            <text:p>0.97</text:p>
          </table:table-cell>
          <table:table-cell table:formula="of:=([Projections.H62]-2.2462)/2.5876" office:value-type="float" office:value="0.252666563611068">
            <text:p>0.25</text:p>
          </table:table-cell>
          <table:table-cell table:formula="of:=([Projections.J62]-0.9615)/0.438" office:value-type="float" office:value="-0.14041095890411">
            <text:p>-0.14</text:p>
          </table:table-cell>
          <table:table-cell table:formula="of:=([Projections.K62]-0.4923)/0.6736" office:value-type="float" office:value="0.456799287410926">
            <text:p>0.46</text:p>
          </table:table-cell>
          <table:table-cell table:formula="of:=([Projections.L62]-1.4962)/0.6873" office:value-type="float" office:value="1.02400698384985">
            <text:p>1.02</text:p>
          </table:table-cell>
          <table:table-cell table:formula="of:=([Projections.M62]-11.362)/4.2655" office:value-type="float" office:value="1.88442152150979">
            <text:p>1.88</text:p>
          </table:table-cell>
          <table:table-cell table:formula="of:=SUM([.B52:.J52])-2*[.I52]" office:value-type="float" office:value="1.9613647128938">
            <text:p>1.96</text:p>
          </table:table-cell>
          <table:table-cell table:formula="of:=[.K52]/2.421232796*100" office:value-type="float" office:value="81.0068621296586">
            <text:p>81.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39. Joe Johnson, Atl SG, SF</text:p>
          </table:table-cell>
          <table:table-cell table:formula="of:=([Projections.D43]-0.483)/0.0498*([Projections.M43]/17.673)" office:value-type="float" office:value="-0.854433407255457">
            <text:p>-0.85</text:p>
          </table:table-cell>
          <table:table-cell table:formula="of:=([Projections.E43]-0.7876)/0.0761*([Projections.M43]/17.673)" office:value-type="float" office:value="0.341077241072356">
            <text:p>0.34</text:p>
          </table:table-cell>
          <table:table-cell table:formula="of:=([Projections.F43]-0.8577)/0.7534" office:value-type="float" office:value="0.985266790549509">
            <text:p>0.99</text:p>
          </table:table-cell>
          <table:table-cell table:formula="of:=([Projections.G43]-4.8346)/2.9474" office:value-type="float" office:value="-0.215308407409921">
            <text:p>-0.22</text:p>
          </table:table-cell>
          <table:table-cell table:formula="of:=([Projections.H43]-2.2462)/2.5876" office:value-type="float" office:value="1.02558355232648">
            <text:p>1.03</text:p>
          </table:table-cell>
          <table:table-cell table:formula="of:=([Projections.J43]-0.9615)/0.438" office:value-type="float" office:value="0.0878995433789954">
            <text:p>0.09</text:p>
          </table:table-cell>
          <table:table-cell table:formula="of:=([Projections.K43]-0.4923)/0.6736" office:value-type="float" office:value="-0.433937054631829">
            <text:p>-0.43</text:p>
          </table:table-cell>
          <table:table-cell table:formula="of:=([Projections.L43]-1.4962)/0.6873" office:value-type="float" office:value="0.733013240215335">
            <text:p>0.73</text:p>
          </table:table-cell>
          <table:table-cell table:formula="of:=([Projections.M43]-11.362)/4.2655" office:value-type="float" office:value="1.74375805884422">
            <text:p>1.74</text:p>
          </table:table-cell>
          <table:table-cell table:formula="of:=SUM([.B53:.J53])-2*[.I53]" office:value-type="float" office:value="1.94689307665901">
            <text:p>1.95</text:p>
          </table:table-cell>
          <table:table-cell table:formula="of:=[.K53]/2.421232796*100" office:value-type="float" office:value="80.4091651110699">
            <text:p>80.4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string">
            <text:p>78. Channing Frye, Pho PF, C</text:p>
          </table:table-cell>
          <table:table-cell table:formula="of:=([Projections.D82]-0.483)/0.0498*([Projections.M82]/17.673)" office:value-type="float" office:value="-0.643551970571132">
            <text:p>-0.64</text:p>
          </table:table-cell>
          <table:table-cell table:formula="of:=([Projections.E82]-0.7876)/0.0761*([Projections.M82]/17.673)" office:value-type="float" office:value="0.319365836644136">
            <text:p>0.32</text:p>
          </table:table-cell>
          <table:table-cell table:formula="of:=([Projections.F82]-0.8577)/0.7534" office:value-type="float" office:value="1.51619325723387">
            <text:p>1.52</text:p>
          </table:table-cell>
          <table:table-cell table:formula="of:=([Projections.G82]-4.8346)/2.9474" office:value-type="float" office:value="0.395399335007125">
            <text:p>0.40</text:p>
          </table:table-cell>
          <table:table-cell table:formula="of:=([Projections.H82]-2.2462)/2.5876" office:value-type="float" office:value="-0.404312876797032">
            <text:p>-0.40</text:p>
          </table:table-cell>
          <table:table-cell table:formula="of:=([Projections.J82]-0.9615)/0.438" office:value-type="float" office:value="-0.825342465753425">
            <text:p>-0.83</text:p>
          </table:table-cell>
          <table:table-cell table:formula="of:=([Projections.K82]-0.4923)/0.6736" office:value-type="float" office:value="0.605255344418052">
            <text:p>0.61</text:p>
          </table:table-cell>
          <table:table-cell table:formula="of:=([Projections.L82]-1.4962)/0.6873" office:value-type="float" office:value="-0.86745234977448">
            <text:p>-0.87</text:p>
          </table:table-cell>
          <table:table-cell table:formula="of:=([Projections.M82]-11.362)/4.2655" office:value-type="float" office:value="0.102684327745868">
            <text:p>0.10</text:p>
          </table:table-cell>
          <table:table-cell table:formula="of:=SUM([.B54:.J54])-2*[.I54]" office:value-type="float" office:value="1.93314313770195">
            <text:p>1.93</text:p>
          </table:table-cell>
          <table:table-cell table:formula="of:=[.K54]/2.421232796*100" office:value-type="float" office:value="79.8412751097539">
            <text:p>79.8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97. Nicolas Batum, Por SF</text:p>
          </table:table-cell>
          <table:table-cell table:formula="of:=([Projections.D101]-0.483)/0.0498*([Projections.M101]/17.673)" office:value-type="float" office:value="-0.293484240816601">
            <text:p>-0.29</text:p>
          </table:table-cell>
          <table:table-cell table:formula="of:=([Projections.E101]-0.7876)/0.0761*([Projections.M101]/17.673)" office:value-type="float" office:value="0.524954991589432">
            <text:p>0.52</text:p>
          </table:table-cell>
          <table:table-cell table:formula="of:=([Projections.F101]-0.8577)/0.7534" office:value-type="float" office:value="0.852535173878418">
            <text:p>0.85</text:p>
          </table:table-cell>
          <table:table-cell table:formula="of:=([Projections.G101]-4.8346)/2.9474" office:value-type="float" office:value="-0.0456673678496301">
            <text:p>-0.05</text:p>
          </table:table-cell>
          <table:table-cell table:formula="of:=([Projections.H101]-2.2462)/2.5876" office:value-type="float" office:value="-0.24972947905395">
            <text:p>-0.25</text:p>
          </table:table-cell>
          <table:table-cell table:formula="of:=([Projections.J101]-0.9615)/0.438" office:value-type="float" office:value="-0.14041095890411">
            <text:p>-0.14</text:p>
          </table:table-cell>
          <table:table-cell table:formula="of:=([Projections.K101]-0.4923)/0.6736" office:value-type="float" office:value="0.308343230403801">
            <text:p>0.31</text:p>
          </table:table-cell>
          <table:table-cell table:formula="of:=([Projections.L101]-1.4962)/0.6873" office:value-type="float" office:value="-0.721955477957224">
            <text:p>-0.72</text:p>
          </table:table-cell>
          <table:table-cell table:formula="of:=([Projections.M101]-11.362)/4.2655" office:value-type="float" office:value="0.219903879967179">
            <text:p>0.22</text:p>
          </table:table-cell>
          <table:table-cell table:formula="of:=SUM([.B55:.J55])-2*[.I55]" office:value-type="float" office:value="1.89840070717176">
            <text:p>1.90</text:p>
          </table:table-cell>
          <table:table-cell table:formula="of:=[.K55]/2.421232796*100" office:value-type="float" office:value="78.4063684544508">
            <text:p>78.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79. Jason Terry, Dal SG</text:p>
          </table:table-cell>
          <table:table-cell table:formula="of:=([Projections.D83]-0.483)/0.0498*([Projections.M83]/17.673)" office:value-type="float" office:value="-0.596285441659127">
            <text:p>-0.60</text:p>
          </table:table-cell>
          <table:table-cell table:formula="of:=([Projections.E83]-0.7876)/0.0761*([Projections.M83]/17.673)" office:value-type="float" office:value="0.882851135681183">
            <text:p>0.88</text:p>
          </table:table-cell>
          <table:table-cell table:formula="of:=([Projections.F83]-0.8577)/0.7534" office:value-type="float" office:value="1.1179984072206">
            <text:p>1.12</text:p>
          </table:table-cell>
          <table:table-cell table:formula="of:=([Projections.G83]-4.8346)/2.9474" office:value-type="float" office:value="-0.995657189387257">
            <text:p>-1.00</text:p>
          </table:table-cell>
          <table:table-cell table:formula="of:=([Projections.H83]-2.2462)/2.5876" office:value-type="float" office:value="0.639125057968774">
            <text:p>0.64</text:p>
          </table:table-cell>
          <table:table-cell table:formula="of:=([Projections.J83]-0.9615)/0.438" office:value-type="float" office:value="0.544520547945205">
            <text:p>0.54</text:p>
          </table:table-cell>
          <table:table-cell table:formula="of:=([Projections.K83]-0.4923)/0.6736" office:value-type="float" office:value="-0.433937054631829">
            <text:p>-0.43</text:p>
          </table:table-cell>
          <table:table-cell table:formula="of:=([Projections.L83]-1.4962)/0.6873" office:value-type="float" office:value="0.442019496580824">
            <text:p>0.44</text:p>
          </table:table-cell>
          <table:table-cell table:formula="of:=([Projections.M83]-11.362)/4.2655" office:value-type="float" office:value="1.18110420818192">
            <text:p>1.18</text:p>
          </table:table-cell>
          <table:table-cell table:formula="of:=SUM([.B56:.J56])-2*[.I56]" office:value-type="float" office:value="1.89770017473865">
            <text:p>1.90</text:p>
          </table:table-cell>
          <table:table-cell table:formula="of:=[.K56]/2.421232796*100" office:value-type="float" office:value="78.377435572232">
            <text:p>78.4</text:p>
          </table:table-cell>
          <table:table-cell office:value-type="float" office:value="25">
            <text:p>25</text:p>
          </table:table-cell>
        </table:table-row>
        <table:table-row table:style-name="ro2">
          <table:table-cell table:style-name="ce3" office:value-type="string">
            <text:p>66. Danilo Gallinari, Den SF, PF</text:p>
          </table:table-cell>
          <table:table-cell table:formula="of:=([Projections.D70]-0.483)/0.0498*([Projections.M70]/17.673)" office:value-type="float" office:value="-1.1595070373726">
            <text:p>-1.16</text:p>
          </table:table-cell>
          <table:table-cell table:formula="of:=([Projections.E70]-0.7876)/0.0761*([Projections.M70]/17.673)" office:value-type="float" office:value="0.775126879737332">
            <text:p>0.78</text:p>
          </table:table-cell>
          <table:table-cell table:formula="of:=([Projections.F70]-0.8577)/0.7534" office:value-type="float" office:value="1.38346164056278">
            <text:p>1.38</text:p>
          </table:table-cell>
          <table:table-cell table:formula="of:=([Projections.G70]-4.8346)/2.9474" office:value-type="float" office:value="0.0561172558865441">
            <text:p>0.06</text:p>
          </table:table-cell>
          <table:table-cell table:formula="of:=([Projections.H70]-2.2462)/2.5876" office:value-type="float" office:value="-0.211083629618179">
            <text:p>-0.21</text:p>
          </table:table-cell>
          <table:table-cell table:formula="of:=([Projections.J70]-0.9615)/0.438" office:value-type="float" office:value="-0.14041095890411">
            <text:p>-0.14</text:p>
          </table:table-cell>
          <table:table-cell table:formula="of:=([Projections.K70]-0.4923)/0.6736" office:value-type="float" office:value="0.0114311163895487">
            <text:p>0.01</text:p>
          </table:table-cell>
          <table:table-cell table:formula="of:=([Projections.L70]-1.4962)/0.6873" office:value-type="float" office:value="-0.1399679906882">
            <text:p>-0.14</text:p>
          </table:table-cell>
          <table:table-cell table:formula="of:=([Projections.M70]-11.362)/4.2655" office:value-type="float" office:value="1.01699683507209">
            <text:p>1.02</text:p>
          </table:table-cell>
          <table:table-cell table:formula="of:=SUM([.B57:.J57])-2*[.I57]" office:value-type="float" office:value="1.87210009244161">
            <text:p>1.87</text:p>
          </table:table-cell>
          <table:table-cell table:formula="of:=[.K57]/2.421232796*100" office:value-type="float" office:value="77.3201195496119">
            <text:p>77.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75. Elton Brand, Phi PF</text:p>
          </table:table-cell>
          <table:table-cell table:formula="of:=([Projections.D79]-0.483)/0.0498*([Projections.M79]/17.673)" office:value-type="float" office:value="0.22906087088125">
            <text:p>0.23</text:p>
          </table:table-cell>
          <table:table-cell table:formula="of:=([Projections.E79]-0.7876)/0.0761*([Projections.M79]/17.673)" office:value-type="float" office:value="-0.23127106963539">
            <text:p>-0.23</text:p>
          </table:table-cell>
          <table:table-cell table:formula="of:=([Projections.F79]-0.8577)/0.7534" office:value-type="float" office:value="-1.13843907618795">
            <text:p>-1.14</text:p>
          </table:table-cell>
          <table:table-cell table:formula="of:=([Projections.G79]-4.8346)/2.9474" office:value-type="float" office:value="1.07396349324829">
            <text:p>1.07</text:p>
          </table:table-cell>
          <table:table-cell table:formula="of:=([Projections.H79]-2.2462)/2.5876" office:value-type="float" office:value="-0.327021177925491">
            <text:p>-0.33</text:p>
          </table:table-cell>
          <table:table-cell table:formula="of:=([Projections.J79]-0.9615)/0.438" office:value-type="float" office:value="0.316210045662101">
            <text:p>0.32</text:p>
          </table:table-cell>
          <table:table-cell table:formula="of:=([Projections.K79]-0.4923)/0.6736" office:value-type="float" office:value="1.05062351543943">
            <text:p>1.05</text:p>
          </table:table-cell>
          <table:table-cell table:formula="of:=([Projections.L79]-1.4962)/0.6873" office:value-type="float" office:value="-0.1399679906882">
            <text:p>-0.14</text:p>
          </table:table-cell>
          <table:table-cell table:formula="of:=([Projections.M79]-11.362)/4.2655" office:value-type="float" office:value="0.712225999296683">
            <text:p>0.71</text:p>
          </table:table-cell>
          <table:table-cell table:formula="of:=SUM([.B58:.J58])-2*[.I58]" office:value-type="float" office:value="1.82532059146712">
            <text:p>1.83</text:p>
          </table:table-cell>
          <table:table-cell table:formula="of:=[.K58]/2.421232796*100" office:value-type="float" office:value="75.3880665453832">
            <text:p>75.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46. Ty Lawson, Den PG</text:p>
          </table:table-cell>
          <table:table-cell table:formula="of:=([Projections.D50]-0.483)/0.0498*([Projections.M50]/17.673)" office:value-type="float" office:value="0.354953452694954">
            <text:p>0.35</text:p>
          </table:table-cell>
          <table:table-cell table:formula="of:=([Projections.E50]-0.7876)/0.0761*([Projections.M50]/17.673)" office:value-type="float" office:value="-0.270292114306381">
            <text:p>-0.27</text:p>
          </table:table-cell>
          <table:table-cell table:formula="of:=([Projections.F50]-0.8577)/0.7534" office:value-type="float" office:value="0.188877090522963">
            <text:p>0.19</text:p>
          </table:table-cell>
          <table:table-cell table:formula="of:=([Projections.G50]-4.8346)/2.9474" office:value-type="float" office:value="-0.554590486530501">
            <text:p>-0.55</text:p>
          </table:table-cell>
          <table:table-cell table:formula="of:=([Projections.H50]-2.2462)/2.5876" office:value-type="float" office:value="1.83714639047766">
            <text:p>1.84</text:p>
          </table:table-cell>
          <table:table-cell table:formula="of:=([Projections.J50]-0.9615)/0.438" office:value-type="float" office:value="1.00114155251142">
            <text:p>1.00</text:p>
          </table:table-cell>
          <table:table-cell table:formula="of:=([Projections.K50]-0.4923)/0.6736" office:value-type="float" office:value="-0.582393111638955">
            <text:p>-0.58</text:p>
          </table:table-cell>
          <table:table-cell table:formula="of:=([Projections.L50]-1.4962)/0.6873" office:value-type="float" office:value="0.878510112032591">
            <text:p>0.88</text:p>
          </table:table-cell>
          <table:table-cell table:formula="of:=([Projections.M50]-11.362)/4.2655" office:value-type="float" office:value="0.665338178408158">
            <text:p>0.67</text:p>
          </table:table-cell>
          <table:table-cell table:formula="of:=SUM([.B59:.J59])-2*[.I59]" office:value-type="float" office:value="1.76167084010672">
            <text:p>1.76</text:p>
          </table:table-cell>
          <table:table-cell table:formula="of:=[.K59]/2.421232796*100" office:value-type="float" office:value="72.7592507014234">
            <text:p>72.8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57. Luol Deng, Chi SF</text:p>
          </table:table-cell>
          <table:table-cell table:formula="of:=([Projections.D61]-0.483)/0.0498*([Projections.M61]/17.673)" office:value-type="float" office:value="-0.39540269378311">
            <text:p>-0.40</text:p>
          </table:table-cell>
          <table:table-cell table:formula="of:=([Projections.E61]-0.7876)/0.0761*([Projections.M61]/17.673)" office:value-type="float" office:value="-0.227702071647189">
            <text:p>-0.23</text:p>
          </table:table-cell>
          <table:table-cell table:formula="of:=([Projections.F61]-0.8577)/0.7534" office:value-type="float" office:value="0.852535173878418">
            <text:p>0.85</text:p>
          </table:table-cell>
          <table:table-cell table:formula="of:=([Projections.G61]-4.8346)/2.9474" office:value-type="float" office:value="0.191830087534777">
            <text:p>0.19</text:p>
          </table:table-cell>
          <table:table-cell table:formula="of:=([Projections.H61]-2.2462)/2.5876" office:value-type="float" office:value="0.252666563611068">
            <text:p>0.25</text:p>
          </table:table-cell>
          <table:table-cell table:formula="of:=([Projections.J61]-0.9615)/0.438" office:value-type="float" office:value="0.0878995433789954">
            <text:p>0.09</text:p>
          </table:table-cell>
          <table:table-cell table:formula="of:=([Projections.K61]-0.4923)/0.6736" office:value-type="float" office:value="0.159887173396675">
            <text:p>0.16</text:p>
          </table:table-cell>
          <table:table-cell table:formula="of:=([Projections.L61]-1.4962)/0.6873" office:value-type="float" office:value="0.587516368398079">
            <text:p>0.59</text:p>
          </table:table-cell>
          <table:table-cell table:formula="of:=([Projections.M61]-11.362)/4.2655" office:value-type="float" office:value="1.41554331262455">
            <text:p>1.42</text:p>
          </table:table-cell>
          <table:table-cell table:formula="of:=SUM([.B60:.J60])-2*[.I60]" office:value-type="float" office:value="1.7497407205961">
            <text:p>1.75</text:p>
          </table:table-cell>
          <table:table-cell table:formula="of:=[.K60]/2.421232796*100" office:value-type="float" office:value="72.2665215623529">
            <text:p>72.3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5. Russell Westbrook, OKC PG</text:p>
          </table:table-cell>
          <table:table-cell table:formula="of:=([Projections.D9]-0.483)/0.0498*([Projections.M9]/17.673)" office:value-type="float" office:value="-1.26437964839611">
            <text:p>-1.26</text:p>
          </table:table-cell>
          <table:table-cell table:formula="of:=([Projections.E9]-0.7876)/0.0761*([Projections.M9]/17.673)" office:value-type="float" office:value="0.595100672882522">
            <text:p>0.60</text:p>
          </table:table-cell>
          <table:table-cell table:formula="of:=([Projections.F9]-0.8577)/0.7534" office:value-type="float" office:value="-0.607512609503584">
            <text:p>-0.61</text:p>
          </table:table-cell>
          <table:table-cell table:formula="of:=([Projections.G9]-4.8346)/2.9474" office:value-type="float" office:value="0.12397367171066">
            <text:p>0.12</text:p>
          </table:table-cell>
          <table:table-cell table:formula="of:=([Projections.H9]-2.2462)/2.5876" office:value-type="float" office:value="2.37818828257845">
            <text:p>2.38</text:p>
          </table:table-cell>
          <table:table-cell table:formula="of:=([Projections.J9]-0.9615)/0.438" office:value-type="float" office:value="1.91438356164384">
            <text:p>1.91</text:p>
          </table:table-cell>
          <table:table-cell table:formula="of:=([Projections.K9]-0.4923)/0.6736" office:value-type="float" office:value="-0.137024940617577">
            <text:p>-0.14</text:p>
          </table:table-cell>
          <table:table-cell table:formula="of:=([Projections.L9]-1.4962)/0.6873" office:value-type="float" office:value="3.64295067656045">
            <text:p>3.64</text:p>
          </table:table-cell>
          <table:table-cell table:formula="of:=([Projections.M9]-11.362)/4.2655" office:value-type="float" office:value="2.35329973039503">
            <text:p>2.35</text:p>
          </table:table-cell>
          <table:table-cell table:formula="of:=SUM([.B61:.J61])-2*[.I61]" office:value-type="float" office:value="1.71307804413278">
            <text:p>1.71</text:p>
          </table:table-cell>
          <table:table-cell table:formula="of:=[.K61]/2.421232796*100" office:value-type="float" office:value="70.7523063029242">
            <text:p>70.8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string">
            <text:p>38. Kyle Lowry, Hou PG</text:p>
          </table:table-cell>
          <table:table-cell table:formula="of:=([Projections.D42]-0.483)/0.0498*([Projections.M42]/17.673)" office:value-type="float" office:value="-0.986234305183161">
            <text:p>-0.99</text:p>
          </table:table-cell>
          <table:table-cell table:formula="of:=([Projections.E42]-0.7876)/0.0761*([Projections.M42]/17.673)" office:value-type="float" office:value="-0.0270649014105205">
            <text:p>-0.03</text:p>
          </table:table-cell>
          <table:table-cell table:formula="of:=([Projections.F42]-0.8577)/0.7534" office:value-type="float" office:value="0.852535173878418">
            <text:p>0.85</text:p>
          </table:table-cell>
          <table:table-cell table:formula="of:=([Projections.G42]-4.8346)/2.9474" office:value-type="float" office:value="-0.113523783673746">
            <text:p>-0.11</text:p>
          </table:table-cell>
          <table:table-cell table:formula="of:=([Projections.H42]-2.2462)/2.5876" office:value-type="float" office:value="1.79850054104189">
            <text:p>1.80</text:p>
          </table:table-cell>
          <table:table-cell table:formula="of:=([Projections.J42]-0.9615)/0.438" office:value-type="float" office:value="1.00114155251142">
            <text:p>1.00</text:p>
          </table:table-cell>
          <table:table-cell table:formula="of:=([Projections.K42]-0.4923)/0.6736" office:value-type="float" office:value="-0.285480997624703">
            <text:p>-0.29</text:p>
          </table:table-cell>
          <table:table-cell table:formula="of:=([Projections.L42]-1.4962)/0.6873" office:value-type="float" office:value="1.1695038556671">
            <text:p>1.17</text:p>
          </table:table-cell>
          <table:table-cell table:formula="of:=([Projections.M42]-11.362)/4.2655" office:value-type="float" office:value="0.618450357519634">
            <text:p>0.62</text:p>
          </table:table-cell>
          <table:table-cell table:formula="of:=SUM([.B62:.J62])-2*[.I62]" office:value-type="float" office:value="1.68881978139213">
            <text:p>1.69</text:p>
          </table:table-cell>
          <table:table-cell table:formula="of:=[.K62]/2.421232796*100" office:value-type="float" office:value="69.7504091379459">
            <text:p>69.8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55. JaVale McGee, Wsh C</text:p>
          </table:table-cell>
          <table:table-cell table:formula="of:=([Projections.D59]-0.483)/0.0498*([Projections.M59]/17.673)" office:value-type="float" office:value="1.11462655919894">
            <text:p>1.11</text:p>
          </table:table-cell>
          <table:table-cell table:formula="of:=([Projections.E59]-0.7876)/0.0761*([Projections.M59]/17.673)" office:value-type="float" office:value="-1.31780789466816">
            <text:p>-1.32</text:p>
          </table:table-cell>
          <table:table-cell table:formula="of:=([Projections.F59]-0.8577)/0.7534" office:value-type="float" office:value="-1.13843907618795">
            <text:p>-1.14</text:p>
          </table:table-cell>
          <table:table-cell table:formula="of:=([Projections.G59]-4.8346)/2.9474" office:value-type="float" office:value="1.44717378028093">
            <text:p>1.45</text:p>
          </table:table-cell>
          <table:table-cell table:formula="of:=([Projections.H59]-2.2462)/2.5876" office:value-type="float" office:value="-0.636187973411656">
            <text:p>-0.64</text:p>
          </table:table-cell>
          <table:table-cell table:formula="of:=([Projections.J59]-0.9615)/0.438" office:value-type="float" office:value="-1.05365296803653">
            <text:p>-1.05</text:p>
          </table:table-cell>
          <table:table-cell table:formula="of:=([Projections.K59]-0.4923)/0.6736" office:value-type="float" office:value="3.27746437054632">
            <text:p>3.28</text:p>
          </table:table-cell>
          <table:table-cell table:formula="of:=([Projections.L59]-1.4962)/0.6873" office:value-type="float" office:value="0.00552888112905576">
            <text:p>0.01</text:p>
          </table:table-cell>
          <table:table-cell table:formula="of:=([Projections.M59]-11.362)/4.2655" office:value-type="float" office:value="-0.108310866252491">
            <text:p>-0.11</text:p>
          </table:table-cell>
          <table:table-cell table:formula="of:=SUM([.B63:.J63])-2*[.I63]" office:value-type="float" office:value="1.57933705034034">
            <text:p>1.58</text:p>
          </table:table-cell>
          <table:table-cell table:formula="of:=[.K63]/2.421232796*100" office:value-type="float" office:value="65.2286328249596">
            <text:p>65.2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54. Marc Gasol, Mem C</text:p>
          </table:table-cell>
          <table:table-cell table:formula="of:=([Projections.D58]-0.483)/0.0498*([Projections.M58]/17.673)" office:value-type="float" office:value="0.827164255960071">
            <text:p>0.83</text:p>
          </table:table-cell>
          <table:table-cell table:formula="of:=([Projections.E58]-0.7876)/0.0761*([Projections.M58]/17.673)" office:value-type="float" office:value="-0.634091975903614">
            <text:p>-0.63</text:p>
          </table:table-cell>
          <table:table-cell table:formula="of:=([Projections.F58]-0.8577)/0.7534" office:value-type="float" office:value="-1.13843907618795">
            <text:p>-1.14</text:p>
          </table:table-cell>
          <table:table-cell table:formula="of:=([Projections.G58]-4.8346)/2.9474" office:value-type="float" office:value="1.04003528533623">
            <text:p>1.04</text:p>
          </table:table-cell>
          <table:table-cell table:formula="of:=([Projections.H58]-2.2462)/2.5876" office:value-type="float" office:value="0.0980831658679858">
            <text:p>0.10</text:p>
          </table:table-cell>
          <table:table-cell table:formula="of:=([Projections.J58]-0.9615)/0.438" office:value-type="float" office:value="0.0878995433789954">
            <text:p>0.09</text:p>
          </table:table-cell>
          <table:table-cell table:formula="of:=([Projections.K58]-0.4923)/0.6736" office:value-type="float" office:value="1.64444774346793">
            <text:p>1.64</text:p>
          </table:table-cell>
          <table:table-cell table:formula="of:=([Projections.L58]-1.4962)/0.6873" office:value-type="float" office:value="0.733013240215335">
            <text:p>0.73</text:p>
          </table:table-cell>
          <table:table-cell table:formula="of:=([Projections.M58]-11.362)/4.2655" office:value-type="float" office:value="0.384011253077013">
            <text:p>0.38</text:p>
          </table:table-cell>
          <table:table-cell table:formula="of:=SUM([.B64:.J64])-2*[.I64]" office:value-type="float" office:value="1.57609695478133">
            <text:p>1.58</text:p>
          </table:table-cell>
          <table:table-cell table:formula="of:=[.K64]/2.421232796*100" office:value-type="float" office:value="65.0948127493202">
            <text:p>65.1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144. Ryan Anderson, Orl PF</text:p>
          </table:table-cell>
          <table:table-cell table:formula="of:=([Projections.D148]-0.483)/0.0498*([Projections.M148]/17.673)" office:value-type="float" office:value="-0.577765143071011">
            <text:p>-0.58</text:p>
          </table:table-cell>
          <table:table-cell table:formula="of:=([Projections.E148]-0.7876)/0.0761*([Projections.M148]/17.673)" office:value-type="float" office:value="0.314235402036098">
            <text:p>0.31</text:p>
          </table:table-cell>
          <table:table-cell table:formula="of:=([Projections.F148]-0.8577)/0.7534" office:value-type="float" office:value="1.51619325723387">
            <text:p>1.52</text:p>
          </table:table-cell>
          <table:table-cell table:formula="of:=([Projections.G148]-4.8346)/2.9474" office:value-type="float" office:value="0.497183958743299">
            <text:p>0.50</text:p>
          </table:table-cell>
          <table:table-cell table:formula="of:=([Projections.H148]-2.2462)/2.5876" office:value-type="float" office:value="-0.520250425104344">
            <text:p>-0.52</text:p>
          </table:table-cell>
          <table:table-cell table:formula="of:=([Projections.J148]-0.9615)/0.438" office:value-type="float" office:value="-0.825342465753425">
            <text:p>-0.83</text:p>
          </table:table-cell>
          <table:table-cell table:formula="of:=([Projections.K148]-0.4923)/0.6736" office:value-type="float" office:value="0.159887173396675">
            <text:p>0.16</text:p>
          </table:table-cell>
          <table:table-cell table:formula="of:=([Projections.L148]-1.4962)/0.6873" office:value-type="float" office:value="-1.01294922159174">
            <text:p>-1.01</text:p>
          </table:table-cell>
          <table:table-cell table:formula="of:=([Projections.M148]-11.362)/4.2655" office:value-type="float" office:value="-0.0145352244754424">
            <text:p>-0.01</text:p>
          </table:table-cell>
          <table:table-cell table:formula="of:=SUM([.B65:.J65])-2*[.I65]" office:value-type="float" office:value="1.56255575459746">
            <text:p>1.56</text:p>
          </table:table-cell>
          <table:table-cell table:formula="of:=[.K65]/2.421232796*100" office:value-type="float" office:value="64.5355439253459">
            <text:p>64.5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92. Marcus Thornton, Sac SG</text:p>
          </table:table-cell>
          <table:table-cell table:formula="of:=([Projections.D96]-0.483)/0.0498*([Projections.M96]/17.673)" office:value-type="float" office:value="-0.820801453991147">
            <text:p>-0.82</text:p>
          </table:table-cell>
          <table:table-cell table:formula="of:=([Projections.E96]-0.7876)/0.0761*([Projections.M96]/17.673)" office:value-type="float" office:value="0.0818490205293964">
            <text:p>0.08</text:p>
          </table:table-cell>
          <table:table-cell table:formula="of:=([Projections.F96]-0.8577)/0.7534" office:value-type="float" office:value="1.1179984072206">
            <text:p>1.12</text:p>
          </table:table-cell>
          <table:table-cell table:formula="of:=([Projections.G96]-4.8346)/2.9474" office:value-type="float" office:value="-0.181380199497863">
            <text:p>-0.18</text:p>
          </table:table-cell>
          <table:table-cell table:formula="of:=([Projections.H96]-2.2462)/2.5876" office:value-type="float" office:value="0.0207914669964445">
            <text:p>0.02</text:p>
          </table:table-cell>
          <table:table-cell table:formula="of:=([Projections.J96]-0.9615)/0.438" office:value-type="float" office:value="0.316210045662101">
            <text:p>0.32</text:p>
          </table:table-cell>
          <table:table-cell table:formula="of:=([Projections.K96]-0.4923)/0.6736" office:value-type="float" office:value="-0.433937054631829">
            <text:p>-0.43</text:p>
          </table:table-cell>
          <table:table-cell table:formula="of:=([Projections.L96]-1.4962)/0.6873" office:value-type="float" office:value="0.00552888112905576">
            <text:p>0.01</text:p>
          </table:table-cell>
          <table:table-cell table:formula="of:=([Projections.M96]-11.362)/4.2655" office:value-type="float" office:value="1.36865549173602">
            <text:p>1.37</text:p>
          </table:table-cell>
          <table:table-cell table:formula="of:=SUM([.B66:.J66])-2*[.I66]" office:value-type="float" office:value="1.46385684289467">
            <text:p>1.46</text:p>
          </table:table-cell>
          <table:table-cell table:formula="of:=[.K66]/2.421232796*100" office:value-type="float" office:value="60.4591530939543">
            <text:p>60.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77. Tyson Chandler, NY C</text:p>
          </table:table-cell>
          <table:table-cell table:formula="of:=([Projections.D81]-0.483)/0.0498*([Projections.M81]/17.673)" office:value-type="float" office:value="1.84975742953708">
            <text:p>1.85</text:p>
          </table:table-cell>
          <table:table-cell table:formula="of:=([Projections.E81]-0.7876)/0.0761*([Projections.M81]/17.673)" office:value-type="float" office:value="-0.561076225395013">
            <text:p>-0.56</text:p>
          </table:table-cell>
          <table:table-cell table:formula="of:=([Projections.F81]-0.8577)/0.7534" office:value-type="float" office:value="-1.13843907618795">
            <text:p>-1.14</text:p>
          </table:table-cell>
          <table:table-cell table:formula="of:=([Projections.G81]-4.8346)/2.9474" office:value-type="float" office:value="2.02395331478591">
            <text:p>2.02</text:p>
          </table:table-cell>
          <table:table-cell table:formula="of:=([Projections.H81]-2.2462)/2.5876" office:value-type="float" office:value="-0.674833822847426">
            <text:p>-0.67</text:p>
          </table:table-cell>
          <table:table-cell table:formula="of:=([Projections.J81]-0.9615)/0.438" office:value-type="float" office:value="-1.05365296803653">
            <text:p>-1.05</text:p>
          </table:table-cell>
          <table:table-cell table:formula="of:=([Projections.K81]-0.4923)/0.6736" office:value-type="float" office:value="1.19907957244656">
            <text:p>1.20</text:p>
          </table:table-cell>
          <table:table-cell table:formula="of:=([Projections.L81]-1.4962)/0.6873" office:value-type="float" office:value="0.151025752946312">
            <text:p>0.15</text:p>
          </table:table-cell>
          <table:table-cell table:formula="of:=([Projections.M81]-11.362)/4.2655" office:value-type="float" office:value="-0.0848669558082288">
            <text:p>-0.08</text:p>
          </table:table-cell>
          <table:table-cell table:formula="of:=SUM([.B67:.J67])-2*[.I67]" office:value-type="float" office:value="1.40889551554809">
            <text:p>1.41</text:p>
          </table:table-cell>
          <table:table-cell table:formula="of:=[.K67]/2.421232796*100" office:value-type="float" office:value="58.1891802339561">
            <text:p>58.2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89. Jason Richardson, Orl SG</text:p>
          </table:table-cell>
          <table:table-cell table:formula="of:=([Projections.D93]-0.483)/0.0498*([Projections.M93]/17.673)" office:value-type="float" office:value="-0.434602098770229">
            <text:p>-0.43</text:p>
          </table:table-cell>
          <table:table-cell table:formula="of:=([Projections.E93]-0.7876)/0.0761*([Projections.M93]/17.673)" office:value-type="float" office:value="-0.47324913323538">
            <text:p>-0.47</text:p>
          </table:table-cell>
          <table:table-cell table:formula="of:=([Projections.F93]-0.8577)/0.7534" office:value-type="float" office:value="1.64892487390496">
            <text:p>1.65</text:p>
          </table:table-cell>
          <table:table-cell table:formula="of:=([Projections.G93]-4.8346)/2.9474" office:value-type="float" office:value="-0.181380199497863">
            <text:p>-0.18</text:p>
          </table:table-cell>
          <table:table-cell table:formula="of:=([Projections.H93]-2.2462)/2.5876" office:value-type="float" office:value="-0.172437780182408">
            <text:p>-0.17</text:p>
          </table:table-cell>
          <table:table-cell table:formula="of:=([Projections.J93]-0.9615)/0.438" office:value-type="float" office:value="0.0878995433789954">
            <text:p>0.09</text:p>
          </table:table-cell>
          <table:table-cell table:formula="of:=([Projections.K93]-0.4923)/0.6736" office:value-type="float" office:value="-0.433937054631829">
            <text:p>-0.43</text:p>
          </table:table-cell>
          <table:table-cell table:formula="of:=([Projections.L93]-1.4962)/0.6873" office:value-type="float" office:value="-0.430961734322712">
            <text:p>-0.43</text:p>
          </table:table-cell>
          <table:table-cell table:formula="of:=([Projections.M93]-11.362)/4.2655" office:value-type="float" office:value="0.923221193295042">
            <text:p>0.92</text:p>
          </table:table-cell>
          <table:table-cell table:formula="of:=SUM([.B68:.J68])-2*[.I68]" office:value-type="float" office:value="1.395401078584">
            <text:p>1.40</text:p>
          </table:table-cell>
          <table:table-cell table:formula="of:=[.K68]/2.421232796*100" office:value-type="float" office:value="57.6318427905519">
            <text:p>57.6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60. Andrea Bargnani, Tor C, PF</text:p>
          </table:table-cell>
          <table:table-cell table:formula="of:=([Projections.D64]-0.483)/0.0498*([Projections.M64]/17.673)" office:value-type="float" office:value="-0.753310304535064">
            <text:p>-0.75</text:p>
          </table:table-cell>
          <table:table-cell table:formula="of:=([Projections.E64]-0.7876)/0.0761*([Projections.M64]/17.673)" office:value-type="float" office:value="0.614566582743166">
            <text:p>0.61</text:p>
          </table:table-cell>
          <table:table-cell table:formula="of:=([Projections.F64]-0.8577)/0.7534" office:value-type="float" office:value="0.719803557207327">
            <text:p>0.72</text:p>
          </table:table-cell>
          <table:table-cell table:formula="of:=([Projections.G64]-4.8346)/2.9474" office:value-type="float" office:value="0.259686503358892">
            <text:p>0.26</text:p>
          </table:table-cell>
          <table:table-cell table:formula="of:=([Projections.H64]-2.2462)/2.5876" office:value-type="float" office:value="-0.211083629618179">
            <text:p>-0.21</text:p>
          </table:table-cell>
          <table:table-cell table:formula="of:=([Projections.J64]-0.9615)/0.438" office:value-type="float" office:value="-1.05365296803653">
            <text:p>-1.05</text:p>
          </table:table-cell>
          <table:table-cell table:formula="of:=([Projections.K64]-0.4923)/0.6736" office:value-type="float" office:value="0.456799287410926">
            <text:p>0.46</text:p>
          </table:table-cell>
          <table:table-cell table:formula="of:=([Projections.L64]-1.4962)/0.6873" office:value-type="float" office:value="1.1695038556671">
            <text:p>1.17</text:p>
          </table:table-cell>
          <table:table-cell table:formula="of:=([Projections.M64]-11.362)/4.2655" office:value-type="float" office:value="2.51740710350486">
            <text:p>2.52</text:p>
          </table:table-cell>
          <table:table-cell table:formula="of:=SUM([.B69:.J69])-2*[.I69]" office:value-type="float" office:value="1.3807122763683">
            <text:p>1.38</text:p>
          </table:table-cell>
          <table:table-cell table:formula="of:=[.K69]/2.421232796*100" office:value-type="float" office:value="57.0251765402033">
            <text:p>57.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30. Steve Nash, Pho PG</text:p>
          </table:table-cell>
          <table:table-cell table:formula="of:=([Projections.D34]-0.483)/0.0498*([Projections.M34]/17.673)" office:value-type="float" office:value="0.217130617189519">
            <text:p>0.22</text:p>
          </table:table-cell>
          <table:table-cell table:formula="of:=([Projections.E34]-0.7876)/0.0761*([Projections.M34]/17.673)" office:value-type="float" office:value="1.42527934658785">
            <text:p>1.43</text:p>
          </table:table-cell>
          <table:table-cell table:formula="of:=([Projections.F34]-0.8577)/0.7534" office:value-type="float" office:value="0.454340323865145">
            <text:p>0.45</text:p>
          </table:table-cell>
          <table:table-cell table:formula="of:=([Projections.G34]-4.8346)/2.9474" office:value-type="float" office:value="-0.554590486530501">
            <text:p>-0.55</text:p>
          </table:table-cell>
          <table:table-cell table:formula="of:=([Projections.H34]-2.2462)/2.5876" office:value-type="float" office:value="3.2283969701654">
            <text:p>3.23</text:p>
          </table:table-cell>
          <table:table-cell table:formula="of:=([Projections.J34]-0.9615)/0.438" office:value-type="float" office:value="-0.825342465753425">
            <text:p>-0.83</text:p>
          </table:table-cell>
          <table:table-cell table:formula="of:=([Projections.K34]-0.4923)/0.6736" office:value-type="float" office:value="-0.582393111638955">
            <text:p>-0.58</text:p>
          </table:table-cell>
          <table:table-cell table:formula="of:=([Projections.L34]-1.4962)/0.6873" office:value-type="float" office:value="2.76996944565692">
            <text:p>2.77</text:p>
          </table:table-cell>
          <table:table-cell table:formula="of:=([Projections.M34]-11.362)/4.2655" office:value-type="float" office:value="0.782557730629469">
            <text:p>0.78</text:p>
          </table:table-cell>
          <table:table-cell table:formula="of:=SUM([.B70:.J70])-2*[.I70]" office:value-type="float" office:value="1.37540947885759">
            <text:p>1.38</text:p>
          </table:table-cell>
          <table:table-cell table:formula="of:=[.K70]/2.421232796*100" office:value-type="float" office:value="56.8061642453312">
            <text:p>56.8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74. James Harden, OKC SG</text:p>
          </table:table-cell>
          <table:table-cell table:formula="of:=([Projections.D78]-0.483)/0.0498*([Projections.M78]/17.673)" office:value-type="float" office:value="-0.931809624056118">
            <text:p>-0.93</text:p>
          </table:table-cell>
          <table:table-cell table:formula="of:=([Projections.E78]-0.7876)/0.0761*([Projections.M78]/17.673)" office:value-type="float" office:value="0.479554363014532">
            <text:p>0.48</text:p>
          </table:table-cell>
          <table:table-cell table:formula="of:=([Projections.F78]-0.8577)/0.7534" office:value-type="float" office:value="0.985266790549509">
            <text:p>0.99</text:p>
          </table:table-cell>
          <table:table-cell table:formula="of:=([Projections.G78]-4.8346)/2.9474" office:value-type="float" office:value="-0.351021239058153">
            <text:p>-0.35</text:p>
          </table:table-cell>
          <table:table-cell table:formula="of:=([Projections.H78]-2.2462)/2.5876" office:value-type="float" office:value="0.0980831658679858">
            <text:p>0.10</text:p>
          </table:table-cell>
          <table:table-cell table:formula="of:=([Projections.J78]-0.9615)/0.438" office:value-type="float" office:value="0.772831050228311">
            <text:p>0.77</text:p>
          </table:table-cell>
          <table:table-cell table:formula="of:=([Projections.K78]-0.4923)/0.6736" office:value-type="float" office:value="-0.137024940617577">
            <text:p>-0.14</text:p>
          </table:table-cell>
          <table:table-cell table:formula="of:=([Projections.L78]-1.4962)/0.6873" office:value-type="float" office:value="0.151025752946312">
            <text:p>0.15</text:p>
          </table:table-cell>
          <table:table-cell table:formula="of:=([Projections.M78]-11.362)/4.2655" office:value-type="float" office:value="0.595006447075372">
            <text:p>0.60</text:p>
          </table:table-cell>
          <table:table-cell table:formula="of:=SUM([.B71:.J71])-2*[.I71]" office:value-type="float" office:value="1.35986026005755">
            <text:p>1.36</text:p>
          </table:table-cell>
          <table:table-cell table:formula="of:=[.K71]/2.421232796*100" office:value-type="float" office:value="56.1639616935682">
            <text:p>56.2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44. Raymond Felton, Por PG</text:p>
          </table:table-cell>
          <table:table-cell table:formula="of:=([Projections.D48]-0.483)/0.0498*([Projections.M48]/17.673)" office:value-type="float" office:value="-0.856705836530073">
            <text:p>-0.86</text:p>
          </table:table-cell>
          <table:table-cell table:formula="of:=([Projections.E48]-0.7876)/0.0761*([Projections.M48]/17.673)" office:value-type="float" office:value="0.0905633239505859">
            <text:p>0.09</text:p>
          </table:table-cell>
          <table:table-cell table:formula="of:=([Projections.F48]-0.8577)/0.7534" office:value-type="float" office:value="0.454340323865145">
            <text:p>0.45</text:p>
          </table:table-cell>
          <table:table-cell table:formula="of:=([Projections.G48]-4.8346)/2.9474" office:value-type="float" office:value="-0.418877654882269">
            <text:p>-0.42</text:p>
          </table:table-cell>
          <table:table-cell table:formula="of:=([Projections.H48]-2.2462)/2.5876" office:value-type="float" office:value="1.99172978822075">
            <text:p>1.99</text:p>
          </table:table-cell>
          <table:table-cell table:formula="of:=([Projections.J48]-0.9615)/0.438" office:value-type="float" office:value="1.45776255707763">
            <text:p>1.46</text:p>
          </table:table-cell>
          <table:table-cell table:formula="of:=([Projections.K48]-0.4923)/0.6736" office:value-type="float" office:value="-0.433937054631829">
            <text:p>-0.43</text:p>
          </table:table-cell>
          <table:table-cell table:formula="of:=([Projections.L48]-1.4962)/0.6873" office:value-type="float" office:value="1.75149134293613">
            <text:p>1.75</text:p>
          </table:table-cell>
          <table:table-cell table:formula="of:=([Projections.M48]-11.362)/4.2655" office:value-type="float" office:value="0.735669909740945">
            <text:p>0.74</text:p>
          </table:table-cell>
          <table:table-cell table:formula="of:=SUM([.B72:.J72])-2*[.I72]" office:value-type="float" office:value="1.26905401387475">
            <text:p>1.27</text:p>
          </table:table-cell>
          <table:table-cell table:formula="of:=[.K72]/2.421232796*100" office:value-type="float" office:value="52.413548006259">
            <text:p>52.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69. Tim Duncan, SA PF, C</text:p>
          </table:table-cell>
          <table:table-cell table:formula="of:=([Projections.D73]-0.483)/0.0498*([Projections.M73]/17.673)" office:value-type="float" office:value="0.384495033264956">
            <text:p>0.38</text:p>
          </table:table-cell>
          <table:table-cell table:formula="of:=([Projections.E73]-0.7876)/0.0761*([Projections.M73]/17.673)" office:value-type="float" office:value="-0.803069159819954">
            <text:p>-0.80</text:p>
          </table:table-cell>
          <table:table-cell table:formula="of:=([Projections.F73]-0.8577)/0.7534" office:value-type="float" office:value="-1.13843907618795">
            <text:p>-1.14</text:p>
          </table:table-cell>
          <table:table-cell table:formula="of:=([Projections.G73]-4.8346)/2.9474" office:value-type="float" office:value="1.31146094863269">
            <text:p>1.31</text:p>
          </table:table-cell>
          <table:table-cell table:formula="of:=([Projections.H73]-2.2462)/2.5876" office:value-type="float" office:value="0.175374864739527">
            <text:p>0.18</text:p>
          </table:table-cell>
          <table:table-cell table:formula="of:=([Projections.J73]-0.9615)/0.438" office:value-type="float" office:value="-0.825342465753425">
            <text:p>-0.83</text:p>
          </table:table-cell>
          <table:table-cell table:formula="of:=([Projections.K73]-0.4923)/0.6736" office:value-type="float" office:value="1.64444774346793">
            <text:p>1.64</text:p>
          </table:table-cell>
          <table:table-cell table:formula="of:=([Projections.L73]-1.4962)/0.6873" office:value-type="float" office:value="0.151025752946312">
            <text:p>0.15</text:p>
          </table:table-cell>
          <table:table-cell table:formula="of:=([Projections.M73]-11.362)/4.2655" office:value-type="float" office:value="0.641894267963896">
            <text:p>0.64</text:p>
          </table:table-cell>
          <table:table-cell table:formula="of:=SUM([.B73:.J73])-2*[.I73]" office:value-type="float" office:value="1.23979640336137">
            <text:p>1.24</text:p>
          </table:table-cell>
          <table:table-cell table:formula="of:=[.K73]/2.421232796*100" office:value-type="float" office:value="51.205171407292">
            <text:p>51.2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26. Rajon Rondo, Bos PG</text:p>
          </table:table-cell>
          <table:table-cell table:formula="of:=([Projections.D30]-0.483)/0.0498*([Projections.M30]/17.673)" office:value-type="float" office:value="0.216448888407134">
            <text:p>0.22</text:p>
          </table:table-cell>
          <table:table-cell table:formula="of:=([Projections.E30]-0.7876)/0.0761*([Projections.M30]/17.673)" office:value-type="float" office:value="-1.66762918081161">
            <text:p>-1.67</text:p>
          </table:table-cell>
          <table:table-cell table:formula="of:=([Projections.F30]-0.8577)/0.7534" office:value-type="float" office:value="-0.872975842845766">
            <text:p>-0.87</text:p>
          </table:table-cell>
          <table:table-cell table:formula="of:=([Projections.G30]-4.8346)/2.9474" office:value-type="float" office:value="-0.0795955757616884">
            <text:p>-0.08</text:p>
          </table:table-cell>
          <table:table-cell table:formula="of:=([Projections.H30]-2.2462)/2.5876" office:value-type="float" office:value="3.15110527129386">
            <text:p>3.15</text:p>
          </table:table-cell>
          <table:table-cell table:formula="of:=([Projections.J30]-0.9615)/0.438" office:value-type="float" office:value="3.05593607305936">
            <text:p>3.06</text:p>
          </table:table-cell>
          <table:table-cell table:formula="of:=([Projections.K30]-0.4923)/0.6736" office:value-type="float" office:value="-0.582393111638955">
            <text:p>-0.58</text:p>
          </table:table-cell>
          <table:table-cell table:formula="of:=([Projections.L30]-1.4962)/0.6873" office:value-type="float" office:value="2.33347883020515">
            <text:p>2.33</text:p>
          </table:table-cell>
          <table:table-cell table:formula="of:=([Projections.M30]-11.362)/4.2655" office:value-type="float" office:value="0.313679521744227">
            <text:p>0.31</text:p>
          </table:table-cell>
          <table:table-cell table:formula="of:=SUM([.B74:.J74])-2*[.I74]" office:value-type="float" office:value="1.20109721324142">
            <text:p>1.20</text:p>
          </table:table-cell>
          <table:table-cell table:formula="of:=[.K74]/2.421232796*100" office:value-type="float" office:value="49.6068455385905">
            <text:p>49.6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table:style-name="ce3" office:value-type="string">
            <text:p>147. Anthony Morrow, NJ SG, SF</text:p>
          </table:table-cell>
          <table:table-cell table:formula="of:=([Projections.D151]-0.483)/0.0498*([Projections.M151]/17.673)" office:value-type="float" office:value="-0.392675778653571">
            <text:p>-0.39</text:p>
          </table:table-cell>
          <table:table-cell table:formula="of:=([Projections.E151]-0.7876)/0.0761*([Projections.M151]/17.673)" office:value-type="float" office:value="1.05356820611677">
            <text:p>1.05</text:p>
          </table:table-cell>
          <table:table-cell table:formula="of:=([Projections.F151]-0.8577)/0.7534" office:value-type="float" office:value="1.64892487390496">
            <text:p>1.65</text:p>
          </table:table-cell>
          <table:table-cell table:formula="of:=([Projections.G151]-4.8346)/2.9474" office:value-type="float" office:value="-0.554590486530501">
            <text:p>-0.55</text:p>
          </table:table-cell>
          <table:table-cell table:formula="of:=([Projections.H151]-2.2462)/2.5876" office:value-type="float" office:value="-0.365667027361261">
            <text:p>-0.37</text:p>
          </table:table-cell>
          <table:table-cell table:formula="of:=([Projections.J151]-0.9615)/0.438" office:value-type="float" office:value="-1.05365296803653">
            <text:p>-1.05</text:p>
          </table:table-cell>
          <table:table-cell table:formula="of:=([Projections.K151]-0.4923)/0.6736" office:value-type="float" office:value="-0.433937054631829">
            <text:p>-0.43</text:p>
          </table:table-cell>
          <table:table-cell table:formula="of:=([Projections.L151]-1.4962)/0.6873" office:value-type="float" office:value="-0.576458606139968">
            <text:p>-0.58</text:p>
          </table:table-cell>
          <table:table-cell table:formula="of:=([Projections.M151]-11.362)/4.2655" office:value-type="float" office:value="0.712225999296683">
            <text:p>0.71</text:p>
          </table:table-cell>
          <table:table-cell table:formula="of:=SUM([.B75:.J75])-2*[.I75]" office:value-type="float" office:value="1.19065437024469">
            <text:p>1.19</text:p>
          </table:table-cell>
          <table:table-cell table:formula="of:=[.K75]/2.421232796*100" office:value-type="float" office:value="49.1755428148716">
            <text:p>49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94. Antawn Jamison, Cle PF</text:p>
          </table:table-cell>
          <table:table-cell table:formula="of:=([Projections.D98]-0.483)/0.0498*([Projections.M98]/17.673)" office:value-type="float" office:value="-0.82421009790307">
            <text:p>-0.82</text:p>
          </table:table-cell>
          <table:table-cell table:formula="of:=([Projections.E98]-0.7876)/0.0761*([Projections.M98]/17.673)" office:value-type="float" office:value="-0.741280882149234">
            <text:p>-0.74</text:p>
          </table:table-cell>
          <table:table-cell table:formula="of:=([Projections.F98]-0.8577)/0.7534" office:value-type="float" office:value="0.719803557207327">
            <text:p>0.72</text:p>
          </table:table-cell>
          <table:table-cell table:formula="of:=([Projections.G98]-4.8346)/2.9474" office:value-type="float" office:value="0.734681414127706">
            <text:p>0.73</text:p>
          </table:table-cell>
          <table:table-cell table:formula="of:=([Projections.H98]-2.2462)/2.5876" office:value-type="float" office:value="-0.365667027361261">
            <text:p>-0.37</text:p>
          </table:table-cell>
          <table:table-cell table:formula="of:=([Projections.J98]-0.9615)/0.438" office:value-type="float" office:value="0.0878995433789954">
            <text:p>0.09</text:p>
          </table:table-cell>
          <table:table-cell table:formula="of:=([Projections.K98]-0.4923)/0.6736" office:value-type="float" office:value="-0.137024940617577">
            <text:p>-0.14</text:p>
          </table:table-cell>
          <table:table-cell table:formula="of:=([Projections.L98]-1.4962)/0.6873" office:value-type="float" office:value="0.00552888112905576">
            <text:p>0.01</text:p>
          </table:table-cell>
          <table:table-cell table:formula="of:=([Projections.M98]-11.362)/4.2655" office:value-type="float" office:value="1.69687023795569">
            <text:p>1.70</text:p>
          </table:table-cell>
          <table:table-cell table:formula="of:=SUM([.B76:.J76])-2*[.I76]" office:value-type="float" office:value="1.16554292350952">
            <text:p>1.17</text:p>
          </table:table-cell>
          <table:table-cell table:formula="of:=[.K76]/2.421232796*100" office:value-type="float" office:value="48.1384080636549">
            <text:p>48.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123. Andrei Kirilenko, FA SF, PF</text:p>
          </table:table-cell>
          <table:table-cell table:formula="of:=([Projections.D127]-0.483)/0.0498*([Projections.M127]/17.673)" office:value-type="float" office:value="-0.132937112565011">
            <text:p>-0.13</text:p>
          </table:table-cell>
          <table:table-cell table:formula="of:=([Projections.E127]-0.7876)/0.0761*([Projections.M127]/17.673)" office:value-type="float" office:value="-0.170508878886277">
            <text:p>-0.17</text:p>
          </table:table-cell>
          <table:table-cell table:formula="of:=([Projections.F127]-0.8577)/0.7534" office:value-type="float" office:value="-0.474780992832493">
            <text:p>-0.47</text:p>
          </table:table-cell>
          <table:table-cell table:formula="of:=([Projections.G127]-4.8346)/2.9474" office:value-type="float" office:value="0.0221890479744861">
            <text:p>0.02</text:p>
          </table:table-cell>
          <table:table-cell table:formula="of:=([Projections.H127]-2.2462)/2.5876" office:value-type="float" office:value="0.252666563611068">
            <text:p>0.25</text:p>
          </table:table-cell>
          <table:table-cell table:formula="of:=([Projections.J127]-0.9615)/0.438" office:value-type="float" office:value="0.772831050228311">
            <text:p>0.77</text:p>
          </table:table-cell>
          <table:table-cell table:formula="of:=([Projections.K127]-0.4923)/0.6736" office:value-type="float" office:value="1.05062351543943">
            <text:p>1.05</text:p>
          </table:table-cell>
          <table:table-cell table:formula="of:=([Projections.L127]-1.4962)/0.6873" office:value-type="float" office:value="0.296522624763568">
            <text:p>0.30</text:p>
          </table:table-cell>
          <table:table-cell table:formula="of:=([Projections.M127]-11.362)/4.2655" office:value-type="float" office:value="0.0792404173016057">
            <text:p>0.08</text:p>
          </table:table-cell>
          <table:table-cell table:formula="of:=SUM([.B77:.J77])-2*[.I77]" office:value-type="float" office:value="1.10280098550755">
            <text:p>1.10</text:p>
          </table:table-cell>
          <table:table-cell table:formula="of:=[.K77]/2.421232796*100" office:value-type="float" office:value="45.5470860682804">
            <text:p>45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34. Kemba Walker, Cha PG</text:p>
          </table:table-cell>
          <table:table-cell table:formula="of:=([Projections.D138]-0.483)/0.0498*([Projections.M138]/17.673)" office:value-type="float" office:value="-1.3998164331632">
            <text:p>-1.40</text:p>
          </table:table-cell>
          <table:table-cell table:formula="of:=([Projections.E138]-0.7876)/0.0761*([Projections.M138]/17.673)" office:value-type="float" office:value="-0.178628349309433">
            <text:p>-0.18</text:p>
          </table:table-cell>
          <table:table-cell table:formula="of:=([Projections.F138]-0.8577)/0.7534" office:value-type="float" office:value="0.587071940536236">
            <text:p>0.59</text:p>
          </table:table-cell>
          <table:table-cell table:formula="of:=([Projections.G138]-4.8346)/2.9474" office:value-type="float" office:value="-0.249236615321979">
            <text:p>-0.25</text:p>
          </table:table-cell>
          <table:table-cell table:formula="of:=([Projections.H138]-2.2462)/2.5876" office:value-type="float" office:value="1.02558355232648">
            <text:p>1.03</text:p>
          </table:table-cell>
          <table:table-cell table:formula="of:=([Projections.J138]-0.9615)/0.438" office:value-type="float" office:value="1.91438356164384">
            <text:p>1.91</text:p>
          </table:table-cell>
          <table:table-cell table:formula="of:=([Projections.K138]-0.4923)/0.6736" office:value-type="float" office:value="-0.433937054631829">
            <text:p>-0.43</text:p>
          </table:table-cell>
          <table:table-cell table:formula="of:=([Projections.L138]-1.4962)/0.6873" office:value-type="float" office:value="1.1695038556671">
            <text:p>1.17</text:p>
          </table:table-cell>
          <table:table-cell table:formula="of:=([Projections.M138]-11.362)/4.2655" office:value-type="float" office:value="0.946665103739304">
            <text:p>0.95</text:p>
          </table:table-cell>
          <table:table-cell table:formula="of:=SUM([.B78:.J78])-2*[.I78]" office:value-type="float" office:value="1.04258185015232">
            <text:p>1.04</text:p>
          </table:table-cell>
          <table:table-cell table:formula="of:=[.K78]/2.421232796*100" office:value-type="float" office:value="43.0599590371779">
            <text:p>43.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48. Rashard Lewis, Wsh PF, SF</text:p>
          </table:table-cell>
          <table:table-cell table:formula="of:=([Projections.D152]-0.483)/0.0498*([Projections.M152]/17.673)" office:value-type="float" office:value="-0.539247466866277">
            <text:p>-0.54</text:p>
          </table:table-cell>
          <table:table-cell table:formula="of:=([Projections.E152]-0.7876)/0.0761*([Projections.M152]/17.673)" office:value-type="float" office:value="0.36464749861943">
            <text:p>0.36</text:p>
          </table:table-cell>
          <table:table-cell table:formula="of:=([Projections.F152]-0.8577)/0.7534" office:value-type="float" office:value="1.1179984072206">
            <text:p>1.12</text:p>
          </table:table-cell>
          <table:table-cell table:formula="of:=([Projections.G152]-4.8346)/2.9474" office:value-type="float" office:value="-0.0117391599375722">
            <text:p>-0.01</text:p>
          </table:table-cell>
          <table:table-cell table:formula="of:=([Projections.H152]-2.2462)/2.5876" office:value-type="float" office:value="-0.211083629618179">
            <text:p>-0.21</text:p>
          </table:table-cell>
          <table:table-cell table:formula="of:=([Projections.J152]-0.9615)/0.438" office:value-type="float" office:value="0.0878995433789954">
            <text:p>0.09</text:p>
          </table:table-cell>
          <table:table-cell table:formula="of:=([Projections.K152]-0.4923)/0.6736" office:value-type="float" office:value="0.159887173396675">
            <text:p>0.16</text:p>
          </table:table-cell>
          <table:table-cell table:formula="of:=([Projections.L152]-1.4962)/0.6873" office:value-type="float" office:value="0.00552888112905576">
            <text:p>0.01</text:p>
          </table:table-cell>
          <table:table-cell table:formula="of:=([Projections.M152]-11.362)/4.2655" office:value-type="float" office:value="-0.0145352244754424">
            <text:p>-0.01</text:p>
          </table:table-cell>
          <table:table-cell table:formula="of:=SUM([.B79:.J79])-2*[.I79]" office:value-type="float" office:value="0.948298260589174">
            <text:p>0.95</text:p>
          </table:table-cell>
          <table:table-cell table:formula="of:=[.K79]/2.421232796*100" office:value-type="float" office:value="39.1659266368691">
            <text:p>39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56. Jodie Meeks, Phi SG</text:p>
          </table:table-cell>
          <table:table-cell table:formula="of:=([Projections.D160]-0.483)/0.0498*([Projections.M160]/17.673)" office:value-type="float" office:value="-0.411991427487804">
            <text:p>-0.41</text:p>
          </table:table-cell>
          <table:table-cell table:formula="of:=([Projections.E160]-0.7876)/0.0761*([Projections.M160]/17.673)" office:value-type="float" office:value="0.695151583151741">
            <text:p>0.70</text:p>
          </table:table-cell>
          <table:table-cell table:formula="of:=([Projections.F160]-0.8577)/0.7534" office:value-type="float" office:value="1.38346164056278">
            <text:p>1.38</text:p>
          </table:table-cell>
          <table:table-cell table:formula="of:=([Projections.G160]-4.8346)/2.9474" office:value-type="float" office:value="-0.724231526090792">
            <text:p>-0.72</text:p>
          </table:table-cell>
          <table:table-cell table:formula="of:=([Projections.H160]-2.2462)/2.5876" office:value-type="float" office:value="-0.442958726232803">
            <text:p>-0.44</text:p>
          </table:table-cell>
          <table:table-cell table:formula="of:=([Projections.J160]-0.9615)/0.438" office:value-type="float" office:value="0.316210045662101">
            <text:p>0.32</text:p>
          </table:table-cell>
          <table:table-cell table:formula="of:=([Projections.K160]-0.4923)/0.6736" office:value-type="float" office:value="-0.582393111638955">
            <text:p>-0.58</text:p>
          </table:table-cell>
          <table:table-cell table:formula="of:=([Projections.L160]-1.4962)/0.6873" office:value-type="float" office:value="-1.01294922159174">
            <text:p>-1.01</text:p>
          </table:table-cell>
          <table:table-cell table:formula="of:=([Projections.M160]-11.362)/4.2655" office:value-type="float" office:value="-0.366193881139374">
            <text:p>-0.37</text:p>
          </table:table-cell>
          <table:table-cell table:formula="of:=SUM([.B80:.J80])-2*[.I80]" office:value-type="float" office:value="0.880003818378633">
            <text:p>0.88</text:p>
          </table:table-cell>
          <table:table-cell table:formula="of:=[.K80]/2.421232796*100" office:value-type="float" office:value="36.3452791417845">
            <text:p>3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81. Jose Calderon, Tor PG</text:p>
          </table:table-cell>
          <table:table-cell table:formula="of:=([Projections.D85]-0.483)/0.0498*([Projections.M85]/17.673)" office:value-type="float" office:value="-0.0908971709846226">
            <text:p>-0.09</text:p>
          </table:table-cell>
          <table:table-cell table:formula="of:=([Projections.E85]-0.7876)/0.0761*([Projections.M85]/17.673)" office:value-type="float" office:value="0.590371750548156">
            <text:p>0.59</text:p>
          </table:table-cell>
          <table:table-cell table:formula="of:=([Projections.F85]-0.8577)/0.7534" office:value-type="float" office:value="0.0561454738518715">
            <text:p>0.06</text:p>
          </table:table-cell>
          <table:table-cell table:formula="of:=([Projections.G85]-4.8346)/2.9474" office:value-type="float" office:value="-0.690303318178734">
            <text:p>-0.69</text:p>
          </table:table-cell>
          <table:table-cell table:formula="of:=([Projections.H85]-2.2462)/2.5876" office:value-type="float" office:value="2.14631318596383">
            <text:p>2.15</text:p>
          </table:table-cell>
          <table:table-cell table:formula="of:=([Projections.J85]-0.9615)/0.438" office:value-type="float" office:value="0.316210045662101">
            <text:p>0.32</text:p>
          </table:table-cell>
          <table:table-cell table:formula="of:=([Projections.K85]-0.4923)/0.6736" office:value-type="float" office:value="-0.582393111638955">
            <text:p>-0.58</text:p>
          </table:table-cell>
          <table:table-cell table:formula="of:=([Projections.L85]-1.4962)/0.6873" office:value-type="float" office:value="0.587516368398079">
            <text:p>0.59</text:p>
          </table:table-cell>
          <table:table-cell table:formula="of:=([Projections.M85]-11.362)/4.2655" office:value-type="float" office:value="-0.31930606025085">
            <text:p>-0.32</text:p>
          </table:table-cell>
          <table:table-cell table:formula="of:=SUM([.B81:.J81])-2*[.I81]" office:value-type="float" office:value="0.838624426574715">
            <text:p>0.84</text:p>
          </table:table-cell>
          <table:table-cell table:formula="of:=[.K81]/2.421232796*100" office:value-type="float" office:value="34.6362575279901">
            <text:p>34.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3" office:value-type="string">
            <text:p>98. Anderson Varejao, Cle PF, C</text:p>
          </table:table-cell>
          <table:table-cell table:formula="of:=([Projections.D102]-0.483)/0.0498*([Projections.M102]/17.673)" office:value-type="float" office:value="0.573447527449242">
            <text:p>0.57</text:p>
          </table:table-cell>
          <table:table-cell table:formula="of:=([Projections.E102]-0.7876)/0.0761*([Projections.M102]/17.673)" office:value-type="float" office:value="-0.961904441119824">
            <text:p>-0.96</text:p>
          </table:table-cell>
          <table:table-cell table:formula="of:=([Projections.F102]-0.8577)/0.7534" office:value-type="float" office:value="-1.13843907618795">
            <text:p>-1.14</text:p>
          </table:table-cell>
          <table:table-cell table:formula="of:=([Projections.G102]-4.8346)/2.9474" office:value-type="float" office:value="1.71859944357739">
            <text:p>1.72</text:p>
          </table:table-cell>
          <table:table-cell table:formula="of:=([Projections.H102]-2.2462)/2.5876" office:value-type="float" office:value="-0.327021177925491">
            <text:p>-0.33</text:p>
          </table:table-cell>
          <table:table-cell table:formula="of:=([Projections.J102]-0.9615)/0.438" office:value-type="float" office:value="-0.14041095890411">
            <text:p>-0.14</text:p>
          </table:table-cell>
          <table:table-cell table:formula="of:=([Projections.K102]-0.4923)/0.6736" office:value-type="float" office:value="0.902167458432304">
            <text:p>0.90</text:p>
          </table:table-cell>
          <table:table-cell table:formula="of:=([Projections.L102]-1.4962)/0.6873" office:value-type="float" office:value="-0.430961734322712">
            <text:p>-0.43</text:p>
          </table:table-cell>
          <table:table-cell table:formula="of:=([Projections.M102]-11.362)/4.2655" office:value-type="float" office:value="-0.248974328918063">
            <text:p>-0.25</text:p>
          </table:table-cell>
          <table:table-cell table:formula="of:=SUM([.B82:.J82])-2*[.I82]" office:value-type="float" office:value="0.808426180726213">
            <text:p>0.81</text:p>
          </table:table-cell>
          <table:table-cell table:formula="of:=[.K82]/2.421232796*100" office:value-type="float" office:value="33.3890314909733">
            <text:p>33.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49. Andrew Bogut, Mil C</text:p>
          </table:table-cell>
          <table:table-cell table:formula="of:=([Projections.D53]-0.483)/0.0498*([Projections.M53]/17.673)" office:value-type="float" office:value="0.642529377397555">
            <text:p>0.64</text:p>
          </table:table-cell>
          <table:table-cell table:formula="of:=([Projections.E53]-0.7876)/0.0761*([Projections.M53]/17.673)" office:value-type="float" office:value="-2.79883796399669">
            <text:p>-2.80</text:p>
          </table:table-cell>
          <table:table-cell table:formula="of:=([Projections.F53]-0.8577)/0.7534" office:value-type="float" office:value="-1.13843907618795">
            <text:p>-1.14</text:p>
          </table:table-cell>
          <table:table-cell table:formula="of:=([Projections.G53]-4.8346)/2.9474" office:value-type="float" office:value="1.88824048313768">
            <text:p>1.89</text:p>
          </table:table-cell>
          <table:table-cell table:formula="of:=([Projections.H53]-2.2462)/2.5876" office:value-type="float" office:value="-0.0951460813108672">
            <text:p>-0.10</text:p>
          </table:table-cell>
          <table:table-cell table:formula="of:=([Projections.J53]-0.9615)/0.438" office:value-type="float" office:value="-0.825342465753425">
            <text:p>-0.83</text:p>
          </table:table-cell>
          <table:table-cell table:formula="of:=([Projections.K53]-0.4923)/0.6736" office:value-type="float" office:value="2.98055225653207">
            <text:p>2.98</text:p>
          </table:table-cell>
          <table:table-cell table:formula="of:=([Projections.L53]-1.4962)/0.6873" office:value-type="float" office:value="0.587516368398079">
            <text:p>0.59</text:p>
          </table:table-cell>
          <table:table-cell table:formula="of:=([Projections.M53]-11.362)/4.2655" office:value-type="float" office:value="0.735669909740945">
            <text:p>0.74</text:p>
          </table:table-cell>
          <table:table-cell table:formula="of:=SUM([.B83:.J83])-2*[.I83]" office:value-type="float" office:value="0.801710071161236">
            <text:p>0.80</text:p>
          </table:table-cell>
          <table:table-cell table:formula="of:=[.K83]/2.421232796*100" office:value-type="float" office:value="33.1116476071901">
            <text:p>33.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4" office:value-type="string">
            <text:p>126. Carlos Delfino, Mil SF, SG</text:p>
          </table:table-cell>
          <table:table-cell table:formula="of:=([Projections.D130]-0.483)/0.0498*([Projections.M130]/17.673)" office:value-type="float" office:value="-1.04304503704855">
            <text:p>-1.04</text:p>
          </table:table-cell>
          <table:table-cell table:formula="of:=([Projections.E130]-0.7876)/0.0761*([Projections.M130]/17.673)" office:value-type="float" office:value="0.0995750438707922">
            <text:p>0.10</text:p>
          </table:table-cell>
          <table:table-cell table:formula="of:=([Projections.F130]-0.8577)/0.7534" office:value-type="float" office:value="1.25073002389169">
            <text:p>1.25</text:p>
          </table:table-cell>
          <table:table-cell table:formula="of:=([Projections.G130]-4.8346)/2.9474" office:value-type="float" office:value="-0.113523783673746">
            <text:p>-0.11</text:p>
          </table:table-cell>
          <table:table-cell table:formula="of:=([Projections.H130]-2.2462)/2.5876" office:value-type="float" office:value="0.0594373164322152">
            <text:p>0.06</text:p>
          </table:table-cell>
          <table:table-cell table:formula="of:=([Projections.J130]-0.9615)/0.438" office:value-type="float" office:value="0.772831050228311">
            <text:p>0.77</text:p>
          </table:table-cell>
          <table:table-cell table:formula="of:=([Projections.K130]-0.4923)/0.6736" office:value-type="float" office:value="-0.433937054631829">
            <text:p>-0.43</text:p>
          </table:table-cell>
          <table:table-cell table:formula="of:=([Projections.L130]-1.4962)/0.6873" office:value-type="float" office:value="-0.285464862505456">
            <text:p>-0.29</text:p>
          </table:table-cell>
          <table:table-cell table:formula="of:=([Projections.M130]-11.362)/4.2655" office:value-type="float" office:value="-0.131754776696753">
            <text:p>-0.13</text:p>
          </table:table-cell>
          <table:table-cell table:formula="of:=SUM([.B84:.J84])-2*[.I84]" office:value-type="float" office:value="0.745777644877587">
            <text:p>0.75</text:p>
          </table:table-cell>
          <table:table-cell table:formula="of:=[.K84]/2.421232796*100" office:value-type="float" office:value="30.8015671235599">
            <text:p>30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08. Tony Allen, Mem SG</text:p>
          </table:table-cell>
          <table:table-cell table:formula="of:=([Projections.D112]-0.483)/0.0498*([Projections.M112]/17.673)" office:value-type="float" office:value="0.302687579378795">
            <text:p>0.30</text:p>
          </table:table-cell>
          <table:table-cell table:formula="of:=([Projections.E112]-0.7876)/0.0761*([Projections.M112]/17.673)" office:value-type="float" office:value="-0.549670302657722">
            <text:p>-0.55</text:p>
          </table:table-cell>
          <table:table-cell table:formula="of:=([Projections.F112]-0.8577)/0.7534" office:value-type="float" office:value="-1.00570745951686">
            <text:p>-1.01</text:p>
          </table:table-cell>
          <table:table-cell table:formula="of:=([Projections.G112]-4.8346)/2.9474" office:value-type="float" office:value="-0.418877654882269">
            <text:p>-0.42</text:p>
          </table:table-cell>
          <table:table-cell table:formula="of:=([Projections.H112]-2.2462)/2.5876" office:value-type="float" office:value="-0.133791930746638">
            <text:p>-0.13</text:p>
          </table:table-cell>
          <table:table-cell table:formula="of:=([Projections.J112]-0.9615)/0.438" office:value-type="float" office:value="2.59931506849315">
            <text:p>2.60</text:p>
          </table:table-cell>
          <table:table-cell table:formula="of:=([Projections.K112]-0.4923)/0.6736" office:value-type="float" office:value="0.308343230403801">
            <text:p>0.31</text:p>
          </table:table-cell>
          <table:table-cell table:formula="of:=([Projections.L112]-1.4962)/0.6873" office:value-type="float" office:value="0.296522624763568">
            <text:p>0.30</text:p>
          </table:table-cell>
          <table:table-cell table:formula="of:=([Projections.M112]-11.362)/4.2655" office:value-type="float" office:value="-0.0614230453639668">
            <text:p>-0.06</text:p>
          </table:table-cell>
          <table:table-cell table:formula="of:=SUM([.B85:.J85])-2*[.I85]" office:value-type="float" office:value="0.744352860344726">
            <text:p>0.74</text:p>
          </table:table-cell>
          <table:table-cell table:formula="of:=[.K85]/2.421232796*100" office:value-type="float" office:value="30.7427217066626">
            <text:p>30.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5. Mike Conley, Mem PG</text:p>
          </table:table-cell>
          <table:table-cell table:formula="of:=([Projections.D69]-0.483)/0.0498*([Projections.M69]/17.673)" office:value-type="float" office:value="-0.59378576945705">
            <text:p>-0.59</text:p>
          </table:table-cell>
          <table:table-cell table:formula="of:=([Projections.E69]-0.7876)/0.0761*([Projections.M69]/17.673)" office:value-type="float" office:value="-0.414479633029679">
            <text:p>-0.41</text:p>
          </table:table-cell>
          <table:table-cell table:formula="of:=([Projections.F69]-0.8577)/0.7534" office:value-type="float" office:value="0.321608707194054">
            <text:p>0.32</text:p>
          </table:table-cell>
          <table:table-cell table:formula="of:=([Projections.G69]-4.8346)/2.9474" office:value-type="float" office:value="-0.58851869444256">
            <text:p>-0.59</text:p>
          </table:table-cell>
          <table:table-cell table:formula="of:=([Projections.H69]-2.2462)/2.5876" office:value-type="float" office:value="1.5279795949915">
            <text:p>1.53</text:p>
          </table:table-cell>
          <table:table-cell table:formula="of:=([Projections.J69]-0.9615)/0.438" office:value-type="float" office:value="1.45776255707763">
            <text:p>1.46</text:p>
          </table:table-cell>
          <table:table-cell table:formula="of:=([Projections.K69]-0.4923)/0.6736" office:value-type="float" office:value="-0.433937054631829">
            <text:p>-0.43</text:p>
          </table:table-cell>
          <table:table-cell table:formula="of:=([Projections.L69]-1.4962)/0.6873" office:value-type="float" office:value="1.02400698384985">
            <text:p>1.02</text:p>
          </table:table-cell>
          <table:table-cell table:formula="of:=([Projections.M69]-11.362)/4.2655" office:value-type="float" office:value="0.477786894854062">
            <text:p>0.48</text:p>
          </table:table-cell>
          <table:table-cell table:formula="of:=SUM([.B86:.J86])-2*[.I86]" office:value-type="float" office:value="0.730409618706273">
            <text:p>0.73</text:p>
          </table:table-cell>
          <table:table-cell table:formula="of:=[.K86]/2.421232796*100" office:value-type="float" office:value="30.166848058268">
            <text:p>30.2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31. Tyreke Evans, Sac PG, SG</text:p>
          </table:table-cell>
          <table:table-cell table:formula="of:=([Projections.D35]-0.483)/0.0498*([Projections.M35]/17.673)" office:value-type="float" office:value="-1.22097624925095">
            <text:p>-1.22</text:p>
          </table:table-cell>
          <table:table-cell table:formula="of:=([Projections.E35]-0.7876)/0.0761*([Projections.M35]/17.673)" office:value-type="float" office:value="-0.437975536451999">
            <text:p>-0.44</text:p>
          </table:table-cell>
          <table:table-cell table:formula="of:=([Projections.F35]-0.8577)/0.7534" office:value-type="float" office:value="-0.0765861428192195">
            <text:p>-0.08</text:p>
          </table:table-cell>
          <table:table-cell table:formula="of:=([Projections.G35]-4.8346)/2.9474" office:value-type="float" office:value="0.157901879622718">
            <text:p>0.16</text:p>
          </table:table-cell>
          <table:table-cell table:formula="of:=([Projections.H35]-2.2462)/2.5876" office:value-type="float" office:value="1.45068789611996">
            <text:p>1.45</text:p>
          </table:table-cell>
          <table:table-cell table:formula="of:=([Projections.J35]-0.9615)/0.438" office:value-type="float" office:value="1.45776255707763">
            <text:p>1.46</text:p>
          </table:table-cell>
          <table:table-cell table:formula="of:=([Projections.K35]-0.4923)/0.6736" office:value-type="float" office:value="0.0114311163895487">
            <text:p>0.01</text:p>
          </table:table-cell>
          <table:table-cell table:formula="of:=([Projections.L35]-1.4962)/0.6873" office:value-type="float" office:value="2.62447257383966">
            <text:p>2.62</text:p>
          </table:table-cell>
          <table:table-cell table:formula="of:=([Projections.M35]-11.362)/4.2655" office:value-type="float" office:value="2.0016410737311">
            <text:p>2.00</text:p>
          </table:table-cell>
          <table:table-cell table:formula="of:=SUM([.B87:.J87])-2*[.I87]" office:value-type="float" office:value="0.719414020579117">
            <text:p>0.72</text:p>
          </table:table-cell>
          <table:table-cell table:formula="of:=[.K87]/2.421232796*100" office:value-type="float" office:value="29.7127158432525">
            <text:p>29.7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73. Wesley Matthews, Por SG, SF</text:p>
          </table:table-cell>
          <table:table-cell table:formula="of:=([Projections.D77]-0.483)/0.0498*([Projections.M77]/17.673)" office:value-type="float" office:value="-0.406196732837534">
            <text:p>-0.41</text:p>
          </table:table-cell>
          <table:table-cell table:formula="of:=([Projections.E77]-0.7876)/0.0761*([Projections.M77]/17.673)" office:value-type="float" office:value="0.599680886967379">
            <text:p>0.60</text:p>
          </table:table-cell>
          <table:table-cell table:formula="of:=([Projections.F77]-0.8577)/0.7534" office:value-type="float" office:value="0.985266790549509">
            <text:p>0.99</text:p>
          </table:table-cell>
          <table:table-cell table:formula="of:=([Projections.G77]-4.8346)/2.9474" office:value-type="float" office:value="-0.622446902354618">
            <text:p>-0.62</text:p>
          </table:table-cell>
          <table:table-cell table:formula="of:=([Projections.H77]-2.2462)/2.5876" office:value-type="float" office:value="-0.133791930746638">
            <text:p>-0.13</text:p>
          </table:table-cell>
          <table:table-cell table:formula="of:=([Projections.J77]-0.9615)/0.438" office:value-type="float" office:value="0.316210045662101">
            <text:p>0.32</text:p>
          </table:table-cell>
          <table:table-cell table:formula="of:=([Projections.K77]-0.4923)/0.6736" office:value-type="float" office:value="-0.582393111638955">
            <text:p>-0.58</text:p>
          </table:table-cell>
          <table:table-cell table:formula="of:=([Projections.L77]-1.4962)/0.6873" office:value-type="float" office:value="0.151025752946312">
            <text:p>0.15</text:p>
          </table:table-cell>
          <table:table-cell table:formula="of:=([Projections.M77]-11.362)/4.2655" office:value-type="float" office:value="0.688782088852421">
            <text:p>0.69</text:p>
          </table:table-cell>
          <table:table-cell table:formula="of:=SUM([.B88:.J88])-2*[.I88]" office:value-type="float" office:value="0.694085381507353">
            <text:p>0.69</text:p>
          </table:table-cell>
          <table:table-cell table:formula="of:=[.K88]/2.421232796*100" office:value-type="float" office:value="28.666610771753">
            <text:p>28.7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179. J.J. Redick, Orl SG</text:p>
          </table:table-cell>
          <table:table-cell table:formula="of:=([Projections.D183]-0.483)/0.0498*([Projections.M183]/17.673)" office:value-type="float" office:value="-0.669003178446826">
            <text:p>-0.67</text:p>
          </table:table-cell>
          <table:table-cell table:formula="of:=([Projections.E183]-0.7876)/0.0761*([Projections.M183]/17.673)" office:value-type="float" office:value="0.812779808512848">
            <text:p>0.81</text:p>
          </table:table-cell>
          <table:table-cell table:formula="of:=([Projections.F183]-0.8577)/0.7534" office:value-type="float" office:value="1.78165649057606">
            <text:p>1.78</text:p>
          </table:table-cell>
          <table:table-cell table:formula="of:=([Projections.G183]-4.8346)/2.9474" office:value-type="float" office:value="-0.75815973400285">
            <text:p>-0.76</text:p>
          </table:table-cell>
          <table:table-cell table:formula="of:=([Projections.H183]-2.2462)/2.5876" office:value-type="float" office:value="0.0207914669964445">
            <text:p>0.02</text:p>
          </table:table-cell>
          <table:table-cell table:formula="of:=([Projections.J183]-0.9615)/0.438" office:value-type="float" office:value="-0.825342465753425">
            <text:p>-0.83</text:p>
          </table:table-cell>
          <table:table-cell table:formula="of:=([Projections.K183]-0.4923)/0.6736" office:value-type="float" office:value="-0.582393111638955">
            <text:p>-0.58</text:p>
          </table:table-cell>
          <table:table-cell table:formula="of:=([Projections.L183]-1.4962)/0.6873" office:value-type="float" office:value="-0.576458606139968">
            <text:p>-0.58</text:p>
          </table:table-cell>
          <table:table-cell table:formula="of:=([Projections.M183]-11.362)/4.2655" office:value-type="float" office:value="0.337123432188489">
            <text:p>0.34</text:p>
          </table:table-cell>
          <table:table-cell table:formula="of:=SUM([.B89:.J89])-2*[.I89]" office:value-type="float" office:value="0.693911314571749">
            <text:p>0.69</text:p>
          </table:table-cell>
          <table:table-cell table:formula="of:=[.K89]/2.421232796*100" office:value-type="float" office:value="28.6594215854884">
            <text:p>28.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15. Caron Butler, LAC SF</text:p>
          </table:table-cell>
          <table:table-cell table:formula="of:=([Projections.D119]-0.483)/0.0498*([Projections.M119]/17.673)" office:value-type="float" office:value="-0.801713048084376">
            <text:p>-0.80</text:p>
          </table:table-cell>
          <table:table-cell table:formula="of:=([Projections.E119]-0.7876)/0.0761*([Projections.M119]/17.673)" office:value-type="float" office:value="0.467181836655438">
            <text:p>0.47</text:p>
          </table:table-cell>
          <table:table-cell table:formula="of:=([Projections.F119]-0.8577)/0.7534" office:value-type="float" office:value="-0.0765861428192195">
            <text:p>-0.08</text:p>
          </table:table-cell>
          <table:table-cell table:formula="of:=([Projections.G119]-4.8346)/2.9474" office:value-type="float" office:value="0.191830087534777">
            <text:p>0.19</text:p>
          </table:table-cell>
          <table:table-cell table:formula="of:=([Projections.H119]-2.2462)/2.5876" office:value-type="float" office:value="0.0594373164322152">
            <text:p>0.06</text:p>
          </table:table-cell>
          <table:table-cell table:formula="of:=([Projections.J119]-0.9615)/0.438" office:value-type="float" office:value="0.772831050228311">
            <text:p>0.77</text:p>
          </table:table-cell>
          <table:table-cell table:formula="of:=([Projections.K119]-0.4923)/0.6736" office:value-type="float" office:value="-0.285480997624703">
            <text:p>-0.29</text:p>
          </table:table-cell>
          <table:table-cell table:formula="of:=([Projections.L119]-1.4962)/0.6873" office:value-type="float" office:value="1.02400698384985">
            <text:p>1.02</text:p>
          </table:table-cell>
          <table:table-cell table:formula="of:=([Projections.M119]-11.362)/4.2655" office:value-type="float" office:value="1.27487984995897">
            <text:p>1.27</text:p>
          </table:table-cell>
          <table:table-cell table:formula="of:=SUM([.B90:.J90])-2*[.I90]" office:value-type="float" office:value="0.578372968431568">
            <text:p>0.58</text:p>
          </table:table-cell>
          <table:table-cell table:formula="of:=[.K90]/2.421232796*100" office:value-type="float" office:value="23.8875406523103">
            <text:p>23.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21. Jared Dudley, Pho SF, SG</text:p>
          </table:table-cell>
          <table:table-cell table:formula="of:=([Projections.D125]-0.483)/0.0498*([Projections.M125]/17.673)" office:value-type="float" office:value="-0.139981643316319">
            <text:p>-0.14</text:p>
          </table:table-cell>
          <table:table-cell table:formula="of:=([Projections.E125]-0.7876)/0.0761*([Projections.M125]/17.673)" office:value-type="float" office:value="-0.396396709889464">
            <text:p>-0.40</text:p>
          </table:table-cell>
          <table:table-cell table:formula="of:=([Projections.F125]-0.8577)/0.7534" office:value-type="float" office:value="0.719803557207327">
            <text:p>0.72</text:p>
          </table:table-cell>
          <table:table-cell table:formula="of:=([Projections.G125]-4.8346)/2.9474" office:value-type="float" office:value="-0.147451991585804">
            <text:p>-0.15</text:p>
          </table:table-cell>
          <table:table-cell table:formula="of:=([Projections.H125]-2.2462)/2.5876" office:value-type="float" office:value="-0.28837532848972">
            <text:p>-0.29</text:p>
          </table:table-cell>
          <table:table-cell table:formula="of:=([Projections.J125]-0.9615)/0.438" office:value-type="float" office:value="0.544520547945205">
            <text:p>0.54</text:p>
          </table:table-cell>
          <table:table-cell table:formula="of:=([Projections.K125]-0.4923)/0.6736" office:value-type="float" office:value="-0.285480997624703">
            <text:p>-0.29</text:p>
          </table:table-cell>
          <table:table-cell table:formula="of:=([Projections.L125]-1.4962)/0.6873" office:value-type="float" office:value="-0.576458606139968">
            <text:p>-0.58</text:p>
          </table:table-cell>
          <table:table-cell table:formula="of:=([Projections.M125]-11.362)/4.2655" office:value-type="float" office:value="-0.0379791349197048">
            <text:p>-0.04</text:p>
          </table:table-cell>
          <table:table-cell table:formula="of:=SUM([.B91:.J91])-2*[.I91]" office:value-type="float" office:value="0.545116905466785">
            <text:p>0.55</text:p>
          </table:table-cell>
          <table:table-cell table:formula="of:=[.K91]/2.421232796*100" office:value-type="float" office:value="22.5140228716274">
            <text:p>22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88. DeMar DeRozan, Tor SG</text:p>
          </table:table-cell>
          <table:table-cell table:formula="of:=([Projections.D92]-0.483)/0.0498*([Projections.M92]/17.673)" office:value-type="float" office:value="-0.239968531399404">
            <text:p>-0.24</text:p>
          </table:table-cell>
          <table:table-cell table:formula="of:=([Projections.E92]-0.7876)/0.0761*([Projections.M92]/17.673)" office:value-type="float" office:value="0.476818131223579">
            <text:p>0.48</text:p>
          </table:table-cell>
          <table:table-cell table:formula="of:=([Projections.F92]-0.8577)/0.7534" office:value-type="float" office:value="-0.872975842845766">
            <text:p>-0.87</text:p>
          </table:table-cell>
          <table:table-cell table:formula="of:=([Projections.G92]-4.8346)/2.9474" office:value-type="float" office:value="-0.249236615321979">
            <text:p>-0.25</text:p>
          </table:table-cell>
          <table:table-cell table:formula="of:=([Projections.H92]-2.2462)/2.5876" office:value-type="float" office:value="-0.0951460813108672">
            <text:p>-0.10</text:p>
          </table:table-cell>
          <table:table-cell table:formula="of:=([Projections.J92]-0.9615)/0.438" office:value-type="float" office:value="0.544520547945205">
            <text:p>0.54</text:p>
          </table:table-cell>
          <table:table-cell table:formula="of:=([Projections.K92]-0.4923)/0.6736" office:value-type="float" office:value="-0.285480997624703">
            <text:p>-0.29</text:p>
          </table:table-cell>
          <table:table-cell table:formula="of:=([Projections.L92]-1.4962)/0.6873" office:value-type="float" office:value="0.587516368398079">
            <text:p>0.59</text:p>
          </table:table-cell>
          <table:table-cell table:formula="of:=([Projections.M92]-11.362)/4.2655" office:value-type="float" office:value="1.83753370062126">
            <text:p>1.84</text:p>
          </table:table-cell>
          <table:table-cell table:formula="of:=SUM([.B92:.J92])-2*[.I92]" office:value-type="float" office:value="0.52854794288925">
            <text:p>0.53</text:p>
          </table:table-cell>
          <table:table-cell table:formula="of:=[.K92]/2.421232796*100" office:value-type="float" office:value="21.8297036023318">
            <text:p>21.8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137. Chase Budinger, Hou SF</text:p>
          </table:table-cell>
          <table:table-cell table:formula="of:=([Projections.D141]-0.483)/0.0498*([Projections.M141]/17.673)" office:value-type="float" office:value="-0.738539514250063">
            <text:p>-0.74</text:p>
          </table:table-cell>
          <table:table-cell table:formula="of:=([Projections.E141]-0.7876)/0.0761*([Projections.M141]/17.673)" office:value-type="float" office:value="0.403371126791405">
            <text:p>0.40</text:p>
          </table:table-cell>
          <table:table-cell table:formula="of:=([Projections.F141]-0.8577)/0.7534" office:value-type="float" office:value="0.985266790549509">
            <text:p>0.99</text:p>
          </table:table-cell>
          <table:table-cell table:formula="of:=([Projections.G141]-4.8346)/2.9474" office:value-type="float" office:value="-0.113523783673746">
            <text:p>-0.11</text:p>
          </table:table-cell>
          <table:table-cell table:formula="of:=([Projections.H141]-2.2462)/2.5876" office:value-type="float" office:value="-0.133791930746638">
            <text:p>-0.13</text:p>
          </table:table-cell>
          <table:table-cell table:formula="of:=([Projections.J141]-0.9615)/0.438" office:value-type="float" office:value="-0.59703196347032">
            <text:p>-0.60</text:p>
          </table:table-cell>
          <table:table-cell table:formula="of:=([Projections.K141]-0.4923)/0.6736" office:value-type="float" office:value="-0.285480997624703">
            <text:p>-0.29</text:p>
          </table:table-cell>
          <table:table-cell table:formula="of:=([Projections.L141]-1.4962)/0.6873" office:value-type="float" office:value="-0.721955477957224">
            <text:p>-0.72</text:p>
          </table:table-cell>
          <table:table-cell table:formula="of:=([Projections.M141]-11.362)/4.2655" office:value-type="float" office:value="0.266791700855703">
            <text:p>0.27</text:p>
          </table:table-cell>
          <table:table-cell table:formula="of:=SUM([.B93:.J93])-2*[.I93]" office:value-type="float" office:value="0.509016906388371">
            <text:p>0.51</text:p>
          </table:table-cell>
          <table:table-cell table:formula="of:=[.K93]/2.421232796*100" office:value-type="float" office:value="21.0230469052498">
            <text:p>21.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53. Stephen Jackson, Mil SG, SF</text:p>
          </table:table-cell>
          <table:table-cell table:formula="of:=([Projections.D57]-0.483)/0.0498*([Projections.M57]/17.673)" office:value-type="float" office:value="-1.33800635689365">
            <text:p>-1.34</text:p>
          </table:table-cell>
          <table:table-cell table:formula="of:=([Projections.E57]-0.7876)/0.0761*([Projections.M57]/17.673)" office:value-type="float" office:value="0.265414483722506">
            <text:p>0.27</text:p>
          </table:table-cell>
          <table:table-cell table:formula="of:=([Projections.F57]-0.8577)/0.7534" office:value-type="float" office:value="0.985266790549509">
            <text:p>0.99</text:p>
          </table:table-cell>
          <table:table-cell table:formula="of:=([Projections.G57]-4.8346)/2.9474" office:value-type="float" office:value="0.090045463798602">
            <text:p>0.09</text:p>
          </table:table-cell>
          <table:table-cell table:formula="of:=([Projections.H57]-2.2462)/2.5876" office:value-type="float" office:value="0.600479208533004">
            <text:p>0.60</text:p>
          </table:table-cell>
          <table:table-cell table:formula="of:=([Projections.J57]-0.9615)/0.438" office:value-type="float" office:value="1.00114155251142">
            <text:p>1.00</text:p>
          </table:table-cell>
          <table:table-cell table:formula="of:=([Projections.K57]-0.4923)/0.6736" office:value-type="float" office:value="-0.285480997624703">
            <text:p>-0.29</text:p>
          </table:table-cell>
          <table:table-cell table:formula="of:=([Projections.L57]-1.4962)/0.6873" office:value-type="float" office:value="2.47897570202241">
            <text:p>2.48</text:p>
          </table:table-cell>
          <table:table-cell table:formula="of:=([Projections.M57]-11.362)/4.2655" office:value-type="float" office:value="1.64998241706717">
            <text:p>1.65</text:p>
          </table:table-cell>
          <table:table-cell table:formula="of:=SUM([.B94:.J94])-2*[.I94]" office:value-type="float" office:value="0.48986685964144">
            <text:p>0.49</text:p>
          </table:table-cell>
          <table:table-cell table:formula="of:=[.K94]/2.421232796*100" office:value-type="float" office:value="20.2321255705244">
            <text:p>20.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47. Andray Blatche, Wsh PF</text:p>
          </table:table-cell>
          <table:table-cell table:formula="of:=([Projections.D51]-0.483)/0.0498*([Projections.M51]/17.673)" office:value-type="float" office:value="-0.314504211606795">
            <text:p>-0.31</text:p>
          </table:table-cell>
          <table:table-cell table:formula="of:=([Projections.E51]-0.7876)/0.0761*([Projections.M51]/17.673)" office:value-type="float" office:value="-0.45793218353602">
            <text:p>-0.46</text:p>
          </table:table-cell>
          <table:table-cell table:formula="of:=([Projections.F51]-0.8577)/0.7534" office:value-type="float" office:value="-1.00570745951686">
            <text:p>-1.01</text:p>
          </table:table-cell>
          <table:table-cell table:formula="of:=([Projections.G51]-4.8346)/2.9474" office:value-type="float" office:value="1.20967632489652">
            <text:p>1.21</text:p>
          </table:table-cell>
          <table:table-cell table:formula="of:=([Projections.H51]-2.2462)/2.5876" office:value-type="float" office:value="0.0207914669964445">
            <text:p>0.02</text:p>
          </table:table-cell>
          <table:table-cell table:formula="of:=([Projections.J51]-0.9615)/0.438" office:value-type="float" office:value="0.772831050228311">
            <text:p>0.77</text:p>
          </table:table-cell>
          <table:table-cell table:formula="of:=([Projections.K51]-0.4923)/0.6736" office:value-type="float" office:value="0.753711401425178">
            <text:p>0.75</text:p>
          </table:table-cell>
          <table:table-cell table:formula="of:=([Projections.L51]-1.4962)/0.6873" office:value-type="float" office:value="1.89698821475338">
            <text:p>1.90</text:p>
          </table:table-cell>
          <table:table-cell table:formula="of:=([Projections.M51]-11.362)/4.2655" office:value-type="float" office:value="1.39209940218028">
            <text:p>1.39</text:p>
          </table:table-cell>
          <table:table-cell table:formula="of:=SUM([.B95:.J95])-2*[.I95]" office:value-type="float" office:value="0.473977576313681">
            <text:p>0.47</text:p>
          </table:table-cell>
          <table:table-cell table:formula="of:=[.K95]/2.421232796*100" office:value-type="float" office:value="19.5758779204014">
            <text:p>19.6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127. Hedo Turkoglu, Orl SF</text:p>
          </table:table-cell>
          <table:table-cell table:formula="of:=([Projections.D131]-0.483)/0.0498*([Projections.M131]/17.673)" office:value-type="float" office:value="-0.823755612048147">
            <text:p>-0.82</text:p>
          </table:table-cell>
          <table:table-cell table:formula="of:=([Projections.E131]-0.7876)/0.0761*([Projections.M131]/17.673)" office:value-type="float" office:value="0.0223062374262524">
            <text:p>0.02</text:p>
          </table:table-cell>
          <table:table-cell table:formula="of:=([Projections.F131]-0.8577)/0.7534" office:value-type="float" office:value="1.25073002389169">
            <text:p>1.25</text:p>
          </table:table-cell>
          <table:table-cell table:formula="of:=([Projections.G131]-4.8346)/2.9474" office:value-type="float" office:value="-0.113523783673746">
            <text:p>-0.11</text:p>
          </table:table-cell>
          <table:table-cell table:formula="of:=([Projections.H131]-2.2462)/2.5876" office:value-type="float" office:value="1.02558355232648">
            <text:p>1.03</text:p>
          </table:table-cell>
          <table:table-cell table:formula="of:=([Projections.J131]-0.9615)/0.438" office:value-type="float" office:value="-0.368721461187215">
            <text:p>-0.37</text:p>
          </table:table-cell>
          <table:table-cell table:formula="of:=([Projections.K131]-0.4923)/0.6736" office:value-type="float" office:value="-0.137024940617577">
            <text:p>-0.14</text:p>
          </table:table-cell>
          <table:table-cell table:formula="of:=([Projections.L131]-1.4962)/0.6873" office:value-type="float" office:value="0.733013240215335">
            <text:p>0.73</text:p>
          </table:table-cell>
          <table:table-cell table:formula="of:=([Projections.M131]-11.362)/4.2655" office:value-type="float" office:value="0.266791700855703">
            <text:p>0.27</text:p>
          </table:table-cell>
          <table:table-cell table:formula="of:=SUM([.B96:.J96])-2*[.I96]" office:value-type="float" office:value="0.389372476758106">
            <text:p>0.39</text:p>
          </table:table-cell>
          <table:table-cell table:formula="of:=[.K96]/2.421232796*100" office:value-type="float" office:value="16.0815794912975">
            <text:p>16.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53. Ben Gordon, Det SG</text:p>
          </table:table-cell>
          <table:table-cell table:formula="of:=([Projections.D157]-0.483)/0.0498*([Projections.M157]/17.673)" office:value-type="float" office:value="-0.629690151995976">
            <text:p>-0.63</text:p>
          </table:table-cell>
          <table:table-cell table:formula="of:=([Projections.E157]-0.7876)/0.0761*([Projections.M157]/17.673)" office:value-type="float" office:value="0.841108730044188">
            <text:p>0.84</text:p>
          </table:table-cell>
          <table:table-cell table:formula="of:=([Projections.F157]-0.8577)/0.7534" office:value-type="float" office:value="0.985266790549509">
            <text:p>0.99</text:p>
          </table:table-cell>
          <table:table-cell table:formula="of:=([Projections.G157]-4.8346)/2.9474" office:value-type="float" office:value="-0.724231526090792">
            <text:p>-0.72</text:p>
          </table:table-cell>
          <table:table-cell table:formula="of:=([Projections.H157]-2.2462)/2.5876" office:value-type="float" office:value="0.136729015303756">
            <text:p>0.14</text:p>
          </table:table-cell>
          <table:table-cell table:formula="of:=([Projections.J157]-0.9615)/0.438" office:value-type="float" office:value="-0.368721461187215">
            <text:p>-0.37</text:p>
          </table:table-cell>
          <table:table-cell table:formula="of:=([Projections.K157]-0.4923)/0.6736" office:value-type="float" office:value="-0.433937054631829">
            <text:p>-0.43</text:p>
          </table:table-cell>
          <table:table-cell table:formula="of:=([Projections.L157]-1.4962)/0.6873" office:value-type="float" office:value="0.587516368398079">
            <text:p>0.59</text:p>
          </table:table-cell>
          <table:table-cell table:formula="of:=([Projections.M157]-11.362)/4.2655" office:value-type="float" office:value="1.15766029773766">
            <text:p>1.16</text:p>
          </table:table-cell>
          <table:table-cell table:formula="of:=SUM([.B97:.J97])-2*[.I97]" office:value-type="float" office:value="0.376668271331225">
            <text:p>0.38</text:p>
          </table:table-cell>
          <table:table-cell table:formula="of:=[.K97]/2.421232796*100" office:value-type="float" office:value="15.5568796174205">
            <text:p>15.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45. Beno Udrih, Mil PG, SG</text:p>
          </table:table-cell>
          <table:table-cell table:formula="of:=([Projections.D149]-0.483)/0.0498*([Projections.M149]/17.673)" office:value-type="float" office:value="0.149980332124628">
            <text:p>0.15</text:p>
          </table:table-cell>
          <table:table-cell table:formula="of:=([Projections.E149]-0.7876)/0.0761*([Projections.M149]/17.673)" office:value-type="float" office:value="0.610298655982276">
            <text:p>0.61</text:p>
          </table:table-cell>
          <table:table-cell table:formula="of:=([Projections.F149]-0.8577)/0.7534" office:value-type="float" office:value="-0.0765861428192195">
            <text:p>-0.08</text:p>
          </table:table-cell>
          <table:table-cell table:formula="of:=([Projections.G149]-4.8346)/2.9474" office:value-type="float" office:value="-0.690303318178734">
            <text:p>-0.69</text:p>
          </table:table-cell>
          <table:table-cell table:formula="of:=([Projections.H149]-2.2462)/2.5876" office:value-type="float" office:value="0.639125057968774">
            <text:p>0.64</text:p>
          </table:table-cell>
          <table:table-cell table:formula="of:=([Projections.J149]-0.9615)/0.438" office:value-type="float" office:value="0.316210045662101">
            <text:p>0.32</text:p>
          </table:table-cell>
          <table:table-cell table:formula="of:=([Projections.K149]-0.4923)/0.6736" office:value-type="float" office:value="-0.582393111638955">
            <text:p>-0.58</text:p>
          </table:table-cell>
          <table:table-cell table:formula="of:=([Projections.L149]-1.4962)/0.6873" office:value-type="float" office:value="0.151025752946312">
            <text:p>0.15</text:p>
          </table:table-cell>
          <table:table-cell table:formula="of:=([Projections.M149]-11.362)/4.2655" office:value-type="float" office:value="0.149572148634392">
            <text:p>0.15</text:p>
          </table:table-cell>
          <table:table-cell table:formula="of:=SUM([.B98:.J98])-2*[.I98]" office:value-type="float" office:value="0.364877914788951">
            <text:p>0.36</text:p>
          </table:table-cell>
          <table:table-cell table:formula="of:=[.K98]/2.421232796*100" office:value-type="float" office:value="15.0699228670513">
            <text:p>15.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84. Jameer Nelson, Orl PG</text:p>
          </table:table-cell>
          <table:table-cell table:formula="of:=([Projections.D88]-0.483)/0.0498*([Projections.M88]/17.673)" office:value-type="float" office:value="-0.483572949638195">
            <text:p>-0.48</text:p>
          </table:table-cell>
          <table:table-cell table:formula="of:=([Projections.E88]-0.7876)/0.0761*([Projections.M88]/17.673)" office:value-type="float" office:value="0.340184991575306">
            <text:p>0.34</text:p>
          </table:table-cell>
          <table:table-cell table:formula="of:=([Projections.F88]-0.8577)/0.7534" office:value-type="float" office:value="0.985266790549509">
            <text:p>0.99</text:p>
          </table:table-cell>
          <table:table-cell table:formula="of:=([Projections.G88]-4.8346)/2.9474" office:value-type="float" office:value="-0.554590486530501">
            <text:p>-0.55</text:p>
          </table:table-cell>
          <table:table-cell table:formula="of:=([Projections.H88]-2.2462)/2.5876" office:value-type="float" office:value="1.56662544442727">
            <text:p>1.57</text:p>
          </table:table-cell>
          <table:table-cell table:formula="of:=([Projections.J88]-0.9615)/0.438" office:value-type="float" office:value="0.0878995433789954">
            <text:p>0.09</text:p>
          </table:table-cell>
          <table:table-cell table:formula="of:=([Projections.K88]-0.4923)/0.6736" office:value-type="float" office:value="-0.730849168646081">
            <text:p>-0.73</text:p>
          </table:table-cell>
          <table:table-cell table:formula="of:=([Projections.L88]-1.4962)/0.6873" office:value-type="float" office:value="1.31500072748436">
            <text:p>1.32</text:p>
          </table:table-cell>
          <table:table-cell table:formula="of:=([Projections.M88]-11.362)/4.2655" office:value-type="float" office:value="0.4543429844098">
            <text:p>0.45</text:p>
          </table:table-cell>
          <table:table-cell table:formula="of:=SUM([.B99:.J99])-2*[.I99]" office:value-type="float" office:value="0.350306422041742">
            <text:p>0.35</text:p>
          </table:table-cell>
          <table:table-cell table:formula="of:=[.K99]/2.421232796*100" office:value-type="float" office:value="14.4681016472462">
            <text:p>14.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0. Derrick Williams, Min PF</text:p>
          </table:table-cell>
          <table:table-cell table:formula="of:=([Projections.D94]-0.483)/0.0498*([Projections.M94]/17.673)" office:value-type="float" office:value="0.0320412527720797">
            <text:p>0.03</text:p>
          </table:table-cell>
          <table:table-cell table:formula="of:=([Projections.E94]-0.7876)/0.0761*([Projections.M94]/17.673)" office:value-type="float" office:value="-0.362744033025724">
            <text:p>-0.36</text:p>
          </table:table-cell>
          <table:table-cell table:formula="of:=([Projections.F94]-0.8577)/0.7534" office:value-type="float" office:value="0.188877090522963">
            <text:p>0.19</text:p>
          </table:table-cell>
          <table:table-cell table:formula="of:=([Projections.G94]-4.8346)/2.9474" office:value-type="float" office:value="0.293614711270951">
            <text:p>0.29</text:p>
          </table:table-cell>
          <table:table-cell table:formula="of:=([Projections.H94]-2.2462)/2.5876" office:value-type="float" office:value="-0.558896274540114">
            <text:p>-0.56</text:p>
          </table:table-cell>
          <table:table-cell table:formula="of:=([Projections.J94]-0.9615)/0.438" office:value-type="float" office:value="0.316210045662101">
            <text:p>0.32</text:p>
          </table:table-cell>
          <table:table-cell table:formula="of:=([Projections.K94]-0.4923)/0.6736" office:value-type="float" office:value="0.159887173396675">
            <text:p>0.16</text:p>
          </table:table-cell>
          <table:table-cell table:formula="of:=([Projections.L94]-1.4962)/0.6873" office:value-type="float" office:value="0.442019496580824">
            <text:p>0.44</text:p>
          </table:table-cell>
          <table:table-cell table:formula="of:=([Projections.M94]-11.362)/4.2655" office:value-type="float" office:value="0.641894267963896">
            <text:p>0.64</text:p>
          </table:table-cell>
          <table:table-cell table:formula="of:=SUM([.B100:.J100])-2*[.I100]" office:value-type="float" office:value="0.268864737442003">
            <text:p>0.27</text:p>
          </table:table-cell>
          <table:table-cell table:formula="of:=[.K100]/2.421232796*100" office:value-type="float" office:value="11.1044562871518">
            <text:p>11.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59. Luis Scola, Hou PF</text:p>
          </table:table-cell>
          <table:table-cell table:formula="of:=([Projections.D63]-0.483)/0.0498*([Projections.M63]/17.673)" office:value-type="float" office:value="0.499252711633043">
            <text:p>0.50</text:p>
          </table:table-cell>
          <table:table-cell table:formula="of:=([Projections.E63]-0.7876)/0.0761*([Projections.M63]/17.673)" office:value-type="float" office:value="-0.434778309087569">
            <text:p>-0.43</text:p>
          </table:table-cell>
          <table:table-cell table:formula="of:=([Projections.F63]-0.8577)/0.7534" office:value-type="float" office:value="-1.13843907618795">
            <text:p>-1.14</text:p>
          </table:table-cell>
          <table:table-cell table:formula="of:=([Projections.G63]-4.8346)/2.9474" office:value-type="float" office:value="1.20967632489652">
            <text:p>1.21</text:p>
          </table:table-cell>
          <table:table-cell table:formula="of:=([Projections.H63]-2.2462)/2.5876" office:value-type="float" office:value="-0.0178543824393259">
            <text:p>-0.02</text:p>
          </table:table-cell>
          <table:table-cell table:formula="of:=([Projections.J63]-0.9615)/0.438" office:value-type="float" office:value="-0.59703196347032">
            <text:p>-0.60</text:p>
          </table:table-cell>
          <table:table-cell table:formula="of:=([Projections.K63]-0.4923)/0.6736" office:value-type="float" office:value="0.0114311163895487">
            <text:p>0.01</text:p>
          </table:table-cell>
          <table:table-cell table:formula="of:=([Projections.L63]-1.4962)/0.6873" office:value-type="float" office:value="0.587516368398079">
            <text:p>0.59</text:p>
          </table:table-cell>
          <table:table-cell table:formula="of:=([Projections.M63]-11.362)/4.2655" office:value-type="float" office:value="1.29832376040323">
            <text:p>1.30</text:p>
          </table:table-cell>
          <table:table-cell table:formula="of:=SUM([.B101:.J101])-2*[.I101]" office:value-type="float" office:value="0.243063813739103">
            <text:p>0.24</text:p>
          </table:table-cell>
          <table:table-cell table:formula="of:=[.K101]/2.421232796*100" office:value-type="float" office:value="10.0388452585252">
            <text:p>10.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68. Roy Hibbert, Ind C</text:p>
          </table:table-cell>
          <table:table-cell table:formula="of:=([Projections.D72]-0.483)/0.0498*([Projections.M72]/17.673)" office:value-type="float" office:value="0.094078571969085">
            <text:p>0.09</text:p>
          </table:table-cell>
          <table:table-cell table:formula="of:=([Projections.E72]-0.7876)/0.0761*([Projections.M72]/17.673)" office:value-type="float" office:value="-0.365286944092316">
            <text:p>-0.37</text:p>
          </table:table-cell>
          <table:table-cell table:formula="of:=([Projections.F72]-0.8577)/0.7534" office:value-type="float" office:value="-1.13843907618795">
            <text:p>-1.14</text:p>
          </table:table-cell>
          <table:table-cell table:formula="of:=([Projections.G72]-4.8346)/2.9474" office:value-type="float" office:value="0.904322453687996">
            <text:p>0.90</text:p>
          </table:table-cell>
          <table:table-cell table:formula="of:=([Projections.H72]-2.2462)/2.5876" office:value-type="float" office:value="-0.0565002318750966">
            <text:p>-0.06</text:p>
          </table:table-cell>
          <table:table-cell table:formula="of:=([Projections.J72]-0.9615)/0.438" office:value-type="float" office:value="-1.05365296803653">
            <text:p>-1.05</text:p>
          </table:table-cell>
          <table:table-cell table:formula="of:=([Projections.K72]-0.4923)/0.6736" office:value-type="float" office:value="2.38672802850356">
            <text:p>2.39</text:p>
          </table:table-cell>
          <table:table-cell table:formula="of:=([Projections.L72]-1.4962)/0.6873" office:value-type="float" office:value="1.1695038556671">
            <text:p>1.17</text:p>
          </table:table-cell>
          <table:table-cell table:formula="of:=([Projections.M72]-11.362)/4.2655" office:value-type="float" office:value="0.57156253663111">
            <text:p>0.57</text:p>
          </table:table-cell>
          <table:table-cell table:formula="of:=SUM([.B102:.J102])-2*[.I102]" office:value-type="float" office:value="0.17330851493276">
            <text:p>0.17</text:p>
          </table:table-cell>
          <table:table-cell table:formula="of:=[.K102]/2.421232796*100" office:value-type="float" office:value="7.15786252437498">
            <text:p>7.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31. Landry Fields, NY SG</text:p>
          </table:table-cell>
          <table:table-cell table:formula="of:=([Projections.D135]-0.483)/0.0498*([Projections.M135]/17.673)" office:value-type="float" office:value="0.143276665764512">
            <text:p>0.14</text:p>
          </table:table-cell>
          <table:table-cell table:formula="of:=([Projections.E135]-0.7876)/0.0761*([Projections.M135]/17.673)" office:value-type="float" office:value="-0.14136206198264">
            <text:p>-0.14</text:p>
          </table:table-cell>
          <table:table-cell table:formula="of:=([Projections.F135]-0.8577)/0.7534" office:value-type="float" office:value="0.321608707194054">
            <text:p>0.32</text:p>
          </table:table-cell>
          <table:table-cell table:formula="of:=([Projections.G135]-4.8346)/2.9474" office:value-type="float" office:value="0.463255750831241">
            <text:p>0.46</text:p>
          </table:table-cell>
          <table:table-cell table:formula="of:=([Projections.H135]-2.2462)/2.5876" office:value-type="float" office:value="-0.172437780182408">
            <text:p>-0.17</text:p>
          </table:table-cell>
          <table:table-cell table:formula="of:=([Projections.J135]-0.9615)/0.438" office:value-type="float" office:value="0.0878995433789954">
            <text:p>0.09</text:p>
          </table:table-cell>
          <table:table-cell table:formula="of:=([Projections.K135]-0.4923)/0.6736" office:value-type="float" office:value="-0.433937054631829">
            <text:p>-0.43</text:p>
          </table:table-cell>
          <table:table-cell table:formula="of:=([Projections.L135]-1.4962)/0.6873" office:value-type="float" office:value="-0.285464862505456">
            <text:p>-0.29</text:p>
          </table:table-cell>
          <table:table-cell table:formula="of:=([Projections.M135]-11.362)/4.2655" office:value-type="float" office:value="-0.389637791583636">
            <text:p>-0.39</text:p>
          </table:table-cell>
          <table:table-cell table:formula="of:=SUM([.B103:.J103])-2*[.I103]" office:value-type="float" office:value="0.164130841293745">
            <text:p>0.16</text:p>
          </table:table-cell>
          <table:table-cell table:formula="of:=[.K103]/2.421232796*100" office:value-type="float" office:value="6.7788129074122">
            <text:p>6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85. Lamar Odom, Dal PF</text:p>
          </table:table-cell>
          <table:table-cell table:formula="of:=([Projections.D89]-0.483)/0.0498*([Projections.M89]/17.673)" office:value-type="float" office:value="0.361997983446262">
            <text:p>0.36</text:p>
          </table:table-cell>
          <table:table-cell table:formula="of:=([Projections.E89]-0.7876)/0.0761*([Projections.M89]/17.673)" office:value-type="float" office:value="-1.04057110510974">
            <text:p>-1.04</text:p>
          </table:table-cell>
          <table:table-cell table:formula="of:=([Projections.F89]-0.8577)/0.7534" office:value-type="float" office:value="-0.20931775949031">
            <text:p>-0.21</text:p>
          </table:table-cell>
          <table:table-cell table:formula="of:=([Projections.G89]-4.8346)/2.9474" office:value-type="float" office:value="1.10789170116034">
            <text:p>1.11</text:p>
          </table:table-cell>
          <table:table-cell table:formula="of:=([Projections.H89]-2.2462)/2.5876" office:value-type="float" office:value="0.214020714175297">
            <text:p>0.21</text:p>
          </table:table-cell>
          <table:table-cell table:formula="of:=([Projections.J89]-0.9615)/0.438" office:value-type="float" office:value="-0.59703196347032">
            <text:p>-0.60</text:p>
          </table:table-cell>
          <table:table-cell table:formula="of:=([Projections.K89]-0.4923)/0.6736" office:value-type="float" office:value="0.308343230403801">
            <text:p>0.31</text:p>
          </table:table-cell>
          <table:table-cell table:formula="of:=([Projections.L89]-1.4962)/0.6873" office:value-type="float" office:value="0.151025752946312">
            <text:p>0.15</text:p>
          </table:table-cell>
          <table:table-cell table:formula="of:=([Projections.M89]-11.362)/4.2655" office:value-type="float" office:value="0.102684327745868">
            <text:p>0.10</text:p>
          </table:table-cell>
          <table:table-cell table:formula="of:=SUM([.B104:.J104])-2*[.I104]" office:value-type="float" office:value="0.0969913759148887">
            <text:p>0.10</text:p>
          </table:table-cell>
          <table:table-cell table:formula="of:=[.K104]/2.421232796*100" office:value-type="float" office:value="4.00586742733385">
            <text:p>4.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122. Tyrus Thomas, Cha PF</text:p>
          </table:table-cell>
          <table:table-cell table:formula="of:=([Projections.D126]-0.483)/0.0498*([Projections.M126]/17.673)" office:value-type="float" office:value="-0.256898129495291">
            <text:p>-0.26</text:p>
          </table:table-cell>
          <table:table-cell table:formula="of:=([Projections.E126]-0.7876)/0.0761*([Projections.M126]/17.673)" office:value-type="float" office:value="-0.491956631023531">
            <text:p>-0.49</text:p>
          </table:table-cell>
          <table:table-cell table:formula="of:=([Projections.F126]-0.8577)/0.7534" office:value-type="float" office:value="-1.13843907618795">
            <text:p>-1.14</text:p>
          </table:table-cell>
          <table:table-cell table:formula="of:=([Projections.G126]-4.8346)/2.9474" office:value-type="float" office:value="0.66682499830359">
            <text:p>0.67</text:p>
          </table:table-cell>
          <table:table-cell table:formula="of:=([Projections.H126]-2.2462)/2.5876" office:value-type="float" office:value="-0.481604575668573">
            <text:p>-0.48</text:p>
          </table:table-cell>
          <table:table-cell table:formula="of:=([Projections.J126]-0.9615)/0.438" office:value-type="float" office:value="0.316210045662101">
            <text:p>0.32</text:p>
          </table:table-cell>
          <table:table-cell table:formula="of:=([Projections.K126]-0.4923)/0.6736" office:value-type="float" office:value="1.94135985748219">
            <text:p>1.94</text:p>
          </table:table-cell>
          <table:table-cell table:formula="of:=([Projections.L126]-1.4962)/0.6873" office:value-type="float" office:value="0.587516368398079">
            <text:p>0.59</text:p>
          </table:table-cell>
          <table:table-cell table:formula="of:=([Projections.M126]-11.362)/4.2655" office:value-type="float" office:value="0.12612823819013">
            <text:p>0.13</text:p>
          </table:table-cell>
          <table:table-cell table:formula="of:=SUM([.B105:.J105])-2*[.I105]" office:value-type="float" office:value="0.0941083588645837">
            <text:p>0.09</text:p>
          </table:table-cell>
          <table:table-cell table:formula="of:=[.K105]/2.421232796*100" office:value-type="float" office:value="3.88679514915111">
            <text:p>3.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20. Trevor Ariza, Nor SF, SG</text:p>
          </table:table-cell>
          <table:table-cell table:formula="of:=([Projections.D124]-0.483)/0.0498*([Projections.M124]/17.673)" office:value-type="float" office:value="-1.05440718342163">
            <text:p>-1.05</text:p>
          </table:table-cell>
          <table:table-cell table:formula="of:=([Projections.E124]-0.7876)/0.0761*([Projections.M124]/17.673)" office:value-type="float" office:value="-0.884933051174301">
            <text:p>-0.88</text:p>
          </table:table-cell>
          <table:table-cell table:formula="of:=([Projections.F124]-0.8577)/0.7534" office:value-type="float" office:value="0.454340323865145">
            <text:p>0.45</text:p>
          </table:table-cell>
          <table:table-cell table:formula="of:=([Projections.G124]-4.8346)/2.9474" office:value-type="float" office:value="0.157901879622718">
            <text:p>0.16</text:p>
          </table:table-cell>
          <table:table-cell table:formula="of:=([Projections.H124]-2.2462)/2.5876" office:value-type="float" office:value="0.0980831658679858">
            <text:p>0.10</text:p>
          </table:table-cell>
          <table:table-cell table:formula="of:=([Projections.J124]-0.9615)/0.438" office:value-type="float" office:value="1.68607305936073">
            <text:p>1.69</text:p>
          </table:table-cell>
          <table:table-cell table:formula="of:=([Projections.K124]-0.4923)/0.6736" office:value-type="float" office:value="-0.137024940617577">
            <text:p>-0.14</text:p>
          </table:table-cell>
          <table:table-cell table:formula="of:=([Projections.L124]-1.4962)/0.6873" office:value-type="float" office:value="0.296522624763568">
            <text:p>0.30</text:p>
          </table:table-cell>
          <table:table-cell table:formula="of:=([Projections.M124]-11.362)/4.2655" office:value-type="float" office:value="0.0557965068573437">
            <text:p>0.06</text:p>
          </table:table-cell>
          <table:table-cell table:formula="of:=SUM([.B106:.J106])-2*[.I106]" office:value-type="float" office:value="0.0793071355968494">
            <text:p>0.08</text:p>
          </table:table-cell>
          <table:table-cell table:formula="of:=[.K106]/2.421232796*100" office:value-type="float" office:value="3.27548576608862">
            <text:p>3.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91. Nick Young, Wsh SG</text:p>
          </table:table-cell>
          <table:table-cell table:formula="of:=([Projections.D95]-0.483)/0.0498*([Projections.M95]/17.673)" office:value-type="float" office:value="-0.762172778706064">
            <text:p>-0.76</text:p>
          </table:table-cell>
          <table:table-cell table:formula="of:=([Projections.E95]-0.7876)/0.0761*([Projections.M95]/17.673)" office:value-type="float" office:value="0.401571756972353">
            <text:p>0.40</text:p>
          </table:table-cell>
          <table:table-cell table:formula="of:=([Projections.F95]-0.8577)/0.7534" office:value-type="float" office:value="1.1179984072206">
            <text:p>1.12</text:p>
          </table:table-cell>
          <table:table-cell table:formula="of:=([Projections.G95]-4.8346)/2.9474" office:value-type="float" office:value="-0.690303318178734">
            <text:p>-0.69</text:p>
          </table:table-cell>
          <table:table-cell table:formula="of:=([Projections.H95]-2.2462)/2.5876" office:value-type="float" office:value="-0.404312876797032">
            <text:p>-0.40</text:p>
          </table:table-cell>
          <table:table-cell table:formula="of:=([Projections.J95]-0.9615)/0.438" office:value-type="float" office:value="-0.59703196347032">
            <text:p>-0.60</text:p>
          </table:table-cell>
          <table:table-cell table:formula="of:=([Projections.K95]-0.4923)/0.6736" office:value-type="float" office:value="-0.433937054631829">
            <text:p>-0.43</text:p>
          </table:table-cell>
          <table:table-cell table:formula="of:=([Projections.L95]-1.4962)/0.6873" office:value-type="float" office:value="0.00552888112905576">
            <text:p>0.01</text:p>
          </table:table-cell>
          <table:table-cell table:formula="of:=([Projections.M95]-11.362)/4.2655" office:value-type="float" office:value="1.36865549173602">
            <text:p>1.37</text:p>
          </table:table-cell>
          <table:table-cell table:formula="of:=SUM([.B107:.J107])-2*[.I107]" office:value-type="float" office:value="-0.00506121698405994">
            <text:p>-0.01</text:p>
          </table:table-cell>
          <table:table-cell table:formula="of:=[.K107]/2.421232796*100" office:value-type="float" office:value="-0.209034711260368">
            <text:p>-0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99. Ed Davis, Tor PF, C</text:p>
          </table:table-cell>
          <table:table-cell table:formula="of:=([Projections.D103]-0.483)/0.0498*([Projections.M103]/17.673)" office:value-type="float" office:value="1.27619628062411">
            <text:p>1.28</text:p>
          </table:table-cell>
          <table:table-cell table:formula="of:=([Projections.E103]-0.7876)/0.0761*([Projections.M103]/17.673)" office:value-type="float" office:value="-1.98869029150014">
            <text:p>-1.99</text:p>
          </table:table-cell>
          <table:table-cell table:formula="of:=([Projections.F103]-0.8577)/0.7534" office:value-type="float" office:value="-1.13843907618795">
            <text:p>-1.14</text:p>
          </table:table-cell>
          <table:table-cell table:formula="of:=([Projections.G103]-4.8346)/2.9474" office:value-type="float" office:value="1.27753274072064">
            <text:p>1.28</text:p>
          </table:table-cell>
          <table:table-cell table:formula="of:=([Projections.H103]-2.2462)/2.5876" office:value-type="float" office:value="-0.597542123975885">
            <text:p>-0.60</text:p>
          </table:table-cell>
          <table:table-cell table:formula="of:=([Projections.J103]-0.9615)/0.438" office:value-type="float" office:value="-0.59703196347032">
            <text:p>-0.60</text:p>
          </table:table-cell>
          <table:table-cell table:formula="of:=([Projections.K103]-0.4923)/0.6736" office:value-type="float" office:value="1.05062351543943">
            <text:p>1.05</text:p>
          </table:table-cell>
          <table:table-cell table:formula="of:=([Projections.L103]-1.4962)/0.6873" office:value-type="float" office:value="-0.576458606139968">
            <text:p>-0.58</text:p>
          </table:table-cell>
          <table:table-cell table:formula="of:=([Projections.M103]-11.362)/4.2655" office:value-type="float" office:value="0.0792404173016057">
            <text:p>0.08</text:p>
          </table:table-cell>
          <table:table-cell table:formula="of:=SUM([.B108:.J108])-2*[.I108]" office:value-type="float" office:value="-0.0616518949085465">
            <text:p>-0.06</text:p>
          </table:table-cell>
          <table:table-cell table:formula="of:=[.K108]/2.421232796*100" office:value-type="float" office:value="-2.5463018265075">
            <text:p>-2.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11. Amir Johnson, Tor PF</text:p>
          </table:table-cell>
          <table:table-cell table:formula="of:=([Projections.D115]-0.483)/0.0498*([Projections.M115]/17.673)" office:value-type="float" office:value="0.46675697300604">
            <text:p>0.47</text:p>
          </table:table-cell>
          <table:table-cell table:formula="of:=([Projections.E115]-0.7876)/0.0761*([Projections.M115]/17.673)" office:value-type="float" office:value="-0.250231371447704">
            <text:p>-0.25</text:p>
          </table:table-cell>
          <table:table-cell table:formula="of:=([Projections.F115]-0.8577)/0.7534" office:value-type="float" office:value="-1.13843907618795">
            <text:p>-1.14</text:p>
          </table:table-cell>
          <table:table-cell table:formula="of:=([Projections.G115]-4.8346)/2.9474" office:value-type="float" office:value="0.531112166655357">
            <text:p>0.53</text:p>
          </table:table-cell>
          <table:table-cell table:formula="of:=([Projections.H115]-2.2462)/2.5876" office:value-type="float" office:value="-0.481604575668573">
            <text:p>-0.48</text:p>
          </table:table-cell>
          <table:table-cell table:formula="of:=([Projections.J115]-0.9615)/0.438" office:value-type="float" office:value="-0.59703196347032">
            <text:p>-0.60</text:p>
          </table:table-cell>
          <table:table-cell table:formula="of:=([Projections.K115]-0.4923)/0.6736" office:value-type="float" office:value="1.05062351543943">
            <text:p>1.05</text:p>
          </table:table-cell>
          <table:table-cell table:formula="of:=([Projections.L115]-1.4962)/0.6873" office:value-type="float" office:value="-1.15844609340899">
            <text:p>-1.16</text:p>
          </table:table-cell>
          <table:table-cell table:formula="of:=([Projections.M115]-11.362)/4.2655" office:value-type="float" office:value="-0.811628179580354">
            <text:p>-0.81</text:p>
          </table:table-cell>
          <table:table-cell table:formula="of:=SUM([.B109:.J109])-2*[.I109]" office:value-type="float" office:value="-0.0719964178450794">
            <text:p>-0.07</text:p>
          </table:table-cell>
          <table:table-cell table:formula="of:=[.K109]/2.421232796*100" office:value-type="float" office:value="-2.97354380644526">
            <text:p>-3.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1. Tony Parker, SA PG</text:p>
          </table:table-cell>
          <table:table-cell table:formula="of:=([Projections.D75]-0.483)/0.0498*([Projections.M75]/17.673)" office:value-type="float" office:value="0.563107974249741">
            <text:p>0.56</text:p>
          </table:table-cell>
          <table:table-cell table:formula="of:=([Projections.E75]-0.7876)/0.0761*([Projections.M75]/17.673)" office:value-type="float" office:value="-0.244788649515699">
            <text:p>-0.24</text:p>
          </table:table-cell>
          <table:table-cell table:formula="of:=([Projections.F75]-0.8577)/0.7534" office:value-type="float" office:value="-0.740244226174675">
            <text:p>-0.74</text:p>
          </table:table-cell>
          <table:table-cell table:formula="of:=([Projections.G75]-4.8346)/2.9474" office:value-type="float" office:value="-0.656375110266676">
            <text:p>-0.66</text:p>
          </table:table-cell>
          <table:table-cell table:formula="of:=([Projections.H75]-2.2462)/2.5876" office:value-type="float" office:value="1.60527129386304">
            <text:p>1.61</text:p>
          </table:table-cell>
          <table:table-cell table:formula="of:=([Projections.J75]-0.9615)/0.438" office:value-type="float" office:value="0.0878995433789954">
            <text:p>0.09</text:p>
          </table:table-cell>
          <table:table-cell table:formula="of:=([Projections.K75]-0.4923)/0.6736" office:value-type="float" office:value="-0.582393111638955">
            <text:p>-0.58</text:p>
          </table:table-cell>
          <table:table-cell table:formula="of:=([Projections.L75]-1.4962)/0.6873" office:value-type="float" office:value="1.60599447111887">
            <text:p>1.61</text:p>
          </table:table-cell>
          <table:table-cell table:formula="of:=([Projections.M75]-11.362)/4.2655" office:value-type="float" office:value="1.48587504395733">
            <text:p>1.49</text:p>
          </table:table-cell>
          <table:table-cell table:formula="of:=SUM([.B110:.J110])-2*[.I110]" office:value-type="float" office:value="-0.0876417132657683">
            <text:p>-0.09</text:p>
          </table:table-cell>
          <table:table-cell table:formula="of:=[.K110]/2.421232796*100" office:value-type="float" office:value="-3.6197144450776">
            <text:p>-3.6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113. Arron Afflalo, Den SG</text:p>
          </table:table-cell>
          <table:table-cell table:formula="of:=([Projections.D117]-0.483)/0.0498*([Projections.M117]/17.673)" office:value-type="float" office:value="0.0245422361658483">
            <text:p>0.02</text:p>
          </table:table-cell>
          <table:table-cell table:formula="of:=([Projections.E117]-0.7876)/0.0761*([Projections.M117]/17.673)" office:value-type="float" office:value="0.340482408074323">
            <text:p>0.34</text:p>
          </table:table-cell>
          <table:table-cell table:formula="of:=([Projections.F117]-0.8577)/0.7534" office:value-type="float" office:value="0.719803557207327">
            <text:p>0.72</text:p>
          </table:table-cell>
          <table:table-cell table:formula="of:=([Projections.G117]-4.8346)/2.9474" office:value-type="float" office:value="-0.520662278618443">
            <text:p>-0.52</text:p>
          </table:table-cell>
          <table:table-cell table:formula="of:=([Projections.H117]-2.2462)/2.5876" office:value-type="float" office:value="-0.0951460813108672">
            <text:p>-0.10</text:p>
          </table:table-cell>
          <table:table-cell table:formula="of:=([Projections.J117]-0.9615)/0.438" office:value-type="float" office:value="-1.05365296803653">
            <text:p>-1.05</text:p>
          </table:table-cell>
          <table:table-cell table:formula="of:=([Projections.K117]-0.4923)/0.6736" office:value-type="float" office:value="-0.137024940617577">
            <text:p>-0.14</text:p>
          </table:table-cell>
          <table:table-cell table:formula="of:=([Projections.L117]-1.4962)/0.6873" office:value-type="float" office:value="-0.721955477957224">
            <text:p>-0.72</text:p>
          </table:table-cell>
          <table:table-cell table:formula="of:=([Projections.M117]-11.362)/4.2655" office:value-type="float" office:value="-0.131754776696753">
            <text:p>-0.13</text:p>
          </table:table-cell>
          <table:table-cell table:formula="of:=SUM([.B111:.J111])-2*[.I111]" office:value-type="float" office:value="-0.131457365875449">
            <text:p>-0.13</text:p>
          </table:table-cell>
          <table:table-cell table:formula="of:=[.K111]/2.421232796*100" office:value-type="float" office:value="-5.42935673482629">
            <text:p>-5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16. George Hill, Ind PG, SG</text:p>
          </table:table-cell>
          <table:table-cell table:formula="of:=([Projections.D120]-0.483)/0.0498*([Projections.M120]/17.673)" office:value-type="float" office:value="-0.329275001891797">
            <text:p>-0.33</text:p>
          </table:table-cell>
          <table:table-cell table:formula="of:=([Projections.E120]-0.7876)/0.0761*([Projections.M120]/17.673)" office:value-type="float" office:value="0.481547053557944">
            <text:p>0.48</text:p>
          </table:table-cell>
          <table:table-cell table:formula="of:=([Projections.F120]-0.8577)/0.7534" office:value-type="float" office:value="0.321608707194054">
            <text:p>0.32</text:p>
          </table:table-cell>
          <table:table-cell table:formula="of:=([Projections.G120]-4.8346)/2.9474" office:value-type="float" office:value="-0.690303318178734">
            <text:p>-0.69</text:p>
          </table:table-cell>
          <table:table-cell table:formula="of:=([Projections.H120]-2.2462)/2.5876" office:value-type="float" office:value="0.214020714175297">
            <text:p>0.21</text:p>
          </table:table-cell>
          <table:table-cell table:formula="of:=([Projections.J120]-0.9615)/0.438" office:value-type="float" office:value="-0.14041095890411">
            <text:p>-0.14</text:p>
          </table:table-cell>
          <table:table-cell table:formula="of:=([Projections.K120]-0.4923)/0.6736" office:value-type="float" office:value="-0.285480997624703">
            <text:p>-0.29</text:p>
          </table:table-cell>
          <table:table-cell table:formula="of:=([Projections.L120]-1.4962)/0.6873" office:value-type="float" office:value="0.00552888112905576">
            <text:p>0.01</text:p>
          </table:table-cell>
          <table:table-cell table:formula="of:=([Projections.M120]-11.362)/4.2655" office:value-type="float" office:value="0.290235611299965">
            <text:p>0.29</text:p>
          </table:table-cell>
          <table:table-cell table:formula="of:=SUM([.B112:.J112])-2*[.I112]" office:value-type="float" office:value="-0.143587071501139">
            <text:p>-0.14</text:p>
          </table:table-cell>
          <table:table-cell table:formula="of:=[.K112]/2.421232796*100" office:value-type="float" office:value="-5.93032903479385">
            <text:p>-5.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25. C.J. Miles, Uta SF, SG</text:p>
          </table:table-cell>
          <table:table-cell table:formula="of:=([Projections.D129]-0.483)/0.0498*([Projections.M129]/17.673)" office:value-type="float" office:value="-0.952715973382581">
            <text:p>-0.95</text:p>
          </table:table-cell>
          <table:table-cell table:formula="of:=([Projections.E129]-0.7876)/0.0761*([Projections.M129]/17.673)" office:value-type="float" office:value="0.128528540050068">
            <text:p>0.13</text:p>
          </table:table-cell>
          <table:table-cell table:formula="of:=([Projections.F129]-0.8577)/0.7534" office:value-type="float" office:value="0.719803557207327">
            <text:p>0.72</text:p>
          </table:table-cell>
          <table:table-cell table:formula="of:=([Projections.G129]-4.8346)/2.9474" office:value-type="float" office:value="-0.520662278618443">
            <text:p>-0.52</text:p>
          </table:table-cell>
          <table:table-cell table:formula="of:=([Projections.H129]-2.2462)/2.5876" office:value-type="float" office:value="-0.133791930746638">
            <text:p>-0.13</text:p>
          </table:table-cell>
          <table:table-cell table:formula="of:=([Projections.J129]-0.9615)/0.438" office:value-type="float" office:value="0.0878995433789954">
            <text:p>0.09</text:p>
          </table:table-cell>
          <table:table-cell table:formula="of:=([Projections.K129]-0.4923)/0.6736" office:value-type="float" office:value="-0.137024940617577">
            <text:p>-0.14</text:p>
          </table:table-cell>
          <table:table-cell table:formula="of:=([Projections.L129]-1.4962)/0.6873" office:value-type="float" office:value="-0.285464862505456">
            <text:p>-0.29</text:p>
          </table:table-cell>
          <table:table-cell table:formula="of:=([Projections.M129]-11.362)/4.2655" office:value-type="float" office:value="0.360567342632751">
            <text:p>0.36</text:p>
          </table:table-cell>
          <table:table-cell table:formula="of:=SUM([.B113:.J113])-2*[.I113]" office:value-type="float" office:value="-0.161931277590642">
            <text:p>-0.16</text:p>
          </table:table-cell>
          <table:table-cell table:formula="of:=[.K113]/2.421232796*100" office:value-type="float" office:value="-6.68796812343534">
            <text:p>-6.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00. Rodney Stuckey, Det PG, SG</text:p>
          </table:table-cell>
          <table:table-cell table:formula="of:=([Projections.D104]-0.483)/0.0498*([Projections.M104]/17.673)" office:value-type="float" office:value="-0.932945838693425">
            <text:p>-0.93</text:p>
          </table:table-cell>
          <table:table-cell table:formula="of:=([Projections.E104]-0.7876)/0.0761*([Projections.M104]/17.673)" office:value-type="float" office:value="0.746991278930352">
            <text:p>0.75</text:p>
          </table:table-cell>
          <table:table-cell table:formula="of:=([Projections.F104]-0.8577)/0.7534" office:value-type="float" office:value="-0.607512609503584">
            <text:p>-0.61</text:p>
          </table:table-cell>
          <table:table-cell table:formula="of:=([Projections.G104]-4.8346)/2.9474" office:value-type="float" office:value="-0.351021239058153">
            <text:p>-0.35</text:p>
          </table:table-cell>
          <table:table-cell table:formula="of:=([Projections.H104]-2.2462)/2.5876" office:value-type="float" office:value="0.832354305147627">
            <text:p>0.83</text:p>
          </table:table-cell>
          <table:table-cell table:formula="of:=([Projections.J104]-0.9615)/0.438" office:value-type="float" office:value="0.316210045662101">
            <text:p>0.32</text:p>
          </table:table-cell>
          <table:table-cell table:formula="of:=([Projections.K104]-0.4923)/0.6736" office:value-type="float" office:value="-0.582393111638955">
            <text:p>-0.58</text:p>
          </table:table-cell>
          <table:table-cell table:formula="of:=([Projections.L104]-1.4962)/0.6873" office:value-type="float" office:value="0.733013240215335">
            <text:p>0.73</text:p>
          </table:table-cell>
          <table:table-cell table:formula="of:=([Projections.M104]-11.362)/4.2655" office:value-type="float" office:value="1.11077247684914">
            <text:p>1.11</text:p>
          </table:table-cell>
          <table:table-cell table:formula="of:=SUM([.B114:.J114])-2*[.I114]" office:value-type="float" office:value="-0.200557932520234">
            <text:p>-0.20</text:p>
          </table:table-cell>
          <table:table-cell table:formula="of:=[.K114]/2.421232796*100" office:value-type="float" office:value="-8.28329819633889">
            <text:p>-8.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57. Leandro Barbosa, Tor SG</text:p>
          </table:table-cell>
          <table:table-cell table:formula="of:=([Projections.D161]-0.483)/0.0498*([Projections.M161]/17.673)" office:value-type="float" office:value="-0.376314287876339">
            <text:p>-0.38</text:p>
          </table:table-cell>
          <table:table-cell table:formula="of:=([Projections.E161]-0.7876)/0.0761*([Projections.M161]/17.673)" office:value-type="float" office:value="0.640278239083159">
            <text:p>0.64</text:p>
          </table:table-cell>
          <table:table-cell table:formula="of:=([Projections.F161]-0.8577)/0.7534" office:value-type="float" office:value="0.587071940536236">
            <text:p>0.59</text:p>
          </table:table-cell>
          <table:table-cell table:formula="of:=([Projections.G161]-4.8346)/2.9474" office:value-type="float" office:value="-1.02958539729931">
            <text:p>-1.03</text:p>
          </table:table-cell>
          <table:table-cell table:formula="of:=([Projections.H161]-2.2462)/2.5876" office:value-type="float" office:value="-0.0178543824393259">
            <text:p>-0.02</text:p>
          </table:table-cell>
          <table:table-cell table:formula="of:=([Projections.J161]-0.9615)/0.438" office:value-type="float" office:value="-0.14041095890411">
            <text:p>-0.14</text:p>
          </table:table-cell>
          <table:table-cell table:formula="of:=([Projections.K161]-0.4923)/0.6736" office:value-type="float" office:value="-0.582393111638955">
            <text:p>-0.58</text:p>
          </table:table-cell>
          <table:table-cell table:formula="of:=([Projections.L161]-1.4962)/0.6873" office:value-type="float" office:value="-0.1399679906882">
            <text:p>-0.14</text:p>
          </table:table-cell>
          <table:table-cell table:formula="of:=([Projections.M161]-11.362)/4.2655" office:value-type="float" office:value="0.57156253663111">
            <text:p>0.57</text:p>
          </table:table-cell>
          <table:table-cell table:formula="of:=SUM([.B115:.J115])-2*[.I115]" office:value-type="float" office:value="-0.207677431219339">
            <text:p>-0.21</text:p>
          </table:table-cell>
          <table:table-cell table:formula="of:=[.K115]/2.421232796*100" office:value-type="float" office:value="-8.57734256542505">
            <text:p>-8.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93. Kris Humphries, NJ PF</text:p>
          </table:table-cell>
          <table:table-cell table:formula="of:=([Projections.D97]-0.483)/0.0498*([Projections.M97]/17.673)" office:value-type="float" office:value="0.515386959482814">
            <text:p>0.52</text:p>
          </table:table-cell>
          <table:table-cell table:formula="of:=([Projections.E97]-0.7876)/0.0761*([Projections.M97]/17.673)" office:value-type="float" office:value="-0.936326622204387">
            <text:p>-0.94</text:p>
          </table:table-cell>
          <table:table-cell table:formula="of:=([Projections.F97]-0.8577)/0.7534" office:value-type="float" office:value="-1.13843907618795">
            <text:p>-1.14</text:p>
          </table:table-cell>
          <table:table-cell table:formula="of:=([Projections.G97]-4.8346)/2.9474" office:value-type="float" office:value="1.92216869104974">
            <text:p>1.92</text:p>
          </table:table-cell>
          <table:table-cell table:formula="of:=([Projections.H97]-2.2462)/2.5876" office:value-type="float" office:value="-0.404312876797032">
            <text:p>-0.40</text:p>
          </table:table-cell>
          <table:table-cell table:formula="of:=([Projections.J97]-0.9615)/0.438" office:value-type="float" office:value="-1.05365296803653">
            <text:p>-1.05</text:p>
          </table:table-cell>
          <table:table-cell table:formula="of:=([Projections.K97]-0.4923)/0.6736" office:value-type="float" office:value="0.902167458432304">
            <text:p>0.90</text:p>
          </table:table-cell>
          <table:table-cell table:formula="of:=([Projections.L97]-1.4962)/0.6873" office:value-type="float" office:value="0.00552888112905576">
            <text:p>0.01</text:p>
          </table:table-cell>
          <table:table-cell table:formula="of:=([Projections.M97]-11.362)/4.2655" office:value-type="float" office:value="-0.131754776696753">
            <text:p>-0.13</text:p>
          </table:table-cell>
          <table:table-cell table:formula="of:=SUM([.B116:.J116])-2*[.I116]" office:value-type="float" office:value="-0.330292092086849">
            <text:p>-0.33</text:p>
          </table:table-cell>
          <table:table-cell table:formula="of:=[.K116]/2.421232796*100" office:value-type="float" office:value="-13.6414843146231">
            <text:p>-13.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19. Thaddeus Young, Phi SF</text:p>
          </table:table-cell>
          <table:table-cell table:formula="of:=([Projections.D123]-0.483)/0.0498*([Projections.M123]/17.673)" office:value-type="float" office:value="0.887270010273653">
            <text:p>0.89</text:p>
          </table:table-cell>
          <table:table-cell table:formula="of:=([Projections.E123]-0.7876)/0.0761*([Projections.M123]/17.673)" office:value-type="float" office:value="-0.831219631451885">
            <text:p>-0.83</text:p>
          </table:table-cell>
          <table:table-cell table:formula="of:=([Projections.F123]-0.8577)/0.7534" office:value-type="float" office:value="-0.872975842845766">
            <text:p>-0.87</text:p>
          </table:table-cell>
          <table:table-cell table:formula="of:=([Projections.G123]-4.8346)/2.9474" office:value-type="float" office:value="0.191830087534777">
            <text:p>0.19</text:p>
          </table:table-cell>
          <table:table-cell table:formula="of:=([Projections.H123]-2.2462)/2.5876" office:value-type="float" office:value="-0.442958726232803">
            <text:p>-0.44</text:p>
          </table:table-cell>
          <table:table-cell table:formula="of:=([Projections.J123]-0.9615)/0.438" office:value-type="float" office:value="0.316210045662101">
            <text:p>0.32</text:p>
          </table:table-cell>
          <table:table-cell table:formula="of:=([Projections.K123]-0.4923)/0.6736" office:value-type="float" office:value="-0.285480997624703">
            <text:p>-0.29</text:p>
          </table:table-cell>
          <table:table-cell table:formula="of:=([Projections.L123]-1.4962)/0.6873" office:value-type="float" office:value="-0.1399679906882">
            <text:p>-0.14</text:p>
          </table:table-cell>
          <table:table-cell table:formula="of:=([Projections.M123]-11.362)/4.2655" office:value-type="float" office:value="0.548118626186848">
            <text:p>0.55</text:p>
          </table:table-cell>
          <table:table-cell table:formula="of:=SUM([.B117:.J117])-2*[.I117]" office:value-type="float" office:value="-0.349238437809578">
            <text:p>-0.35</text:p>
          </table:table-cell>
          <table:table-cell table:formula="of:=[.K117]/2.421232796*100" office:value-type="float" office:value="-14.4239925374602">
            <text:p>-14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87. DeAndre Jordan, LAC C</text:p>
          </table:table-cell>
          <table:table-cell table:formula="of:=([Projections.D91]-0.483)/0.0498*([Projections.M91]/17.673)" office:value-type="float" office:value="1.87145912910966">
            <text:p>1.87</text:p>
          </table:table-cell>
          <table:table-cell table:formula="of:=([Projections.E91]-0.7876)/0.0761*([Projections.M91]/17.673)" office:value-type="float" office:value="-2.42636841145312">
            <text:p>-2.43</text:p>
          </table:table-cell>
          <table:table-cell table:formula="of:=([Projections.F91]-0.8577)/0.7534" office:value-type="float" office:value="-1.13843907618795">
            <text:p>-1.14</text:p>
          </table:table-cell>
          <table:table-cell table:formula="of:=([Projections.G91]-4.8346)/2.9474" office:value-type="float" office:value="1.51503019610504">
            <text:p>1.52</text:p>
          </table:table-cell>
          <table:table-cell table:formula="of:=([Projections.H91]-2.2462)/2.5876" office:value-type="float" office:value="-0.636187973411656">
            <text:p>-0.64</text:p>
          </table:table-cell>
          <table:table-cell table:formula="of:=([Projections.J91]-0.9615)/0.438" office:value-type="float" office:value="-0.825342465753425">
            <text:p>-0.83</text:p>
          </table:table-cell>
          <table:table-cell table:formula="of:=([Projections.K91]-0.4923)/0.6736" office:value-type="float" office:value="2.08981591448931">
            <text:p>2.09</text:p>
          </table:table-cell>
          <table:table-cell table:formula="of:=([Projections.L91]-1.4962)/0.6873" office:value-type="float" office:value="0.296522624763568">
            <text:p>0.30</text:p>
          </table:table-cell>
          <table:table-cell table:formula="of:=([Projections.M91]-11.362)/4.2655" office:value-type="float" office:value="-0.530301254249209">
            <text:p>-0.53</text:p>
          </table:table-cell>
          <table:table-cell table:formula="of:=SUM([.B118:.J118])-2*[.I118]" office:value-type="float" office:value="-0.376856566114915">
            <text:p>-0.38</text:p>
          </table:table-cell>
          <table:table-cell table:formula="of:=[.K118]/2.421232796*100" office:value-type="float" office:value="-15.5646564319425">
            <text:p>-15.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46. Rudy Fernandez, Den SG</text:p>
          </table:table-cell>
          <table:table-cell table:formula="of:=([Projections.D150]-0.483)/0.0498*([Projections.M150]/17.673)" office:value-type="float" office:value="-1.06622381564963">
            <text:p>-1.07</text:p>
          </table:table-cell>
          <table:table-cell table:formula="of:=([Projections.E150]-0.7876)/0.0761*([Projections.M150]/17.673)" office:value-type="float" office:value="0.495257954162615">
            <text:p>0.50</text:p>
          </table:table-cell>
          <table:table-cell table:formula="of:=([Projections.F150]-0.8577)/0.7534" office:value-type="float" office:value="1.1179984072206">
            <text:p>1.12</text:p>
          </table:table-cell>
          <table:table-cell table:formula="of:=([Projections.G150]-4.8346)/2.9474" office:value-type="float" office:value="-0.792087941914908">
            <text:p>-0.79</text:p>
          </table:table-cell>
          <table:table-cell table:formula="of:=([Projections.H150]-2.2462)/2.5876" office:value-type="float" office:value="0.0594373164322152">
            <text:p>0.06</text:p>
          </table:table-cell>
          <table:table-cell table:formula="of:=([Projections.J150]-0.9615)/0.438" office:value-type="float" office:value="0.316210045662101">
            <text:p>0.32</text:p>
          </table:table-cell>
          <table:table-cell table:formula="of:=([Projections.K150]-0.4923)/0.6736" office:value-type="float" office:value="-0.433937054631829">
            <text:p>-0.43</text:p>
          </table:table-cell>
          <table:table-cell table:formula="of:=([Projections.L150]-1.4962)/0.6873" office:value-type="float" office:value="-0.430961734322712">
            <text:p>-0.43</text:p>
          </table:table-cell>
          <table:table-cell table:formula="of:=([Projections.M150]-11.362)/4.2655" office:value-type="float" office:value="-0.506857343804947">
            <text:p>-0.51</text:p>
          </table:table-cell>
          <table:table-cell table:formula="of:=SUM([.B119:.J119])-2*[.I119]" office:value-type="float" office:value="-0.37924069820107">
            <text:p>-0.38</text:p>
          </table:table-cell>
          <table:table-cell table:formula="of:=[.K119]/2.421232796*100" office:value-type="float" office:value="-15.6631241253462">
            <text:p>-15.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54. Troy Murphy, LAL PF, C</text:p>
          </table:table-cell>
          <table:table-cell table:formula="of:=([Projections.D158]-0.483)/0.0498*([Projections.M158]/17.673)" office:value-type="float" office:value="-0.283144687617101">
            <text:p>-0.28</text:p>
          </table:table-cell>
          <table:table-cell table:formula="of:=([Projections.E158]-0.7876)/0.0761*([Projections.M158]/17.673)" office:value-type="float" office:value="-0.0966157497055766">
            <text:p>-0.10</text:p>
          </table:table-cell>
          <table:table-cell table:formula="of:=([Projections.F158]-0.8577)/0.7534" office:value-type="float" office:value="0.321608707194054">
            <text:p>0.32</text:p>
          </table:table-cell>
          <table:table-cell table:formula="of:=([Projections.G158]-4.8346)/2.9474" office:value-type="float" office:value="0.734681414127706">
            <text:p>0.73</text:p>
          </table:table-cell>
          <table:table-cell table:formula="of:=([Projections.H158]-2.2462)/2.5876" office:value-type="float" office:value="-0.327021177925491">
            <text:p>-0.33</text:p>
          </table:table-cell>
          <table:table-cell table:formula="of:=([Projections.J158]-0.9615)/0.438" office:value-type="float" office:value="-0.59703196347032">
            <text:p>-0.60</text:p>
          </table:table-cell>
          <table:table-cell table:formula="of:=([Projections.K158]-0.4923)/0.6736" office:value-type="float" office:value="-0.285480997624703">
            <text:p>-0.29</text:p>
          </table:table-cell>
          <table:table-cell table:formula="of:=([Projections.L158]-1.4962)/0.6873" office:value-type="float" office:value="-0.721955477957224">
            <text:p>-0.72</text:p>
          </table:table-cell>
          <table:table-cell table:formula="of:=([Projections.M158]-11.362)/4.2655" office:value-type="float" office:value="-0.577189075137733">
            <text:p>-0.58</text:p>
          </table:table-cell>
          <table:table-cell table:formula="of:=SUM([.B120:.J120])-2*[.I120]" office:value-type="float" office:value="-0.38823805220194">
            <text:p>-0.39</text:p>
          </table:table-cell>
          <table:table-cell table:formula="of:=[.K120]/2.421232796*100" office:value-type="float" office:value="-16.0347263114612">
            <text:p>-16.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4. John Salmons, Sac SF, SG</text:p>
          </table:table-cell>
          <table:table-cell table:formula="of:=([Projections.D118]-0.483)/0.0498*([Projections.M118]/17.673)" office:value-type="float" office:value="-0.791714359276067">
            <text:p>-0.79</text:p>
          </table:table-cell>
          <table:table-cell table:formula="of:=([Projections.E118]-0.7876)/0.0761*([Projections.M118]/17.673)" office:value-type="float" office:value="0.33277932074979">
            <text:p>0.33</text:p>
          </table:table-cell>
          <table:table-cell table:formula="of:=([Projections.F118]-0.8577)/0.7534" office:value-type="float" office:value="0.454340323865145">
            <text:p>0.45</text:p>
          </table:table-cell>
          <table:table-cell table:formula="of:=([Projections.G118]-4.8346)/2.9474" office:value-type="float" office:value="-0.554590486530501">
            <text:p>-0.55</text:p>
          </table:table-cell>
          <table:table-cell table:formula="of:=([Projections.H118]-2.2462)/2.5876" office:value-type="float" office:value="0.214020714175297">
            <text:p>0.21</text:p>
          </table:table-cell>
          <table:table-cell table:formula="of:=([Projections.J118]-0.9615)/0.438" office:value-type="float" office:value="-0.14041095890411">
            <text:p>-0.14</text:p>
          </table:table-cell>
          <table:table-cell table:formula="of:=([Projections.K118]-0.4923)/0.6736" office:value-type="float" office:value="-0.285480997624703">
            <text:p>-0.29</text:p>
          </table:table-cell>
          <table:table-cell table:formula="of:=([Projections.L118]-1.4962)/0.6873" office:value-type="float" office:value="0.151025752946312">
            <text:p>0.15</text:p>
          </table:table-cell>
          <table:table-cell table:formula="of:=([Projections.M118]-11.362)/4.2655" office:value-type="float" office:value="0.477786894854062">
            <text:p>0.48</text:p>
          </table:table-cell>
          <table:table-cell table:formula="of:=SUM([.B121:.J121])-2*[.I121]" office:value-type="float" office:value="-0.4442953016374">
            <text:p>-0.44</text:p>
          </table:table-cell>
          <table:table-cell table:formula="of:=[.K121]/2.421232796*100" office:value-type="float" office:value="-18.3499621503309">
            <text:p>-18.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03. Jamal Crawford, Por SG, PG</text:p>
          </table:table-cell>
          <table:table-cell table:formula="of:=([Projections.D107]-0.483)/0.0498*([Projections.M107]/17.673)" office:value-type="float" office:value="-0.949875436789312">
            <text:p>-0.95</text:p>
          </table:table-cell>
          <table:table-cell table:formula="of:=([Projections.E107]-0.7876)/0.0761*([Projections.M107]/17.673)" office:value-type="float" office:value="0.818252272094755">
            <text:p>0.82</text:p>
          </table:table-cell>
          <table:table-cell table:formula="of:=([Projections.F107]-0.8577)/0.7534" office:value-type="float" office:value="0.852535173878418">
            <text:p>0.85</text:p>
          </table:table-cell>
          <table:table-cell table:formula="of:=([Projections.G107]-4.8346)/2.9474" office:value-type="float" office:value="-0.961728981475198">
            <text:p>-0.96</text:p>
          </table:table-cell>
          <table:table-cell table:formula="of:=([Projections.H107]-2.2462)/2.5876" office:value-type="float" office:value="0.36860411191838">
            <text:p>0.37</text:p>
          </table:table-cell>
          <table:table-cell table:formula="of:=([Projections.J107]-0.9615)/0.438" office:value-type="float" office:value="-0.59703196347032">
            <text:p>-0.60</text:p>
          </table:table-cell>
          <table:table-cell table:formula="of:=([Projections.K107]-0.4923)/0.6736" office:value-type="float" office:value="-0.433937054631829">
            <text:p>-0.43</text:p>
          </table:table-cell>
          <table:table-cell table:formula="of:=([Projections.L107]-1.4962)/0.6873" office:value-type="float" office:value="0.442019496580824">
            <text:p>0.44</text:p>
          </table:table-cell>
          <table:table-cell table:formula="of:=([Projections.M107]-11.362)/4.2655" office:value-type="float" office:value="0.899777282850779">
            <text:p>0.90</text:p>
          </table:table-cell>
          <table:table-cell table:formula="of:=SUM([.B122:.J122])-2*[.I122]" office:value-type="float" office:value="-0.44542409220515">
            <text:p>-0.45</text:p>
          </table:table-cell>
          <table:table-cell table:formula="of:=[.K122]/2.421232796*100" office:value-type="float" office:value="-18.396582639266">
            <text:p>-18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38. Chuck Hayes, FA PF, C</text:p>
          </table:table-cell>
          <table:table-cell table:formula="of:=([Projections.D142]-0.483)/0.0498*([Projections.M142]/17.673)" office:value-type="float" office:value="0.211676786930441">
            <text:p>0.21</text:p>
          </table:table-cell>
          <table:table-cell table:formula="of:=([Projections.E142]-0.7876)/0.0761*([Projections.M142]/17.673)" office:value-type="float" office:value="-0.834208667267002">
            <text:p>-0.83</text:p>
          </table:table-cell>
          <table:table-cell table:formula="of:=([Projections.F142]-0.8577)/0.7534" office:value-type="float" office:value="-1.13843907618795">
            <text:p>-1.14</text:p>
          </table:table-cell>
          <table:table-cell table:formula="of:=([Projections.G142]-4.8346)/2.9474" office:value-type="float" office:value="1.04003528533623">
            <text:p>1.04</text:p>
          </table:table-cell>
          <table:table-cell table:formula="of:=([Projections.H142]-2.2462)/2.5876" office:value-type="float" office:value="0.0980831658679858">
            <text:p>0.10</text:p>
          </table:table-cell>
          <table:table-cell table:formula="of:=([Projections.J142]-0.9615)/0.438" office:value-type="float" office:value="0.316210045662101">
            <text:p>0.32</text:p>
          </table:table-cell>
          <table:table-cell table:formula="of:=([Projections.K142]-0.4923)/0.6736" office:value-type="float" office:value="0.308343230403801">
            <text:p>0.31</text:p>
          </table:table-cell>
          <table:table-cell table:formula="of:=([Projections.L142]-1.4962)/0.6873" office:value-type="float" office:value="-0.576458606139968">
            <text:p>-0.58</text:p>
          </table:table-cell>
          <table:table-cell table:formula="of:=([Projections.M142]-11.362)/4.2655" office:value-type="float" office:value="-1.04606728402298">
            <text:p>-1.05</text:p>
          </table:table-cell>
          <table:table-cell table:formula="of:=SUM([.B123:.J123])-2*[.I123]" office:value-type="float" office:value="-0.467907907137401">
            <text:p>-0.47</text:p>
          </table:table-cell>
          <table:table-cell table:formula="of:=[.K123]/2.421232796*100" office:value-type="float" office:value="-19.3251928484699">
            <text:p>-19.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02. D.J. Augustin, Cha PG</text:p>
          </table:table-cell>
          <table:table-cell table:formula="of:=([Projections.D106]-0.483)/0.0498*([Projections.M106]/17.673)" office:value-type="float" office:value="-0.901018207385077">
            <text:p>-0.90</text:p>
          </table:table-cell>
          <table:table-cell table:formula="of:=([Projections.E106]-0.7876)/0.0761*([Projections.M106]/17.673)" office:value-type="float" office:value="1.07679643468998">
            <text:p>1.08</text:p>
          </table:table-cell>
          <table:table-cell table:formula="of:=([Projections.F106]-0.8577)/0.7534" office:value-type="float" office:value="0.587071940536236">
            <text:p>0.59</text:p>
          </table:table-cell>
          <table:table-cell table:formula="of:=([Projections.G106]-4.8346)/2.9474" office:value-type="float" office:value="-0.792087941914908">
            <text:p>-0.79</text:p>
          </table:table-cell>
          <table:table-cell table:formula="of:=([Projections.H106]-2.2462)/2.5876" office:value-type="float" office:value="1.10287525119802">
            <text:p>1.10</text:p>
          </table:table-cell>
          <table:table-cell table:formula="of:=([Projections.J106]-0.9615)/0.438" office:value-type="float" office:value="-0.825342465753425">
            <text:p>-0.83</text:p>
          </table:table-cell>
          <table:table-cell table:formula="of:=([Projections.K106]-0.4923)/0.6736" office:value-type="float" office:value="-0.730849168646081">
            <text:p>-0.73</text:p>
          </table:table-cell>
          <table:table-cell table:formula="of:=([Projections.L106]-1.4962)/0.6873" office:value-type="float" office:value="0.442019496580824">
            <text:p>0.44</text:p>
          </table:table-cell>
          <table:table-cell table:formula="of:=([Projections.M106]-11.362)/4.2655" office:value-type="float" office:value="0.384011253077013">
            <text:p>0.38</text:p>
          </table:table-cell>
          <table:table-cell table:formula="of:=SUM([.B124:.J124])-2*[.I124]" office:value-type="float" office:value="-0.540562400779068">
            <text:p>-0.54</text:p>
          </table:table-cell>
          <table:table-cell table:formula="of:=[.K124]/2.421232796*100" office:value-type="float" office:value="-22.3259160239406">
            <text:p>-22.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28. Paul George, Ind SF, SG</text:p>
          </table:table-cell>
          <table:table-cell table:formula="of:=([Projections.D132]-0.483)/0.0498*([Projections.M132]/17.673)" office:value-type="float" office:value="-0.237241616269866">
            <text:p>-0.24</text:p>
          </table:table-cell>
          <table:table-cell table:formula="of:=([Projections.E132]-0.7876)/0.0761*([Projections.M132]/17.673)" office:value-type="float" office:value="-0.0685693738483014">
            <text:p>-0.07</text:p>
          </table:table-cell>
          <table:table-cell table:formula="of:=([Projections.F132]-0.8577)/0.7534" office:value-type="float" office:value="0.0561454738518715">
            <text:p>0.06</text:p>
          </table:table-cell>
          <table:table-cell table:formula="of:=([Projections.G132]-4.8346)/2.9474" office:value-type="float" office:value="-0.147451991585804">
            <text:p>-0.15</text:p>
          </table:table-cell>
          <table:table-cell table:formula="of:=([Projections.H132]-2.2462)/2.5876" office:value-type="float" office:value="-0.365667027361261">
            <text:p>-0.37</text:p>
          </table:table-cell>
          <table:table-cell table:formula="of:=([Projections.J132]-0.9615)/0.438" office:value-type="float" office:value="0.544520547945205">
            <text:p>0.54</text:p>
          </table:table-cell>
          <table:table-cell table:formula="of:=([Projections.K132]-0.4923)/0.6736" office:value-type="float" office:value="0.0114311163895487">
            <text:p>0.01</text:p>
          </table:table-cell>
          <table:table-cell table:formula="of:=([Projections.L132]-1.4962)/0.6873" office:value-type="float" office:value="-0.285464862505456">
            <text:p>-0.29</text:p>
          </table:table-cell>
          <table:table-cell table:formula="of:=([Projections.M132]-11.362)/4.2655" office:value-type="float" office:value="-0.624076896026257">
            <text:p>-0.62</text:p>
          </table:table-cell>
          <table:table-cell table:formula="of:=SUM([.B125:.J125])-2*[.I125]" office:value-type="float" office:value="-0.545444904399409">
            <text:p>-0.55</text:p>
          </table:table-cell>
          <table:table-cell table:formula="of:=[.K125]/2.421232796*100" office:value-type="float" office:value="-22.527569645534">
            <text:p>-22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70. Ersan Ilyasova, Mil SF, PF</text:p>
          </table:table-cell>
          <table:table-cell table:formula="of:=([Projections.D174]-0.483)/0.0498*([Projections.M174]/17.673)" office:value-type="float" office:value="-0.464143679340232">
            <text:p>-0.46</text:p>
          </table:table-cell>
          <table:table-cell table:formula="of:=([Projections.E174]-0.7876)/0.0761*([Projections.M174]/17.673)" office:value-type="float" office:value="0.19354378673512">
            <text:p>0.19</text:p>
          </table:table-cell>
          <table:table-cell table:formula="of:=([Projections.F174]-0.8577)/0.7534" office:value-type="float" office:value="-0.0765861428192195">
            <text:p>-0.08</text:p>
          </table:table-cell>
          <table:table-cell table:formula="of:=([Projections.G174]-4.8346)/2.9474" office:value-type="float" office:value="0.463255750831241">
            <text:p>0.46</text:p>
          </table:table-cell>
          <table:table-cell table:formula="of:=([Projections.H174]-2.2462)/2.5876" office:value-type="float" office:value="-0.481604575668573">
            <text:p>-0.48</text:p>
          </table:table-cell>
          <table:table-cell table:formula="of:=([Projections.J174]-0.9615)/0.438" office:value-type="float" office:value="-0.368721461187215">
            <text:p>-0.37</text:p>
          </table:table-cell>
          <table:table-cell table:formula="of:=([Projections.K174]-0.4923)/0.6736" office:value-type="float" office:value="-0.137024940617577">
            <text:p>-0.14</text:p>
          </table:table-cell>
          <table:table-cell table:formula="of:=([Projections.L174]-1.4962)/0.6873" office:value-type="float" office:value="-0.721955477957224">
            <text:p>-0.72</text:p>
          </table:table-cell>
          <table:table-cell table:formula="of:=([Projections.M174]-11.362)/4.2655" office:value-type="float" office:value="-0.43652561247216">
            <text:p>-0.44</text:p>
          </table:table-cell>
          <table:table-cell table:formula="of:=SUM([.B126:.J126])-2*[.I126]" office:value-type="float" office:value="-0.585851396581392">
            <text:p>-0.59</text:p>
          </table:table-cell>
          <table:table-cell table:formula="of:=[.K126]/2.421232796*100" office:value-type="float" office:value="-24.1964092651169">
            <text:p>-2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. Carlos Boozer, Chi PF</text:p>
          </table:table-cell>
          <table:table-cell table:formula="of:=([Projections.D76]-0.483)/0.0498*([Projections.M76]/17.673)" office:value-type="float" office:value="0.851933735053381">
            <text:p>0.85</text:p>
          </table:table-cell>
          <table:table-cell table:formula="of:=([Projections.E76]-0.7876)/0.0761*([Projections.M76]/17.673)" office:value-type="float" office:value="-0.807173507506385">
            <text:p>-0.81</text:p>
          </table:table-cell>
          <table:table-cell table:formula="of:=([Projections.F76]-0.8577)/0.7534" office:value-type="float" office:value="-1.13843907618795">
            <text:p>-1.14</text:p>
          </table:table-cell>
          <table:table-cell table:formula="of:=([Projections.G76]-4.8346)/2.9474" office:value-type="float" office:value="1.41324557236887">
            <text:p>1.41</text:p>
          </table:table-cell>
          <table:table-cell table:formula="of:=([Projections.H76]-2.2462)/2.5876" office:value-type="float" office:value="-0.0178543824393259">
            <text:p>-0.02</text:p>
          </table:table-cell>
          <table:table-cell table:formula="of:=([Projections.J76]-0.9615)/0.438" office:value-type="float" office:value="-0.59703196347032">
            <text:p>-0.60</text:p>
          </table:table-cell>
          <table:table-cell table:formula="of:=([Projections.K76]-0.4923)/0.6736" office:value-type="float" office:value="-0.285480997624703">
            <text:p>-0.29</text:p>
          </table:table-cell>
          <table:table-cell table:formula="of:=([Projections.L76]-1.4962)/0.6873" office:value-type="float" office:value="1.1695038556671">
            <text:p>1.17</text:p>
          </table:table-cell>
          <table:table-cell table:formula="of:=([Projections.M76]-11.362)/4.2655" office:value-type="float" office:value="1.15766029773766">
            <text:p>1.16</text:p>
          </table:table-cell>
          <table:table-cell table:formula="of:=SUM([.B127:.J127])-2*[.I127]" office:value-type="float" office:value="-0.592644177735873">
            <text:p>-0.59</text:p>
          </table:table-cell>
          <table:table-cell table:formula="of:=[.K127]/2.421232796*100" office:value-type="float" office:value="-24.4769597832538">
            <text:p>-24.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95. Jarrett Jack, Nor PG, SG</text:p>
          </table:table-cell>
          <table:table-cell table:formula="of:=([Projections.D99]-0.483)/0.0498*([Projections.M99]/17.673)" office:value-type="float" office:value="-0.736267084975447">
            <text:p>-0.74</text:p>
          </table:table-cell>
          <table:table-cell table:formula="of:=([Projections.E99]-0.7876)/0.0761*([Projections.M99]/17.673)" office:value-type="float" office:value="0.626359146929177">
            <text:p>0.63</text:p>
          </table:table-cell>
          <table:table-cell table:formula="of:=([Projections.F99]-0.8577)/0.7534" office:value-type="float" office:value="-0.0765861428192195">
            <text:p>-0.08</text:p>
          </table:table-cell>
          <table:table-cell table:formula="of:=([Projections.G99]-4.8346)/2.9474" office:value-type="float" office:value="-0.554590486530501">
            <text:p>-0.55</text:p>
          </table:table-cell>
          <table:table-cell table:formula="of:=([Projections.H99]-2.2462)/2.5876" office:value-type="float" office:value="0.986937702890709">
            <text:p>0.99</text:p>
          </table:table-cell>
          <table:table-cell table:formula="of:=([Projections.J99]-0.9615)/0.438" office:value-type="float" office:value="0.0878995433789954">
            <text:p>0.09</text:p>
          </table:table-cell>
          <table:table-cell table:formula="of:=([Projections.K99]-0.4923)/0.6736" office:value-type="float" office:value="-0.582393111638955">
            <text:p>-0.58</text:p>
          </table:table-cell>
          <table:table-cell table:formula="of:=([Projections.L99]-1.4962)/0.6873" office:value-type="float" office:value="0.878510112032591">
            <text:p>0.88</text:p>
          </table:table-cell>
          <table:table-cell table:formula="of:=([Projections.M99]-11.362)/4.2655" office:value-type="float" office:value="0.501230805298324">
            <text:p>0.50</text:p>
          </table:table-cell>
          <table:table-cell table:formula="of:=SUM([.B128:.J128])-2*[.I128]" office:value-type="float" office:value="-0.625919739499509">
            <text:p>-0.63</text:p>
          </table:table-cell>
          <table:table-cell table:formula="of:=[.K128]/2.421232796*100" office:value-type="float" office:value="-25.8512828891778">
            <text:p>-25.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152. Marvin Williams, Atl SF</text:p>
          </table:table-cell>
          <table:table-cell table:formula="of:=([Projections.D156]-0.483)/0.0498*([Projections.M156]/17.673)" office:value-type="float" office:value="-0.286326088601562">
            <text:p>-0.29</text:p>
          </table:table-cell>
          <table:table-cell table:formula="of:=([Projections.E156]-0.7876)/0.0761*([Projections.M156]/17.673)" office:value-type="float" office:value="0.596468788777999">
            <text:p>0.60</text:p>
          </table:table-cell>
          <table:table-cell table:formula="of:=([Projections.F156]-0.8577)/0.7534" office:value-type="float" office:value="-0.20931775949031">
            <text:p>-0.21</text:p>
          </table:table-cell>
          <table:table-cell table:formula="of:=([Projections.G156]-4.8346)/2.9474" office:value-type="float" office:value="0.0561172558865441">
            <text:p>0.06</text:p>
          </table:table-cell>
          <table:table-cell table:formula="of:=([Projections.H156]-2.2462)/2.5876" office:value-type="float" office:value="-0.365667027361261">
            <text:p>-0.37</text:p>
          </table:table-cell>
          <table:table-cell table:formula="of:=([Projections.J156]-0.9615)/0.438" office:value-type="float" office:value="-0.825342465753425">
            <text:p>-0.83</text:p>
          </table:table-cell>
          <table:table-cell table:formula="of:=([Projections.K156]-0.4923)/0.6736" office:value-type="float" office:value="-0.137024940617577">
            <text:p>-0.14</text:p>
          </table:table-cell>
          <table:table-cell table:formula="of:=([Projections.L156]-1.4962)/0.6873" office:value-type="float" office:value="-0.721955477957224">
            <text:p>-0.72</text:p>
          </table:table-cell>
          <table:table-cell table:formula="of:=([Projections.M156]-11.362)/4.2655" office:value-type="float" office:value="-0.202086508029539">
            <text:p>-0.20</text:p>
          </table:table-cell>
          <table:table-cell table:formula="of:=SUM([.B129:.J129])-2*[.I129]" office:value-type="float" office:value="-0.651223267231909">
            <text:p>-0.65</text:p>
          </table:table-cell>
          <table:table-cell table:formula="of:=[.K129]/2.421232796*100" office:value-type="float" office:value="-26.8963508303606">
            <text:p>-26.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86. Emeka Okafor, Nor C</text:p>
          </table:table-cell>
          <table:table-cell table:formula="of:=([Projections.D90]-0.483)/0.0498*([Projections.M90]/17.673)" office:value-type="float" office:value="0.883634123434268">
            <text:p>0.88</text:p>
          </table:table-cell>
          <table:table-cell table:formula="of:=([Projections.E90]-0.7876)/0.0761*([Projections.M90]/17.673)" office:value-type="float" office:value="-1.67167404519824">
            <text:p>-1.67</text:p>
          </table:table-cell>
          <table:table-cell table:formula="of:=([Projections.F90]-0.8577)/0.7534" office:value-type="float" office:value="-1.13843907618795">
            <text:p>-1.14</text:p>
          </table:table-cell>
          <table:table-cell table:formula="of:=([Projections.G90]-4.8346)/2.9474" office:value-type="float" office:value="1.37931736445681">
            <text:p>1.38</text:p>
          </table:table-cell>
          <table:table-cell table:formula="of:=([Projections.H90]-2.2462)/2.5876" office:value-type="float" office:value="-0.636187973411656">
            <text:p>-0.64</text:p>
          </table:table-cell>
          <table:table-cell table:formula="of:=([Projections.J90]-0.9615)/0.438" office:value-type="float" office:value="-0.825342465753425">
            <text:p>-0.83</text:p>
          </table:table-cell>
          <table:table-cell table:formula="of:=([Projections.K90]-0.4923)/0.6736" office:value-type="float" office:value="1.64444774346793">
            <text:p>1.64</text:p>
          </table:table-cell>
          <table:table-cell table:formula="of:=([Projections.L90]-1.4962)/0.6873" office:value-type="float" office:value="0.00552888112905576">
            <text:p>0.01</text:p>
          </table:table-cell>
          <table:table-cell table:formula="of:=([Projections.M90]-11.362)/4.2655" office:value-type="float" office:value="-0.295862149806588">
            <text:p>-0.30</text:p>
          </table:table-cell>
          <table:table-cell table:formula="of:=SUM([.B130:.J130])-2*[.I130]" office:value-type="float" office:value="-0.665635360127897">
            <text:p>-0.67</text:p>
          </table:table-cell>
          <table:table-cell table:formula="of:=[.K130]/2.421232796*100" office:value-type="float" office:value="-27.4915886331773">
            <text:p>-27.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143. Gerald Henderson, Cha SG</text:p>
          </table:table-cell>
          <table:table-cell table:formula="of:=([Projections.D147]-0.483)/0.0498*([Projections.M147]/17.673)" office:value-type="float" office:value="-0.461416764210693">
            <text:p>-0.46</text:p>
          </table:table-cell>
          <table:table-cell table:formula="of:=([Projections.E147]-0.7876)/0.0761*([Projections.M147]/17.673)" office:value-type="float" office:value="-0.0740269666052581">
            <text:p>-0.07</text:p>
          </table:table-cell>
          <table:table-cell table:formula="of:=([Projections.F147]-0.8577)/0.7534" office:value-type="float" office:value="-0.872975842845766">
            <text:p>-0.87</text:p>
          </table:table-cell>
          <table:table-cell table:formula="of:=([Projections.G147]-4.8346)/2.9474" office:value-type="float" office:value="-0.384949446970211">
            <text:p>-0.38</text:p>
          </table:table-cell>
          <table:table-cell table:formula="of:=([Projections.H147]-2.2462)/2.5876" office:value-type="float" office:value="-0.0178543824393259">
            <text:p>-0.02</text:p>
          </table:table-cell>
          <table:table-cell table:formula="of:=([Projections.J147]-0.9615)/0.438" office:value-type="float" office:value="0.544520547945205">
            <text:p>0.54</text:p>
          </table:table-cell>
          <table:table-cell table:formula="of:=([Projections.K147]-0.4923)/0.6736" office:value-type="float" office:value="-0.137024940617577">
            <text:p>-0.14</text:p>
          </table:table-cell>
          <table:table-cell table:formula="of:=([Projections.L147]-1.4962)/0.6873" office:value-type="float" office:value="-0.285464862505456">
            <text:p>-0.29</text:p>
          </table:table-cell>
          <table:table-cell table:formula="of:=([Projections.M147]-11.362)/4.2655" office:value-type="float" office:value="0.407455163521275">
            <text:p>0.41</text:p>
          </table:table-cell>
          <table:table-cell table:formula="of:=SUM([.B131:.J131])-2*[.I131]" office:value-type="float" office:value="-0.710807769716894">
            <text:p>-0.71</text:p>
          </table:table-cell>
          <table:table-cell table:formula="of:=[.K131]/2.421232796*100" office:value-type="float" office:value="-29.3572667151702">
            <text:p>-29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50. Marcus Camby, Por C, PF</text:p>
          </table:table-cell>
          <table:table-cell table:formula="of:=([Projections.D154]-0.483)/0.0498*([Projections.M154]/17.673)" office:value-type="float" office:value="-0.254739321684406">
            <text:p>-0.25</text:p>
          </table:table-cell>
          <table:table-cell table:formula="of:=([Projections.E154]-0.7876)/0.0761*([Projections.M154]/17.673)" office:value-type="float" office:value="-0.608023419764799">
            <text:p>-0.61</text:p>
          </table:table-cell>
          <table:table-cell table:formula="of:=([Projections.F154]-0.8577)/0.7534" office:value-type="float" office:value="-1.13843907618795">
            <text:p>-1.14</text:p>
          </table:table-cell>
          <table:table-cell table:formula="of:=([Projections.G154]-4.8346)/2.9474" office:value-type="float" office:value="1.10789170116034">
            <text:p>1.11</text:p>
          </table:table-cell>
          <table:table-cell table:formula="of:=([Projections.H154]-2.2462)/2.5876" office:value-type="float" office:value="-0.0951460813108672">
            <text:p>-0.10</text:p>
          </table:table-cell>
          <table:table-cell table:formula="of:=([Projections.J154]-0.9615)/0.438" office:value-type="float" office:value="-0.368721461187215">
            <text:p>-0.37</text:p>
          </table:table-cell>
          <table:table-cell table:formula="of:=([Projections.K154]-0.4923)/0.6736" office:value-type="float" office:value="1.34753562945368">
            <text:p>1.35</text:p>
          </table:table-cell>
          <table:table-cell table:formula="of:=([Projections.L154]-1.4962)/0.6873" office:value-type="float" office:value="-0.576458606139968">
            <text:p>-0.58</text:p>
          </table:table-cell>
          <table:table-cell table:formula="of:=([Projections.M154]-11.362)/4.2655" office:value-type="float" office:value="-1.2805063884656">
            <text:p>-1.28</text:p>
          </table:table-cell>
          <table:table-cell table:formula="of:=SUM([.B132:.J132])-2*[.I132]" office:value-type="float" office:value="-0.713689811846836">
            <text:p>-0.71</text:p>
          </table:table-cell>
          <table:table-cell table:formula="of:=[.K132]/2.421232796*100" office:value-type="float" office:value="-29.4762987278996">
            <text:p>-29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75. Vince Carter, Dal SG, SF</text:p>
          </table:table-cell>
          <table:table-cell table:formula="of:=([Projections.D179]-0.483)/0.0498*([Projections.M179]/17.673)" office:value-type="float" office:value="-0.738539514250063">
            <text:p>-0.74</text:p>
          </table:table-cell>
          <table:table-cell table:formula="of:=([Projections.E179]-0.7876)/0.0761*([Projections.M179]/17.673)" office:value-type="float" office:value="0.00386641448721672">
            <text:p>0.00</text:p>
          </table:table-cell>
          <table:table-cell table:formula="of:=([Projections.F179]-0.8577)/0.7534" office:value-type="float" office:value="0.719803557207327">
            <text:p>0.72</text:p>
          </table:table-cell>
          <table:table-cell table:formula="of:=([Projections.G179]-4.8346)/2.9474" office:value-type="float" office:value="-0.520662278618443">
            <text:p>-0.52</text:p>
          </table:table-cell>
          <table:table-cell table:formula="of:=([Projections.H179]-2.2462)/2.5876" office:value-type="float" office:value="0.0207914669964445">
            <text:p>0.02</text:p>
          </table:table-cell>
          <table:table-cell table:formula="of:=([Projections.J179]-0.9615)/0.438" office:value-type="float" office:value="-0.59703196347032">
            <text:p>-0.60</text:p>
          </table:table-cell>
          <table:table-cell table:formula="of:=([Projections.K179]-0.4923)/0.6736" office:value-type="float" office:value="-0.433937054631829">
            <text:p>-0.43</text:p>
          </table:table-cell>
          <table:table-cell table:formula="of:=([Projections.L179]-1.4962)/0.6873" office:value-type="float" office:value="-0.430961734322712">
            <text:p>-0.43</text:p>
          </table:table-cell>
          <table:table-cell table:formula="of:=([Projections.M179]-11.362)/4.2655" office:value-type="float" office:value="0.384011253077013">
            <text:p>0.38</text:p>
          </table:table-cell>
          <table:table-cell table:formula="of:=SUM([.B133:.J133])-2*[.I133]" office:value-type="float" office:value="-0.730736384879942">
            <text:p>-0.73</text:p>
          </table:table-cell>
          <table:table-cell table:formula="of:=[.K133]/2.421232796*100" office:value-type="float" office:value="-30.1803439176586">
            <text:p>-3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83. Michael Beasley, Min SF, PF</text:p>
          </table:table-cell>
          <table:table-cell table:formula="of:=([Projections.D87]-0.483)/0.0498*([Projections.M87]/17.673)" office:value-type="float" office:value="-0.593104040674665">
            <text:p>-0.59</text:p>
          </table:table-cell>
          <table:table-cell table:formula="of:=([Projections.E87]-0.7876)/0.0761*([Projections.M87]/17.673)" office:value-type="float" office:value="-0.305327777890549">
            <text:p>-0.31</text:p>
          </table:table-cell>
          <table:table-cell table:formula="of:=([Projections.F87]-0.8577)/0.7534" office:value-type="float" office:value="-0.342049376161401">
            <text:p>-0.34</text:p>
          </table:table-cell>
          <table:table-cell table:formula="of:=([Projections.G87]-4.8346)/2.9474" office:value-type="float" office:value="0.327542919183009">
            <text:p>0.33</text:p>
          </table:table-cell>
          <table:table-cell table:formula="of:=([Projections.H87]-2.2462)/2.5876" office:value-type="float" office:value="-0.172437780182408">
            <text:p>-0.17</text:p>
          </table:table-cell>
          <table:table-cell table:formula="of:=([Projections.J87]-0.9615)/0.438" office:value-type="float" office:value="-0.368721461187215">
            <text:p>-0.37</text:p>
          </table:table-cell>
          <table:table-cell table:formula="of:=([Projections.K87]-0.4923)/0.6736" office:value-type="float" office:value="0.308343230403801">
            <text:p>0.31</text:p>
          </table:table-cell>
          <table:table-cell table:formula="of:=([Projections.L87]-1.4962)/0.6873" office:value-type="float" office:value="1.02400698384985">
            <text:p>1.02</text:p>
          </table:table-cell>
          <table:table-cell table:formula="of:=([Projections.M87]-11.362)/4.2655" office:value-type="float" office:value="1.41554331262455">
            <text:p>1.42</text:p>
          </table:table-cell>
          <table:table-cell table:formula="of:=SUM([.B134:.J134])-2*[.I134]" office:value-type="float" office:value="-0.754217957734732">
            <text:p>-0.75</text:p>
          </table:table-cell>
          <table:table-cell table:formula="of:=[.K134]/2.421232796*100" office:value-type="float" office:value="-31.1501628005675">
            <text:p>-31.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105. Shawn Marion, Dal SF, PF</text:p>
          </table:table-cell>
          <table:table-cell table:formula="of:=([Projections.D109]-0.483)/0.0498*([Projections.M109]/17.673)" office:value-type="float" office:value="0.381768118135417">
            <text:p>0.38</text:p>
          </table:table-cell>
          <table:table-cell table:formula="of:=([Projections.E109]-0.7876)/0.0761*([Projections.M109]/17.673)" office:value-type="float" office:value="-0.163222174660368">
            <text:p>-0.16</text:p>
          </table:table-cell>
          <table:table-cell table:formula="of:=([Projections.F109]-0.8577)/0.7534" office:value-type="float" office:value="-1.00570745951686">
            <text:p>-1.01</text:p>
          </table:table-cell>
          <table:table-cell table:formula="of:=([Projections.G109]-4.8346)/2.9474" office:value-type="float" office:value="0.497183958743299">
            <text:p>0.50</text:p>
          </table:table-cell>
          <table:table-cell table:formula="of:=([Projections.H109]-2.2462)/2.5876" office:value-type="float" office:value="-0.365667027361261">
            <text:p>-0.37</text:p>
          </table:table-cell>
          <table:table-cell table:formula="of:=([Projections.J109]-0.9615)/0.438" office:value-type="float" office:value="-0.368721461187215">
            <text:p>-0.37</text:p>
          </table:table-cell>
          <table:table-cell table:formula="of:=([Projections.K109]-0.4923)/0.6736" office:value-type="float" office:value="0.159887173396675">
            <text:p>0.16</text:p>
          </table:table-cell>
          <table:table-cell table:formula="of:=([Projections.L109]-1.4962)/0.6873" office:value-type="float" office:value="-0.1399679906882">
            <text:p>-0.14</text:p>
          </table:table-cell>
          <table:table-cell table:formula="of:=([Projections.M109]-11.362)/4.2655" office:value-type="float" office:value="-0.0379791349197048">
            <text:p>-0.04</text:p>
          </table:table-cell>
          <table:table-cell table:formula="of:=SUM([.B135:.J135])-2*[.I135]" office:value-type="float" office:value="-0.762490016681813">
            <text:p>-0.76</text:p>
          </table:table-cell>
          <table:table-cell table:formula="of:=[.K135]/2.421232796*100" office:value-type="float" office:value="-31.4918093766731">
            <text:p>-31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77. Austin Daye, Det SF, PF</text:p>
          </table:table-cell>
          <table:table-cell table:formula="of:=([Projections.D181]-0.483)/0.0498*([Projections.M181]/17.673)" office:value-type="float" office:value="-0.209972464974479">
            <text:p>-0.21</text:p>
          </table:table-cell>
          <table:table-cell table:formula="of:=([Projections.E181]-0.7876)/0.0761*([Projections.M181]/17.673)" office:value-type="float" office:value="-0.147875483311106">
            <text:p>-0.15</text:p>
          </table:table-cell>
          <table:table-cell table:formula="of:=([Projections.F181]-0.8577)/0.7534" office:value-type="float" office:value="0.188877090522963">
            <text:p>0.19</text:p>
          </table:table-cell>
          <table:table-cell table:formula="of:=([Projections.G181]-4.8346)/2.9474" office:value-type="float" office:value="-0.147451991585804">
            <text:p>-0.15</text:p>
          </table:table-cell>
          <table:table-cell table:formula="of:=([Projections.H181]-2.2462)/2.5876" office:value-type="float" office:value="-0.404312876797032">
            <text:p>-0.40</text:p>
          </table:table-cell>
          <table:table-cell table:formula="of:=([Projections.J181]-0.9615)/0.438" office:value-type="float" office:value="-0.825342465753425">
            <text:p>-0.83</text:p>
          </table:table-cell>
          <table:table-cell table:formula="of:=([Projections.K181]-0.4923)/0.6736" office:value-type="float" office:value="0.456799287410926">
            <text:p>0.46</text:p>
          </table:table-cell>
          <table:table-cell table:formula="of:=([Projections.L181]-1.4962)/0.6873" office:value-type="float" office:value="-0.86745234977448">
            <text:p>-0.87</text:p>
          </table:table-cell>
          <table:table-cell table:formula="of:=([Projections.M181]-11.362)/4.2655" office:value-type="float" office:value="-0.600632985581995">
            <text:p>-0.60</text:p>
          </table:table-cell>
          <table:table-cell table:formula="of:=SUM([.B136:.J136])-2*[.I136]" office:value-type="float" office:value="-0.822459540295472">
            <text:p>-0.82</text:p>
          </table:table-cell>
          <table:table-cell table:formula="of:=[.K136]/2.421232796*100" office:value-type="float" office:value="-33.968627124753">
            <text:p>-34.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39. O.J. Mayo, Mem SG</text:p>
          </table:table-cell>
          <table:table-cell table:formula="of:=([Projections.D143]-0.483)/0.0498*([Projections.M143]/17.673)" office:value-type="float" office:value="-0.779215998265682">
            <text:p>-0.78</text:p>
          </table:table-cell>
          <table:table-cell table:formula="of:=([Projections.E143]-0.7876)/0.0761*([Projections.M143]/17.673)" office:value-type="float" office:value="0.145421797194217">
            <text:p>0.15</text:p>
          </table:table-cell>
          <table:table-cell table:formula="of:=([Projections.F143]-0.8577)/0.7534" office:value-type="float" office:value="0.587071940536236">
            <text:p>0.59</text:p>
          </table:table-cell>
          <table:table-cell table:formula="of:=([Projections.G143]-4.8346)/2.9474" office:value-type="float" office:value="-0.724231526090792">
            <text:p>-0.72</text:p>
          </table:table-cell>
          <table:table-cell table:formula="of:=([Projections.H143]-2.2462)/2.5876" office:value-type="float" office:value="-0.0178543824393259">
            <text:p>-0.02</text:p>
          </table:table-cell>
          <table:table-cell table:formula="of:=([Projections.J143]-0.9615)/0.438" office:value-type="float" office:value="0.0878995433789954">
            <text:p>0.09</text:p>
          </table:table-cell>
          <table:table-cell table:formula="of:=([Projections.K143]-0.4923)/0.6736" office:value-type="float" office:value="-0.285480997624703">
            <text:p>-0.29</text:p>
          </table:table-cell>
          <table:table-cell table:formula="of:=([Projections.L143]-1.4962)/0.6873" office:value-type="float" office:value="0.151025752946312">
            <text:p>0.15</text:p>
          </table:table-cell>
          <table:table-cell table:formula="of:=([Projections.M143]-11.362)/4.2655" office:value-type="float" office:value="0.313679521744227">
            <text:p>0.31</text:p>
          </table:table-cell>
          <table:table-cell table:formula="of:=SUM([.B137:.J137])-2*[.I137]" office:value-type="float" office:value="-0.823735854513139">
            <text:p>-0.82</text:p>
          </table:table-cell>
          <table:table-cell table:formula="of:=[.K137]/2.421232796*100" office:value-type="float" office:value="-34.021340528428">
            <text:p>-34.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1. Devin Harris, Uta PG</text:p>
          </table:table-cell>
          <table:table-cell table:formula="of:=([Projections.D65]-0.483)/0.0498*([Projections.M65]/17.673)" office:value-type="float" office:value="-1.13814620219121">
            <text:p>-1.14</text:p>
          </table:table-cell>
          <table:table-cell table:formula="of:=([Projections.E65]-0.7876)/0.0761*([Projections.M65]/17.673)" office:value-type="float" office:value="0.394865014919527">
            <text:p>0.39</text:p>
          </table:table-cell>
          <table:table-cell table:formula="of:=([Projections.F65]-0.8577)/0.7534" office:value-type="float" office:value="0.0561454738518715">
            <text:p>0.06</text:p>
          </table:table-cell>
          <table:table-cell table:formula="of:=([Projections.G65]-4.8346)/2.9474" office:value-type="float" office:value="-0.724231526090792">
            <text:p>-0.72</text:p>
          </table:table-cell>
          <table:table-cell table:formula="of:=([Projections.H65]-2.2462)/2.5876" office:value-type="float" office:value="1.68256299273458">
            <text:p>1.68</text:p>
          </table:table-cell>
          <table:table-cell table:formula="of:=([Projections.J65]-0.9615)/0.438" office:value-type="float" office:value="0.316210045662101">
            <text:p>0.32</text:p>
          </table:table-cell>
          <table:table-cell table:formula="of:=([Projections.K65]-0.4923)/0.6736" office:value-type="float" office:value="-0.433937054631829">
            <text:p>-0.43</text:p>
          </table:table-cell>
          <table:table-cell table:formula="of:=([Projections.L65]-1.4962)/0.6873" office:value-type="float" office:value="2.04248508657064">
            <text:p>2.04</text:p>
          </table:table-cell>
          <table:table-cell table:formula="of:=([Projections.M65]-11.362)/4.2655" office:value-type="float" office:value="1.06388465596061">
            <text:p>1.06</text:p>
          </table:table-cell>
          <table:table-cell table:formula="of:=SUM([.B138:.J138])-2*[.I138]" office:value-type="float" office:value="-0.825131686355779">
            <text:p>-0.83</text:p>
          </table:table-cell>
          <table:table-cell table:formula="of:=[.K138]/2.421232796*100" office:value-type="float" office:value="-34.078990162323">
            <text:p>-34.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69. Baron Davis*, NY PG</text:p>
          </table:table-cell>
          <table:table-cell table:formula="of:=([Projections.D173]-0.483)/0.0498*([Projections.M173]/17.673)" office:value-type="float" office:value="-0.951579758745273">
            <text:p>-0.95</text:p>
          </table:table-cell>
          <table:table-cell table:formula="of:=([Projections.E173]-0.7876)/0.0761*([Projections.M173]/17.673)" office:value-type="float" office:value="-0.284404527184724">
            <text:p>-0.28</text:p>
          </table:table-cell>
          <table:table-cell table:formula="of:=([Projections.F173]-0.8577)/0.7534" office:value-type="float" office:value="0.454340323865145">
            <text:p>0.45</text:p>
          </table:table-cell>
          <table:table-cell table:formula="of:=([Projections.G173]-4.8346)/2.9474" office:value-type="float" office:value="-0.656375110266676">
            <text:p>-0.66</text:p>
          </table:table-cell>
          <table:table-cell table:formula="of:=([Projections.H173]-2.2462)/2.5876" office:value-type="float" office:value="1.41204204668419">
            <text:p>1.41</text:p>
          </table:table-cell>
          <table:table-cell table:formula="of:=([Projections.J173]-0.9615)/0.438" office:value-type="float" office:value="0.772831050228311">
            <text:p>0.77</text:p>
          </table:table-cell>
          <table:table-cell table:formula="of:=([Projections.K173]-0.4923)/0.6736" office:value-type="float" office:value="-0.137024940617577">
            <text:p>-0.14</text:p>
          </table:table-cell>
          <table:table-cell table:formula="of:=([Projections.L173]-1.4962)/0.6873" office:value-type="float" office:value="1.75149134293613">
            <text:p>1.75</text:p>
          </table:table-cell>
          <table:table-cell table:formula="of:=([Projections.M173]-11.362)/4.2655" office:value-type="float" office:value="0.266791700855703">
            <text:p>0.27</text:p>
          </table:table-cell>
          <table:table-cell table:formula="of:=SUM([.B139:.J139])-2*[.I139]" office:value-type="float" office:value="-0.874870558117033">
            <text:p>-0.87</text:p>
          </table:table-cell>
          <table:table-cell table:formula="of:=[.K139]/2.421232796*100" office:value-type="float" office:value="-36.1332689513525">
            <text:p>-36.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80. Darren Collison, Ind PG</text:p>
          </table:table-cell>
          <table:table-cell table:formula="of:=([Projections.D84]-0.483)/0.0498*([Projections.M84]/17.673)" office:value-type="float" office:value="-0.2772363715031">
            <text:p>-0.28</text:p>
          </table:table-cell>
          <table:table-cell table:formula="of:=([Projections.E84]-0.7876)/0.0761*([Projections.M84]/17.673)" office:value-type="float" office:value="0.656755113128684">
            <text:p>0.66</text:p>
          </table:table-cell>
          <table:table-cell table:formula="of:=([Projections.F84]-0.8577)/0.7534" office:value-type="float" office:value="-0.474780992832493">
            <text:p>-0.47</text:p>
          </table:table-cell>
          <table:table-cell table:formula="of:=([Projections.G84]-4.8346)/2.9474" office:value-type="float" office:value="-0.690303318178734">
            <text:p>-0.69</text:p>
          </table:table-cell>
          <table:table-cell table:formula="of:=([Projections.H84]-2.2462)/2.5876" office:value-type="float" office:value="1.14152110063379">
            <text:p>1.14</text:p>
          </table:table-cell>
          <table:table-cell table:formula="of:=([Projections.J84]-0.9615)/0.438" office:value-type="float" office:value="0.544520547945205">
            <text:p>0.54</text:p>
          </table:table-cell>
          <table:table-cell table:formula="of:=([Projections.K84]-0.4923)/0.6736" office:value-type="float" office:value="-0.582393111638955">
            <text:p>-0.58</text:p>
          </table:table-cell>
          <table:table-cell table:formula="of:=([Projections.L84]-1.4962)/0.6873" office:value-type="float" office:value="1.46049759930162">
            <text:p>1.46</text:p>
          </table:table-cell>
          <table:table-cell table:formula="of:=([Projections.M84]-11.362)/4.2655" office:value-type="float" office:value="0.196459969522916">
            <text:p>0.20</text:p>
          </table:table-cell>
          <table:table-cell table:formula="of:=SUM([.B140:.J140])-2*[.I140]" office:value-type="float" office:value="-0.945954662224298">
            <text:p>-0.95</text:p>
          </table:table-cell>
          <table:table-cell table:formula="of:=[.K140]/2.421232796*100" office:value-type="float" office:value="-39.0691330378088">
            <text:p>-39.1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118. Corey Maggette, Cha SF</text:p>
          </table:table-cell>
          <table:table-cell table:formula="of:=([Projections.D122]-0.483)/0.0498*([Projections.M122]/17.673)" office:value-type="float" office:value="-0.607647588032205">
            <text:p>-0.61</text:p>
          </table:table-cell>
          <table:table-cell table:formula="of:=([Projections.E122]-0.7876)/0.0761*([Projections.M122]/17.673)" office:value-type="float" office:value="0.64475435739336">
            <text:p>0.64</text:p>
          </table:table-cell>
          <table:table-cell table:formula="of:=([Projections.F122]-0.8577)/0.7534" office:value-type="float" office:value="-0.20931775949031">
            <text:p>-0.21</text:p>
          </table:table-cell>
          <table:table-cell table:formula="of:=([Projections.G122]-4.8346)/2.9474" office:value-type="float" office:value="0.191830087534777">
            <text:p>0.19</text:p>
          </table:table-cell>
          <table:table-cell table:formula="of:=([Projections.H122]-2.2462)/2.5876" office:value-type="float" office:value="-0.0178543824393259">
            <text:p>-0.02</text:p>
          </table:table-cell>
          <table:table-cell table:formula="of:=([Projections.J122]-0.9615)/0.438" office:value-type="float" office:value="-0.825342465753425">
            <text:p>-0.83</text:p>
          </table:table-cell>
          <table:table-cell table:formula="of:=([Projections.K122]-0.4923)/0.6736" office:value-type="float" office:value="-0.582393111638955">
            <text:p>-0.58</text:p>
          </table:table-cell>
          <table:table-cell table:formula="of:=([Projections.L122]-1.4962)/0.6873" office:value-type="float" office:value="1.46049759930162">
            <text:p>1.46</text:p>
          </table:table-cell>
          <table:table-cell table:formula="of:=([Projections.M122]-11.362)/4.2655" office:value-type="float" office:value="1.814089790177">
            <text:p>1.81</text:p>
          </table:table-cell>
          <table:table-cell table:formula="of:=SUM([.B141:.J141])-2*[.I141]" office:value-type="float" office:value="-1.0523786715507">
            <text:p>-1.05</text:p>
          </table:table-cell>
          <table:table-cell table:formula="of:=[.K141]/2.421232796*100" office:value-type="float" office:value="-43.4645802456204">
            <text:p>-43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66. Grant Hill, Pho SF</text:p>
          </table:table-cell>
          <table:table-cell table:formula="of:=([Projections.D170]-0.483)/0.0498*([Projections.M170]/17.673)" office:value-type="float" office:value="0.0763536236270835">
            <text:p>0.08</text:p>
          </table:table-cell>
          <table:table-cell table:formula="of:=([Projections.E170]-0.7876)/0.0761*([Projections.M170]/17.673)" office:value-type="float" office:value="0.278143909880421">
            <text:p>0.28</text:p>
          </table:table-cell>
          <table:table-cell table:formula="of:=([Projections.F170]-0.8577)/0.7534" office:value-type="float" office:value="-0.607512609503584">
            <text:p>-0.61</text:p>
          </table:table-cell>
          <table:table-cell table:formula="of:=([Projections.G170]-4.8346)/2.9474" office:value-type="float" office:value="-0.215308407409921">
            <text:p>-0.22</text:p>
          </table:table-cell>
          <table:table-cell table:formula="of:=([Projections.H170]-2.2462)/2.5876" office:value-type="float" office:value="-0.0178543824393259">
            <text:p>-0.02</text:p>
          </table:table-cell>
          <table:table-cell table:formula="of:=([Projections.J170]-0.9615)/0.438" office:value-type="float" office:value="-0.59703196347032">
            <text:p>-0.60</text:p>
          </table:table-cell>
          <table:table-cell table:formula="of:=([Projections.K170]-0.4923)/0.6736" office:value-type="float" office:value="-0.137024940617577">
            <text:p>-0.14</text:p>
          </table:table-cell>
          <table:table-cell table:formula="of:=([Projections.L170]-1.4962)/0.6873" office:value-type="float" office:value="-0.1399679906882">
            <text:p>-0.14</text:p>
          </table:table-cell>
          <table:table-cell table:formula="of:=([Projections.M170]-11.362)/4.2655" office:value-type="float" office:value="-0.0379791349197048">
            <text:p>-0.04</text:p>
          </table:table-cell>
          <table:table-cell table:formula="of:=SUM([.B142:.J142])-2*[.I142]" office:value-type="float" office:value="-1.11824591416473">
            <text:p>-1.12</text:p>
          </table:table-cell>
          <table:table-cell table:formula="of:=[.K142]/2.421232796*100" office:value-type="float" office:value="-46.18498130424">
            <text:p>-46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42. Jerryd Bayless, Tor PG, SG</text:p>
          </table:table-cell>
          <table:table-cell table:formula="of:=([Projections.D146]-0.483)/0.0498*([Projections.M146]/17.673)" office:value-type="float" office:value="-0.553563771296355">
            <text:p>-0.55</text:p>
          </table:table-cell>
          <table:table-cell table:formula="of:=([Projections.E146]-0.7876)/0.0761*([Projections.M146]/17.673)" office:value-type="float" office:value="0.184576679289766">
            <text:p>0.18</text:p>
          </table:table-cell>
          <table:table-cell table:formula="of:=([Projections.F146]-0.8577)/0.7534" office:value-type="float" office:value="0.188877090522963">
            <text:p>0.19</text:p>
          </table:table-cell>
          <table:table-cell table:formula="of:=([Projections.G146]-4.8346)/2.9474" office:value-type="float" office:value="-0.622446902354618">
            <text:p>-0.62</text:p>
          </table:table-cell>
          <table:table-cell table:formula="of:=([Projections.H146]-2.2462)/2.5876" office:value-type="float" office:value="1.14152110063379">
            <text:p>1.14</text:p>
          </table:table-cell>
          <table:table-cell table:formula="of:=([Projections.J146]-0.9615)/0.438" office:value-type="float" office:value="0.0878995433789954">
            <text:p>0.09</text:p>
          </table:table-cell>
          <table:table-cell table:formula="of:=([Projections.K146]-0.4923)/0.6736" office:value-type="float" office:value="-0.582393111638955">
            <text:p>-0.58</text:p>
          </table:table-cell>
          <table:table-cell table:formula="of:=([Projections.L146]-1.4962)/0.6873" office:value-type="float" office:value="1.02400698384985">
            <text:p>1.02</text:p>
          </table:table-cell>
          <table:table-cell table:formula="of:=([Projections.M146]-11.362)/4.2655" office:value-type="float" office:value="0.0557965068573437">
            <text:p>0.06</text:p>
          </table:table-cell>
          <table:table-cell table:formula="of:=SUM([.B143:.J143])-2*[.I143]" office:value-type="float" office:value="-1.12373984845692">
            <text:p>-1.12</text:p>
          </table:table-cell>
          <table:table-cell table:formula="of:=[.K143]/2.421232796*100" office:value-type="float" office:value="-46.4118877917642">
            <text:p>-46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06. Samuel Dalembert, FA C</text:p>
          </table:table-cell>
          <table:table-cell table:formula="of:=([Projections.D110]-0.483)/0.0498*([Projections.M110]/17.673)" office:value-type="float" office:value="0.0787396743654299">
            <text:p>0.08</text:p>
          </table:table-cell>
          <table:table-cell table:formula="of:=([Projections.E110]-0.7876)/0.0761*([Projections.M110]/17.673)" office:value-type="float" office:value="-0.329775414109722">
            <text:p>-0.33</text:p>
          </table:table-cell>
          <table:table-cell table:formula="of:=([Projections.F110]-0.8577)/0.7534" office:value-type="float" office:value="-1.13843907618795">
            <text:p>-1.14</text:p>
          </table:table-cell>
          <table:table-cell table:formula="of:=([Projections.G110]-4.8346)/2.9474" office:value-type="float" office:value="1.27753274072064">
            <text:p>1.28</text:p>
          </table:table-cell>
          <table:table-cell table:formula="of:=([Projections.H110]-2.2462)/2.5876" office:value-type="float" office:value="-0.597542123975885">
            <text:p>-0.60</text:p>
          </table:table-cell>
          <table:table-cell table:formula="of:=([Projections.J110]-0.9615)/0.438" office:value-type="float" office:value="-1.05365296803653">
            <text:p>-1.05</text:p>
          </table:table-cell>
          <table:table-cell table:formula="of:=([Projections.K110]-0.4923)/0.6736" office:value-type="float" office:value="1.64444774346793">
            <text:p>1.64</text:p>
          </table:table-cell>
          <table:table-cell table:formula="of:=([Projections.L110]-1.4962)/0.6873" office:value-type="float" office:value="0.151025752946312">
            <text:p>0.15</text:p>
          </table:table-cell>
          <table:table-cell table:formula="of:=([Projections.M110]-11.362)/4.2655" office:value-type="float" office:value="-0.858516000468878">
            <text:p>-0.86</text:p>
          </table:table-cell>
          <table:table-cell table:formula="of:=SUM([.B144:.J144])-2*[.I144]" office:value-type="float" office:value="-1.12823117717128">
            <text:p>-1.13</text:p>
          </table:table-cell>
          <table:table-cell table:formula="of:=[.K144]/2.421232796*100" office:value-type="float" office:value="-46.5973853912425">
            <text:p>-46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82. Chris Kaman, Nor C</text:p>
          </table:table-cell>
          <table:table-cell table:formula="of:=([Projections.D86]-0.483)/0.0498*([Projections.M86]/17.673)" office:value-type="float" office:value="0.0329502244819259">
            <text:p>0.03</text:p>
          </table:table-cell>
          <table:table-cell table:formula="of:=([Projections.E86]-0.7876)/0.0761*([Projections.M86]/17.673)" office:value-type="float" office:value="-0.54553621332139">
            <text:p>-0.55</text:p>
          </table:table-cell>
          <table:table-cell table:formula="of:=([Projections.F86]-0.8577)/0.7534" office:value-type="float" office:value="-1.13843907618795">
            <text:p>-1.14</text:p>
          </table:table-cell>
          <table:table-cell table:formula="of:=([Projections.G86]-4.8346)/2.9474" office:value-type="float" office:value="1.00610707742417">
            <text:p>1.01</text:p>
          </table:table-cell>
          <table:table-cell table:formula="of:=([Projections.H86]-2.2462)/2.5876" office:value-type="float" office:value="-0.28837532848972">
            <text:p>-0.29</text:p>
          </table:table-cell>
          <table:table-cell table:formula="of:=([Projections.J86]-0.9615)/0.438" office:value-type="float" office:value="-1.05365296803653">
            <text:p>-1.05</text:p>
          </table:table-cell>
          <table:table-cell table:formula="of:=([Projections.K86]-0.4923)/0.6736" office:value-type="float" office:value="1.19907957244656">
            <text:p>1.20</text:p>
          </table:table-cell>
          <table:table-cell table:formula="of:=([Projections.L86]-1.4962)/0.6873" office:value-type="float" office:value="1.1695038556671">
            <text:p>1.17</text:p>
          </table:table-cell>
          <table:table-cell table:formula="of:=([Projections.M86]-11.362)/4.2655" office:value-type="float" office:value="0.735669909740945">
            <text:p>0.74</text:p>
          </table:table-cell>
          <table:table-cell table:formula="of:=SUM([.B145:.J145])-2*[.I145]" office:value-type="float" office:value="-1.22170065760909">
            <text:p>-1.22</text:p>
          </table:table-cell>
          <table:table-cell table:formula="of:=[.K145]/2.421232796*100" office:value-type="float" office:value="-50.4577940472063">
            <text:p>-50.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165. Luke Ridnour, Min PG</text:p>
          </table:table-cell>
          <table:table-cell table:formula="of:=([Projections.D169]-0.483)/0.0498*([Projections.M169]/17.673)" office:value-type="float" office:value="-0.219516667927864">
            <text:p>-0.22</text:p>
          </table:table-cell>
          <table:table-cell table:formula="of:=([Projections.E169]-0.7876)/0.0761*([Projections.M169]/17.673)" office:value-type="float" office:value="0.666272441097219">
            <text:p>0.67</text:p>
          </table:table-cell>
          <table:table-cell table:formula="of:=([Projections.F169]-0.8577)/0.7534" office:value-type="float" office:value="-0.0765861428192195">
            <text:p>-0.08</text:p>
          </table:table-cell>
          <table:table-cell table:formula="of:=([Projections.G169]-4.8346)/2.9474" office:value-type="float" office:value="-0.92780077356314">
            <text:p>-0.93</text:p>
          </table:table-cell>
          <table:table-cell table:formula="of:=([Projections.H169]-2.2462)/2.5876" office:value-type="float" office:value="0.716416756840315">
            <text:p>0.72</text:p>
          </table:table-cell>
          <table:table-cell table:formula="of:=([Projections.J169]-0.9615)/0.438" office:value-type="float" office:value="-0.14041095890411">
            <text:p>-0.14</text:p>
          </table:table-cell>
          <table:table-cell table:formula="of:=([Projections.K169]-0.4923)/0.6736" office:value-type="float" office:value="-0.582393111638955">
            <text:p>-0.58</text:p>
          </table:table-cell>
          <table:table-cell table:formula="of:=([Projections.L169]-1.4962)/0.6873" office:value-type="float" office:value="0.151025752946312">
            <text:p>0.15</text:p>
          </table:table-cell>
          <table:table-cell table:formula="of:=([Projections.M169]-11.362)/4.2655" office:value-type="float" office:value="-0.506857343804947">
            <text:p>-0.51</text:p>
          </table:table-cell>
          <table:table-cell table:formula="of:=SUM([.B146:.J146])-2*[.I146]" office:value-type="float" office:value="-1.22190155366701">
            <text:p>-1.22</text:p>
          </table:table-cell>
          <table:table-cell table:formula="of:=[.K146]/2.421232796*100" office:value-type="float" office:value="-50.4660913104125">
            <text:p>-5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36. Wesley Johnson, Min SF, SG</text:p>
          </table:table-cell>
          <table:table-cell table:formula="of:=([Projections.D140]-0.483)/0.0498*([Projections.M140]/17.673)" office:value-type="float" office:value="-0.977144588084698">
            <text:p>-0.98</text:p>
          </table:table-cell>
          <table:table-cell table:formula="of:=([Projections.E140]-0.7876)/0.0761*([Projections.M140]/17.673)" office:value-type="float" office:value="-0.658777545321999">
            <text:p>-0.66</text:p>
          </table:table-cell>
          <table:table-cell table:formula="of:=([Projections.F140]-0.8577)/0.7534" office:value-type="float" office:value="0.852535173878418">
            <text:p>0.85</text:p>
          </table:table-cell>
          <table:table-cell table:formula="of:=([Projections.G140]-4.8346)/2.9474" office:value-type="float" office:value="-0.486734070706385">
            <text:p>-0.49</text:p>
          </table:table-cell>
          <table:table-cell table:formula="of:=([Projections.H140]-2.2462)/2.5876" office:value-type="float" office:value="-0.0565002318750966">
            <text:p>-0.06</text:p>
          </table:table-cell>
          <table:table-cell table:formula="of:=([Projections.J140]-0.9615)/0.438" office:value-type="float" office:value="-0.368721461187215">
            <text:p>-0.37</text:p>
          </table:table-cell>
          <table:table-cell table:formula="of:=([Projections.K140]-0.4923)/0.6736" office:value-type="float" office:value="0.456799287410926">
            <text:p>0.46</text:p>
          </table:table-cell>
          <table:table-cell table:formula="of:=([Projections.L140]-1.4962)/0.6873" office:value-type="float" office:value="-0.285464862505456">
            <text:p>-0.29</text:p>
          </table:table-cell>
          <table:table-cell table:formula="of:=([Projections.M140]-11.362)/4.2655" office:value-type="float" office:value="-0.31930606025085">
            <text:p>-0.32</text:p>
          </table:table-cell>
          <table:table-cell table:formula="of:=SUM([.B147:.J147])-2*[.I147]" office:value-type="float" office:value="-1.27238463363144">
            <text:p>-1.27</text:p>
          </table:table-cell>
          <table:table-cell table:formula="of:=[.K147]/2.421232796*100" office:value-type="float" office:value="-52.5511068466233">
            <text:p>-52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09. Richard Hamilton, Chi SG</text:p>
          </table:table-cell>
          <table:table-cell table:formula="of:=([Projections.D113]-0.483)/0.0498*([Projections.M113]/17.673)" office:value-type="float" office:value="-0.956124617294504">
            <text:p>-0.96</text:p>
          </table:table-cell>
          <table:table-cell table:formula="of:=([Projections.E113]-0.7876)/0.0761*([Projections.M113]/17.673)" office:value-type="float" office:value="0.641616613328734">
            <text:p>0.64</text:p>
          </table:table-cell>
          <table:table-cell table:formula="of:=([Projections.F113]-0.8577)/0.7534" office:value-type="float" office:value="0.188877090522963">
            <text:p>0.19</text:p>
          </table:table-cell>
          <table:table-cell table:formula="of:=([Projections.G113]-4.8346)/2.9474" office:value-type="float" office:value="-0.75815973400285">
            <text:p>-0.76</text:p>
          </table:table-cell>
          <table:table-cell table:formula="of:=([Projections.H113]-2.2462)/2.5876" office:value-type="float" office:value="0.600479208533004">
            <text:p>0.60</text:p>
          </table:table-cell>
          <table:table-cell table:formula="of:=([Projections.J113]-0.9615)/0.438" office:value-type="float" office:value="-0.59703196347032">
            <text:p>-0.60</text:p>
          </table:table-cell>
          <table:table-cell table:formula="of:=([Projections.K113]-0.4923)/0.6736" office:value-type="float" office:value="-0.582393111638955">
            <text:p>-0.58</text:p>
          </table:table-cell>
          <table:table-cell table:formula="of:=([Projections.L113]-1.4962)/0.6873" office:value-type="float" office:value="0.733013240215335">
            <text:p>0.73</text:p>
          </table:table-cell>
          <table:table-cell table:formula="of:=([Projections.M113]-11.362)/4.2655" office:value-type="float" office:value="0.923221193295042">
            <text:p>0.92</text:p>
          </table:table-cell>
          <table:table-cell table:formula="of:=SUM([.B148:.J148])-2*[.I148]" office:value-type="float" office:value="-1.27252856094222">
            <text:p>-1.27</text:p>
          </table:table-cell>
          <table:table-cell table:formula="of:=[.K148]/2.421232796*100" office:value-type="float" office:value="-52.5570512279738">
            <text:p>-52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01. Boris Diaw, Cha PF, SF</text:p>
          </table:table-cell>
          <table:table-cell table:formula="of:=([Projections.D105]-0.483)/0.0498*([Projections.M105]/17.673)" office:value-type="float" office:value="0.100895859792932">
            <text:p>0.10</text:p>
          </table:table-cell>
          <table:table-cell table:formula="of:=([Projections.E105]-0.7876)/0.0761*([Projections.M105]/17.673)" office:value-type="float" office:value="-0.75600299885056">
            <text:p>-0.76</text:p>
          </table:table-cell>
          <table:table-cell table:formula="of:=([Projections.F105]-0.8577)/0.7534" office:value-type="float" office:value="-0.0765861428192195">
            <text:p>-0.08</text:p>
          </table:table-cell>
          <table:table-cell table:formula="of:=([Projections.G105]-4.8346)/2.9474" office:value-type="float" office:value="0.090045463798602">
            <text:p>0.09</text:p>
          </table:table-cell>
          <table:table-cell table:formula="of:=([Projections.H105]-2.2462)/2.5876" office:value-type="float" office:value="0.445895810789921">
            <text:p>0.45</text:p>
          </table:table-cell>
          <table:table-cell table:formula="of:=([Projections.J105]-0.9615)/0.438" office:value-type="float" office:value="-0.59703196347032">
            <text:p>-0.60</text:p>
          </table:table-cell>
          <table:table-cell table:formula="of:=([Projections.K105]-0.4923)/0.6736" office:value-type="float" office:value="0.308343230403801">
            <text:p>0.31</text:p>
          </table:table-cell>
          <table:table-cell table:formula="of:=([Projections.L105]-1.4962)/0.6873" office:value-type="float" office:value="0.733013240215335">
            <text:p>0.73</text:p>
          </table:table-cell>
          <table:table-cell table:formula="of:=([Projections.M105]-11.362)/4.2655" office:value-type="float" office:value="-0.0614230453639668">
            <text:p>-0.06</text:p>
          </table:table-cell>
          <table:table-cell table:formula="of:=SUM([.B149:.J149])-2*[.I149]" office:value-type="float" office:value="-1.27887702593415">
            <text:p>-1.28</text:p>
          </table:table-cell>
          <table:table-cell table:formula="of:=[.K149]/2.421232796*100" office:value-type="float" office:value="-52.8192509223779">
            <text:p>-52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17. Brandon Knight, Det PG, SG</text:p>
          </table:table-cell>
          <table:table-cell table:formula="of:=([Projections.D121]-0.483)/0.0498*([Projections.M121]/17.673)" office:value-type="float" office:value="-1.16439276031302">
            <text:p>-1.16</text:p>
          </table:table-cell>
          <table:table-cell table:formula="of:=([Projections.E121]-0.7876)/0.0761*([Projections.M121]/17.673)" office:value-type="float" office:value="-0.0507987380320535">
            <text:p>-0.05</text:p>
          </table:table-cell>
          <table:table-cell table:formula="of:=([Projections.F121]-0.8577)/0.7534" office:value-type="float" office:value="0.719803557207327">
            <text:p>0.72</text:p>
          </table:table-cell>
          <table:table-cell table:formula="of:=([Projections.G121]-4.8346)/2.9474" office:value-type="float" office:value="-0.75815973400285">
            <text:p>-0.76</text:p>
          </table:table-cell>
          <table:table-cell table:formula="of:=([Projections.H121]-2.2462)/2.5876" office:value-type="float" office:value="1.10287525119802">
            <text:p>1.10</text:p>
          </table:table-cell>
          <table:table-cell table:formula="of:=([Projections.J121]-0.9615)/0.438" office:value-type="float" office:value="0.544520547945205">
            <text:p>0.54</text:p>
          </table:table-cell>
          <table:table-cell table:formula="of:=([Projections.K121]-0.4923)/0.6736" office:value-type="float" office:value="-0.582393111638955">
            <text:p>-0.58</text:p>
          </table:table-cell>
          <table:table-cell table:formula="of:=([Projections.L121]-1.4962)/0.6873" office:value-type="float" office:value="1.31500072748436">
            <text:p>1.32</text:p>
          </table:table-cell>
          <table:table-cell table:formula="of:=([Projections.M121]-11.362)/4.2655" office:value-type="float" office:value="0.196459969522916">
            <text:p>0.20</text:p>
          </table:table-cell>
          <table:table-cell table:formula="of:=SUM([.B150:.J150])-2*[.I150]" office:value-type="float" office:value="-1.30708574559777">
            <text:p>-1.31</text:p>
          </table:table-cell>
          <table:table-cell table:formula="of:=[.K150]/2.421232796*100" office:value-type="float" office:value="-53.9843069925842">
            <text:p>-54.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41. DeJuan Blair, SA C, PF</text:p>
          </table:table-cell>
          <table:table-cell table:formula="of:=([Projections.D145]-0.483)/0.0498*([Projections.M145]/17.673)" office:value-type="float" office:value="0.389721620596572">
            <text:p>0.39</text:p>
          </table:table-cell>
          <table:table-cell table:formula="of:=([Projections.E145]-0.7876)/0.0761*([Projections.M145]/17.673)" office:value-type="float" office:value="-1.27225855784375">
            <text:p>-1.27</text:p>
          </table:table-cell>
          <table:table-cell table:formula="of:=([Projections.F145]-0.8577)/0.7534" office:value-type="float" office:value="-1.13843907618795">
            <text:p>-1.14</text:p>
          </table:table-cell>
          <table:table-cell table:formula="of:=([Projections.G145]-4.8346)/2.9474" office:value-type="float" office:value="1.10789170116034">
            <text:p>1.11</text:p>
          </table:table-cell>
          <table:table-cell table:formula="of:=([Projections.H145]-2.2462)/2.5876" office:value-type="float" office:value="-0.442958726232803">
            <text:p>-0.44</text:p>
          </table:table-cell>
          <table:table-cell table:formula="of:=([Projections.J145]-0.9615)/0.438" office:value-type="float" office:value="0.544520547945205">
            <text:p>0.54</text:p>
          </table:table-cell>
          <table:table-cell table:formula="of:=([Projections.K145]-0.4923)/0.6736" office:value-type="float" office:value="0.159887173396675">
            <text:p>0.16</text:p>
          </table:table-cell>
          <table:table-cell table:formula="of:=([Projections.L145]-1.4962)/0.6873" office:value-type="float" office:value="0.296522624763568">
            <text:p>0.30</text:p>
          </table:table-cell>
          <table:table-cell table:formula="of:=([Projections.M145]-11.362)/4.2655" office:value-type="float" office:value="-0.366193881139374">
            <text:p>-0.37</text:p>
          </table:table-cell>
          <table:table-cell table:formula="of:=SUM([.B151:.J151])-2*[.I151]" office:value-type="float" office:value="-1.31435182306865">
            <text:p>-1.31</text:p>
          </table:table-cell>
          <table:table-cell table:formula="of:=[.K151]/2.421232796*100" office:value-type="float" office:value="-54.284405251739">
            <text:p>-54.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04. Jeff Teague, Atl PG</text:p>
          </table:table-cell>
          <table:table-cell table:formula="of:=([Projections.D108]-0.483)/0.0498*([Projections.M108]/17.673)" office:value-type="float" office:value="-0.6316217168794">
            <text:p>-0.63</text:p>
          </table:table-cell>
          <table:table-cell table:formula="of:=([Projections.E108]-0.7876)/0.0761*([Projections.M108]/17.673)" office:value-type="float" office:value="0.116706234214154">
            <text:p>0.12</text:p>
          </table:table-cell>
          <table:table-cell table:formula="of:=([Projections.F108]-0.8577)/0.7534" office:value-type="float" office:value="-0.20931775949031">
            <text:p>-0.21</text:p>
          </table:table-cell>
          <table:table-cell table:formula="of:=([Projections.G108]-4.8346)/2.9474" office:value-type="float" office:value="-0.724231526090792">
            <text:p>-0.72</text:p>
          </table:table-cell>
          <table:table-cell table:formula="of:=([Projections.H108]-2.2462)/2.5876" office:value-type="float" office:value="0.677770907404545">
            <text:p>0.68</text:p>
          </table:table-cell>
          <table:table-cell table:formula="of:=([Projections.J108]-0.9615)/0.438" office:value-type="float" office:value="0.544520547945205">
            <text:p>0.54</text:p>
          </table:table-cell>
          <table:table-cell table:formula="of:=([Projections.K108]-0.4923)/0.6736" office:value-type="float" office:value="-0.285480997624703">
            <text:p>-0.29</text:p>
          </table:table-cell>
          <table:table-cell table:formula="of:=([Projections.L108]-1.4962)/0.6873" office:value-type="float" office:value="0.733013240215335">
            <text:p>0.73</text:p>
          </table:table-cell>
          <table:table-cell table:formula="of:=([Projections.M108]-11.362)/4.2655" office:value-type="float" office:value="-0.108310866252491">
            <text:p>-0.11</text:p>
          </table:table-cell>
          <table:table-cell table:formula="of:=SUM([.B152:.J152])-2*[.I152]" office:value-type="float" office:value="-1.35297841698913">
            <text:p>-1.35</text:p>
          </table:table-cell>
          <table:table-cell table:formula="of:=[.K152]/2.421232796*100" office:value-type="float" office:value="-55.8797328048883">
            <text:p>-55.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67. Andris Biedrins, GS C</text:p>
          </table:table-cell>
          <table:table-cell table:formula="of:=([Projections.D171]-0.483)/0.0498*([Projections.M171]/17.673)" office:value-type="float" office:value="0.539133845402546">
            <text:p>0.54</text:p>
          </table:table-cell>
          <table:table-cell table:formula="of:=([Projections.E171]-0.7876)/0.0761*([Projections.M171]/17.673)" office:value-type="float" office:value="-1.6461259679327">
            <text:p>-1.65</text:p>
          </table:table-cell>
          <table:table-cell table:formula="of:=([Projections.F171]-0.8577)/0.7534" office:value-type="float" office:value="-1.13843907618795">
            <text:p>-1.14</text:p>
          </table:table-cell>
          <table:table-cell table:formula="of:=([Projections.G171]-4.8346)/2.9474" office:value-type="float" office:value="1.17574811698446">
            <text:p>1.18</text:p>
          </table:table-cell>
          <table:table-cell table:formula="of:=([Projections.H171]-2.2462)/2.5876" office:value-type="float" office:value="-0.365667027361261">
            <text:p>-0.37</text:p>
          </table:table-cell>
          <table:table-cell table:formula="of:=([Projections.J171]-0.9615)/0.438" office:value-type="float" office:value="-0.14041095890411">
            <text:p>-0.14</text:p>
          </table:table-cell>
          <table:table-cell table:formula="of:=([Projections.K171]-0.4923)/0.6736" office:value-type="float" office:value="0.902167458432304">
            <text:p>0.90</text:p>
          </table:table-cell>
          <table:table-cell table:formula="of:=([Projections.L171]-1.4962)/0.6873" office:value-type="float" office:value="-0.430961734322712">
            <text:p>-0.43</text:p>
          </table:table-cell>
          <table:table-cell table:formula="of:=([Projections.M171]-11.362)/4.2655" office:value-type="float" office:value="-1.13984292580002">
            <text:p>-1.14</text:p>
          </table:table-cell>
          <table:table-cell table:formula="of:=SUM([.B153:.J153])-2*[.I153]" office:value-type="float" office:value="-1.38247480104402">
            <text:p>-1.38</text:p>
          </table:table-cell>
          <table:table-cell table:formula="of:=[.K153]/2.421232796*100" office:value-type="float" office:value="-57.0979710554037">
            <text:p>-5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9. Lou Williams, Phi PG, SG</text:p>
          </table:table-cell>
          <table:table-cell table:formula="of:=([Projections.D133]-0.483)/0.0498*([Projections.M133]/17.673)" office:value-type="float" office:value="-0.93794518309758">
            <text:p>-0.94</text:p>
          </table:table-cell>
          <table:table-cell table:formula="of:=([Projections.E133]-0.7876)/0.0761*([Projections.M133]/17.673)" office:value-type="float" office:value="0.258737483319581">
            <text:p>0.26</text:p>
          </table:table-cell>
          <table:table-cell table:formula="of:=([Projections.F133]-0.8577)/0.7534" office:value-type="float" office:value="0.188877090522963">
            <text:p>0.19</text:p>
          </table:table-cell>
          <table:table-cell table:formula="of:=([Projections.G133]-4.8346)/2.9474" office:value-type="float" office:value="-0.859944357739024">
            <text:p>-0.86</text:p>
          </table:table-cell>
          <table:table-cell table:formula="of:=([Projections.H133]-2.2462)/2.5876" office:value-type="float" office:value="0.445895810789921">
            <text:p>0.45</text:p>
          </table:table-cell>
          <table:table-cell table:formula="of:=([Projections.J133]-0.9615)/0.438" office:value-type="float" office:value="-0.59703196347032">
            <text:p>-0.60</text:p>
          </table:table-cell>
          <table:table-cell table:formula="of:=([Projections.K133]-0.4923)/0.6736" office:value-type="float" office:value="-0.433937054631829">
            <text:p>-0.43</text:p>
          </table:table-cell>
          <table:table-cell table:formula="of:=([Projections.L133]-1.4962)/0.6873" office:value-type="float" office:value="-0.1399679906882">
            <text:p>-0.14</text:p>
          </table:table-cell>
          <table:table-cell table:formula="of:=([Projections.M133]-11.362)/4.2655" office:value-type="float" office:value="0.313679521744227">
            <text:p>0.31</text:p>
          </table:table-cell>
          <table:table-cell table:formula="of:=SUM([.B154:.J154])-2*[.I154]" office:value-type="float" office:value="-1.48170066187386">
            <text:p>-1.48</text:p>
          </table:table-cell>
          <table:table-cell table:formula="of:=[.K154]/2.421232796*100" office:value-type="float" office:value="-61.1961255572659">
            <text:p>-61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72. Drew Gooden, Mil PF</text:p>
          </table:table-cell>
          <table:table-cell table:formula="of:=([Projections.D176]-0.483)/0.0498*([Projections.M176]/17.673)" office:value-type="float" office:value="-0.216789752798326">
            <text:p>-0.22</text:p>
          </table:table-cell>
          <table:table-cell table:formula="of:=([Projections.E176]-0.7876)/0.0761*([Projections.M176]/17.673)" office:value-type="float" office:value="0.334177178295168">
            <text:p>0.33</text:p>
          </table:table-cell>
          <table:table-cell table:formula="of:=([Projections.F176]-0.8577)/0.7534" office:value-type="float" office:value="-1.13843907618795">
            <text:p>-1.14</text:p>
          </table:table-cell>
          <table:table-cell table:formula="of:=([Projections.G176]-4.8346)/2.9474" office:value-type="float" office:value="0.700753206215648">
            <text:p>0.70</text:p>
          </table:table-cell>
          <table:table-cell table:formula="of:=([Projections.H176]-2.2462)/2.5876" office:value-type="float" office:value="-0.481604575668573">
            <text:p>-0.48</text:p>
          </table:table-cell>
          <table:table-cell table:formula="of:=([Projections.J176]-0.9615)/0.438" office:value-type="float" office:value="-0.825342465753425">
            <text:p>-0.83</text:p>
          </table:table-cell>
          <table:table-cell table:formula="of:=([Projections.K176]-0.4923)/0.6736" office:value-type="float" office:value="0.159887173396675">
            <text:p>0.16</text:p>
          </table:table-cell>
          <table:table-cell table:formula="of:=([Projections.L176]-1.4962)/0.6873" office:value-type="float" office:value="-0.1399679906882">
            <text:p>-0.14</text:p>
          </table:table-cell>
          <table:table-cell table:formula="of:=([Projections.M176]-11.362)/4.2655" office:value-type="float" office:value="-0.178642597585277">
            <text:p>-0.18</text:p>
          </table:table-cell>
          <table:table-cell table:formula="of:=SUM([.B155:.J155])-2*[.I155]" office:value-type="float" office:value="-1.50603291939786">
            <text:p>-1.51</text:p>
          </table:table-cell>
          <table:table-cell table:formula="of:=[.K155]/2.421232796*100" office:value-type="float" office:value="-62.2010788010926">
            <text:p>-62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59. Taj Gibson, Chi PF</text:p>
          </table:table-cell>
          <table:table-cell table:formula="of:=([Projections.D163]-0.483)/0.0498*([Projections.M163]/17.673)" office:value-type="float" office:value="0.0070445307513083">
            <text:p>0.01</text:p>
          </table:table-cell>
          <table:table-cell table:formula="of:=([Projections.E163]-0.7876)/0.0761*([Projections.M163]/17.673)" office:value-type="float" office:value="-0.496031237060059">
            <text:p>-0.50</text:p>
          </table:table-cell>
          <table:table-cell table:formula="of:=([Projections.F163]-0.8577)/0.7534" office:value-type="float" office:value="-1.13843907618795">
            <text:p>-1.14</text:p>
          </table:table-cell>
          <table:table-cell table:formula="of:=([Projections.G163]-4.8346)/2.9474" office:value-type="float" office:value="0.497183958743299">
            <text:p>0.50</text:p>
          </table:table-cell>
          <table:table-cell table:formula="of:=([Projections.H163]-2.2462)/2.5876" office:value-type="float" office:value="-0.558896274540114">
            <text:p>-0.56</text:p>
          </table:table-cell>
          <table:table-cell table:formula="of:=([Projections.J163]-0.9615)/0.438" office:value-type="float" office:value="-0.825342465753425">
            <text:p>-0.83</text:p>
          </table:table-cell>
          <table:table-cell table:formula="of:=([Projections.K163]-0.4923)/0.6736" office:value-type="float" office:value="1.49599168646081">
            <text:p>1.50</text:p>
          </table:table-cell>
          <table:table-cell table:formula="of:=([Projections.L163]-1.4962)/0.6873" office:value-type="float" office:value="-0.721955477957224">
            <text:p>-0.72</text:p>
          </table:table-cell>
          <table:table-cell table:formula="of:=([Projections.M163]-11.362)/4.2655" office:value-type="float" office:value="-1.21017465713281">
            <text:p>-1.21</text:p>
          </table:table-cell>
          <table:table-cell table:formula="of:=SUM([.B156:.J156])-2*[.I156]" office:value-type="float" office:value="-1.50670805676172">
            <text:p>-1.51</text:p>
          </table:table-cell>
          <table:table-cell table:formula="of:=[.K156]/2.421232796*100" office:value-type="float" office:value="-62.2289628345888">
            <text:p>-6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1. Evan Turner, Phi SG</text:p>
          </table:table-cell>
          <table:table-cell table:formula="of:=([Projections.D155]-0.483)/0.0498*([Projections.M155]/17.673)" office:value-type="float" office:value="-0.485959000376541">
            <text:p>-0.49</text:p>
          </table:table-cell>
          <table:table-cell table:formula="of:=([Projections.E155]-0.7876)/0.0761*([Projections.M155]/17.673)" office:value-type="float" office:value="0.198927025367322">
            <text:p>0.20</text:p>
          </table:table-cell>
          <table:table-cell table:formula="of:=([Projections.F155]-0.8577)/0.7534" office:value-type="float" office:value="-0.872975842845766">
            <text:p>-0.87</text:p>
          </table:table-cell>
          <table:table-cell table:formula="of:=([Projections.G155]-4.8346)/2.9474" office:value-type="float" office:value="-0.0795955757616884">
            <text:p>-0.08</text:p>
          </table:table-cell>
          <table:table-cell table:formula="of:=([Projections.H155]-2.2462)/2.5876" office:value-type="float" office:value="0.291312413046839">
            <text:p>0.29</text:p>
          </table:table-cell>
          <table:table-cell table:formula="of:=([Projections.J155]-0.9615)/0.438" office:value-type="float" office:value="0.0878995433789954">
            <text:p>0.09</text:p>
          </table:table-cell>
          <table:table-cell table:formula="of:=([Projections.K155]-0.4923)/0.6736" office:value-type="float" office:value="-0.433937054631829">
            <text:p>-0.43</text:p>
          </table:table-cell>
          <table:table-cell table:formula="of:=([Projections.L155]-1.4962)/0.6873" office:value-type="float" office:value="-0.285464862505456">
            <text:p>-0.29</text:p>
          </table:table-cell>
          <table:table-cell table:formula="of:=([Projections.M155]-11.362)/4.2655" office:value-type="float" office:value="-0.530301254249209">
            <text:p>-0.53</text:p>
          </table:table-cell>
          <table:table-cell table:formula="of:=SUM([.B157:.J157])-2*[.I157]" office:value-type="float" office:value="-1.53916488356642">
            <text:p>-1.54</text:p>
          </table:table-cell>
          <table:table-cell table:formula="of:=[.K157]/2.421232796*100" office:value-type="float" office:value="-63.5694711433448">
            <text:p>-6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3. Shane Battier, Mia SF</text:p>
          </table:table-cell>
          <table:table-cell table:formula="of:=([Projections.D167]-0.483)/0.0498*([Projections.M167]/17.673)" office:value-type="float" office:value="-0.322912199922874">
            <text:p>-0.32</text:p>
          </table:table-cell>
          <table:table-cell table:formula="of:=([Projections.E167]-0.7876)/0.0761*([Projections.M167]/17.673)" office:value-type="float" office:value="-0.282902573864689">
            <text:p>-0.28</text:p>
          </table:table-cell>
          <table:table-cell table:formula="of:=([Projections.F167]-0.8577)/0.7534" office:value-type="float" office:value="0.188877090522963">
            <text:p>0.19</text:p>
          </table:table-cell>
          <table:table-cell table:formula="of:=([Projections.G167]-4.8346)/2.9474" office:value-type="float" office:value="-0.452805862794327">
            <text:p>-0.45</text:p>
          </table:table-cell>
          <table:table-cell table:formula="of:=([Projections.H167]-2.2462)/2.5876" office:value-type="float" office:value="-0.172437780182408">
            <text:p>-0.17</text:p>
          </table:table-cell>
          <table:table-cell table:formula="of:=([Projections.J167]-0.9615)/0.438" office:value-type="float" office:value="-0.825342465753425">
            <text:p>-0.83</text:p>
          </table:table-cell>
          <table:table-cell table:formula="of:=([Projections.K167]-0.4923)/0.6736" office:value-type="float" office:value="0.456799287410926">
            <text:p>0.46</text:p>
          </table:table-cell>
          <table:table-cell table:formula="of:=([Projections.L167]-1.4962)/0.6873" office:value-type="float" office:value="-1.15844609340899">
            <text:p>-1.16</text:p>
          </table:table-cell>
          <table:table-cell table:formula="of:=([Projections.M167]-11.362)/4.2655" office:value-type="float" office:value="-1.30395029890986">
            <text:p>-1.30</text:p>
          </table:table-cell>
          <table:table-cell table:formula="of:=SUM([.B158:.J158])-2*[.I158]" office:value-type="float" office:value="-1.5562287100847">
            <text:p>-1.56</text:p>
          </table:table-cell>
          <table:table-cell table:formula="of:=[.K158]/2.421232796*100" office:value-type="float" office:value="-64.2742289240287">
            <text:p>-6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8. James Johnson, Tor SF</text:p>
          </table:table-cell>
          <table:table-cell table:formula="of:=([Projections.D162]-0.483)/0.0498*([Projections.M162]/17.673)" office:value-type="float" office:value="-0.303710172552372">
            <text:p>-0.30</text:p>
          </table:table-cell>
          <table:table-cell table:formula="of:=([Projections.E162]-0.7876)/0.0761*([Projections.M162]/17.673)" office:value-type="float" office:value="-0.806771995232711">
            <text:p>-0.81</text:p>
          </table:table-cell>
          <table:table-cell table:formula="of:=([Projections.F162]-0.8577)/0.7534" office:value-type="float" office:value="-0.872975842845766">
            <text:p>-0.87</text:p>
          </table:table-cell>
          <table:table-cell table:formula="of:=([Projections.G162]-4.8346)/2.9474" office:value-type="float" office:value="0.0561172558865441">
            <text:p>0.06</text:p>
          </table:table-cell>
          <table:table-cell table:formula="of:=([Projections.H162]-2.2462)/2.5876" office:value-type="float" office:value="0.214020714175297">
            <text:p>0.21</text:p>
          </table:table-cell>
          <table:table-cell table:formula="of:=([Projections.J162]-0.9615)/0.438" office:value-type="float" office:value="0.316210045662101">
            <text:p>0.32</text:p>
          </table:table-cell>
          <table:table-cell table:formula="of:=([Projections.K162]-0.4923)/0.6736" office:value-type="float" office:value="1.19907957244656">
            <text:p>1.20</text:p>
          </table:table-cell>
          <table:table-cell table:formula="of:=([Projections.L162]-1.4962)/0.6873" office:value-type="float" office:value="1.02400698384985">
            <text:p>1.02</text:p>
          </table:table-cell>
          <table:table-cell table:formula="of:=([Projections.M162]-11.362)/4.2655" office:value-type="float" office:value="-0.342749970695112">
            <text:p>-0.34</text:p>
          </table:table-cell>
          <table:table-cell table:formula="of:=SUM([.B159:.J159])-2*[.I159]" office:value-type="float" office:value="-1.56478737700531">
            <text:p>-1.56</text:p>
          </table:table-cell>
          <table:table-cell table:formula="of:=[.K159]/2.421232796*100" office:value-type="float" office:value="-64.6277127746832">
            <text:p>-64.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76. Gordon Hayward, Uta SG, SF</text:p>
          </table:table-cell>
          <table:table-cell table:formula="of:=([Projections.D180]-0.483)/0.0498*([Projections.M180]/17.673)" office:value-type="float" office:value="0.0268146654404639">
            <text:p>0.03</text:p>
          </table:table-cell>
          <table:table-cell table:formula="of:=([Projections.E180]-0.7876)/0.0761*([Projections.M180]/17.673)" office:value-type="float" office:value="-0.689619636270032">
            <text:p>-0.69</text:p>
          </table:table-cell>
          <table:table-cell table:formula="of:=([Projections.F180]-0.8577)/0.7534" office:value-type="float" office:value="0.454340323865145">
            <text:p>0.45</text:p>
          </table:table-cell>
          <table:table-cell table:formula="of:=([Projections.G180]-4.8346)/2.9474" office:value-type="float" office:value="-0.58851869444256">
            <text:p>-0.59</text:p>
          </table:table-cell>
          <table:table-cell table:formula="of:=([Projections.H180]-2.2462)/2.5876" office:value-type="float" office:value="-0.172437780182408">
            <text:p>-0.17</text:p>
          </table:table-cell>
          <table:table-cell table:formula="of:=([Projections.J180]-0.9615)/0.438" office:value-type="float" office:value="-0.59703196347032">
            <text:p>-0.60</text:p>
          </table:table-cell>
          <table:table-cell table:formula="of:=([Projections.K180]-0.4923)/0.6736" office:value-type="float" office:value="-0.137024940617577">
            <text:p>-0.14</text:p>
          </table:table-cell>
          <table:table-cell table:formula="of:=([Projections.L180]-1.4962)/0.6873" office:value-type="float" office:value="0.00552888112905576">
            <text:p>0.01</text:p>
          </table:table-cell>
          <table:table-cell table:formula="of:=([Projections.M180]-11.362)/4.2655" office:value-type="float" office:value="0.102684327745868">
            <text:p>0.10</text:p>
          </table:table-cell>
          <table:table-cell table:formula="of:=SUM([.B160:.J160])-2*[.I160]" office:value-type="float" office:value="-1.60632257906048">
            <text:p>-1.61</text:p>
          </table:table-cell>
          <table:table-cell table:formula="of:=[.K160]/2.421232796*100" office:value-type="float" office:value="-66.3431695504126">
            <text:p>-6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35. Carl Landry, Nor PF</text:p>
          </table:table-cell>
          <table:table-cell table:formula="of:=([Projections.D139]-0.483)/0.0498*([Projections.M139]/17.673)" office:value-type="float" office:value="0.53811125222897">
            <text:p>0.54</text:p>
          </table:table-cell>
          <table:table-cell table:formula="of:=([Projections.E139]-0.7876)/0.0761*([Projections.M139]/17.673)" office:value-type="float" office:value="-0.186539628183277">
            <text:p>-0.19</text:p>
          </table:table-cell>
          <table:table-cell table:formula="of:=([Projections.F139]-0.8577)/0.7534" office:value-type="float" office:value="-1.13843907618795">
            <text:p>-1.14</text:p>
          </table:table-cell>
          <table:table-cell table:formula="of:=([Projections.G139]-4.8346)/2.9474" office:value-type="float" office:value="0.0561172558865441">
            <text:p>0.06</text:p>
          </table:table-cell>
          <table:table-cell table:formula="of:=([Projections.H139]-2.2462)/2.5876" office:value-type="float" office:value="-0.558896274540114">
            <text:p>-0.56</text:p>
          </table:table-cell>
          <table:table-cell table:formula="of:=([Projections.J139]-0.9615)/0.438" office:value-type="float" office:value="-0.825342465753425">
            <text:p>-0.83</text:p>
          </table:table-cell>
          <table:table-cell table:formula="of:=([Projections.K139]-0.4923)/0.6736" office:value-type="float" office:value="0.0114311163895487">
            <text:p>0.01</text:p>
          </table:table-cell>
          <table:table-cell table:formula="of:=([Projections.L139]-1.4962)/0.6873" office:value-type="float" office:value="-0.1399679906882">
            <text:p>-0.14</text:p>
          </table:table-cell>
          <table:table-cell table:formula="of:=([Projections.M139]-11.362)/4.2655" office:value-type="float" office:value="0.337123432188489">
            <text:p>0.34</text:p>
          </table:table-cell>
          <table:table-cell table:formula="of:=SUM([.B161:.J161])-2*[.I161]" office:value-type="float" office:value="-1.62646639728301">
            <text:p>-1.63</text:p>
          </table:table-cell>
          <table:table-cell table:formula="of:=[.K161]/2.421232796*100" office:value-type="float" office:value="-67.1751349135043">
            <text:p>-67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62. Jimmer Fredette, Sac SG</text:p>
          </table:table-cell>
          <table:table-cell table:formula="of:=([Projections.D166]-0.483)/0.0498*([Projections.M166]/17.673)" office:value-type="float" office:value="-0.58208275869278">
            <text:p>-0.58</text:p>
          </table:table-cell>
          <table:table-cell table:formula="of:=([Projections.E166]-0.7876)/0.0761*([Projections.M166]/17.673)" office:value-type="float" office:value="0.789388000865184">
            <text:p>0.79</text:p>
          </table:table-cell>
          <table:table-cell table:formula="of:=([Projections.F166]-0.8577)/0.7534" office:value-type="float" office:value="0.852535173878418">
            <text:p>0.85</text:p>
          </table:table-cell>
          <table:table-cell table:formula="of:=([Projections.G166]-4.8346)/2.9474" office:value-type="float" office:value="-0.826016149826966">
            <text:p>-0.83</text:p>
          </table:table-cell>
          <table:table-cell table:formula="of:=([Projections.H166]-2.2462)/2.5876" office:value-type="float" office:value="0.40724996135415">
            <text:p>0.41</text:p>
          </table:table-cell>
          <table:table-cell table:formula="of:=([Projections.J166]-0.9615)/0.438" office:value-type="float" office:value="-1.05365296803653">
            <text:p>-1.05</text:p>
          </table:table-cell>
          <table:table-cell table:formula="of:=([Projections.K166]-0.4923)/0.6736" office:value-type="float" office:value="-0.582393111638955">
            <text:p>-0.58</text:p>
          </table:table-cell>
          <table:table-cell table:formula="of:=([Projections.L166]-1.4962)/0.6873" office:value-type="float" office:value="0.587516368398079">
            <text:p>0.59</text:p>
          </table:table-cell>
          <table:table-cell table:formula="of:=([Projections.M166]-11.362)/4.2655" office:value-type="float" office:value="-0.108310866252491">
            <text:p>-0.11</text:p>
          </table:table-cell>
          <table:table-cell table:formula="of:=SUM([.B162:.J162])-2*[.I162]" office:value-type="float" office:value="-1.69079908674805">
            <text:p>-1.69</text:p>
          </table:table-cell>
          <table:table-cell table:formula="of:=[.K162]/2.421232796*100" office:value-type="float" office:value="-69.8321569714955">
            <text:p>-69.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80. Brandon Bass, Bos PF</text:p>
          </table:table-cell>
          <table:table-cell table:formula="of:=([Projections.D184]-0.483)/0.0498*([Projections.M184]/17.673)" office:value-type="float" office:value="0.389039891814187">
            <text:p>0.39</text:p>
          </table:table-cell>
          <table:table-cell table:formula="of:=([Projections.E184]-0.7876)/0.0761*([Projections.M184]/17.673)" office:value-type="float" office:value="0.313462119138655">
            <text:p>0.31</text:p>
          </table:table-cell>
          <table:table-cell table:formula="of:=([Projections.F184]-0.8577)/0.7534" office:value-type="float" office:value="-1.13843907618795">
            <text:p>-1.14</text:p>
          </table:table-cell>
          <table:table-cell table:formula="of:=([Projections.G184]-4.8346)/2.9474" office:value-type="float" office:value="0.157901879622718">
            <text:p>0.16</text:p>
          </table:table-cell>
          <table:table-cell table:formula="of:=([Projections.H184]-2.2462)/2.5876" office:value-type="float" office:value="-0.597542123975885">
            <text:p>-0.60</text:p>
          </table:table-cell>
          <table:table-cell table:formula="of:=([Projections.J184]-0.9615)/0.438" office:value-type="float" office:value="-1.28196347031963">
            <text:p>-1.28</text:p>
          </table:table-cell>
          <table:table-cell table:formula="of:=([Projections.K184]-0.4923)/0.6736" office:value-type="float" office:value="0.308343230403801">
            <text:p>0.31</text:p>
          </table:table-cell>
          <table:table-cell table:formula="of:=([Projections.L184]-1.4962)/0.6873" office:value-type="float" office:value="-0.285464862505456">
            <text:p>-0.29</text:p>
          </table:table-cell>
          <table:table-cell table:formula="of:=([Projections.M184]-11.362)/4.2655" office:value-type="float" office:value="-0.155198687141015">
            <text:p>-0.16</text:p>
          </table:table-cell>
          <table:table-cell table:formula="of:=SUM([.B163:.J163])-2*[.I163]" office:value-type="float" office:value="-1.71893137413967">
            <text:p>-1.72</text:p>
          </table:table-cell>
          <table:table-cell table:formula="of:=[.K163]/2.421232796*100" office:value-type="float" office:value="-70.9940562914656">
            <text:p>-71.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64. Tayshaun Prince, Det SF</text:p>
          </table:table-cell>
          <table:table-cell table:formula="of:=([Projections.D168]-0.483)/0.0498*([Projections.M168]/17.673)" office:value-type="float" office:value="-0.163614907772321">
            <text:p>-0.16</text:p>
          </table:table-cell>
          <table:table-cell table:formula="of:=([Projections.E168]-0.7876)/0.0761*([Projections.M168]/17.673)" office:value-type="float" office:value="-0.531780700241867">
            <text:p>-0.53</text:p>
          </table:table-cell>
          <table:table-cell table:formula="of:=([Projections.F168]-0.8577)/0.7534" office:value-type="float" office:value="-0.607512609503584">
            <text:p>-0.61</text:p>
          </table:table-cell>
          <table:table-cell table:formula="of:=([Projections.G168]-4.8346)/2.9474" office:value-type="float" office:value="-0.283164823234037">
            <text:p>-0.28</text:p>
          </table:table-cell>
          <table:table-cell table:formula="of:=([Projections.H168]-2.2462)/2.5876" office:value-type="float" office:value="0.0980831658679858">
            <text:p>0.10</text:p>
          </table:table-cell>
          <table:table-cell table:formula="of:=([Projections.J168]-0.9615)/0.438" office:value-type="float" office:value="-1.28196347031963">
            <text:p>-1.28</text:p>
          </table:table-cell>
          <table:table-cell table:formula="of:=([Projections.K168]-0.4923)/0.6736" office:value-type="float" office:value="0.0114311163895487">
            <text:p>0.01</text:p>
          </table:table-cell>
          <table:table-cell table:formula="of:=([Projections.L168]-1.4962)/0.6873" office:value-type="float" office:value="-0.86745234977448">
            <text:p>-0.87</text:p>
          </table:table-cell>
          <table:table-cell table:formula="of:=([Projections.M168]-11.362)/4.2655" office:value-type="float" office:value="0.149572148634392">
            <text:p>0.15</text:p>
          </table:table-cell>
          <table:table-cell table:formula="of:=SUM([.B164:.J164])-2*[.I164]" office:value-type="float" office:value="-1.74149773040504">
            <text:p>-1.74</text:p>
          </table:table-cell>
          <table:table-cell table:formula="of:=[.K164]/2.421232796*100" office:value-type="float" office:value="-71.9260755629149">
            <text:p>-7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7. Andre Miller, Den PG</text:p>
          </table:table-cell>
          <table:table-cell table:formula="of:=([Projections.D111]-0.483)/0.0498*([Projections.M111]/17.673)" office:value-type="float" office:value="-0.323821171632719">
            <text:p>-0.32</text:p>
          </table:table-cell>
          <table:table-cell table:formula="of:=([Projections.E111]-0.7876)/0.0761*([Projections.M111]/17.673)" office:value-type="float" office:value="0.435685429409569">
            <text:p>0.44</text:p>
          </table:table-cell>
          <table:table-cell table:formula="of:=([Projections.F111]-0.8577)/0.7534" office:value-type="float" office:value="-1.00570745951686">
            <text:p>-1.01</text:p>
          </table:table-cell>
          <table:table-cell table:formula="of:=([Projections.G111]-4.8346)/2.9474" office:value-type="float" office:value="-0.58851869444256">
            <text:p>-0.59</text:p>
          </table:table-cell>
          <table:table-cell table:formula="of:=([Projections.H111]-2.2462)/2.5876" office:value-type="float" office:value="0.716416756840315">
            <text:p>0.72</text:p>
          </table:table-cell>
          <table:table-cell table:formula="of:=([Projections.J111]-0.9615)/0.438" office:value-type="float" office:value="0.316210045662101">
            <text:p>0.32</text:p>
          </table:table-cell>
          <table:table-cell table:formula="of:=([Projections.K111]-0.4923)/0.6736" office:value-type="float" office:value="-0.582393111638955">
            <text:p>-0.58</text:p>
          </table:table-cell>
          <table:table-cell table:formula="of:=([Projections.L111]-1.4962)/0.6873" office:value-type="float" office:value="0.733013240215335">
            <text:p>0.73</text:p>
          </table:table-cell>
          <table:table-cell table:formula="of:=([Projections.M111]-11.362)/4.2655" office:value-type="float" office:value="0.00890868596881966">
            <text:p>0.01</text:p>
          </table:table-cell>
          <table:table-cell table:formula="of:=SUM([.B165:.J165])-2*[.I165]" office:value-type="float" office:value="-1.75623275956562">
            <text:p>-1.76</text:p>
          </table:table-cell>
          <table:table-cell table:formula="of:=[.K165]/2.421232796*100" office:value-type="float" office:value="-72.5346510449969">
            <text:p>-72.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74. Al Harrington, Den PF</text:p>
          </table:table-cell>
          <table:table-cell table:formula="of:=([Projections.D178]-0.483)/0.0498*([Projections.M178]/17.673)" office:value-type="float" office:value="-0.73808502839514">
            <text:p>-0.74</text:p>
          </table:table-cell>
          <table:table-cell table:formula="of:=([Projections.E178]-0.7876)/0.0761*([Projections.M178]/17.673)" office:value-type="float" office:value="-0.263927401227424">
            <text:p>-0.26</text:p>
          </table:table-cell>
          <table:table-cell table:formula="of:=([Projections.F178]-0.8577)/0.7534" office:value-type="float" office:value="0.852535173878418">
            <text:p>0.85</text:p>
          </table:table-cell>
          <table:table-cell table:formula="of:=([Projections.G178]-4.8346)/2.9474" office:value-type="float" office:value="-0.181380199497863">
            <text:p>-0.18</text:p>
          </table:table-cell>
          <table:table-cell table:formula="of:=([Projections.H178]-2.2462)/2.5876" office:value-type="float" office:value="-0.404312876797032">
            <text:p>-0.40</text:p>
          </table:table-cell>
          <table:table-cell table:formula="of:=([Projections.J178]-0.9615)/0.438" office:value-type="float" office:value="-0.825342465753425">
            <text:p>-0.83</text:p>
          </table:table-cell>
          <table:table-cell table:formula="of:=([Projections.K178]-0.4923)/0.6736" office:value-type="float" office:value="-0.433937054631829">
            <text:p>-0.43</text:p>
          </table:table-cell>
          <table:table-cell table:formula="of:=([Projections.L178]-1.4962)/0.6873" office:value-type="float" office:value="-0.1399679906882">
            <text:p>-0.14</text:p>
          </table:table-cell>
          <table:table-cell table:formula="of:=([Projections.M178]-11.362)/4.2655" office:value-type="float" office:value="0.0557965068573437">
            <text:p>0.06</text:p>
          </table:table-cell>
          <table:table-cell table:formula="of:=SUM([.B166:.J166])-2*[.I166]" office:value-type="float" office:value="-1.79868535487875">
            <text:p>-1.80</text:p>
          </table:table-cell>
          <table:table-cell table:formula="of:=[.K166]/2.421232796*100" office:value-type="float" office:value="-74.2879973313706">
            <text:p>-7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1. Gilbert Arenas, FA PG, SG</text:p>
          </table:table-cell>
          <table:table-cell table:formula="of:=([Projections.D165]-0.483)/0.0498*([Projections.M165]/17.673)" office:value-type="float" office:value="-1.1299654568026">
            <text:p>-1.13</text:p>
          </table:table-cell>
          <table:table-cell table:formula="of:=([Projections.E165]-0.7876)/0.0761*([Projections.M165]/17.673)" office:value-type="float" office:value="-0.161809446290038">
            <text:p>-0.16</text:p>
          </table:table-cell>
          <table:table-cell table:formula="of:=([Projections.F165]-0.8577)/0.7534" office:value-type="float" office:value="0.719803557207327">
            <text:p>0.72</text:p>
          </table:table-cell>
          <table:table-cell table:formula="of:=([Projections.G165]-4.8346)/2.9474" office:value-type="float" office:value="-0.724231526090792">
            <text:p>-0.72</text:p>
          </table:table-cell>
          <table:table-cell table:formula="of:=([Projections.H165]-2.2462)/2.5876" office:value-type="float" office:value="0.600479208533004">
            <text:p>0.60</text:p>
          </table:table-cell>
          <table:table-cell table:formula="of:=([Projections.J165]-0.9615)/0.438" office:value-type="float" office:value="0.544520547945205">
            <text:p>0.54</text:p>
          </table:table-cell>
          <table:table-cell table:formula="of:=([Projections.K165]-0.4923)/0.6736" office:value-type="float" office:value="-0.285480997624703">
            <text:p>-0.29</text:p>
          </table:table-cell>
          <table:table-cell table:formula="of:=([Projections.L165]-1.4962)/0.6873" office:value-type="float" office:value="1.60599447111887">
            <text:p>1.61</text:p>
          </table:table-cell>
          <table:table-cell table:formula="of:=([Projections.M165]-11.362)/4.2655" office:value-type="float" office:value="0.0792404173016057">
            <text:p>0.08</text:p>
          </table:table-cell>
          <table:table-cell table:formula="of:=SUM([.B167:.J167])-2*[.I167]" office:value-type="float" office:value="-1.96343816693986">
            <text:p>-1.96</text:p>
          </table:table-cell>
          <table:table-cell table:formula="of:=[.K167]/2.421232796*100" office:value-type="float" office:value="-81.0924984240904">
            <text:p>-81.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33. Tyler Hansbrough, Ind PF</text:p>
          </table:table-cell>
          <table:table-cell table:formula="of:=([Projections.D137]-0.483)/0.0498*([Projections.M137]/17.673)" office:value-type="float" office:value="-0.190884059067708">
            <text:p>-0.19</text:p>
          </table:table-cell>
          <table:table-cell table:formula="of:=([Projections.E137]-0.7876)/0.0761*([Projections.M137]/17.673)" office:value-type="float" office:value="-0.15703591148082">
            <text:p>-0.16</text:p>
          </table:table-cell>
          <table:table-cell table:formula="of:=([Projections.F137]-0.8577)/0.7534" office:value-type="float" office:value="-1.13843907618795">
            <text:p>-1.14</text:p>
          </table:table-cell>
          <table:table-cell table:formula="of:=([Projections.G137]-4.8346)/2.9474" office:value-type="float" office:value="0.429327542919183">
            <text:p>0.43</text:p>
          </table:table-cell>
          <table:table-cell table:formula="of:=([Projections.H137]-2.2462)/2.5876" office:value-type="float" office:value="-0.558896274540114">
            <text:p>-0.56</text:p>
          </table:table-cell>
          <table:table-cell table:formula="of:=([Projections.J137]-0.9615)/0.438" office:value-type="float" office:value="-0.825342465753425">
            <text:p>-0.83</text:p>
          </table:table-cell>
          <table:table-cell table:formula="of:=([Projections.K137]-0.4923)/0.6736" office:value-type="float" office:value="-0.285480997624703">
            <text:p>-0.29</text:p>
          </table:table-cell>
          <table:table-cell table:formula="of:=([Projections.L137]-1.4962)/0.6873" office:value-type="float" office:value="-0.430961734322712">
            <text:p>-0.43</text:p>
          </table:table-cell>
          <table:table-cell table:formula="of:=([Projections.M137]-11.362)/4.2655" office:value-type="float" office:value="0.149572148634392">
            <text:p>0.15</text:p>
          </table:table-cell>
          <table:table-cell table:formula="of:=SUM([.B168:.J168])-2*[.I168]" office:value-type="float" office:value="-2.14621735877843">
            <text:p>-2.15</text:p>
          </table:table-cell>
          <table:table-cell table:formula="of:=[.K168]/2.421232796*100" office:value-type="float" office:value="-88.6415119737388">
            <text:p>-88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10. Jordan Crawford, Wsh SG</text:p>
          </table:table-cell>
          <table:table-cell table:formula="of:=([Projections.D114]-0.483)/0.0498*([Projections.M114]/17.673)" office:value-type="float" office:value="-0.999868880830854">
            <text:p>-1.00</text:p>
          </table:table-cell>
          <table:table-cell table:formula="of:=([Projections.E114]-0.7876)/0.0761*([Projections.M114]/17.673)" office:value-type="float" office:value="0.0196294889351021">
            <text:p>0.02</text:p>
          </table:table-cell>
          <table:table-cell table:formula="of:=([Projections.F114]-0.8577)/0.7534" office:value-type="float" office:value="0.0561454738518715">
            <text:p>0.06</text:p>
          </table:table-cell>
          <table:table-cell table:formula="of:=([Projections.G114]-4.8346)/2.9474" office:value-type="float" office:value="-0.859944357739024">
            <text:p>-0.86</text:p>
          </table:table-cell>
          <table:table-cell table:formula="of:=([Projections.H114]-2.2462)/2.5876" office:value-type="float" office:value="0.445895810789921">
            <text:p>0.45</text:p>
          </table:table-cell>
          <table:table-cell table:formula="of:=([Projections.J114]-0.9615)/0.438" office:value-type="float" office:value="0.544520547945205">
            <text:p>0.54</text:p>
          </table:table-cell>
          <table:table-cell table:formula="of:=([Projections.K114]-0.4923)/0.6736" office:value-type="float" office:value="-0.582393111638955">
            <text:p>-0.58</text:p>
          </table:table-cell>
          <table:table-cell table:formula="of:=([Projections.L114]-1.4962)/0.6873" office:value-type="float" office:value="0.733013240215335">
            <text:p>0.73</text:p>
          </table:table-cell>
          <table:table-cell table:formula="of:=([Projections.M114]-11.362)/4.2655" office:value-type="float" office:value="-0.0848669558082288">
            <text:p>-0.08</text:p>
          </table:table-cell>
          <table:table-cell table:formula="of:=SUM([.B169:.J169])-2*[.I169]" office:value-type="float" office:value="-2.1938952247103">
            <text:p>-2.19</text:p>
          </table:table-cell>
          <table:table-cell table:formula="of:=[.K169]/2.421232796*100" office:value-type="float" office:value="-90.6106685955487">
            <text:p>-90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78. Kenneth Faried, Den PF</text:p>
          </table:table-cell>
          <table:table-cell table:formula="of:=([Projections.D182]-0.483)/0.0498*([Projections.M182]/17.673)" office:value-type="float" office:value="0.109985576891394">
            <text:p>0.11</text:p>
          </table:table-cell>
          <table:table-cell table:formula="of:=([Projections.E182]-0.7876)/0.0761*([Projections.M182]/17.673)" office:value-type="float" office:value="-1.29292900452542">
            <text:p>-1.29</text:p>
          </table:table-cell>
          <table:table-cell table:formula="of:=([Projections.F182]-0.8577)/0.7534" office:value-type="float" office:value="-1.13843907618795">
            <text:p>-1.14</text:p>
          </table:table-cell>
          <table:table-cell table:formula="of:=([Projections.G182]-4.8346)/2.9474" office:value-type="float" office:value="0.497183958743299">
            <text:p>0.50</text:p>
          </table:table-cell>
          <table:table-cell table:formula="of:=([Projections.H182]-2.2462)/2.5876" office:value-type="float" office:value="-0.520250425104344">
            <text:p>-0.52</text:p>
          </table:table-cell>
          <table:table-cell table:formula="of:=([Projections.J182]-0.9615)/0.438" office:value-type="float" office:value="-0.59703196347032">
            <text:p>-0.60</text:p>
          </table:table-cell>
          <table:table-cell table:formula="of:=([Projections.K182]-0.4923)/0.6736" office:value-type="float" office:value="0.605255344418052">
            <text:p>0.61</text:p>
          </table:table-cell>
          <table:table-cell table:formula="of:=([Projections.L182]-1.4962)/0.6873" office:value-type="float" office:value="-0.721955477957224">
            <text:p>-0.72</text:p>
          </table:table-cell>
          <table:table-cell table:formula="of:=([Projections.M182]-11.362)/4.2655" office:value-type="float" office:value="-0.600632985581995">
            <text:p>-0.60</text:p>
          </table:table-cell>
          <table:table-cell table:formula="of:=SUM([.B170:.J170])-2*[.I170]" office:value-type="float" office:value="-2.21490309686005">
            <text:p>-2.21</text:p>
          </table:table-cell>
          <table:table-cell table:formula="of:=[.K170]/2.421232796*100" office:value-type="float" office:value="-91.4783204869513">
            <text:p>-9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4. Mo Williams, LAC PG</text:p>
          </table:table-cell>
          <table:table-cell table:formula="of:=([Projections.D128]-0.483)/0.0498*([Projections.M128]/17.673)" office:value-type="float" office:value="-0.68854607020852">
            <text:p>-0.69</text:p>
          </table:table-cell>
          <table:table-cell table:formula="of:=([Projections.E128]-0.7876)/0.0761*([Projections.M128]/17.673)" office:value-type="float" office:value="0.656353600855012">
            <text:p>0.66</text:p>
          </table:table-cell>
          <table:table-cell table:formula="of:=([Projections.F128]-0.8577)/0.7534" office:value-type="float" office:value="0.454340323865145">
            <text:p>0.45</text:p>
          </table:table-cell>
          <table:table-cell table:formula="of:=([Projections.G128]-4.8346)/2.9474" office:value-type="float" office:value="-0.995657189387257">
            <text:p>-1.00</text:p>
          </table:table-cell>
          <table:table-cell table:formula="of:=([Projections.H128]-2.2462)/2.5876" office:value-type="float" office:value="0.445895810789921">
            <text:p>0.45</text:p>
          </table:table-cell>
          <table:table-cell table:formula="of:=([Projections.J128]-0.9615)/0.438" office:value-type="float" office:value="-0.825342465753425">
            <text:p>-0.83</text:p>
          </table:table-cell>
          <table:table-cell table:formula="of:=([Projections.K128]-0.4923)/0.6736" office:value-type="float" office:value="-0.582393111638955">
            <text:p>-0.58</text:p>
          </table:table-cell>
          <table:table-cell table:formula="of:=([Projections.L128]-1.4962)/0.6873" office:value-type="float" office:value="0.442019496580824">
            <text:p>0.44</text:p>
          </table:table-cell>
          <table:table-cell table:formula="of:=([Projections.M128]-11.362)/4.2655" office:value-type="float" office:value="-0.295862149806588">
            <text:p>-0.30</text:p>
          </table:table-cell>
          <table:table-cell table:formula="of:=SUM([.B171:.J171])-2*[.I171]" office:value-type="float" office:value="-2.27323074786549">
            <text:p>-2.27</text:p>
          </table:table-cell>
          <table:table-cell table:formula="of:=[.K171]/2.421232796*100" office:value-type="float" office:value="-93.8873268039729">
            <text:p>-93.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56. DeMarcus Cousins, Sac PF, C</text:p>
          </table:table-cell>
          <table:table-cell table:formula="of:=([Projections.D60]-0.483)/0.0498*([Projections.M60]/17.673)" office:value-type="float" office:value="-0.969531950014736">
            <text:p>-0.97</text:p>
          </table:table-cell>
          <table:table-cell table:formula="of:=([Projections.E60]-0.7876)/0.0761*([Projections.M60]/17.673)" office:value-type="float" office:value="-1.20428401699349">
            <text:p>-1.20</text:p>
          </table:table-cell>
          <table:table-cell table:formula="of:=([Projections.F60]-0.8577)/0.7534" office:value-type="float" office:value="-1.13843907618795">
            <text:p>-1.14</text:p>
          </table:table-cell>
          <table:table-cell table:formula="of:=([Projections.G60]-4.8346)/2.9474" office:value-type="float" office:value="1.68467123566533">
            <text:p>1.68</text:p>
          </table:table-cell>
          <table:table-cell table:formula="of:=([Projections.H60]-2.2462)/2.5876" office:value-type="float" office:value="0.252666563611068">
            <text:p>0.25</text:p>
          </table:table-cell>
          <table:table-cell table:formula="of:=([Projections.J60]-0.9615)/0.438" office:value-type="float" office:value="0.544520547945205">
            <text:p>0.54</text:p>
          </table:table-cell>
          <table:table-cell table:formula="of:=([Projections.K60]-0.4923)/0.6736" office:value-type="float" office:value="0.753711401425178">
            <text:p>0.75</text:p>
          </table:table-cell>
          <table:table-cell table:formula="of:=([Projections.L60]-1.4962)/0.6873" office:value-type="float" office:value="3.35195693292594">
            <text:p>3.35</text:p>
          </table:table-cell>
          <table:table-cell table:formula="of:=([Projections.M60]-11.362)/4.2655" office:value-type="float" office:value="1.11077247684914">
            <text:p>1.11</text:p>
          </table:table-cell>
          <table:table-cell table:formula="of:=SUM([.B172:.J172])-2*[.I172]" office:value-type="float" office:value="-2.31786975062619">
            <text:p>-2.32</text:p>
          </table:table-cell>
          <table:table-cell table:formula="of:=[.K172]/2.421232796*100" office:value-type="float" office:value="-95.7309745042042">
            <text:p>-95.7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149. Darko Milicic, Min C</text:p>
          </table:table-cell>
          <table:table-cell table:formula="of:=([Projections.D153]-0.483)/0.0498*([Projections.M153]/17.673)" office:value-type="float" office:value="-0.0836253973058528">
            <text:p>-0.08</text:p>
          </table:table-cell>
          <table:table-cell table:formula="of:=([Projections.E153]-0.7876)/0.0761*([Projections.M153]/17.673)" office:value-type="float" office:value="-1.60479994539433">
            <text:p>-1.60</text:p>
          </table:table-cell>
          <table:table-cell table:formula="of:=([Projections.F153]-0.8577)/0.7534" office:value-type="float" office:value="-1.13843907618795">
            <text:p>-1.14</text:p>
          </table:table-cell>
          <table:table-cell table:formula="of:=([Projections.G153]-4.8346)/2.9474" office:value-type="float" office:value="0.293614711270951">
            <text:p>0.29</text:p>
          </table:table-cell>
          <table:table-cell table:formula="of:=([Projections.H153]-2.2462)/2.5876" office:value-type="float" office:value="-0.28837532848972">
            <text:p>-0.29</text:p>
          </table:table-cell>
          <table:table-cell table:formula="of:=([Projections.J153]-0.9615)/0.438" office:value-type="float" office:value="-0.368721461187215">
            <text:p>-0.37</text:p>
          </table:table-cell>
          <table:table-cell table:formula="of:=([Projections.K153]-0.4923)/0.6736" office:value-type="float" office:value="2.23827197149644">
            <text:p>2.24</text:p>
          </table:table-cell>
          <table:table-cell table:formula="of:=([Projections.L153]-1.4962)/0.6873" office:value-type="float" office:value="0.878510112032591">
            <text:p>0.88</text:p>
          </table:table-cell>
          <table:table-cell table:formula="of:=([Projections.M153]-11.362)/4.2655" office:value-type="float" office:value="-0.506857343804947">
            <text:p>-0.51</text:p>
          </table:table-cell>
          <table:table-cell table:formula="of:=SUM([.B173:.J173])-2*[.I173]" office:value-type="float" office:value="-2.33744198163522">
            <text:p>-2.34</text:p>
          </table:table-cell>
          <table:table-cell table:formula="of:=[.K173]/2.421232796*100" office:value-type="float" office:value="-96.5393325869693">
            <text:p>-96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60. Randy Foye, LAC SG, PG</text:p>
          </table:table-cell>
          <table:table-cell table:formula="of:=([Projections.D164]-0.483)/0.0498*([Projections.M164]/17.673)" office:value-type="float" office:value="-0.927151144043155">
            <text:p>-0.93</text:p>
          </table:table-cell>
          <table:table-cell table:formula="of:=([Projections.E164]-0.7876)/0.0761*([Projections.M164]/17.673)" office:value-type="float" office:value="0.659550828219442">
            <text:p>0.66</text:p>
          </table:table-cell>
          <table:table-cell table:formula="of:=([Projections.F164]-0.8577)/0.7534" office:value-type="float" office:value="0.188877090522963">
            <text:p>0.19</text:p>
          </table:table-cell>
          <table:table-cell table:formula="of:=([Projections.G164]-4.8346)/2.9474" office:value-type="float" office:value="-1.06351360521137">
            <text:p>-1.06</text:p>
          </table:table-cell>
          <table:table-cell table:formula="of:=([Projections.H164]-2.2462)/2.5876" office:value-type="float" office:value="0.175374864739527">
            <text:p>0.18</text:p>
          </table:table-cell>
          <table:table-cell table:formula="of:=([Projections.J164]-0.9615)/0.438" office:value-type="float" office:value="-0.825342465753425">
            <text:p>-0.83</text:p>
          </table:table-cell>
          <table:table-cell table:formula="of:=([Projections.K164]-0.4923)/0.6736" office:value-type="float" office:value="-0.285480997624703">
            <text:p>-0.29</text:p>
          </table:table-cell>
          <table:table-cell table:formula="of:=([Projections.L164]-1.4962)/0.6873" office:value-type="float" office:value="-0.1399679906882">
            <text:p>-0.14</text:p>
          </table:table-cell>
          <table:table-cell table:formula="of:=([Projections.M164]-11.362)/4.2655" office:value-type="float" office:value="-0.413081702027898">
            <text:p>-0.41</text:p>
          </table:table-cell>
          <table:table-cell table:formula="of:=SUM([.B174:.J174])-2*[.I174]" office:value-type="float" office:value="-2.35079914049042">
            <text:p>-2.35</text:p>
          </table:table-cell>
          <table:table-cell table:formula="of:=[.K174]/2.421232796*100" office:value-type="float" office:value="-97.0910002695347">
            <text:p>-97.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12. Ricky Rubio, Min PG</text:p>
          </table:table-cell>
          <table:table-cell table:formula="of:=([Projections.D116]-0.483)/0.0498*([Projections.M116]/17.673)" office:value-type="float" office:value="-0.837958295014495">
            <text:p>-0.84</text:p>
          </table:table-cell>
          <table:table-cell table:formula="of:=([Projections.E116]-0.7876)/0.0761*([Projections.M116]/17.673)" office:value-type="float" office:value="0.143131690151788">
            <text:p>0.14</text:p>
          </table:table-cell>
          <table:table-cell table:formula="of:=([Projections.F116]-0.8577)/0.7534" office:value-type="float" office:value="-0.474780992832493">
            <text:p>-0.47</text:p>
          </table:table-cell>
          <table:table-cell table:formula="of:=([Projections.G116]-4.8346)/2.9474" office:value-type="float" office:value="-0.58851869444256">
            <text:p>-0.59</text:p>
          </table:table-cell>
          <table:table-cell table:formula="of:=([Projections.H116]-2.2462)/2.5876" office:value-type="float" office:value="1.48933374555573">
            <text:p>1.49</text:p>
          </table:table-cell>
          <table:table-cell table:formula="of:=([Projections.J116]-0.9615)/0.438" office:value-type="float" office:value="0.316210045662101">
            <text:p>0.32</text:p>
          </table:table-cell>
          <table:table-cell table:formula="of:=([Projections.K116]-0.4923)/0.6736" office:value-type="float" office:value="-0.433937054631829">
            <text:p>-0.43</text:p>
          </table:table-cell>
          <table:table-cell table:formula="of:=([Projections.L116]-1.4962)/0.6873" office:value-type="float" office:value="2.33347883020515">
            <text:p>2.33</text:p>
          </table:table-cell>
          <table:table-cell table:formula="of:=([Projections.M116]-11.362)/4.2655" office:value-type="float" office:value="0.266791700855703">
            <text:p>0.27</text:p>
          </table:table-cell>
          <table:table-cell table:formula="of:=SUM([.B175:.J175])-2*[.I175]" office:value-type="float" office:value="-2.45320668490121">
            <text:p>-2.45</text:p>
          </table:table-cell>
          <table:table-cell table:formula="of:=[.K175]/2.421232796*100" office:value-type="float" office:value="-101.320562357904">
            <text:p>-101.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32. J.J. Hickson, Sac PF, C</text:p>
          </table:table-cell>
          <table:table-cell table:formula="of:=([Projections.D136]-0.483)/0.0498*([Projections.M136]/17.673)" office:value-type="float" office:value="-0.0613555904146198">
            <text:p>-0.06</text:p>
          </table:table-cell>
          <table:table-cell table:formula="of:=([Projections.E136]-0.7876)/0.0761*([Projections.M136]/17.673)" office:value-type="float" office:value="-1.13025705038823">
            <text:p>-1.13</text:p>
          </table:table-cell>
          <table:table-cell table:formula="of:=([Projections.F136]-0.8577)/0.7534" office:value-type="float" office:value="-1.13843907618795">
            <text:p>-1.14</text:p>
          </table:table-cell>
          <table:table-cell table:formula="of:=([Projections.G136]-4.8346)/2.9474" office:value-type="float" office:value="1.20967632489652">
            <text:p>1.21</text:p>
          </table:table-cell>
          <table:table-cell table:formula="of:=([Projections.H136]-2.2462)/2.5876" office:value-type="float" office:value="-0.481604575668573">
            <text:p>-0.48</text:p>
          </table:table-cell>
          <table:table-cell table:formula="of:=([Projections.J136]-0.9615)/0.438" office:value-type="float" office:value="-0.825342465753425">
            <text:p>-0.83</text:p>
          </table:table-cell>
          <table:table-cell table:formula="of:=([Projections.K136]-0.4923)/0.6736" office:value-type="float" office:value="0.308343230403801">
            <text:p>0.31</text:p>
          </table:table-cell>
          <table:table-cell table:formula="of:=([Projections.L136]-1.4962)/0.6873" office:value-type="float" office:value="0.878510112032591">
            <text:p>0.88</text:p>
          </table:table-cell>
          <table:table-cell table:formula="of:=([Projections.M136]-11.362)/4.2655" office:value-type="float" office:value="0.501230805298324">
            <text:p>0.50</text:p>
          </table:table-cell>
          <table:table-cell table:formula="of:=SUM([.B176:.J176])-2*[.I176]" office:value-type="float" office:value="-2.49625850984674">
            <text:p>-2.50</text:p>
          </table:table-cell>
          <table:table-cell table:formula="of:=[.K176]/2.421232796*100" office:value-type="float" office:value="-103.098657591731">
            <text:p>-103.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30. Jose Juan Barea, Min PG</text:p>
          </table:table-cell>
          <table:table-cell table:formula="of:=([Projections.D134]-0.483)/0.0498*([Projections.M134]/17.673)" office:value-type="float" office:value="-0.51788663168489">
            <text:p>-0.52</text:p>
          </table:table-cell>
          <table:table-cell table:formula="of:=([Projections.E134]-0.7876)/0.0761*([Projections.M134]/17.673)" office:value-type="float" office:value="0.318414103847283">
            <text:p>0.32</text:p>
          </table:table-cell>
          <table:table-cell table:formula="of:=([Projections.F134]-0.8577)/0.7534" office:value-type="float" office:value="0.0561454738518715">
            <text:p>0.06</text:p>
          </table:table-cell>
          <table:table-cell table:formula="of:=([Projections.G134]-4.8346)/2.9474" office:value-type="float" office:value="-0.826016149826966">
            <text:p>-0.83</text:p>
          </table:table-cell>
          <table:table-cell table:formula="of:=([Projections.H134]-2.2462)/2.5876" office:value-type="float" office:value="0.832354305147627">
            <text:p>0.83</text:p>
          </table:table-cell>
          <table:table-cell table:formula="of:=([Projections.J134]-0.9615)/0.438" office:value-type="float" office:value="-1.05365296803653">
            <text:p>-1.05</text:p>
          </table:table-cell>
          <table:table-cell table:formula="of:=([Projections.K134]-0.4923)/0.6736" office:value-type="float" office:value="-0.730849168646081">
            <text:p>-0.73</text:p>
          </table:table-cell>
          <table:table-cell table:formula="of:=([Projections.L134]-1.4962)/0.6873" office:value-type="float" office:value="0.442019496580824">
            <text:p>0.44</text:p>
          </table:table-cell>
          <table:table-cell table:formula="of:=([Projections.M134]-11.362)/4.2655" office:value-type="float" office:value="-0.178642597585277">
            <text:p>-0.18</text:p>
          </table:table-cell>
          <table:table-cell table:formula="of:=SUM([.B177:.J177])-2*[.I177]" office:value-type="float" office:value="-2.54215312951379">
            <text:p>-2.54</text:p>
          </table:table-cell>
          <table:table-cell table:formula="of:=[.K177]/2.421232796*100" office:value-type="float" office:value="-104.994163870304">
            <text:p>-105.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68. Kendrick Perkins, OKC C</text:p>
          </table:table-cell>
          <table:table-cell table:formula="of:=([Projections.D172]-0.483)/0.0498*([Projections.M172]/17.673)" office:value-type="float" office:value="0.778647890947029">
            <text:p>0.78</text:p>
          </table:table-cell>
          <table:table-cell table:formula="of:=([Projections.E172]-0.7876)/0.0761*([Projections.M172]/17.673)" office:value-type="float" office:value="-1.18856555502045">
            <text:p>-1.19</text:p>
          </table:table-cell>
          <table:table-cell table:formula="of:=([Projections.F172]-0.8577)/0.7534" office:value-type="float" office:value="-1.13843907618795">
            <text:p>-1.14</text:p>
          </table:table-cell>
          <table:table-cell table:formula="of:=([Projections.G172]-4.8346)/2.9474" office:value-type="float" office:value="0.83646603786388">
            <text:p>0.84</text:p>
          </table:table-cell>
          <table:table-cell table:formula="of:=([Projections.H172]-2.2462)/2.5876" office:value-type="float" office:value="-0.481604575668573">
            <text:p>-0.48</text:p>
          </table:table-cell>
          <table:table-cell table:formula="of:=([Projections.J172]-0.9615)/0.438" office:value-type="float" office:value="-1.51027397260274">
            <text:p>-1.51</text:p>
          </table:table-cell>
          <table:table-cell table:formula="of:=([Projections.K172]-0.4923)/0.6736" office:value-type="float" office:value="1.34753562945368">
            <text:p>1.35</text:p>
          </table:table-cell>
          <table:table-cell table:formula="of:=([Projections.L172]-1.4962)/0.6873" office:value-type="float" office:value="0.587516368398079">
            <text:p>0.59</text:p>
          </table:table-cell>
          <table:table-cell table:formula="of:=([Projections.M172]-11.362)/4.2655" office:value-type="float" office:value="-0.858516000468878">
            <text:p>-0.86</text:p>
          </table:table-cell>
          <table:table-cell table:formula="of:=SUM([.B178:.J178])-2*[.I178]" office:value-type="float" office:value="-2.80226599008208">
            <text:p>-2.80</text:p>
          </table:table-cell>
          <table:table-cell table:formula="of:=[.K178]/2.421232796*100" office:value-type="float" office:value="-115.737156489519">
            <text:p>-1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3. Jason Thompson, Sac PF</text:p>
          </table:table-cell>
          <table:table-cell table:formula="of:=([Projections.D177]-0.483)/0.0498*([Projections.M177]/17.673)" office:value-type="float" office:value="0.150662060907013">
            <text:p>0.15</text:p>
          </table:table-cell>
          <table:table-cell table:formula="of:=([Projections.E177]-0.7876)/0.0761*([Projections.M177]/17.673)" office:value-type="float" office:value="-0.998070287400255">
            <text:p>-1.00</text:p>
          </table:table-cell>
          <table:table-cell table:formula="of:=([Projections.F177]-0.8577)/0.7534" office:value-type="float" office:value="-1.13843907618795">
            <text:p>-1.14</text:p>
          </table:table-cell>
          <table:table-cell table:formula="of:=([Projections.G177]-4.8346)/2.9474" office:value-type="float" office:value="0.700753206215648">
            <text:p>0.70</text:p>
          </table:table-cell>
          <table:table-cell table:formula="of:=([Projections.H177]-2.2462)/2.5876" office:value-type="float" office:value="-0.365667027361261">
            <text:p>-0.37</text:p>
          </table:table-cell>
          <table:table-cell table:formula="of:=([Projections.J177]-0.9615)/0.438" office:value-type="float" office:value="-1.28196347031963">
            <text:p>-1.28</text:p>
          </table:table-cell>
          <table:table-cell table:formula="of:=([Projections.K177]-0.4923)/0.6736" office:value-type="float" office:value="0.308343230403801">
            <text:p>0.31</text:p>
          </table:table-cell>
          <table:table-cell table:formula="of:=([Projections.L177]-1.4962)/0.6873" office:value-type="float" office:value="0.00552888112905576">
            <text:p>0.01</text:p>
          </table:table-cell>
          <table:table-cell table:formula="of:=([Projections.M177]-11.362)/4.2655" office:value-type="float" office:value="-0.272418239362326">
            <text:p>-0.27</text:p>
          </table:table-cell>
          <table:table-cell table:formula="of:=SUM([.B179:.J179])-2*[.I179]" office:value-type="float" office:value="-2.90232848423402">
            <text:p>-2.90</text:p>
          </table:table-cell>
          <table:table-cell table:formula="of:=[.K179]/2.421232796*100" office:value-type="float" office:value="-119.869865013757">
            <text:p>-119.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71. Derrick Favors, Uta PF</text:p>
          </table:table-cell>
          <table:table-cell table:formula="of:=([Projections.D175]-0.483)/0.0498*([Projections.M175]/17.673)" office:value-type="float" office:value="0.307459680855488">
            <text:p>0.31</text:p>
          </table:table-cell>
          <table:table-cell table:formula="of:=([Projections.E175]-0.7876)/0.0761*([Projections.M175]/17.673)" office:value-type="float" office:value="-1.18038660129749">
            <text:p>-1.18</text:p>
          </table:table-cell>
          <table:table-cell table:formula="of:=([Projections.F175]-0.8577)/0.7534" office:value-type="float" office:value="-1.13843907618795">
            <text:p>-1.14</text:p>
          </table:table-cell>
          <table:table-cell table:formula="of:=([Projections.G175]-4.8346)/2.9474" office:value-type="float" office:value="0.531112166655357">
            <text:p>0.53</text:p>
          </table:table-cell>
          <table:table-cell table:formula="of:=([Projections.H175]-2.2462)/2.5876" office:value-type="float" office:value="-0.636187973411656">
            <text:p>-0.64</text:p>
          </table:table-cell>
          <table:table-cell table:formula="of:=([Projections.J175]-0.9615)/0.438" office:value-type="float" office:value="-1.28196347031963">
            <text:p>-1.28</text:p>
          </table:table-cell>
          <table:table-cell table:formula="of:=([Projections.K175]-0.4923)/0.6736" office:value-type="float" office:value="0.753711401425178">
            <text:p>0.75</text:p>
          </table:table-cell>
          <table:table-cell table:formula="of:=([Projections.L175]-1.4962)/0.6873" office:value-type="float" office:value="-0.430961734322712">
            <text:p>-0.43</text:p>
          </table:table-cell>
          <table:table-cell table:formula="of:=([Projections.M175]-11.362)/4.2655" office:value-type="float" office:value="-0.741296448247568">
            <text:p>-0.74</text:p>
          </table:table-cell>
          <table:table-cell table:formula="of:=SUM([.B180:.J180])-2*[.I180]" office:value-type="float" office:value="-2.95502858620556">
            <text:p>-2.96</text:p>
          </table:table-cell>
          <table:table-cell table:formula="of:=[.K180]/2.421232796*100" office:value-type="float" office:value="-122.046446384149">
            <text:p>-122.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40. Brendan Haywood, Dal C</text:p>
          </table:table-cell>
          <table:table-cell table:formula="of:=([Projections.D144]-0.483)/0.0498*([Projections.M144]/17.673)" office:value-type="float" office:value="0.524590298045007">
            <text:p>0.52</text:p>
          </table:table-cell>
          <table:table-cell table:formula="of:=([Projections.E144]-0.7876)/0.0761*([Projections.M144]/17.673)" office:value-type="float" office:value="-1.42657310835857">
            <text:p>-1.43</text:p>
          </table:table-cell>
          <table:table-cell table:formula="of:=([Projections.F144]-0.8577)/0.7534" office:value-type="float" office:value="-1.13843907618795">
            <text:p>-1.14</text:p>
          </table:table-cell>
          <table:table-cell table:formula="of:=([Projections.G144]-4.8346)/2.9474" office:value-type="float" office:value="0.463255750831241">
            <text:p>0.46</text:p>
          </table:table-cell>
          <table:table-cell table:formula="of:=([Projections.H144]-2.2462)/2.5876" office:value-type="float" office:value="-0.752125521718967">
            <text:p>-0.75</text:p>
          </table:table-cell>
          <table:table-cell table:formula="of:=([Projections.J144]-0.9615)/0.438" office:value-type="float" office:value="-1.51027397260274">
            <text:p>-1.51</text:p>
          </table:table-cell>
          <table:table-cell table:formula="of:=([Projections.K144]-0.4923)/0.6736" office:value-type="float" office:value="1.19907957244656">
            <text:p>1.20</text:p>
          </table:table-cell>
          <table:table-cell table:formula="of:=([Projections.L144]-1.4962)/0.6873" office:value-type="float" office:value="-0.86745234977448">
            <text:p>-0.87</text:p>
          </table:table-cell>
          <table:table-cell table:formula="of:=([Projections.M144]-11.362)/4.2655" office:value-type="float" office:value="-1.32739420935412">
            <text:p>-1.33</text:p>
          </table:table-cell>
          <table:table-cell table:formula="of:=SUM([.B181:.J181])-2*[.I181]" office:value-type="float" office:value="-3.10042791712506">
            <text:p>-3.10</text:p>
          </table:table-cell>
          <table:table-cell table:formula="of:=[.K181]/2.421232796*100" office:value-type="float" office:value="-128.051624042394">
            <text:p>-128.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55. Eric Bledsoe*, LAC PG</text:p>
          </table:table-cell>
          <table:table-cell table:formula="of:=([Projections.D159]-0.483)/0.0498*([Projections.M159]/17.673)" office:value-type="float" office:value="-0.395402693783111">
            <text:p>-0.40</text:p>
          </table:table-cell>
          <table:table-cell table:formula="of:=([Projections.E159]-0.7876)/0.0761*([Projections.M159]/17.673)" office:value-type="float" office:value="-0.218214485328556">
            <text:p>-0.22</text:p>
          </table:table-cell>
          <table:table-cell table:formula="of:=([Projections.F159]-0.8577)/0.7534" office:value-type="float" office:value="-0.740244226174675">
            <text:p>-0.74</text:p>
          </table:table-cell>
          <table:table-cell table:formula="of:=([Projections.G159]-4.8346)/2.9474" office:value-type="float" office:value="-0.826016149826966">
            <text:p>-0.83</text:p>
          </table:table-cell>
          <table:table-cell table:formula="of:=([Projections.H159]-2.2462)/2.5876" office:value-type="float" office:value="0.329958262482609">
            <text:p>0.33</text:p>
          </table:table-cell>
          <table:table-cell table:formula="of:=([Projections.J159]-0.9615)/0.438" office:value-type="float" office:value="0.0878995433789954">
            <text:p>0.09</text:p>
          </table:table-cell>
          <table:table-cell table:formula="of:=([Projections.K159]-0.4923)/0.6736" office:value-type="float" office:value="-0.285480997624703">
            <text:p>-0.29</text:p>
          </table:table-cell>
          <table:table-cell table:formula="of:=([Projections.L159]-1.4962)/0.6873" office:value-type="float" office:value="0.878510112032591">
            <text:p>0.88</text:p>
          </table:table-cell>
          <table:table-cell table:formula="of:=([Projections.M159]-11.362)/4.2655" office:value-type="float" office:value="-1.30395029890986">
            <text:p>-1.30</text:p>
          </table:table-cell>
          <table:table-cell table:formula="of:=SUM([.B182:.J182])-2*[.I182]" office:value-type="float" office:value="-4.22996115781886">
            <text:p>-4.23</text:p>
          </table:table-cell>
          <table:table-cell table:formula="of:=[.K182]/2.421232796*100" office:value-type="float" office:value="-174.702786316416">
            <text:p>-174.7</text:p>
          </table:table-cell>
          <table:table-cell office:value-type="float" office:value="0">
            <text:p>0</text:p>
          </table:table-cell>
        </table:table-row>
        <table:table-row table:style-name="ro2" table:number-rows-repeated="1048393">
          <table:table-cell table:number-columns-repeated="13"/>
        </table:table-row>
        <table:table-row table:style-name="ro2">
          <table:table-cell table:number-columns-repeated="13"/>
        </table:table-row>
      </table:table>
      <table:database-ranges>
        <table:database-range table:target-range-address="Sorted.A3:Sorted.L182" table:contains-header="false">
          <table:sort>
            <table:sort-by table:field-number="10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0"/>
    </number:number-style>
    <number:number-style style:name="N117">
      <number:number number:decimal-places="1" number:min-integer-digits="1"/>
    </number:number-style>
    <number:number-style style:name="N118">
      <number:text>+</number:text>
      <number:number number:decimal-places="3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1">12/21/2011</text:date>, <text:time>17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1T14:10:25.01</meta:creation-date>
    <dc:date>2011-12-21T17:16:19.72</dc:date>
    <meta:editing-duration>PT3H5M43S</meta:editing-duration>
    <meta:editing-cycles>31</meta:editing-cycles>
    <meta:generator>OpenOffice.org/3.3$Win32 OpenOffice.org_project/330m20$Build-9567</meta:generator>
    <meta:document-statistic meta:table-count="3" meta:cell-count="7240" meta:object-count="0"/>
  </office:meta>
</office:document-meta>
</file>